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2.1mm"/>
    </style:style>
    <style:style style:name="co3" style:family="table-column">
      <style:table-column-properties fo:break-before="auto" style:column-width="100.54mm"/>
    </style:style>
    <style:style style:name="co4" style:family="table-column">
      <style:table-column-properties fo:break-before="auto" style:column-width="27.52mm"/>
    </style:style>
    <style:style style:name="co5" style:family="table-column">
      <style:table-column-properties fo:break-before="auto" style:column-width="15.17mm"/>
    </style:style>
    <style:style style:name="co6" style:family="table-column">
      <style:table-column-properties fo:break-before="auto" style:column-width="14.46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7.64mm"/>
    </style:style>
    <style:style style:name="co9" style:family="table-column">
      <style:table-column-properties fo:break-before="auto" style:column-width="14.82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32.81mm"/>
    </style:style>
    <style:style style:name="co12" style:family="table-column">
      <style:table-column-properties fo:break-before="auto" style:column-width="65.26mm"/>
    </style:style>
    <style:style style:name="co13" style:family="table-column">
      <style:table-column-properties fo:break-before="auto" style:column-width="60.33mm"/>
    </style:style>
    <style:style style:name="co14" style:family="table-column">
      <style:table-column-properties fo:break-before="auto" style:column-width="74.08mm"/>
    </style:style>
    <style:style style:name="co15" style:family="table-column">
      <style:table-column-properties fo:break-before="auto" style:column-width="69.85mm"/>
    </style:style>
    <style:style style:name="co16" style:family="table-column">
      <style:table-column-properties fo:break-before="auto" style:column-width="76.55mm"/>
    </style:style>
    <style:style style:name="co17" style:family="table-column">
      <style:table-column-properties fo:break-before="auto" style:column-width="76.2mm"/>
    </style:style>
    <style:style style:name="co18" style:family="table-column">
      <style:table-column-properties fo:break-before="auto" style:column-width="22.9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I1"/>
    </style:style>
    <style:style style:name="ce19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I1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I1"/>
    </style:style>
    <style:style style:name="ce21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1" style:apply-style-name="ConditionalStyle_5f_1" style:base-cell-address="Sheet1.I1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I1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I1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I1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I1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I1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0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M1"/>
    </style:style>
    <style:style style:name="ce32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M1"/>
    </style:style>
    <style:style style:name="ce3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M1"/>
    </style:style>
    <style:style style:name="ce34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1" style:apply-style-name="ConditionalStyle_5f_1" style:base-cell-address="Sheet1.M1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M1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M1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M1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M1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P1"/>
    </style:style>
    <style:style style:name="ce40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P1"/>
    </style:style>
    <style:style style:name="ce4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P1"/>
    </style:style>
    <style:style style:name="ce42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1" style:apply-style-name="ConditionalStyle_5f_1" style:base-cell-address="Sheet1.P1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P1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P1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P1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P1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T1"/>
    </style:style>
    <style:style style:name="ce48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T1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T1"/>
    </style:style>
    <style:style style:name="ce50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1" style:apply-style-name="ConditionalStyle_5f_1" style:base-cell-address="Sheet1.T1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T1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T1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T1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T1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V1"/>
    </style:style>
    <style:style style:name="ce56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V1"/>
    </style:style>
    <style:style style:name="ce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V1"/>
    </style:style>
    <style:style style:name="ce58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1" style:apply-style-name="ConditionalStyle_5f_1" style:base-cell-address="Sheet1.V1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V1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V1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V1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V1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X1"/>
    </style:style>
    <style:style style:name="ce64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P1"/>
    </style:style>
    <style:style style:name="ce6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P1"/>
    </style:style>
    <style:style style:name="ce66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1" style:apply-style-name="ConditionalStyle_5f_1" style:base-cell-address="Sheet1.X1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X1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X1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X1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X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AB1"/>
    </style:style>
    <style:style style:name="ce72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AB1"/>
    </style:style>
    <style:style style:name="ce7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AB1"/>
    </style:style>
    <style:style style:name="ce74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1" style:apply-style-name="ConditionalStyle_5f_1" style:base-cell-address="Sheet1.AB1"/>
    </style:style>
    <style:style style:name="ce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AB1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I1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AB1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I1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AD1"/>
    </style:style>
    <style:style style:name="ce80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AD1"/>
    </style:style>
    <style:style style:name="ce8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1" style:apply-style-name="ConditionalStyle_5f_1" style:base-cell-address="Sheet1.AD1"/>
    </style:style>
    <style:style style:name="ce82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1" style:apply-style-name="ConditionalStyle_5f_1" style:base-cell-address="Sheet1.AD1"/>
    </style:style>
    <style:style style:name="ce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AD1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I1"/>
    </style:style>
    <style:style style:name="ce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AD1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1" style:apply-style-name="ConditionalStyle_5f_1" style:base-cell-address="Sheet1.I1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434343" style:diagonal-bl-tr="none" style:diagonal-tl-br="none" style:text-align-source="value-type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434343" style:diagonal-bl-tr="none" style:diagonal-tl-br="none" style:text-align-source="value-type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3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5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7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0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5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978" table:default-cell-style-name="Default"/>
        <table:table-row table:style-name="ro1">
          <table:table-cell table:style-name="ce1" office:value-type="string" calcext:value-type="string">
            <text:p>S. No.</text:p>
          </table:table-cell>
          <table:table-cell table:style-name="ce1" office:value-type="string" calcext:value-type="string">
            <text:p>Instruction Typ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pcode(HEX)</text:p>
          </table:table-cell>
          <table:table-cell table:style-name="ce1" office:value-type="string" calcext:value-type="string">
            <text:p>Op Code</text:p>
          </table:table-cell>
          <table:table-cell table:style-name="ce1" office:value-type="string" calcext:value-type="string">
            <text:p>State</text:p>
          </table:table-cell>
          <table:table-cell table:style-name="ce12" office:value-type="string" calcext:value-type="string">
            <text:p>Clock cycles</text:p>
          </table:table-cell>
          <table:table-cell table:style-name="ce18" office:value-type="string" calcext:value-type="string">
            <text:p>RD</text:p>
          </table:table-cell>
          <table:table-cell table:style-name="ce27" office:value-type="string" calcext:value-type="string">
            <text:p>WR</text:p>
          </table:table-cell>
          <table:table-cell table:style-name="ce27" office:value-type="string" calcext:value-type="string">
            <text:p>SPC</text:p>
          </table:table-cell>
          <table:table-cell table:style-name="ce27" office:value-type="string" calcext:value-type="string">
            <text:p>SSP</text:p>
          </table:table-cell>
          <table:table-cell table:style-name="ce31" office:value-type="string" calcext:value-type="string">
            <text:p>EPC</text:p>
          </table:table-cell>
          <table:table-cell table:style-name="ce27" office:value-type="string" calcext:value-type="string">
            <text:p>IPC</text:p>
          </table:table-cell>
          <table:table-cell table:style-name="ce27" office:value-type="string" calcext:value-type="string">
            <text:p>LPC</text:p>
          </table:table-cell>
          <table:table-cell table:style-name="ce39" office:value-type="string" calcext:value-type="string">
            <text:p>ESP</text:p>
          </table:table-cell>
          <table:table-cell table:style-name="ce27" office:value-type="string" calcext:value-type="string">
            <text:p>DSP</text:p>
          </table:table-cell>
          <table:table-cell table:style-name="ce27" office:value-type="string" calcext:value-type="string">
            <text:p>ISP</text:p>
          </table:table-cell>
          <table:table-cell table:style-name="ce27" office:value-type="string" calcext:value-type="string">
            <text:p>LIR</text:p>
          </table:table-cell>
          <table:table-cell table:style-name="ce47" office:value-type="string" calcext:value-type="string">
            <text:p>EFL</text:p>
          </table:table-cell>
          <table:table-cell table:style-name="ce27" office:value-type="string" calcext:value-type="string">
            <text:p>SIF</text:p>
          </table:table-cell>
          <table:table-cell table:style-name="ce55" office:value-type="string" calcext:value-type="string">
            <text:p>EIP</text:p>
          </table:table-cell>
          <table:table-cell table:style-name="ce27" office:value-type="string" calcext:value-type="string">
            <text:p>LOP</text:p>
          </table:table-cell>
          <table:table-cell table:style-name="ce63" office:value-type="string" calcext:value-type="string">
            <text:p>EOR</text:p>
          </table:table-cell>
          <table:table-cell table:style-name="ce27" office:value-type="string" calcext:value-type="string">
            <text:p>LOR</text:p>
          </table:table-cell>
          <table:table-cell table:style-name="ce27" office:value-type="string" calcext:value-type="string">
            <text:p>SAL</text:p>
          </table:table-cell>
          <table:table-cell table:style-name="ce27" office:value-type="string" calcext:value-type="string">
            <text:p>LR0</text:p>
          </table:table-cell>
          <table:table-cell table:style-name="ce71" office:value-type="string" calcext:value-type="string">
            <text:p>ER0</text:p>
          </table:table-cell>
          <table:table-cell table:style-name="ce27" office:value-type="string" calcext:value-type="string">
            <text:p>LRN</text:p>
          </table:table-cell>
          <table:table-cell table:style-name="ce79" office:value-type="string" calcext:value-type="string">
            <text:p>ERN</text:p>
          </table:table-cell>
          <table:table-cell table:style-name="ce87" office:value-type="string" calcext:value-type="string">
            <text:p>Op Code</text:p>
          </table:table-cell>
          <table:table-cell table:style-name="ce92" office:value-type="string" calcext:value-type="string">
            <text:p>Alu State</text:p>
          </table:table-cell>
          <table:table-cell table:style-name="ce92" office:value-type="string" calcext:value-type="string">
            <text:p>Active Control Bits</text:p>
          </table:table-cell>
          <table:table-cell table:style-name="ce92" office:value-type="string" calcext:value-type="string">
            <text:p>Steps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string" calcext:value-type="string">
            <text:p>PG Review</text:p>
          </table:table-cell>
          <table:table-cell table:style-name="ce102"/>
          <table:table-cell table:style-name="ce106"/>
          <table:table-cell table:style-name="ce109" table:number-columns-repeated="12"/>
          <table:table-cell table:style-name="ce107"/>
          <table:table-cell table:style-name="ce109" table:number-columns-repeated="2"/>
          <table:table-cell table:number-columns-repeated="97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lay</text:p>
          </table:table-cell>
          <table:table-cell table:style-name="ce2" office:value-type="string" calcext:value-type="string">
            <text:p>NOP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000 0000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2];[.J2];[.K2];[.L2];[.M2];[.N2];[.O2];[.P2];[.Q2];[.R2];[.S2];[.T2];[.U2];[.V2];[.W2];[.X2];[.Y2];[.Z2];[.AA2];[.AB2];[.AC2];[.AD2])" office:value-type="string" office:string-value="0000000000001000000000" calcext:value-type="string">
            <text:p>0000000000001000000000</text:p>
          </table:table-cell>
          <table:table-cell table:style-name="ce93" office:value-type="string" calcext:value-type="string">
            <text:p>Zero</text:p>
          </table:table-cell>
          <table:table-cell table:style-name="ce93" office:value-type="string" calcext:value-type="string">
            <text:p>none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sif</text:p>
          </table:table-cell>
          <table:table-cell table:style-name="ce98" office:value-type="string" calcext:value-type="string">
            <text:p>only Fetch control codes here</text:p>
          </table:table-cell>
          <table:table-cell table:style-name="ce98"/>
          <table:table-cell table:style-name="ce107" table:formula="of:=CONCATENATE(LEFT([.F2];4);MID([.F2];6;1);&quot;_&quot;;MID([.F2];7;3);&quot;_&quot;;[.G2];&quot; : controlBits = 22'b&quot;;[.AE2];&quot;;&quot;)" office:value-type="string" office:string-value="00000_000_0 : controlBits = 22'b0000000000001000000000;" calcext:value-type="string">
            <text:p>00000_000_0 : controlBits = 22'b0000000000001000000000;</text:p>
          </table:table-cell>
          <table:table-cell table:style-name="ce107" table:formula="of:=LEFT([.C2];3)" office:value-type="string" office:string-value="NOP" calcext:value-type="string">
            <text:p>NOP</text:p>
          </table:table-cell>
          <table:table-cell table:style-name="ce107" office:value-type="float" office:value="0" calcext:value-type="float">
            <text:p>0</text:p>
          </table:table-cell>
          <table:table-cell table:style-name="ce107" table:formula="of:=CONCATENATE(&quot;&quot;&quot;&quot;;[.AM2];&quot;&quot;&quot;:&quot;;&quot;    '8\'b&quot;;LEFT([.AP2];4);&quot;_&quot;;RIGHT([.AP2];4);&quot;'&quot;)" office:value-type="string" office:string-value="&quot;NOP&quot;:    '8\'b0000_0000'" calcext:value-type="string">
            <text:p>"NOP": <text:s text:c="3"/>'8\'b0000_0000'</text:p>
          </table:table-cell>
          <table:table-cell table:style-name="ce107" table:formula="of:=CONCATENATE(LEFT([.F2];4);&quot;_&quot;;MID([.F2];6;1);MID([.F2];7;3))" office:value-type="string" office:string-value="0000_0000" calcext:value-type="string">
            <text:p>0000_0000</text:p>
          </table:table-cell>
          <table:table-cell/>
          <table:table-cell table:style-name="ce107" table:formula="of:=CONCATENATE(&quot;&quot;&quot;&quot;;[.I2];&quot; &quot;;[.J2];&quot; &quot;;[.K2];&quot; &quot;;[.L2];&quot; &quot;;[.M2];&quot; &quot;;[.N2];&quot; &quot;;[.O2];&quot; &quot;;[.P2];&quot; &quot;;[.Q2];&quot; &quot;;[.R2];&quot; &quot;;[.S2];&quot; &quot;;[.T2];&quot; &quot;;[.U2];&quot; &quot;;[.V2];&quot; &quot;;[.W2];&quot; &quot;;[.X2];&quot; &quot;;[.Y2];&quot; &quot;;[.Z2];&quot; &quot;;[.AA2];&quot; &quot;;[.AB2];&quot; &quot;;[.AC2];&quot; &quot;;[.AD2];&quot;&quot;&quot;&quot;;&quot;,&quot;)" office:value-type="string" office:string-value="&quot;0 0 0 0 0 0 0 0 0 0 0 0 1 0 0 0 0 0 0 0 0 0&quot;," calcext:value-type="string">
            <text:p>"0 0 0 0 0 0 0 0 0 0 0 0 1 0 0 0 0 0 0 0 0 0",</text:p>
          </table:table-cell>
          <table:table-cell table:style-name="ce107" office:value-type="string" calcext:value-type="string">
            <text:p>0000_0000:"0 0 0 0 0 0 0 0 0 0 0 0 1 0 0 0 0 0 0 0 0 0 "</text:p>
          </table:table-cell>
          <table:table-cell table:style-name="ce107" table:formula="of:=LEFT([.AS2];9)" office:value-type="string" office:string-value="0000_0000" calcext:value-type="string">
            <text:p>0000_0000</text:p>
          </table:table-cell>
          <table:table-cell table:style-name="ce107" table:formula="of:=LEFT([.AS2];LEN([.AS2])-1)" office:value-type="string" office:string-value="0000_0000:&quot;0 0 0 0 0 0 0 0 0 0 0 0 1 0 0 0 0 0 0 0 0 0 " calcext:value-type="string">
            <text:p>0000_0000:"0 0 0 0 0 0 0 0 0 0 0 0 1 0 0 0 0 0 0 0 0 0 </text:p>
          </table:table-cell>
          <table:table-cell table:style-name="ce107" table:formula="of:=CONCATENATE([.AU2];&quot;+&quot;;&quot;&quot;&quot;&quot;;[.AT2];&quot;&quot;&quot;&quot;;&quot;,&quot;)" office:value-type="string" office:string-value="0000_0000:&quot;0 0 0 0 0 0 0 0 0 0 0 0 1 0 0 0 0 0 0 0 0 0 +&quot;0000_0000&quot;," calcext:value-type="string">
            <text:p>0000_0000:"0 0 0 0 0 0 0 0 0 0 0 0 1 0 0 0 0 0 0 0 0 0 +"0000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0000':"0 0 0 0 0 0 0 0 0 0 0 0 1 0 0 0 0 0 0 0 0 0 "+"0000_0000",</text:p>
          </table:table-cell>
          <table:table-cell table:style-name="ce107" table:formula="of:=CONCATENATE(&quot;'&quot;;LEFT([.AX2];11);&quot; &quot;;LEFT([.AW2];LEN([.AW2])-4);&quot; $ &quot;;RIGHT([.AW2];4);&quot;&quot;;RIGHT([.AX2];LEN([.AX2])-11))" office:value-type="string" office:string-value="'0000_0000': &quot;1 0 1 0 0 1 0 0 0 0 1 0 0 0 0 0 0 0 0 0 0 0  $ \n&quot;+&quot;0 0 0 0 0 0 0 0 0 0 0 0 1 0 0 0 0 0 0 0 0 0 &quot;+&quot;0000_0000&quot;," calcext:value-type="string">
            <text:p>'0000_0000': "1 0 1 0 0 1 0 0 0 0 1 0 0 0 0 0 0 0 0 0 0 0 <text:s/>$ \n"+"0 0 0 0 0 0 0 0 0 0 0 0 1 0 0 0 0 0 0 0 0 0 "+"0000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U Operation</text:p>
          </table:table-cell>
          <table:table-cell table:style-name="ce2" office:value-type="string" calcext:value-type="string">
            <text:p>CLR</text:p>
          </table:table-cell>
          <table:table-cell table:style-name="ce2" office:value-type="string" calcext:value-type="string">
            <text:p>[&lt;rn&gt;](n = 0, 1, …7) ← 0 (all registers cleared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000 0001</text:p>
          </table:table-cell>
          <table:table-cell table:style-name="ce2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3];[.J3];[.K3];[.L3];[.M3];[.N3];[.O3];[.P3];[.Q3];[.R3];[.S3];[.T3];[.U3];[.V3];[.W3];[.X3];[.Y3];[.Z3];[.AA3];[.AB3];[.AC3];[.AD3])" office:value-type="string" office:string-value="0000000000001000011010" calcext:value-type="string">
            <text:p>0000000000001000011010</text:p>
          </table:table-cell>
          <table:table-cell table:style-name="ce93" office:value-type="string" calcext:value-type="string">
            <text:p>Zero</text:p>
          </table:table-cell>
          <table:table-cell table:style-name="ce93" office:value-type="string" calcext:value-type="string">
            <text:p>sal, Lrn</text:p>
          </table:table-cell>
          <table:table-cell table:style-name="ce2" office:value-type="string" calcext:value-type="string">
            <text:p>[&lt;rn&gt;](n = 0, 1, …7) ← 0 (all registers cleared)</text:p>
          </table:table-cell>
          <table:table-cell table:style-name="ce93" office:value-type="string" calcext:value-type="string">
            <text:p>lr0, lrn, sal sif</text:p>
          </table:table-cell>
          <table:table-cell table:style-name="ce98" office:value-type="string" calcext:value-type="string">
            <text:p>elm SSF , Looks Good</text:p>
          </table:table-cell>
          <table:table-cell table:style-name="ce98" office:value-type="string" calcext:value-type="string">
            <text:p>WRITE THIS CONDITION IN FLAG REGISTER/ ALU</text:p>
          </table:table-cell>
          <table:table-cell table:style-name="ce108" table:formula="of:=CONCATENATE(&quot;'&quot;;LEFT([.F3];4);&quot;_&quot;;MID([.F3];6;1);MID([.F3];7;3);&quot;'&quot;;&quot;:'&quot;;[.AE3];&quot;';&quot;)" office:value-type="string" office:string-value="'0000_0001':'0000000000001000011010';" calcext:value-type="string">
            <text:p>'0000_0001':'0000000000001000011010';</text:p>
          </table:table-cell>
          <table:table-cell table:style-name="ce107" table:formula="of:=LEFT([.C3];3)" office:value-type="string" office:string-value="CLR" calcext:value-type="string">
            <text:p>CLR</text:p>
          </table:table-cell>
          <table:table-cell table:style-name="ce107" office:value-type="float" office:value="0" calcext:value-type="float">
            <text:p>0</text:p>
          </table:table-cell>
          <table:table-cell table:style-name="ce107" table:formula="of:=CONCATENATE(&quot;&quot;&quot;&quot;;[.AM3];&quot;&quot;&quot;:&quot;;&quot;    '8\'b&quot;;LEFT([.AP3];4);&quot;_&quot;;RIGHT([.AP3];4);&quot;'&quot;)" office:value-type="string" office:string-value="&quot;CLR&quot;:    '8\'b0000_0001'" calcext:value-type="string">
            <text:p>"CLR": <text:s text:c="3"/>'8\'b0000_0001'</text:p>
          </table:table-cell>
          <table:table-cell table:style-name="ce107" table:formula="of:=CONCATENATE(LEFT([.F3];4);&quot;_&quot;;MID([.F3];6;1);MID([.F3];7;3))" office:value-type="string" office:string-value="0000_0001" calcext:value-type="string">
            <text:p>0000_0001</text:p>
          </table:table-cell>
          <table:table-cell table:style-name="ce107"/>
          <table:table-cell table:style-name="ce107" table:formula="of:=CONCATENATE(&quot;&quot;&quot;&quot;;[.I3];&quot; &quot;;[.J3];&quot; &quot;;[.K3];&quot; &quot;;[.L3];&quot; &quot;;[.M3];&quot; &quot;;[.N3];&quot; &quot;;[.O3];&quot; &quot;;[.P3];&quot; &quot;;[.Q3];&quot; &quot;;[.R3];&quot; &quot;;[.S3];&quot; &quot;;[.T3];&quot; &quot;;[.U3];&quot; &quot;;[.V3];&quot; &quot;;[.W3];&quot; &quot;;[.X3];&quot; &quot;;[.Y3];&quot; &quot;;[.Z3];&quot; &quot;;[.AA3];&quot; &quot;;[.AB3];&quot; &quot;;[.AC3];&quot; &quot;;[.AD3];&quot;&quot;&quot;&quot;;&quot;,&quot;)" office:value-type="string" office:string-value="&quot;0 0 0 0 0 0 0 0 0 0 0 0 1 0 0 0 0 1 1 0 1 0&quot;," calcext:value-type="string">
            <text:p>"0 0 0 0 0 0 0 0 0 0 0 0 1 0 0 0 0 1 1 0 1 0",</text:p>
          </table:table-cell>
          <table:table-cell table:style-name="ce107" office:value-type="string" calcext:value-type="string">
            <text:p>0000_0001:"0 0 0 0 0 0 0 0 0 0 0 0 1 0 0 0 0 1 1 0 1 0 ",</text:p>
          </table:table-cell>
          <table:table-cell table:style-name="ce107" table:formula="of:=LEFT([.AS3];9)" office:value-type="string" office:string-value="0000_0001" calcext:value-type="string">
            <text:p>0000_0001</text:p>
          </table:table-cell>
          <table:table-cell table:style-name="ce107" table:formula="of:=LEFT([.AS3];LEN([.AS3])-1)" office:value-type="string" office:string-value="0000_0001:&quot;0 0 0 0 0 0 0 0 0 0 0 0 1 0 0 0 0 1 1 0 1 0 &quot;" calcext:value-type="string">
            <text:p>0000_0001:"0 0 0 0 0 0 0 0 0 0 0 0 1 0 0 0 0 1 1 0 1 0 "</text:p>
          </table:table-cell>
          <table:table-cell table:style-name="ce107" table:formula="of:=CONCATENATE([.AU3];&quot;+&quot;;&quot;&quot;&quot;&quot;;[.AT3];&quot;&quot;&quot;&quot;;&quot;,&quot;)" office:value-type="string" office:string-value="0000_0001:&quot;0 0 0 0 0 0 0 0 0 0 0 0 1 0 0 0 0 1 1 0 1 0 &quot;+&quot;0000_0001&quot;," calcext:value-type="string">
            <text:p>0000_0001:"0 0 0 0 0 0 0 0 0 0 0 0 1 0 0 0 0 1 1 0 1 0 "+"0000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0001':"0 0 0 0 0 0 0 0 0 0 0 0 1 0 0 0 0 1 1 0 1 0 "+"0000_0001",</text:p>
          </table:table-cell>
          <table:table-cell table:style-name="ce107" table:formula="of:=CONCATENATE(&quot;'&quot;;LEFT([.AX3];11);&quot; &quot;;LEFT([.AW3];LEN([.AW3])-4);&quot; $ &quot;;RIGHT([.AW3];4);&quot;&quot;;RIGHT([.AX3];LEN([.AX3])-11))" office:value-type="string" office:string-value="'0000_0001': &quot;1 0 1 0 0 1 0 0 0 0 1 0 0 0 0 0 0 0 0 0 0 0  $ \n&quot;+&quot;0 0 0 0 0 0 0 0 0 0 0 0 1 0 0 0 0 1 1 0 1 0 &quot;+&quot;0000_0001&quot;," calcext:value-type="string">
            <text:p>'0000_0001': "1 0 1 0 0 1 0 0 0 0 1 0 0 0 0 0 0 0 0 0 0 0 <text:s/>$ \n"+"0 0 0 0 0 0 0 0 0 0 0 0 1 0 0 0 0 1 1 0 1 0 "+"0000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U Operation</text:p>
          </table:table-cell>
          <table:table-cell table:style-name="ce2" office:value-type="string" calcext:value-type="string">
            <text:p>CLC</text:p>
          </table:table-cell>
          <table:table-cell table:style-name="ce2" office:value-type="string" calcext:value-type="string">
            <text:p>C ← 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000 0010</text:p>
          </table:table-cell>
          <table:table-cell table:style-name="ce2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4];[.J4];[.K4];[.L4];[.M4];[.N4];[.O4];[.P4];[.Q4];[.R4];[.S4];[.T4];[.U4];[.V4];[.W4];[.X4];[.Y4];[.Z4];[.AA4];[.AB4];[.AC4];[.AD4])" office:value-type="string" office:string-value="0000000000001000010000" calcext:value-type="string">
            <text:p>0000000000001000010000</text:p>
          </table:table-cell>
          <table:table-cell table:style-name="ce93" office:value-type="string" calcext:value-type="string">
            <text:p>Zero</text:p>
          </table:table-cell>
          <table:table-cell table:style-name="ce93" office:value-type="string" calcext:value-type="string">
            <text:p>//do we get the alu toset atleast its carry flag to 0 ?</text:p>
          </table:table-cell>
          <table:table-cell table:style-name="ce2" office:value-type="string" calcext:value-type="string">
            <text:p>C ← 0</text:p>
          </table:table-cell>
          <table:table-cell table:style-name="ce93"/>
          <table:table-cell table:style-name="ce98" office:value-type="string" calcext:value-type="string">
            <text:p>sal</text:p>
          </table:table-cell>
          <table:table-cell table:style-name="ce98"/>
          <table:table-cell table:style-name="ce108" table:formula="of:=CONCATENATE(&quot;9'b&quot;;LEFT([.F4];4);MID([.F4];6;1);&quot;_&quot;;MID([.F4];7;3);&quot;_&quot;;[.G4];&quot; : controlBits = 22'b&quot;;[.AE4];&quot;;&quot;)" office:value-type="string" office:string-value="9'b00000_010_0 : controlBits = 22'b0000000000001000010000;" calcext:value-type="string">
            <text:p>9'b00000_010_0 : controlBits = 22'b0000000000001000010000;</text:p>
          </table:table-cell>
          <table:table-cell table:style-name="ce107" table:formula="of:=LEFT([.C4];3)" office:value-type="string" office:string-value="CLC" calcext:value-type="string">
            <text:p>CLC</text:p>
          </table:table-cell>
          <table:table-cell table:style-name="ce107" office:value-type="float" office:value="0" calcext:value-type="float">
            <text:p>0</text:p>
          </table:table-cell>
          <table:table-cell table:style-name="ce107" table:formula="of:=CONCATENATE(&quot;&quot;&quot;&quot;;[.AM4];&quot;&quot;&quot;:&quot;;&quot;    '8\'b&quot;;LEFT([.AP4];4);&quot;_&quot;;RIGHT([.AP4];4);&quot;'&quot;)" office:value-type="string" office:string-value="&quot;CLC&quot;:    '8\'b0000_0010'" calcext:value-type="string">
            <text:p>"CLC": <text:s text:c="3"/>'8\'b0000_0010'</text:p>
          </table:table-cell>
          <table:table-cell table:style-name="ce107" table:formula="of:=CONCATENATE(LEFT([.F4];4);&quot;_&quot;;MID([.F4];6;1);MID([.F4];7;3))" office:value-type="string" office:string-value="0000_0010" calcext:value-type="string">
            <text:p>0000_0010</text:p>
          </table:table-cell>
          <table:table-cell table:style-name="ce107"/>
          <table:table-cell table:style-name="ce107" table:formula="of:=CONCATENATE(&quot;&quot;&quot;&quot;;[.I4];&quot; &quot;;[.J4];&quot; &quot;;[.K4];&quot; &quot;;[.L4];&quot; &quot;;[.M4];&quot; &quot;;[.N4];&quot; &quot;;[.O4];&quot; &quot;;[.P4];&quot; &quot;;[.Q4];&quot; &quot;;[.R4];&quot; &quot;;[.S4];&quot; &quot;;[.T4];&quot; &quot;;[.U4];&quot; &quot;;[.V4];&quot; &quot;;[.W4];&quot; &quot;;[.X4];&quot; &quot;;[.Y4];&quot; &quot;;[.Z4];&quot; &quot;;[.AA4];&quot; &quot;;[.AB4];&quot; &quot;;[.AC4];&quot; &quot;;[.AD4];&quot;&quot;&quot;&quot;;&quot;,&quot;)" office:value-type="string" office:string-value="&quot;0 0 0 0 0 0 0 0 0 0 0 0 1 0 0 0 0 1 0 0 0 0&quot;," calcext:value-type="string">
            <text:p>"0 0 0 0 0 0 0 0 0 0 0 0 1 0 0 0 0 1 0 0 0 0",</text:p>
          </table:table-cell>
          <table:table-cell table:style-name="ce107" office:value-type="string" calcext:value-type="string">
            <text:p>0000_0010':"0 0 0 0 0 0 0 0 0 0 0 0 1 0 0 0 0 1 0 0 0 0 ",</text:p>
          </table:table-cell>
          <table:table-cell table:style-name="ce107" table:formula="of:=LEFT([.AS4];9)" office:value-type="string" office:string-value="0000_0010" calcext:value-type="string">
            <text:p>0000_0010</text:p>
          </table:table-cell>
          <table:table-cell table:style-name="ce107" table:formula="of:=LEFT([.AS4];LEN([.AS4])-1)" office:value-type="string" office:string-value="0000_0010':&quot;0 0 0 0 0 0 0 0 0 0 0 0 1 0 0 0 0 1 0 0 0 0 &quot;" calcext:value-type="string">
            <text:p>0000_0010':"0 0 0 0 0 0 0 0 0 0 0 0 1 0 0 0 0 1 0 0 0 0 "</text:p>
          </table:table-cell>
          <table:table-cell table:style-name="ce107" table:formula="of:=CONCATENATE([.AU4];&quot;+&quot;;&quot;&quot;&quot;&quot;;[.AT4];&quot;&quot;&quot;&quot;;&quot;,&quot;)" office:value-type="string" office:string-value="0000_0010':&quot;0 0 0 0 0 0 0 0 0 0 0 0 1 0 0 0 0 1 0 0 0 0 &quot;+&quot;0000_0010&quot;," calcext:value-type="string">
            <text:p>0000_0010':"0 0 0 0 0 0 0 0 0 0 0 0 1 0 0 0 0 1 0 0 0 0 "+"0000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0010':"0 0 0 0 0 0 0 0 0 0 0 0 1 0 0 0 0 1 0 0 0 0 "+"0000_0010",</text:p>
          </table:table-cell>
          <table:table-cell table:style-name="ce107" table:formula="of:=CONCATENATE(&quot;'&quot;;LEFT([.AX4];11);&quot; &quot;;LEFT([.AW4];LEN([.AW4])-4);&quot; $ &quot;;RIGHT([.AW4];4);&quot;&quot;;RIGHT([.AX4];LEN([.AX4])-11))" office:value-type="string" office:string-value="'0000_0010': &quot;1 0 1 0 0 1 0 0 0 0 1 0 0 0 0 0 0 0 0 0 0 0  $ \n&quot;+&quot;0 0 0 0 0 0 0 0 0 0 0 0 1 0 0 0 0 1 0 0 0 0 &quot;+&quot;0000_0010&quot;," calcext:value-type="string">
            <text:p>'0000_0010': "1 0 1 0 0 1 0 0 0 0 1 0 0 0 0 0 0 0 0 0 0 0 <text:s/>$ \n"+"0 0 0 0 0 0 0 0 0 0 0 0 1 0 0 0 0 1 0 0 0 0 "+"0000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2" office:value-type="string" calcext:value-type="string" table:number-columns-spanned="1" table:number-rows-spanned="2">
            <text:p>Unconditional Branch</text:p>
          </table:table-cell>
          <table:table-cell table:style-name="ce2" office:value-type="string" calcext:value-type="string" table:number-columns-spanned="1" table:number-rows-spanned="2">
            <text:p>JUD &lt;od&gt;</text:p>
          </table:table-cell>
          <table:table-cell table:style-name="ce2" office:value-type="string" calcext:value-type="string" table:number-columns-spanned="1" table:number-rows-spanned="2">
            <text:p>[PC] ←&lt;od&gt;</text:p>
          </table:table-cell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8" office:value-type="string" calcext:value-type="string">
            <text:p>0000 0011</text:p>
          </table:table-cell>
          <table:table-cell table:style-name="ce2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5];[.J5];[.K5];[.L5];[.M5];[.N5];[.O5];[.P5];[.Q5];[.R5];[.S5];[.T5];[.U5];[.V5];[.W5];[.X5];[.Y5];[.Z5];[.AA5];[.AB5];[.AC5];[.AD5])" office:value-type="string" office:string-value="1010000000000000100000" calcext:value-type="string">
            <text:p>1010000000000000100000</text:p>
          </table:table-cell>
          <table:table-cell table:style-name="ce93" office:value-type="string" calcext:value-type="string" table:number-columns-spanned="1" table:number-rows-spanned="2">
            <text:p>Zero</text:p>
          </table:table-cell>
          <table:table-cell table:style-name="ce93" office:value-type="string" calcext:value-type="string">
            <text:p>spc,rd,Lor</text:p>
          </table:table-cell>
          <table:table-cell table:style-name="ce93" office:value-type="string" calcext:value-type="string">
            <text:p>[OR] ← [[PC]]</text:p>
          </table:table-cell>
          <table:table-cell table:style-name="ce93" office:value-type="string" calcext:value-type="string">
            <text:p>spc, rd, lor</text:p>
          </table:table-cell>
          <table:table-cell table:style-name="ce98"/>
          <table:table-cell table:style-name="ce98" office:value-type="string" calcext:value-type="string">
            <text:p>IPC IGNORED BECAUSE PC GETS OVERWRITTEN ANYWAY</text:p>
          </table:table-cell>
          <table:table-cell table:style-name="ce108" table:formula="of:=CONCATENATE(&quot;9'b&quot;;LEFT([.F5];4);MID([.F5];6;1);&quot;_&quot;;MID([.F5];7;3);&quot;_&quot;;[.G5];&quot; : controlBits = 22'b&quot;;[.AE5];&quot;;&quot;)" office:value-type="string" office:string-value="9'b00000_011_0 : controlBits = 22'b1010000000000000100000;" calcext:value-type="string">
            <text:p>9'b00000_011_0 : controlBits = 22'b1010000000000000100000;</text:p>
          </table:table-cell>
          <table:table-cell table:style-name="ce107" table:formula="of:=LEFT([.C5];3)" office:value-type="string" office:string-value="JUD" calcext:value-type="string">
            <text:p>JUD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5];&quot;&quot;&quot;:&quot;;&quot;    '8\'b&quot;;LEFT([.AP5];4);&quot;_&quot;;RIGHT([.AP5];4);&quot;'&quot;)" office:value-type="string" office:string-value="&quot;JUD&quot;:    '8\'b0000_0011'" calcext:value-type="string">
            <text:p>"JUD": <text:s text:c="3"/>'8\'b0000_0011'</text:p>
          </table:table-cell>
          <table:table-cell table:style-name="ce107" table:formula="of:=CONCATENATE(LEFT([.F5];4);&quot;_&quot;;MID([.F5];6;1);MID([.F5];7;3))" office:value-type="string" office:string-value="0000_0011" calcext:value-type="string">
            <text:p>0000_0011</text:p>
          </table:table-cell>
          <table:table-cell table:style-name="ce107"/>
          <table:table-cell table:style-name="ce107" table:formula="of:=CONCATENATE(&quot;&quot;&quot;&quot;;[.I5];&quot; &quot;;[.J5];&quot; &quot;;[.K5];&quot; &quot;;[.L5];&quot; &quot;;[.M5];&quot; &quot;;[.N5];&quot; &quot;;[.O5];&quot; &quot;;[.P5];&quot; &quot;;[.Q5];&quot; &quot;;[.R5];&quot; &quot;;[.S5];&quot; &quot;;[.T5];&quot; &quot;;[.U5];&quot; &quot;;[.V5];&quot; &quot;;[.W5];&quot; &quot;;[.X5];&quot; &quot;;[.Y5];&quot; &quot;;[.Z5];&quot; &quot;;[.AA5];&quot; &quot;;[.AB5];&quot; &quot;;[.AC5];&quot; &quot;;[.AD5];&quot;&quot;&quot;&quot;;&quot;,&quot;)" office:value-type="string" office:string-value="&quot;1 0 1 0 0 0 0 0 0 0 0 0 0 0 0 0 1 0 0 0 0 0&quot;," calcext:value-type="string">
            <text:p>"1 0 1 0 0 0 0 0 0 0 0 0 0 0 0 0 1 0 0 0 0 0",</text:p>
          </table:table-cell>
          <table:table-cell table:style-name="ce107" office:value-type="string" calcext:value-type="string">
            <text:p>0000_0011':"1 0 1 0 0 0 0 0 0 0 0 0 0 0 0 0 1 0 0 0 0 0 \n"+"0 0 0 0 0 0 1 0 0 0 0 0 1 0 0 1 0 0 0 0 0 0",</text:p>
          </table:table-cell>
          <table:table-cell table:style-name="ce107" table:formula="of:=LEFT([.AS5];9)" office:value-type="string" office:string-value="0000_0011" calcext:value-type="string">
            <text:p>0000_0011</text:p>
          </table:table-cell>
          <table:table-cell table:style-name="ce107" table:formula="of:=LEFT([.AS5];LEN([.AS5])-1)" office:value-type="string" office:string-value="0000_0011':&quot;1 0 1 0 0 0 0 0 0 0 0 0 0 0 0 0 1 0 0 0 0 0 \n&quot;+&quot;0 0 0 0 0 0 1 0 0 0 0 0 1 0 0 1 0 0 0 0 0 0&quot;" calcext:value-type="string">
            <text:p>0000_0011':"1 0 1 0 0 0 0 0 0 0 0 0 0 0 0 0 1 0 0 0 0 0 \n"+"0 0 0 0 0 0 1 0 0 0 0 0 1 0 0 1 0 0 0 0 0 0"</text:p>
          </table:table-cell>
          <table:table-cell table:style-name="ce107" table:formula="of:=CONCATENATE([.AU5];&quot;+&quot;;&quot;&quot;&quot;&quot;;[.AT5];&quot;&quot;&quot;&quot;;&quot;,&quot;)" office:value-type="string" office:string-value="0000_0011':&quot;1 0 1 0 0 0 0 0 0 0 0 0 0 0 0 0 1 0 0 0 0 0 \n&quot;+&quot;0 0 0 0 0 0 1 0 0 0 0 0 1 0 0 1 0 0 0 0 0 0&quot;+&quot;0000_0011&quot;," calcext:value-type="string">
            <text:p>0000_0011':"1 0 1 0 0 0 0 0 0 0 0 0 0 0 0 0 1 0 0 0 0 0 \n"+"0 0 0 0 0 0 1 0 0 0 0 0 1 0 0 1 0 0 0 0 0 0"+"0000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0011':"1 0 1 0 0 0 0 0 0 0 0 0 0 0 0 0 1 0 0 0 0 0 \n"+"0 0 0 0 0 0 1 0 0 0 0 0 1 0 0 1 0 0 0 0 0 0"+"0000_0011",</text:p>
          </table:table-cell>
          <table:table-cell table:style-name="ce107" table:formula="of:=CONCATENATE(&quot;'&quot;;LEFT([.AX5];11);&quot; &quot;;LEFT([.AW5];LEN([.AW5])-4);&quot; $ &quot;;RIGHT([.AW5];4);&quot;&quot;;RIGHT([.AX5];LEN([.AX5])-11))" office:value-type="string" office:string-value="'0000_0011': &quot;1 0 1 0 0 1 0 0 0 0 1 0 0 0 0 0 0 0 0 0 0 0  $ \n&quot;+&quot;1 0 1 0 0 0 0 0 0 0 0 0 0 0 0 0 1 0 0 0 0 0 \n&quot;+&quot;0 0 0 0 0 0 1 0 0 0 0 0 1 0 0 1 0 0 0 0 0 0&quot;+&quot;0000_0011&quot;," calcext:value-type="string">
            <text:p>'0000_0011': "1 0 1 0 0 1 0 0 0 0 1 0 0 0 0 0 0 0 0 0 0 0 <text:s/>$ \n"+"1 0 1 0 0 0 0 0 0 0 0 0 0 0 0 0 1 0 0 0 0 0 \n"+"0 0 0 0 0 0 1 0 0 0 0 0 1 0 0 1 0 0 0 0 0 0"+"0000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0000 0011</text:p>
          </table:table-cell>
          <table:table-cell table:style-name="ce2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6];[.J6];[.K6];[.L6];[.M6];[.N6];[.O6];[.P6];[.Q6];[.R6];[.S6];[.T6];[.U6];[.V6];[.W6];[.X6];[.Y6];[.Z6];[.AA6];[.AB6];[.AC6];[.AD6])" office:value-type="string" office:string-value="0000001000001001000000" calcext:value-type="string">
            <text:p>0000001000001001000000</text:p>
          </table:table-cell>
          <table:covered-table-cell table:style-name="ce3"/>
          <table:table-cell table:style-name="ce93" office:value-type="string" calcext:value-type="string">
            <text:p>Eor,Lpc</text:p>
          </table:table-cell>
          <table:table-cell table:style-name="ce93" office:value-type="string" calcext:value-type="string">
            <text:p>[PC] ← [OR] , S_IF ← <text:s/>1</text:p>
          </table:table-cell>
          <table:table-cell table:style-name="ce93" office:value-type="string" calcext:value-type="string">
            <text:p>eor lpc, sif</text:p>
          </table:table-cell>
          <table:table-cell table:style-name="ce98" table:number-columns-repeated="2"/>
          <table:table-cell table:style-name="ce108" table:formula="of:=CONCATENATE(&quot;9'b&quot;;LEFT([.F6];4);MID([.F6];6;1);&quot;_&quot;;MID([.F6];7;3);&quot;_&quot;;[.G6];&quot; : controlBits = 22'b&quot;;[.AE6];&quot;;&quot;)" office:value-type="string" office:string-value="9'b00000_011_1 : controlBits = 22'b0000001000001001000000;" calcext:value-type="string">
            <text:p>9'b00000_011_1 : controlBits = 22'b0000001000001001000000;</text:p>
          </table:table-cell>
          <table:table-cell table:style-name="ce107" table:formula="of:=LEFT([.C6];3)">
            <text:p/>
          </table:table-cell>
          <table:table-cell table:style-name="ce107" table:number-columns-repeated="2"/>
          <table:table-cell table:style-name="ce107" table:formula="of:=CONCATENATE(LEFT([.F6];4);&quot;_&quot;;MID([.F6];6;1);MID([.F6];7;3))" office:value-type="string" office:string-value="0000_0011" calcext:value-type="string">
            <text:p>0000_0011</text:p>
          </table:table-cell>
          <table:table-cell table:style-name="ce107"/>
          <table:table-cell table:style-name="ce107" table:formula="of:=CONCATENATE(&quot;&quot;&quot;&quot;;[.I6];&quot; &quot;;[.J6];&quot; &quot;;[.K6];&quot; &quot;;[.L6];&quot; &quot;;[.M6];&quot; &quot;;[.N6];&quot; &quot;;[.O6];&quot; &quot;;[.P6];&quot; &quot;;[.Q6];&quot; &quot;;[.R6];&quot; &quot;;[.S6];&quot; &quot;;[.T6];&quot; &quot;;[.U6];&quot; &quot;;[.V6];&quot; &quot;;[.W6];&quot; &quot;;[.X6];&quot; &quot;;[.Y6];&quot; &quot;;[.Z6];&quot; &quot;;[.AA6];&quot; &quot;;[.AB6];&quot; &quot;;[.AC6];&quot; &quot;;[.AD6];&quot;&quot;&quot;&quot;;&quot;,&quot;)" office:value-type="string" office:string-value="&quot;0 0 0 0 0 0 1 0 0 0 0 0 1 0 0 1 0 0 0 0 0 0&quot;," calcext:value-type="string">
            <text:p>"0 0 0 0 0 0 1 0 0 0 0 0 1 0 0 1 0 0 0 0 0 0",</text:p>
          </table:table-cell>
          <table:table-cell table:style-name="ce107" office:value-type="string" calcext:value-type="string">
            <text:p>0000_0100':"0 0 0 0 0 0 1 0 0 0 0 0 1 0 0 0 0 0 0 1 0 0",</text:p>
          </table:table-cell>
          <table:table-cell table:style-name="ce107" table:formula="of:=LEFT([.AS6];9)" office:value-type="string" office:string-value="0000_0100" calcext:value-type="string">
            <text:p>0000_0100</text:p>
          </table:table-cell>
          <table:table-cell table:style-name="ce107" table:formula="of:=LEFT([.AS6];LEN([.AS6])-1)" office:value-type="string" office:string-value="0000_0100':&quot;0 0 0 0 0 0 1 0 0 0 0 0 1 0 0 0 0 0 0 1 0 0&quot;" calcext:value-type="string">
            <text:p>0000_0100':"0 0 0 0 0 0 1 0 0 0 0 0 1 0 0 0 0 0 0 1 0 0"</text:p>
          </table:table-cell>
          <table:table-cell table:style-name="ce107" table:formula="of:=CONCATENATE([.AU6];&quot;+&quot;;&quot;&quot;&quot;&quot;;[.AT6];&quot;&quot;&quot;&quot;;&quot;,&quot;)" office:value-type="string" office:string-value="0000_0100':&quot;0 0 0 0 0 0 1 0 0 0 0 0 1 0 0 0 0 0 0 1 0 0&quot;+&quot;0000_0100&quot;," calcext:value-type="string">
            <text:p>0000_0100':"0 0 0 0 0 0 1 0 0 0 0 0 1 0 0 0 0 0 0 1 0 0"+"0000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0100':"0 0 0 0 0 0 1 0 0 0 0 0 1 0 0 0 0 0 0 1 0 0"+"0000_0100",</text:p>
          </table:table-cell>
          <table:table-cell table:style-name="ce107" table:formula="of:=CONCATENATE(&quot;'&quot;;LEFT([.AX6];11);&quot; &quot;;LEFT([.AW6];LEN([.AW6])-4);&quot; $ &quot;;RIGHT([.AW6];4);&quot;&quot;;RIGHT([.AX6];LEN([.AX6])-11))" office:value-type="string" office:string-value="'0000_0100': &quot;1 0 1 0 0 1 0 0 0 0 1 0 0 0 0 0 0 0 0 0 0 0  $ \n&quot;+&quot;0 0 0 0 0 0 1 0 0 0 0 0 1 0 0 0 0 0 0 1 0 0&quot;+&quot;0000_0100&quot;," calcext:value-type="string">
            <text:p>'0000_0100': "1 0 1 0 0 1 0 0 0 0 1 0 0 0 0 0 0 0 0 0 0 0 <text:s/>$ \n"+"0 0 0 0 0 0 1 0 0 0 0 0 1 0 0 0 0 0 0 1 0 0"+"0000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nconditional Branch</text:p>
          </table:table-cell>
          <table:table-cell table:style-name="ce2" office:value-type="string" calcext:value-type="string">
            <text:p>JUA </text:p>
          </table:table-cell>
          <table:table-cell table:style-name="ce2" office:value-type="string" calcext:value-type="string">
            <text:p>[PC] ← [R0]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000 0100</text:p>
          </table:table-cell>
          <table:table-cell table:style-name="ce2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7];[.J7];[.K7];[.L7];[.M7];[.N7];[.O7];[.P7];[.Q7];[.R7];[.S7];[.T7];[.U7];[.V7];[.W7];[.X7];[.Y7];[.Z7];[.AA7];[.AB7];[.AC7];[.AD7])" office:value-type="string" office:string-value="0000001000001000000100" calcext:value-type="string">
            <text:p>0000001000001000000100</text:p>
          </table:table-cell>
          <table:table-cell table:style-name="ce93" office:value-type="string" calcext:value-type="string">
            <text:p>Zero</text:p>
          </table:table-cell>
          <table:table-cell table:style-name="ce93" office:value-type="string" calcext:value-type="string">
            <text:p>ero, lpc</text:p>
          </table:table-cell>
          <table:table-cell table:style-name="ce93" office:value-type="string" calcext:value-type="string">
            <text:p>[PC] ← [R0], S_IF ← <text:s/>1</text:p>
          </table:table-cell>
          <table:table-cell table:style-name="ce93" office:value-type="string" calcext:value-type="string">
            <text:p>er0, Lpc, sif</text:p>
          </table:table-cell>
          <table:table-cell table:style-name="ce98" table:number-columns-repeated="2"/>
          <table:table-cell table:style-name="ce108" table:formula="of:=CONCATENATE(&quot;9'b&quot;;LEFT([.F7];4);MID([.F7];6;1);&quot;_&quot;;MID([.F7];7;3);&quot;_&quot;;[.G7];&quot; : controlBits = 22'b&quot;;[.AE7];&quot;;&quot;)" office:value-type="string" office:string-value="9'b00000_100_0 : controlBits = 22'b0000001000001000000100;" calcext:value-type="string">
            <text:p>9'b00000_100_0 : controlBits = 22'b0000001000001000000100;</text:p>
          </table:table-cell>
          <table:table-cell table:style-name="ce107" table:formula="of:=LEFT([.C7];3)" office:value-type="string" office:string-value="JUA" calcext:value-type="string">
            <text:p>JUA</text:p>
          </table:table-cell>
          <table:table-cell table:style-name="ce107" office:value-type="float" office:value="0" calcext:value-type="float">
            <text:p>0</text:p>
          </table:table-cell>
          <table:table-cell table:style-name="ce107" table:formula="of:=CONCATENATE(&quot;&quot;&quot;&quot;;[.AM7];&quot;&quot;&quot;:&quot;;&quot;    '8\'b&quot;;LEFT([.AP7];4);&quot;_&quot;;RIGHT([.AP7];4);&quot;'&quot;)" office:value-type="string" office:string-value="&quot;JUA&quot;:    '8\'b0000_0100'" calcext:value-type="string">
            <text:p>"JUA": <text:s text:c="3"/>'8\'b0000_0100'</text:p>
          </table:table-cell>
          <table:table-cell table:style-name="ce107" table:formula="of:=CONCATENATE(LEFT([.F7];4);&quot;_&quot;;MID([.F7];6;1);MID([.F7];7;3))" office:value-type="string" office:string-value="0000_0100" calcext:value-type="string">
            <text:p>0000_0100</text:p>
          </table:table-cell>
          <table:table-cell table:style-name="ce107"/>
          <table:table-cell table:style-name="ce107" table:formula="of:=CONCATENATE(&quot;&quot;&quot;&quot;;[.I7];&quot; &quot;;[.J7];&quot; &quot;;[.K7];&quot; &quot;;[.L7];&quot; &quot;;[.M7];&quot; &quot;;[.N7];&quot; &quot;;[.O7];&quot; &quot;;[.P7];&quot; &quot;;[.Q7];&quot; &quot;;[.R7];&quot; &quot;;[.S7];&quot; &quot;;[.T7];&quot; &quot;;[.U7];&quot; &quot;;[.V7];&quot; &quot;;[.W7];&quot; &quot;;[.X7];&quot; &quot;;[.Y7];&quot; &quot;;[.Z7];&quot; &quot;;[.AA7];&quot; &quot;;[.AB7];&quot; &quot;;[.AC7];&quot; &quot;;[.AD7];&quot;&quot;&quot;&quot;;&quot;,&quot;)" office:value-type="string" office:string-value="&quot;0 0 0 0 0 0 1 0 0 0 0 0 1 0 0 0 0 0 0 1 0 0&quot;," calcext:value-type="string">
            <text:p>"0 0 0 0 0 0 1 0 0 0 0 0 1 0 0 0 0 0 0 1 0 0",</text:p>
          </table:table-cell>
          <table:table-cell table:style-name="ce107" office:value-type="string" calcext:value-type="string">
            <text:p>0010_0000':"0 0 0 0 0 0 0 0 0 0 0 0 0 0 0 0 1 0 0 0 0 1 \n"+"0 0 0 0 0 0 0 0 0 0 0 0 1 0 0 1 0 1 0 0 1 0",</text:p>
          </table:table-cell>
          <table:table-cell table:style-name="ce107" table:formula="of:=LEFT([.AS7];9)" office:value-type="string" office:string-value="0010_0000" calcext:value-type="string">
            <text:p>0010_0000</text:p>
          </table:table-cell>
          <table:table-cell table:style-name="ce107" table:formula="of:=LEFT([.AS7];LEN([.AS7])-1)" office:value-type="string" office:string-value="0010_0000':&quot;0 0 0 0 0 0 0 0 0 0 0 0 0 0 0 0 1 0 0 0 0 1 \n&quot;+&quot;0 0 0 0 0 0 0 0 0 0 0 0 1 0 0 1 0 1 0 0 1 0&quot;" calcext:value-type="string">
            <text:p>0010_0000':"0 0 0 0 0 0 0 0 0 0 0 0 0 0 0 0 1 0 0 0 0 1 \n"+"0 0 0 0 0 0 0 0 0 0 0 0 1 0 0 1 0 1 0 0 1 0"</text:p>
          </table:table-cell>
          <table:table-cell table:style-name="ce107" table:formula="of:=CONCATENATE([.AU7];&quot;+&quot;;&quot;&quot;&quot;&quot;;[.AT7];&quot;&quot;&quot;&quot;;&quot;,&quot;)" office:value-type="string" office:string-value="0010_0000':&quot;0 0 0 0 0 0 0 0 0 0 0 0 0 0 0 0 1 0 0 0 0 1 \n&quot;+&quot;0 0 0 0 0 0 0 0 0 0 0 0 1 0 0 1 0 1 0 0 1 0&quot;+&quot;0010_0000&quot;," calcext:value-type="string">
            <text:p>0010_0000':"0 0 0 0 0 0 0 0 0 0 0 0 0 0 0 0 1 0 0 0 0 1 \n"+"0 0 0 0 0 0 0 0 0 0 0 0 1 0 0 1 0 1 0 0 1 0"+"0010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0000':"0 0 0 0 0 0 0 0 0 0 0 0 0 0 0 0 1 0 0 0 0 1 \n"+"0 0 0 0 0 0 0 0 0 0 0 0 1 0 0 1 0 1 0 0 1 0"+"0010_0000",</text:p>
          </table:table-cell>
          <table:table-cell table:style-name="ce107" table:formula="of:=CONCATENATE(&quot;'&quot;;LEFT([.AX7];11);&quot; &quot;;LEFT([.AW7];LEN([.AW7])-4);&quot; $ &quot;;RIGHT([.AW7];4);&quot;&quot;;RIGHT([.AX7];LEN([.AX7])-11))" office:value-type="string" office:string-value="'0010_0000': &quot;1 0 1 0 0 1 0 0 0 0 1 0 0 0 0 0 0 0 0 0 0 0  $ \n&quot;+&quot;0 0 0 0 0 0 0 0 0 0 0 0 0 0 0 0 1 0 0 0 0 1 \n&quot;+&quot;0 0 0 0 0 0 0 0 0 0 0 0 1 0 0 1 0 1 0 0 1 0&quot;+&quot;0010_0000&quot;," calcext:value-type="string">
            <text:p>'0010_0000': "1 0 1 0 0 1 0 0 0 0 1 0 0 0 0 0 0 0 0 0 0 0 <text:s/>$ \n"+"0 0 0 0 0 0 0 0 0 0 0 0 0 0 0 0 1 0 0 0 0 1 \n"+"0 0 0 0 0 0 0 0 0 0 0 0 1 0 0 1 0 1 0 0 1 0"+"0010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table:style-name="ce2" office:value-type="string" calcext:value-type="string" table:number-columns-spanned="1" table:number-rows-spanned="2">
            <text:p>Unconditional Branch</text:p>
          </table:table-cell>
          <table:table-cell table:style-name="ce2" office:value-type="string" calcext:value-type="string" table:number-columns-spanned="1" table:number-rows-spanned="2">
            <text:p>CUD &lt;od&gt;</text:p>
          </table:table-cell>
          <table:table-cell table:style-name="ce2" office:value-type="string" calcext:value-type="string" table:number-columns-spanned="1" table:number-rows-spanned="2">
            <text:p>[[SP]–1]← [PC], [SP] ← [SP]–1, [PC] ←&lt;od&gt;</text:p>
          </table:table-cell>
          <table:table-cell table:style-name="ce8" office:value-type="float" office:value="5" calcext:value-type="float" table:number-columns-spanned="1" table:number-rows-spanned="2">
            <text:p>5</text:p>
          </table:table-cell>
          <table:table-cell table:style-name="ce8" office:value-type="string" calcext:value-type="string">
            <text:p>0000 0101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8];[.J8];[.K8];[.L8];[.M8];[.N8];[.O8];[.P8];[.Q8];[.R8];[.S8];[.T8];[.U8];[.V8];[.W8];[.X8];[.Y8];[.Z8];[.AA8];[.AB8];[.AC8];[.AD8])" office:value-type="string" office:string-value="0101100010000000000000" calcext:value-type="string">
            <text:p>0101100010000000000000</text:p>
          </table:table-cell>
          <table:table-cell table:style-name="ce93" office:value-type="string" calcext:value-type="string" table:number-columns-spanned="1" table:number-rows-spanned="2">
            <text:p>Zero</text:p>
          </table:table-cell>
          <table:table-cell table:style-name="ce93" office:value-type="string" calcext:value-type="string">
            <text:p>dsp ,spc,rd,Lor</text:p>
          </table:table-cell>
          <table:table-cell table:style-name="ce93" office:value-type="string" calcext:value-type="string">
            <text:p>[[SP]-1] ← [PC] , [SP] ← [SP]–1</text:p>
          </table:table-cell>
          <table:table-cell table:style-name="ce93" office:value-type="string" calcext:value-type="string">
            <text:p>dsp, ssp,wr,epc</text:p>
          </table:table-cell>
          <table:table-cell table:style-name="ce98" table:number-columns-repeated="2"/>
          <table:table-cell table:style-name="ce107" table:formula="of:=CONCATENATE(&quot;9'b&quot;;LEFT([.F8];4);MID([.F8];6;1);&quot;_&quot;;MID([.F8];7;3);&quot;_&quot;;[.G8];&quot; : controlBits = 22'b&quot;;[.AE8];&quot;;&quot;)" office:value-type="string" office:string-value="9'b00000_101_0 : controlBits = 22'b0101100010000000000000;" calcext:value-type="string">
            <text:p>9'b00000_101_0 : controlBits = 22'b0101100010000000000000;</text:p>
          </table:table-cell>
          <table:table-cell table:style-name="ce107" table:formula="of:=LEFT([.C8];3)" office:value-type="string" office:string-value="CUD" calcext:value-type="string">
            <text:p>CUD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8];&quot;&quot;&quot;:&quot;;&quot;    '8\'b&quot;;LEFT([.AP8];4);&quot;_&quot;;RIGHT([.AP8];4);&quot;'&quot;)" office:value-type="string" office:string-value="&quot;CUD&quot;:    '8\'b0000_0101'" calcext:value-type="string">
            <text:p>"CUD": <text:s text:c="3"/>'8\'b0000_0101'</text:p>
          </table:table-cell>
          <table:table-cell table:style-name="ce107" table:formula="of:=CONCATENATE(LEFT([.F8];4);&quot;_&quot;;MID([.F8];6;1);MID([.F8];7;3))" office:value-type="string" office:string-value="0000_0101" calcext:value-type="string">
            <text:p>0000_0101</text:p>
          </table:table-cell>
          <table:table-cell table:style-name="ce107"/>
          <table:table-cell table:style-name="ce107" table:formula="of:=CONCATENATE(&quot;&quot;&quot;&quot;;[.I8];&quot; &quot;;[.J8];&quot; &quot;;[.K8];&quot; &quot;;[.L8];&quot; &quot;;[.M8];&quot; &quot;;[.N8];&quot; &quot;;[.O8];&quot; &quot;;[.P8];&quot; &quot;;[.Q8];&quot; &quot;;[.R8];&quot; &quot;;[.S8];&quot; &quot;;[.T8];&quot; &quot;;[.U8];&quot; &quot;;[.V8];&quot; &quot;;[.W8];&quot; &quot;;[.X8];&quot; &quot;;[.Y8];&quot; &quot;;[.Z8];&quot; &quot;;[.AA8];&quot; &quot;;[.AB8];&quot; &quot;;[.AC8];&quot; &quot;;[.AD8];&quot;&quot;&quot;&quot;;&quot;,&quot;)" office:value-type="string" office:string-value="&quot;0 1 0 1 1 0 0 0 1 0 0 0 0 0 0 0 0 0 0 0 0 0&quot;," calcext:value-type="string">
            <text:p>"0 1 0 1 1 0 0 0 1 0 0 0 0 0 0 0 0 0 0 0 0 0",</text:p>
          </table:table-cell>
          <table:table-cell table:style-name="ce107" office:value-type="string" calcext:value-type="string">
            <text:p>0010_0001':"0 0 0 0 0 0 0 0 0 0 0 0 0 0 0 0 1 0 0 0 0 1 \n"+"0 0 0 0 0 0 0 0 0 0 0 0 1 0 0 1 0 1 0 0 1 0",</text:p>
          </table:table-cell>
          <table:table-cell table:style-name="ce107" table:formula="of:=LEFT([.AS8];9)" office:value-type="string" office:string-value="0010_0001" calcext:value-type="string">
            <text:p>0010_0001</text:p>
          </table:table-cell>
          <table:table-cell table:style-name="ce107" table:formula="of:=LEFT([.AS8];LEN([.AS8])-1)" office:value-type="string" office:string-value="0010_0001':&quot;0 0 0 0 0 0 0 0 0 0 0 0 0 0 0 0 1 0 0 0 0 1 \n&quot;+&quot;0 0 0 0 0 0 0 0 0 0 0 0 1 0 0 1 0 1 0 0 1 0&quot;" calcext:value-type="string">
            <text:p>0010_0001':"0 0 0 0 0 0 0 0 0 0 0 0 0 0 0 0 1 0 0 0 0 1 \n"+"0 0 0 0 0 0 0 0 0 0 0 0 1 0 0 1 0 1 0 0 1 0"</text:p>
          </table:table-cell>
          <table:table-cell table:style-name="ce107" table:formula="of:=CONCATENATE([.AU8];&quot;+&quot;;&quot;&quot;&quot;&quot;;[.AT8];&quot;&quot;&quot;&quot;;&quot;,&quot;)" office:value-type="string" office:string-value="0010_0001':&quot;0 0 0 0 0 0 0 0 0 0 0 0 0 0 0 0 1 0 0 0 0 1 \n&quot;+&quot;0 0 0 0 0 0 0 0 0 0 0 0 1 0 0 1 0 1 0 0 1 0&quot;+&quot;0010_0001&quot;," calcext:value-type="string">
            <text:p>0010_0001':"0 0 0 0 0 0 0 0 0 0 0 0 0 0 0 0 1 0 0 0 0 1 \n"+"0 0 0 0 0 0 0 0 0 0 0 0 1 0 0 1 0 1 0 0 1 0"+"0010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0001':"0 0 0 0 0 0 0 0 0 0 0 0 0 0 0 0 1 0 0 0 0 1 \n"+"0 0 0 0 0 0 0 0 0 0 0 0 1 0 0 1 0 1 0 0 1 0"+"0010_0001",</text:p>
          </table:table-cell>
          <table:table-cell table:style-name="ce107" table:formula="of:=CONCATENATE(&quot;'&quot;;LEFT([.AX8];11);&quot; &quot;;LEFT([.AW8];LEN([.AW8])-4);&quot; $ &quot;;RIGHT([.AW8];4);&quot;&quot;;RIGHT([.AX8];LEN([.AX8])-11))" office:value-type="string" office:string-value="'0010_0001': &quot;1 0 1 0 0 1 0 0 0 0 1 0 0 0 0 0 0 0 0 0 0 0  $ \n&quot;+&quot;0 0 0 0 0 0 0 0 0 0 0 0 0 0 0 0 1 0 0 0 0 1 \n&quot;+&quot;0 0 0 0 0 0 0 0 0 0 0 0 1 0 0 1 0 1 0 0 1 0&quot;+&quot;0010_0001&quot;," calcext:value-type="string">
            <text:p>'0010_0001': "1 0 1 0 0 1 0 0 0 0 1 0 0 0 0 0 0 0 0 0 0 0 <text:s/>$ \n"+"0 0 0 0 0 0 0 0 0 0 0 0 0 0 0 0 1 0 0 0 0 1 \n"+"0 0 0 0 0 0 0 0 0 0 0 0 1 0 0 1 0 1 0 0 1 0"+"0010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0000 0101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9];[.J9];[.K9];[.L9];[.M9];[.N9];[.O9];[.P9];[.Q9];[.R9];[.S9];[.T9];[.U9];[.V9];[.W9];[.X9];[.Y9];[.Z9];[.AA9];[.AB9];[.AC9];[.AD9])" office:value-type="string" office:string-value="1010001000001000000000" calcext:value-type="string">
            <text:p>1010001000001000000000</text:p>
          </table:table-cell>
          <table:covered-table-cell table:style-name="ce3"/>
          <table:table-cell table:style-name="ce93" office:value-type="string" calcext:value-type="string">
            <text:p>IPC</text:p>
          </table:table-cell>
          <table:table-cell table:style-name="ce10" office:value-type="string" calcext:value-type="string">
            <text:p>[PC] ← [[PC]], S_IF ← <text:s/>1</text:p>
          </table:table-cell>
          <table:table-cell table:style-name="ce10" office:value-type="string" calcext:value-type="string">
            <text:p>spc, rd, Lpc,sif</text:p>
          </table:table-cell>
          <table:table-cell table:style-name="ce98" table:number-columns-repeated="2"/>
          <table:table-cell table:style-name="ce107" table:formula="of:=CONCATENATE(&quot;9'b&quot;;LEFT([.F9];4);MID([.F9];6;1);&quot;_&quot;;MID([.F9];7;3);&quot;_&quot;;[.G9];&quot; : controlBits = 22'b&quot;;[.AE9];&quot;;&quot;)" office:value-type="string" office:string-value="9'b00000_101_1 : controlBits = 22'b1010001000001000000000;" calcext:value-type="string">
            <text:p>9'b00000_101_1 : controlBits = 22'b1010001000001000000000;</text:p>
          </table:table-cell>
          <table:table-cell table:style-name="ce107" table:formula="of:=LEFT([.C9];3)">
            <text:p/>
          </table:table-cell>
          <table:table-cell table:style-name="ce107" table:number-columns-repeated="2"/>
          <table:table-cell table:style-name="ce107" table:formula="of:=CONCATENATE(LEFT([.F9];4);&quot;_&quot;;MID([.F9];6;1);MID([.F9];7;3))" office:value-type="string" office:string-value="0000_0101" calcext:value-type="string">
            <text:p>0000_0101</text:p>
          </table:table-cell>
          <table:table-cell table:style-name="ce107"/>
          <table:table-cell table:style-name="ce107" table:formula="of:=CONCATENATE(&quot;&quot;&quot;&quot;;[.I9];&quot; &quot;;[.J9];&quot; &quot;;[.K9];&quot; &quot;;[.L9];&quot; &quot;;[.M9];&quot; &quot;;[.N9];&quot; &quot;;[.O9];&quot; &quot;;[.P9];&quot; &quot;;[.Q9];&quot; &quot;;[.R9];&quot; &quot;;[.S9];&quot; &quot;;[.T9];&quot; &quot;;[.U9];&quot; &quot;;[.V9];&quot; &quot;;[.W9];&quot; &quot;;[.X9];&quot; &quot;;[.Y9];&quot; &quot;;[.Z9];&quot; &quot;;[.AA9];&quot; &quot;;[.AB9];&quot; &quot;;[.AC9];&quot; &quot;;[.AD9];&quot;&quot;&quot;&quot;;&quot;,&quot;)" office:value-type="string" office:string-value="&quot;1 0 1 0 0 0 1 0 0 0 0 0 1 0 0 0 0 0 0 0 0 0&quot;," calcext:value-type="string">
            <text:p>"1 0 1 0 0 0 1 0 0 0 0 0 1 0 0 0 0 0 0 0 0 0",</text:p>
          </table:table-cell>
          <table:table-cell table:style-name="ce107" office:value-type="string" calcext:value-type="string">
            <text:p>0010_0010':"0 0 0 0 0 0 0 0 0 0 0 0 0 0 0 0 1 0 0 0 0 1 \n"+"0 0 0 0 0 0 0 0 0 0 0 0 1 0 0 1 0 1 0 0 1 0",</text:p>
          </table:table-cell>
          <table:table-cell table:style-name="ce107" table:formula="of:=LEFT([.AS9];9)" office:value-type="string" office:string-value="0010_0010" calcext:value-type="string">
            <text:p>0010_0010</text:p>
          </table:table-cell>
          <table:table-cell table:style-name="ce107" table:formula="of:=LEFT([.AS9];LEN([.AS9])-1)" office:value-type="string" office:string-value="0010_0010':&quot;0 0 0 0 0 0 0 0 0 0 0 0 0 0 0 0 1 0 0 0 0 1 \n&quot;+&quot;0 0 0 0 0 0 0 0 0 0 0 0 1 0 0 1 0 1 0 0 1 0&quot;" calcext:value-type="string">
            <text:p>0010_0010':"0 0 0 0 0 0 0 0 0 0 0 0 0 0 0 0 1 0 0 0 0 1 \n"+"0 0 0 0 0 0 0 0 0 0 0 0 1 0 0 1 0 1 0 0 1 0"</text:p>
          </table:table-cell>
          <table:table-cell table:style-name="ce107" table:formula="of:=CONCATENATE([.AU9];&quot;+&quot;;&quot;&quot;&quot;&quot;;[.AT9];&quot;&quot;&quot;&quot;;&quot;,&quot;)" office:value-type="string" office:string-value="0010_0010':&quot;0 0 0 0 0 0 0 0 0 0 0 0 0 0 0 0 1 0 0 0 0 1 \n&quot;+&quot;0 0 0 0 0 0 0 0 0 0 0 0 1 0 0 1 0 1 0 0 1 0&quot;+&quot;0010_0010&quot;," calcext:value-type="string">
            <text:p>0010_0010':"0 0 0 0 0 0 0 0 0 0 0 0 0 0 0 0 1 0 0 0 0 1 \n"+"0 0 0 0 0 0 0 0 0 0 0 0 1 0 0 1 0 1 0 0 1 0"+"0010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0010':"0 0 0 0 0 0 0 0 0 0 0 0 0 0 0 0 1 0 0 0 0 1 \n"+"0 0 0 0 0 0 0 0 0 0 0 0 1 0 0 1 0 1 0 0 1 0"+"0010_0010",</text:p>
          </table:table-cell>
          <table:table-cell table:style-name="ce107" table:formula="of:=CONCATENATE(&quot;'&quot;;LEFT([.AX9];11);&quot; &quot;;LEFT([.AW9];LEN([.AW9])-4);&quot; $ &quot;;RIGHT([.AW9];4);&quot;&quot;;RIGHT([.AX9];LEN([.AX9])-11))" office:value-type="string" office:string-value="'0010_0010': &quot;1 0 1 0 0 1 0 0 0 0 1 0 0 0 0 0 0 0 0 0 0 0  $ \n&quot;+&quot;0 0 0 0 0 0 0 0 0 0 0 0 0 0 0 0 1 0 0 0 0 1 \n&quot;+&quot;0 0 0 0 0 0 0 0 0 0 0 0 1 0 0 1 0 1 0 0 1 0&quot;+&quot;0010_0010&quot;," calcext:value-type="string">
            <text:p>'0010_0010': "1 0 1 0 0 1 0 0 0 0 1 0 0 0 0 0 0 0 0 0 0 0 <text:s/>$ \n"+"0 0 0 0 0 0 0 0 0 0 0 0 0 0 0 0 1 0 0 0 0 1 \n"+"0 0 0 0 0 0 0 0 0 0 0 0 1 0 0 1 0 1 0 0 1 0"+"0010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7" calcext:value-type="float" table:number-columns-spanned="1" table:number-rows-spanned="2">
            <text:p>7</text:p>
          </table:table-cell>
          <table:table-cell table:style-name="ce2" office:value-type="string" calcext:value-type="string" table:number-columns-spanned="1" table:number-rows-spanned="2">
            <text:p>Unconditional Branch</text:p>
          </table:table-cell>
          <table:table-cell table:style-name="ce2" office:value-type="string" calcext:value-type="string" table:number-columns-spanned="1" table:number-rows-spanned="2">
            <text:p>CUA </text:p>
          </table:table-cell>
          <table:table-cell table:style-name="ce2" office:value-type="string" calcext:value-type="string" table:number-columns-spanned="1" table:number-rows-spanned="2">
            <text:p>[[SP]–1]← [PC], [SP] ← [SP]–1, [PC] ← [R0]</text:p>
          </table:table-cell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8" office:value-type="string" calcext:value-type="string">
            <text:p>0000 011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10];[.J10];[.K10];[.L10];[.M10];[.N10];[.O10];[.P10];[.Q10];[.R10];[.S10];[.T10];[.U10];[.V10];[.W10];[.X10];[.Y10];[.Z10];[.AA10];[.AB10];[.AC10];[.AD10])" office:value-type="string" office:string-value="0101100010000000000000" calcext:value-type="string">
            <text:p>0101100010000000000000</text:p>
          </table:table-cell>
          <table:table-cell table:style-name="ce93" office:value-type="string" calcext:value-type="string" table:number-columns-spanned="1" table:number-rows-spanned="2">
            <text:p>Zero</text:p>
          </table:table-cell>
          <table:table-cell table:style-name="ce93" office:value-type="string" calcext:value-type="string">
            <text:p>dsp</text:p>
          </table:table-cell>
          <table:table-cell table:style-name="ce93" office:value-type="string" calcext:value-type="string">
            <text:p>[[SP]-1] ← [PC] , [SP] ← [SP]–1</text:p>
          </table:table-cell>
          <table:table-cell table:style-name="ce93" office:value-type="string" calcext:value-type="string">
            <text:p>dsp, ssp , wr, epc</text:p>
          </table:table-cell>
          <table:table-cell table:style-name="ce98" table:number-columns-repeated="2"/>
          <table:table-cell table:style-name="ce107" table:formula="of:=CONCATENATE(&quot;9'b&quot;;LEFT([.F10];4);MID([.F10];6;1);&quot;_&quot;;MID([.F10];7;3);&quot;_&quot;;[.G10];&quot; : controlBits = 22'b&quot;;[.AE10];&quot;;&quot;)" office:value-type="string" office:string-value="9'b00000_110_0 : controlBits = 22'b0101100010000000000000;" calcext:value-type="string">
            <text:p>9'b00000_110_0 : controlBits = 22'b0101100010000000000000;</text:p>
          </table:table-cell>
          <table:table-cell table:style-name="ce107" table:formula="of:=LEFT([.C10];3)" office:value-type="string" office:string-value="CUA" calcext:value-type="string">
            <text:p>CUA</text:p>
          </table:table-cell>
          <table:table-cell table:style-name="ce107" office:value-type="float" office:value="0" calcext:value-type="float">
            <text:p>0</text:p>
          </table:table-cell>
          <table:table-cell table:style-name="ce107" table:formula="of:=CONCATENATE(&quot;&quot;&quot;&quot;;[.AM10];&quot;&quot;&quot;:&quot;;&quot;    '8\'b&quot;;LEFT([.AP10];4);&quot;_&quot;;RIGHT([.AP10];4);&quot;'&quot;)" office:value-type="string" office:string-value="&quot;CUA&quot;:    '8\'b0000_0110'" calcext:value-type="string">
            <text:p>"CUA": <text:s text:c="3"/>'8\'b0000_0110'</text:p>
          </table:table-cell>
          <table:table-cell table:style-name="ce107" table:formula="of:=CONCATENATE(LEFT([.F10];4);&quot;_&quot;;MID([.F10];6;1);MID([.F10];7;3))" office:value-type="string" office:string-value="0000_0110" calcext:value-type="string">
            <text:p>0000_0110</text:p>
          </table:table-cell>
          <table:table-cell table:style-name="ce107"/>
          <table:table-cell table:style-name="ce107" table:formula="of:=CONCATENATE(&quot;&quot;&quot;&quot;;[.I10];&quot; &quot;;[.J10];&quot; &quot;;[.K10];&quot; &quot;;[.L10];&quot; &quot;;[.M10];&quot; &quot;;[.N10];&quot; &quot;;[.O10];&quot; &quot;;[.P10];&quot; &quot;;[.Q10];&quot; &quot;;[.R10];&quot; &quot;;[.S10];&quot; &quot;;[.T10];&quot; &quot;;[.U10];&quot; &quot;;[.V10];&quot; &quot;;[.W10];&quot; &quot;;[.X10];&quot; &quot;;[.Y10];&quot; &quot;;[.Z10];&quot; &quot;;[.AA10];&quot; &quot;;[.AB10];&quot; &quot;;[.AC10];&quot; &quot;;[.AD10];&quot;&quot;&quot;&quot;;&quot;,&quot;)" office:value-type="string" office:string-value="&quot;0 1 0 1 1 0 0 0 1 0 0 0 0 0 0 0 0 0 0 0 0 0&quot;," calcext:value-type="string">
            <text:p>"0 1 0 1 1 0 0 0 1 0 0 0 0 0 0 0 0 0 0 0 0 0",</text:p>
          </table:table-cell>
          <table:table-cell table:style-name="ce107" office:value-type="string" calcext:value-type="string">
            <text:p>0010_0011':"0 0 0 0 0 0 0 0 0 0 0 0 0 0 0 0 1 0 0 0 0 1 \n"+"0 0 0 0 0 0 0 0 0 0 0 0 1 0 0 1 0 1 0 0 1 0",</text:p>
          </table:table-cell>
          <table:table-cell table:style-name="ce107" table:formula="of:=LEFT([.AS10];9)" office:value-type="string" office:string-value="0010_0011" calcext:value-type="string">
            <text:p>0010_0011</text:p>
          </table:table-cell>
          <table:table-cell table:style-name="ce107" table:formula="of:=LEFT([.AS10];LEN([.AS10])-1)" office:value-type="string" office:string-value="0010_0011':&quot;0 0 0 0 0 0 0 0 0 0 0 0 0 0 0 0 1 0 0 0 0 1 \n&quot;+&quot;0 0 0 0 0 0 0 0 0 0 0 0 1 0 0 1 0 1 0 0 1 0&quot;" calcext:value-type="string">
            <text:p>0010_0011':"0 0 0 0 0 0 0 0 0 0 0 0 0 0 0 0 1 0 0 0 0 1 \n"+"0 0 0 0 0 0 0 0 0 0 0 0 1 0 0 1 0 1 0 0 1 0"</text:p>
          </table:table-cell>
          <table:table-cell table:style-name="ce107" table:formula="of:=CONCATENATE([.AU10];&quot;+&quot;;&quot;&quot;&quot;&quot;;[.AT10];&quot;&quot;&quot;&quot;;&quot;,&quot;)" office:value-type="string" office:string-value="0010_0011':&quot;0 0 0 0 0 0 0 0 0 0 0 0 0 0 0 0 1 0 0 0 0 1 \n&quot;+&quot;0 0 0 0 0 0 0 0 0 0 0 0 1 0 0 1 0 1 0 0 1 0&quot;+&quot;0010_0011&quot;," calcext:value-type="string">
            <text:p>0010_0011':"0 0 0 0 0 0 0 0 0 0 0 0 0 0 0 0 1 0 0 0 0 1 \n"+"0 0 0 0 0 0 0 0 0 0 0 0 1 0 0 1 0 1 0 0 1 0"+"0010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0011':"0 0 0 0 0 0 0 0 0 0 0 0 0 0 0 0 1 0 0 0 0 1 \n"+"0 0 0 0 0 0 0 0 0 0 0 0 1 0 0 1 0 1 0 0 1 0"+"0010_0011",</text:p>
          </table:table-cell>
          <table:table-cell table:style-name="ce107" table:formula="of:=CONCATENATE(&quot;'&quot;;LEFT([.AX10];11);&quot; &quot;;LEFT([.AW10];LEN([.AW10])-4);&quot; $ &quot;;RIGHT([.AW10];4);&quot;&quot;;RIGHT([.AX10];LEN([.AX10])-11))" office:value-type="string" office:string-value="'0010_0011': &quot;1 0 1 0 0 1 0 0 0 0 1 0 0 0 0 0 0 0 0 0 0 0  $ \n&quot;+&quot;0 0 0 0 0 0 0 0 0 0 0 0 0 0 0 0 1 0 0 0 0 1 \n&quot;+&quot;0 0 0 0 0 0 0 0 0 0 0 0 1 0 0 1 0 1 0 0 1 0&quot;+&quot;0010_0011&quot;," calcext:value-type="string">
            <text:p>'0010_0011': "1 0 1 0 0 1 0 0 0 0 1 0 0 0 0 0 0 0 0 0 0 0 <text:s/>$ \n"+"0 0 0 0 0 0 0 0 0 0 0 0 0 0 0 0 1 0 0 0 0 1 \n"+"0 0 0 0 0 0 0 0 0 0 0 0 1 0 0 1 0 1 0 0 1 0"+"0010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0000 0110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11];[.J11];[.K11];[.L11];[.M11];[.N11];[.O11];[.P11];[.Q11];[.R11];[.S11];[.T11];[.U11];[.V11];[.W11];[.X11];[.Y11];[.Z11];[.AA11];[.AB11];[.AC11];[.AD11])" office:value-type="string" office:string-value="0000001000001000000100" calcext:value-type="string">
            <text:p>0000001000001000000100</text:p>
          </table:table-cell>
          <table:covered-table-cell table:style-name="ce3"/>
          <table:table-cell table:style-name="ce93" office:value-type="string" calcext:value-type="string">
            <text:p>Epc,Ssp, WR</text:p>
          </table:table-cell>
          <table:table-cell table:style-name="ce10" office:value-type="string" calcext:value-type="string">
            <text:p>[PC] ← [R0], S_IF ← <text:s/>1</text:p>
          </table:table-cell>
          <table:table-cell table:style-name="ce10" office:value-type="string" calcext:value-type="string">
            <text:p>spc, rd, er0,sif</text:p>
          </table:table-cell>
          <table:table-cell table:style-name="ce98" table:number-columns-repeated="2"/>
          <table:table-cell table:style-name="ce107" table:formula="of:=CONCATENATE(&quot;9'b&quot;;LEFT([.F11];4);MID([.F11];6;1);&quot;_&quot;;MID([.F11];7;3);&quot;_&quot;;[.G11];&quot; : controlBits = 22'b&quot;;[.AE11];&quot;;&quot;)" office:value-type="string" office:string-value="9'b00000_110_1 : controlBits = 22'b0000001000001000000100;" calcext:value-type="string">
            <text:p>9'b00000_110_1 : controlBits = 22'b0000001000001000000100;</text:p>
          </table:table-cell>
          <table:table-cell table:style-name="ce107" table:formula="of:=LEFT([.C11];3)">
            <text:p/>
          </table:table-cell>
          <table:table-cell table:style-name="ce107" table:number-columns-repeated="2"/>
          <table:table-cell table:style-name="ce107" table:formula="of:=CONCATENATE(LEFT([.F11];4);&quot;_&quot;;MID([.F11];6;1);MID([.F11];7;3))" office:value-type="string" office:string-value="0000_0110" calcext:value-type="string">
            <text:p>0000_0110</text:p>
          </table:table-cell>
          <table:table-cell table:style-name="ce107"/>
          <table:table-cell table:style-name="ce107" table:formula="of:=CONCATENATE(&quot;&quot;&quot;&quot;;[.I11];&quot; &quot;;[.J11];&quot; &quot;;[.K11];&quot; &quot;;[.L11];&quot; &quot;;[.M11];&quot; &quot;;[.N11];&quot; &quot;;[.O11];&quot; &quot;;[.P11];&quot; &quot;;[.Q11];&quot; &quot;;[.R11];&quot; &quot;;[.S11];&quot; &quot;;[.T11];&quot; &quot;;[.U11];&quot; &quot;;[.V11];&quot; &quot;;[.W11];&quot; &quot;;[.X11];&quot; &quot;;[.Y11];&quot; &quot;;[.Z11];&quot; &quot;;[.AA11];&quot; &quot;;[.AB11];&quot; &quot;;[.AC11];&quot; &quot;;[.AD11];&quot;&quot;&quot;&quot;;&quot;,&quot;)" office:value-type="string" office:string-value="&quot;0 0 0 0 0 0 1 0 0 0 0 0 1 0 0 0 0 0 0 1 0 0&quot;," calcext:value-type="string">
            <text:p>"0 0 0 0 0 0 1 0 0 0 0 0 1 0 0 0 0 0 0 1 0 0",</text:p>
          </table:table-cell>
          <table:table-cell table:style-name="ce107" office:value-type="string" calcext:value-type="string">
            <text:p>0010_0100':"0 0 0 0 0 0 0 0 0 0 0 0 0 0 0 0 1 0 0 0 0 1 \n"+"0 0 0 0 0 0 0 0 0 0 0 0 1 0 0 1 0 1 0 0 1 0",</text:p>
          </table:table-cell>
          <table:table-cell table:style-name="ce107" table:formula="of:=LEFT([.AS11];9)" office:value-type="string" office:string-value="0010_0100" calcext:value-type="string">
            <text:p>0010_0100</text:p>
          </table:table-cell>
          <table:table-cell table:style-name="ce107" table:formula="of:=LEFT([.AS11];LEN([.AS11])-1)" office:value-type="string" office:string-value="0010_0100':&quot;0 0 0 0 0 0 0 0 0 0 0 0 0 0 0 0 1 0 0 0 0 1 \n&quot;+&quot;0 0 0 0 0 0 0 0 0 0 0 0 1 0 0 1 0 1 0 0 1 0&quot;" calcext:value-type="string">
            <text:p>0010_0100':"0 0 0 0 0 0 0 0 0 0 0 0 0 0 0 0 1 0 0 0 0 1 \n"+"0 0 0 0 0 0 0 0 0 0 0 0 1 0 0 1 0 1 0 0 1 0"</text:p>
          </table:table-cell>
          <table:table-cell table:style-name="ce107" table:formula="of:=CONCATENATE([.AU11];&quot;+&quot;;&quot;&quot;&quot;&quot;;[.AT11];&quot;&quot;&quot;&quot;;&quot;,&quot;)" office:value-type="string" office:string-value="0010_0100':&quot;0 0 0 0 0 0 0 0 0 0 0 0 0 0 0 0 1 0 0 0 0 1 \n&quot;+&quot;0 0 0 0 0 0 0 0 0 0 0 0 1 0 0 1 0 1 0 0 1 0&quot;+&quot;0010_0100&quot;," calcext:value-type="string">
            <text:p>0010_0100':"0 0 0 0 0 0 0 0 0 0 0 0 0 0 0 0 1 0 0 0 0 1 \n"+"0 0 0 0 0 0 0 0 0 0 0 0 1 0 0 1 0 1 0 0 1 0"+"0010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0100':"0 0 0 0 0 0 0 0 0 0 0 0 0 0 0 0 1 0 0 0 0 1 \n"+"0 0 0 0 0 0 0 0 0 0 0 0 1 0 0 1 0 1 0 0 1 0"+"0010_0100",</text:p>
          </table:table-cell>
          <table:table-cell table:style-name="ce107" table:formula="of:=CONCATENATE(&quot;'&quot;;LEFT([.AX11];11);&quot; &quot;;LEFT([.AW11];LEN([.AW11])-4);&quot; $ &quot;;RIGHT([.AW11];4);&quot;&quot;;RIGHT([.AX11];LEN([.AX11])-11))" office:value-type="string" office:string-value="'0010_0100': &quot;1 0 1 0 0 1 0 0 0 0 1 0 0 0 0 0 0 0 0 0 0 0  $ \n&quot;+&quot;0 0 0 0 0 0 0 0 0 0 0 0 0 0 0 0 1 0 0 0 0 1 \n&quot;+&quot;0 0 0 0 0 0 0 0 0 0 0 0 1 0 0 1 0 1 0 0 1 0&quot;+&quot;0010_0100&quot;," calcext:value-type="string">
            <text:p>'0010_0100': "1 0 1 0 0 1 0 0 0 0 1 0 0 0 0 0 0 0 0 0 0 0 <text:s/>$ \n"+"0 0 0 0 0 0 0 0 0 0 0 0 0 0 0 0 1 0 0 0 0 1 \n"+"0 0 0 0 0 0 0 0 0 0 0 0 1 0 0 1 0 1 0 0 1 0"+"0010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nconditional Branch</text:p>
          </table:table-cell>
          <table:table-cell table:style-name="ce2" office:value-type="string" calcext:value-type="string">
            <text:p>RTU</text:p>
          </table:table-cell>
          <table:table-cell table:style-name="ce2" office:value-type="string" calcext:value-type="string">
            <text:p>[PC]←[[SP]], [SP]←[SP]+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0000 0111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12];[.J12];[.K12];[.L12];[.M12];[.N12];[.O12];[.P12];[.Q12];[.R12];[.S12];[.T12];[.U12];[.V12];[.W12];[.X12];[.Y12];[.Z12];[.AA12];[.AB12];[.AC12];[.AD12])" office:value-type="string" office:string-value="1001001001001000000000" calcext:value-type="string">
            <text:p>1001001001001000000000</text:p>
          </table:table-cell>
          <table:table-cell table:style-name="ce93" office:value-type="string" calcext:value-type="string">
            <text:p>Zero</text:p>
          </table:table-cell>
          <table:table-cell table:style-name="ce93" office:value-type="string" calcext:value-type="string">
            <text:p>ssp,rd,lpc</text:p>
          </table:table-cell>
          <table:table-cell table:style-name="ce93" office:value-type="string" calcext:value-type="string">
            <text:p><text:s/>[PC]←[[SP]], [SP]←[SP]+1, S_IF ← <text:s/>1</text:p>
          </table:table-cell>
          <table:table-cell table:style-name="ce93" office:value-type="string" calcext:value-type="string">
            <text:p>ssp,rd,Lpc,isp,sif</text:p>
          </table:table-cell>
          <table:table-cell table:style-name="ce98" table:number-columns-repeated="2"/>
          <table:table-cell table:style-name="ce107" table:formula="of:=CONCATENATE(&quot;9'b&quot;;LEFT([.F12];4);MID([.F12];6;1);&quot;_&quot;;MID([.F12];7;3);&quot;_&quot;;[.G12];&quot; : controlBits = 22'b&quot;;[.AE12];&quot;;&quot;)" office:value-type="string" office:string-value="9'b00000_111_0 : controlBits = 22'b1001001001001000000000;" calcext:value-type="string">
            <text:p>9'b00000_111_0 : controlBits = 22'b1001001001001000000000;</text:p>
          </table:table-cell>
          <table:table-cell table:style-name="ce107" table:formula="of:=LEFT([.C12];3)" office:value-type="string" office:string-value="RTU" calcext:value-type="string">
            <text:p>RTU</text:p>
          </table:table-cell>
          <table:table-cell table:style-name="ce107" office:value-type="float" office:value="0" calcext:value-type="float">
            <text:p>0</text:p>
          </table:table-cell>
          <table:table-cell table:style-name="ce107" table:formula="of:=CONCATENATE(&quot;&quot;&quot;&quot;;[.AM12];&quot;&quot;&quot;:&quot;;&quot;    '8\'b&quot;;LEFT([.AP12];4);&quot;_&quot;;RIGHT([.AP12];4);&quot;'&quot;)" office:value-type="string" office:string-value="&quot;RTU&quot;:    '8\'b0000_0111'" calcext:value-type="string">
            <text:p>"RTU": <text:s text:c="3"/>'8\'b0000_0111'</text:p>
          </table:table-cell>
          <table:table-cell table:style-name="ce107" table:formula="of:=CONCATENATE(LEFT([.F12];4);&quot;_&quot;;MID([.F12];6;1);MID([.F12];7;3))" office:value-type="string" office:string-value="0000_0111" calcext:value-type="string">
            <text:p>0000_0111</text:p>
          </table:table-cell>
          <table:table-cell table:style-name="ce107"/>
          <table:table-cell table:style-name="ce107" table:formula="of:=CONCATENATE(&quot;&quot;&quot;&quot;;[.I12];&quot; &quot;;[.J12];&quot; &quot;;[.K12];&quot; &quot;;[.L12];&quot; &quot;;[.M12];&quot; &quot;;[.N12];&quot; &quot;;[.O12];&quot; &quot;;[.P12];&quot; &quot;;[.Q12];&quot; &quot;;[.R12];&quot; &quot;;[.S12];&quot; &quot;;[.T12];&quot; &quot;;[.U12];&quot; &quot;;[.V12];&quot; &quot;;[.W12];&quot; &quot;;[.X12];&quot; &quot;;[.Y12];&quot; &quot;;[.Z12];&quot; &quot;;[.AA12];&quot; &quot;;[.AB12];&quot; &quot;;[.AC12];&quot; &quot;;[.AD12];&quot;&quot;&quot;&quot;;&quot;,&quot;)" office:value-type="string" office:string-value="&quot;1 0 0 1 0 0 1 0 0 1 0 0 1 0 0 0 0 0 0 0 0 0&quot;," calcext:value-type="string">
            <text:p>"1 0 0 1 0 0 1 0 0 1 0 0 1 0 0 0 0 0 0 0 0 0",</text:p>
          </table:table-cell>
          <table:table-cell table:style-name="ce107" office:value-type="string" calcext:value-type="string">
            <text:p>0010_0101':"0 0 0 0 0 0 0 0 0 0 0 0 0 0 0 0 1 0 0 0 0 1 \n"+"0 0 0 0 0 0 0 0 0 0 0 0 1 0 0 1 0 1 0 0 1 0",</text:p>
          </table:table-cell>
          <table:table-cell table:style-name="ce107" table:formula="of:=LEFT([.AS12];9)" office:value-type="string" office:string-value="0010_0101" calcext:value-type="string">
            <text:p>0010_0101</text:p>
          </table:table-cell>
          <table:table-cell table:style-name="ce107" table:formula="of:=LEFT([.AS12];LEN([.AS12])-1)" office:value-type="string" office:string-value="0010_0101':&quot;0 0 0 0 0 0 0 0 0 0 0 0 0 0 0 0 1 0 0 0 0 1 \n&quot;+&quot;0 0 0 0 0 0 0 0 0 0 0 0 1 0 0 1 0 1 0 0 1 0&quot;" calcext:value-type="string">
            <text:p>0010_0101':"0 0 0 0 0 0 0 0 0 0 0 0 0 0 0 0 1 0 0 0 0 1 \n"+"0 0 0 0 0 0 0 0 0 0 0 0 1 0 0 1 0 1 0 0 1 0"</text:p>
          </table:table-cell>
          <table:table-cell table:style-name="ce107" table:formula="of:=CONCATENATE([.AU12];&quot;+&quot;;&quot;&quot;&quot;&quot;;[.AT12];&quot;&quot;&quot;&quot;;&quot;,&quot;)" office:value-type="string" office:string-value="0010_0101':&quot;0 0 0 0 0 0 0 0 0 0 0 0 0 0 0 0 1 0 0 0 0 1 \n&quot;+&quot;0 0 0 0 0 0 0 0 0 0 0 0 1 0 0 1 0 1 0 0 1 0&quot;+&quot;0010_0101&quot;," calcext:value-type="string">
            <text:p>0010_0101':"0 0 0 0 0 0 0 0 0 0 0 0 0 0 0 0 1 0 0 0 0 1 \n"+"0 0 0 0 0 0 0 0 0 0 0 0 1 0 0 1 0 1 0 0 1 0"+"0010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0101':"0 0 0 0 0 0 0 0 0 0 0 0 0 0 0 0 1 0 0 0 0 1 \n"+"0 0 0 0 0 0 0 0 0 0 0 0 1 0 0 1 0 1 0 0 1 0"+"0010_0101",</text:p>
          </table:table-cell>
          <table:table-cell table:style-name="ce107" table:formula="of:=CONCATENATE(&quot;'&quot;;LEFT([.AX12];11);&quot; &quot;;LEFT([.AW12];LEN([.AW12])-4);&quot; $ &quot;;RIGHT([.AW12];4);&quot;&quot;;RIGHT([.AX12];LEN([.AX12])-11))" office:value-type="string" office:string-value="'0010_0101': &quot;1 0 1 0 0 1 0 0 0 0 1 0 0 0 0 0 0 0 0 0 0 0  $ \n&quot;+&quot;0 0 0 0 0 0 0 0 0 0 0 0 0 0 0 0 1 0 0 0 0 1 \n&quot;+&quot;0 0 0 0 0 0 0 0 0 0 0 0 1 0 0 1 0 1 0 0 1 0&quot;+&quot;0010_0101&quot;," calcext:value-type="string">
            <text:p>'0010_0101': "1 0 1 0 0 1 0 0 0 0 1 0 0 0 0 0 0 0 0 0 0 0 <text:s/>$ \n"+"0 0 0 0 0 0 0 0 0 0 0 0 0 0 0 0 1 0 0 0 0 1 \n"+"0 0 0 0 0 0 0 0 0 0 0 0 1 0 0 1 0 1 0 0 1 0"+"0010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2" office:value-type="string" calcext:value-type="string" table:number-columns-spanned="1" table:number-rows-spanned="2">
            <text:p>Conditional Branch</text:p>
          </table:table-cell>
          <table:table-cell table:style-name="ce2" office:value-type="string" calcext:value-type="string" table:number-columns-spanned="1" table:number-rows-spanned="2">
            <text:p>JCD &lt;fl&gt;&lt;od&gt;</text:p>
          </table:table-cell>
          <table:table-cell table:style-name="ce2" office:value-type="string" calcext:value-type="string" table:number-columns-spanned="1" table:number-rows-spanned="2">
            <text:p>If &lt;fl&gt; = 1: <text:s/>[PC] ←&lt;od&gt;</text:p>
          </table:table-cell>
          <table:table-cell table:style-name="ce2" office:value-type="string" calcext:value-type="string" table:number-columns-spanned="1" table:number-rows-spanned="2">
            <text:p>8...F</text:p>
          </table:table-cell>
          <table:table-cell table:style-name="ce2" office:value-type="string" calcext:value-type="string">
            <text:p>0000 1&lt;fl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13];[.J13];[.K13];[.L13];[.M13];[.N13];[.O13];[.P13];[.Q13];[.R13];[.S13];[.T13];[.U13];[.V13];[.W13];[.X13];[.Y13];[.Z13];[.AA13];[.AB13];[.AC13];[.AD13])" office:value-type="string" office:string-value="1010010000011000100000" calcext:value-type="string">
            <text:p>1010010000011000100000</text:p>
          </table:table-cell>
          <table:table-cell table:style-name="ce93" office:value-type="string" calcext:value-type="string">
            <text:p>Zero</text:p>
          </table:table-cell>
          <table:table-cell table:style-name="ce93"/>
          <table:table-cell table:style-name="ce93" office:value-type="string" calcext:value-type="string">
            <text:p>IfF&lt;fl&gt; = 1: <text:s/>[PC] ←&lt;od&gt;, S_IF ← <text:s/>1 ELSE , S_IF ← <text:s/>1</text:p>
          </table:table-cell>
          <table:table-cell table:style-name="ce98" office:value-type="string" calcext:value-type="string">
            <text:p>spc, rd,lor,Efl,Sif,Ipc</text:p>
          </table:table-cell>
          <table:table-cell table:style-name="ce103"/>
          <table:table-cell table:style-name="ce98"/>
          <table:table-cell table:style-name="ce107" table:formula="of:=CONCATENATE(&quot;9'b&quot;;LEFT([.F13];4);MID([.F13];6;1);&quot;_&quot;;MID([.F13];7;3);&quot;_&quot;;[.G13];&quot; : controlBits = 22'b&quot;;[.AE13];&quot;;&quot;)" office:value-type="string" office:string-value="9'b00001_&lt;fl_0 : controlBits = 22'b1010010000011000100000;" calcext:value-type="string">
            <text:p>9'b00001_&lt;fl_0 : controlBits = 22'b1010010000011000100000;</text:p>
          </table:table-cell>
          <table:table-cell table:style-name="ce107" table:formula="of:=LEFT([.C13];3)" office:value-type="string" office:string-value="JCD" calcext:value-type="string">
            <text:p>JCD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CONCATENATE(&quot;&quot;&quot;&quot;;[.AM13];&quot;&quot;&quot;:&quot;;&quot;    '8\'b&quot;;LEFT([.AP13];4);RIGHT([.AP13];4);&quot;'&quot;)" office:value-type="string" office:string-value="&quot;JCD&quot;:    '8\'b00001&lt;fl'" calcext:value-type="string">
            <text:p>"JCD": <text:s text:c="3"/>'8\'b00001&lt;fl'</text:p>
          </table:table-cell>
          <table:table-cell table:style-name="ce107" table:formula="of:=CONCATENATE(LEFT([.F13];4);&quot;_&quot;;MID([.F13];6;1);MID([.F13];7;3))" office:value-type="string" office:string-value="0000_1&lt;fl" calcext:value-type="string">
            <text:p>0000_1&lt;fl</text:p>
          </table:table-cell>
          <table:table-cell table:style-name="ce107"/>
          <table:table-cell table:style-name="ce107" table:formula="of:=CONCATENATE(&quot;&quot;&quot;&quot;;[.I13];&quot; &quot;;[.J13];&quot; &quot;;[.K13];&quot; &quot;;[.L13];&quot; &quot;;[.M13];&quot; &quot;;[.N13];&quot; &quot;;[.O13];&quot; &quot;;[.P13];&quot; &quot;;[.Q13];&quot; &quot;;[.R13];&quot; &quot;;[.S13];&quot; &quot;;[.T13];&quot; &quot;;[.U13];&quot; &quot;;[.V13];&quot; &quot;;[.W13];&quot; &quot;;[.X13];&quot; &quot;;[.Y13];&quot; &quot;;[.Z13];&quot; &quot;;[.AA13];&quot; &quot;;[.AB13];&quot; &quot;;[.AC13];&quot; &quot;;[.AD13];&quot;&quot;&quot;&quot;;&quot;,&quot;)" office:value-type="string" office:string-value="&quot;1 0 1 0 0 1 0 0 0 0 0 1 1 0 0 0 1 0 0 0 0 0&quot;," calcext:value-type="string">
            <text:p>"1 0 1 0 0 1 0 0 0 0 0 1 1 0 0 0 1 0 0 0 0 0",</text:p>
          </table:table-cell>
          <table:table-cell table:style-name="ce107" office:value-type="string" calcext:value-type="string">
            <text:p>0010_0110':"0 0 0 0 0 0 0 0 0 0 0 0 0 0 0 0 1 0 0 0 0 1 \n"+"0 0 0 0 0 0 0 0 0 0 0 0 1 0 0 1 0 1 0 0 1 0",</text:p>
          </table:table-cell>
          <table:table-cell table:style-name="ce107" table:formula="of:=LEFT([.AS13];9)" office:value-type="string" office:string-value="0010_0110" calcext:value-type="string">
            <text:p>0010_0110</text:p>
          </table:table-cell>
          <table:table-cell table:style-name="ce107" table:formula="of:=LEFT([.AS13];LEN([.AS13])-1)" office:value-type="string" office:string-value="0010_0110':&quot;0 0 0 0 0 0 0 0 0 0 0 0 0 0 0 0 1 0 0 0 0 1 \n&quot;+&quot;0 0 0 0 0 0 0 0 0 0 0 0 1 0 0 1 0 1 0 0 1 0&quot;" calcext:value-type="string">
            <text:p>0010_0110':"0 0 0 0 0 0 0 0 0 0 0 0 0 0 0 0 1 0 0 0 0 1 \n"+"0 0 0 0 0 0 0 0 0 0 0 0 1 0 0 1 0 1 0 0 1 0"</text:p>
          </table:table-cell>
          <table:table-cell table:style-name="ce107" table:formula="of:=CONCATENATE([.AU13];&quot;+&quot;;&quot;&quot;&quot;&quot;;[.AT13];&quot;&quot;&quot;&quot;;&quot;,&quot;)" office:value-type="string" office:string-value="0010_0110':&quot;0 0 0 0 0 0 0 0 0 0 0 0 0 0 0 0 1 0 0 0 0 1 \n&quot;+&quot;0 0 0 0 0 0 0 0 0 0 0 0 1 0 0 1 0 1 0 0 1 0&quot;+&quot;0010_0110&quot;," calcext:value-type="string">
            <text:p>0010_0110':"0 0 0 0 0 0 0 0 0 0 0 0 0 0 0 0 1 0 0 0 0 1 \n"+"0 0 0 0 0 0 0 0 0 0 0 0 1 0 0 1 0 1 0 0 1 0"+"0010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0110':"0 0 0 0 0 0 0 0 0 0 0 0 0 0 0 0 1 0 0 0 0 1 \n"+"0 0 0 0 0 0 0 0 0 0 0 0 1 0 0 1 0 1 0 0 1 0"+"0010_0110",</text:p>
          </table:table-cell>
          <table:table-cell table:style-name="ce107" table:formula="of:=CONCATENATE(&quot;'&quot;;LEFT([.AX13];11);&quot; &quot;;LEFT([.AW13];LEN([.AW13])-4);&quot; $ &quot;;RIGHT([.AW13];4);&quot;&quot;;RIGHT([.AX13];LEN([.AX13])-11))" office:value-type="string" office:string-value="'0010_0110': &quot;1 0 1 0 0 1 0 0 0 0 1 0 0 0 0 0 0 0 0 0 0 0  $ \n&quot;+&quot;0 0 0 0 0 0 0 0 0 0 0 0 0 0 0 0 1 0 0 0 0 1 \n&quot;+&quot;0 0 0 0 0 0 0 0 0 0 0 0 1 0 0 1 0 1 0 0 1 0&quot;+&quot;0010_0110&quot;," calcext:value-type="string">
            <text:p>'0010_0110': "1 0 1 0 0 1 0 0 0 0 1 0 0 0 0 0 0 0 0 0 0 0 <text:s/>$ \n"+"0 0 0 0 0 0 0 0 0 0 0 0 0 0 0 0 1 0 0 0 0 1 \n"+"0 0 0 0 0 0 0 0 0 0 0 0 1 0 0 1 0 1 0 0 1 0"+"0010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5" table:style-name="ce3"/>
          <table:table-cell table:style-name="ce2" office:value-type="string" calcext:value-type="string">
            <text:p>0000 1&lt;fl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14];[.J14];[.K14];[.L14];[.M14];[.N14];[.O14];[.P14];[.Q14];[.R14];[.S14];[.T14];[.U14];[.V14];[.W14];[.X14];[.Y14];[.Z14];[.AA14];[.AB14];[.AC14];[.AD14])" office:value-type="string" office:string-value="0000001000001001000000" calcext:value-type="string">
            <text:p>0000001000001001000000</text:p>
          </table:table-cell>
          <table:table-cell table:style-name="ce93" table:number-columns-repeated="3"/>
          <table:table-cell table:style-name="ce93" office:value-type="string" calcext:value-type="string">
            <text:p>eor, lpc, sif</text:p>
          </table:table-cell>
          <table:table-cell table:style-name="ce98" table:number-columns-repeated="2"/>
          <table:table-cell table:style-name="ce107" table:formula="of:=CONCATENATE(&quot;9'b&quot;;LEFT([.F14];4);MID([.F14];6;1);&quot;_&quot;;MID([.F14];7;3);&quot;_&quot;;[.G14];&quot; : controlBits = 22'b&quot;;[.AE14];&quot;;&quot;)" office:value-type="string" office:string-value="9'b00001_&lt;fl_1 : controlBits = 22'b0000001000001001000000;" calcext:value-type="string">
            <text:p>9'b00001_&lt;fl_1 : controlBits = 22'b0000001000001001000000;</text:p>
          </table:table-cell>
          <table:table-cell table:style-name="ce107" table:formula="of:=LEFT([.C14];3)">
            <text:p/>
          </table:table-cell>
          <table:table-cell table:style-name="ce107" table:number-columns-repeated="2"/>
          <table:table-cell table:style-name="ce107" table:formula="of:=CONCATENATE(LEFT([.F14];4);&quot;_&quot;;MID([.F14];6;1);MID([.F14];7;3))" office:value-type="string" office:string-value="0000_1&lt;fl" calcext:value-type="string">
            <text:p>0000_1&lt;fl</text:p>
          </table:table-cell>
          <table:table-cell table:style-name="ce107"/>
          <table:table-cell table:style-name="ce107" table:formula="of:=CONCATENATE(&quot;&quot;&quot;&quot;;[.I14];&quot; &quot;;[.J14];&quot; &quot;;[.K14];&quot; &quot;;[.L14];&quot; &quot;;[.M14];&quot; &quot;;[.N14];&quot; &quot;;[.O14];&quot; &quot;;[.P14];&quot; &quot;;[.Q14];&quot; &quot;;[.R14];&quot; &quot;;[.S14];&quot; &quot;;[.T14];&quot; &quot;;[.U14];&quot; &quot;;[.V14];&quot; &quot;;[.W14];&quot; &quot;;[.X14];&quot; &quot;;[.Y14];&quot; &quot;;[.Z14];&quot; &quot;;[.AA14];&quot; &quot;;[.AB14];&quot; &quot;;[.AC14];&quot; &quot;;[.AD14];&quot;&quot;&quot;&quot;;&quot;,&quot;)" office:value-type="string" office:string-value="&quot;0 0 0 0 0 0 1 0 0 0 0 0 1 0 0 1 0 0 0 0 0 0&quot;," calcext:value-type="string">
            <text:p>"0 0 0 0 0 0 1 0 0 0 0 0 1 0 0 1 0 0 0 0 0 0",</text:p>
          </table:table-cell>
          <table:table-cell table:style-name="ce107" office:value-type="string" calcext:value-type="string">
            <text:p>0010_0111':"0 0 0 0 0 0 0 0 0 0 0 0 0 0 0 0 1 0 0 0 0 1 \n"+"0 0 0 0 0 0 0 0 0 0 0 0 1 0 0 1 0 1 0 0 1 0",</text:p>
          </table:table-cell>
          <table:table-cell table:style-name="ce107" table:formula="of:=LEFT([.AS14];9)" office:value-type="string" office:string-value="0010_0111" calcext:value-type="string">
            <text:p>0010_0111</text:p>
          </table:table-cell>
          <table:table-cell table:style-name="ce107" table:formula="of:=LEFT([.AS14];LEN([.AS14])-1)" office:value-type="string" office:string-value="0010_0111':&quot;0 0 0 0 0 0 0 0 0 0 0 0 0 0 0 0 1 0 0 0 0 1 \n&quot;+&quot;0 0 0 0 0 0 0 0 0 0 0 0 1 0 0 1 0 1 0 0 1 0&quot;" calcext:value-type="string">
            <text:p>0010_0111':"0 0 0 0 0 0 0 0 0 0 0 0 0 0 0 0 1 0 0 0 0 1 \n"+"0 0 0 0 0 0 0 0 0 0 0 0 1 0 0 1 0 1 0 0 1 0"</text:p>
          </table:table-cell>
          <table:table-cell table:style-name="ce107" table:formula="of:=CONCATENATE([.AU14];&quot;+&quot;;&quot;&quot;&quot;&quot;;[.AT14];&quot;&quot;&quot;&quot;;&quot;,&quot;)" office:value-type="string" office:string-value="0010_0111':&quot;0 0 0 0 0 0 0 0 0 0 0 0 0 0 0 0 1 0 0 0 0 1 \n&quot;+&quot;0 0 0 0 0 0 0 0 0 0 0 0 1 0 0 1 0 1 0 0 1 0&quot;+&quot;0010_0111&quot;," calcext:value-type="string">
            <text:p>0010_0111':"0 0 0 0 0 0 0 0 0 0 0 0 0 0 0 0 1 0 0 0 0 1 \n"+"0 0 0 0 0 0 0 0 0 0 0 0 1 0 0 1 0 1 0 0 1 0"+"0010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0111':"0 0 0 0 0 0 0 0 0 0 0 0 0 0 0 0 1 0 0 0 0 1 \n"+"0 0 0 0 0 0 0 0 0 0 0 0 1 0 0 1 0 1 0 0 1 0"+"0010_0111",</text:p>
          </table:table-cell>
          <table:table-cell table:style-name="ce107" table:formula="of:=CONCATENATE(&quot;'&quot;;LEFT([.AX14];11);&quot; &quot;;LEFT([.AW14];LEN([.AW14])-4);&quot; $ &quot;;RIGHT([.AW14];4);&quot;&quot;;RIGHT([.AX14];LEN([.AX14])-11))" office:value-type="string" office:string-value="'0010_0111': &quot;1 0 1 0 0 1 0 0 0 0 1 0 0 0 0 0 0 0 0 0 0 0  $ \n&quot;+&quot;0 0 0 0 0 0 0 0 0 0 0 0 0 0 0 0 1 0 0 0 0 1 \n&quot;+&quot;0 0 0 0 0 0 0 0 0 0 0 0 1 0 0 1 0 1 0 0 1 0&quot;+&quot;0010_0111&quot;," calcext:value-type="string">
            <text:p>'0010_0111': "1 0 1 0 0 1 0 0 0 0 1 0 0 0 0 0 0 0 0 0 0 0 <text:s/>$ \n"+"0 0 0 0 0 0 0 0 0 0 0 0 0 0 0 0 1 0 0 0 0 1 \n"+"0 0 0 0 0 0 0 0 0 0 0 0 1 0 0 1 0 1 0 0 1 0"+"0010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ata Transfer</text:p>
          </table:table-cell>
          <table:table-cell table:style-name="ce2" office:value-type="string" calcext:value-type="string">
            <text:p>LSP </text:p>
          </table:table-cell>
          <table:table-cell table:style-name="ce2" office:value-type="string" calcext:value-type="string">
            <text:p>[SP] <text:s/>←[R0]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001 000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15];[.J15];[.K15];[.L15];[.M15];[.N15];[.O15];[.P15];[.Q15];[.R15];[.S15];[.T15];[.U15];[.V15];[.W15];[.X15];[.Y15];[.Z15];[.AA15];[.AB15];[.AC15];[.AD15])" office:value-type="string" office:string-value="0000000011001000000100" calcext:value-type="string">
            <text:p>0000000011001000000100</text:p>
          </table:table-cell>
          <table:table-cell table:style-name="ce93" office:value-type="string" calcext:value-type="string">
            <text:p>A / Val on Data Bus</text:p>
          </table:table-cell>
          <table:table-cell table:style-name="ce93" office:value-type="string" calcext:value-type="string">
            <text:p>ero Lsp</text:p>
          </table:table-cell>
          <table:table-cell table:style-name="ce2" office:value-type="string" calcext:value-type="string">
            <text:p>[SP] <text:s/>←[R0], S_IF ← <text:s/>1</text:p>
          </table:table-cell>
          <table:table-cell table:style-name="ce93" office:value-type="string" calcext:value-type="string">
            <text:p>er0, Isp,dsp, sif</text:p>
          </table:table-cell>
          <table:table-cell table:style-name="ce98" table:number-columns-repeated="2"/>
          <table:table-cell table:style-name="ce107" table:formula="of:=CONCATENATE(&quot;9'b&quot;;LEFT([.F15];4);MID([.F15];6;1);&quot;_&quot;;MID([.F15];7;3);&quot;_&quot;;[.G15];&quot; : controlBits = 22'b&quot;;[.AE15];&quot;;&quot;)" office:value-type="string" office:string-value="9'b00010_000_0 : controlBits = 22'b0000000011001000000100;" calcext:value-type="string">
            <text:p>9'b00010_000_0 : controlBits = 22'b0000000011001000000100;</text:p>
          </table:table-cell>
          <table:table-cell table:style-name="ce107" table:formula="of:=LEFT([.C15];3)" office:value-type="string" office:string-value="LSP" calcext:value-type="string">
            <text:p>LSP</text:p>
          </table:table-cell>
          <table:table-cell table:style-name="ce107" office:value-type="float" office:value="0" calcext:value-type="float">
            <text:p>0</text:p>
          </table:table-cell>
          <table:table-cell table:style-name="ce107" table:formula="of:=CONCATENATE(&quot;&quot;&quot;&quot;;[.AM15];&quot;&quot;&quot;:&quot;;&quot;    '8\'b&quot;;LEFT([.AP15];4);&quot;_&quot;;RIGHT([.AP15];4);&quot;'&quot;)" office:value-type="string" office:string-value="&quot;LSP&quot;:    '8\'b0001_0000'" calcext:value-type="string">
            <text:p>"LSP": <text:s text:c="3"/>'8\'b0001_0000'</text:p>
          </table:table-cell>
          <table:table-cell table:style-name="ce107" table:formula="of:=CONCATENATE(LEFT([.F15];4);&quot;_&quot;;MID([.F15];6;1);MID([.F15];7;3))" office:value-type="string" office:string-value="0001_0000" calcext:value-type="string">
            <text:p>0001_0000</text:p>
          </table:table-cell>
          <table:table-cell table:style-name="ce107"/>
          <table:table-cell table:style-name="ce107" table:formula="of:=CONCATENATE(&quot;&quot;&quot;&quot;;[.I15];&quot; &quot;;[.J15];&quot; &quot;;[.K15];&quot; &quot;;[.L15];&quot; &quot;;[.M15];&quot; &quot;;[.N15];&quot; &quot;;[.O15];&quot; &quot;;[.P15];&quot; &quot;;[.Q15];&quot; &quot;;[.R15];&quot; &quot;;[.S15];&quot; &quot;;[.T15];&quot; &quot;;[.U15];&quot; &quot;;[.V15];&quot; &quot;;[.W15];&quot; &quot;;[.X15];&quot; &quot;;[.Y15];&quot; &quot;;[.Z15];&quot; &quot;;[.AA15];&quot; &quot;;[.AB15];&quot; &quot;;[.AC15];&quot; &quot;;[.AD15];&quot;&quot;&quot;&quot;;&quot;,&quot;)" office:value-type="string" office:string-value="&quot;0 0 0 0 0 0 0 0 1 1 0 0 1 0 0 0 0 0 0 1 0 0&quot;," calcext:value-type="string">
            <text:p>"0 0 0 0 0 0 0 0 1 1 0 0 1 0 0 0 0 0 0 1 0 0",</text:p>
          </table:table-cell>
          <table:table-cell table:style-name="ce107" office:value-type="string" calcext:value-type="string">
            <text:p>0000_0100':"0 0 0 0 0 0 1 0 0 0 0 0 1 0 0 0 0 0 0 1 0 0",</text:p>
          </table:table-cell>
          <table:table-cell table:style-name="ce107" table:formula="of:=LEFT([.AS15];9)" office:value-type="string" office:string-value="0000_0100" calcext:value-type="string">
            <text:p>0000_0100</text:p>
          </table:table-cell>
          <table:table-cell table:style-name="ce107" table:formula="of:=LEFT([.AS15];LEN([.AS15])-1)" office:value-type="string" office:string-value="0000_0100':&quot;0 0 0 0 0 0 1 0 0 0 0 0 1 0 0 0 0 0 0 1 0 0&quot;" calcext:value-type="string">
            <text:p>0000_0100':"0 0 0 0 0 0 1 0 0 0 0 0 1 0 0 0 0 0 0 1 0 0"</text:p>
          </table:table-cell>
          <table:table-cell table:style-name="ce107" table:formula="of:=CONCATENATE([.AU15];&quot;+&quot;;&quot;&quot;&quot;&quot;;[.AT15];&quot;&quot;&quot;&quot;;&quot;,&quot;)" office:value-type="string" office:string-value="0000_0100':&quot;0 0 0 0 0 0 1 0 0 0 0 0 1 0 0 0 0 0 0 1 0 0&quot;+&quot;0000_0100&quot;," calcext:value-type="string">
            <text:p>0000_0100':"0 0 0 0 0 0 1 0 0 0 0 0 1 0 0 0 0 0 0 1 0 0"+"0000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0100':"0 0 0 0 0 0 1 0 0 0 0 0 1 0 0 0 0 0 0 1 0 0"+"0000_0100",</text:p>
          </table:table-cell>
          <table:table-cell table:style-name="ce107" table:formula="of:=CONCATENATE(&quot;'&quot;;LEFT([.AX15];11);&quot; &quot;;LEFT([.AW15];LEN([.AW15])-4);&quot; $ &quot;;RIGHT([.AW15];4);&quot;&quot;;RIGHT([.AX15];LEN([.AX15])-11))" office:value-type="string" office:string-value="'0000_0100': &quot;1 0 1 0 0 1 0 0 0 0 1 0 0 0 0 0 0 0 0 0 0 0  $ \n&quot;+&quot;0 0 0 0 0 0 1 0 0 0 0 0 1 0 0 0 0 0 0 1 0 0&quot;+&quot;0000_0100&quot;," calcext:value-type="string">
            <text:p>'0000_0100': "1 0 1 0 0 1 0 0 0 0 1 0 0 0 0 0 0 0 0 0 0 0 <text:s/>$ \n"+"0 0 0 0 0 0 1 0 0 0 0 0 1 0 0 0 0 0 0 1 0 0"+"0000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ata Transfer</text:p>
          </table:table-cell>
          <table:table-cell table:style-name="ce2" office:value-type="string" calcext:value-type="string">
            <text:p>MVD &lt;rn&gt;*</text:p>
          </table:table-cell>
          <table:table-cell table:style-name="ce2" office:value-type="string" calcext:value-type="string">
            <text:p>[&lt;rn&gt;] ← [R0] (n ≠ 0)</text:p>
          </table:table-cell>
          <table:table-cell table:style-name="ce2" office:value-type="string" calcext:value-type="string">
            <text:p>11...17</text:p>
          </table:table-cell>
          <table:table-cell table:style-name="ce2" office:value-type="string" calcext:value-type="string">
            <text:p>0001 0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16];[.J16];[.K16];[.L16];[.M16];[.N16];[.O16];[.P16];[.Q16];[.R16];[.S16];[.T16];[.U16];[.V16];[.W16];[.X16];[.Y16];[.Z16];[.AA16];[.AB16];[.AC16];[.AD16])" office:value-type="string" office:string-value="0000000000001000000110" calcext:value-type="string">
            <text:p>0000000000001000000110</text:p>
          </table:table-cell>
          <table:table-cell table:style-name="ce93" office:value-type="string" calcext:value-type="string">
            <text:p>A / Val on Data Bus</text:p>
          </table:table-cell>
          <table:table-cell table:style-name="ce93" office:value-type="string" calcext:value-type="string">
            <text:p>ero lor eor lrn OR POTENTIALLY er0, lrn</text:p>
          </table:table-cell>
          <table:table-cell table:style-name="ce2" office:value-type="string" calcext:value-type="string">
            <text:p>[&lt;rn&gt;] ← [R0] (n ≠ 0), S_IF ← <text:s/>1</text:p>
          </table:table-cell>
          <table:table-cell table:style-name="ce93" office:value-type="string" calcext:value-type="string">
            <text:p>er0, lrn, sif</text:p>
          </table:table-cell>
          <table:table-cell table:style-name="ce98" table:number-columns-repeated="2"/>
          <table:table-cell table:style-name="ce108" table:formula="of:=CONCATENATE(&quot;9'b&quot;;LEFT([.F16];4);MID([.F16];6;1);&quot;_&quot;;MID([.F16];7;3);&quot;_&quot;;[.G16];&quot; : controlBits = 22'b&quot;;[.AE16];&quot;;&quot;)" office:value-type="string" office:string-value="9'b00010_&lt;rn_0 : controlBits = 22'b0000000000001000000110;" calcext:value-type="string">
            <text:p>9'b00010_&lt;rn_0 : controlBits = 22'b0000000000001000000110;</text:p>
          </table:table-cell>
          <table:table-cell table:style-name="ce107" table:formula="of:=LEFT([.C16];3)" office:value-type="string" office:string-value="MVD" calcext:value-type="string">
            <text:p>MVD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16];&quot;&quot;&quot;:&quot;;&quot;    '8\'b&quot;;LEFT([.AP16];4);&quot;_&quot;;RIGHT([.AP16];4);&quot;'&quot;)" office:value-type="string" office:string-value="&quot;MVD&quot;:    '8\'b0001_0&lt;rn'" calcext:value-type="string">
            <text:p>"MVD": <text:s text:c="3"/>'8\'b0001_0&lt;rn'</text:p>
          </table:table-cell>
          <table:table-cell table:style-name="ce107" table:formula="of:=CONCATENATE(LEFT([.F16];4);&quot;_&quot;;MID([.F16];6;1);MID([.F16];7;3))" office:value-type="string" office:string-value="0001_0&lt;rn" calcext:value-type="string">
            <text:p>0001_0&lt;rn</text:p>
          </table:table-cell>
          <table:table-cell table:style-name="ce107"/>
          <table:table-cell table:style-name="ce107" table:formula="of:=CONCATENATE(&quot;&quot;&quot;&quot;;[.I16];&quot; &quot;;[.J16];&quot; &quot;;[.K16];&quot; &quot;;[.L16];&quot; &quot;;[.M16];&quot; &quot;;[.N16];&quot; &quot;;[.O16];&quot; &quot;;[.P16];&quot; &quot;;[.Q16];&quot; &quot;;[.R16];&quot; &quot;;[.S16];&quot; &quot;;[.T16];&quot; &quot;;[.U16];&quot; &quot;;[.V16];&quot; &quot;;[.W16];&quot; &quot;;[.X16];&quot; &quot;;[.Y16];&quot; &quot;;[.Z16];&quot; &quot;;[.AA16];&quot; &quot;;[.AB16];&quot; &quot;;[.AC16];&quot; &quot;;[.AD16];&quot;&quot;&quot;&quot;;&quot;,&quot;)" office:value-type="string" office:string-value="&quot;0 0 0 0 0 0 0 0 0 0 0 0 1 0 0 0 0 0 0 1 1 0&quot;," calcext:value-type="string">
            <text:p>"0 0 0 0 0 0 0 0 0 0 0 0 1 0 0 0 0 0 0 1 1 0",</text:p>
          </table:table-cell>
          <table:table-cell table:style-name="ce107" office:value-type="string" calcext:value-type="string">
            <text:p>0000_0101':"0 1 0 1 1 0 0 0 1 0 0 0 0 0 0 0 0 0 0 0 0 0 \n"+"1 0 1 0 0 0 1 0 0 0 0 0 1 0 0 0 0 0 0 0 0 0",</text:p>
          </table:table-cell>
          <table:table-cell table:style-name="ce107" table:formula="of:=LEFT([.AS16];9)" office:value-type="string" office:string-value="0000_0101" calcext:value-type="string">
            <text:p>0000_0101</text:p>
          </table:table-cell>
          <table:table-cell table:style-name="ce107" table:formula="of:=LEFT([.AS16];LEN([.AS16])-1)" office:value-type="string" office:string-value="0000_0101':&quot;0 1 0 1 1 0 0 0 1 0 0 0 0 0 0 0 0 0 0 0 0 0 \n&quot;+&quot;1 0 1 0 0 0 1 0 0 0 0 0 1 0 0 0 0 0 0 0 0 0&quot;" calcext:value-type="string">
            <text:p>0000_0101':"0 1 0 1 1 0 0 0 1 0 0 0 0 0 0 0 0 0 0 0 0 0 \n"+"1 0 1 0 0 0 1 0 0 0 0 0 1 0 0 0 0 0 0 0 0 0"</text:p>
          </table:table-cell>
          <table:table-cell table:style-name="ce107" table:formula="of:=CONCATENATE([.AU16];&quot;+&quot;;&quot;&quot;&quot;&quot;;[.AT16];&quot;&quot;&quot;&quot;;&quot;,&quot;)" office:value-type="string" office:string-value="0000_0101':&quot;0 1 0 1 1 0 0 0 1 0 0 0 0 0 0 0 0 0 0 0 0 0 \n&quot;+&quot;1 0 1 0 0 0 1 0 0 0 0 0 1 0 0 0 0 0 0 0 0 0&quot;+&quot;0000_0101&quot;," calcext:value-type="string">
            <text:p>0000_0101':"0 1 0 1 1 0 0 0 1 0 0 0 0 0 0 0 0 0 0 0 0 0 \n"+"1 0 1 0 0 0 1 0 0 0 0 0 1 0 0 0 0 0 0 0 0 0"+"0000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0101':"0 1 0 1 1 0 0 0 1 0 0 0 0 0 0 0 0 0 0 0 0 0 \n"+"1 0 1 0 0 0 1 0 0 0 0 0 1 0 0 0 0 0 0 0 0 0"+"0000_0101",</text:p>
          </table:table-cell>
          <table:table-cell table:style-name="ce107" table:formula="of:=CONCATENATE(&quot;'&quot;;LEFT([.AX16];11);&quot; &quot;;LEFT([.AW16];LEN([.AW16])-4);&quot; $ &quot;;RIGHT([.AW16];4);&quot;&quot;;RIGHT([.AX16];LEN([.AX16])-11))" office:value-type="string" office:string-value="'0000_0101': &quot;1 0 1 0 0 1 0 0 0 0 1 0 0 0 0 0 0 0 0 0 0 0  $ \n&quot;+&quot;0 1 0 1 1 0 0 0 1 0 0 0 0 0 0 0 0 0 0 0 0 0 \n&quot;+&quot;1 0 1 0 0 0 1 0 0 0 0 0 1 0 0 0 0 0 0 0 0 0&quot;+&quot;0000_0101&quot;," calcext:value-type="string">
            <text:p>'0000_0101': "1 0 1 0 0 1 0 0 0 0 1 0 0 0 0 0 0 0 0 0 0 0 <text:s/>$ \n"+"0 1 0 1 1 0 0 0 1 0 0 0 0 0 0 0 0 0 0 0 0 0 \n"+"1 0 1 0 0 0 1 0 0 0 0 0 1 0 0 0 0 0 0 0 0 0"+"0000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ata Transfer</text:p>
          </table:table-cell>
          <table:table-cell table:style-name="ce4" office:value-type="string" calcext:value-type="string">
            <text:p>RSP</text:p>
          </table:table-cell>
          <table:table-cell table:style-name="ce4" office:value-type="string" calcext:value-type="string">
            <text:p>[R0] ← [SP]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0001 100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9" table:formula="of:=CONCATENATE([.I17];[.J17];[.K17];[.L17];[.M17];[.N17];[.O17];[.P17];[.Q17];[.R17];[.S17];[.T17];[.U17];[.V17];[.W17];[.X17];[.Y17];[.Z17];[.AA17];[.AB17];[.AC17];[.AD17])" office:value-type="string" office:string-value="0000000100001000001000" calcext:value-type="string">
            <text:p>0000000100001000001000</text:p>
          </table:table-cell>
          <table:table-cell table:style-name="ce94" office:value-type="string" calcext:value-type="string">
            <text:p>A / Val on Data Bus</text:p>
          </table:table-cell>
          <table:table-cell table:style-name="ce94" office:value-type="string" calcext:value-type="string">
            <text:p>esp, Lr0</text:p>
          </table:table-cell>
          <table:table-cell table:style-name="ce4" office:value-type="string" calcext:value-type="string">
            <text:p>[R0] ← [SP], S_IF ← <text:s/>1</text:p>
          </table:table-cell>
          <table:table-cell table:style-name="ce94" office:value-type="string" calcext:value-type="string">
            <text:p>esp, lr0, sif</text:p>
          </table:table-cell>
          <table:table-cell table:style-name="ce104" table:number-columns-repeated="2"/>
          <table:table-cell table:style-name="ce108" table:formula="of:=CONCATENATE(&quot;9'b&quot;;LEFT([.F17];4);MID([.F17];6;1);&quot;_&quot;;MID([.F17];7;3);&quot;_&quot;;[.G17];&quot; : controlBits = 22'b&quot;;[.AE17];&quot;;&quot;)" office:value-type="string" office:string-value="9'b00011_000_0 : controlBits = 22'b0000000100001000001000;" calcext:value-type="string">
            <text:p>9'b00011_000_0 : controlBits = 22'b0000000100001000001000;</text:p>
          </table:table-cell>
          <table:table-cell table:style-name="ce107" table:formula="of:=LEFT([.C17];3)" office:value-type="string" office:string-value="RSP" calcext:value-type="string">
            <text:p>RSP</text:p>
          </table:table-cell>
          <table:table-cell table:style-name="ce108" office:value-type="float" office:value="0" calcext:value-type="float">
            <text:p>0</text:p>
          </table:table-cell>
          <table:table-cell table:style-name="ce107" table:formula="of:=CONCATENATE(&quot;&quot;&quot;&quot;;[.AM17];&quot;&quot;&quot;:&quot;;&quot;    '8\'b&quot;;LEFT([.AP17];4);&quot;_&quot;;RIGHT([.AP17];4);&quot;'&quot;)" office:value-type="string" office:string-value="&quot;RSP&quot;:    '8\'b0001_1000'" calcext:value-type="string">
            <text:p>"RSP": <text:s text:c="3"/>'8\'b0001_1000'</text:p>
          </table:table-cell>
          <table:table-cell table:style-name="ce107" table:formula="of:=CONCATENATE(LEFT([.F17];4);&quot;_&quot;;MID([.F17];6;1);MID([.F17];7;3))" office:value-type="string" office:string-value="0001_1000" calcext:value-type="string">
            <text:p>0001_1000</text:p>
          </table:table-cell>
          <table:table-cell table:style-name="ce108"/>
          <table:table-cell table:style-name="ce107" table:formula="of:=CONCATENATE(&quot;&quot;&quot;&quot;;[.I17];&quot; &quot;;[.J17];&quot; &quot;;[.K17];&quot; &quot;;[.L17];&quot; &quot;;[.M17];&quot; &quot;;[.N17];&quot; &quot;;[.O17];&quot; &quot;;[.P17];&quot; &quot;;[.Q17];&quot; &quot;;[.R17];&quot; &quot;;[.S17];&quot; &quot;;[.T17];&quot; &quot;;[.U17];&quot; &quot;;[.V17];&quot; &quot;;[.W17];&quot; &quot;;[.X17];&quot; &quot;;[.Y17];&quot; &quot;;[.Z17];&quot; &quot;;[.AA17];&quot; &quot;;[.AB17];&quot; &quot;;[.AC17];&quot; &quot;;[.AD17];&quot;&quot;&quot;&quot;;&quot;,&quot;)" office:value-type="string" office:string-value="&quot;0 0 0 0 0 0 0 1 0 0 0 0 1 0 0 0 0 0 1 0 0 0&quot;," calcext:value-type="string">
            <text:p>"0 0 0 0 0 0 0 1 0 0 0 0 1 0 0 0 0 0 1 0 0 0",</text:p>
          </table:table-cell>
          <table:table-cell table:style-name="ce108" office:value-type="string" calcext:value-type="string">
            <text:p>0000_0110':"0 1 0 1 1 0 0 0 1 0 0 0 0 0 0 0 0 0 0 0 0 0 \n"+"0 0 0 0 0 0 1 0 0 0 0 0 1 0 0 0 0 0 0 1 0 0",</text:p>
          </table:table-cell>
          <table:table-cell table:style-name="ce107" table:formula="of:=LEFT([.AS17];9)" office:value-type="string" office:string-value="0000_0110" calcext:value-type="string">
            <text:p>0000_0110</text:p>
          </table:table-cell>
          <table:table-cell table:style-name="ce107" table:formula="of:=LEFT([.AS17];LEN([.AS17])-1)" office:value-type="string" office:string-value="0000_0110':&quot;0 1 0 1 1 0 0 0 1 0 0 0 0 0 0 0 0 0 0 0 0 0 \n&quot;+&quot;0 0 0 0 0 0 1 0 0 0 0 0 1 0 0 0 0 0 0 1 0 0&quot;" calcext:value-type="string">
            <text:p>0000_0110':"0 1 0 1 1 0 0 0 1 0 0 0 0 0 0 0 0 0 0 0 0 0 \n"+"0 0 0 0 0 0 1 0 0 0 0 0 1 0 0 0 0 0 0 1 0 0"</text:p>
          </table:table-cell>
          <table:table-cell table:style-name="ce107" table:formula="of:=CONCATENATE([.AU17];&quot;+&quot;;&quot;&quot;&quot;&quot;;[.AT17];&quot;&quot;&quot;&quot;;&quot;,&quot;)" office:value-type="string" office:string-value="0000_0110':&quot;0 1 0 1 1 0 0 0 1 0 0 0 0 0 0 0 0 0 0 0 0 0 \n&quot;+&quot;0 0 0 0 0 0 1 0 0 0 0 0 1 0 0 0 0 0 0 1 0 0&quot;+&quot;0000_0110&quot;," calcext:value-type="string">
            <text:p>0000_0110':"0 1 0 1 1 0 0 0 1 0 0 0 0 0 0 0 0 0 0 0 0 0 \n"+"0 0 0 0 0 0 1 0 0 0 0 0 1 0 0 0 0 0 0 1 0 0"+"0000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8" office:value-type="string" calcext:value-type="string">
            <text:p>0000_0110':"0 1 0 1 1 0 0 0 1 0 0 0 0 0 0 0 0 0 0 0 0 0 \n"+"0 0 0 0 0 0 1 0 0 0 0 0 1 0 0 0 0 0 0 1 0 0"+"0000_0110",</text:p>
          </table:table-cell>
          <table:table-cell table:style-name="ce107" table:formula="of:=CONCATENATE(&quot;'&quot;;LEFT([.AX17];11);&quot; &quot;;LEFT([.AW17];LEN([.AW17])-4);&quot; $ &quot;;RIGHT([.AW17];4);&quot;&quot;;RIGHT([.AX17];LEN([.AX17])-11))" office:value-type="string" office:string-value="'0000_0110': &quot;1 0 1 0 0 1 0 0 0 0 1 0 0 0 0 0 0 0 0 0 0 0  $ \n&quot;+&quot;0 1 0 1 1 0 0 0 1 0 0 0 0 0 0 0 0 0 0 0 0 0 \n&quot;+&quot;0 0 0 0 0 0 1 0 0 0 0 0 1 0 0 0 0 0 0 1 0 0&quot;+&quot;0000_0110&quot;," calcext:value-type="string">
            <text:p>'0000_0110': "1 0 1 0 0 1 0 0 0 0 1 0 0 0 0 0 0 0 0 0 0 0 <text:s/>$ \n"+"0 1 0 1 1 0 0 0 1 0 0 0 0 0 0 0 0 0 0 0 0 0 \n"+"0 0 0 0 0 0 1 0 0 0 0 0 1 0 0 0 0 0 0 1 0 0"+"0000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ata Transfer</text:p>
          </table:table-cell>
          <table:table-cell table:style-name="ce2" office:value-type="string" calcext:value-type="string">
            <text:p>MVS &lt;rn&gt;*</text:p>
          </table:table-cell>
          <table:table-cell table:style-name="ce2" office:value-type="string" calcext:value-type="string">
            <text:p>[R0] ← [&lt;rn&gt;] (n ≠ 0)</text:p>
          </table:table-cell>
          <table:table-cell table:style-name="ce2" office:value-type="string" calcext:value-type="string">
            <text:p>19...1F</text:p>
          </table:table-cell>
          <table:table-cell table:style-name="ce2" office:value-type="string" calcext:value-type="string">
            <text:p>0001 1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18];[.J18];[.K18];[.L18];[.M18];[.N18];[.O18];[.P18];[.Q18];[.R18];[.S18];[.T18];[.U18];[.V18];[.W18];[.X18];[.Y18];[.Z18];[.AA18];[.AB18];[.AC18];[.AD18])" office:value-type="string" office:string-value="0000000000001000001001" calcext:value-type="string">
            <text:p>0000000000001000001001</text:p>
          </table:table-cell>
          <table:table-cell table:style-name="ce93" office:value-type="string" calcext:value-type="string">
            <text:p>A / Val on Data Bus</text:p>
          </table:table-cell>
          <table:table-cell table:style-name="ce93"/>
          <table:table-cell table:style-name="ce2" office:value-type="string" calcext:value-type="string">
            <text:p>[R0] ← [&lt;rn&gt;] (n ≠ 0), S_IF ← <text:s/>1</text:p>
          </table:table-cell>
          <table:table-cell table:style-name="ce93" office:value-type="string" calcext:value-type="string">
            <text:p>ern, lr0, sif</text:p>
          </table:table-cell>
          <table:table-cell table:style-name="ce98" table:number-columns-repeated="2"/>
          <table:table-cell table:style-name="ce108" table:formula="of:=CONCATENATE(&quot;9'b&quot;;LEFT([.F18];4);MID([.F18];6;1);&quot;_&quot;;MID([.F18];7;3);&quot;_&quot;;[.G18];&quot; : controlBits = 22'b&quot;;[.AE18];&quot;;&quot;)" office:value-type="string" office:string-value="9'b00011_&lt;rn_0 : controlBits = 22'b0000000000001000001001;" calcext:value-type="string">
            <text:p>9'b00011_&lt;rn_0 : controlBits = 22'b0000000000001000001001;</text:p>
          </table:table-cell>
          <table:table-cell table:style-name="ce107" table:formula="of:=LEFT([.C18];3)" office:value-type="string" office:string-value="MVS" calcext:value-type="string">
            <text:p>MVS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18];&quot;&quot;&quot;:&quot;;&quot;    '8\'b&quot;;LEFT([.AP18];4);&quot;_&quot;;RIGHT([.AP18];4);&quot;'&quot;)" office:value-type="string" office:string-value="&quot;MVS&quot;:    '8\'b0001_1&lt;rn'" calcext:value-type="string">
            <text:p>"MVS": <text:s text:c="3"/>'8\'b0001_1&lt;rn'</text:p>
          </table:table-cell>
          <table:table-cell table:style-name="ce107" table:formula="of:=CONCATENATE(LEFT([.F18];4);&quot;_&quot;;MID([.F18];6;1);MID([.F18];7;3))" office:value-type="string" office:string-value="0001_1&lt;rn" calcext:value-type="string">
            <text:p>0001_1&lt;rn</text:p>
          </table:table-cell>
          <table:table-cell table:style-name="ce107"/>
          <table:table-cell table:style-name="ce107" table:formula="of:=CONCATENATE(&quot;&quot;&quot;&quot;;[.I18];&quot; &quot;;[.J18];&quot; &quot;;[.K18];&quot; &quot;;[.L18];&quot; &quot;;[.M18];&quot; &quot;;[.N18];&quot; &quot;;[.O18];&quot; &quot;;[.P18];&quot; &quot;;[.Q18];&quot; &quot;;[.R18];&quot; &quot;;[.S18];&quot; &quot;;[.T18];&quot; &quot;;[.U18];&quot; &quot;;[.V18];&quot; &quot;;[.W18];&quot; &quot;;[.X18];&quot; &quot;;[.Y18];&quot; &quot;;[.Z18];&quot; &quot;;[.AA18];&quot; &quot;;[.AB18];&quot; &quot;;[.AC18];&quot; &quot;;[.AD18];&quot;&quot;&quot;&quot;;&quot;,&quot;)" office:value-type="string" office:string-value="&quot;0 0 0 0 0 0 0 0 0 0 0 0 1 0 0 0 0 0 1 0 0 1&quot;," calcext:value-type="string">
            <text:p>"0 0 0 0 0 0 0 0 0 0 0 0 1 0 0 0 0 0 1 0 0 1",</text:p>
          </table:table-cell>
          <table:table-cell table:style-name="ce107" office:value-type="string" calcext:value-type="string">
            <text:p>0000_1000':"1 0 1 0 0 1 0 0 0 0 0 1 1 0 0 0 1 0 0 0 0 0 \n"+"0 0 0 0 0 0 1 0 0 0 0 0 1 0 0 1 0 0 0 0 0 0",</text:p>
          </table:table-cell>
          <table:table-cell table:style-name="ce107" table:formula="of:=LEFT([.AS18];9)" office:value-type="string" office:string-value="0000_1000" calcext:value-type="string">
            <text:p>0000_1000</text:p>
          </table:table-cell>
          <table:table-cell table:style-name="ce107" table:formula="of:=LEFT([.AS18];LEN([.AS18])-1)" office:value-type="string" office:string-value="0000_1000':&quot;1 0 1 0 0 1 0 0 0 0 0 1 1 0 0 0 1 0 0 0 0 0 \n&quot;+&quot;0 0 0 0 0 0 1 0 0 0 0 0 1 0 0 1 0 0 0 0 0 0&quot;" calcext:value-type="string">
            <text:p>0000_1000':"1 0 1 0 0 1 0 0 0 0 0 1 1 0 0 0 1 0 0 0 0 0 \n"+"0 0 0 0 0 0 1 0 0 0 0 0 1 0 0 1 0 0 0 0 0 0"</text:p>
          </table:table-cell>
          <table:table-cell table:style-name="ce107" table:formula="of:=CONCATENATE([.AU18];&quot;+&quot;;&quot;&quot;&quot;&quot;;[.AT18];&quot;&quot;&quot;&quot;;&quot;,&quot;)" office:value-type="string" office:string-value="0000_1000':&quot;1 0 1 0 0 1 0 0 0 0 0 1 1 0 0 0 1 0 0 0 0 0 \n&quot;+&quot;0 0 0 0 0 0 1 0 0 0 0 0 1 0 0 1 0 0 0 0 0 0&quot;+&quot;0000_1000&quot;," calcext:value-type="string">
            <text:p>0000_1000':"1 0 1 0 0 1 0 0 0 0 0 1 1 0 0 0 1 0 0 0 0 0 \n"+"0 0 0 0 0 0 1 0 0 0 0 0 1 0 0 1 0 0 0 0 0 0"+"0000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1000':"1 0 1 0 0 1 0 0 0 0 0 1 1 0 0 0 1 0 0 0 0 0 \n"+"0 0 0 0 0 0 1 0 0 0 0 0 1 0 0 1 0 0 0 0 0 0"+"0000_1000",</text:p>
          </table:table-cell>
          <table:table-cell table:style-name="ce107" table:formula="of:=CONCATENATE(&quot;'&quot;;LEFT([.AX18];11);&quot; &quot;;LEFT([.AW18];LEN([.AW18])-4);&quot; $ &quot;;RIGHT([.AW18];4);&quot;&quot;;RIGHT([.AX18];LEN([.AX18])-11))" office:value-type="string" office:string-value="'0000_1000': &quot;1 0 1 0 0 1 0 0 0 0 1 0 0 0 0 0 0 0 0 0 0 0  $ \n&quot;+&quot;1 0 1 0 0 1 0 0 0 0 0 1 1 0 0 0 1 0 0 0 0 0 \n&quot;+&quot;0 0 0 0 0 0 1 0 0 0 0 0 1 0 0 1 0 0 0 0 0 0&quot;+&quot;0000_1000&quot;," calcext:value-type="string">
            <text:p>'0000_1000': "1 0 1 0 0 1 0 0 0 0 1 0 0 0 0 0 0 0 0 0 0 0 <text:s/>$ \n"+"1 0 1 0 0 1 0 0 0 0 0 1 1 0 0 0 1 0 0 0 0 0 \n"+"0 0 0 0 0 0 1 0 0 0 0 0 1 0 0 1 0 0 0 0 0 0"+"0000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14" calcext:value-type="float" table:number-columns-spanned="1" table:number-rows-spanned="2">
            <text:p>14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NOT &lt;rn&gt;</text:p>
          </table:table-cell>
          <table:table-cell table:style-name="ce2" office:value-type="string" calcext:value-type="string" table:number-columns-spanned="1" table:number-rows-spanned="2">
            <text:p>[&lt;rn&gt;] ← [&lt;rn&gt;]’</text:p>
          </table:table-cell>
          <table:table-cell table:style-name="ce8" office:value-type="string" calcext:value-type="string" table:number-columns-spanned="1" table:number-rows-spanned="2">
            <text:p>20...27</text:p>
          </table:table-cell>
          <table:table-cell table:style-name="ce8" office:value-type="string" calcext:value-type="string">
            <text:p>0010 0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19];[.J19];[.K19];[.L19];[.M19];[.N19];[.O19];[.P19];[.Q19];[.R19];[.S19];[.T19];[.U19];[.V19];[.W19];[.X19];[.Y19];[.Z19];[.AA19];[.AB19];[.AC19];[.AD19])" office:value-type="string" office:string-value="0000000000000000100001" calcext:value-type="string">
            <text:p>0000000000000000100001</text:p>
          </table:table-cell>
          <table:table-cell table:style-name="ce93" office:value-type="string" calcext:value-type="string">
            <text:p>~A</text:p>
          </table:table-cell>
          <table:table-cell table:style-name="ce93" office:value-type="string" calcext:value-type="string">
            <text:p>ern sal</text:p>
          </table:table-cell>
          <table:table-cell table:style-name="ce93" office:value-type="string" calcext:value-type="string">
            <text:p>loop not stable</text:p>
          </table:table-cell>
          <table:table-cell table:style-name="ce93" office:value-type="string" calcext:value-type="string">
            <text:p>ern, lor</text:p>
          </table:table-cell>
          <table:table-cell table:style-name="ce98" table:number-columns-repeated="2"/>
          <table:table-cell table:style-name="ce108" table:formula="of:=CONCATENATE(&quot;9'b&quot;;LEFT([.F19];4);MID([.F19];6;1);&quot;_&quot;;MID([.F19];7;3);&quot;_&quot;;[.G19];&quot; : controlBits = 22'b&quot;;[.AE19];&quot;;&quot;)" office:value-type="string" office:string-value="9'b00100_&lt;rn_0 : controlBits = 22'b0000000000000000100001;" calcext:value-type="string">
            <text:p>9'b00100_&lt;rn_0 : controlBits = 22'b0000000000000000100001;</text:p>
          </table:table-cell>
          <table:table-cell table:style-name="ce107" table:formula="of:=LEFT([.C19];3)" office:value-type="string" office:string-value="NOT" calcext:value-type="string">
            <text:p>NOT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19];&quot;&quot;&quot;:&quot;;&quot;    '8\'b&quot;;LEFT([.AP19];4);&quot;_&quot;;RIGHT([.AP19];4);&quot;'&quot;)" office:value-type="string" office:string-value="&quot;NOT&quot;:    '8\'b0010_0&lt;rn'" calcext:value-type="string">
            <text:p>"NOT": <text:s text:c="3"/>'8\'b0010_0&lt;rn'</text:p>
          </table:table-cell>
          <table:table-cell table:style-name="ce107" table:formula="of:=CONCATENATE(LEFT([.F19];4);&quot;_&quot;;MID([.F19];6;1);MID([.F19];7;3))" office:value-type="string" office:string-value="0010_0&lt;rn" calcext:value-type="string">
            <text:p>0010_0&lt;rn</text:p>
          </table:table-cell>
          <table:table-cell table:style-name="ce107"/>
          <table:table-cell table:style-name="ce107" table:formula="of:=CONCATENATE(&quot;&quot;&quot;&quot;;[.I19];&quot; &quot;;[.J19];&quot; &quot;;[.K19];&quot; &quot;;[.L19];&quot; &quot;;[.M19];&quot; &quot;;[.N19];&quot; &quot;;[.O19];&quot; &quot;;[.P19];&quot; &quot;;[.Q19];&quot; &quot;;[.R19];&quot; &quot;;[.S19];&quot; &quot;;[.T19];&quot; &quot;;[.U19];&quot; &quot;;[.V19];&quot; &quot;;[.W19];&quot; &quot;;[.X19];&quot; &quot;;[.Y19];&quot; &quot;;[.Z19];&quot; &quot;;[.AA19];&quot; &quot;;[.AB19];&quot; &quot;;[.AC19];&quot; &quot;;[.AD19];&quot;&quot;&quot;&quot;;&quot;,&quot;)" office:value-type="string" office:string-value="&quot;0 0 0 0 0 0 0 0 0 0 0 0 0 0 0 0 1 0 0 0 0 1&quot;," calcext:value-type="string">
            <text:p>"0 0 0 0 0 0 0 0 0 0 0 0 0 0 0 0 1 0 0 0 0 1",</text:p>
          </table:table-cell>
          <table:table-cell table:style-name="ce107" office:value-type="string" calcext:value-type="string">
            <text:p>0000_1001':"1 0 1 0 0 1 0 0 0 0 0 1 1 0 0 0 1 0 0 0 0 0 \n"+"0 0 0 0 0 0 1 0 0 0 0 0 1 0 0 1 0 0 0 0 0 0",</text:p>
          </table:table-cell>
          <table:table-cell table:style-name="ce107" table:formula="of:=LEFT([.AS19];9)" office:value-type="string" office:string-value="0000_1001" calcext:value-type="string">
            <text:p>0000_1001</text:p>
          </table:table-cell>
          <table:table-cell table:style-name="ce107" table:formula="of:=LEFT([.AS19];LEN([.AS19])-1)" office:value-type="string" office:string-value="0000_1001':&quot;1 0 1 0 0 1 0 0 0 0 0 1 1 0 0 0 1 0 0 0 0 0 \n&quot;+&quot;0 0 0 0 0 0 1 0 0 0 0 0 1 0 0 1 0 0 0 0 0 0&quot;" calcext:value-type="string">
            <text:p>0000_1001':"1 0 1 0 0 1 0 0 0 0 0 1 1 0 0 0 1 0 0 0 0 0 \n"+"0 0 0 0 0 0 1 0 0 0 0 0 1 0 0 1 0 0 0 0 0 0"</text:p>
          </table:table-cell>
          <table:table-cell table:style-name="ce107" table:formula="of:=CONCATENATE([.AU19];&quot;+&quot;;&quot;&quot;&quot;&quot;;[.AT19];&quot;&quot;&quot;&quot;;&quot;,&quot;)" office:value-type="string" office:string-value="0000_1001':&quot;1 0 1 0 0 1 0 0 0 0 0 1 1 0 0 0 1 0 0 0 0 0 \n&quot;+&quot;0 0 0 0 0 0 1 0 0 0 0 0 1 0 0 1 0 0 0 0 0 0&quot;+&quot;0000_1001&quot;," calcext:value-type="string">
            <text:p>0000_1001':"1 0 1 0 0 1 0 0 0 0 0 1 1 0 0 0 1 0 0 0 0 0 \n"+"0 0 0 0 0 0 1 0 0 0 0 0 1 0 0 1 0 0 0 0 0 0"+"0000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1001':"1 0 1 0 0 1 0 0 0 0 0 1 1 0 0 0 1 0 0 0 0 0 \n"+"0 0 0 0 0 0 1 0 0 0 0 0 1 0 0 1 0 0 0 0 0 0"+"0000_1001",</text:p>
          </table:table-cell>
          <table:table-cell table:style-name="ce107" table:formula="of:=CONCATENATE(&quot;'&quot;;LEFT([.AX19];11);&quot; &quot;;LEFT([.AW19];LEN([.AW19])-4);&quot; $ &quot;;RIGHT([.AW19];4);&quot;&quot;;RIGHT([.AX19];LEN([.AX19])-11))" office:value-type="string" office:string-value="'0000_1001': &quot;1 0 1 0 0 1 0 0 0 0 1 0 0 0 0 0 0 0 0 0 0 0  $ \n&quot;+&quot;1 0 1 0 0 1 0 0 0 0 0 1 1 0 0 0 1 0 0 0 0 0 \n&quot;+&quot;0 0 0 0 0 0 1 0 0 0 0 0 1 0 0 1 0 0 0 0 0 0&quot;+&quot;0000_1001&quot;," calcext:value-type="string">
            <text:p>'0000_1001': "1 0 1 0 0 1 0 0 0 0 1 0 0 0 0 0 0 0 0 0 0 0 <text:s/>$ \n"+"1 0 1 0 0 1 0 0 0 0 0 1 1 0 0 0 1 0 0 0 0 0 \n"+"0 0 0 0 0 0 1 0 0 0 0 0 1 0 0 1 0 0 0 0 0 0"+"0000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2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0010 0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20];[.J20];[.K20];[.L20];[.M20];[.N20];[.O20];[.P20];[.Q20];[.R20];[.S20];[.T20];[.U20];[.V20];[.W20];[.X20];[.Y20];[.Z20];[.AA20];[.AB20];[.AC20];[.AD20])" office:value-type="string" office:string-value="0000000000001001010010" calcext:value-type="string">
            <text:p>0000000000001001010010</text:p>
          </table:table-cell>
          <table:table-cell table:style-name="ce93"/>
          <table:table-cell table:style-name="ce2" office:value-type="string" calcext:value-type="string">
            <text:p>lrn</text:p>
          </table:table-cell>
          <table:table-cell table:style-name="ce93"/>
          <table:table-cell table:style-name="ce93" office:value-type="string" calcext:value-type="string">
            <text:p>eor, lrn, sal, sif</text:p>
          </table:table-cell>
          <table:table-cell table:style-name="ce98" table:number-columns-repeated="2"/>
          <table:table-cell table:style-name="ce108" table:formula="of:=CONCATENATE(&quot;9'b&quot;;LEFT([.F20];4);MID([.F20];6;1);&quot;_&quot;;MID([.F20];7;3);&quot;_&quot;;[.G20];&quot; : controlBits = 22'b&quot;;[.AE20];&quot;;&quot;)" office:value-type="string" office:string-value="9'b00100_&lt;rn_1 : controlBits = 22'b0000000000001001010010;" calcext:value-type="string">
            <text:p>9'b00100_&lt;rn_1 : controlBits = 22'b0000000000001001010010;</text:p>
          </table:table-cell>
          <table:table-cell table:style-name="ce107" table:formula="of:=LEFT([.C20];3)">
            <text:p/>
          </table:table-cell>
          <table:table-cell table:style-name="ce107" table:number-columns-repeated="2"/>
          <table:table-cell table:style-name="ce107" table:formula="of:=CONCATENATE(LEFT([.F20];4);&quot;_&quot;;MID([.F20];6;1);MID([.F20];7;3))" office:value-type="string" office:string-value="0010_0&lt;rn" calcext:value-type="string">
            <text:p>0010_0&lt;rn</text:p>
          </table:table-cell>
          <table:table-cell table:style-name="ce107"/>
          <table:table-cell table:style-name="ce107" table:formula="of:=CONCATENATE(&quot;&quot;&quot;&quot;;[.I20];&quot; &quot;;[.J20];&quot; &quot;;[.K20];&quot; &quot;;[.L20];&quot; &quot;;[.M20];&quot; &quot;;[.N20];&quot; &quot;;[.O20];&quot; &quot;;[.P20];&quot; &quot;;[.Q20];&quot; &quot;;[.R20];&quot; &quot;;[.S20];&quot; &quot;;[.T20];&quot; &quot;;[.U20];&quot; &quot;;[.V20];&quot; &quot;;[.W20];&quot; &quot;;[.X20];&quot; &quot;;[.Y20];&quot; &quot;;[.Z20];&quot; &quot;;[.AA20];&quot; &quot;;[.AB20];&quot; &quot;;[.AC20];&quot; &quot;;[.AD20];&quot;&quot;&quot;&quot;;&quot;,&quot;)" office:value-type="string" office:string-value="&quot;0 0 0 0 0 0 0 0 0 0 0 0 1 0 0 1 0 1 0 0 1 0&quot;," calcext:value-type="string">
            <text:p>"0 0 0 0 0 0 0 0 0 0 0 0 1 0 0 1 0 1 0 0 1 0",</text:p>
          </table:table-cell>
          <table:table-cell table:style-name="ce107" office:value-type="string" calcext:value-type="string">
            <text:p>0000_1010':"1 0 1 0 0 1 0 0 0 0 0 1 1 0 0 0 1 0 0 0 0 0 \n"+"0 0 0 0 0 0 1 0 0 0 0 0 1 0 0 1 0 0 0 0 0 0",</text:p>
          </table:table-cell>
          <table:table-cell table:style-name="ce107" table:formula="of:=LEFT([.AS20];9)" office:value-type="string" office:string-value="0000_1010" calcext:value-type="string">
            <text:p>0000_1010</text:p>
          </table:table-cell>
          <table:table-cell table:style-name="ce107" table:formula="of:=LEFT([.AS20];LEN([.AS20])-1)" office:value-type="string" office:string-value="0000_1010':&quot;1 0 1 0 0 1 0 0 0 0 0 1 1 0 0 0 1 0 0 0 0 0 \n&quot;+&quot;0 0 0 0 0 0 1 0 0 0 0 0 1 0 0 1 0 0 0 0 0 0&quot;" calcext:value-type="string">
            <text:p>0000_1010':"1 0 1 0 0 1 0 0 0 0 0 1 1 0 0 0 1 0 0 0 0 0 \n"+"0 0 0 0 0 0 1 0 0 0 0 0 1 0 0 1 0 0 0 0 0 0"</text:p>
          </table:table-cell>
          <table:table-cell table:style-name="ce107" table:formula="of:=CONCATENATE([.AU20];&quot;+&quot;;&quot;&quot;&quot;&quot;;[.AT20];&quot;&quot;&quot;&quot;;&quot;,&quot;)" office:value-type="string" office:string-value="0000_1010':&quot;1 0 1 0 0 1 0 0 0 0 0 1 1 0 0 0 1 0 0 0 0 0 \n&quot;+&quot;0 0 0 0 0 0 1 0 0 0 0 0 1 0 0 1 0 0 0 0 0 0&quot;+&quot;0000_1010&quot;," calcext:value-type="string">
            <text:p>0000_1010':"1 0 1 0 0 1 0 0 0 0 0 1 1 0 0 0 1 0 0 0 0 0 \n"+"0 0 0 0 0 0 1 0 0 0 0 0 1 0 0 1 0 0 0 0 0 0"+"0000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1010':"1 0 1 0 0 1 0 0 0 0 0 1 1 0 0 0 1 0 0 0 0 0 \n"+"0 0 0 0 0 0 1 0 0 0 0 0 1 0 0 1 0 0 0 0 0 0"+"0000_1010",</text:p>
          </table:table-cell>
          <table:table-cell table:style-name="ce107" table:formula="of:=CONCATENATE(&quot;'&quot;;LEFT([.AX20];11);&quot; &quot;;LEFT([.AW20];LEN([.AW20])-4);&quot; $ &quot;;RIGHT([.AW20];4);&quot;&quot;;RIGHT([.AX20];LEN([.AX20])-11))" office:value-type="string" office:string-value="'0000_1010': &quot;1 0 1 0 0 1 0 0 0 0 1 0 0 0 0 0 0 0 0 0 0 0  $ \n&quot;+&quot;1 0 1 0 0 1 0 0 0 0 0 1 1 0 0 0 1 0 0 0 0 0 \n&quot;+&quot;0 0 0 0 0 0 1 0 0 0 0 0 1 0 0 1 0 0 0 0 0 0&quot;+&quot;0000_1010&quot;," calcext:value-type="string">
            <text:p>'0000_1010': "1 0 1 0 0 1 0 0 0 0 1 0 0 0 0 0 0 0 0 0 0 0 <text:s/>$ \n"+"1 0 1 0 0 1 0 0 0 0 0 1 1 0 0 0 1 0 0 0 0 0 \n"+"0 0 0 0 0 0 1 0 0 0 0 0 1 0 0 1 0 0 0 0 0 0"+"0000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15" calcext:value-type="float" table:number-columns-spanned="1" table:number-rows-spanned="2">
            <text:p>15</text:p>
          </table:table-cell>
          <table:table-cell table:style-name="ce2" office:value-type="string" calcext:value-type="string" table:number-columns-spanned="1" table:number-rows-spanned="2">
            <text:p>Conditional Branch</text:p>
          </table:table-cell>
          <table:table-cell table:style-name="ce2" office:value-type="string" calcext:value-type="string" table:number-columns-spanned="1" table:number-rows-spanned="2">
            <text:p>JCA &lt;fl&gt;</text:p>
          </table:table-cell>
          <table:table-cell table:style-name="ce2" office:value-type="string" calcext:value-type="string" table:number-columns-spanned="1" table:number-rows-spanned="2">
            <text:p>If &lt;fl&gt; = 1: <text:s/>[PC] ← [R0] </text:p>
          </table:table-cell>
          <table:table-cell table:style-name="ce2" office:value-type="string" calcext:value-type="string" table:number-columns-spanned="1" table:number-rows-spanned="2">
            <text:p>28...2F</text:p>
          </table:table-cell>
          <table:table-cell table:style-name="ce2" office:value-type="string" calcext:value-type="string">
            <text:p>0010 1&lt;fl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21];[.J21];[.K21];[.L21];[.M21];[.N21];[.O21];[.P21];[.Q21];[.R21];[.S21];[.T21];[.U21];[.V21];[.W21];[.X21];[.Y21];[.Z21];[.AA21];[.AB21];[.AC21];[.AD21])" office:value-type="string" office:string-value="0000000000011000100100" calcext:value-type="string">
            <text:p>0000000000011000100100</text:p>
          </table:table-cell>
          <table:table-cell table:style-name="ce93" office:value-type="string" calcext:value-type="string">
            <text:p>~A</text:p>
          </table:table-cell>
          <table:table-cell table:style-name="ce93"/>
          <table:table-cell table:style-name="ce93" office:value-type="string" calcext:value-type="string">
            <text:p>E_IF ← 1 , If &lt;fl&gt; = 1: <text:s/>{[PC] ←[R0], S_IF ← <text:s/>1} Else <text:s/>{S_IF ← <text:s/>1}</text:p>
          </table:table-cell>
          <table:table-cell table:style-name="ce93" office:value-type="string" calcext:value-type="string">
            <text:p>eif, if(FL), er0, lpc, sif else sif</text:p>
          </table:table-cell>
          <table:table-cell table:style-name="ce98" table:number-columns-repeated="2"/>
          <table:table-cell table:style-name="ce107" table:formula="of:=CONCATENATE(&quot;9'b&quot;;LEFT([.F21];4);MID([.F21];6;1);&quot;_&quot;;MID([.F21];7;3);&quot;_&quot;;[.G21];&quot; : controlBits = 22'b&quot;;[.AE21];&quot;;&quot;)" office:value-type="string" office:string-value="9'b00101_&lt;fl_0 : controlBits = 22'b0000000000011000100100;" calcext:value-type="string">
            <text:p>9'b00101_&lt;fl_0 : controlBits = 22'b0000000000011000100100;</text:p>
          </table:table-cell>
          <table:table-cell table:style-name="ce107" table:formula="of:=LEFT([.C21];3)" office:value-type="string" office:string-value="JCA" calcext:value-type="string">
            <text:p>JCA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21];&quot;&quot;&quot;:&quot;;&quot;    '8\'b&quot;;LEFT([.AP21];4);&quot;_&quot;;RIGHT([.AP21];4);&quot;'&quot;)" office:value-type="string" office:string-value="&quot;JCA&quot;:    '8\'b0010_1&lt;fl'" calcext:value-type="string">
            <text:p>"JCA": <text:s text:c="3"/>'8\'b0010_1&lt;fl'</text:p>
          </table:table-cell>
          <table:table-cell table:style-name="ce107" table:formula="of:=CONCATENATE(LEFT([.F21];4);&quot;_&quot;;MID([.F21];6;1);MID([.F21];7;3))" office:value-type="string" office:string-value="0010_1&lt;fl" calcext:value-type="string">
            <text:p>0010_1&lt;fl</text:p>
          </table:table-cell>
          <table:table-cell table:style-name="ce107"/>
          <table:table-cell table:style-name="ce107" table:formula="of:=CONCATENATE(&quot;&quot;&quot;&quot;;[.I21];&quot; &quot;;[.J21];&quot; &quot;;[.K21];&quot; &quot;;[.L21];&quot; &quot;;[.M21];&quot; &quot;;[.N21];&quot; &quot;;[.O21];&quot; &quot;;[.P21];&quot; &quot;;[.Q21];&quot; &quot;;[.R21];&quot; &quot;;[.S21];&quot; &quot;;[.T21];&quot; &quot;;[.U21];&quot; &quot;;[.V21];&quot; &quot;;[.W21];&quot; &quot;;[.X21];&quot; &quot;;[.Y21];&quot; &quot;;[.Z21];&quot; &quot;;[.AA21];&quot; &quot;;[.AB21];&quot; &quot;;[.AC21];&quot; &quot;;[.AD21];&quot;&quot;&quot;&quot;;&quot;,&quot;)" office:value-type="string" office:string-value="&quot;0 0 0 0 0 0 0 0 0 0 0 1 1 0 0 0 1 0 0 1 0 0&quot;," calcext:value-type="string">
            <text:p>"0 0 0 0 0 0 0 0 0 0 0 1 1 0 0 0 1 0 0 1 0 0",</text:p>
          </table:table-cell>
          <table:table-cell table:style-name="ce107" office:value-type="string" calcext:value-type="string">
            <text:p>0000_1011':"1 0 1 0 0 1 0 0 0 0 0 1 1 0 0 0 1 0 0 0 0 0 \n"+"0 0 0 0 0 0 1 0 0 0 0 0 1 0 0 1 0 0 0 0 0 0",</text:p>
          </table:table-cell>
          <table:table-cell table:style-name="ce107" table:formula="of:=LEFT([.AS21];9)" office:value-type="string" office:string-value="0000_1011" calcext:value-type="string">
            <text:p>0000_1011</text:p>
          </table:table-cell>
          <table:table-cell table:style-name="ce107" table:formula="of:=LEFT([.AS21];LEN([.AS21])-1)" office:value-type="string" office:string-value="0000_1011':&quot;1 0 1 0 0 1 0 0 0 0 0 1 1 0 0 0 1 0 0 0 0 0 \n&quot;+&quot;0 0 0 0 0 0 1 0 0 0 0 0 1 0 0 1 0 0 0 0 0 0&quot;" calcext:value-type="string">
            <text:p>0000_1011':"1 0 1 0 0 1 0 0 0 0 0 1 1 0 0 0 1 0 0 0 0 0 \n"+"0 0 0 0 0 0 1 0 0 0 0 0 1 0 0 1 0 0 0 0 0 0"</text:p>
          </table:table-cell>
          <table:table-cell table:style-name="ce107" table:formula="of:=CONCATENATE([.AU21];&quot;+&quot;;&quot;&quot;&quot;&quot;;[.AT21];&quot;&quot;&quot;&quot;;&quot;,&quot;)" office:value-type="string" office:string-value="0000_1011':&quot;1 0 1 0 0 1 0 0 0 0 0 1 1 0 0 0 1 0 0 0 0 0 \n&quot;+&quot;0 0 0 0 0 0 1 0 0 0 0 0 1 0 0 1 0 0 0 0 0 0&quot;+&quot;0000_1011&quot;," calcext:value-type="string">
            <text:p>0000_1011':"1 0 1 0 0 1 0 0 0 0 0 1 1 0 0 0 1 0 0 0 0 0 \n"+"0 0 0 0 0 0 1 0 0 0 0 0 1 0 0 1 0 0 0 0 0 0"+"0000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1011':"1 0 1 0 0 1 0 0 0 0 0 1 1 0 0 0 1 0 0 0 0 0 \n"+"0 0 0 0 0 0 1 0 0 0 0 0 1 0 0 1 0 0 0 0 0 0"+"0000_1011",</text:p>
          </table:table-cell>
          <table:table-cell table:style-name="ce107" table:formula="of:=CONCATENATE(&quot;'&quot;;LEFT([.AX21];11);&quot; &quot;;LEFT([.AW21];LEN([.AW21])-4);&quot; $ &quot;;RIGHT([.AW21];4);&quot;&quot;;RIGHT([.AX21];LEN([.AX21])-11))" office:value-type="string" office:string-value="'0000_1011': &quot;1 0 1 0 0 1 0 0 0 0 1 0 0 0 0 0 0 0 0 0 0 0  $ \n&quot;+&quot;1 0 1 0 0 1 0 0 0 0 0 1 1 0 0 0 1 0 0 0 0 0 \n&quot;+&quot;0 0 0 0 0 0 1 0 0 0 0 0 1 0 0 1 0 0 0 0 0 0&quot;+&quot;0000_1011&quot;," calcext:value-type="string">
            <text:p>'0000_1011': "1 0 1 0 0 1 0 0 0 0 1 0 0 0 0 0 0 0 0 0 0 0 <text:s/>$ \n"+"1 0 1 0 0 1 0 0 0 0 0 1 1 0 0 0 1 0 0 0 0 0 \n"+"0 0 0 0 0 0 1 0 0 0 0 0 1 0 0 1 0 0 0 0 0 0"+"0000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5" table:style-name="ce3"/>
          <table:table-cell table:style-name="ce2" office:value-type="string" calcext:value-type="string">
            <text:p>0010 1&lt;fl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22];[.J22];[.K22];[.L22];[.M22];[.N22];[.O22];[.P22];[.Q22];[.R22];[.S22];[.T22];[.U22];[.V22];[.W22];[.X22];[.Y22];[.Z22];[.AA22];[.AB22];[.AC22];[.AD22])" office:value-type="string" office:string-value="0000011000001000000000" calcext:value-type="string">
            <text:p>0000011000001000000000</text:p>
          </table:table-cell>
          <table:table-cell table:style-name="ce93" table:number-columns-repeated="4"/>
          <table:table-cell table:style-name="ce98" table:number-columns-repeated="2"/>
          <table:table-cell table:style-name="ce107" table:formula="of:=CONCATENATE(&quot;9'b&quot;;LEFT([.F22];4);MID([.F22];6;1);&quot;_&quot;;MID([.F22];7;3);&quot;_&quot;;[.G22];&quot; : controlBits = 22'b&quot;;[.AE22];&quot;;&quot;)" office:value-type="string" office:string-value="9'b00101_&lt;fl_1 : controlBits = 22'b0000011000001000000000;" calcext:value-type="string">
            <text:p>9'b00101_&lt;fl_1 : controlBits = 22'b0000011000001000000000;</text:p>
          </table:table-cell>
          <table:table-cell table:style-name="ce107" table:formula="of:=LEFT([.C22];3)">
            <text:p/>
          </table:table-cell>
          <table:table-cell table:style-name="ce107" table:number-columns-repeated="2"/>
          <table:table-cell table:style-name="ce107" table:formula="of:=CONCATENATE(LEFT([.F22];4);&quot;_&quot;;MID([.F22];6;1);MID([.F22];7;3))" office:value-type="string" office:string-value="0010_1&lt;fl" calcext:value-type="string">
            <text:p>0010_1&lt;fl</text:p>
          </table:table-cell>
          <table:table-cell table:style-name="ce107"/>
          <table:table-cell table:style-name="ce107" table:formula="of:=CONCATENATE(&quot;&quot;&quot;&quot;;[.I22];&quot; &quot;;[.J22];&quot; &quot;;[.K22];&quot; &quot;;[.L22];&quot; &quot;;[.M22];&quot; &quot;;[.N22];&quot; &quot;;[.O22];&quot; &quot;;[.P22];&quot; &quot;;[.Q22];&quot; &quot;;[.R22];&quot; &quot;;[.S22];&quot; &quot;;[.T22];&quot; &quot;;[.U22];&quot; &quot;;[.V22];&quot; &quot;;[.W22];&quot; &quot;;[.X22];&quot; &quot;;[.Y22];&quot; &quot;;[.Z22];&quot; &quot;;[.AA22];&quot; &quot;;[.AB22];&quot; &quot;;[.AC22];&quot; &quot;;[.AD22];&quot;&quot;&quot;&quot;;&quot;,&quot;)" office:value-type="string" office:string-value="&quot;0 0 0 0 0 1 1 0 0 0 0 0 1 0 0 0 0 0 0 0 0 0&quot;," calcext:value-type="string">
            <text:p>"0 0 0 0 0 1 1 0 0 0 0 0 1 0 0 0 0 0 0 0 0 0",</text:p>
          </table:table-cell>
          <table:table-cell table:style-name="ce107" office:value-type="string" calcext:value-type="string">
            <text:p>0000_1100':"1 0 1 0 0 1 0 0 0 0 0 1 1 0 0 0 1 0 0 0 0 0 \n"+"0 0 0 0 0 0 1 0 0 0 0 0 1 0 0 1 0 0 0 0 0 0",</text:p>
          </table:table-cell>
          <table:table-cell table:style-name="ce107" table:formula="of:=LEFT([.AS22];9)" office:value-type="string" office:string-value="0000_1100" calcext:value-type="string">
            <text:p>0000_1100</text:p>
          </table:table-cell>
          <table:table-cell table:style-name="ce107" table:formula="of:=LEFT([.AS22];LEN([.AS22])-1)" office:value-type="string" office:string-value="0000_1100':&quot;1 0 1 0 0 1 0 0 0 0 0 1 1 0 0 0 1 0 0 0 0 0 \n&quot;+&quot;0 0 0 0 0 0 1 0 0 0 0 0 1 0 0 1 0 0 0 0 0 0&quot;" calcext:value-type="string">
            <text:p>0000_1100':"1 0 1 0 0 1 0 0 0 0 0 1 1 0 0 0 1 0 0 0 0 0 \n"+"0 0 0 0 0 0 1 0 0 0 0 0 1 0 0 1 0 0 0 0 0 0"</text:p>
          </table:table-cell>
          <table:table-cell table:style-name="ce107" table:formula="of:=CONCATENATE([.AU22];&quot;+&quot;;&quot;&quot;&quot;&quot;;[.AT22];&quot;&quot;&quot;&quot;;&quot;,&quot;)" office:value-type="string" office:string-value="0000_1100':&quot;1 0 1 0 0 1 0 0 0 0 0 1 1 0 0 0 1 0 0 0 0 0 \n&quot;+&quot;0 0 0 0 0 0 1 0 0 0 0 0 1 0 0 1 0 0 0 0 0 0&quot;+&quot;0000_1100&quot;," calcext:value-type="string">
            <text:p>0000_1100':"1 0 1 0 0 1 0 0 0 0 0 1 1 0 0 0 1 0 0 0 0 0 \n"+"0 0 0 0 0 0 1 0 0 0 0 0 1 0 0 1 0 0 0 0 0 0"+"0000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1100':"1 0 1 0 0 1 0 0 0 0 0 1 1 0 0 0 1 0 0 0 0 0 \n"+"0 0 0 0 0 0 1 0 0 0 0 0 1 0 0 1 0 0 0 0 0 0"+"0000_1100",</text:p>
          </table:table-cell>
          <table:table-cell table:style-name="ce107" table:formula="of:=CONCATENATE(&quot;'&quot;;LEFT([.AX22];11);&quot; &quot;;LEFT([.AW22];LEN([.AW22])-4);&quot; $ &quot;;RIGHT([.AW22];4);&quot;&quot;;RIGHT([.AX22];LEN([.AX22])-11))" office:value-type="string" office:string-value="'0000_1100': &quot;1 0 1 0 0 1 0 0 0 0 1 0 0 0 0 0 0 0 0 0 0 0  $ \n&quot;+&quot;1 0 1 0 0 1 0 0 0 0 0 1 1 0 0 0 1 0 0 0 0 0 \n&quot;+&quot;0 0 0 0 0 0 1 0 0 0 0 0 1 0 0 1 0 0 0 0 0 0&quot;+&quot;0000_1100&quot;," calcext:value-type="string">
            <text:p>'0000_1100': "1 0 1 0 0 1 0 0 0 0 1 0 0 0 0 0 0 0 0 0 0 0 <text:s/>$ \n"+"1 0 1 0 0 1 0 0 0 0 0 1 1 0 0 0 1 0 0 0 0 0 \n"+"0 0 0 0 0 0 1 0 0 0 0 0 1 0 0 1 0 0 0 0 0 0"+"0000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16" calcext:value-type="float" table:number-columns-spanned="1" table:number-rows-spanned="2">
            <text:p>16</text:p>
          </table:table-cell>
          <table:table-cell table:style-name="ce2" office:value-type="string" calcext:value-type="string" table:number-columns-spanned="1" table:number-rows-spanned="2">
            <text:p>Conditional Branch</text:p>
          </table:table-cell>
          <table:table-cell table:style-name="ce2" office:value-type="string" calcext:value-type="string" table:number-columns-spanned="1" table:number-rows-spanned="2">
            <text:p>CCD &lt;fl&gt;&lt;od&gt;</text:p>
          </table:table-cell>
          <table:table-cell table:style-name="ce2" office:value-type="string" calcext:value-type="string" table:number-columns-spanned="1" table:number-rows-spanned="2">
            <text:p>If &lt;fl&gt; = 1: [[SP]–1]← [PC], [SP] ← [SP]–1, <text:s/>[PC] ←&lt;od&gt;</text:p>
          </table:table-cell>
          <table:table-cell table:style-name="ce8" office:value-type="string" calcext:value-type="string" table:number-columns-spanned="1" table:number-rows-spanned="2">
            <text:p>30...37</text:p>
          </table:table-cell>
          <table:table-cell table:style-name="ce8" office:value-type="string" calcext:value-type="string">
            <text:p>0011 0&lt;fl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23];[.J23];[.K23];[.L23];[.M23];[.N23];[.O23];[.P23];[.Q23];[.R23];[.S23];[.T23];[.U23];[.V23];[.W23];[.X23];[.Y23];[.Z23];[.AA23];[.AB23];[.AC23];[.AD23])" office:value-type="string" office:string-value="1010010000011000100000" calcext:value-type="string">
            <text:p>1010010000011000100000</text:p>
          </table:table-cell>
          <table:table-cell table:style-name="ce93" office:value-type="string" calcext:value-type="string" table:number-columns-spanned="1" table:number-rows-spanned="2">
            <text:p>B / Value Stored in Operand Reg</text:p>
          </table:table-cell>
          <table:table-cell table:style-name="ce93" office:value-type="string" calcext:value-type="string">
            <text:p>spc,rd,Lor,IPC</text:p>
          </table:table-cell>
          <table:table-cell table:style-name="ce93" office:value-type="string" calcext:value-type="string">
            <text:p>E_IF ← 1 , If &lt;fl&gt; = 1:[[SP]-1] ← [PC] , [SP] ← [SP]–1 <text:s/>ELSE <text:s/>S_IF ← <text:s/>1</text:p>
          </table:table-cell>
          <table:table-cell table:style-name="ce93" office:value-type="string" calcext:value-type="string">
            <text:p>Sif,eif, if(FL){dsp, ssp,wr,epc} else{sif}</text:p>
          </table:table-cell>
          <table:table-cell table:style-name="ce93" office:value-type="string" calcext:value-type="string">
            <text:p>spc,rd lor,ipc,sif,efl</text:p>
          </table:table-cell>
          <table:table-cell table:style-name="ce98"/>
          <table:table-cell table:style-name="ce107" table:formula="of:=CONCATENATE(&quot;9'b&quot;;LEFT([.F23];4);MID([.F23];6;1);&quot;_&quot;;MID([.F23];7;3);&quot;_&quot;;[.G23];&quot; : controlBits = 22'b&quot;;[.AE23];&quot;;&quot;)" office:value-type="string" office:string-value="9'b00110_&lt;fl_0 : controlBits = 22'b1010010000011000100000;" calcext:value-type="string">
            <text:p>9'b00110_&lt;fl_0 : controlBits = 22'b1010010000011000100000;</text:p>
          </table:table-cell>
          <table:table-cell table:style-name="ce107" table:formula="of:=LEFT([.C23];3)" office:value-type="string" office:string-value="CCD" calcext:value-type="string">
            <text:p>CCD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CONCATENATE(&quot;&quot;&quot;&quot;;[.AM23];&quot;&quot;&quot;:&quot;;&quot;    '8\'b&quot;;LEFT([.AP23];4);&quot;_&quot;;RIGHT([.AP23];4);&quot;'&quot;)" office:value-type="string" office:string-value="&quot;CCD&quot;:    '8\'b0011_0&lt;fl'" calcext:value-type="string">
            <text:p>"CCD": <text:s text:c="3"/>'8\'b0011_0&lt;fl'</text:p>
          </table:table-cell>
          <table:table-cell table:style-name="ce107" table:formula="of:=CONCATENATE(LEFT([.F23];4);&quot;_&quot;;MID([.F23];6;1);MID([.F23];7;3))" office:value-type="string" office:string-value="0011_0&lt;fl" calcext:value-type="string">
            <text:p>0011_0&lt;fl</text:p>
          </table:table-cell>
          <table:table-cell table:style-name="ce107"/>
          <table:table-cell table:style-name="ce107" table:formula="of:=CONCATENATE(&quot;&quot;&quot;&quot;;[.I23];&quot; &quot;;[.J23];&quot; &quot;;[.K23];&quot; &quot;;[.L23];&quot; &quot;;[.M23];&quot; &quot;;[.N23];&quot; &quot;;[.O23];&quot; &quot;;[.P23];&quot; &quot;;[.Q23];&quot; &quot;;[.R23];&quot; &quot;;[.S23];&quot; &quot;;[.T23];&quot; &quot;;[.U23];&quot; &quot;;[.V23];&quot; &quot;;[.W23];&quot; &quot;;[.X23];&quot; &quot;;[.Y23];&quot; &quot;;[.Z23];&quot; &quot;;[.AA23];&quot; &quot;;[.AB23];&quot; &quot;;[.AC23];&quot; &quot;;[.AD23];&quot;&quot;&quot;&quot;;&quot;,&quot;)" office:value-type="string" office:string-value="&quot;1 0 1 0 0 1 0 0 0 0 0 1 1 0 0 0 1 0 0 0 0 0&quot;," calcext:value-type="string">
            <text:p>"1 0 1 0 0 1 0 0 0 0 0 1 1 0 0 0 1 0 0 0 0 0",</text:p>
          </table:table-cell>
          <table:table-cell table:style-name="ce107" office:value-type="string" calcext:value-type="string">
            <text:p>0000_1101':"1 0 1 0 0 1 0 0 0 0 0 1 1 0 0 0 1 0 0 0 0 0 \n"+"0 0 0 0 0 0 1 0 0 0 0 0 1 0 0 1 0 0 0 0 0 0",</text:p>
          </table:table-cell>
          <table:table-cell table:style-name="ce107" table:formula="of:=LEFT([.AS23];9)" office:value-type="string" office:string-value="0000_1101" calcext:value-type="string">
            <text:p>0000_1101</text:p>
          </table:table-cell>
          <table:table-cell table:style-name="ce107" table:formula="of:=LEFT([.AS23];LEN([.AS23])-1)" office:value-type="string" office:string-value="0000_1101':&quot;1 0 1 0 0 1 0 0 0 0 0 1 1 0 0 0 1 0 0 0 0 0 \n&quot;+&quot;0 0 0 0 0 0 1 0 0 0 0 0 1 0 0 1 0 0 0 0 0 0&quot;" calcext:value-type="string">
            <text:p>0000_1101':"1 0 1 0 0 1 0 0 0 0 0 1 1 0 0 0 1 0 0 0 0 0 \n"+"0 0 0 0 0 0 1 0 0 0 0 0 1 0 0 1 0 0 0 0 0 0"</text:p>
          </table:table-cell>
          <table:table-cell table:style-name="ce107" table:formula="of:=CONCATENATE([.AU23];&quot;+&quot;;&quot;&quot;&quot;&quot;;[.AT23];&quot;&quot;&quot;&quot;;&quot;,&quot;)" office:value-type="string" office:string-value="0000_1101':&quot;1 0 1 0 0 1 0 0 0 0 0 1 1 0 0 0 1 0 0 0 0 0 \n&quot;+&quot;0 0 0 0 0 0 1 0 0 0 0 0 1 0 0 1 0 0 0 0 0 0&quot;+&quot;0000_1101&quot;," calcext:value-type="string">
            <text:p>0000_1101':"1 0 1 0 0 1 0 0 0 0 0 1 1 0 0 0 1 0 0 0 0 0 \n"+"0 0 0 0 0 0 1 0 0 0 0 0 1 0 0 1 0 0 0 0 0 0"+"0000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1101':"1 0 1 0 0 1 0 0 0 0 0 1 1 0 0 0 1 0 0 0 0 0 \n"+"0 0 0 0 0 0 1 0 0 0 0 0 1 0 0 1 0 0 0 0 0 0"+"0000_1101",</text:p>
          </table:table-cell>
          <table:table-cell table:style-name="ce107" table:formula="of:=CONCATENATE(&quot;'&quot;;LEFT([.AX23];11);&quot; &quot;;LEFT([.AW23];LEN([.AW23])-4);&quot; $ &quot;;RIGHT([.AW23];4);&quot;&quot;;RIGHT([.AX23];LEN([.AX23])-11))" office:value-type="string" office:string-value="'0000_1101': &quot;1 0 1 0 0 1 0 0 0 0 1 0 0 0 0 0 0 0 0 0 0 0  $ \n&quot;+&quot;1 0 1 0 0 1 0 0 0 0 0 1 1 0 0 0 1 0 0 0 0 0 \n&quot;+&quot;0 0 0 0 0 0 1 0 0 0 0 0 1 0 0 1 0 0 0 0 0 0&quot;+&quot;0000_1101&quot;," calcext:value-type="string">
            <text:p>'0000_1101': "1 0 1 0 0 1 0 0 0 0 1 0 0 0 0 0 0 0 0 0 0 0 <text:s/>$ \n"+"1 0 1 0 0 1 0 0 0 0 0 1 1 0 0 0 1 0 0 0 0 0 \n"+"0 0 0 0 0 0 1 0 0 0 0 0 1 0 0 1 0 0 0 0 0 0"+"0000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0011 0&lt;fl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24];[.J24];[.K24];[.L24];[.M24];[.N24];[.O24];[.P24];[.Q24];[.R24];[.S24];[.T24];[.U24];[.V24];[.W24];[.X24];[.Y24];[.Z24];[.AA24];[.AB24];[.AC24];[.AD24])" office:value-type="string" office:string-value="0101111010001000000000" calcext:value-type="string">
            <text:p>0101111010001000000000</text:p>
          </table:table-cell>
          <table:covered-table-cell table:style-name="ce3"/>
          <table:table-cell table:style-name="ce93"/>
          <table:table-cell table:style-name="ce10" office:value-type="string" calcext:value-type="string">
            <text:p>[PC] ← [[PC]], S_IF ← <text:s/>1</text:p>
          </table:table-cell>
          <table:table-cell table:style-name="ce10" office:value-type="string" calcext:value-type="string">
            <text:p>spc, rd, lpc,sif</text:p>
          </table:table-cell>
          <table:table-cell table:style-name="ce10" office:value-type="string" calcext:value-type="string">
            <text:p>dsp,ssp,wr,epc,ipc,lpc,sif</text:p>
          </table:table-cell>
          <table:table-cell table:style-name="ce98"/>
          <table:table-cell table:style-name="ce107" table:formula="of:=CONCATENATE(&quot;9'b&quot;;LEFT([.F24];4);MID([.F24];6;1);&quot;_&quot;;MID([.F24];7;3);&quot;_&quot;;[.G24];&quot; : controlBits = 22'b&quot;;[.AE24];&quot;;&quot;)" office:value-type="string" office:string-value="9'b00110_&lt;fl_1 : controlBits = 22'b0101111010001000000000;" calcext:value-type="string">
            <text:p>9'b00110_&lt;fl_1 : controlBits = 22'b0101111010001000000000;</text:p>
          </table:table-cell>
          <table:table-cell table:style-name="ce107" table:formula="of:=LEFT([.C24];3)">
            <text:p/>
          </table:table-cell>
          <table:table-cell table:style-name="ce107" table:number-columns-repeated="2"/>
          <table:table-cell table:style-name="ce107" table:formula="of:=CONCATENATE(LEFT([.F24];4);&quot;_&quot;;MID([.F24];6;1);MID([.F24];7;3))" office:value-type="string" office:string-value="0011_0&lt;fl" calcext:value-type="string">
            <text:p>0011_0&lt;fl</text:p>
          </table:table-cell>
          <table:table-cell table:style-name="ce107"/>
          <table:table-cell table:style-name="ce107" table:formula="of:=CONCATENATE(&quot;&quot;&quot;&quot;;[.I24];&quot; &quot;;[.J24];&quot; &quot;;[.K24];&quot; &quot;;[.L24];&quot; &quot;;[.M24];&quot; &quot;;[.N24];&quot; &quot;;[.O24];&quot; &quot;;[.P24];&quot; &quot;;[.Q24];&quot; &quot;;[.R24];&quot; &quot;;[.S24];&quot; &quot;;[.T24];&quot; &quot;;[.U24];&quot; &quot;;[.V24];&quot; &quot;;[.W24];&quot; &quot;;[.X24];&quot; &quot;;[.Y24];&quot; &quot;;[.Z24];&quot; &quot;;[.AA24];&quot; &quot;;[.AB24];&quot; &quot;;[.AC24];&quot; &quot;;[.AD24];&quot;&quot;&quot;&quot;;&quot;,&quot;)" office:value-type="string" office:string-value="&quot;0 1 0 1 1 1 1 0 1 0 0 0 1 0 0 0 0 0 0 0 0 0&quot;," calcext:value-type="string">
            <text:p>"0 1 0 1 1 1 1 0 1 0 0 0 1 0 0 0 0 0 0 0 0 0",</text:p>
          </table:table-cell>
          <table:table-cell table:style-name="ce107" office:value-type="string" calcext:value-type="string">
            <text:p>0000_1110':"1 0 1 0 0 1 0 0 0 0 0 1 1 0 0 0 1 0 0 0 0 0 \n"+"0 0 0 0 0 0 1 0 0 0 0 0 1 0 0 1 0 0 0 0 0 0",</text:p>
          </table:table-cell>
          <table:table-cell table:style-name="ce107" table:formula="of:=LEFT([.AS24];9)" office:value-type="string" office:string-value="0000_1110" calcext:value-type="string">
            <text:p>0000_1110</text:p>
          </table:table-cell>
          <table:table-cell table:style-name="ce107" table:formula="of:=LEFT([.AS24];LEN([.AS24])-1)" office:value-type="string" office:string-value="0000_1110':&quot;1 0 1 0 0 1 0 0 0 0 0 1 1 0 0 0 1 0 0 0 0 0 \n&quot;+&quot;0 0 0 0 0 0 1 0 0 0 0 0 1 0 0 1 0 0 0 0 0 0&quot;" calcext:value-type="string">
            <text:p>0000_1110':"1 0 1 0 0 1 0 0 0 0 0 1 1 0 0 0 1 0 0 0 0 0 \n"+"0 0 0 0 0 0 1 0 0 0 0 0 1 0 0 1 0 0 0 0 0 0"</text:p>
          </table:table-cell>
          <table:table-cell table:style-name="ce107" table:formula="of:=CONCATENATE([.AU24];&quot;+&quot;;&quot;&quot;&quot;&quot;;[.AT24];&quot;&quot;&quot;&quot;;&quot;,&quot;)" office:value-type="string" office:string-value="0000_1110':&quot;1 0 1 0 0 1 0 0 0 0 0 1 1 0 0 0 1 0 0 0 0 0 \n&quot;+&quot;0 0 0 0 0 0 1 0 0 0 0 0 1 0 0 1 0 0 0 0 0 0&quot;+&quot;0000_1110&quot;," calcext:value-type="string">
            <text:p>0000_1110':"1 0 1 0 0 1 0 0 0 0 0 1 1 0 0 0 1 0 0 0 0 0 \n"+"0 0 0 0 0 0 1 0 0 0 0 0 1 0 0 1 0 0 0 0 0 0"+"0000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1110':"1 0 1 0 0 1 0 0 0 0 0 1 1 0 0 0 1 0 0 0 0 0 \n"+"0 0 0 0 0 0 1 0 0 0 0 0 1 0 0 1 0 0 0 0 0 0"+"0000_1110",</text:p>
          </table:table-cell>
          <table:table-cell table:style-name="ce107" table:formula="of:=CONCATENATE(&quot;'&quot;;LEFT([.AX24];11);&quot; &quot;;LEFT([.AW24];LEN([.AW24])-4);&quot; $ &quot;;RIGHT([.AW24];4);&quot;&quot;;RIGHT([.AX24];LEN([.AX24])-11))" office:value-type="string" office:string-value="'0000_1110': &quot;1 0 1 0 0 1 0 0 0 0 1 0 0 0 0 0 0 0 0 0 0 0  $ \n&quot;+&quot;1 0 1 0 0 1 0 0 0 0 0 1 1 0 0 0 1 0 0 0 0 0 \n&quot;+&quot;0 0 0 0 0 0 1 0 0 0 0 0 1 0 0 1 0 0 0 0 0 0&quot;+&quot;0000_1110&quot;," calcext:value-type="string">
            <text:p>'0000_1110': "1 0 1 0 0 1 0 0 0 0 1 0 0 0 0 0 0 0 0 0 0 0 <text:s/>$ \n"+"1 0 1 0 0 1 0 0 0 0 0 1 1 0 0 0 1 0 0 0 0 0 \n"+"0 0 0 0 0 0 1 0 0 0 0 0 1 0 0 1 0 0 0 0 0 0"+"0000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17" calcext:value-type="float" table:number-columns-spanned="1" table:number-rows-spanned="2">
            <text:p>17</text:p>
          </table:table-cell>
          <table:table-cell table:style-name="ce2" office:value-type="string" calcext:value-type="string" table:number-columns-spanned="1" table:number-rows-spanned="2">
            <text:p>Conditional Branch</text:p>
          </table:table-cell>
          <table:table-cell table:style-name="ce2" office:value-type="string" calcext:value-type="string" table:number-columns-spanned="1" table:number-rows-spanned="2">
            <text:p>CCA &lt;fl&gt;</text:p>
          </table:table-cell>
          <table:table-cell table:style-name="ce2" office:value-type="string" calcext:value-type="string" table:number-columns-spanned="1" table:number-rows-spanned="2">
            <text:p>If &lt;fl&gt; = 1: [[SP]–1]← [PC], [SP] ← [SP]–1, <text:s/>[PC] ← [R0]</text:p>
          </table:table-cell>
          <table:table-cell table:style-name="ce8" office:value-type="string" calcext:value-type="string" table:number-columns-spanned="1" table:number-rows-spanned="2">
            <text:p>38...3F</text:p>
          </table:table-cell>
          <table:table-cell table:style-name="ce8" office:value-type="string" calcext:value-type="string">
            <text:p>0011 1&lt;fl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25];[.J25];[.K25];[.L25];[.M25];[.N25];[.O25];[.P25];[.Q25];[.R25];[.S25];[.T25];[.U25];[.V25];[.W25];[.X25];[.Y25];[.Z25];[.AA25];[.AB25];[.AC25];[.AD25])" office:value-type="string" office:string-value="0101100010011000000000" calcext:value-type="string">
            <text:p>0101100010011000000000</text:p>
          </table:table-cell>
          <table:table-cell table:style-name="ce93" office:value-type="string" calcext:value-type="string" table:number-columns-spanned="1" table:number-rows-spanned="2">
            <text:p>B / Value Stored in Operand Reg</text:p>
          </table:table-cell>
          <table:table-cell table:style-name="ce93" office:value-type="string" calcext:value-type="string">
            <text:p>dsp</text:p>
          </table:table-cell>
          <table:table-cell table:style-name="ce93" office:value-type="string" calcext:value-type="string">
            <text:p>IF &lt;fl&gt; = 1:[[SP]-1] ← [PC] , [SP] ← [SP]–1 <text:s/>ELSE <text:s/>S_IF ← <text:s/>1</text:p>
          </table:table-cell>
          <table:table-cell table:style-name="ce93" office:value-type="string" calcext:value-type="string">
            <text:p>Sif,eif, if(FL){dsp, ssp,wr,epc} else{sif}</text:p>
          </table:table-cell>
          <table:table-cell table:style-name="ce93"/>
          <table:table-cell table:style-name="ce98"/>
          <table:table-cell table:style-name="ce107" table:formula="of:=CONCATENATE(&quot;9'b&quot;;LEFT([.F25];4);MID([.F25];6;1);&quot;_&quot;;MID([.F25];7;3);&quot;_&quot;;[.G25];&quot; : controlBits = 22'b&quot;;[.AE25];&quot;;&quot;)" office:value-type="string" office:string-value="9'b00111_&lt;fl_0 : controlBits = 22'b0101100010011000000000;" calcext:value-type="string">
            <text:p>9'b00111_&lt;fl_0 : controlBits = 22'b0101100010011000000000;</text:p>
          </table:table-cell>
          <table:table-cell table:style-name="ce107" table:formula="of:=LEFT([.C25];3)" office:value-type="string" office:string-value="CCA" calcext:value-type="string">
            <text:p>CCA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25];&quot;&quot;&quot;:&quot;;&quot;    '8\'b&quot;;LEFT([.AP25];4);&quot;_&quot;;RIGHT([.AP25];4);&quot;'&quot;)" office:value-type="string" office:string-value="&quot;CCA&quot;:    '8\'b0011_1&lt;fl'" calcext:value-type="string">
            <text:p>"CCA": <text:s text:c="3"/>'8\'b0011_1&lt;fl'</text:p>
          </table:table-cell>
          <table:table-cell table:style-name="ce107" table:formula="of:=CONCATENATE(LEFT([.F25];4);&quot;_&quot;;MID([.F25];6;1);MID([.F25];7;3))" office:value-type="string" office:string-value="0011_1&lt;fl" calcext:value-type="string">
            <text:p>0011_1&lt;fl</text:p>
          </table:table-cell>
          <table:table-cell table:style-name="ce107"/>
          <table:table-cell table:style-name="ce107" table:formula="of:=CONCATENATE(&quot;&quot;&quot;&quot;;[.I25];&quot; &quot;;[.J25];&quot; &quot;;[.K25];&quot; &quot;;[.L25];&quot; &quot;;[.M25];&quot; &quot;;[.N25];&quot; &quot;;[.O25];&quot; &quot;;[.P25];&quot; &quot;;[.Q25];&quot; &quot;;[.R25];&quot; &quot;;[.S25];&quot; &quot;;[.T25];&quot; &quot;;[.U25];&quot; &quot;;[.V25];&quot; &quot;;[.W25];&quot; &quot;;[.X25];&quot; &quot;;[.Y25];&quot; &quot;;[.Z25];&quot; &quot;;[.AA25];&quot; &quot;;[.AB25];&quot; &quot;;[.AC25];&quot; &quot;;[.AD25];&quot;&quot;&quot;&quot;;&quot;,&quot;)" office:value-type="string" office:string-value="&quot;0 1 0 1 1 0 0 0 1 0 0 1 1 0 0 0 0 0 0 0 0 0&quot;," calcext:value-type="string">
            <text:p>"0 1 0 1 1 0 0 0 1 0 0 1 1 0 0 0 0 0 0 0 0 0",</text:p>
          </table:table-cell>
          <table:table-cell table:style-name="ce107" office:value-type="string" calcext:value-type="string">
            <text:p>0000_1111':"1 0 1 0 0 1 0 0 0 0 0 1 1 0 0 0 1 0 0 0 0 0 \n"+"0 0 0 0 0 0 1 0 0 0 0 0 1 0 0 1 0 0 0 0 0 0",</text:p>
          </table:table-cell>
          <table:table-cell table:style-name="ce107" table:formula="of:=LEFT([.AS25];9)" office:value-type="string" office:string-value="0000_1111" calcext:value-type="string">
            <text:p>0000_1111</text:p>
          </table:table-cell>
          <table:table-cell table:style-name="ce107" table:formula="of:=LEFT([.AS25];LEN([.AS25])-1)" office:value-type="string" office:string-value="0000_1111':&quot;1 0 1 0 0 1 0 0 0 0 0 1 1 0 0 0 1 0 0 0 0 0 \n&quot;+&quot;0 0 0 0 0 0 1 0 0 0 0 0 1 0 0 1 0 0 0 0 0 0&quot;" calcext:value-type="string">
            <text:p>0000_1111':"1 0 1 0 0 1 0 0 0 0 0 1 1 0 0 0 1 0 0 0 0 0 \n"+"0 0 0 0 0 0 1 0 0 0 0 0 1 0 0 1 0 0 0 0 0 0"</text:p>
          </table:table-cell>
          <table:table-cell table:style-name="ce107" table:formula="of:=CONCATENATE([.AU25];&quot;+&quot;;&quot;&quot;&quot;&quot;;[.AT25];&quot;&quot;&quot;&quot;;&quot;,&quot;)" office:value-type="string" office:string-value="0000_1111':&quot;1 0 1 0 0 1 0 0 0 0 0 1 1 0 0 0 1 0 0 0 0 0 \n&quot;+&quot;0 0 0 0 0 0 1 0 0 0 0 0 1 0 0 1 0 0 0 0 0 0&quot;+&quot;0000_1111&quot;," calcext:value-type="string">
            <text:p>0000_1111':"1 0 1 0 0 1 0 0 0 0 0 1 1 0 0 0 1 0 0 0 0 0 \n"+"0 0 0 0 0 0 1 0 0 0 0 0 1 0 0 1 0 0 0 0 0 0"+"0000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0_1111':"1 0 1 0 0 1 0 0 0 0 0 1 1 0 0 0 1 0 0 0 0 0 \n"+"0 0 0 0 0 0 1 0 0 0 0 0 1 0 0 1 0 0 0 0 0 0"+"0000_1111",</text:p>
          </table:table-cell>
          <table:table-cell table:style-name="ce107" table:formula="of:=CONCATENATE(&quot;'&quot;;LEFT([.AX25];11);&quot; &quot;;LEFT([.AW25];LEN([.AW25])-4);&quot; $ &quot;;RIGHT([.AW25];4);&quot;&quot;;RIGHT([.AX25];LEN([.AX25])-11))" office:value-type="string" office:string-value="'0000_1111': &quot;1 0 1 0 0 1 0 0 0 0 1 0 0 0 0 0 0 0 0 0 0 0  $ \n&quot;+&quot;1 0 1 0 0 1 0 0 0 0 0 1 1 0 0 0 1 0 0 0 0 0 \n&quot;+&quot;0 0 0 0 0 0 1 0 0 0 0 0 1 0 0 1 0 0 0 0 0 0&quot;+&quot;0000_1111&quot;," calcext:value-type="string">
            <text:p>'0000_1111': "1 0 1 0 0 1 0 0 0 0 1 0 0 0 0 0 0 0 0 0 0 0 <text:s/>$ \n"+"1 0 1 0 0 1 0 0 0 0 0 1 1 0 0 0 1 0 0 0 0 0 \n"+"0 0 0 0 0 0 1 0 0 0 0 0 1 0 0 1 0 0 0 0 0 0"+"0000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0011 1&lt;fl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26];[.J26];[.K26];[.L26];[.M26];[.N26];[.O26];[.P26];[.Q26];[.R26];[.S26];[.T26];[.U26];[.V26];[.W26];[.X26];[.Y26];[.Z26];[.AA26];[.AB26];[.AC26];[.AD26])" office:value-type="string" office:string-value="0000001000001000000100" calcext:value-type="string">
            <text:p>0000001000001000000100</text:p>
          </table:table-cell>
          <table:covered-table-cell table:style-name="ce3"/>
          <table:table-cell table:style-name="ce93" office:value-type="string" calcext:value-type="string">
            <text:p>Epc,Ssp, WR</text:p>
          </table:table-cell>
          <table:table-cell table:style-name="ce10" office:value-type="string" calcext:value-type="string">
            <text:p>[PC] ← [R0], S_IF ← <text:s/>1</text:p>
          </table:table-cell>
          <table:table-cell table:style-name="ce10" office:value-type="string" calcext:value-type="string">
            <text:p>Lpc, er0,sif</text:p>
          </table:table-cell>
          <table:table-cell table:style-name="ce10"/>
          <table:table-cell table:style-name="ce98"/>
          <table:table-cell table:style-name="ce107" table:formula="of:=CONCATENATE(&quot;9'b&quot;;LEFT([.F26];4);MID([.F26];6;1);&quot;_&quot;;MID([.F26];7;3);&quot;_&quot;;[.G26];&quot; : controlBits = 22'b&quot;;[.AE26];&quot;;&quot;)" office:value-type="string" office:string-value="9'b00111_&lt;fl_1 : controlBits = 22'b0000001000001000000100;" calcext:value-type="string">
            <text:p>9'b00111_&lt;fl_1 : controlBits = 22'b0000001000001000000100;</text:p>
          </table:table-cell>
          <table:table-cell table:style-name="ce107" table:formula="of:=LEFT([.C26];3)">
            <text:p/>
          </table:table-cell>
          <table:table-cell table:style-name="ce107" table:number-columns-repeated="2"/>
          <table:table-cell table:style-name="ce107" table:formula="of:=CONCATENATE(LEFT([.F26];4);&quot;_&quot;;MID([.F26];6;1);MID([.F26];7;3))" office:value-type="string" office:string-value="0011_1&lt;fl" calcext:value-type="string">
            <text:p>0011_1&lt;fl</text:p>
          </table:table-cell>
          <table:table-cell table:style-name="ce107"/>
          <table:table-cell table:style-name="ce107" table:formula="of:=CONCATENATE(&quot;&quot;&quot;&quot;;[.I26];&quot; &quot;;[.J26];&quot; &quot;;[.K26];&quot; &quot;;[.L26];&quot; &quot;;[.M26];&quot; &quot;;[.N26];&quot; &quot;;[.O26];&quot; &quot;;[.P26];&quot; &quot;;[.Q26];&quot; &quot;;[.R26];&quot; &quot;;[.S26];&quot; &quot;;[.T26];&quot; &quot;;[.U26];&quot; &quot;;[.V26];&quot; &quot;;[.W26];&quot; &quot;;[.X26];&quot; &quot;;[.Y26];&quot; &quot;;[.Z26];&quot; &quot;;[.AA26];&quot; &quot;;[.AB26];&quot; &quot;;[.AC26];&quot; &quot;;[.AD26];&quot;&quot;&quot;&quot;;&quot;,&quot;)" office:value-type="string" office:string-value="&quot;0 0 0 0 0 0 1 0 0 0 0 0 1 0 0 0 0 0 0 1 0 0&quot;," calcext:value-type="string">
            <text:p>"0 0 0 0 0 0 1 0 0 0 0 0 1 0 0 0 0 0 0 1 0 0",</text:p>
          </table:table-cell>
          <table:table-cell table:style-name="ce107" office:value-type="string" calcext:value-type="string">
            <text:p>0001_0000':"0 0 0 0 0 0 0 0 1 1 0 0 1 0 0 0 0 0 0 1 0 0",</text:p>
          </table:table-cell>
          <table:table-cell table:style-name="ce107" table:formula="of:=LEFT([.AS26];9)" office:value-type="string" office:string-value="0001_0000" calcext:value-type="string">
            <text:p>0001_0000</text:p>
          </table:table-cell>
          <table:table-cell table:style-name="ce107" table:formula="of:=LEFT([.AS26];LEN([.AS26])-1)" office:value-type="string" office:string-value="0001_0000':&quot;0 0 0 0 0 0 0 0 1 1 0 0 1 0 0 0 0 0 0 1 0 0&quot;" calcext:value-type="string">
            <text:p>0001_0000':"0 0 0 0 0 0 0 0 1 1 0 0 1 0 0 0 0 0 0 1 0 0"</text:p>
          </table:table-cell>
          <table:table-cell table:style-name="ce107" table:formula="of:=CONCATENATE([.AU26];&quot;+&quot;;&quot;&quot;&quot;&quot;;[.AT26];&quot;&quot;&quot;&quot;;&quot;,&quot;)" office:value-type="string" office:string-value="0001_0000':&quot;0 0 0 0 0 0 0 0 1 1 0 0 1 0 0 0 0 0 0 1 0 0&quot;+&quot;0001_0000&quot;," calcext:value-type="string">
            <text:p>0001_0000':"0 0 0 0 0 0 0 0 1 1 0 0 1 0 0 0 0 0 0 1 0 0"+"0001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1_0000':"0 0 0 0 0 0 0 0 1 1 0 0 1 0 0 0 0 0 0 1 0 0"+"0001_0000",</text:p>
          </table:table-cell>
          <table:table-cell table:style-name="ce107" table:formula="of:=CONCATENATE(&quot;'&quot;;LEFT([.AX26];11);&quot; &quot;;LEFT([.AW26];LEN([.AW26])-4);&quot; $ &quot;;RIGHT([.AW26];4);&quot;&quot;;RIGHT([.AX26];LEN([.AX26])-11))" office:value-type="string" office:string-value="'0001_0000': &quot;1 0 1 0 0 1 0 0 0 0 1 0 0 0 0 0 0 0 0 0 0 0  $ \n&quot;+&quot;0 0 0 0 0 0 0 0 1 1 0 0 1 0 0 0 0 0 0 1 0 0&quot;+&quot;0001_0000&quot;," calcext:value-type="string">
            <text:p>'0001_0000': "1 0 1 0 0 1 0 0 0 0 1 0 0 0 0 0 0 0 0 0 0 0 <text:s/>$ \n"+"0 0 0 0 0 0 0 0 1 1 0 0 1 0 0 0 0 0 0 1 0 0"+"0001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18" calcext:value-type="float" table:number-columns-spanned="1" table:number-rows-spanned="2">
            <text:p>18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INC &lt;rn&gt;</text:p>
          </table:table-cell>
          <table:table-cell table:style-name="ce2" office:value-type="string" calcext:value-type="string" table:number-columns-spanned="1" table:number-rows-spanned="2">
            <text:p>[&lt;rn&gt;] ← [&lt;rn&gt;] + 1</text:p>
          </table:table-cell>
          <table:table-cell table:style-name="ce8" office:value-type="string" calcext:value-type="string" table:number-columns-spanned="1" table:number-rows-spanned="2">
            <text:p>40..47</text:p>
          </table:table-cell>
          <table:table-cell table:style-name="ce8" office:value-type="string" calcext:value-type="string">
            <text:p>0100 0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27];[.J27];[.K27];[.L27];[.M27];[.N27];[.O27];[.P27];[.Q27];[.R27];[.S27];[.T27];[.U27];[.V27];[.W27];[.X27];[.Y27];[.Z27];[.AA27];[.AB27];[.AC27];[.AD27])" office:value-type="string" office:string-value="0000000000000000100001" calcext:value-type="string">
            <text:p>0000000000000000100001</text:p>
          </table:table-cell>
          <table:table-cell table:style-name="ce93" office:value-type="string" calcext:value-type="string" table:number-columns-spanned="1" table:number-rows-spanned="2">
            <text:p>A++ , increment value on Data Bus</text:p>
          </table:table-cell>
          <table:table-cell table:style-name="ce93" office:value-type="string" calcext:value-type="string">
            <text:p>Ern Lor </text:p>
          </table:table-cell>
          <table:table-cell table:style-name="ce93" office:value-type="string" calcext:value-type="string">
            <text:p>[OR} ← [&lt;rn&gt;]</text:p>
          </table:table-cell>
          <table:table-cell table:style-name="ce93" office:value-type="string" calcext:value-type="string">
            <text:p>ern, lor</text:p>
          </table:table-cell>
          <table:table-cell table:style-name="ce98" table:number-columns-repeated="2"/>
          <table:table-cell table:style-name="ce108" table:formula="of:=CONCATENATE(&quot;9'b&quot;;LEFT([.F27];4);MID([.F27];6;1);&quot;_&quot;;MID([.F27];7;3);&quot;_&quot;;[.G27];&quot; : controlBits = 22'b&quot;;[.AE27];&quot;;&quot;)" office:value-type="string" office:string-value="9'b01000_&lt;rn_0 : controlBits = 22'b0000000000000000100001;" calcext:value-type="string">
            <text:p>9'b01000_&lt;rn_0 : controlBits = 22'b0000000000000000100001;</text:p>
          </table:table-cell>
          <table:table-cell table:style-name="ce107" table:formula="of:=LEFT([.C27];3)" office:value-type="string" office:string-value="INC" calcext:value-type="string">
            <text:p>INC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27];&quot;&quot;&quot;:&quot;;&quot;    '8\'b&quot;;LEFT([.AP27];4);&quot;_&quot;;RIGHT([.AP27];4);&quot;'&quot;)" office:value-type="string" office:string-value="&quot;INC&quot;:    '8\'b0100_0&lt;rn'" calcext:value-type="string">
            <text:p>"INC": <text:s text:c="3"/>'8\'b0100_0&lt;rn'</text:p>
          </table:table-cell>
          <table:table-cell table:style-name="ce107" table:formula="of:=CONCATENATE(LEFT([.F27];4);&quot;_&quot;;MID([.F27];6;1);MID([.F27];7;3))" office:value-type="string" office:string-value="0100_0&lt;rn" calcext:value-type="string">
            <text:p>0100_0&lt;rn</text:p>
          </table:table-cell>
          <table:table-cell table:style-name="ce107"/>
          <table:table-cell table:style-name="ce107" table:formula="of:=CONCATENATE(&quot;&quot;&quot;&quot;;[.I27];&quot; &quot;;[.J27];&quot; &quot;;[.K27];&quot; &quot;;[.L27];&quot; &quot;;[.M27];&quot; &quot;;[.N27];&quot; &quot;;[.O27];&quot; &quot;;[.P27];&quot; &quot;;[.Q27];&quot; &quot;;[.R27];&quot; &quot;;[.S27];&quot; &quot;;[.T27];&quot; &quot;;[.U27];&quot; &quot;;[.V27];&quot; &quot;;[.W27];&quot; &quot;;[.X27];&quot; &quot;;[.Y27];&quot; &quot;;[.Z27];&quot; &quot;;[.AA27];&quot; &quot;;[.AB27];&quot; &quot;;[.AC27];&quot; &quot;;[.AD27];&quot;&quot;&quot;&quot;;&quot;,&quot;)" office:value-type="string" office:string-value="&quot;0 0 0 0 0 0 0 0 0 0 0 0 0 0 0 0 1 0 0 0 0 1&quot;," calcext:value-type="string">
            <text:p>"0 0 0 0 0 0 0 0 0 0 0 0 0 0 0 0 1 0 0 0 0 1",</text:p>
          </table:table-cell>
          <table:table-cell table:style-name="ce107" office:value-type="string" calcext:value-type="string">
            <text:p>0001_0001':"0 0 0 0 0 0 0 0 0 0 0 0 1 0 0 0 0 0 0 1 1 0",</text:p>
          </table:table-cell>
          <table:table-cell table:style-name="ce107" table:formula="of:=LEFT([.AS27];9)" office:value-type="string" office:string-value="0001_0001" calcext:value-type="string">
            <text:p>0001_0001</text:p>
          </table:table-cell>
          <table:table-cell table:style-name="ce107" table:formula="of:=LEFT([.AS27];LEN([.AS27])-1)" office:value-type="string" office:string-value="0001_0001':&quot;0 0 0 0 0 0 0 0 0 0 0 0 1 0 0 0 0 0 0 1 1 0&quot;" calcext:value-type="string">
            <text:p>0001_0001':"0 0 0 0 0 0 0 0 0 0 0 0 1 0 0 0 0 0 0 1 1 0"</text:p>
          </table:table-cell>
          <table:table-cell table:style-name="ce107" table:formula="of:=CONCATENATE([.AU27];&quot;+&quot;;&quot;&quot;&quot;&quot;;[.AT27];&quot;&quot;&quot;&quot;;&quot;,&quot;)" office:value-type="string" office:string-value="0001_0001':&quot;0 0 0 0 0 0 0 0 0 0 0 0 1 0 0 0 0 0 0 1 1 0&quot;+&quot;0001_0001&quot;," calcext:value-type="string">
            <text:p>0001_0001':"0 0 0 0 0 0 0 0 0 0 0 0 1 0 0 0 0 0 0 1 1 0"+"0001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1_0001':"0 0 0 0 0 0 0 0 0 0 0 0 1 0 0 0 0 0 0 1 1 0"+"0001_0001",</text:p>
          </table:table-cell>
          <table:table-cell table:style-name="ce107" table:formula="of:=CONCATENATE(&quot;'&quot;;LEFT([.AX27];11);&quot; &quot;;LEFT([.AW27];LEN([.AW27])-4);&quot; $ &quot;;RIGHT([.AW27];4);&quot;&quot;;RIGHT([.AX27];LEN([.AX27])-11))" office:value-type="string" office:string-value="'0001_0001': &quot;1 0 1 0 0 1 0 0 0 0 1 0 0 0 0 0 0 0 0 0 0 0  $ \n&quot;+&quot;0 0 0 0 0 0 0 0 0 0 0 0 1 0 0 0 0 0 0 1 1 0&quot;+&quot;0001_0001&quot;," calcext:value-type="string">
            <text:p>'0001_0001': "1 0 1 0 0 1 0 0 0 0 1 0 0 0 0 0 0 0 0 0 0 0 <text:s/>$ \n"+"0 0 0 0 0 0 0 0 0 0 0 0 1 0 0 0 0 0 0 1 1 0"+"0001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0100 0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28];[.J28];[.K28];[.L28];[.M28];[.N28];[.O28];[.P28];[.Q28];[.R28];[.S28];[.T28];[.U28];[.V28];[.W28];[.X28];[.Y28];[.Z28];[.AA28];[.AB28];[.AC28];[.AD28])" office:value-type="string" office:string-value="0000000000001001010010" calcext:value-type="string">
            <text:p>0000000000001001010010</text:p>
          </table:table-cell>
          <table:covered-table-cell table:style-name="ce3"/>
          <table:table-cell table:style-name="ce93" office:value-type="string" calcext:value-type="string">
            <text:p>Eor Sal Lrn</text:p>
          </table:table-cell>
          <table:table-cell table:style-name="ce93" office:value-type="string" calcext:value-type="string">
            <text:p>[&lt;rn&gt;] ← [OR] + 1], S_IF ← <text:s/>1</text:p>
          </table:table-cell>
          <table:table-cell table:style-name="ce93" office:value-type="string" calcext:value-type="string">
            <text:p>eor, sal, lrn, sif</text:p>
          </table:table-cell>
          <table:table-cell table:style-name="ce98" table:number-columns-repeated="2"/>
          <table:table-cell table:style-name="ce108" table:formula="of:=CONCATENATE(&quot;9'b&quot;;LEFT([.F28];4);MID([.F28];6;1);&quot;_&quot;;MID([.F28];7;3);&quot;_&quot;;[.G28];&quot; : controlBits = 22'b&quot;;[.AE28];&quot;;&quot;)" office:value-type="string" office:string-value="9'b01000_&lt;rn_1 : controlBits = 22'b0000000000001001010010;" calcext:value-type="string">
            <text:p>9'b01000_&lt;rn_1 : controlBits = 22'b0000000000001001010010;</text:p>
          </table:table-cell>
          <table:table-cell table:style-name="ce107" table:formula="of:=LEFT([.C28];3)">
            <text:p/>
          </table:table-cell>
          <table:table-cell table:style-name="ce107" table:number-columns-repeated="2"/>
          <table:table-cell table:style-name="ce107" table:formula="of:=CONCATENATE(LEFT([.F28];4);&quot;_&quot;;MID([.F28];6;1);MID([.F28];7;3))" office:value-type="string" office:string-value="0100_0&lt;rn" calcext:value-type="string">
            <text:p>0100_0&lt;rn</text:p>
          </table:table-cell>
          <table:table-cell table:style-name="ce107"/>
          <table:table-cell table:style-name="ce107" table:formula="of:=CONCATENATE(&quot;&quot;&quot;&quot;;[.I28];&quot; &quot;;[.J28];&quot; &quot;;[.K28];&quot; &quot;;[.L28];&quot; &quot;;[.M28];&quot; &quot;;[.N28];&quot; &quot;;[.O28];&quot; &quot;;[.P28];&quot; &quot;;[.Q28];&quot; &quot;;[.R28];&quot; &quot;;[.S28];&quot; &quot;;[.T28];&quot; &quot;;[.U28];&quot; &quot;;[.V28];&quot; &quot;;[.W28];&quot; &quot;;[.X28];&quot; &quot;;[.Y28];&quot; &quot;;[.Z28];&quot; &quot;;[.AA28];&quot; &quot;;[.AB28];&quot; &quot;;[.AC28];&quot; &quot;;[.AD28];&quot;&quot;&quot;&quot;;&quot;,&quot;)" office:value-type="string" office:string-value="&quot;0 0 0 0 0 0 0 0 0 0 0 0 1 0 0 1 0 1 0 0 1 0&quot;," calcext:value-type="string">
            <text:p>"0 0 0 0 0 0 0 0 0 0 0 0 1 0 0 1 0 1 0 0 1 0",</text:p>
          </table:table-cell>
          <table:table-cell table:style-name="ce107" office:value-type="string" calcext:value-type="string">
            <text:p>0001_0010':"0 0 0 0 0 0 0 0 0 0 0 0 1 0 0 0 0 0 0 1 1 0",</text:p>
          </table:table-cell>
          <table:table-cell table:style-name="ce107" table:formula="of:=LEFT([.AS28];9)" office:value-type="string" office:string-value="0001_0010" calcext:value-type="string">
            <text:p>0001_0010</text:p>
          </table:table-cell>
          <table:table-cell table:style-name="ce107" table:formula="of:=LEFT([.AS28];LEN([.AS28])-1)" office:value-type="string" office:string-value="0001_0010':&quot;0 0 0 0 0 0 0 0 0 0 0 0 1 0 0 0 0 0 0 1 1 0&quot;" calcext:value-type="string">
            <text:p>0001_0010':"0 0 0 0 0 0 0 0 0 0 0 0 1 0 0 0 0 0 0 1 1 0"</text:p>
          </table:table-cell>
          <table:table-cell table:style-name="ce107" table:formula="of:=CONCATENATE([.AU28];&quot;+&quot;;&quot;&quot;&quot;&quot;;[.AT28];&quot;&quot;&quot;&quot;;&quot;,&quot;)" office:value-type="string" office:string-value="0001_0010':&quot;0 0 0 0 0 0 0 0 0 0 0 0 1 0 0 0 0 0 0 1 1 0&quot;+&quot;0001_0010&quot;," calcext:value-type="string">
            <text:p>0001_0010':"0 0 0 0 0 0 0 0 0 0 0 0 1 0 0 0 0 0 0 1 1 0"+"0001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1_0010':"0 0 0 0 0 0 0 0 0 0 0 0 1 0 0 0 0 0 0 1 1 0"+"0001_0010",</text:p>
          </table:table-cell>
          <table:table-cell table:style-name="ce107" table:formula="of:=CONCATENATE(&quot;'&quot;;LEFT([.AX28];11);&quot; &quot;;LEFT([.AW28];LEN([.AW28])-4);&quot; $ &quot;;RIGHT([.AW28];4);&quot;&quot;;RIGHT([.AX28];LEN([.AX28])-11))" office:value-type="string" office:string-value="'0001_0010': &quot;1 0 1 0 0 1 0 0 0 0 1 0 0 0 0 0 0 0 0 0 0 0  $ \n&quot;+&quot;0 0 0 0 0 0 0 0 0 0 0 0 1 0 0 0 0 0 0 1 1 0&quot;+&quot;0001_0010&quot;," calcext:value-type="string">
            <text:p>'0001_0010': "1 0 1 0 0 1 0 0 0 0 1 0 0 0 0 0 0 0 0 0 0 0 <text:s/>$ \n"+"0 0 0 0 0 0 0 0 0 0 0 0 1 0 0 0 0 0 0 1 1 0"+"0001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19" calcext:value-type="float" table:number-columns-spanned="1" table:number-rows-spanned="2">
            <text:p>19</text:p>
          </table:table-cell>
          <table:table-cell table:style-name="ce2" office:value-type="string" calcext:value-type="string" table:number-columns-spanned="1" table:number-rows-spanned="2">
            <text:p>Conditional Branch</text:p>
          </table:table-cell>
          <table:table-cell table:style-name="ce2" office:value-type="string" calcext:value-type="string" table:number-columns-spanned="1" table:number-rows-spanned="2">
            <text:p>RTC &lt;fl&gt;</text:p>
          </table:table-cell>
          <table:table-cell table:style-name="ce2" office:value-type="string" calcext:value-type="string" table:number-columns-spanned="1" table:number-rows-spanned="2">
            <text:p>If &lt;fl&gt; = 1: [PC]←[[SP]], [SP]←[SP]+1 </text:p>
          </table:table-cell>
          <table:table-cell table:style-name="ce2" office:value-type="string" calcext:value-type="string" table:number-columns-spanned="1" table:number-rows-spanned="2">
            <text:p>48...4F</text:p>
          </table:table-cell>
          <table:table-cell table:style-name="ce2" office:value-type="string" calcext:value-type="string">
            <text:p>0100 1&lt;fl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29];[.J29];[.K29];[.L29];[.M29];[.N29];[.O29];[.P29];[.Q29];[.R29];[.S29];[.T29];[.U29];[.V29];[.W29];[.X29];[.Y29];[.Z29];[.AA29];[.AB29];[.AC29];[.AD29])" office:value-type="string" office:string-value="1001000001011000100000" calcext:value-type="string">
            <text:p>1001000001011000100000</text:p>
          </table:table-cell>
          <table:table-cell table:style-name="ce93" office:value-type="string" calcext:value-type="string">
            <text:p>A++ , increment value on Data Bus</text:p>
          </table:table-cell>
          <table:table-cell table:style-name="ce93" office:value-type="string" calcext:value-type="string">
            <text:p>Ssp Lor Rd</text:p>
          </table:table-cell>
          <table:table-cell table:style-name="ce93" office:value-type="string" calcext:value-type="string">
            <text:p>IF &lt;fl&gt; = 1:[[SP]-1] ← [PC] , [SP] ← [SP]–1 <text:s/>ELSE <text:s/>S_IF ← <text:s/>1</text:p>
          </table:table-cell>
          <table:table-cell table:style-name="ce93" office:value-type="string" calcext:value-type="string">
            <text:p>Sif,efl, if(FL): {ssp,rd,lpc,isp} else {sif}</text:p>
          </table:table-cell>
          <table:table-cell table:style-name="ce98" table:number-columns-repeated="2"/>
          <table:table-cell table:style-name="ce107" table:formula="of:=CONCATENATE(&quot;9'b&quot;;LEFT([.F29];4);MID([.F29];6;1);&quot;_&quot;;MID([.F29];7;3);&quot;_&quot;;[.G29];&quot; : controlBits = 22'b&quot;;[.AE29];&quot;;&quot;)" office:value-type="string" office:string-value="9'b01001_&lt;fl_0 : controlBits = 22'b1001000001011000100000;" calcext:value-type="string">
            <text:p>9'b01001_&lt;fl_0 : controlBits = 22'b1001000001011000100000;</text:p>
          </table:table-cell>
          <table:table-cell table:style-name="ce107" table:formula="of:=LEFT([.C29];3)" office:value-type="string" office:string-value="RTC" calcext:value-type="string">
            <text:p>RTC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29];&quot;&quot;&quot;:&quot;;&quot;    '8\'b&quot;;LEFT([.AP29];4);&quot;_&quot;;RIGHT([.AP29];4);&quot;'&quot;)" office:value-type="string" office:string-value="&quot;RTC&quot;:    '8\'b0100_1&lt;fl'" calcext:value-type="string">
            <text:p>"RTC": <text:s text:c="3"/>'8\'b0100_1&lt;fl'</text:p>
          </table:table-cell>
          <table:table-cell table:style-name="ce107" table:formula="of:=CONCATENATE(LEFT([.F29];4);&quot;_&quot;;MID([.F29];6;1);MID([.F29];7;3))" office:value-type="string" office:string-value="0100_1&lt;fl" calcext:value-type="string">
            <text:p>0100_1&lt;fl</text:p>
          </table:table-cell>
          <table:table-cell table:style-name="ce107"/>
          <table:table-cell table:style-name="ce107" table:formula="of:=CONCATENATE(&quot;&quot;&quot;&quot;;[.I29];&quot; &quot;;[.J29];&quot; &quot;;[.K29];&quot; &quot;;[.L29];&quot; &quot;;[.M29];&quot; &quot;;[.N29];&quot; &quot;;[.O29];&quot; &quot;;[.P29];&quot; &quot;;[.Q29];&quot; &quot;;[.R29];&quot; &quot;;[.S29];&quot; &quot;;[.T29];&quot; &quot;;[.U29];&quot; &quot;;[.V29];&quot; &quot;;[.W29];&quot; &quot;;[.X29];&quot; &quot;;[.Y29];&quot; &quot;;[.Z29];&quot; &quot;;[.AA29];&quot; &quot;;[.AB29];&quot; &quot;;[.AC29];&quot; &quot;;[.AD29];&quot;&quot;&quot;&quot;;&quot;,&quot;)" office:value-type="string" office:string-value="&quot;1 0 0 1 0 0 0 0 0 1 0 1 1 0 0 0 1 0 0 0 0 0&quot;," calcext:value-type="string">
            <text:p>"1 0 0 1 0 0 0 0 0 1 0 1 1 0 0 0 1 0 0 0 0 0",</text:p>
          </table:table-cell>
          <table:table-cell table:style-name="ce107" office:value-type="string" calcext:value-type="string">
            <text:p>0001_0011':"0 0 0 0 0 0 0 0 0 0 0 0 1 0 0 0 0 0 0 1 1 0",</text:p>
          </table:table-cell>
          <table:table-cell table:style-name="ce107" table:formula="of:=LEFT([.AS29];9)" office:value-type="string" office:string-value="0001_0011" calcext:value-type="string">
            <text:p>0001_0011</text:p>
          </table:table-cell>
          <table:table-cell table:style-name="ce107" table:formula="of:=LEFT([.AS29];LEN([.AS29])-1)" office:value-type="string" office:string-value="0001_0011':&quot;0 0 0 0 0 0 0 0 0 0 0 0 1 0 0 0 0 0 0 1 1 0&quot;" calcext:value-type="string">
            <text:p>0001_0011':"0 0 0 0 0 0 0 0 0 0 0 0 1 0 0 0 0 0 0 1 1 0"</text:p>
          </table:table-cell>
          <table:table-cell table:style-name="ce107" table:formula="of:=CONCATENATE([.AU29];&quot;+&quot;;&quot;&quot;&quot;&quot;;[.AT29];&quot;&quot;&quot;&quot;;&quot;,&quot;)" office:value-type="string" office:string-value="0001_0011':&quot;0 0 0 0 0 0 0 0 0 0 0 0 1 0 0 0 0 0 0 1 1 0&quot;+&quot;0001_0011&quot;," calcext:value-type="string">
            <text:p>0001_0011':"0 0 0 0 0 0 0 0 0 0 0 0 1 0 0 0 0 0 0 1 1 0"+"0001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1_0011':"0 0 0 0 0 0 0 0 0 0 0 0 1 0 0 0 0 0 0 1 1 0"+"0001_0011",</text:p>
          </table:table-cell>
          <table:table-cell table:style-name="ce107" table:formula="of:=CONCATENATE(&quot;'&quot;;LEFT([.AX29];11);&quot; &quot;;LEFT([.AW29];LEN([.AW29])-4);&quot; $ &quot;;RIGHT([.AW29];4);&quot;&quot;;RIGHT([.AX29];LEN([.AX29])-11))" office:value-type="string" office:string-value="'0001_0011': &quot;1 0 1 0 0 1 0 0 0 0 1 0 0 0 0 0 0 0 0 0 0 0  $ \n&quot;+&quot;0 0 0 0 0 0 0 0 0 0 0 0 1 0 0 0 0 0 0 1 1 0&quot;+&quot;0001_0011&quot;," calcext:value-type="string">
            <text:p>'0001_0011': "1 0 1 0 0 1 0 0 0 0 1 0 0 0 0 0 0 0 0 0 0 0 <text:s/>$ \n"+"0 0 0 0 0 0 0 0 0 0 0 0 1 0 0 0 0 0 0 1 1 0"+"0001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5" table:style-name="ce3"/>
          <table:table-cell table:style-name="ce2" office:value-type="string" calcext:value-type="string">
            <text:p>0100 1&lt;fl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30];[.J30];[.K30];[.L30];[.M30];[.N30];[.O30];[.P30];[.Q30];[.R30];[.S30];[.T30];[.U30];[.V30];[.W30];[.X30];[.Y30];[.Z30];[.AA30];[.AB30];[.AC30];[.AD30])" office:value-type="string" office:string-value="0000011000001000000000" calcext:value-type="string">
            <text:p>0000011000001000000000</text:p>
          </table:table-cell>
          <table:table-cell table:style-name="ce93" table:number-columns-repeated="4"/>
          <table:table-cell table:style-name="ce98" table:number-columns-repeated="2"/>
          <table:table-cell table:style-name="ce107" table:formula="of:=CONCATENATE(&quot;9'b&quot;;LEFT([.F30];4);MID([.F30];6;1);&quot;_&quot;;MID([.F30];7;3);&quot;_&quot;;[.G30];&quot; : controlBits = 22'b&quot;;[.AE30];&quot;;&quot;)" office:value-type="string" office:string-value="9'b01001_&lt;fl_1 : controlBits = 22'b0000011000001000000000;" calcext:value-type="string">
            <text:p>9'b01001_&lt;fl_1 : controlBits = 22'b0000011000001000000000;</text:p>
          </table:table-cell>
          <table:table-cell table:style-name="ce107" table:formula="of:=LEFT([.C30];3)">
            <text:p/>
          </table:table-cell>
          <table:table-cell table:style-name="ce107" table:number-columns-repeated="2"/>
          <table:table-cell table:style-name="ce107" table:formula="of:=CONCATENATE(LEFT([.F30];4);&quot;_&quot;;MID([.F30];6;1);MID([.F30];7;3))" office:value-type="string" office:string-value="0100_1&lt;fl" calcext:value-type="string">
            <text:p>0100_1&lt;fl</text:p>
          </table:table-cell>
          <table:table-cell table:style-name="ce107"/>
          <table:table-cell table:style-name="ce107" table:formula="of:=CONCATENATE(&quot;&quot;&quot;&quot;;[.I30];&quot; &quot;;[.J30];&quot; &quot;;[.K30];&quot; &quot;;[.L30];&quot; &quot;;[.M30];&quot; &quot;;[.N30];&quot; &quot;;[.O30];&quot; &quot;;[.P30];&quot; &quot;;[.Q30];&quot; &quot;;[.R30];&quot; &quot;;[.S30];&quot; &quot;;[.T30];&quot; &quot;;[.U30];&quot; &quot;;[.V30];&quot; &quot;;[.W30];&quot; &quot;;[.X30];&quot; &quot;;[.Y30];&quot; &quot;;[.Z30];&quot; &quot;;[.AA30];&quot; &quot;;[.AB30];&quot; &quot;;[.AC30];&quot; &quot;;[.AD30];&quot;&quot;&quot;&quot;;&quot;,&quot;)" office:value-type="string" office:string-value="&quot;0 0 0 0 0 1 1 0 0 0 0 0 1 0 0 0 0 0 0 0 0 0&quot;," calcext:value-type="string">
            <text:p>"0 0 0 0 0 1 1 0 0 0 0 0 1 0 0 0 0 0 0 0 0 0",</text:p>
          </table:table-cell>
          <table:table-cell table:style-name="ce107" office:value-type="string" calcext:value-type="string">
            <text:p>0001_0100':"0 0 0 0 0 0 0 0 0 0 0 0 1 0 0 0 0 0 0 1 1 0",</text:p>
          </table:table-cell>
          <table:table-cell table:style-name="ce107" table:formula="of:=LEFT([.AS30];9)" office:value-type="string" office:string-value="0001_0100" calcext:value-type="string">
            <text:p>0001_0100</text:p>
          </table:table-cell>
          <table:table-cell table:style-name="ce107" table:formula="of:=LEFT([.AS30];LEN([.AS30])-1)" office:value-type="string" office:string-value="0001_0100':&quot;0 0 0 0 0 0 0 0 0 0 0 0 1 0 0 0 0 0 0 1 1 0&quot;" calcext:value-type="string">
            <text:p>0001_0100':"0 0 0 0 0 0 0 0 0 0 0 0 1 0 0 0 0 0 0 1 1 0"</text:p>
          </table:table-cell>
          <table:table-cell table:style-name="ce107" table:formula="of:=CONCATENATE([.AU30];&quot;+&quot;;&quot;&quot;&quot;&quot;;[.AT30];&quot;&quot;&quot;&quot;;&quot;,&quot;)" office:value-type="string" office:string-value="0001_0100':&quot;0 0 0 0 0 0 0 0 0 0 0 0 1 0 0 0 0 0 0 1 1 0&quot;+&quot;0001_0100&quot;," calcext:value-type="string">
            <text:p>0001_0100':"0 0 0 0 0 0 0 0 0 0 0 0 1 0 0 0 0 0 0 1 1 0"+"0001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1_0100':"0 0 0 0 0 0 0 0 0 0 0 0 1 0 0 0 0 0 0 1 1 0"+"0001_0100",</text:p>
          </table:table-cell>
          <table:table-cell table:style-name="ce107" table:formula="of:=CONCATENATE(&quot;'&quot;;LEFT([.AX30];11);&quot; &quot;;LEFT([.AW30];LEN([.AW30])-4);&quot; $ &quot;;RIGHT([.AW30];4);&quot;&quot;;RIGHT([.AX30];LEN([.AX30])-11))" office:value-type="string" office:string-value="'0001_0100': &quot;1 0 1 0 0 1 0 0 0 0 1 0 0 0 0 0 0 0 0 0 0 0  $ \n&quot;+&quot;0 0 0 0 0 0 0 0 0 0 0 0 1 0 0 0 0 0 0 1 1 0&quot;+&quot;0001_0100&quot;," calcext:value-type="string">
            <text:p>'0001_0100': "1 0 1 0 0 1 0 0 0 0 1 0 0 0 0 0 0 0 0 0 0 0 <text:s/>$ \n"+"0 0 0 0 0 0 0 0 0 0 0 0 1 0 0 0 0 0 0 1 1 0"+"0001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DCR &lt;rn&gt;</text:p>
          </table:table-cell>
          <table:table-cell table:style-name="ce2" office:value-type="string" calcext:value-type="string" table:number-columns-spanned="1" table:number-rows-spanned="2">
            <text:p>[&lt;rn&gt;] ← [&lt;rn&gt;] – 1</text:p>
          </table:table-cell>
          <table:table-cell table:style-name="ce8" office:value-type="string" calcext:value-type="string" table:number-columns-spanned="1" table:number-rows-spanned="2">
            <text:p>50...57</text:p>
          </table:table-cell>
          <table:table-cell table:style-name="ce8" office:value-type="string" calcext:value-type="string">
            <text:p>0101 0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31];[.J31];[.K31];[.L31];[.M31];[.N31];[.O31];[.P31];[.Q31];[.R31];[.S31];[.T31];[.U31];[.V31];[.W31];[.X31];[.Y31];[.Z31];[.AA31];[.AB31];[.AC31];[.AD31])" office:value-type="string" office:string-value="0000000000000000100001" calcext:value-type="string">
            <text:p>0000000000000000100001</text:p>
          </table:table-cell>
          <table:table-cell table:style-name="ce93" office:value-type="string" calcext:value-type="string" table:number-columns-spanned="1" table:number-rows-spanned="2">
            <text:p>A-- , Decrement Val on Data Bus</text:p>
          </table:table-cell>
          <table:table-cell table:style-name="ce93" office:value-type="string" calcext:value-type="string">
            <text:p>ern Lor</text:p>
          </table:table-cell>
          <table:table-cell table:style-name="ce93" office:value-type="string" calcext:value-type="string">
            <text:p>[OR] ← [&lt;rn&gt;]</text:p>
          </table:table-cell>
          <table:table-cell table:style-name="ce93" office:value-type="string" calcext:value-type="string">
            <text:p>ern, lor</text:p>
          </table:table-cell>
          <table:table-cell table:style-name="ce98" table:number-columns-repeated="2"/>
          <table:table-cell table:style-name="ce108" table:formula="of:=CONCATENATE(&quot;9'b&quot;;LEFT([.F31];4);MID([.F31];6;1);&quot;_&quot;;MID([.F31];7;3);&quot;_&quot;;[.G31];&quot; : controlBits = 22'b&quot;;[.AE31];&quot;;&quot;)" office:value-type="string" office:string-value="9'b01010_&lt;rn_0 : controlBits = 22'b0000000000000000100001;" calcext:value-type="string">
            <text:p>9'b01010_&lt;rn_0 : controlBits = 22'b0000000000000000100001;</text:p>
          </table:table-cell>
          <table:table-cell table:style-name="ce107" table:formula="of:=LEFT([.C31];3)" office:value-type="string" office:string-value="DCR" calcext:value-type="string">
            <text:p>DCR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31];&quot;&quot;&quot;:&quot;;&quot;    '8\'b&quot;;LEFT([.AP31];4);&quot;_&quot;;RIGHT([.AP31];4);&quot;'&quot;)" office:value-type="string" office:string-value="&quot;DCR&quot;:    '8\'b0101_0&lt;rn'" calcext:value-type="string">
            <text:p>"DCR": <text:s text:c="3"/>'8\'b0101_0&lt;rn'</text:p>
          </table:table-cell>
          <table:table-cell table:style-name="ce107" table:formula="of:=CONCATENATE(LEFT([.F31];4);&quot;_&quot;;MID([.F31];6;1);MID([.F31];7;3))" office:value-type="string" office:string-value="0101_0&lt;rn" calcext:value-type="string">
            <text:p>0101_0&lt;rn</text:p>
          </table:table-cell>
          <table:table-cell table:style-name="ce107"/>
          <table:table-cell table:style-name="ce107" table:formula="of:=CONCATENATE(&quot;&quot;&quot;&quot;;[.I31];&quot; &quot;;[.J31];&quot; &quot;;[.K31];&quot; &quot;;[.L31];&quot; &quot;;[.M31];&quot; &quot;;[.N31];&quot; &quot;;[.O31];&quot; &quot;;[.P31];&quot; &quot;;[.Q31];&quot; &quot;;[.R31];&quot; &quot;;[.S31];&quot; &quot;;[.T31];&quot; &quot;;[.U31];&quot; &quot;;[.V31];&quot; &quot;;[.W31];&quot; &quot;;[.X31];&quot; &quot;;[.Y31];&quot; &quot;;[.Z31];&quot; &quot;;[.AA31];&quot; &quot;;[.AB31];&quot; &quot;;[.AC31];&quot; &quot;;[.AD31];&quot;&quot;&quot;&quot;;&quot;,&quot;)" office:value-type="string" office:string-value="&quot;0 0 0 0 0 0 0 0 0 0 0 0 0 0 0 0 1 0 0 0 0 1&quot;," calcext:value-type="string">
            <text:p>"0 0 0 0 0 0 0 0 0 0 0 0 0 0 0 0 1 0 0 0 0 1",</text:p>
          </table:table-cell>
          <table:table-cell table:style-name="ce107" office:value-type="string" calcext:value-type="string">
            <text:p>0001_0101':"0 0 0 0 0 0 0 0 0 0 0 0 1 0 0 0 0 0 0 1 1 0",</text:p>
          </table:table-cell>
          <table:table-cell table:style-name="ce107" table:formula="of:=LEFT([.AS31];9)" office:value-type="string" office:string-value="0001_0101" calcext:value-type="string">
            <text:p>0001_0101</text:p>
          </table:table-cell>
          <table:table-cell table:style-name="ce107" table:formula="of:=LEFT([.AS31];LEN([.AS31])-1)" office:value-type="string" office:string-value="0001_0101':&quot;0 0 0 0 0 0 0 0 0 0 0 0 1 0 0 0 0 0 0 1 1 0&quot;" calcext:value-type="string">
            <text:p>0001_0101':"0 0 0 0 0 0 0 0 0 0 0 0 1 0 0 0 0 0 0 1 1 0"</text:p>
          </table:table-cell>
          <table:table-cell table:style-name="ce107" table:formula="of:=CONCATENATE([.AU31];&quot;+&quot;;&quot;&quot;&quot;&quot;;[.AT31];&quot;&quot;&quot;&quot;;&quot;,&quot;)" office:value-type="string" office:string-value="0001_0101':&quot;0 0 0 0 0 0 0 0 0 0 0 0 1 0 0 0 0 0 0 1 1 0&quot;+&quot;0001_0101&quot;," calcext:value-type="string">
            <text:p>0001_0101':"0 0 0 0 0 0 0 0 0 0 0 0 1 0 0 0 0 0 0 1 1 0"+"0001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1_0101':"0 0 0 0 0 0 0 0 0 0 0 0 1 0 0 0 0 0 0 1 1 0"+"0001_0101",</text:p>
          </table:table-cell>
          <table:table-cell table:style-name="ce107" table:formula="of:=CONCATENATE(&quot;'&quot;;LEFT([.AX31];11);&quot; &quot;;LEFT([.AW31];LEN([.AW31])-4);&quot; $ &quot;;RIGHT([.AW31];4);&quot;&quot;;RIGHT([.AX31];LEN([.AX31])-11))" office:value-type="string" office:string-value="'0001_0101': &quot;1 0 1 0 0 1 0 0 0 0 1 0 0 0 0 0 0 0 0 0 0 0  $ \n&quot;+&quot;0 0 0 0 0 0 0 0 0 0 0 0 1 0 0 0 0 0 0 1 1 0&quot;+&quot;0001_0101&quot;," calcext:value-type="string">
            <text:p>'0001_0101': "1 0 1 0 0 1 0 0 0 0 1 0 0 0 0 0 0 0 0 0 0 0 <text:s/>$ \n"+"0 0 0 0 0 0 0 0 0 0 0 0 1 0 0 0 0 0 0 1 1 0"+"0001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0101 0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32];[.J32];[.K32];[.L32];[.M32];[.N32];[.O32];[.P32];[.Q32];[.R32];[.S32];[.T32];[.U32];[.V32];[.W32];[.X32];[.Y32];[.Z32];[.AA32];[.AB32];[.AC32];[.AD32])" office:value-type="string" office:string-value="0000000000001001010010" calcext:value-type="string">
            <text:p>0000000000001001010010</text:p>
          </table:table-cell>
          <table:covered-table-cell table:style-name="ce3"/>
          <table:table-cell table:style-name="ce93" office:value-type="string" calcext:value-type="string">
            <text:p>Eor Sal Lrn</text:p>
          </table:table-cell>
          <table:table-cell table:style-name="ce93" office:value-type="string" calcext:value-type="string">
            <text:p>[&lt;rn&gt;] ← [OR] - 1 , S_IF ← 1</text:p>
          </table:table-cell>
          <table:table-cell table:style-name="ce93" office:value-type="string" calcext:value-type="string">
            <text:p>eor, sal, lrn, sif</text:p>
          </table:table-cell>
          <table:table-cell table:style-name="ce98" table:number-columns-repeated="2"/>
          <table:table-cell table:style-name="ce108" table:formula="of:=CONCATENATE(&quot;9'b&quot;;LEFT([.F32];4);MID([.F32];6;1);&quot;_&quot;;MID([.F32];7;3);&quot;_&quot;;[.G32];&quot; : controlBits = 22'b&quot;;[.AE32];&quot;;&quot;)" office:value-type="string" office:string-value="9'b01010_&lt;rn_1 : controlBits = 22'b0000000000001001010010;" calcext:value-type="string">
            <text:p>9'b01010_&lt;rn_1 : controlBits = 22'b0000000000001001010010;</text:p>
          </table:table-cell>
          <table:table-cell table:style-name="ce107" table:formula="of:=LEFT([.C32];3)">
            <text:p/>
          </table:table-cell>
          <table:table-cell table:style-name="ce107" table:number-columns-repeated="2"/>
          <table:table-cell table:style-name="ce107" table:formula="of:=CONCATENATE(LEFT([.F32];4);&quot;_&quot;;MID([.F32];6;1);MID([.F32];7;3))" office:value-type="string" office:string-value="0101_0&lt;rn" calcext:value-type="string">
            <text:p>0101_0&lt;rn</text:p>
          </table:table-cell>
          <table:table-cell table:style-name="ce107"/>
          <table:table-cell table:style-name="ce107" table:formula="of:=CONCATENATE(&quot;&quot;&quot;&quot;;[.I32];&quot; &quot;;[.J32];&quot; &quot;;[.K32];&quot; &quot;;[.L32];&quot; &quot;;[.M32];&quot; &quot;;[.N32];&quot; &quot;;[.O32];&quot; &quot;;[.P32];&quot; &quot;;[.Q32];&quot; &quot;;[.R32];&quot; &quot;;[.S32];&quot; &quot;;[.T32];&quot; &quot;;[.U32];&quot; &quot;;[.V32];&quot; &quot;;[.W32];&quot; &quot;;[.X32];&quot; &quot;;[.Y32];&quot; &quot;;[.Z32];&quot; &quot;;[.AA32];&quot; &quot;;[.AB32];&quot; &quot;;[.AC32];&quot; &quot;;[.AD32];&quot;&quot;&quot;&quot;;&quot;,&quot;)" office:value-type="string" office:string-value="&quot;0 0 0 0 0 0 0 0 0 0 0 0 1 0 0 1 0 1 0 0 1 0&quot;," calcext:value-type="string">
            <text:p>"0 0 0 0 0 0 0 0 0 0 0 0 1 0 0 1 0 1 0 0 1 0",</text:p>
          </table:table-cell>
          <table:table-cell table:style-name="ce107" office:value-type="string" calcext:value-type="string">
            <text:p>0001_0110':"0 0 0 0 0 0 0 0 0 0 0 0 1 0 0 0 0 0 0 1 1 0",</text:p>
          </table:table-cell>
          <table:table-cell table:style-name="ce107" table:formula="of:=LEFT([.AS32];9)" office:value-type="string" office:string-value="0001_0110" calcext:value-type="string">
            <text:p>0001_0110</text:p>
          </table:table-cell>
          <table:table-cell table:style-name="ce107" table:formula="of:=LEFT([.AS32];LEN([.AS32])-1)" office:value-type="string" office:string-value="0001_0110':&quot;0 0 0 0 0 0 0 0 0 0 0 0 1 0 0 0 0 0 0 1 1 0&quot;" calcext:value-type="string">
            <text:p>0001_0110':"0 0 0 0 0 0 0 0 0 0 0 0 1 0 0 0 0 0 0 1 1 0"</text:p>
          </table:table-cell>
          <table:table-cell table:style-name="ce107" table:formula="of:=CONCATENATE([.AU32];&quot;+&quot;;&quot;&quot;&quot;&quot;;[.AT32];&quot;&quot;&quot;&quot;;&quot;,&quot;)" office:value-type="string" office:string-value="0001_0110':&quot;0 0 0 0 0 0 0 0 0 0 0 0 1 0 0 0 0 0 0 1 1 0&quot;+&quot;0001_0110&quot;," calcext:value-type="string">
            <text:p>0001_0110':"0 0 0 0 0 0 0 0 0 0 0 0 1 0 0 0 0 0 0 1 1 0"+"0001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1_0110':"0 0 0 0 0 0 0 0 0 0 0 0 1 0 0 0 0 0 0 1 1 0"+"0001_0110",</text:p>
          </table:table-cell>
          <table:table-cell table:style-name="ce107" table:formula="of:=CONCATENATE(&quot;'&quot;;LEFT([.AX32];11);&quot; &quot;;LEFT([.AW32];LEN([.AW32])-4);&quot; $ &quot;;RIGHT([.AW32];4);&quot;&quot;;RIGHT([.AX32];LEN([.AX32])-11))" office:value-type="string" office:string-value="'0001_0110': &quot;1 0 1 0 0 1 0 0 0 0 1 0 0 0 0 0 0 0 0 0 0 0  $ \n&quot;+&quot;0 0 0 0 0 0 0 0 0 0 0 0 1 0 0 0 0 0 0 1 1 0&quot;+&quot;0001_0110&quot;," calcext:value-type="string">
            <text:p>'0001_0110': "1 0 1 0 0 1 0 0 0 0 1 0 0 0 0 0 0 0 0 0 0 0 <text:s/>$ \n"+"0 0 0 0 0 0 0 0 0 0 0 0 1 0 0 0 0 0 0 1 1 0"+"0001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Data Transfer</text:p>
          </table:table-cell>
          <table:table-cell table:style-name="ce2" office:value-type="string" calcext:value-type="string">
            <text:p>MVI &lt;rn&gt;&lt;od&gt;</text:p>
          </table:table-cell>
          <table:table-cell table:style-name="ce2" office:value-type="string" calcext:value-type="string">
            <text:p>[&lt;rn&gt;] ←&lt;od&gt;</text:p>
          </table:table-cell>
          <table:table-cell table:style-name="ce2" office:value-type="string" calcext:value-type="string">
            <text:p>58...5F</text:p>
          </table:table-cell>
          <table:table-cell table:style-name="ce2" office:value-type="string" calcext:value-type="string">
            <text:p>0101 1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33];[.J33];[.K33];[.L33];[.M33];[.N33];[.O33];[.P33];[.Q33];[.R33];[.S33];[.T33];[.U33];[.V33];[.W33];[.X33];[.Y33];[.Z33];[.AA33];[.AB33];[.AC33];[.AD33])" office:value-type="string" office:string-value="1010010000001000000010" calcext:value-type="string">
            <text:p>1010010000001000000010</text:p>
          </table:table-cell>
          <table:table-cell table:style-name="ce93" office:value-type="string" calcext:value-type="string">
            <text:p>A-- , Decrement Val on Data Bus</text:p>
          </table:table-cell>
          <table:table-cell table:style-name="ce93" office:value-type="string" calcext:value-type="string">
            <text:p>epc spc rd</text:p>
          </table:table-cell>
          <table:table-cell table:style-name="ce93" office:value-type="string" calcext:value-type="string">
            <text:p>[&lt;rn&gt;] ← [[PC]] , [PC] ← [PC]+1 , S_IF ← 1</text:p>
          </table:table-cell>
          <table:table-cell table:style-name="ce93" office:value-type="string" calcext:value-type="string">
            <text:p>spc, rd, lrn,ipc,sif</text:p>
          </table:table-cell>
          <table:table-cell table:style-name="ce98" table:number-columns-repeated="2"/>
          <table:table-cell table:style-name="ce107" table:formula="of:=CONCATENATE(&quot;9'b&quot;;LEFT([.F33];4);MID([.F33];6;1);&quot;_&quot;;MID([.F33];7;3);&quot;_&quot;;[.G33];&quot; : controlBits = 22'b&quot;;[.AE33];&quot;;&quot;)" office:value-type="string" office:string-value="9'b01011_&lt;rn_0 : controlBits = 22'b1010010000001000000010;" calcext:value-type="string">
            <text:p>9'b01011_&lt;rn_0 : controlBits = 22'b1010010000001000000010;</text:p>
          </table:table-cell>
          <table:table-cell table:style-name="ce107" table:formula="of:=LEFT([.C33];3)" office:value-type="string" office:string-value="MVI" calcext:value-type="string">
            <text:p>MVI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CONCATENATE(&quot;&quot;&quot;&quot;;[.AM33];&quot;&quot;&quot;:&quot;;&quot;    '8\'b&quot;;LEFT([.AP33];4);&quot;_&quot;;RIGHT([.AP33];4);&quot;'&quot;)" office:value-type="string" office:string-value="&quot;MVI&quot;:    '8\'b0101_1&lt;rn'" calcext:value-type="string">
            <text:p>"MVI": <text:s text:c="3"/>'8\'b0101_1&lt;rn'</text:p>
          </table:table-cell>
          <table:table-cell table:style-name="ce107" table:formula="of:=CONCATENATE(LEFT([.F33];4);&quot;_&quot;;MID([.F33];6;1);MID([.F33];7;3))" office:value-type="string" office:string-value="0101_1&lt;rn" calcext:value-type="string">
            <text:p>0101_1&lt;rn</text:p>
          </table:table-cell>
          <table:table-cell table:style-name="ce107"/>
          <table:table-cell table:style-name="ce107" table:formula="of:=CONCATENATE(&quot;&quot;&quot;&quot;;[.I33];&quot; &quot;;[.J33];&quot; &quot;;[.K33];&quot; &quot;;[.L33];&quot; &quot;;[.M33];&quot; &quot;;[.N33];&quot; &quot;;[.O33];&quot; &quot;;[.P33];&quot; &quot;;[.Q33];&quot; &quot;;[.R33];&quot; &quot;;[.S33];&quot; &quot;;[.T33];&quot; &quot;;[.U33];&quot; &quot;;[.V33];&quot; &quot;;[.W33];&quot; &quot;;[.X33];&quot; &quot;;[.Y33];&quot; &quot;;[.Z33];&quot; &quot;;[.AA33];&quot; &quot;;[.AB33];&quot; &quot;;[.AC33];&quot; &quot;;[.AD33];&quot;&quot;&quot;&quot;;&quot;,&quot;)" office:value-type="string" office:string-value="&quot;1 0 1 0 0 1 0 0 0 0 0 0 1 0 0 0 0 0 0 0 1 0&quot;," calcext:value-type="string">
            <text:p>"1 0 1 0 0 1 0 0 0 0 0 0 1 0 0 0 0 0 0 0 1 0",</text:p>
          </table:table-cell>
          <table:table-cell table:style-name="ce107" office:value-type="string" calcext:value-type="string">
            <text:p>0001_0111':"0 0 0 0 0 0 0 0 0 0 0 0 1 0 0 0 0 0 0 1 1 0",</text:p>
          </table:table-cell>
          <table:table-cell table:style-name="ce107" table:formula="of:=LEFT([.AS33];9)" office:value-type="string" office:string-value="0001_0111" calcext:value-type="string">
            <text:p>0001_0111</text:p>
          </table:table-cell>
          <table:table-cell table:style-name="ce107" table:formula="of:=LEFT([.AS33];LEN([.AS33])-1)" office:value-type="string" office:string-value="0001_0111':&quot;0 0 0 0 0 0 0 0 0 0 0 0 1 0 0 0 0 0 0 1 1 0&quot;" calcext:value-type="string">
            <text:p>0001_0111':"0 0 0 0 0 0 0 0 0 0 0 0 1 0 0 0 0 0 0 1 1 0"</text:p>
          </table:table-cell>
          <table:table-cell table:style-name="ce107" table:formula="of:=CONCATENATE([.AU33];&quot;+&quot;;&quot;&quot;&quot;&quot;;[.AT33];&quot;&quot;&quot;&quot;;&quot;,&quot;)" office:value-type="string" office:string-value="0001_0111':&quot;0 0 0 0 0 0 0 0 0 0 0 0 1 0 0 0 0 0 0 1 1 0&quot;+&quot;0001_0111&quot;," calcext:value-type="string">
            <text:p>0001_0111':"0 0 0 0 0 0 0 0 0 0 0 0 1 0 0 0 0 0 0 1 1 0"+"0001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1_0111':"0 0 0 0 0 0 0 0 0 0 0 0 1 0 0 0 0 0 0 1 1 0"+"0001_0111",</text:p>
          </table:table-cell>
          <table:table-cell table:style-name="ce107" table:formula="of:=CONCATENATE(&quot;'&quot;;LEFT([.AX33];11);&quot; &quot;;LEFT([.AW33];LEN([.AW33])-4);&quot; $ &quot;;RIGHT([.AW33];4);&quot;&quot;;RIGHT([.AX33];LEN([.AX33])-11))" office:value-type="string" office:string-value="'0001_0111': &quot;1 0 1 0 0 1 0 0 0 0 1 0 0 0 0 0 0 0 0 0 0 0  $ \n&quot;+&quot;0 0 0 0 0 0 0 0 0 0 0 0 1 0 0 0 0 0 0 1 1 0&quot;+&quot;0001_0111&quot;," calcext:value-type="string">
            <text:p>'0001_0111': "1 0 1 0 0 1 0 0 0 0 1 0 0 0 0 0 0 0 0 0 0 0 <text:s/>$ \n"+"0 0 0 0 0 0 0 0 0 0 0 0 1 0 0 0 0 0 0 1 1 0"+"0001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4" office:value-type="float" office:value="22" calcext:value-type="float" table:number-columns-spanned="1" table:number-rows-spanned="2">
            <text:p>22</text:p>
          </table:table-cell>
          <table:table-cell table:style-name="ce4" office:value-type="string" calcext:value-type="string" table:number-columns-spanned="1" table:number-rows-spanned="2">
            <text:p>ALU Operation</text:p>
          </table:table-cell>
          <table:table-cell table:style-name="ce4" office:value-type="string" calcext:value-type="string" table:number-columns-spanned="1" table:number-rows-spanned="2">
            <text:p>RLA</text:p>
          </table:table-cell>
          <table:table-cell table:style-name="ce4" office:value-type="string" calcext:value-type="string" table:number-columns-spanned="1" table:number-rows-spanned="2">
            <text:p>Rotate [R0] Left, C ← MSB, LSB ← C</text:p>
          </table:table-cell>
          <table:table-cell table:style-name="ce4" office:value-type="float" office:value="60" calcext:value-type="float" table:number-columns-spanned="1" table:number-rows-spanned="2">
            <text:p>60</text:p>
          </table:table-cell>
          <table:table-cell table:style-name="ce4" office:value-type="string" calcext:value-type="string">
            <text:p>0110 000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9" table:formula="of:=CONCATENATE([.I34];[.J34];[.K34];[.L34];[.M34];[.N34];[.O34];[.P34];[.Q34];[.R34];[.S34];[.T34];[.U34];[.V34];[.W34];[.X34];[.Y34];[.Z34];[.AA34];[.AB34];[.AC34];[.AD34])" office:value-type="string" office:string-value="0000000000000000100100" calcext:value-type="string">
            <text:p>0000000000000000100100</text:p>
          </table:table-cell>
          <table:table-cell table:style-name="ce94" office:value-type="string" calcext:value-type="string">
            <text:p>Shift Left &amp;; C ← MSB,</text:p>
          </table:table-cell>
          <table:table-cell table:style-name="ce94" table:number-columns-repeated="3"/>
          <table:table-cell table:style-name="ce104" table:number-columns-repeated="2"/>
          <table:table-cell table:style-name="ce108" table:formula="of:=CONCATENATE(&quot;9'b&quot;;LEFT([.F34];4);MID([.F34];6;1);&quot;_&quot;;MID([.F34];7;3);&quot;_&quot;;[.G34];&quot; : controlBits = 22'b&quot;;[.AE34];&quot;;&quot;)" office:value-type="string" office:string-value="9'b01100_000_0 : controlBits = 22'b0000000000000000100100;" calcext:value-type="string">
            <text:p>9'b01100_000_0 : controlBits = 22'b0000000000000000100100;</text:p>
          </table:table-cell>
          <table:table-cell table:style-name="ce107" table:formula="of:=LEFT([.C34];3)" office:value-type="string" office:string-value="RLA" calcext:value-type="string">
            <text:p>RLA</text:p>
          </table:table-cell>
          <table:table-cell table:style-name="ce108" office:value-type="float" office:value="0" calcext:value-type="float">
            <text:p>0</text:p>
          </table:table-cell>
          <table:table-cell table:style-name="ce107" table:formula="of:=CONCATENATE(&quot;&quot;&quot;&quot;;[.AM34];&quot;&quot;&quot;:&quot;;&quot;    '8\'b&quot;;LEFT([.AP34];4);&quot;_&quot;;RIGHT([.AP34];4);&quot;'&quot;)" office:value-type="string" office:string-value="&quot;RLA&quot;:    '8\'b0110_0000'" calcext:value-type="string">
            <text:p>"RLA": <text:s text:c="3"/>'8\'b0110_0000'</text:p>
          </table:table-cell>
          <table:table-cell table:style-name="ce107" table:formula="of:=CONCATENATE(LEFT([.F34];4);&quot;_&quot;;MID([.F34];6;1);MID([.F34];7;3))" office:value-type="string" office:string-value="0110_0000" calcext:value-type="string">
            <text:p>0110_0000</text:p>
          </table:table-cell>
          <table:table-cell table:style-name="ce108"/>
          <table:table-cell table:style-name="ce107" table:formula="of:=CONCATENATE(&quot;&quot;&quot;&quot;;[.I34];&quot; &quot;;[.J34];&quot; &quot;;[.K34];&quot; &quot;;[.L34];&quot; &quot;;[.M34];&quot; &quot;;[.N34];&quot; &quot;;[.O34];&quot; &quot;;[.P34];&quot; &quot;;[.Q34];&quot; &quot;;[.R34];&quot; &quot;;[.S34];&quot; &quot;;[.T34];&quot; &quot;;[.U34];&quot; &quot;;[.V34];&quot; &quot;;[.W34];&quot; &quot;;[.X34];&quot; &quot;;[.Y34];&quot; &quot;;[.Z34];&quot; &quot;;[.AA34];&quot; &quot;;[.AB34];&quot; &quot;;[.AC34];&quot; &quot;;[.AD34];&quot;&quot;&quot;&quot;;&quot;,&quot;)" office:value-type="string" office:string-value="&quot;0 0 0 0 0 0 0 0 0 0 0 0 0 0 0 0 1 0 0 1 0 0&quot;," calcext:value-type="string">
            <text:p>"0 0 0 0 0 0 0 0 0 0 0 0 0 0 0 0 1 0 0 1 0 0",</text:p>
          </table:table-cell>
          <table:table-cell table:style-name="ce108" office:value-type="string" calcext:value-type="string">
            <text:p>0001_1000':"0 0 0 0 0 0 0 1 0 0 0 0 1 0 0 0 0 0 1 0 0 0",</text:p>
          </table:table-cell>
          <table:table-cell table:style-name="ce107" table:formula="of:=LEFT([.AS34];9)" office:value-type="string" office:string-value="0001_1000" calcext:value-type="string">
            <text:p>0001_1000</text:p>
          </table:table-cell>
          <table:table-cell table:style-name="ce107" table:formula="of:=LEFT([.AS34];LEN([.AS34])-1)" office:value-type="string" office:string-value="0001_1000':&quot;0 0 0 0 0 0 0 1 0 0 0 0 1 0 0 0 0 0 1 0 0 0&quot;" calcext:value-type="string">
            <text:p>0001_1000':"0 0 0 0 0 0 0 1 0 0 0 0 1 0 0 0 0 0 1 0 0 0"</text:p>
          </table:table-cell>
          <table:table-cell table:style-name="ce107" table:formula="of:=CONCATENATE([.AU34];&quot;+&quot;;&quot;&quot;&quot;&quot;;[.AT34];&quot;&quot;&quot;&quot;;&quot;,&quot;)" office:value-type="string" office:string-value="0001_1000':&quot;0 0 0 0 0 0 0 1 0 0 0 0 1 0 0 0 0 0 1 0 0 0&quot;+&quot;0001_1000&quot;," calcext:value-type="string">
            <text:p>0001_1000':"0 0 0 0 0 0 0 1 0 0 0 0 1 0 0 0 0 0 1 0 0 0"+"0001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8" office:value-type="string" calcext:value-type="string">
            <text:p>0001_1000':"0 0 0 0 0 0 0 1 0 0 0 0 1 0 0 0 0 0 1 0 0 0"+"0001_1000",</text:p>
          </table:table-cell>
          <table:table-cell table:style-name="ce107" table:formula="of:=CONCATENATE(&quot;'&quot;;LEFT([.AX34];11);&quot; &quot;;LEFT([.AW34];LEN([.AW34])-4);&quot; $ &quot;;RIGHT([.AW34];4);&quot;&quot;;RIGHT([.AX34];LEN([.AX34])-11))" office:value-type="string" office:string-value="'0001_1000': &quot;1 0 1 0 0 1 0 0 0 0 1 0 0 0 0 0 0 0 0 0 0 0  $ \n&quot;+&quot;0 0 0 0 0 0 0 1 0 0 0 0 1 0 0 0 0 0 1 0 0 0&quot;+&quot;0001_1000&quot;," calcext:value-type="string">
            <text:p>'0001_1000': "1 0 1 0 0 1 0 0 0 0 1 0 0 0 0 0 0 0 0 0 0 0 <text:s/>$ \n"+"0 0 0 0 0 0 0 1 0 0 0 0 1 0 0 0 0 0 1 0 0 0"+"0001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5" table:style-name="ce3"/>
          <table:table-cell table:style-name="ce4" office:value-type="string" calcext:value-type="string">
            <text:p>0110 0000</text:p>
          </table:table-cell>
          <table:table-cell table:style-name="ce11" office:value-type="string" calcext:value-type="string">
            <text:p>1</text:p>
          </table:table-cell>
          <table:covered-table-cell table:style-name="ce3"/>
          <table:table-cell table:style-name="ce20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9" table:formula="of:=CONCATENATE([.I35];[.J35];[.K35];[.L35];[.M35];[.N35];[.O35];[.P35];[.Q35];[.R35];[.S35];[.T35];[.U35];[.V35];[.W35];[.X35];[.Y35];[.Z35];[.AA35];[.AB35];[.AC35];[.AD35])" office:value-type="string" office:string-value="0000000000001001011000" calcext:value-type="string">
            <text:p>0000000000001001011000</text:p>
          </table:table-cell>
          <table:table-cell table:style-name="ce94" table:number-columns-repeated="4"/>
          <table:table-cell table:style-name="ce104" table:number-columns-repeated="2"/>
          <table:table-cell table:style-name="ce108" table:formula="of:=CONCATENATE(&quot;9'b&quot;;LEFT([.F35];4);MID([.F35];6;1);&quot;_&quot;;MID([.F35];7;3);&quot;_&quot;;[.G35];&quot; : controlBits = 22'b&quot;;[.AE35];&quot;;&quot;)" office:value-type="string" office:string-value="9'b01100_000_1 : controlBits = 22'b0000000000001001011000;" calcext:value-type="string">
            <text:p>9'b01100_000_1 : controlBits = 22'b0000000000001001011000;</text:p>
          </table:table-cell>
          <table:table-cell table:style-name="ce107"/>
          <table:table-cell table:style-name="ce108"/>
          <table:table-cell table:style-name="ce107" table:number-columns-repeated="2"/>
          <table:table-cell table:style-name="ce108"/>
          <table:table-cell table:style-name="ce107" table:formula="of:=CONCATENATE(&quot;&quot;&quot;&quot;;[.I35];&quot; &quot;;[.J35];&quot; &quot;;[.K35];&quot; &quot;;[.L35];&quot; &quot;;[.M35];&quot; &quot;;[.N35];&quot; &quot;;[.O35];&quot; &quot;;[.P35];&quot; &quot;;[.Q35];&quot; &quot;;[.R35];&quot; &quot;;[.S35];&quot; &quot;;[.T35];&quot; &quot;;[.U35];&quot; &quot;;[.V35];&quot; &quot;;[.W35];&quot; &quot;;[.X35];&quot; &quot;;[.Y35];&quot; &quot;;[.Z35];&quot; &quot;;[.AA35];&quot; &quot;;[.AB35];&quot; &quot;;[.AC35];&quot; &quot;;[.AD35];&quot;&quot;&quot;&quot;;&quot;,&quot;)" office:value-type="string" office:string-value="&quot;0 0 0 0 0 0 0 0 0 0 0 0 1 0 0 1 0 1 1 0 0 0&quot;," calcext:value-type="string">
            <text:p>"0 0 0 0 0 0 0 0 0 0 0 0 1 0 0 1 0 1 1 0 0 0",</text:p>
          </table:table-cell>
          <table:table-cell table:style-name="ce108" office:value-type="string" calcext:value-type="string">
            <text:p>0001_1001':"0 0 0 0 0 0 0 0 0 0 0 0 1 0 0 0 0 0 1 0 0 1",</text:p>
          </table:table-cell>
          <table:table-cell table:style-name="ce107" table:formula="of:=LEFT([.AS35];9)" office:value-type="string" office:string-value="0001_1001" calcext:value-type="string">
            <text:p>0001_1001</text:p>
          </table:table-cell>
          <table:table-cell table:style-name="ce107" table:formula="of:=LEFT([.AS35];LEN([.AS35])-1)" office:value-type="string" office:string-value="0001_1001':&quot;0 0 0 0 0 0 0 0 0 0 0 0 1 0 0 0 0 0 1 0 0 1&quot;" calcext:value-type="string">
            <text:p>0001_1001':"0 0 0 0 0 0 0 0 0 0 0 0 1 0 0 0 0 0 1 0 0 1"</text:p>
          </table:table-cell>
          <table:table-cell table:style-name="ce107" table:formula="of:=CONCATENATE([.AU35];&quot;+&quot;;&quot;&quot;&quot;&quot;;[.AT35];&quot;&quot;&quot;&quot;;&quot;,&quot;)" office:value-type="string" office:string-value="0001_1001':&quot;0 0 0 0 0 0 0 0 0 0 0 0 1 0 0 0 0 0 1 0 0 1&quot;+&quot;0001_1001&quot;," calcext:value-type="string">
            <text:p>0001_1001':"0 0 0 0 0 0 0 0 0 0 0 0 1 0 0 0 0 0 1 0 0 1"+"0001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8" office:value-type="string" calcext:value-type="string">
            <text:p>0001_1001':"0 0 0 0 0 0 0 0 0 0 0 0 1 0 0 0 0 0 1 0 0 1"+"0001_1001",</text:p>
          </table:table-cell>
          <table:table-cell table:style-name="ce107" table:formula="of:=CONCATENATE(&quot;'&quot;;LEFT([.AX35];11);&quot; &quot;;LEFT([.AW35];LEN([.AW35])-4);&quot; $ &quot;;RIGHT([.AW35];4);&quot;&quot;;RIGHT([.AX35];LEN([.AX35])-11))" office:value-type="string" office:string-value="'0001_1001': &quot;1 0 1 0 0 1 0 0 0 0 1 0 0 0 0 0 0 0 0 0 0 0  $ \n&quot;+&quot;0 0 0 0 0 0 0 0 0 0 0 0 1 0 0 0 0 0 1 0 0 1&quot;+&quot;0001_1001&quot;," calcext:value-type="string">
            <text:p>'0001_1001': "1 0 1 0 0 1 0 0 0 0 1 0 0 0 0 0 0 0 0 0 0 0 <text:s/>$ \n"+"0 0 0 0 0 0 0 0 0 0 0 0 1 0 0 0 0 0 1 0 0 1"+"0001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ata Transfer</text:p>
          </table:table-cell>
          <table:table-cell table:style-name="ce2" office:value-type="string" calcext:value-type="string">
            <text:p>STA &lt;rn&gt;*</text:p>
          </table:table-cell>
          <table:table-cell table:style-name="ce2" office:value-type="string" calcext:value-type="string">
            <text:p>[[R0]]←[&lt;rn&gt;] (n != 0)</text:p>
          </table:table-cell>
          <table:table-cell table:style-name="ce2" office:value-type="string" calcext:value-type="string">
            <text:p>61...67</text:p>
          </table:table-cell>
          <table:table-cell table:style-name="ce2" office:value-type="string" calcext:value-type="string">
            <text:p>0110 0&lt;rn&gt;*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36];[.J36];[.K36];[.L36];[.M36];[.N36];[.O36];[.P36];[.Q36];[.R36];[.S36];[.T36];[.U36];[.V36];[.W36];[.X36];[.Y36];[.Z36];[.AA36];[.AB36];[.AC36];[.AD36])" office:value-type="string" office:string-value="0100000000001000000001" calcext:value-type="string">
            <text:p>0100000000001000000001</text:p>
          </table:table-cell>
          <table:table-cell table:style-name="ce93" office:value-type="string" calcext:value-type="string">
            <text:p>Shift Left &amp;; C ← MSB,</text:p>
          </table:table-cell>
          <table:table-cell table:style-name="ce93" office:value-type="string" calcext:value-type="string">
            <text:p>Ern, (SPC = 0, SSP = 0), wr</text:p>
          </table:table-cell>
          <table:table-cell table:style-name="ce93" office:value-type="string" calcext:value-type="string">
            <text:p>[R0] ← [&lt;rn&gt;] , S_IF ← 1</text:p>
          </table:table-cell>
          <table:table-cell table:style-name="ce93" office:value-type="string" calcext:value-type="string">
            <text:p>Ern, (SPC = 0, SSP = 0), wr, sif</text:p>
          </table:table-cell>
          <table:table-cell table:style-name="ce98" table:number-columns-repeated="2"/>
          <table:table-cell table:style-name="ce107" table:formula="of:=CONCATENATE(&quot;9'b&quot;;LEFT([.F36];4);MID([.F36];6;1);&quot;_&quot;;MID([.F36];7;3);&quot;_&quot;;[.G36];&quot; : controlBits = 22'b&quot;;[.AE36];&quot;;&quot;)" office:value-type="string" office:string-value="9'b01100_&lt;rn_0 : controlBits = 22'b0100000000001000000001;" calcext:value-type="string">
            <text:p>9'b01100_&lt;rn_0 : controlBits = 22'b0100000000001000000001;</text:p>
          </table:table-cell>
          <table:table-cell table:style-name="ce107" table:formula="of:=LEFT([.C36];3)" office:value-type="string" office:string-value="STA" calcext:value-type="string">
            <text:p>STA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36];&quot;&quot;&quot;:&quot;;&quot;    '8\'b&quot;;LEFT([.AP36];4);&quot;_&quot;;RIGHT([.AP36];4);&quot;'&quot;)" office:value-type="string" office:string-value="&quot;STA&quot;:    '8\'b0110_0&lt;rn'" calcext:value-type="string">
            <text:p>"STA": <text:s text:c="3"/>'8\'b0110_0&lt;rn'</text:p>
          </table:table-cell>
          <table:table-cell table:style-name="ce107" table:formula="of:=CONCATENATE(LEFT([.F36];4);&quot;_&quot;;MID([.F36];6;1);MID([.F36];7;3))" office:value-type="string" office:string-value="0110_0&lt;rn" calcext:value-type="string">
            <text:p>0110_0&lt;rn</text:p>
          </table:table-cell>
          <table:table-cell table:style-name="ce107"/>
          <table:table-cell table:style-name="ce107" table:formula="of:=CONCATENATE(&quot;&quot;&quot;&quot;;[.I36];&quot; &quot;;[.J36];&quot; &quot;;[.K36];&quot; &quot;;[.L36];&quot; &quot;;[.M36];&quot; &quot;;[.N36];&quot; &quot;;[.O36];&quot; &quot;;[.P36];&quot; &quot;;[.Q36];&quot; &quot;;[.R36];&quot; &quot;;[.S36];&quot; &quot;;[.T36];&quot; &quot;;[.U36];&quot; &quot;;[.V36];&quot; &quot;;[.W36];&quot; &quot;;[.X36];&quot; &quot;;[.Y36];&quot; &quot;;[.Z36];&quot; &quot;;[.AA36];&quot; &quot;;[.AB36];&quot; &quot;;[.AC36];&quot; &quot;;[.AD36];&quot;&quot;&quot;&quot;;&quot;,&quot;)" office:value-type="string" office:string-value="&quot;0 1 0 0 0 0 0 0 0 0 0 0 1 0 0 0 0 0 0 0 0 1&quot;," calcext:value-type="string">
            <text:p>"0 1 0 0 0 0 0 0 0 0 0 0 1 0 0 0 0 0 0 0 0 1",</text:p>
          </table:table-cell>
          <table:table-cell table:style-name="ce107" office:value-type="string" calcext:value-type="string">
            <text:p>0001_1010':"0 0 0 0 0 0 0 0 0 0 0 0 1 0 0 0 0 0 1 0 0 1",</text:p>
          </table:table-cell>
          <table:table-cell table:style-name="ce107" table:formula="of:=LEFT([.AS36];9)" office:value-type="string" office:string-value="0001_1010" calcext:value-type="string">
            <text:p>0001_1010</text:p>
          </table:table-cell>
          <table:table-cell table:style-name="ce107" table:formula="of:=LEFT([.AS36];LEN([.AS36])-1)" office:value-type="string" office:string-value="0001_1010':&quot;0 0 0 0 0 0 0 0 0 0 0 0 1 0 0 0 0 0 1 0 0 1&quot;" calcext:value-type="string">
            <text:p>0001_1010':"0 0 0 0 0 0 0 0 0 0 0 0 1 0 0 0 0 0 1 0 0 1"</text:p>
          </table:table-cell>
          <table:table-cell table:style-name="ce107" table:formula="of:=CONCATENATE([.AU36];&quot;+&quot;;&quot;&quot;&quot;&quot;;[.AT36];&quot;&quot;&quot;&quot;;&quot;,&quot;)" office:value-type="string" office:string-value="0001_1010':&quot;0 0 0 0 0 0 0 0 0 0 0 0 1 0 0 0 0 0 1 0 0 1&quot;+&quot;0001_1010&quot;," calcext:value-type="string">
            <text:p>0001_1010':"0 0 0 0 0 0 0 0 0 0 0 0 1 0 0 0 0 0 1 0 0 1"+"0001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1_1010':"0 0 0 0 0 0 0 0 0 0 0 0 1 0 0 0 0 0 1 0 0 1"+"0001_1010",</text:p>
          </table:table-cell>
          <table:table-cell table:style-name="ce107" table:formula="of:=CONCATENATE(&quot;'&quot;;LEFT([.AX36];11);&quot; &quot;;LEFT([.AW36];LEN([.AW36])-4);&quot; $ &quot;;RIGHT([.AW36];4);&quot;&quot;;RIGHT([.AX36];LEN([.AX36])-11))" office:value-type="string" office:string-value="'0001_1010': &quot;1 0 1 0 0 1 0 0 0 0 1 0 0 0 0 0 0 0 0 0 0 0  $ \n&quot;+&quot;0 0 0 0 0 0 0 0 0 0 0 0 1 0 0 0 0 0 1 0 0 1&quot;+&quot;0001_1010&quot;," calcext:value-type="string">
            <text:p>'0001_1010': "1 0 1 0 0 1 0 0 0 0 1 0 0 0 0 0 0 0 0 0 0 0 <text:s/>$ \n"+"0 0 0 0 0 0 0 0 0 0 0 0 1 0 0 0 0 0 1 0 0 1"+"0001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ata Transfer</text:p>
          </table:table-cell>
          <table:table-cell table:style-name="ce2" office:value-type="string" calcext:value-type="string">
            <text:p>PSH &lt;rn&gt;</text:p>
          </table:table-cell>
          <table:table-cell table:style-name="ce2" office:value-type="string" calcext:value-type="string">
            <text:p>[[SP] – 1] ← [&lt;rn&gt;],[SP] ← [SP]–1, </text:p>
          </table:table-cell>
          <table:table-cell table:style-name="ce2" office:value-type="string" calcext:value-type="string">
            <text:p>68...6F</text:p>
          </table:table-cell>
          <table:table-cell table:style-name="ce2" office:value-type="string" calcext:value-type="string">
            <text:p>0110 1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37];[.J37];[.K37];[.L37];[.M37];[.N37];[.O37];[.P37];[.Q37];[.R37];[.S37];[.T37];[.U37];[.V37];[.W37];[.X37];[.Y37];[.Z37];[.AA37];[.AB37];[.AC37];[.AD37])" office:value-type="string" office:string-value="0101000010001000000001" calcext:value-type="string">
            <text:p>0101000010001000000001</text:p>
          </table:table-cell>
          <table:table-cell table:style-name="ce93" office:value-type="string" calcext:value-type="string">
            <text:p>Shift Left &amp;; C ← MSB,</text:p>
          </table:table-cell>
          <table:table-cell table:style-name="ce93" office:value-type="string" calcext:value-type="string">
            <text:p>Dsp</text:p>
          </table:table-cell>
          <table:table-cell table:style-name="ce2" office:value-type="string" calcext:value-type="string">
            <text:p>[[SP] – 1] ← [&lt;rn&gt;],[SP] ← [SP]–1, </text:p>
          </table:table-cell>
          <table:table-cell table:style-name="ce93" office:value-type="string" calcext:value-type="string">
            <text:p>dsp,ssp,wr,ern,sif</text:p>
          </table:table-cell>
          <table:table-cell table:style-name="ce98" table:number-columns-repeated="2"/>
          <table:table-cell table:style-name="ce107" table:formula="of:=CONCATENATE(&quot;9'b&quot;;LEFT([.F37];4);MID([.F37];6;1);&quot;_&quot;;MID([.F37];7;3);&quot;_&quot;;[.G37];&quot; : controlBits = 22'b&quot;;[.AE37];&quot;;&quot;)" office:value-type="string" office:string-value="9'b01101_&lt;rn_0 : controlBits = 22'b0101000010001000000001;" calcext:value-type="string">
            <text:p>9'b01101_&lt;rn_0 : controlBits = 22'b0101000010001000000001;</text:p>
          </table:table-cell>
          <table:table-cell table:style-name="ce107" table:formula="of:=LEFT([.C37];3)" office:value-type="string" office:string-value="PSH" calcext:value-type="string">
            <text:p>PSH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37];&quot;&quot;&quot;:&quot;;&quot;    '8\'b&quot;;LEFT([.AP37];4);&quot;_&quot;;RIGHT([.AP37];4);&quot;'&quot;)" office:value-type="string" office:string-value="&quot;PSH&quot;:    '8\'b0110_1&lt;rn'" calcext:value-type="string">
            <text:p>"PSH": <text:s text:c="3"/>'8\'b0110_1&lt;rn'</text:p>
          </table:table-cell>
          <table:table-cell table:style-name="ce107" table:formula="of:=CONCATENATE(LEFT([.F37];4);&quot;_&quot;;MID([.F37];6;1);MID([.F37];7;3))" office:value-type="string" office:string-value="0110_1&lt;rn" calcext:value-type="string">
            <text:p>0110_1&lt;rn</text:p>
          </table:table-cell>
          <table:table-cell table:style-name="ce107"/>
          <table:table-cell table:style-name="ce107" table:formula="of:=CONCATENATE(&quot;&quot;&quot;&quot;;[.I37];&quot; &quot;;[.J37];&quot; &quot;;[.K37];&quot; &quot;;[.L37];&quot; &quot;;[.M37];&quot; &quot;;[.N37];&quot; &quot;;[.O37];&quot; &quot;;[.P37];&quot; &quot;;[.Q37];&quot; &quot;;[.R37];&quot; &quot;;[.S37];&quot; &quot;;[.T37];&quot; &quot;;[.U37];&quot; &quot;;[.V37];&quot; &quot;;[.W37];&quot; &quot;;[.X37];&quot; &quot;;[.Y37];&quot; &quot;;[.Z37];&quot; &quot;;[.AA37];&quot; &quot;;[.AB37];&quot; &quot;;[.AC37];&quot; &quot;;[.AD37];&quot;&quot;&quot;&quot;;&quot;,&quot;)" office:value-type="string" office:string-value="&quot;0 1 0 1 0 0 0 0 1 0 0 0 1 0 0 0 0 0 0 0 0 1&quot;," calcext:value-type="string">
            <text:p>"0 1 0 1 0 0 0 0 1 0 0 0 1 0 0 0 0 0 0 0 0 1",</text:p>
          </table:table-cell>
          <table:table-cell table:style-name="ce107" office:value-type="string" calcext:value-type="string">
            <text:p>0001_1011':"0 0 0 0 0 0 0 0 0 0 0 0 1 0 0 0 0 0 1 0 0 1",</text:p>
          </table:table-cell>
          <table:table-cell table:style-name="ce107" table:formula="of:=LEFT([.AS37];9)" office:value-type="string" office:string-value="0001_1011" calcext:value-type="string">
            <text:p>0001_1011</text:p>
          </table:table-cell>
          <table:table-cell table:style-name="ce107" table:formula="of:=LEFT([.AS37];LEN([.AS37])-1)" office:value-type="string" office:string-value="0001_1011':&quot;0 0 0 0 0 0 0 0 0 0 0 0 1 0 0 0 0 0 1 0 0 1&quot;" calcext:value-type="string">
            <text:p>0001_1011':"0 0 0 0 0 0 0 0 0 0 0 0 1 0 0 0 0 0 1 0 0 1"</text:p>
          </table:table-cell>
          <table:table-cell table:style-name="ce107" table:formula="of:=CONCATENATE([.AU37];&quot;+&quot;;&quot;&quot;&quot;&quot;;[.AT37];&quot;&quot;&quot;&quot;;&quot;,&quot;)" office:value-type="string" office:string-value="0001_1011':&quot;0 0 0 0 0 0 0 0 0 0 0 0 1 0 0 0 0 0 1 0 0 1&quot;+&quot;0001_1011&quot;," calcext:value-type="string">
            <text:p>0001_1011':"0 0 0 0 0 0 0 0 0 0 0 0 1 0 0 0 0 0 1 0 0 1"+"0001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1_1011':"0 0 0 0 0 0 0 0 0 0 0 0 1 0 0 0 0 0 1 0 0 1"+"0001_1011",</text:p>
          </table:table-cell>
          <table:table-cell table:style-name="ce107" table:formula="of:=CONCATENATE(&quot;'&quot;;LEFT([.AX37];11);&quot; &quot;;LEFT([.AW37];LEN([.AW37])-4);&quot; $ &quot;;RIGHT([.AW37];4);&quot;&quot;;RIGHT([.AX37];LEN([.AX37])-11))" office:value-type="string" office:string-value="'0001_1011': &quot;1 0 1 0 0 1 0 0 0 0 1 0 0 0 0 0 0 0 0 0 0 0  $ \n&quot;+&quot;0 0 0 0 0 0 0 0 0 0 0 0 1 0 0 0 0 0 1 0 0 1&quot;+&quot;0001_1011&quot;," calcext:value-type="string">
            <text:p>'0001_1011': "1 0 1 0 0 1 0 0 0 0 1 0 0 0 0 0 0 0 0 0 0 0 <text:s/>$ \n"+"0 0 0 0 0 0 0 0 0 0 0 0 1 0 0 0 0 0 1 0 0 1"+"0001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4" office:value-type="float" office:value="25" calcext:value-type="float" table:number-columns-spanned="1" table:number-rows-spanned="2">
            <text:p>25</text:p>
          </table:table-cell>
          <table:table-cell table:style-name="ce4" office:value-type="string" calcext:value-type="string" table:number-columns-spanned="1" table:number-rows-spanned="2">
            <text:p>ALU Operation</text:p>
          </table:table-cell>
          <table:table-cell table:style-name="ce4" office:value-type="string" calcext:value-type="string" table:number-columns-spanned="1" table:number-rows-spanned="2">
            <text:p><text:s/>RRA</text:p>
          </table:table-cell>
          <table:table-cell table:style-name="ce4" office:value-type="string" calcext:value-type="string" table:number-columns-spanned="1" table:number-rows-spanned="2">
            <text:p>Rotate [R0] Right, MSB ← C, <text:s text:c="2"/>C ← LSB</text:p>
          </table:table-cell>
          <table:table-cell table:style-name="ce4" office:value-type="float" office:value="70" calcext:value-type="float" table:number-columns-spanned="1" table:number-rows-spanned="2">
            <text:p>70</text:p>
          </table:table-cell>
          <table:table-cell table:style-name="ce4" office:value-type="string" calcext:value-type="string" table:number-columns-spanned="1" table:number-rows-spanned="2">
            <text:p>0111 000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9" table:formula="of:=CONCATENATE([.I38];[.J38];[.K38];[.L38];[.M38];[.N38];[.O38];[.P38];[.Q38];[.R38];[.S38];[.T38];[.U38];[.V38];[.W38];[.X38];[.Y38];[.Z38];[.AA38];[.AB38];[.AC38];[.AD38])" office:value-type="string" office:string-value="0000000000000000100100" calcext:value-type="string">
            <text:p>0000000000000000100100</text:p>
          </table:table-cell>
          <table:table-cell table:style-name="ce94" office:value-type="string" calcext:value-type="string">
            <text:p>Shift Right &amp;; C ← LSB.</text:p>
          </table:table-cell>
          <table:table-cell table:style-name="ce94" table:number-columns-repeated="3"/>
          <table:table-cell table:style-name="ce104" table:number-columns-repeated="2"/>
          <table:table-cell table:style-name="ce108" table:formula="of:=CONCATENATE(&quot;9'b&quot;;LEFT([.F38];4);MID([.F38];6;1);&quot;_&quot;;MID([.F38];7;3);&quot;_&quot;;[.G38];&quot; : controlBits = 22'b&quot;;[.AE38];&quot;;&quot;)" office:value-type="string" office:string-value="9'b01110_000_0 : controlBits = 22'b0000000000000000100100;" calcext:value-type="string">
            <text:p>9'b01110_000_0 : controlBits = 22'b0000000000000000100100;</text:p>
          </table:table-cell>
          <table:table-cell table:style-name="ce107" table:formula="of:=LEFT([.C38];3)" office:value-type="string" office:string-value=" RR" calcext:value-type="string">
            <text:p><text:s/>RR</text:p>
          </table:table-cell>
          <table:table-cell table:style-name="ce108" office:value-type="float" office:value="0" calcext:value-type="float">
            <text:p>0</text:p>
          </table:table-cell>
          <table:table-cell table:style-name="ce107" table:formula="of:=CONCATENATE(&quot;&quot;&quot;&quot;;[.AM38];&quot;&quot;&quot;:&quot;;&quot;    '8\'b&quot;;LEFT([.AP38];4);&quot;_&quot;;RIGHT([.AP38];4);&quot;'&quot;)" office:value-type="string" office:string-value="&quot; RR&quot;:    '8\'b0111_0000'" calcext:value-type="string">
            <text:p>" RR": <text:s text:c="3"/>'8\'b0111_0000'</text:p>
          </table:table-cell>
          <table:table-cell table:style-name="ce107" table:formula="of:=CONCATENATE(LEFT([.F38];4);&quot;_&quot;;MID([.F38];6;1);MID([.F38];7;3))" office:value-type="string" office:string-value="0111_0000" calcext:value-type="string">
            <text:p>0111_0000</text:p>
          </table:table-cell>
          <table:table-cell table:style-name="ce108"/>
          <table:table-cell table:style-name="ce107" table:formula="of:=CONCATENATE(&quot;&quot;&quot;&quot;;[.I38];&quot; &quot;;[.J38];&quot; &quot;;[.K38];&quot; &quot;;[.L38];&quot; &quot;;[.M38];&quot; &quot;;[.N38];&quot; &quot;;[.O38];&quot; &quot;;[.P38];&quot; &quot;;[.Q38];&quot; &quot;;[.R38];&quot; &quot;;[.S38];&quot; &quot;;[.T38];&quot; &quot;;[.U38];&quot; &quot;;[.V38];&quot; &quot;;[.W38];&quot; &quot;;[.X38];&quot; &quot;;[.Y38];&quot; &quot;;[.Z38];&quot; &quot;;[.AA38];&quot; &quot;;[.AB38];&quot; &quot;;[.AC38];&quot; &quot;;[.AD38];&quot;&quot;&quot;&quot;;&quot;,&quot;)" office:value-type="string" office:string-value="&quot;0 0 0 0 0 0 0 0 0 0 0 0 0 0 0 0 1 0 0 1 0 0&quot;," calcext:value-type="string">
            <text:p>"0 0 0 0 0 0 0 0 0 0 0 0 0 0 0 0 1 0 0 1 0 0",</text:p>
          </table:table-cell>
          <table:table-cell table:style-name="ce108" office:value-type="string" calcext:value-type="string">
            <text:p>0001_1100':"0 0 0 0 0 0 0 0 0 0 0 0 1 0 0 0 0 0 1 0 0 1",</text:p>
          </table:table-cell>
          <table:table-cell table:style-name="ce107" table:formula="of:=LEFT([.AS38];9)" office:value-type="string" office:string-value="0001_1100" calcext:value-type="string">
            <text:p>0001_1100</text:p>
          </table:table-cell>
          <table:table-cell table:style-name="ce107" table:formula="of:=LEFT([.AS38];LEN([.AS38])-1)" office:value-type="string" office:string-value="0001_1100':&quot;0 0 0 0 0 0 0 0 0 0 0 0 1 0 0 0 0 0 1 0 0 1&quot;" calcext:value-type="string">
            <text:p>0001_1100':"0 0 0 0 0 0 0 0 0 0 0 0 1 0 0 0 0 0 1 0 0 1"</text:p>
          </table:table-cell>
          <table:table-cell table:style-name="ce107" table:formula="of:=CONCATENATE([.AU38];&quot;+&quot;;&quot;&quot;&quot;&quot;;[.AT38];&quot;&quot;&quot;&quot;;&quot;,&quot;)" office:value-type="string" office:string-value="0001_1100':&quot;0 0 0 0 0 0 0 0 0 0 0 0 1 0 0 0 0 0 1 0 0 1&quot;+&quot;0001_1100&quot;," calcext:value-type="string">
            <text:p>0001_1100':"0 0 0 0 0 0 0 0 0 0 0 0 1 0 0 0 0 0 1 0 0 1"+"0001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8" office:value-type="string" calcext:value-type="string">
            <text:p>0001_1100':"0 0 0 0 0 0 0 0 0 0 0 0 1 0 0 0 0 0 1 0 0 1"+"0001_1100",</text:p>
          </table:table-cell>
          <table:table-cell table:style-name="ce107" table:formula="of:=CONCATENATE(&quot;'&quot;;LEFT([.AX38];11);&quot; &quot;;LEFT([.AW38];LEN([.AW38])-4);&quot; $ &quot;;RIGHT([.AW38];4);&quot;&quot;;RIGHT([.AX38];LEN([.AX38])-11))" office:value-type="string" office:string-value="'0001_1100': &quot;1 0 1 0 0 1 0 0 0 0 1 0 0 0 0 0 0 0 0 0 0 0  $ \n&quot;+&quot;0 0 0 0 0 0 0 0 0 0 0 0 1 0 0 0 0 0 1 0 0 1&quot;+&quot;0001_1100&quot;," calcext:value-type="string">
            <text:p>'0001_1100': "1 0 1 0 0 1 0 0 0 0 1 0 0 0 0 0 0 0 0 0 0 0 <text:s/>$ \n"+"0 0 0 0 0 0 0 0 0 0 0 0 1 0 0 0 0 0 1 0 0 1"+"0001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6" table:style-name="ce3"/>
          <table:table-cell table:style-name="ce11" office:value-type="string" calcext:value-type="string">
            <text:p>1</text:p>
          </table:table-cell>
          <table:covered-table-cell table:style-name="ce3"/>
          <table:table-cell table:style-name="ce20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9" table:formula="of:=CONCATENATE([.I39];[.J39];[.K39];[.L39];[.M39];[.N39];[.O39];[.P39];[.Q39];[.R39];[.S39];[.T39];[.U39];[.V39];[.W39];[.X39];[.Y39];[.Z39];[.AA39];[.AB39];[.AC39];[.AD39])" office:value-type="string" office:string-value="0000000000001001011000" calcext:value-type="string">
            <text:p>0000000000001001011000</text:p>
          </table:table-cell>
          <table:table-cell table:style-name="ce94" table:number-columns-repeated="4"/>
          <table:table-cell table:style-name="ce104" table:number-columns-repeated="2"/>
          <table:table-cell table:style-name="ce108" table:formula="of:=CONCATENATE(&quot;9'b&quot;;LEFT([.F39];4);MID([.F39];6;1);&quot;_&quot;;MID([.F39];7;3);&quot;_&quot;;[.G39];&quot; : controlBits = 22'b&quot;;[.AE39];&quot;;&quot;)" office:value-type="string" office:string-value="9'b__1 : controlBits = 22'b0000000000001001011000;" calcext:value-type="string">
            <text:p>9'b__1 : controlBits = 22'b0000000000001001011000;</text:p>
          </table:table-cell>
          <table:table-cell table:style-name="ce107"/>
          <table:table-cell table:style-name="ce108"/>
          <table:table-cell table:style-name="ce107" table:number-columns-repeated="2"/>
          <table:table-cell table:style-name="ce108"/>
          <table:table-cell table:style-name="ce107" table:formula="of:=CONCATENATE(&quot;&quot;&quot;&quot;;[.I39];&quot; &quot;;[.J39];&quot; &quot;;[.K39];&quot; &quot;;[.L39];&quot; &quot;;[.M39];&quot; &quot;;[.N39];&quot; &quot;;[.O39];&quot; &quot;;[.P39];&quot; &quot;;[.Q39];&quot; &quot;;[.R39];&quot; &quot;;[.S39];&quot; &quot;;[.T39];&quot; &quot;;[.U39];&quot; &quot;;[.V39];&quot; &quot;;[.W39];&quot; &quot;;[.X39];&quot; &quot;;[.Y39];&quot; &quot;;[.Z39];&quot; &quot;;[.AA39];&quot; &quot;;[.AB39];&quot; &quot;;[.AC39];&quot; &quot;;[.AD39];&quot;&quot;&quot;&quot;;&quot;,&quot;)" office:value-type="string" office:string-value="&quot;0 0 0 0 0 0 0 0 0 0 0 0 1 0 0 1 0 1 1 0 0 0&quot;," calcext:value-type="string">
            <text:p>"0 0 0 0 0 0 0 0 0 0 0 0 1 0 0 1 0 1 1 0 0 0",</text:p>
          </table:table-cell>
          <table:table-cell table:style-name="ce108" office:value-type="string" calcext:value-type="string">
            <text:p>0001_1101':"0 0 0 0 0 0 0 0 0 0 0 0 1 0 0 0 0 0 1 0 0 1",</text:p>
          </table:table-cell>
          <table:table-cell table:style-name="ce107" table:formula="of:=LEFT([.AS39];9)" office:value-type="string" office:string-value="0001_1101" calcext:value-type="string">
            <text:p>0001_1101</text:p>
          </table:table-cell>
          <table:table-cell table:style-name="ce107" table:formula="of:=LEFT([.AS39];LEN([.AS39])-1)" office:value-type="string" office:string-value="0001_1101':&quot;0 0 0 0 0 0 0 0 0 0 0 0 1 0 0 0 0 0 1 0 0 1&quot;" calcext:value-type="string">
            <text:p>0001_1101':"0 0 0 0 0 0 0 0 0 0 0 0 1 0 0 0 0 0 1 0 0 1"</text:p>
          </table:table-cell>
          <table:table-cell table:style-name="ce107" table:formula="of:=CONCATENATE([.AU39];&quot;+&quot;;&quot;&quot;&quot;&quot;;[.AT39];&quot;&quot;&quot;&quot;;&quot;,&quot;)" office:value-type="string" office:string-value="0001_1101':&quot;0 0 0 0 0 0 0 0 0 0 0 0 1 0 0 0 0 0 1 0 0 1&quot;+&quot;0001_1101&quot;," calcext:value-type="string">
            <text:p>0001_1101':"0 0 0 0 0 0 0 0 0 0 0 0 1 0 0 0 0 0 1 0 0 1"+"0001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8" office:value-type="string" calcext:value-type="string">
            <text:p>0001_1101':"0 0 0 0 0 0 0 0 0 0 0 0 1 0 0 0 0 0 1 0 0 1"+"0001_1101",</text:p>
          </table:table-cell>
          <table:table-cell table:style-name="ce107" table:formula="of:=CONCATENATE(&quot;'&quot;;LEFT([.AX39];11);&quot; &quot;;LEFT([.AW39];LEN([.AW39])-4);&quot; $ &quot;;RIGHT([.AW39];4);&quot;&quot;;RIGHT([.AX39];LEN([.AX39])-11))" office:value-type="string" office:string-value="'0001_1101': &quot;1 0 1 0 0 1 0 0 0 0 1 0 0 0 0 0 0 0 0 0 0 0  $ \n&quot;+&quot;0 0 0 0 0 0 0 0 0 0 0 0 1 0 0 0 0 0 1 0 0 1&quot;+&quot;0001_1101&quot;," calcext:value-type="string">
            <text:p>'0001_1101': "1 0 1 0 0 1 0 0 0 0 1 0 0 0 0 0 0 0 0 0 0 0 <text:s/>$ \n"+"0 0 0 0 0 0 0 0 0 0 0 0 1 0 0 0 0 0 1 0 0 1"+"0001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Data Transfer</text:p>
          </table:table-cell>
          <table:table-cell table:style-name="ce2" office:value-type="string" calcext:value-type="string">
            <text:p>LDA &lt;rn&gt;*</text:p>
          </table:table-cell>
          <table:table-cell table:style-name="ce2" office:value-type="string" calcext:value-type="string">
            <text:p>[&lt;rn&gt;] ← [[R0]] (n != 0)</text:p>
          </table:table-cell>
          <table:table-cell table:style-name="ce2" office:value-type="string" calcext:value-type="string">
            <text:p>71...77</text:p>
          </table:table-cell>
          <table:table-cell table:style-name="ce2" office:value-type="string" calcext:value-type="string">
            <text:p>0111 0&lt;rn&gt;*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40];[.J40];[.K40];[.L40];[.M40];[.N40];[.O40];[.P40];[.Q40];[.R40];[.S40];[.T40];[.U40];[.V40];[.W40];[.X40];[.Y40];[.Z40];[.AA40];[.AB40];[.AC40];[.AD40])" office:value-type="string" office:string-value="1000000000001000000010" calcext:value-type="string">
            <text:p>1000000000001000000010</text:p>
          </table:table-cell>
          <table:table-cell table:style-name="ce93" office:value-type="string" calcext:value-type="string">
            <text:p>Shift Right &amp;; C ← LSB.</text:p>
          </table:table-cell>
          <table:table-cell table:style-name="ce93" office:value-type="string" calcext:value-type="string">
            <text:p>(Ssp = 0, Spc = 0), RD, Lrn</text:p>
          </table:table-cell>
          <table:table-cell table:style-name="ce2" office:value-type="string" calcext:value-type="string">
            <text:p>[&lt;rn&gt;] ← [[R0]] (n != 0)</text:p>
          </table:table-cell>
          <table:table-cell table:style-name="ce93" office:value-type="string" calcext:value-type="string">
            <text:p>(Ssp = 0, Spc = 0), RD, Lrn, sif</text:p>
          </table:table-cell>
          <table:table-cell table:style-name="ce98" table:number-columns-repeated="2"/>
          <table:table-cell table:style-name="ce107" table:formula="of:=CONCATENATE(&quot;9'b&quot;;LEFT([.F40];4);MID([.F40];6;1);&quot;_&quot;;MID([.F40];7;3);&quot;_&quot;;[.G40];&quot; : controlBits = 22'b&quot;;[.AE40];&quot;;&quot;)" office:value-type="string" office:string-value="9'b01110_&lt;rn_0 : controlBits = 22'b1000000000001000000010;" calcext:value-type="string">
            <text:p>9'b01110_&lt;rn_0 : controlBits = 22'b1000000000001000000010;</text:p>
          </table:table-cell>
          <table:table-cell table:style-name="ce107" table:formula="of:=LEFT([.C40];3)" office:value-type="string" office:string-value="LDA" calcext:value-type="string">
            <text:p>LDA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40];&quot;&quot;&quot;:&quot;;&quot;    '8\'b&quot;;LEFT([.AP40];4);&quot;_&quot;;RIGHT([.AP40];4);&quot;'&quot;)" office:value-type="string" office:string-value="&quot;LDA&quot;:    '8\'b0111_0&lt;rn'" calcext:value-type="string">
            <text:p>"LDA": <text:s text:c="3"/>'8\'b0111_0&lt;rn'</text:p>
          </table:table-cell>
          <table:table-cell table:style-name="ce107" table:formula="of:=CONCATENATE(LEFT([.F40];4);&quot;_&quot;;MID([.F40];6;1);MID([.F40];7;3))" office:value-type="string" office:string-value="0111_0&lt;rn" calcext:value-type="string">
            <text:p>0111_0&lt;rn</text:p>
          </table:table-cell>
          <table:table-cell table:style-name="ce107"/>
          <table:table-cell table:style-name="ce107" table:formula="of:=CONCATENATE(&quot;&quot;&quot;&quot;;[.I40];&quot; &quot;;[.J40];&quot; &quot;;[.K40];&quot; &quot;;[.L40];&quot; &quot;;[.M40];&quot; &quot;;[.N40];&quot; &quot;;[.O40];&quot; &quot;;[.P40];&quot; &quot;;[.Q40];&quot; &quot;;[.R40];&quot; &quot;;[.S40];&quot; &quot;;[.T40];&quot; &quot;;[.U40];&quot; &quot;;[.V40];&quot; &quot;;[.W40];&quot; &quot;;[.X40];&quot; &quot;;[.Y40];&quot; &quot;;[.Z40];&quot; &quot;;[.AA40];&quot; &quot;;[.AB40];&quot; &quot;;[.AC40];&quot; &quot;;[.AD40];&quot;&quot;&quot;&quot;;&quot;,&quot;)" office:value-type="string" office:string-value="&quot;1 0 0 0 0 0 0 0 0 0 0 0 1 0 0 0 0 0 0 0 1 0&quot;," calcext:value-type="string">
            <text:p>"1 0 0 0 0 0 0 0 0 0 0 0 1 0 0 0 0 0 0 0 1 0",</text:p>
          </table:table-cell>
          <table:table-cell table:style-name="ce107" office:value-type="string" calcext:value-type="string">
            <text:p>0001_1110':"0 0 0 0 0 0 0 0 0 0 0 0 1 0 0 0 0 0 1 0 0 1",</text:p>
          </table:table-cell>
          <table:table-cell table:style-name="ce107" table:formula="of:=LEFT([.AS40];9)" office:value-type="string" office:string-value="0001_1110" calcext:value-type="string">
            <text:p>0001_1110</text:p>
          </table:table-cell>
          <table:table-cell table:style-name="ce107" table:formula="of:=LEFT([.AS40];LEN([.AS40])-1)" office:value-type="string" office:string-value="0001_1110':&quot;0 0 0 0 0 0 0 0 0 0 0 0 1 0 0 0 0 0 1 0 0 1&quot;" calcext:value-type="string">
            <text:p>0001_1110':"0 0 0 0 0 0 0 0 0 0 0 0 1 0 0 0 0 0 1 0 0 1"</text:p>
          </table:table-cell>
          <table:table-cell table:style-name="ce107" table:formula="of:=CONCATENATE([.AU40];&quot;+&quot;;&quot;&quot;&quot;&quot;;[.AT40];&quot;&quot;&quot;&quot;;&quot;,&quot;)" office:value-type="string" office:string-value="0001_1110':&quot;0 0 0 0 0 0 0 0 0 0 0 0 1 0 0 0 0 0 1 0 0 1&quot;+&quot;0001_1110&quot;," calcext:value-type="string">
            <text:p>0001_1110':"0 0 0 0 0 0 0 0 0 0 0 0 1 0 0 0 0 0 1 0 0 1"+"0001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1_1110':"0 0 0 0 0 0 0 0 0 0 0 0 1 0 0 0 0 0 1 0 0 1"+"0001_1110",</text:p>
          </table:table-cell>
          <table:table-cell table:style-name="ce107" table:formula="of:=CONCATENATE(&quot;'&quot;;LEFT([.AX40];11);&quot; &quot;;LEFT([.AW40];LEN([.AW40])-4);&quot; $ &quot;;RIGHT([.AW40];4);&quot;&quot;;RIGHT([.AX40];LEN([.AX40])-11))" office:value-type="string" office:string-value="'0001_1110': &quot;1 0 1 0 0 1 0 0 0 0 1 0 0 0 0 0 0 0 0 0 0 0  $ \n&quot;+&quot;0 0 0 0 0 0 0 0 0 0 0 0 1 0 0 0 0 0 1 0 0 1&quot;+&quot;0001_1110&quot;," calcext:value-type="string">
            <text:p>'0001_1110': "1 0 1 0 0 1 0 0 0 0 1 0 0 0 0 0 0 0 0 0 0 0 <text:s/>$ \n"+"0 0 0 0 0 0 0 0 0 0 0 0 1 0 0 0 0 0 1 0 0 1"+"0001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ata Transfer</text:p>
          </table:table-cell>
          <table:table-cell table:style-name="ce2" office:value-type="string" calcext:value-type="string">
            <text:p>POP &lt;rn&gt;</text:p>
          </table:table-cell>
          <table:table-cell table:style-name="ce2" office:value-type="string" calcext:value-type="string">
            <text:p>[&lt;rn&gt;] ← [[SP]], [SP] ← [SP]+1</text:p>
          </table:table-cell>
          <table:table-cell table:style-name="ce2" office:value-type="string" calcext:value-type="string">
            <text:p>78...7F</text:p>
          </table:table-cell>
          <table:table-cell table:style-name="ce2" office:value-type="string" calcext:value-type="string">
            <text:p>0111 1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41];[.J41];[.K41];[.L41];[.M41];[.N41];[.O41];[.P41];[.Q41];[.R41];[.S41];[.T41];[.U41];[.V41];[.W41];[.X41];[.Y41];[.Z41];[.AA41];[.AB41];[.AC41];[.AD41])" office:value-type="string" office:string-value="1001000001001000000010" calcext:value-type="string">
            <text:p>1001000001001000000010</text:p>
          </table:table-cell>
          <table:table-cell table:style-name="ce93" office:value-type="string" calcext:value-type="string">
            <text:p>Shift Right &amp;; C ← LSB.</text:p>
          </table:table-cell>
          <table:table-cell table:style-name="ce93" office:value-type="string" calcext:value-type="string">
            <text:p>ssp, RD, Lrn</text:p>
          </table:table-cell>
          <table:table-cell table:style-name="ce2" office:value-type="string" calcext:value-type="string">
            <text:p>[&lt;rn&gt;] ← [[SP]], [SP] ← [SP]+1</text:p>
          </table:table-cell>
          <table:table-cell table:style-name="ce93" office:value-type="string" calcext:value-type="string">
            <text:p>ssp, RD, Lrn, isp,sif</text:p>
          </table:table-cell>
          <table:table-cell table:style-name="ce98" table:number-columns-repeated="2"/>
          <table:table-cell table:style-name="ce107" table:formula="of:=CONCATENATE(&quot;9'b&quot;;LEFT([.F41];4);MID([.F41];6;1);&quot;_&quot;;MID([.F41];7;3);&quot;_&quot;;[.G41];&quot; : controlBits = 22'b&quot;;[.AE41];&quot;;&quot;)" office:value-type="string" office:string-value="9'b01111_&lt;rn_0 : controlBits = 22'b1001000001001000000010;" calcext:value-type="string">
            <text:p>9'b01111_&lt;rn_0 : controlBits = 22'b1001000001001000000010;</text:p>
          </table:table-cell>
          <table:table-cell table:style-name="ce107" table:formula="of:=LEFT([.C41];3)" office:value-type="string" office:string-value="POP" calcext:value-type="string">
            <text:p>POP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41];&quot;&quot;&quot;:&quot;;&quot;    '8\'b&quot;;LEFT([.AP41];4);&quot;_&quot;;RIGHT([.AP41];4);&quot;'&quot;)" office:value-type="string" office:string-value="&quot;POP&quot;:    '8\'b0111_1&lt;rn'" calcext:value-type="string">
            <text:p>"POP": <text:s text:c="3"/>'8\'b0111_1&lt;rn'</text:p>
          </table:table-cell>
          <table:table-cell table:style-name="ce107" table:formula="of:=CONCATENATE(LEFT([.F41];4);&quot;_&quot;;MID([.F41];6;1);MID([.F41];7;3))" office:value-type="string" office:string-value="0111_1&lt;rn" calcext:value-type="string">
            <text:p>0111_1&lt;rn</text:p>
          </table:table-cell>
          <table:table-cell table:style-name="ce107"/>
          <table:table-cell table:style-name="ce107" table:formula="of:=CONCATENATE(&quot;&quot;&quot;&quot;;[.I41];&quot; &quot;;[.J41];&quot; &quot;;[.K41];&quot; &quot;;[.L41];&quot; &quot;;[.M41];&quot; &quot;;[.N41];&quot; &quot;;[.O41];&quot; &quot;;[.P41];&quot; &quot;;[.Q41];&quot; &quot;;[.R41];&quot; &quot;;[.S41];&quot; &quot;;[.T41];&quot; &quot;;[.U41];&quot; &quot;;[.V41];&quot; &quot;;[.W41];&quot; &quot;;[.X41];&quot; &quot;;[.Y41];&quot; &quot;;[.Z41];&quot; &quot;;[.AA41];&quot; &quot;;[.AB41];&quot; &quot;;[.AC41];&quot; &quot;;[.AD41];&quot;&quot;&quot;&quot;;&quot;,&quot;)" office:value-type="string" office:string-value="&quot;1 0 0 1 0 0 0 0 0 1 0 0 1 0 0 0 0 0 0 0 1 0&quot;," calcext:value-type="string">
            <text:p>"1 0 0 1 0 0 0 0 0 1 0 0 1 0 0 0 0 0 0 0 1 0",</text:p>
          </table:table-cell>
          <table:table-cell table:style-name="ce107" office:value-type="string" calcext:value-type="string">
            <text:p>0001_1111':"0 0 0 0 0 0 0 0 0 0 0 0 1 0 0 0 0 0 1 0 0 1",</text:p>
          </table:table-cell>
          <table:table-cell table:style-name="ce107" table:formula="of:=LEFT([.AS41];9)" office:value-type="string" office:string-value="0001_1111" calcext:value-type="string">
            <text:p>0001_1111</text:p>
          </table:table-cell>
          <table:table-cell table:style-name="ce107" table:formula="of:=LEFT([.AS41];LEN([.AS41])-1)" office:value-type="string" office:string-value="0001_1111':&quot;0 0 0 0 0 0 0 0 0 0 0 0 1 0 0 0 0 0 1 0 0 1&quot;" calcext:value-type="string">
            <text:p>0001_1111':"0 0 0 0 0 0 0 0 0 0 0 0 1 0 0 0 0 0 1 0 0 1"</text:p>
          </table:table-cell>
          <table:table-cell table:style-name="ce107" table:formula="of:=CONCATENATE([.AU41];&quot;+&quot;;&quot;&quot;&quot;&quot;;[.AT41];&quot;&quot;&quot;&quot;;&quot;,&quot;)" office:value-type="string" office:string-value="0001_1111':&quot;0 0 0 0 0 0 0 0 0 0 0 0 1 0 0 0 0 0 1 0 0 1&quot;+&quot;0001_1111&quot;," calcext:value-type="string">
            <text:p>0001_1111':"0 0 0 0 0 0 0 0 0 0 0 0 1 0 0 0 0 0 1 0 0 1"+"0001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01_1111':"0 0 0 0 0 0 0 0 0 0 0 0 1 0 0 0 0 0 1 0 0 1"+"0001_1111",</text:p>
          </table:table-cell>
          <table:table-cell table:style-name="ce107" table:formula="of:=CONCATENATE(&quot;'&quot;;LEFT([.AX41];11);&quot; &quot;;LEFT([.AW41];LEN([.AW41])-4);&quot; $ &quot;;RIGHT([.AW41];4);&quot;&quot;;RIGHT([.AX41];LEN([.AX41])-11))" office:value-type="string" office:string-value="'0001_1111': &quot;1 0 1 0 0 1 0 0 0 0 1 0 0 0 0 0 0 0 0 0 0 0  $ \n&quot;+&quot;0 0 0 0 0 0 0 0 0 0 0 0 1 0 0 0 0 0 1 0 0 1&quot;+&quot;0001_1111&quot;," calcext:value-type="string">
            <text:p>'0001_1111': "1 0 1 0 0 1 0 0 0 0 1 0 0 0 0 0 0 0 0 0 0 0 <text:s/>$ \n"+"0 0 0 0 0 0 0 0 0 0 0 0 1 0 0 0 0 0 1 0 0 1"+"0001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28" calcext:value-type="float" table:number-columns-spanned="1" table:number-rows-spanned="2">
            <text:p>28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ADA &lt;rn&gt;</text:p>
          </table:table-cell>
          <table:table-cell table:style-name="ce2" office:value-type="string" calcext:value-type="string" table:number-columns-spanned="1" table:number-rows-spanned="2">
            <text:p>[R0] ← [R0] + [&lt;rn&gt;] </text:p>
          </table:table-cell>
          <table:table-cell table:style-name="ce8" office:value-type="string" calcext:value-type="string" table:number-columns-spanned="1" table:number-rows-spanned="2">
            <text:p>80...87</text:p>
          </table:table-cell>
          <table:table-cell table:style-name="ce8" office:value-type="string" calcext:value-type="string">
            <text:p>1000 0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42];[.J42];[.K42];[.L42];[.M42];[.N42];[.O42];[.P42];[.Q42];[.R42];[.S42];[.T42];[.U42];[.V42];[.W42];[.X42];[.Y42];[.Z42];[.AA42];[.AB42];[.AC42];[.AD42])" office:value-type="string" office:string-value="0000000000000000100100" calcext:value-type="string">
            <text:p>0000000000000000100100</text:p>
          </table:table-cell>
          <table:table-cell table:style-name="ce93" office:value-type="string" calcext:value-type="string" table:number-columns-spanned="1" table:number-rows-spanned="2">
            <text:p>A+B</text:p>
          </table:table-cell>
          <table:table-cell table:style-name="ce2"/>
          <table:table-cell table:style-name="ce2" office:value-type="string" calcext:value-type="string">
            <text:p>[OR] ← [R0]</text:p>
          </table:table-cell>
          <table:table-cell table:style-name="ce93" office:value-type="string" calcext:value-type="string">
            <text:p>er0, lor</text:p>
          </table:table-cell>
          <table:table-cell table:style-name="ce98" table:number-columns-repeated="2"/>
          <table:table-cell table:style-name="ce107" table:formula="of:=CONCATENATE(&quot;9'b&quot;;LEFT([.F42];4);MID([.F42];6;1);&quot;_&quot;;MID([.F42];7;3);&quot;_&quot;;[.G42];&quot; : controlBits = 22'b&quot;;[.AE42];&quot;;&quot;)" office:value-type="string" office:string-value="9'b10000_&lt;rn_0 : controlBits = 22'b0000000000000000100100;" calcext:value-type="string">
            <text:p>9'b10000_&lt;rn_0 : controlBits = 22'b0000000000000000100100;</text:p>
          </table:table-cell>
          <table:table-cell table:style-name="ce107" table:formula="of:=LEFT([.C42];3)" office:value-type="string" office:string-value="ADA" calcext:value-type="string">
            <text:p>ADA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42];&quot;&quot;&quot;:&quot;;&quot;    '8\'b&quot;;LEFT([.AP42];4);&quot;_&quot;;RIGHT([.AP42];4);&quot;'&quot;)" office:value-type="string" office:string-value="&quot;ADA&quot;:    '8\'b1000_0&lt;rn'" calcext:value-type="string">
            <text:p>"ADA": <text:s text:c="3"/>'8\'b1000_0&lt;rn'</text:p>
          </table:table-cell>
          <table:table-cell table:style-name="ce107" table:formula="of:=CONCATENATE(LEFT([.F42];4);&quot;_&quot;;MID([.F42];6;1);MID([.F42];7;3))" office:value-type="string" office:string-value="1000_0&lt;rn" calcext:value-type="string">
            <text:p>1000_0&lt;rn</text:p>
          </table:table-cell>
          <table:table-cell table:style-name="ce107"/>
          <table:table-cell table:style-name="ce107" table:formula="of:=CONCATENATE(&quot;&quot;&quot;&quot;;[.I42];&quot; &quot;;[.J42];&quot; &quot;;[.K42];&quot; &quot;;[.L42];&quot; &quot;;[.M42];&quot; &quot;;[.N42];&quot; &quot;;[.O42];&quot; &quot;;[.P42];&quot; &quot;;[.Q42];&quot; &quot;;[.R42];&quot; &quot;;[.S42];&quot; &quot;;[.T42];&quot; &quot;;[.U42];&quot; &quot;;[.V42];&quot; &quot;;[.W42];&quot; &quot;;[.X42];&quot; &quot;;[.Y42];&quot; &quot;;[.Z42];&quot; &quot;;[.AA42];&quot; &quot;;[.AB42];&quot; &quot;;[.AC42];&quot; &quot;;[.AD42];&quot;&quot;&quot;&quot;;&quot;,&quot;)" office:value-type="string" office:string-value="&quot;0 0 0 0 0 0 0 0 0 0 0 0 0 0 0 0 1 0 0 1 0 0&quot;," calcext:value-type="string">
            <text:p>"0 0 0 0 0 0 0 0 0 0 0 0 0 0 0 0 1 0 0 1 0 0",</text:p>
          </table:table-cell>
          <table:table-cell table:style-name="ce107" office:value-type="string" calcext:value-type="string">
            <text:p>0010_1000':"0 0 0 0 0 0 0 0 0 0 0 1 1 0 0 0 1 0 0 1 0 0 \n"+"0 0 0 0 0 1 1 0 0 0 0 0 1 0 0 0 0 0 0 0 0 0",</text:p>
          </table:table-cell>
          <table:table-cell table:style-name="ce107" table:formula="of:=LEFT([.AS42];9)" office:value-type="string" office:string-value="0010_1000" calcext:value-type="string">
            <text:p>0010_1000</text:p>
          </table:table-cell>
          <table:table-cell table:style-name="ce107" table:formula="of:=LEFT([.AS42];LEN([.AS42])-1)" office:value-type="string" office:string-value="0010_1000':&quot;0 0 0 0 0 0 0 0 0 0 0 1 1 0 0 0 1 0 0 1 0 0 \n&quot;+&quot;0 0 0 0 0 1 1 0 0 0 0 0 1 0 0 0 0 0 0 0 0 0&quot;" calcext:value-type="string">
            <text:p>0010_1000':"0 0 0 0 0 0 0 0 0 0 0 1 1 0 0 0 1 0 0 1 0 0 \n"+"0 0 0 0 0 1 1 0 0 0 0 0 1 0 0 0 0 0 0 0 0 0"</text:p>
          </table:table-cell>
          <table:table-cell table:style-name="ce107" table:formula="of:=CONCATENATE([.AU42];&quot;+&quot;;&quot;&quot;&quot;&quot;;[.AT42];&quot;&quot;&quot;&quot;;&quot;,&quot;)" office:value-type="string" office:string-value="0010_1000':&quot;0 0 0 0 0 0 0 0 0 0 0 1 1 0 0 0 1 0 0 1 0 0 \n&quot;+&quot;0 0 0 0 0 1 1 0 0 0 0 0 1 0 0 0 0 0 0 0 0 0&quot;+&quot;0010_1000&quot;," calcext:value-type="string">
            <text:p>0010_1000':"0 0 0 0 0 0 0 0 0 0 0 1 1 0 0 0 1 0 0 1 0 0 \n"+"0 0 0 0 0 1 1 0 0 0 0 0 1 0 0 0 0 0 0 0 0 0"+"0010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1000':"0 0 0 0 0 0 0 0 0 0 0 1 1 0 0 0 1 0 0 1 0 0 \n"+"0 0 0 0 0 1 1 0 0 0 0 0 1 0 0 0 0 0 0 0 0 0"+"0010_1000",</text:p>
          </table:table-cell>
          <table:table-cell table:style-name="ce107" table:formula="of:=CONCATENATE(&quot;'&quot;;LEFT([.AX42];11);&quot; &quot;;LEFT([.AW42];LEN([.AW42])-4);&quot; $ &quot;;RIGHT([.AW42];4);&quot;&quot;;RIGHT([.AX42];LEN([.AX42])-11))" office:value-type="string" office:string-value="'0010_1000': &quot;1 0 1 0 0 1 0 0 0 0 1 0 0 0 0 0 0 0 0 0 0 0  $ \n&quot;+&quot;0 0 0 0 0 0 0 0 0 0 0 1 1 0 0 0 1 0 0 1 0 0 \n&quot;+&quot;0 0 0 0 0 1 1 0 0 0 0 0 1 0 0 0 0 0 0 0 0 0&quot;+&quot;0010_1000&quot;," calcext:value-type="string">
            <text:p>'0010_1000': "1 0 1 0 0 1 0 0 0 0 1 0 0 0 0 0 0 0 0 0 0 0 <text:s/>$ \n"+"0 0 0 0 0 0 0 0 0 0 0 1 1 0 0 0 1 0 0 1 0 0 \n"+"0 0 0 0 0 1 1 0 0 0 0 0 1 0 0 0 0 0 0 0 0 0"+"0010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000 0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43];[.J43];[.K43];[.L43];[.M43];[.N43];[.O43];[.P43];[.Q43];[.R43];[.S43];[.T43];[.U43];[.V43];[.W43];[.X43];[.Y43];[.Z43];[.AA43];[.AB43];[.AC43];[.AD43])" office:value-type="string" office:string-value="0000000000001000011001" calcext:value-type="string">
            <text:p>0000000000001000011001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[R0] ← [OR] + [&lt;rn&gt;] </text:p>
          </table:table-cell>
          <table:table-cell table:style-name="ce93" office:value-type="string" calcext:value-type="string">
            <text:p>ern, sal, lr0, sif</text:p>
          </table:table-cell>
          <table:table-cell table:style-name="ce98" table:number-columns-repeated="2"/>
          <table:table-cell table:style-name="ce107" table:formula="of:=CONCATENATE(&quot;9'b&quot;;LEFT([.F43];4);MID([.F43];6;1);&quot;_&quot;;MID([.F43];7;3);&quot;_&quot;;[.G43];&quot; : controlBits = 22'b&quot;;[.AE43];&quot;;&quot;)" office:value-type="string" office:string-value="9'b10000_&lt;rn_1 : controlBits = 22'b0000000000001000011001;" calcext:value-type="string">
            <text:p>9'b10000_&lt;rn_1 : controlBits = 22'b0000000000001000011001;</text:p>
          </table:table-cell>
          <table:table-cell table:style-name="ce107" table:formula="of:=LEFT([.C43];3)">
            <text:p/>
          </table:table-cell>
          <table:table-cell table:style-name="ce107" table:number-columns-repeated="2"/>
          <table:table-cell table:style-name="ce107" table:formula="of:=CONCATENATE(LEFT([.F43];4);&quot;_&quot;;MID([.F43];6;1);MID([.F43];7;3))" office:value-type="string" office:string-value="1000_0&lt;rn" calcext:value-type="string">
            <text:p>1000_0&lt;rn</text:p>
          </table:table-cell>
          <table:table-cell table:style-name="ce107"/>
          <table:table-cell table:style-name="ce107" table:formula="of:=CONCATENATE(&quot;&quot;&quot;&quot;;[.I43];&quot; &quot;;[.J43];&quot; &quot;;[.K43];&quot; &quot;;[.L43];&quot; &quot;;[.M43];&quot; &quot;;[.N43];&quot; &quot;;[.O43];&quot; &quot;;[.P43];&quot; &quot;;[.Q43];&quot; &quot;;[.R43];&quot; &quot;;[.S43];&quot; &quot;;[.T43];&quot; &quot;;[.U43];&quot; &quot;;[.V43];&quot; &quot;;[.W43];&quot; &quot;;[.X43];&quot; &quot;;[.Y43];&quot; &quot;;[.Z43];&quot; &quot;;[.AA43];&quot; &quot;;[.AB43];&quot; &quot;;[.AC43];&quot; &quot;;[.AD43];&quot;&quot;&quot;&quot;;&quot;,&quot;)" office:value-type="string" office:string-value="&quot;0 0 0 0 0 0 0 0 0 0 0 0 1 0 0 0 0 1 1 0 0 1&quot;," calcext:value-type="string">
            <text:p>"0 0 0 0 0 0 0 0 0 0 0 0 1 0 0 0 0 1 1 0 0 1",</text:p>
          </table:table-cell>
          <table:table-cell table:style-name="ce107" office:value-type="string" calcext:value-type="string">
            <text:p>0010_1001':"0 0 0 0 0 0 0 0 0 0 0 1 1 0 0 0 1 0 0 1 0 0 \n"+"0 0 0 0 0 1 1 0 0 0 0 0 1 0 0 0 0 0 0 0 0 0",</text:p>
          </table:table-cell>
          <table:table-cell table:style-name="ce107" table:formula="of:=LEFT([.AS43];9)" office:value-type="string" office:string-value="0010_1001" calcext:value-type="string">
            <text:p>0010_1001</text:p>
          </table:table-cell>
          <table:table-cell table:style-name="ce107" table:formula="of:=LEFT([.AS43];LEN([.AS43])-1)" office:value-type="string" office:string-value="0010_1001':&quot;0 0 0 0 0 0 0 0 0 0 0 1 1 0 0 0 1 0 0 1 0 0 \n&quot;+&quot;0 0 0 0 0 1 1 0 0 0 0 0 1 0 0 0 0 0 0 0 0 0&quot;" calcext:value-type="string">
            <text:p>0010_1001':"0 0 0 0 0 0 0 0 0 0 0 1 1 0 0 0 1 0 0 1 0 0 \n"+"0 0 0 0 0 1 1 0 0 0 0 0 1 0 0 0 0 0 0 0 0 0"</text:p>
          </table:table-cell>
          <table:table-cell table:style-name="ce107" table:formula="of:=CONCATENATE([.AU43];&quot;+&quot;;&quot;&quot;&quot;&quot;;[.AT43];&quot;&quot;&quot;&quot;;&quot;,&quot;)" office:value-type="string" office:string-value="0010_1001':&quot;0 0 0 0 0 0 0 0 0 0 0 1 1 0 0 0 1 0 0 1 0 0 \n&quot;+&quot;0 0 0 0 0 1 1 0 0 0 0 0 1 0 0 0 0 0 0 0 0 0&quot;+&quot;0010_1001&quot;," calcext:value-type="string">
            <text:p>0010_1001':"0 0 0 0 0 0 0 0 0 0 0 1 1 0 0 0 1 0 0 1 0 0 \n"+"0 0 0 0 0 1 1 0 0 0 0 0 1 0 0 0 0 0 0 0 0 0"+"0010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1001':"0 0 0 0 0 0 0 0 0 0 0 1 1 0 0 0 1 0 0 1 0 0 \n"+"0 0 0 0 0 1 1 0 0 0 0 0 1 0 0 0 0 0 0 0 0 0"+"0010_1001",</text:p>
          </table:table-cell>
          <table:table-cell table:style-name="ce107" table:formula="of:=CONCATENATE(&quot;'&quot;;LEFT([.AX43];11);&quot; &quot;;LEFT([.AW43];LEN([.AW43])-4);&quot; $ &quot;;RIGHT([.AW43];4);&quot;&quot;;RIGHT([.AX43];LEN([.AX43])-11))" office:value-type="string" office:string-value="'0010_1001': &quot;1 0 1 0 0 1 0 0 0 0 1 0 0 0 0 0 0 0 0 0 0 0  $ \n&quot;+&quot;0 0 0 0 0 0 0 0 0 0 0 1 1 0 0 0 1 0 0 1 0 0 \n&quot;+&quot;0 0 0 0 0 1 1 0 0 0 0 0 1 0 0 0 0 0 0 0 0 0&quot;+&quot;0010_1001&quot;," calcext:value-type="string">
            <text:p>'0010_1001': "1 0 1 0 0 1 0 0 0 0 1 0 0 0 0 0 0 0 0 0 0 0 <text:s/>$ \n"+"0 0 0 0 0 0 0 0 0 0 0 1 1 0 0 0 1 0 0 1 0 0 \n"+"0 0 0 0 0 1 1 0 0 0 0 0 1 0 0 0 0 0 0 0 0 0"+"0010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29" calcext:value-type="float" table:number-columns-spanned="1" table:number-rows-spanned="2">
            <text:p>29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ADI &lt;rn&gt;&lt;od&gt;</text:p>
          </table:table-cell>
          <table:table-cell table:style-name="ce2" office:value-type="string" calcext:value-type="string" table:number-columns-spanned="1" table:number-rows-spanned="2">
            <text:p>[&lt;rn&gt;] ← [&lt;rn&gt;] + &lt;od&gt;</text:p>
          </table:table-cell>
          <table:table-cell table:style-name="ce8" office:value-type="string" calcext:value-type="string" table:number-columns-spanned="1" table:number-rows-spanned="2">
            <text:p>88...8F</text:p>
          </table:table-cell>
          <table:table-cell table:style-name="ce8" office:value-type="string" calcext:value-type="string">
            <text:p>1000 1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44];[.J44];[.K44];[.L44];[.M44];[.N44];[.O44];[.P44];[.Q44];[.R44];[.S44];[.T44];[.U44];[.V44];[.W44];[.X44];[.Y44];[.Z44];[.AA44];[.AB44];[.AC44];[.AD44])" office:value-type="string" office:string-value="0000000000000000100001" calcext:value-type="string">
            <text:p>0000000000000000100001</text:p>
          </table:table-cell>
          <table:table-cell table:style-name="ce93" office:value-type="string" calcext:value-type="string">
            <text:p>A+B</text:p>
          </table:table-cell>
          <table:table-cell table:style-name="ce2"/>
          <table:table-cell table:style-name="ce2" office:value-type="string" calcext:value-type="string">
            <text:p>[OR]←[&lt;rn&gt;]</text:p>
          </table:table-cell>
          <table:table-cell table:style-name="ce2" office:value-type="string" calcext:value-type="string">
            <text:p>ern, lor</text:p>
          </table:table-cell>
          <table:table-cell table:style-name="ce98" table:number-columns-repeated="2"/>
          <table:table-cell table:style-name="ce107" table:formula="of:=CONCATENATE(&quot;9'b&quot;;LEFT([.F44];4);MID([.F44];6;1);&quot;_&quot;;MID([.F44];7;3);&quot;_&quot;;[.G44];&quot; : controlBits = 22'b&quot;;[.AE44];&quot;;&quot;)" office:value-type="string" office:string-value="9'b10001_&lt;rn_0 : controlBits = 22'b0000000000000000100001;" calcext:value-type="string">
            <text:p>9'b10001_&lt;rn_0 : controlBits = 22'b0000000000000000100001;</text:p>
          </table:table-cell>
          <table:table-cell table:style-name="ce107" table:formula="of:=LEFT([.C44];3)" office:value-type="string" office:string-value="ADI" calcext:value-type="string">
            <text:p>ADI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CONCATENATE(&quot;&quot;&quot;&quot;;[.AM44];&quot;&quot;&quot;:&quot;;&quot;    '8\'b&quot;;LEFT([.AP44];4);&quot;_&quot;;RIGHT([.AP44];4);&quot;'&quot;)" office:value-type="string" office:string-value="&quot;ADI&quot;:    '8\'b1000_1&lt;rn'" calcext:value-type="string">
            <text:p>"ADI": <text:s text:c="3"/>'8\'b1000_1&lt;rn'</text:p>
          </table:table-cell>
          <table:table-cell table:style-name="ce107" table:formula="of:=CONCATENATE(LEFT([.F44];4);&quot;_&quot;;MID([.F44];6;1);MID([.F44];7;3))" office:value-type="string" office:string-value="1000_1&lt;rn" calcext:value-type="string">
            <text:p>1000_1&lt;rn</text:p>
          </table:table-cell>
          <table:table-cell table:style-name="ce107"/>
          <table:table-cell table:style-name="ce107" table:formula="of:=CONCATENATE(&quot;&quot;&quot;&quot;;[.I44];&quot; &quot;;[.J44];&quot; &quot;;[.K44];&quot; &quot;;[.L44];&quot; &quot;;[.M44];&quot; &quot;;[.N44];&quot; &quot;;[.O44];&quot; &quot;;[.P44];&quot; &quot;;[.Q44];&quot; &quot;;[.R44];&quot; &quot;;[.S44];&quot; &quot;;[.T44];&quot; &quot;;[.U44];&quot; &quot;;[.V44];&quot; &quot;;[.W44];&quot; &quot;;[.X44];&quot; &quot;;[.Y44];&quot; &quot;;[.Z44];&quot; &quot;;[.AA44];&quot; &quot;;[.AB44];&quot; &quot;;[.AC44];&quot; &quot;;[.AD44];&quot;&quot;&quot;&quot;;&quot;,&quot;)" office:value-type="string" office:string-value="&quot;0 0 0 0 0 0 0 0 0 0 0 0 0 0 0 0 1 0 0 0 0 1&quot;," calcext:value-type="string">
            <text:p>"0 0 0 0 0 0 0 0 0 0 0 0 0 0 0 0 1 0 0 0 0 1",</text:p>
          </table:table-cell>
          <table:table-cell table:style-name="ce107" office:value-type="string" calcext:value-type="string">
            <text:p>0010_1010':"0 0 0 0 0 0 0 0 0 0 0 1 1 0 0 0 1 0 0 1 0 0 \n"+"0 0 0 0 0 1 1 0 0 0 0 0 1 0 0 0 0 0 0 0 0 0",</text:p>
          </table:table-cell>
          <table:table-cell table:style-name="ce107" table:formula="of:=LEFT([.AS44];9)" office:value-type="string" office:string-value="0010_1010" calcext:value-type="string">
            <text:p>0010_1010</text:p>
          </table:table-cell>
          <table:table-cell table:style-name="ce107" table:formula="of:=LEFT([.AS44];LEN([.AS44])-1)" office:value-type="string" office:string-value="0010_1010':&quot;0 0 0 0 0 0 0 0 0 0 0 1 1 0 0 0 1 0 0 1 0 0 \n&quot;+&quot;0 0 0 0 0 1 1 0 0 0 0 0 1 0 0 0 0 0 0 0 0 0&quot;" calcext:value-type="string">
            <text:p>0010_1010':"0 0 0 0 0 0 0 0 0 0 0 1 1 0 0 0 1 0 0 1 0 0 \n"+"0 0 0 0 0 1 1 0 0 0 0 0 1 0 0 0 0 0 0 0 0 0"</text:p>
          </table:table-cell>
          <table:table-cell table:style-name="ce107" table:formula="of:=CONCATENATE([.AU44];&quot;+&quot;;&quot;&quot;&quot;&quot;;[.AT44];&quot;&quot;&quot;&quot;;&quot;,&quot;)" office:value-type="string" office:string-value="0010_1010':&quot;0 0 0 0 0 0 0 0 0 0 0 1 1 0 0 0 1 0 0 1 0 0 \n&quot;+&quot;0 0 0 0 0 1 1 0 0 0 0 0 1 0 0 0 0 0 0 0 0 0&quot;+&quot;0010_1010&quot;," calcext:value-type="string">
            <text:p>0010_1010':"0 0 0 0 0 0 0 0 0 0 0 1 1 0 0 0 1 0 0 1 0 0 \n"+"0 0 0 0 0 1 1 0 0 0 0 0 1 0 0 0 0 0 0 0 0 0"+"0010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1010':"0 0 0 0 0 0 0 0 0 0 0 1 1 0 0 0 1 0 0 1 0 0 \n"+"0 0 0 0 0 1 1 0 0 0 0 0 1 0 0 0 0 0 0 0 0 0"+"0010_1010",</text:p>
          </table:table-cell>
          <table:table-cell table:style-name="ce107" table:formula="of:=CONCATENATE(&quot;'&quot;;LEFT([.AX44];11);&quot; &quot;;LEFT([.AW44];LEN([.AW44])-4);&quot; $ &quot;;RIGHT([.AW44];4);&quot;&quot;;RIGHT([.AX44];LEN([.AX44])-11))" office:value-type="string" office:string-value="'0010_1010': &quot;1 0 1 0 0 1 0 0 0 0 1 0 0 0 0 0 0 0 0 0 0 0  $ \n&quot;+&quot;0 0 0 0 0 0 0 0 0 0 0 1 1 0 0 0 1 0 0 1 0 0 \n&quot;+&quot;0 0 0 0 0 1 1 0 0 0 0 0 1 0 0 0 0 0 0 0 0 0&quot;+&quot;0010_1010&quot;," calcext:value-type="string">
            <text:p>'0010_1010': "1 0 1 0 0 1 0 0 0 0 1 0 0 0 0 0 0 0 0 0 0 0 <text:s/>$ \n"+"0 0 0 0 0 0 0 0 0 0 0 1 1 0 0 0 1 0 0 1 0 0 \n"+"0 0 0 0 0 1 1 0 0 0 0 0 1 0 0 0 0 0 0 0 0 0"+"0010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000 1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45];[.J45];[.K45];[.L45];[.M45];[.N45];[.O45];[.P45];[.Q45];[.R45];[.S45];[.T45];[.U45];[.V45];[.W45];[.X45];[.Y45];[.Z45];[.AA45];[.AB45];[.AC45];[.AD45])" office:value-type="string" office:string-value="1010010000001000010010" calcext:value-type="string">
            <text:p>1010010000001000010010</text:p>
          </table:table-cell>
          <table:table-cell table:style-name="ce93"/>
          <table:table-cell table:style-name="ce2"/>
          <table:table-cell table:style-name="ce2" office:value-type="string" calcext:value-type="string">
            <text:p>[&lt;rn&gt;] ← [OR] - [&lt;od&gt;] </text:p>
          </table:table-cell>
          <table:table-cell table:style-name="ce93" office:value-type="string" calcext:value-type="string">
            <text:p>lrn, spc, rd, sal, sif, ipc</text:p>
          </table:table-cell>
          <table:table-cell table:style-name="ce98" table:number-columns-repeated="2"/>
          <table:table-cell table:style-name="ce107" table:formula="of:=CONCATENATE(&quot;9'b&quot;;LEFT([.F45];4);MID([.F45];6;1);&quot;_&quot;;MID([.F45];7;3);&quot;_&quot;;[.G45];&quot; : controlBits = 22'b&quot;;[.AE45];&quot;;&quot;)" office:value-type="string" office:string-value="9'b10001_&lt;rn_1 : controlBits = 22'b1010010000001000010010;" calcext:value-type="string">
            <text:p>9'b10001_&lt;rn_1 : controlBits = 22'b1010010000001000010010;</text:p>
          </table:table-cell>
          <table:table-cell table:style-name="ce107" table:formula="of:=LEFT([.C45];3)">
            <text:p/>
          </table:table-cell>
          <table:table-cell table:style-name="ce107" table:number-columns-repeated="2"/>
          <table:table-cell table:style-name="ce107" table:formula="of:=CONCATENATE(LEFT([.F45];4);&quot;_&quot;;MID([.F45];6;1);MID([.F45];7;3))" office:value-type="string" office:string-value="1000_1&lt;rn" calcext:value-type="string">
            <text:p>1000_1&lt;rn</text:p>
          </table:table-cell>
          <table:table-cell table:style-name="ce107"/>
          <table:table-cell table:style-name="ce107" table:formula="of:=CONCATENATE(&quot;&quot;&quot;&quot;;[.I45];&quot; &quot;;[.J45];&quot; &quot;;[.K45];&quot; &quot;;[.L45];&quot; &quot;;[.M45];&quot; &quot;;[.N45];&quot; &quot;;[.O45];&quot; &quot;;[.P45];&quot; &quot;;[.Q45];&quot; &quot;;[.R45];&quot; &quot;;[.S45];&quot; &quot;;[.T45];&quot; &quot;;[.U45];&quot; &quot;;[.V45];&quot; &quot;;[.W45];&quot; &quot;;[.X45];&quot; &quot;;[.Y45];&quot; &quot;;[.Z45];&quot; &quot;;[.AA45];&quot; &quot;;[.AB45];&quot; &quot;;[.AC45];&quot; &quot;;[.AD45];&quot;&quot;&quot;&quot;;&quot;,&quot;)" office:value-type="string" office:string-value="&quot;1 0 1 0 0 1 0 0 0 0 0 0 1 0 0 0 0 1 0 0 1 0&quot;," calcext:value-type="string">
            <text:p>"1 0 1 0 0 1 0 0 0 0 0 0 1 0 0 0 0 1 0 0 1 0",</text:p>
          </table:table-cell>
          <table:table-cell table:style-name="ce107" office:value-type="string" calcext:value-type="string">
            <text:p>0010_1011':"0 0 0 0 0 0 0 0 0 0 0 1 1 0 0 0 1 0 0 1 0 0 \n"+"0 0 0 0 0 1 1 0 0 0 0 0 1 0 0 0 0 0 0 0 0 0",</text:p>
          </table:table-cell>
          <table:table-cell table:style-name="ce107" table:formula="of:=LEFT([.AS45];9)" office:value-type="string" office:string-value="0010_1011" calcext:value-type="string">
            <text:p>0010_1011</text:p>
          </table:table-cell>
          <table:table-cell table:style-name="ce107" table:formula="of:=LEFT([.AS45];LEN([.AS45])-1)" office:value-type="string" office:string-value="0010_1011':&quot;0 0 0 0 0 0 0 0 0 0 0 1 1 0 0 0 1 0 0 1 0 0 \n&quot;+&quot;0 0 0 0 0 1 1 0 0 0 0 0 1 0 0 0 0 0 0 0 0 0&quot;" calcext:value-type="string">
            <text:p>0010_1011':"0 0 0 0 0 0 0 0 0 0 0 1 1 0 0 0 1 0 0 1 0 0 \n"+"0 0 0 0 0 1 1 0 0 0 0 0 1 0 0 0 0 0 0 0 0 0"</text:p>
          </table:table-cell>
          <table:table-cell table:style-name="ce107" table:formula="of:=CONCATENATE([.AU45];&quot;+&quot;;&quot;&quot;&quot;&quot;;[.AT45];&quot;&quot;&quot;&quot;;&quot;,&quot;)" office:value-type="string" office:string-value="0010_1011':&quot;0 0 0 0 0 0 0 0 0 0 0 1 1 0 0 0 1 0 0 1 0 0 \n&quot;+&quot;0 0 0 0 0 1 1 0 0 0 0 0 1 0 0 0 0 0 0 0 0 0&quot;+&quot;0010_1011&quot;," calcext:value-type="string">
            <text:p>0010_1011':"0 0 0 0 0 0 0 0 0 0 0 1 1 0 0 0 1 0 0 1 0 0 \n"+"0 0 0 0 0 1 1 0 0 0 0 0 1 0 0 0 0 0 0 0 0 0"+"0010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1011':"0 0 0 0 0 0 0 0 0 0 0 1 1 0 0 0 1 0 0 1 0 0 \n"+"0 0 0 0 0 1 1 0 0 0 0 0 1 0 0 0 0 0 0 0 0 0"+"0010_1011",</text:p>
          </table:table-cell>
          <table:table-cell table:style-name="ce107" table:formula="of:=CONCATENATE(&quot;'&quot;;LEFT([.AX45];11);&quot; &quot;;LEFT([.AW45];LEN([.AW45])-4);&quot; $ &quot;;RIGHT([.AW45];4);&quot;&quot;;RIGHT([.AX45];LEN([.AX45])-11))" office:value-type="string" office:string-value="'0010_1011': &quot;1 0 1 0 0 1 0 0 0 0 1 0 0 0 0 0 0 0 0 0 0 0  $ \n&quot;+&quot;0 0 0 0 0 0 0 0 0 0 0 1 1 0 0 0 1 0 0 1 0 0 \n&quot;+&quot;0 0 0 0 0 1 1 0 0 0 0 0 1 0 0 0 0 0 0 0 0 0&quot;+&quot;0010_1011&quot;," calcext:value-type="string">
            <text:p>'0010_1011': "1 0 1 0 0 1 0 0 0 0 1 0 0 0 0 0 0 0 0 0 0 0 <text:s/>$ \n"+"0 0 0 0 0 0 0 0 0 0 0 1 1 0 0 0 1 0 0 1 0 0 \n"+"0 0 0 0 0 1 1 0 0 0 0 0 1 0 0 0 0 0 0 0 0 0"+"0010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30" calcext:value-type="float" table:number-columns-spanned="1" table:number-rows-spanned="2">
            <text:p>30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SBA &lt;rn&gt;</text:p>
          </table:table-cell>
          <table:table-cell table:style-name="ce2" office:value-type="string" calcext:value-type="string" table:number-columns-spanned="1" table:number-rows-spanned="2">
            <text:p>[R0] ← [R0] – [&lt;rn&gt;]</text:p>
          </table:table-cell>
          <table:table-cell table:style-name="ce8" office:value-type="string" calcext:value-type="string" table:number-columns-spanned="1" table:number-rows-spanned="2">
            <text:p>90...97</text:p>
          </table:table-cell>
          <table:table-cell table:style-name="ce8" office:value-type="string" calcext:value-type="string">
            <text:p>1001 0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46];[.J46];[.K46];[.L46];[.M46];[.N46];[.O46];[.P46];[.Q46];[.R46];[.S46];[.T46];[.U46];[.V46];[.W46];[.X46];[.Y46];[.Z46];[.AA46];[.AB46];[.AC46];[.AD46])" office:value-type="string" office:string-value="0000000000000000100100" calcext:value-type="string">
            <text:p>0000000000000000100100</text:p>
          </table:table-cell>
          <table:table-cell table:style-name="ce93" office:value-type="string" calcext:value-type="string" table:number-columns-spanned="1" table:number-rows-spanned="2">
            <text:p>A-B</text:p>
          </table:table-cell>
          <table:table-cell table:style-name="ce2"/>
          <table:table-cell table:style-name="ce2" office:value-type="string" calcext:value-type="string">
            <text:p>[OR]←[R0]</text:p>
          </table:table-cell>
          <table:table-cell table:style-name="ce93" office:value-type="string" calcext:value-type="string">
            <text:p>er0, <text:s/>lor</text:p>
          </table:table-cell>
          <table:table-cell table:style-name="ce98" table:number-columns-repeated="2"/>
          <table:table-cell table:style-name="ce107" table:formula="of:=CONCATENATE(&quot;9'b&quot;;LEFT([.F46];4);MID([.F46];6;1);&quot;_&quot;;MID([.F46];7;3);&quot;_&quot;;[.G46];&quot; : controlBits = 22'b&quot;;[.AE46];&quot;;&quot;)" office:value-type="string" office:string-value="9'b10010_&lt;rn_0 : controlBits = 22'b0000000000000000100100;" calcext:value-type="string">
            <text:p>9'b10010_&lt;rn_0 : controlBits = 22'b0000000000000000100100;</text:p>
          </table:table-cell>
          <table:table-cell table:style-name="ce107" table:formula="of:=LEFT([.C46];3)" office:value-type="string" office:string-value="SBA" calcext:value-type="string">
            <text:p>SBA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46];&quot;&quot;&quot;:&quot;;&quot;    '8\'b&quot;;LEFT([.AP46];4);&quot;_&quot;;RIGHT([.AP46];4);&quot;'&quot;)" office:value-type="string" office:string-value="&quot;SBA&quot;:    '8\'b1001_0&lt;rn'" calcext:value-type="string">
            <text:p>"SBA": <text:s text:c="3"/>'8\'b1001_0&lt;rn'</text:p>
          </table:table-cell>
          <table:table-cell table:style-name="ce107" table:formula="of:=CONCATENATE(LEFT([.F46];4);&quot;_&quot;;MID([.F46];6;1);MID([.F46];7;3))" office:value-type="string" office:string-value="1001_0&lt;rn" calcext:value-type="string">
            <text:p>1001_0&lt;rn</text:p>
          </table:table-cell>
          <table:table-cell table:style-name="ce107"/>
          <table:table-cell table:style-name="ce107" table:formula="of:=CONCATENATE(&quot;&quot;&quot;&quot;;[.I46];&quot; &quot;;[.J46];&quot; &quot;;[.K46];&quot; &quot;;[.L46];&quot; &quot;;[.M46];&quot; &quot;;[.N46];&quot; &quot;;[.O46];&quot; &quot;;[.P46];&quot; &quot;;[.Q46];&quot; &quot;;[.R46];&quot; &quot;;[.S46];&quot; &quot;;[.T46];&quot; &quot;;[.U46];&quot; &quot;;[.V46];&quot; &quot;;[.W46];&quot; &quot;;[.X46];&quot; &quot;;[.Y46];&quot; &quot;;[.Z46];&quot; &quot;;[.AA46];&quot; &quot;;[.AB46];&quot; &quot;;[.AC46];&quot; &quot;;[.AD46];&quot;&quot;&quot;&quot;;&quot;,&quot;)" office:value-type="string" office:string-value="&quot;0 0 0 0 0 0 0 0 0 0 0 0 0 0 0 0 1 0 0 1 0 0&quot;," calcext:value-type="string">
            <text:p>"0 0 0 0 0 0 0 0 0 0 0 0 0 0 0 0 1 0 0 1 0 0",</text:p>
          </table:table-cell>
          <table:table-cell table:style-name="ce107" office:value-type="string" calcext:value-type="string">
            <text:p>0010_1100':"0 0 0 0 0 0 0 0 0 0 0 1 1 0 0 0 1 0 0 1 0 0 \n"+"0 0 0 0 0 1 1 0 0 0 0 0 1 0 0 0 0 0 0 0 0 0",</text:p>
          </table:table-cell>
          <table:table-cell table:style-name="ce107" table:formula="of:=LEFT([.AS46];9)" office:value-type="string" office:string-value="0010_1100" calcext:value-type="string">
            <text:p>0010_1100</text:p>
          </table:table-cell>
          <table:table-cell table:style-name="ce107" table:formula="of:=LEFT([.AS46];LEN([.AS46])-1)" office:value-type="string" office:string-value="0010_1100':&quot;0 0 0 0 0 0 0 0 0 0 0 1 1 0 0 0 1 0 0 1 0 0 \n&quot;+&quot;0 0 0 0 0 1 1 0 0 0 0 0 1 0 0 0 0 0 0 0 0 0&quot;" calcext:value-type="string">
            <text:p>0010_1100':"0 0 0 0 0 0 0 0 0 0 0 1 1 0 0 0 1 0 0 1 0 0 \n"+"0 0 0 0 0 1 1 0 0 0 0 0 1 0 0 0 0 0 0 0 0 0"</text:p>
          </table:table-cell>
          <table:table-cell table:style-name="ce107" table:formula="of:=CONCATENATE([.AU46];&quot;+&quot;;&quot;&quot;&quot;&quot;;[.AT46];&quot;&quot;&quot;&quot;;&quot;,&quot;)" office:value-type="string" office:string-value="0010_1100':&quot;0 0 0 0 0 0 0 0 0 0 0 1 1 0 0 0 1 0 0 1 0 0 \n&quot;+&quot;0 0 0 0 0 1 1 0 0 0 0 0 1 0 0 0 0 0 0 0 0 0&quot;+&quot;0010_1100&quot;," calcext:value-type="string">
            <text:p>0010_1100':"0 0 0 0 0 0 0 0 0 0 0 1 1 0 0 0 1 0 0 1 0 0 \n"+"0 0 0 0 0 1 1 0 0 0 0 0 1 0 0 0 0 0 0 0 0 0"+"0010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1100':"0 0 0 0 0 0 0 0 0 0 0 1 1 0 0 0 1 0 0 1 0 0 \n"+"0 0 0 0 0 1 1 0 0 0 0 0 1 0 0 0 0 0 0 0 0 0"+"0010_1100",</text:p>
          </table:table-cell>
          <table:table-cell table:style-name="ce107" table:formula="of:=CONCATENATE(&quot;'&quot;;LEFT([.AX46];11);&quot; &quot;;LEFT([.AW46];LEN([.AW46])-4);&quot; $ &quot;;RIGHT([.AW46];4);&quot;&quot;;RIGHT([.AX46];LEN([.AX46])-11))" office:value-type="string" office:string-value="'0010_1100': &quot;1 0 1 0 0 1 0 0 0 0 1 0 0 0 0 0 0 0 0 0 0 0  $ \n&quot;+&quot;0 0 0 0 0 0 0 0 0 0 0 1 1 0 0 0 1 0 0 1 0 0 \n&quot;+&quot;0 0 0 0 0 1 1 0 0 0 0 0 1 0 0 0 0 0 0 0 0 0&quot;+&quot;0010_1100&quot;," calcext:value-type="string">
            <text:p>'0010_1100': "1 0 1 0 0 1 0 0 0 0 1 0 0 0 0 0 0 0 0 0 0 0 <text:s/>$ \n"+"0 0 0 0 0 0 0 0 0 0 0 1 1 0 0 0 1 0 0 1 0 0 \n"+"0 0 0 0 0 1 1 0 0 0 0 0 1 0 0 0 0 0 0 0 0 0"+"0010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001 0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47];[.J47];[.K47];[.L47];[.M47];[.N47];[.O47];[.P47];[.Q47];[.R47];[.S47];[.T47];[.U47];[.V47];[.W47];[.X47];[.Y47];[.Z47];[.AA47];[.AB47];[.AC47];[.AD47])" office:value-type="string" office:string-value="0000000000001000011001" calcext:value-type="string">
            <text:p>0000000000001000011001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[R0] ← [OR] - [&lt;rn&gt;]</text:p>
          </table:table-cell>
          <table:table-cell table:style-name="ce93" office:value-type="string" calcext:value-type="string">
            <text:p>ern, sal, lr0, sif</text:p>
          </table:table-cell>
          <table:table-cell table:style-name="ce98" table:number-columns-repeated="2"/>
          <table:table-cell table:style-name="ce107" table:formula="of:=CONCATENATE(&quot;9'b&quot;;LEFT([.F47];4);MID([.F47];6;1);&quot;_&quot;;MID([.F47];7;3);&quot;_&quot;;[.G47];&quot; : controlBits = 22'b&quot;;[.AE47];&quot;;&quot;)" office:value-type="string" office:string-value="9'b10010_&lt;rn_1 : controlBits = 22'b0000000000001000011001;" calcext:value-type="string">
            <text:p>9'b10010_&lt;rn_1 : controlBits = 22'b0000000000001000011001;</text:p>
          </table:table-cell>
          <table:table-cell table:style-name="ce107" table:formula="of:=LEFT([.C47];3)">
            <text:p/>
          </table:table-cell>
          <table:table-cell table:style-name="ce107" table:number-columns-repeated="2"/>
          <table:table-cell table:style-name="ce107" table:formula="of:=CONCATENATE(LEFT([.F47];4);&quot;_&quot;;MID([.F47];6;1);MID([.F47];7;3))" office:value-type="string" office:string-value="1001_0&lt;rn" calcext:value-type="string">
            <text:p>1001_0&lt;rn</text:p>
          </table:table-cell>
          <table:table-cell table:style-name="ce107"/>
          <table:table-cell table:style-name="ce107" table:formula="of:=CONCATENATE(&quot;&quot;&quot;&quot;;[.I47];&quot; &quot;;[.J47];&quot; &quot;;[.K47];&quot; &quot;;[.L47];&quot; &quot;;[.M47];&quot; &quot;;[.N47];&quot; &quot;;[.O47];&quot; &quot;;[.P47];&quot; &quot;;[.Q47];&quot; &quot;;[.R47];&quot; &quot;;[.S47];&quot; &quot;;[.T47];&quot; &quot;;[.U47];&quot; &quot;;[.V47];&quot; &quot;;[.W47];&quot; &quot;;[.X47];&quot; &quot;;[.Y47];&quot; &quot;;[.Z47];&quot; &quot;;[.AA47];&quot; &quot;;[.AB47];&quot; &quot;;[.AC47];&quot; &quot;;[.AD47];&quot;&quot;&quot;&quot;;&quot;,&quot;)" office:value-type="string" office:string-value="&quot;0 0 0 0 0 0 0 0 0 0 0 0 1 0 0 0 0 1 1 0 0 1&quot;," calcext:value-type="string">
            <text:p>"0 0 0 0 0 0 0 0 0 0 0 0 1 0 0 0 0 1 1 0 0 1",</text:p>
          </table:table-cell>
          <table:table-cell table:style-name="ce107" office:value-type="string" calcext:value-type="string">
            <text:p>0010_1101':"0 0 0 0 0 0 0 0 0 0 0 1 1 0 0 0 1 0 0 1 0 0 \n"+"0 0 0 0 0 1 1 0 0 0 0 0 1 0 0 0 0 0 0 0 0 0",</text:p>
          </table:table-cell>
          <table:table-cell table:style-name="ce107" table:formula="of:=LEFT([.AS47];9)" office:value-type="string" office:string-value="0010_1101" calcext:value-type="string">
            <text:p>0010_1101</text:p>
          </table:table-cell>
          <table:table-cell table:style-name="ce107" table:formula="of:=LEFT([.AS47];LEN([.AS47])-1)" office:value-type="string" office:string-value="0010_1101':&quot;0 0 0 0 0 0 0 0 0 0 0 1 1 0 0 0 1 0 0 1 0 0 \n&quot;+&quot;0 0 0 0 0 1 1 0 0 0 0 0 1 0 0 0 0 0 0 0 0 0&quot;" calcext:value-type="string">
            <text:p>0010_1101':"0 0 0 0 0 0 0 0 0 0 0 1 1 0 0 0 1 0 0 1 0 0 \n"+"0 0 0 0 0 1 1 0 0 0 0 0 1 0 0 0 0 0 0 0 0 0"</text:p>
          </table:table-cell>
          <table:table-cell table:style-name="ce107" table:formula="of:=CONCATENATE([.AU47];&quot;+&quot;;&quot;&quot;&quot;&quot;;[.AT47];&quot;&quot;&quot;&quot;;&quot;,&quot;)" office:value-type="string" office:string-value="0010_1101':&quot;0 0 0 0 0 0 0 0 0 0 0 1 1 0 0 0 1 0 0 1 0 0 \n&quot;+&quot;0 0 0 0 0 1 1 0 0 0 0 0 1 0 0 0 0 0 0 0 0 0&quot;+&quot;0010_1101&quot;," calcext:value-type="string">
            <text:p>0010_1101':"0 0 0 0 0 0 0 0 0 0 0 1 1 0 0 0 1 0 0 1 0 0 \n"+"0 0 0 0 0 1 1 0 0 0 0 0 1 0 0 0 0 0 0 0 0 0"+"0010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1101':"0 0 0 0 0 0 0 0 0 0 0 1 1 0 0 0 1 0 0 1 0 0 \n"+"0 0 0 0 0 1 1 0 0 0 0 0 1 0 0 0 0 0 0 0 0 0"+"0010_1101",</text:p>
          </table:table-cell>
          <table:table-cell table:style-name="ce107" table:formula="of:=CONCATENATE(&quot;'&quot;;LEFT([.AX47];11);&quot; &quot;;LEFT([.AW47];LEN([.AW47])-4);&quot; $ &quot;;RIGHT([.AW47];4);&quot;&quot;;RIGHT([.AX47];LEN([.AX47])-11))" office:value-type="string" office:string-value="'0010_1101': &quot;1 0 1 0 0 1 0 0 0 0 1 0 0 0 0 0 0 0 0 0 0 0  $ \n&quot;+&quot;0 0 0 0 0 0 0 0 0 0 0 1 1 0 0 0 1 0 0 1 0 0 \n&quot;+&quot;0 0 0 0 0 1 1 0 0 0 0 0 1 0 0 0 0 0 0 0 0 0&quot;+&quot;0010_1101&quot;," calcext:value-type="string">
            <text:p>'0010_1101': "1 0 1 0 0 1 0 0 0 0 1 0 0 0 0 0 0 0 0 0 0 0 <text:s/>$ \n"+"0 0 0 0 0 0 0 0 0 0 0 1 1 0 0 0 1 0 0 1 0 0 \n"+"0 0 0 0 0 1 1 0 0 0 0 0 1 0 0 0 0 0 0 0 0 0"+"0010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31" calcext:value-type="float" table:number-columns-spanned="1" table:number-rows-spanned="2">
            <text:p>31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SBI &lt;rn&gt;&lt;od&gt;</text:p>
          </table:table-cell>
          <table:table-cell table:style-name="ce2" office:value-type="string" calcext:value-type="string" table:number-columns-spanned="1" table:number-rows-spanned="2">
            <text:p>[&lt;rn&gt;] ← [&lt;rn&gt;] – &lt;od&gt;</text:p>
          </table:table-cell>
          <table:table-cell table:style-name="ce8" office:value-type="string" calcext:value-type="string" table:number-columns-spanned="1" table:number-rows-spanned="2">
            <text:p>98...9F</text:p>
          </table:table-cell>
          <table:table-cell table:style-name="ce8" office:value-type="string" calcext:value-type="string">
            <text:p>1001 1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48];[.J48];[.K48];[.L48];[.M48];[.N48];[.O48];[.P48];[.Q48];[.R48];[.S48];[.T48];[.U48];[.V48];[.W48];[.X48];[.Y48];[.Z48];[.AA48];[.AB48];[.AC48];[.AD48])" office:value-type="string" office:string-value="0000000000000000100001" calcext:value-type="string">
            <text:p>0000000000000000100001</text:p>
          </table:table-cell>
          <table:table-cell table:style-name="ce93" office:value-type="string" calcext:value-type="string" table:number-columns-spanned="1" table:number-rows-spanned="2">
            <text:p>A-B</text:p>
          </table:table-cell>
          <table:table-cell table:style-name="ce2" office:value-type="string" calcext:value-type="string">
            <text:p>Lor,Ern</text:p>
          </table:table-cell>
          <table:table-cell table:style-name="ce2" office:value-type="string" calcext:value-type="string">
            <text:p>[OR]←[&lt;rn&gt;]</text:p>
          </table:table-cell>
          <table:table-cell table:style-name="ce93" office:value-type="string" calcext:value-type="string">
            <text:p>ern,lor</text:p>
          </table:table-cell>
          <table:table-cell table:style-name="ce98" table:number-columns-repeated="2"/>
          <table:table-cell table:style-name="ce107" table:formula="of:=CONCATENATE(&quot;9'b&quot;;LEFT([.F48];4);MID([.F48];6;1);&quot;_&quot;;MID([.F48];7;3);&quot;_&quot;;[.G48];&quot; : controlBits = 22'b&quot;;[.AE48];&quot;;&quot;)" office:value-type="string" office:string-value="9'b10011_&lt;rn_0 : controlBits = 22'b0000000000000000100001;" calcext:value-type="string">
            <text:p>9'b10011_&lt;rn_0 : controlBits = 22'b0000000000000000100001;</text:p>
          </table:table-cell>
          <table:table-cell table:style-name="ce107" table:formula="of:=LEFT([.C48];3)" office:value-type="string" office:string-value="SBI" calcext:value-type="string">
            <text:p>SBI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CONCATENATE(&quot;&quot;&quot;&quot;;[.AM48];&quot;&quot;&quot;:&quot;;&quot;    '8\'b&quot;;LEFT([.AP48];4);&quot;_&quot;;RIGHT([.AP48];4);&quot;'&quot;)" office:value-type="string" office:string-value="&quot;SBI&quot;:    '8\'b1001_1&lt;rn'" calcext:value-type="string">
            <text:p>"SBI": <text:s text:c="3"/>'8\'b1001_1&lt;rn'</text:p>
          </table:table-cell>
          <table:table-cell table:style-name="ce107" table:formula="of:=CONCATENATE(LEFT([.F48];4);&quot;_&quot;;MID([.F48];6;1);MID([.F48];7;3))" office:value-type="string" office:string-value="1001_1&lt;rn" calcext:value-type="string">
            <text:p>1001_1&lt;rn</text:p>
          </table:table-cell>
          <table:table-cell table:style-name="ce107"/>
          <table:table-cell table:style-name="ce107" table:formula="of:=CONCATENATE(&quot;&quot;&quot;&quot;;[.I48];&quot; &quot;;[.J48];&quot; &quot;;[.K48];&quot; &quot;;[.L48];&quot; &quot;;[.M48];&quot; &quot;;[.N48];&quot; &quot;;[.O48];&quot; &quot;;[.P48];&quot; &quot;;[.Q48];&quot; &quot;;[.R48];&quot; &quot;;[.S48];&quot; &quot;;[.T48];&quot; &quot;;[.U48];&quot; &quot;;[.V48];&quot; &quot;;[.W48];&quot; &quot;;[.X48];&quot; &quot;;[.Y48];&quot; &quot;;[.Z48];&quot; &quot;;[.AA48];&quot; &quot;;[.AB48];&quot; &quot;;[.AC48];&quot; &quot;;[.AD48];&quot;&quot;&quot;&quot;;&quot;,&quot;)" office:value-type="string" office:string-value="&quot;0 0 0 0 0 0 0 0 0 0 0 0 0 0 0 0 1 0 0 0 0 1&quot;," calcext:value-type="string">
            <text:p>"0 0 0 0 0 0 0 0 0 0 0 0 0 0 0 0 1 0 0 0 0 1",</text:p>
          </table:table-cell>
          <table:table-cell table:style-name="ce107" office:value-type="string" calcext:value-type="string">
            <text:p>0010_1110':"0 0 0 0 0 0 0 0 0 0 0 1 1 0 0 0 1 0 0 1 0 0 \n"+"0 0 0 0 0 1 1 0 0 0 0 0 1 0 0 0 0 0 0 0 0 0",</text:p>
          </table:table-cell>
          <table:table-cell table:style-name="ce107" table:formula="of:=LEFT([.AS48];9)" office:value-type="string" office:string-value="0010_1110" calcext:value-type="string">
            <text:p>0010_1110</text:p>
          </table:table-cell>
          <table:table-cell table:style-name="ce107" table:formula="of:=LEFT([.AS48];LEN([.AS48])-1)" office:value-type="string" office:string-value="0010_1110':&quot;0 0 0 0 0 0 0 0 0 0 0 1 1 0 0 0 1 0 0 1 0 0 \n&quot;+&quot;0 0 0 0 0 1 1 0 0 0 0 0 1 0 0 0 0 0 0 0 0 0&quot;" calcext:value-type="string">
            <text:p>0010_1110':"0 0 0 0 0 0 0 0 0 0 0 1 1 0 0 0 1 0 0 1 0 0 \n"+"0 0 0 0 0 1 1 0 0 0 0 0 1 0 0 0 0 0 0 0 0 0"</text:p>
          </table:table-cell>
          <table:table-cell table:style-name="ce107" table:formula="of:=CONCATENATE([.AU48];&quot;+&quot;;&quot;&quot;&quot;&quot;;[.AT48];&quot;&quot;&quot;&quot;;&quot;,&quot;)" office:value-type="string" office:string-value="0010_1110':&quot;0 0 0 0 0 0 0 0 0 0 0 1 1 0 0 0 1 0 0 1 0 0 \n&quot;+&quot;0 0 0 0 0 1 1 0 0 0 0 0 1 0 0 0 0 0 0 0 0 0&quot;+&quot;0010_1110&quot;," calcext:value-type="string">
            <text:p>0010_1110':"0 0 0 0 0 0 0 0 0 0 0 1 1 0 0 0 1 0 0 1 0 0 \n"+"0 0 0 0 0 1 1 0 0 0 0 0 1 0 0 0 0 0 0 0 0 0"+"0010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1110':"0 0 0 0 0 0 0 0 0 0 0 1 1 0 0 0 1 0 0 1 0 0 \n"+"0 0 0 0 0 1 1 0 0 0 0 0 1 0 0 0 0 0 0 0 0 0"+"0010_1110",</text:p>
          </table:table-cell>
          <table:table-cell table:style-name="ce107" table:formula="of:=CONCATENATE(&quot;'&quot;;LEFT([.AX48];11);&quot; &quot;;LEFT([.AW48];LEN([.AW48])-4);&quot; $ &quot;;RIGHT([.AW48];4);&quot;&quot;;RIGHT([.AX48];LEN([.AX48])-11))" office:value-type="string" office:string-value="'0010_1110': &quot;1 0 1 0 0 1 0 0 0 0 1 0 0 0 0 0 0 0 0 0 0 0  $ \n&quot;+&quot;0 0 0 0 0 0 0 0 0 0 0 1 1 0 0 0 1 0 0 1 0 0 \n&quot;+&quot;0 0 0 0 0 1 1 0 0 0 0 0 1 0 0 0 0 0 0 0 0 0&quot;+&quot;0010_1110&quot;," calcext:value-type="string">
            <text:p>'0010_1110': "1 0 1 0 0 1 0 0 0 0 1 0 0 0 0 0 0 0 0 0 0 0 <text:s/>$ \n"+"0 0 0 0 0 0 0 0 0 0 0 1 1 0 0 0 1 0 0 1 0 0 \n"+"0 0 0 0 0 1 1 0 0 0 0 0 1 0 0 0 0 0 0 0 0 0"+"0010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001 1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49];[.J49];[.K49];[.L49];[.M49];[.N49];[.O49];[.P49];[.Q49];[.R49];[.S49];[.T49];[.U49];[.V49];[.W49];[.X49];[.Y49];[.Z49];[.AA49];[.AB49];[.AC49];[.AD49])" office:value-type="string" office:string-value="1010010000001000010010" calcext:value-type="string">
            <text:p>1010010000001000010010</text:p>
          </table:table-cell>
          <table:covered-table-cell table:style-name="ce3"/>
          <table:table-cell table:style-name="ce2" office:value-type="string" calcext:value-type="string">
            <text:p>Lrn,Spc,Sal</text:p>
          </table:table-cell>
          <table:table-cell table:style-name="ce2" office:value-type="string" calcext:value-type="string">
            <text:p>[&lt;rn&gt;] ← [OR] - [&lt;od&gt;] </text:p>
          </table:table-cell>
          <table:table-cell table:style-name="ce93" office:value-type="string" calcext:value-type="string">
            <text:p>spc,rd,sal,lrn,ipc,sif</text:p>
          </table:table-cell>
          <table:table-cell table:style-name="ce98" table:number-columns-repeated="2"/>
          <table:table-cell table:style-name="ce107" table:formula="of:=CONCATENATE(&quot;9'b&quot;;LEFT([.F49];4);MID([.F49];6;1);&quot;_&quot;;MID([.F49];7;3);&quot;_&quot;;[.G49];&quot; : controlBits = 22'b&quot;;[.AE49];&quot;;&quot;)" office:value-type="string" office:string-value="9'b10011_&lt;rn_1 : controlBits = 22'b1010010000001000010010;" calcext:value-type="string">
            <text:p>9'b10011_&lt;rn_1 : controlBits = 22'b1010010000001000010010;</text:p>
          </table:table-cell>
          <table:table-cell table:style-name="ce107" table:formula="of:=LEFT([.C49];3)">
            <text:p/>
          </table:table-cell>
          <table:table-cell table:style-name="ce107" table:number-columns-repeated="2"/>
          <table:table-cell table:style-name="ce107" table:formula="of:=CONCATENATE(LEFT([.F49];4);&quot;_&quot;;MID([.F49];6;1);MID([.F49];7;3))" office:value-type="string" office:string-value="1001_1&lt;rn" calcext:value-type="string">
            <text:p>1001_1&lt;rn</text:p>
          </table:table-cell>
          <table:table-cell table:style-name="ce107"/>
          <table:table-cell table:style-name="ce107" table:formula="of:=CONCATENATE(&quot;&quot;&quot;&quot;;[.I49];&quot; &quot;;[.J49];&quot; &quot;;[.K49];&quot; &quot;;[.L49];&quot; &quot;;[.M49];&quot; &quot;;[.N49];&quot; &quot;;[.O49];&quot; &quot;;[.P49];&quot; &quot;;[.Q49];&quot; &quot;;[.R49];&quot; &quot;;[.S49];&quot; &quot;;[.T49];&quot; &quot;;[.U49];&quot; &quot;;[.V49];&quot; &quot;;[.W49];&quot; &quot;;[.X49];&quot; &quot;;[.Y49];&quot; &quot;;[.Z49];&quot; &quot;;[.AA49];&quot; &quot;;[.AB49];&quot; &quot;;[.AC49];&quot; &quot;;[.AD49];&quot;&quot;&quot;&quot;;&quot;,&quot;)" office:value-type="string" office:string-value="&quot;1 0 1 0 0 1 0 0 0 0 0 0 1 0 0 0 0 1 0 0 1 0&quot;," calcext:value-type="string">
            <text:p>"1 0 1 0 0 1 0 0 0 0 0 0 1 0 0 0 0 1 0 0 1 0",</text:p>
          </table:table-cell>
          <table:table-cell table:style-name="ce107" office:value-type="string" calcext:value-type="string">
            <text:p>0010_1111':"0 0 0 0 0 0 0 0 0 0 0 1 1 0 0 0 1 0 0 1 0 0 \n"+"0 0 0 0 0 1 1 0 0 0 0 0 1 0 0 0 0 0 0 0 0 0",</text:p>
          </table:table-cell>
          <table:table-cell table:style-name="ce107" table:formula="of:=LEFT([.AS49];9)" office:value-type="string" office:string-value="0010_1111" calcext:value-type="string">
            <text:p>0010_1111</text:p>
          </table:table-cell>
          <table:table-cell table:style-name="ce107" table:formula="of:=LEFT([.AS49];LEN([.AS49])-1)" office:value-type="string" office:string-value="0010_1111':&quot;0 0 0 0 0 0 0 0 0 0 0 1 1 0 0 0 1 0 0 1 0 0 \n&quot;+&quot;0 0 0 0 0 1 1 0 0 0 0 0 1 0 0 0 0 0 0 0 0 0&quot;" calcext:value-type="string">
            <text:p>0010_1111':"0 0 0 0 0 0 0 0 0 0 0 1 1 0 0 0 1 0 0 1 0 0 \n"+"0 0 0 0 0 1 1 0 0 0 0 0 1 0 0 0 0 0 0 0 0 0"</text:p>
          </table:table-cell>
          <table:table-cell table:style-name="ce107" table:formula="of:=CONCATENATE([.AU49];&quot;+&quot;;&quot;&quot;&quot;&quot;;[.AT49];&quot;&quot;&quot;&quot;;&quot;,&quot;)" office:value-type="string" office:string-value="0010_1111':&quot;0 0 0 0 0 0 0 0 0 0 0 1 1 0 0 0 1 0 0 1 0 0 \n&quot;+&quot;0 0 0 0 0 1 1 0 0 0 0 0 1 0 0 0 0 0 0 0 0 0&quot;+&quot;0010_1111&quot;," calcext:value-type="string">
            <text:p>0010_1111':"0 0 0 0 0 0 0 0 0 0 0 1 1 0 0 0 1 0 0 1 0 0 \n"+"0 0 0 0 0 1 1 0 0 0 0 0 1 0 0 0 0 0 0 0 0 0"+"0010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0_1111':"0 0 0 0 0 0 0 0 0 0 0 1 1 0 0 0 1 0 0 1 0 0 \n"+"0 0 0 0 0 1 1 0 0 0 0 0 1 0 0 0 0 0 0 0 0 0"+"0010_1111",</text:p>
          </table:table-cell>
          <table:table-cell table:style-name="ce107" table:formula="of:=CONCATENATE(&quot;'&quot;;LEFT([.AX49];11);&quot; &quot;;LEFT([.AW49];LEN([.AW49])-4);&quot; $ &quot;;RIGHT([.AW49];4);&quot;&quot;;RIGHT([.AX49];LEN([.AX49])-11))" office:value-type="string" office:string-value="'0010_1111': &quot;1 0 1 0 0 1 0 0 0 0 1 0 0 0 0 0 0 0 0 0 0 0  $ \n&quot;+&quot;0 0 0 0 0 0 0 0 0 0 0 1 1 0 0 0 1 0 0 1 0 0 \n&quot;+&quot;0 0 0 0 0 1 1 0 0 0 0 0 1 0 0 0 0 0 0 0 0 0&quot;+&quot;0010_1111&quot;," calcext:value-type="string">
            <text:p>'0010_1111': "1 0 1 0 0 1 0 0 0 0 1 0 0 0 0 0 0 0 0 0 0 0 <text:s/>$ \n"+"0 0 0 0 0 0 0 0 0 0 0 1 1 0 0 0 1 0 0 1 0 0 \n"+"0 0 0 0 0 1 1 0 0 0 0 0 1 0 0 0 0 0 0 0 0 0"+"0010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32" calcext:value-type="float" table:number-columns-spanned="1" table:number-rows-spanned="2">
            <text:p>32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ACA &lt;rn&gt;</text:p>
          </table:table-cell>
          <table:table-cell table:style-name="ce2" office:value-type="string" calcext:value-type="string" table:number-columns-spanned="1" table:number-rows-spanned="2">
            <text:p>[R0] ← [R0] + [&lt;rn&gt;] + C</text:p>
          </table:table-cell>
          <table:table-cell table:style-name="ce8" office:value-type="string" calcext:value-type="string" table:number-columns-spanned="1" table:number-rows-spanned="2">
            <text:p>A0...A7</text:p>
          </table:table-cell>
          <table:table-cell table:style-name="ce8" office:value-type="string" calcext:value-type="string">
            <text:p>1010 0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50];[.J50];[.K50];[.L50];[.M50];[.N50];[.O50];[.P50];[.Q50];[.R50];[.S50];[.T50];[.U50];[.V50];[.W50];[.X50];[.Y50];[.Z50];[.AA50];[.AB50];[.AC50];[.AD50])" office:value-type="string" office:string-value="0000000000000000100100" calcext:value-type="string">
            <text:p>0000000000000000100100</text:p>
          </table:table-cell>
          <table:table-cell table:style-name="ce93" office:value-type="string" calcext:value-type="string" table:number-columns-spanned="1" table:number-rows-spanned="2">
            <text:p>A+B+C</text:p>
          </table:table-cell>
          <table:table-cell table:style-name="ce2"/>
          <table:table-cell table:style-name="ce2" office:value-type="string" calcext:value-type="string">
            <text:p>[OR]←[R0]</text:p>
          </table:table-cell>
          <table:table-cell table:style-name="ce93" office:value-type="string" calcext:value-type="string">
            <text:p>er0, lor</text:p>
          </table:table-cell>
          <table:table-cell table:style-name="ce98" table:number-columns-repeated="2"/>
          <table:table-cell table:style-name="ce107" table:formula="of:=CONCATENATE(&quot;9'b&quot;;LEFT([.F50];4);MID([.F50];6;1);&quot;_&quot;;MID([.F50];7;3);&quot;_&quot;;[.G50];&quot; : controlBits = 22'b&quot;;[.AE50];&quot;;&quot;)" office:value-type="string" office:string-value="9'b10100_&lt;rn_0 : controlBits = 22'b0000000000000000100100;" calcext:value-type="string">
            <text:p>9'b10100_&lt;rn_0 : controlBits = 22'b0000000000000000100100;</text:p>
          </table:table-cell>
          <table:table-cell table:style-name="ce107" table:formula="of:=LEFT([.C50];3)" office:value-type="string" office:string-value="ACA" calcext:value-type="string">
            <text:p>ACA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50];&quot;&quot;&quot;:&quot;;&quot;    '8\'b&quot;;LEFT([.AP50];4);&quot;_&quot;;RIGHT([.AP50];4);&quot;'&quot;)" office:value-type="string" office:string-value="&quot;ACA&quot;:    '8\'b1010_0&lt;rn'" calcext:value-type="string">
            <text:p>"ACA": <text:s text:c="3"/>'8\'b1010_0&lt;rn'</text:p>
          </table:table-cell>
          <table:table-cell table:style-name="ce107" table:formula="of:=CONCATENATE(LEFT([.F50];4);&quot;_&quot;;MID([.F50];6;1);MID([.F50];7;3))" office:value-type="string" office:string-value="1010_0&lt;rn" calcext:value-type="string">
            <text:p>1010_0&lt;rn</text:p>
          </table:table-cell>
          <table:table-cell table:style-name="ce107"/>
          <table:table-cell table:style-name="ce107" table:formula="of:=CONCATENATE(&quot;&quot;&quot;&quot;;[.I50];&quot; &quot;;[.J50];&quot; &quot;;[.K50];&quot; &quot;;[.L50];&quot; &quot;;[.M50];&quot; &quot;;[.N50];&quot; &quot;;[.O50];&quot; &quot;;[.P50];&quot; &quot;;[.Q50];&quot; &quot;;[.R50];&quot; &quot;;[.S50];&quot; &quot;;[.T50];&quot; &quot;;[.U50];&quot; &quot;;[.V50];&quot; &quot;;[.W50];&quot; &quot;;[.X50];&quot; &quot;;[.Y50];&quot; &quot;;[.Z50];&quot; &quot;;[.AA50];&quot; &quot;;[.AB50];&quot; &quot;;[.AC50];&quot; &quot;;[.AD50];&quot;&quot;&quot;&quot;;&quot;,&quot;)" office:value-type="string" office:string-value="&quot;0 0 0 0 0 0 0 0 0 0 0 0 0 0 0 0 1 0 0 1 0 0&quot;," calcext:value-type="string">
            <text:p>"0 0 0 0 0 0 0 0 0 0 0 0 0 0 0 0 1 0 0 1 0 0",</text:p>
          </table:table-cell>
          <table:table-cell table:style-name="ce107" office:value-type="string" calcext:value-type="string">
            <text:p>0011_0000':"1 0 1 0 0 1 0 0 0 0 0 1 1 0 0 0 1 0 0 0 0 0 \n"+"0 1 0 1 1 1 1 0 1 0 0 0 1 0 0 0 0 0 0 0 0 0",</text:p>
          </table:table-cell>
          <table:table-cell table:style-name="ce107" table:formula="of:=LEFT([.AS50];9)" office:value-type="string" office:string-value="0011_0000" calcext:value-type="string">
            <text:p>0011_0000</text:p>
          </table:table-cell>
          <table:table-cell table:style-name="ce107" table:formula="of:=LEFT([.AS50];LEN([.AS50])-1)" office:value-type="string" office:string-value="0011_0000':&quot;1 0 1 0 0 1 0 0 0 0 0 1 1 0 0 0 1 0 0 0 0 0 \n&quot;+&quot;0 1 0 1 1 1 1 0 1 0 0 0 1 0 0 0 0 0 0 0 0 0&quot;" calcext:value-type="string">
            <text:p>0011_0000':"1 0 1 0 0 1 0 0 0 0 0 1 1 0 0 0 1 0 0 0 0 0 \n"+"0 1 0 1 1 1 1 0 1 0 0 0 1 0 0 0 0 0 0 0 0 0"</text:p>
          </table:table-cell>
          <table:table-cell table:style-name="ce107" table:formula="of:=CONCATENATE([.AU50];&quot;+&quot;;&quot;&quot;&quot;&quot;;[.AT50];&quot;&quot;&quot;&quot;;&quot;,&quot;)" office:value-type="string" office:string-value="0011_0000':&quot;1 0 1 0 0 1 0 0 0 0 0 1 1 0 0 0 1 0 0 0 0 0 \n&quot;+&quot;0 1 0 1 1 1 1 0 1 0 0 0 1 0 0 0 0 0 0 0 0 0&quot;+&quot;0011_0000&quot;," calcext:value-type="string">
            <text:p>0011_0000':"1 0 1 0 0 1 0 0 0 0 0 1 1 0 0 0 1 0 0 0 0 0 \n"+"0 1 0 1 1 1 1 0 1 0 0 0 1 0 0 0 0 0 0 0 0 0"+"0011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0000':"1 0 1 0 0 1 0 0 0 0 0 1 1 0 0 0 1 0 0 0 0 0 \n"+"0 1 0 1 1 1 1 0 1 0 0 0 1 0 0 0 0 0 0 0 0 0"+"0011_0000",</text:p>
          </table:table-cell>
          <table:table-cell table:style-name="ce107" table:formula="of:=CONCATENATE(&quot;'&quot;;LEFT([.AX50];11);&quot; &quot;;LEFT([.AW50];LEN([.AW50])-4);&quot; $ &quot;;RIGHT([.AW50];4);&quot;&quot;;RIGHT([.AX50];LEN([.AX50])-11))" office:value-type="string" office:string-value="'0011_0000': &quot;1 0 1 0 0 1 0 0 0 0 1 0 0 0 0 0 0 0 0 0 0 0  $ \n&quot;+&quot;1 0 1 0 0 1 0 0 0 0 0 1 1 0 0 0 1 0 0 0 0 0 \n&quot;+&quot;0 1 0 1 1 1 1 0 1 0 0 0 1 0 0 0 0 0 0 0 0 0&quot;+&quot;0011_0000&quot;," calcext:value-type="string">
            <text:p>'0011_0000': "1 0 1 0 0 1 0 0 0 0 1 0 0 0 0 0 0 0 0 0 0 0 <text:s/>$ \n"+"1 0 1 0 0 1 0 0 0 0 0 1 1 0 0 0 1 0 0 0 0 0 \n"+"0 1 0 1 1 1 1 0 1 0 0 0 1 0 0 0 0 0 0 0 0 0"+"0011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010 0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51];[.J51];[.K51];[.L51];[.M51];[.N51];[.O51];[.P51];[.Q51];[.R51];[.S51];[.T51];[.U51];[.V51];[.W51];[.X51];[.Y51];[.Z51];[.AA51];[.AB51];[.AC51];[.AD51])" office:value-type="string" office:string-value="0000000000001000011001" calcext:value-type="string">
            <text:p>0000000000001000011001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[R0] ← [OR] + [&lt;rn&gt;] + C</text:p>
          </table:table-cell>
          <table:table-cell table:style-name="ce93" office:value-type="string" calcext:value-type="string">
            <text:p>ern, sal, lr0, sif</text:p>
          </table:table-cell>
          <table:table-cell table:style-name="ce98" table:number-columns-repeated="2"/>
          <table:table-cell table:style-name="ce107" table:formula="of:=CONCATENATE(&quot;9'b&quot;;LEFT([.F51];4);MID([.F51];6;1);&quot;_&quot;;MID([.F51];7;3);&quot;_&quot;;[.G51];&quot; : controlBits = 22'b&quot;;[.AE51];&quot;;&quot;)" office:value-type="string" office:string-value="9'b10100_&lt;rn_1 : controlBits = 22'b0000000000001000011001;" calcext:value-type="string">
            <text:p>9'b10100_&lt;rn_1 : controlBits = 22'b0000000000001000011001;</text:p>
          </table:table-cell>
          <table:table-cell table:style-name="ce107" table:formula="of:=LEFT([.C51];3)">
            <text:p/>
          </table:table-cell>
          <table:table-cell table:style-name="ce107" table:number-columns-repeated="2"/>
          <table:table-cell table:style-name="ce107" table:formula="of:=CONCATENATE(LEFT([.F51];4);&quot;_&quot;;MID([.F51];6;1);MID([.F51];7;3))" office:value-type="string" office:string-value="1010_0&lt;rn" calcext:value-type="string">
            <text:p>1010_0&lt;rn</text:p>
          </table:table-cell>
          <table:table-cell table:style-name="ce107"/>
          <table:table-cell table:style-name="ce107" table:formula="of:=CONCATENATE(&quot;&quot;&quot;&quot;;[.I51];&quot; &quot;;[.J51];&quot; &quot;;[.K51];&quot; &quot;;[.L51];&quot; &quot;;[.M51];&quot; &quot;;[.N51];&quot; &quot;;[.O51];&quot; &quot;;[.P51];&quot; &quot;;[.Q51];&quot; &quot;;[.R51];&quot; &quot;;[.S51];&quot; &quot;;[.T51];&quot; &quot;;[.U51];&quot; &quot;;[.V51];&quot; &quot;;[.W51];&quot; &quot;;[.X51];&quot; &quot;;[.Y51];&quot; &quot;;[.Z51];&quot; &quot;;[.AA51];&quot; &quot;;[.AB51];&quot; &quot;;[.AC51];&quot; &quot;;[.AD51];&quot;&quot;&quot;&quot;;&quot;,&quot;)" office:value-type="string" office:string-value="&quot;0 0 0 0 0 0 0 0 0 0 0 0 1 0 0 0 0 1 1 0 0 1&quot;," calcext:value-type="string">
            <text:p>"0 0 0 0 0 0 0 0 0 0 0 0 1 0 0 0 0 1 1 0 0 1",</text:p>
          </table:table-cell>
          <table:table-cell table:style-name="ce107" office:value-type="string" calcext:value-type="string">
            <text:p>0011_0001':"1 0 1 0 0 1 0 0 0 0 0 1 1 0 0 0 1 0 0 0 0 0 \n"+"0 1 0 1 1 1 1 0 1 0 0 0 1 0 0 0 0 0 0 0 0 0",</text:p>
          </table:table-cell>
          <table:table-cell table:style-name="ce107" table:formula="of:=LEFT([.AS51];9)" office:value-type="string" office:string-value="0011_0001" calcext:value-type="string">
            <text:p>0011_0001</text:p>
          </table:table-cell>
          <table:table-cell table:style-name="ce107" table:formula="of:=LEFT([.AS51];LEN([.AS51])-1)" office:value-type="string" office:string-value="0011_0001':&quot;1 0 1 0 0 1 0 0 0 0 0 1 1 0 0 0 1 0 0 0 0 0 \n&quot;+&quot;0 1 0 1 1 1 1 0 1 0 0 0 1 0 0 0 0 0 0 0 0 0&quot;" calcext:value-type="string">
            <text:p>0011_0001':"1 0 1 0 0 1 0 0 0 0 0 1 1 0 0 0 1 0 0 0 0 0 \n"+"0 1 0 1 1 1 1 0 1 0 0 0 1 0 0 0 0 0 0 0 0 0"</text:p>
          </table:table-cell>
          <table:table-cell table:style-name="ce107" table:formula="of:=CONCATENATE([.AU51];&quot;+&quot;;&quot;&quot;&quot;&quot;;[.AT51];&quot;&quot;&quot;&quot;;&quot;,&quot;)" office:value-type="string" office:string-value="0011_0001':&quot;1 0 1 0 0 1 0 0 0 0 0 1 1 0 0 0 1 0 0 0 0 0 \n&quot;+&quot;0 1 0 1 1 1 1 0 1 0 0 0 1 0 0 0 0 0 0 0 0 0&quot;+&quot;0011_0001&quot;," calcext:value-type="string">
            <text:p>0011_0001':"1 0 1 0 0 1 0 0 0 0 0 1 1 0 0 0 1 0 0 0 0 0 \n"+"0 1 0 1 1 1 1 0 1 0 0 0 1 0 0 0 0 0 0 0 0 0"+"0011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0001':"1 0 1 0 0 1 0 0 0 0 0 1 1 0 0 0 1 0 0 0 0 0 \n"+"0 1 0 1 1 1 1 0 1 0 0 0 1 0 0 0 0 0 0 0 0 0"+"0011_0001",</text:p>
          </table:table-cell>
          <table:table-cell table:style-name="ce107" table:formula="of:=CONCATENATE(&quot;'&quot;;LEFT([.AX51];11);&quot; &quot;;LEFT([.AW51];LEN([.AW51])-4);&quot; $ &quot;;RIGHT([.AW51];4);&quot;&quot;;RIGHT([.AX51];LEN([.AX51])-11))" office:value-type="string" office:string-value="'0011_0001': &quot;1 0 1 0 0 1 0 0 0 0 1 0 0 0 0 0 0 0 0 0 0 0  $ \n&quot;+&quot;1 0 1 0 0 1 0 0 0 0 0 1 1 0 0 0 1 0 0 0 0 0 \n&quot;+&quot;0 1 0 1 1 1 1 0 1 0 0 0 1 0 0 0 0 0 0 0 0 0&quot;+&quot;0011_0001&quot;," calcext:value-type="string">
            <text:p>'0011_0001': "1 0 1 0 0 1 0 0 0 0 1 0 0 0 0 0 0 0 0 0 0 0 <text:s/>$ \n"+"1 0 1 0 0 1 0 0 0 0 0 1 1 0 0 0 1 0 0 0 0 0 \n"+"0 1 0 1 1 1 1 0 1 0 0 0 1 0 0 0 0 0 0 0 0 0"+"0011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33" calcext:value-type="float" table:number-columns-spanned="1" table:number-rows-spanned="2">
            <text:p>33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ACI &lt;rn&gt;&lt;od&gt;</text:p>
          </table:table-cell>
          <table:table-cell table:style-name="ce2" office:value-type="string" calcext:value-type="string" table:number-columns-spanned="1" table:number-rows-spanned="2">
            <text:p>[&lt;rn&gt;] ← [&lt;rn&gt;] + &lt;od&gt; + C</text:p>
          </table:table-cell>
          <table:table-cell table:style-name="ce8" office:value-type="string" calcext:value-type="string" table:number-columns-spanned="1" table:number-rows-spanned="2">
            <text:p>A8...AF</text:p>
          </table:table-cell>
          <table:table-cell table:style-name="ce8" office:value-type="string" calcext:value-type="string">
            <text:p>1010 1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52];[.J52];[.K52];[.L52];[.M52];[.N52];[.O52];[.P52];[.Q52];[.R52];[.S52];[.T52];[.U52];[.V52];[.W52];[.X52];[.Y52];[.Z52];[.AA52];[.AB52];[.AC52];[.AD52])" office:value-type="string" office:string-value="0000000000000000100001" calcext:value-type="string">
            <text:p>0000000000000000100001</text:p>
          </table:table-cell>
          <table:table-cell table:style-name="ce93" office:value-type="string" calcext:value-type="string" table:number-columns-spanned="1" table:number-rows-spanned="2">
            <text:p>A+B+C</text:p>
          </table:table-cell>
          <table:table-cell table:style-name="ce93"/>
          <table:table-cell table:style-name="ce93" office:value-type="string" calcext:value-type="string">
            <text:p>[OR]←[&lt;rn&gt;]</text:p>
          </table:table-cell>
          <table:table-cell table:style-name="ce93" office:value-type="string" calcext:value-type="string">
            <text:p>ern, lor</text:p>
          </table:table-cell>
          <table:table-cell table:style-name="ce98" table:number-columns-repeated="2"/>
          <table:table-cell table:style-name="ce107" table:formula="of:=CONCATENATE(&quot;9'b&quot;;LEFT([.F52];4);MID([.F52];6;1);&quot;_&quot;;MID([.F52];7;3);&quot;_&quot;;[.G52];&quot; : controlBits = 22'b&quot;;[.AE52];&quot;;&quot;)" office:value-type="string" office:string-value="9'b10101_&lt;rn_0 : controlBits = 22'b0000000000000000100001;" calcext:value-type="string">
            <text:p>9'b10101_&lt;rn_0 : controlBits = 22'b0000000000000000100001;</text:p>
          </table:table-cell>
          <table:table-cell table:style-name="ce107" table:formula="of:=LEFT([.C52];3)" office:value-type="string" office:string-value="ACI" calcext:value-type="string">
            <text:p>ACI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CONCATENATE(&quot;&quot;&quot;&quot;;[.AM52];&quot;&quot;&quot;:&quot;;&quot;    '8\'b&quot;;LEFT([.AP52];4);&quot;_&quot;;RIGHT([.AP52];4);&quot;'&quot;)" office:value-type="string" office:string-value="&quot;ACI&quot;:    '8\'b1010_1&lt;rn'" calcext:value-type="string">
            <text:p>"ACI": <text:s text:c="3"/>'8\'b1010_1&lt;rn'</text:p>
          </table:table-cell>
          <table:table-cell table:style-name="ce107" table:formula="of:=CONCATENATE(LEFT([.F52];4);&quot;_&quot;;MID([.F52];6;1);MID([.F52];7;3))" office:value-type="string" office:string-value="1010_1&lt;rn" calcext:value-type="string">
            <text:p>1010_1&lt;rn</text:p>
          </table:table-cell>
          <table:table-cell table:style-name="ce107"/>
          <table:table-cell table:style-name="ce107" table:formula="of:=CONCATENATE(&quot;&quot;&quot;&quot;;[.I52];&quot; &quot;;[.J52];&quot; &quot;;[.K52];&quot; &quot;;[.L52];&quot; &quot;;[.M52];&quot; &quot;;[.N52];&quot; &quot;;[.O52];&quot; &quot;;[.P52];&quot; &quot;;[.Q52];&quot; &quot;;[.R52];&quot; &quot;;[.S52];&quot; &quot;;[.T52];&quot; &quot;;[.U52];&quot; &quot;;[.V52];&quot; &quot;;[.W52];&quot; &quot;;[.X52];&quot; &quot;;[.Y52];&quot; &quot;;[.Z52];&quot; &quot;;[.AA52];&quot; &quot;;[.AB52];&quot; &quot;;[.AC52];&quot; &quot;;[.AD52];&quot;&quot;&quot;&quot;;&quot;,&quot;)" office:value-type="string" office:string-value="&quot;0 0 0 0 0 0 0 0 0 0 0 0 0 0 0 0 1 0 0 0 0 1&quot;," calcext:value-type="string">
            <text:p>"0 0 0 0 0 0 0 0 0 0 0 0 0 0 0 0 1 0 0 0 0 1",</text:p>
          </table:table-cell>
          <table:table-cell table:style-name="ce107" office:value-type="string" calcext:value-type="string">
            <text:p>0011_0010':"1 0 1 0 0 1 0 0 0 0 0 1 1 0 0 0 1 0 0 0 0 0 \n"+"0 1 0 1 1 1 1 0 1 0 0 0 1 0 0 0 0 0 0 0 0 0",</text:p>
          </table:table-cell>
          <table:table-cell table:style-name="ce107" table:formula="of:=LEFT([.AS52];9)" office:value-type="string" office:string-value="0011_0010" calcext:value-type="string">
            <text:p>0011_0010</text:p>
          </table:table-cell>
          <table:table-cell table:style-name="ce107" table:formula="of:=LEFT([.AS52];LEN([.AS52])-1)" office:value-type="string" office:string-value="0011_0010':&quot;1 0 1 0 0 1 0 0 0 0 0 1 1 0 0 0 1 0 0 0 0 0 \n&quot;+&quot;0 1 0 1 1 1 1 0 1 0 0 0 1 0 0 0 0 0 0 0 0 0&quot;" calcext:value-type="string">
            <text:p>0011_0010':"1 0 1 0 0 1 0 0 0 0 0 1 1 0 0 0 1 0 0 0 0 0 \n"+"0 1 0 1 1 1 1 0 1 0 0 0 1 0 0 0 0 0 0 0 0 0"</text:p>
          </table:table-cell>
          <table:table-cell table:style-name="ce107" table:formula="of:=CONCATENATE([.AU52];&quot;+&quot;;&quot;&quot;&quot;&quot;;[.AT52];&quot;&quot;&quot;&quot;;&quot;,&quot;)" office:value-type="string" office:string-value="0011_0010':&quot;1 0 1 0 0 1 0 0 0 0 0 1 1 0 0 0 1 0 0 0 0 0 \n&quot;+&quot;0 1 0 1 1 1 1 0 1 0 0 0 1 0 0 0 0 0 0 0 0 0&quot;+&quot;0011_0010&quot;," calcext:value-type="string">
            <text:p>0011_0010':"1 0 1 0 0 1 0 0 0 0 0 1 1 0 0 0 1 0 0 0 0 0 \n"+"0 1 0 1 1 1 1 0 1 0 0 0 1 0 0 0 0 0 0 0 0 0"+"0011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0010':"1 0 1 0 0 1 0 0 0 0 0 1 1 0 0 0 1 0 0 0 0 0 \n"+"0 1 0 1 1 1 1 0 1 0 0 0 1 0 0 0 0 0 0 0 0 0"+"0011_0010",</text:p>
          </table:table-cell>
          <table:table-cell table:style-name="ce107" table:formula="of:=CONCATENATE(&quot;'&quot;;LEFT([.AX52];11);&quot; &quot;;LEFT([.AW52];LEN([.AW52])-4);&quot; $ &quot;;RIGHT([.AW52];4);&quot;&quot;;RIGHT([.AX52];LEN([.AX52])-11))" office:value-type="string" office:string-value="'0011_0010': &quot;1 0 1 0 0 1 0 0 0 0 1 0 0 0 0 0 0 0 0 0 0 0  $ \n&quot;+&quot;1 0 1 0 0 1 0 0 0 0 0 1 1 0 0 0 1 0 0 0 0 0 \n&quot;+&quot;0 1 0 1 1 1 1 0 1 0 0 0 1 0 0 0 0 0 0 0 0 0&quot;+&quot;0011_0010&quot;," calcext:value-type="string">
            <text:p>'0011_0010': "1 0 1 0 0 1 0 0 0 0 1 0 0 0 0 0 0 0 0 0 0 0 <text:s/>$ \n"+"1 0 1 0 0 1 0 0 0 0 0 1 1 0 0 0 1 0 0 0 0 0 \n"+"0 1 0 1 1 1 1 0 1 0 0 0 1 0 0 0 0 0 0 0 0 0"+"0011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010 1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53];[.J53];[.K53];[.L53];[.M53];[.N53];[.O53];[.P53];[.Q53];[.R53];[.S53];[.T53];[.U53];[.V53];[.W53];[.X53];[.Y53];[.Z53];[.AA53];[.AB53];[.AC53];[.AD53])" office:value-type="string" office:string-value="1010010000001000010010" calcext:value-type="string">
            <text:p>1010010000001000010010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[&lt;rn&gt;] ← [OR] + &lt;od&gt; + C</text:p>
          </table:table-cell>
          <table:table-cell table:style-name="ce93" office:value-type="string" calcext:value-type="string">
            <text:p>spc, <text:s/>rd, sal, lrn ,ipc, sif</text:p>
          </table:table-cell>
          <table:table-cell table:style-name="ce98" table:number-columns-repeated="2"/>
          <table:table-cell table:style-name="ce107" table:formula="of:=CONCATENATE(&quot;9'b&quot;;LEFT([.F53];4);MID([.F53];6;1);&quot;_&quot;;MID([.F53];7;3);&quot;_&quot;;[.G53];&quot; : controlBits = 22'b&quot;;[.AE53];&quot;;&quot;)" office:value-type="string" office:string-value="9'b10101_&lt;rn_1 : controlBits = 22'b1010010000001000010010;" calcext:value-type="string">
            <text:p>9'b10101_&lt;rn_1 : controlBits = 22'b1010010000001000010010;</text:p>
          </table:table-cell>
          <table:table-cell table:style-name="ce107" table:formula="of:=LEFT([.C53];3)">
            <text:p/>
          </table:table-cell>
          <table:table-cell table:style-name="ce107" table:number-columns-repeated="2"/>
          <table:table-cell table:style-name="ce107" table:formula="of:=CONCATENATE(LEFT([.F53];4);&quot;_&quot;;MID([.F53];6;1);MID([.F53];7;3))" office:value-type="string" office:string-value="1010_1&lt;rn" calcext:value-type="string">
            <text:p>1010_1&lt;rn</text:p>
          </table:table-cell>
          <table:table-cell table:style-name="ce107"/>
          <table:table-cell table:style-name="ce107" table:formula="of:=CONCATENATE(&quot;&quot;&quot;&quot;;[.I53];&quot; &quot;;[.J53];&quot; &quot;;[.K53];&quot; &quot;;[.L53];&quot; &quot;;[.M53];&quot; &quot;;[.N53];&quot; &quot;;[.O53];&quot; &quot;;[.P53];&quot; &quot;;[.Q53];&quot; &quot;;[.R53];&quot; &quot;;[.S53];&quot; &quot;;[.T53];&quot; &quot;;[.U53];&quot; &quot;;[.V53];&quot; &quot;;[.W53];&quot; &quot;;[.X53];&quot; &quot;;[.Y53];&quot; &quot;;[.Z53];&quot; &quot;;[.AA53];&quot; &quot;;[.AB53];&quot; &quot;;[.AC53];&quot; &quot;;[.AD53];&quot;&quot;&quot;&quot;;&quot;,&quot;)" office:value-type="string" office:string-value="&quot;1 0 1 0 0 1 0 0 0 0 0 0 1 0 0 0 0 1 0 0 1 0&quot;," calcext:value-type="string">
            <text:p>"1 0 1 0 0 1 0 0 0 0 0 0 1 0 0 0 0 1 0 0 1 0",</text:p>
          </table:table-cell>
          <table:table-cell table:style-name="ce107" office:value-type="string" calcext:value-type="string">
            <text:p>0011_0011':"1 0 1 0 0 1 0 0 0 0 0 1 1 0 0 0 1 0 0 0 0 0 \n"+"0 1 0 1 1 1 1 0 1 0 0 0 1 0 0 0 0 0 0 0 0 0",</text:p>
          </table:table-cell>
          <table:table-cell table:style-name="ce107" table:formula="of:=LEFT([.AS53];9)" office:value-type="string" office:string-value="0011_0011" calcext:value-type="string">
            <text:p>0011_0011</text:p>
          </table:table-cell>
          <table:table-cell table:style-name="ce107" table:formula="of:=LEFT([.AS53];LEN([.AS53])-1)" office:value-type="string" office:string-value="0011_0011':&quot;1 0 1 0 0 1 0 0 0 0 0 1 1 0 0 0 1 0 0 0 0 0 \n&quot;+&quot;0 1 0 1 1 1 1 0 1 0 0 0 1 0 0 0 0 0 0 0 0 0&quot;" calcext:value-type="string">
            <text:p>0011_0011':"1 0 1 0 0 1 0 0 0 0 0 1 1 0 0 0 1 0 0 0 0 0 \n"+"0 1 0 1 1 1 1 0 1 0 0 0 1 0 0 0 0 0 0 0 0 0"</text:p>
          </table:table-cell>
          <table:table-cell table:style-name="ce107" table:formula="of:=CONCATENATE([.AU53];&quot;+&quot;;&quot;&quot;&quot;&quot;;[.AT53];&quot;&quot;&quot;&quot;;&quot;,&quot;)" office:value-type="string" office:string-value="0011_0011':&quot;1 0 1 0 0 1 0 0 0 0 0 1 1 0 0 0 1 0 0 0 0 0 \n&quot;+&quot;0 1 0 1 1 1 1 0 1 0 0 0 1 0 0 0 0 0 0 0 0 0&quot;+&quot;0011_0011&quot;," calcext:value-type="string">
            <text:p>0011_0011':"1 0 1 0 0 1 0 0 0 0 0 1 1 0 0 0 1 0 0 0 0 0 \n"+"0 1 0 1 1 1 1 0 1 0 0 0 1 0 0 0 0 0 0 0 0 0"+"0011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0011':"1 0 1 0 0 1 0 0 0 0 0 1 1 0 0 0 1 0 0 0 0 0 \n"+"0 1 0 1 1 1 1 0 1 0 0 0 1 0 0 0 0 0 0 0 0 0"+"0011_0011",</text:p>
          </table:table-cell>
          <table:table-cell table:style-name="ce107" table:formula="of:=CONCATENATE(&quot;'&quot;;LEFT([.AX53];11);&quot; &quot;;LEFT([.AW53];LEN([.AW53])-4);&quot; $ &quot;;RIGHT([.AW53];4);&quot;&quot;;RIGHT([.AX53];LEN([.AX53])-11))" office:value-type="string" office:string-value="'0011_0011': &quot;1 0 1 0 0 1 0 0 0 0 1 0 0 0 0 0 0 0 0 0 0 0  $ \n&quot;+&quot;1 0 1 0 0 1 0 0 0 0 0 1 1 0 0 0 1 0 0 0 0 0 \n&quot;+&quot;0 1 0 1 1 1 1 0 1 0 0 0 1 0 0 0 0 0 0 0 0 0&quot;+&quot;0011_0011&quot;," calcext:value-type="string">
            <text:p>'0011_0011': "1 0 1 0 0 1 0 0 0 0 1 0 0 0 0 0 0 0 0 0 0 0 <text:s/>$ \n"+"1 0 1 0 0 1 0 0 0 0 0 1 1 0 0 0 1 0 0 0 0 0 \n"+"0 1 0 1 1 1 1 0 1 0 0 0 1 0 0 0 0 0 0 0 0 0"+"0011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34" calcext:value-type="float" table:number-columns-spanned="1" table:number-rows-spanned="2">
            <text:p>34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SCA &lt;rn&gt;</text:p>
          </table:table-cell>
          <table:table-cell table:style-name="ce2" office:value-type="string" calcext:value-type="string" table:number-columns-spanned="1" table:number-rows-spanned="2">
            <text:p>[R0] ← [R0] – [&lt;rn&gt;] – C</text:p>
          </table:table-cell>
          <table:table-cell table:style-name="ce8" office:value-type="string" calcext:value-type="string" table:number-columns-spanned="1" table:number-rows-spanned="2">
            <text:p>B0....B7</text:p>
          </table:table-cell>
          <table:table-cell table:style-name="ce8" office:value-type="string" calcext:value-type="string">
            <text:p>1011 0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54];[.J54];[.K54];[.L54];[.M54];[.N54];[.O54];[.P54];[.Q54];[.R54];[.S54];[.T54];[.U54];[.V54];[.W54];[.X54];[.Y54];[.Z54];[.AA54];[.AB54];[.AC54];[.AD54])" office:value-type="string" office:string-value="0000000000000000100100" calcext:value-type="string">
            <text:p>0000000000000000100100</text:p>
          </table:table-cell>
          <table:table-cell table:style-name="ce93" office:value-type="string" calcext:value-type="string" table:number-columns-spanned="1" table:number-rows-spanned="2">
            <text:p>A-B-C</text:p>
          </table:table-cell>
          <table:table-cell table:style-name="ce2"/>
          <table:table-cell table:style-name="ce2" office:value-type="string" calcext:value-type="string">
            <text:p>[OR]←[R0]</text:p>
          </table:table-cell>
          <table:table-cell table:style-name="ce93" office:value-type="string" calcext:value-type="string">
            <text:p>er0, lor</text:p>
          </table:table-cell>
          <table:table-cell table:style-name="ce98" table:number-columns-repeated="2"/>
          <table:table-cell table:style-name="ce107" table:formula="of:=CONCATENATE(&quot;9'b&quot;;LEFT([.F54];4);MID([.F54];6;1);&quot;_&quot;;MID([.F54];7;3);&quot;_&quot;;[.G54];&quot; : controlBits = 22'b&quot;;[.AE54];&quot;;&quot;)" office:value-type="string" office:string-value="9'b10110_&lt;rn_0 : controlBits = 22'b0000000000000000100100;" calcext:value-type="string">
            <text:p>9'b10110_&lt;rn_0 : controlBits = 22'b0000000000000000100100;</text:p>
          </table:table-cell>
          <table:table-cell table:style-name="ce107" table:formula="of:=LEFT([.C54];3)" office:value-type="string" office:string-value="SCA" calcext:value-type="string">
            <text:p>SCA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54];&quot;&quot;&quot;:&quot;;&quot;    '8\'b&quot;;LEFT([.AP54];4);&quot;_&quot;;RIGHT([.AP54];4);&quot;'&quot;)" office:value-type="string" office:string-value="&quot;SCA&quot;:    '8\'b1011_0&lt;rn'" calcext:value-type="string">
            <text:p>"SCA": <text:s text:c="3"/>'8\'b1011_0&lt;rn'</text:p>
          </table:table-cell>
          <table:table-cell table:style-name="ce107" table:formula="of:=CONCATENATE(LEFT([.F54];4);&quot;_&quot;;MID([.F54];6;1);MID([.F54];7;3))" office:value-type="string" office:string-value="1011_0&lt;rn" calcext:value-type="string">
            <text:p>1011_0&lt;rn</text:p>
          </table:table-cell>
          <table:table-cell table:style-name="ce107"/>
          <table:table-cell table:style-name="ce107" table:formula="of:=CONCATENATE(&quot;&quot;&quot;&quot;;[.I54];&quot; &quot;;[.J54];&quot; &quot;;[.K54];&quot; &quot;;[.L54];&quot; &quot;;[.M54];&quot; &quot;;[.N54];&quot; &quot;;[.O54];&quot; &quot;;[.P54];&quot; &quot;;[.Q54];&quot; &quot;;[.R54];&quot; &quot;;[.S54];&quot; &quot;;[.T54];&quot; &quot;;[.U54];&quot; &quot;;[.V54];&quot; &quot;;[.W54];&quot; &quot;;[.X54];&quot; &quot;;[.Y54];&quot; &quot;;[.Z54];&quot; &quot;;[.AA54];&quot; &quot;;[.AB54];&quot; &quot;;[.AC54];&quot; &quot;;[.AD54];&quot;&quot;&quot;&quot;;&quot;,&quot;)" office:value-type="string" office:string-value="&quot;0 0 0 0 0 0 0 0 0 0 0 0 0 0 0 0 1 0 0 1 0 0&quot;," calcext:value-type="string">
            <text:p>"0 0 0 0 0 0 0 0 0 0 0 0 0 0 0 0 1 0 0 1 0 0",</text:p>
          </table:table-cell>
          <table:table-cell table:style-name="ce107" office:value-type="string" calcext:value-type="string">
            <text:p>0011_0100':"1 0 1 0 0 1 0 0 0 0 0 1 1 0 0 0 1 0 0 0 0 0 \n"+"0 1 0 1 1 1 1 0 1 0 0 0 1 0 0 0 0 0 0 0 0 0",</text:p>
          </table:table-cell>
          <table:table-cell table:style-name="ce107" table:formula="of:=LEFT([.AS54];9)" office:value-type="string" office:string-value="0011_0100" calcext:value-type="string">
            <text:p>0011_0100</text:p>
          </table:table-cell>
          <table:table-cell table:style-name="ce107" table:formula="of:=LEFT([.AS54];LEN([.AS54])-1)" office:value-type="string" office:string-value="0011_0100':&quot;1 0 1 0 0 1 0 0 0 0 0 1 1 0 0 0 1 0 0 0 0 0 \n&quot;+&quot;0 1 0 1 1 1 1 0 1 0 0 0 1 0 0 0 0 0 0 0 0 0&quot;" calcext:value-type="string">
            <text:p>0011_0100':"1 0 1 0 0 1 0 0 0 0 0 1 1 0 0 0 1 0 0 0 0 0 \n"+"0 1 0 1 1 1 1 0 1 0 0 0 1 0 0 0 0 0 0 0 0 0"</text:p>
          </table:table-cell>
          <table:table-cell table:style-name="ce107" table:formula="of:=CONCATENATE([.AU54];&quot;+&quot;;&quot;&quot;&quot;&quot;;[.AT54];&quot;&quot;&quot;&quot;;&quot;,&quot;)" office:value-type="string" office:string-value="0011_0100':&quot;1 0 1 0 0 1 0 0 0 0 0 1 1 0 0 0 1 0 0 0 0 0 \n&quot;+&quot;0 1 0 1 1 1 1 0 1 0 0 0 1 0 0 0 0 0 0 0 0 0&quot;+&quot;0011_0100&quot;," calcext:value-type="string">
            <text:p>0011_0100':"1 0 1 0 0 1 0 0 0 0 0 1 1 0 0 0 1 0 0 0 0 0 \n"+"0 1 0 1 1 1 1 0 1 0 0 0 1 0 0 0 0 0 0 0 0 0"+"0011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0100':"1 0 1 0 0 1 0 0 0 0 0 1 1 0 0 0 1 0 0 0 0 0 \n"+"0 1 0 1 1 1 1 0 1 0 0 0 1 0 0 0 0 0 0 0 0 0"+"0011_0100",</text:p>
          </table:table-cell>
          <table:table-cell table:style-name="ce107" table:formula="of:=CONCATENATE(&quot;'&quot;;LEFT([.AX54];11);&quot; &quot;;LEFT([.AW54];LEN([.AW54])-4);&quot; $ &quot;;RIGHT([.AW54];4);&quot;&quot;;RIGHT([.AX54];LEN([.AX54])-11))" office:value-type="string" office:string-value="'0011_0100': &quot;1 0 1 0 0 1 0 0 0 0 1 0 0 0 0 0 0 0 0 0 0 0  $ \n&quot;+&quot;1 0 1 0 0 1 0 0 0 0 0 1 1 0 0 0 1 0 0 0 0 0 \n&quot;+&quot;0 1 0 1 1 1 1 0 1 0 0 0 1 0 0 0 0 0 0 0 0 0&quot;+&quot;0011_0100&quot;," calcext:value-type="string">
            <text:p>'0011_0100': "1 0 1 0 0 1 0 0 0 0 1 0 0 0 0 0 0 0 0 0 0 0 <text:s/>$ \n"+"1 0 1 0 0 1 0 0 0 0 0 1 1 0 0 0 1 0 0 0 0 0 \n"+"0 1 0 1 1 1 1 0 1 0 0 0 1 0 0 0 0 0 0 0 0 0"+"0011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011 0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55];[.J55];[.K55];[.L55];[.M55];[.N55];[.O55];[.P55];[.Q55];[.R55];[.S55];[.T55];[.U55];[.V55];[.W55];[.X55];[.Y55];[.Z55];[.AA55];[.AB55];[.AC55];[.AD55])" office:value-type="string" office:string-value="0000000000001000011001" calcext:value-type="string">
            <text:p>0000000000001000011001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[R0] ← [OR] – [&lt;rn&gt;] – C</text:p>
          </table:table-cell>
          <table:table-cell table:style-name="ce93" office:value-type="string" calcext:value-type="string">
            <text:p>ern, sal, lr0, sif</text:p>
          </table:table-cell>
          <table:table-cell table:style-name="ce98" table:number-columns-repeated="2"/>
          <table:table-cell table:style-name="ce107" table:formula="of:=CONCATENATE(&quot;9'b&quot;;LEFT([.F55];4);MID([.F55];6;1);&quot;_&quot;;MID([.F55];7;3);&quot;_&quot;;[.G55];&quot; : controlBits = 22'b&quot;;[.AE55];&quot;;&quot;)" office:value-type="string" office:string-value="9'b10110_&lt;rn_1 : controlBits = 22'b0000000000001000011001;" calcext:value-type="string">
            <text:p>9'b10110_&lt;rn_1 : controlBits = 22'b0000000000001000011001;</text:p>
          </table:table-cell>
          <table:table-cell table:style-name="ce107" table:formula="of:=LEFT([.C55];3)">
            <text:p/>
          </table:table-cell>
          <table:table-cell table:style-name="ce107" table:number-columns-repeated="2"/>
          <table:table-cell table:style-name="ce107" table:formula="of:=CONCATENATE(LEFT([.F55];4);&quot;_&quot;;MID([.F55];6;1);MID([.F55];7;3))" office:value-type="string" office:string-value="1011_0&lt;rn" calcext:value-type="string">
            <text:p>1011_0&lt;rn</text:p>
          </table:table-cell>
          <table:table-cell table:style-name="ce107"/>
          <table:table-cell table:style-name="ce107" table:formula="of:=CONCATENATE(&quot;&quot;&quot;&quot;;[.I55];&quot; &quot;;[.J55];&quot; &quot;;[.K55];&quot; &quot;;[.L55];&quot; &quot;;[.M55];&quot; &quot;;[.N55];&quot; &quot;;[.O55];&quot; &quot;;[.P55];&quot; &quot;;[.Q55];&quot; &quot;;[.R55];&quot; &quot;;[.S55];&quot; &quot;;[.T55];&quot; &quot;;[.U55];&quot; &quot;;[.V55];&quot; &quot;;[.W55];&quot; &quot;;[.X55];&quot; &quot;;[.Y55];&quot; &quot;;[.Z55];&quot; &quot;;[.AA55];&quot; &quot;;[.AB55];&quot; &quot;;[.AC55];&quot; &quot;;[.AD55];&quot;&quot;&quot;&quot;;&quot;,&quot;)" office:value-type="string" office:string-value="&quot;0 0 0 0 0 0 0 0 0 0 0 0 1 0 0 0 0 1 1 0 0 1&quot;," calcext:value-type="string">
            <text:p>"0 0 0 0 0 0 0 0 0 0 0 0 1 0 0 0 0 1 1 0 0 1",</text:p>
          </table:table-cell>
          <table:table-cell table:style-name="ce107" office:value-type="string" calcext:value-type="string">
            <text:p>0011_0101':"1 0 1 0 0 1 0 0 0 0 0 1 1 0 0 0 1 0 0 0 0 0 \n"+"0 1 0 1 1 1 1 0 1 0 0 0 1 0 0 0 0 0 0 0 0 0",</text:p>
          </table:table-cell>
          <table:table-cell table:style-name="ce107" table:formula="of:=LEFT([.AS55];9)" office:value-type="string" office:string-value="0011_0101" calcext:value-type="string">
            <text:p>0011_0101</text:p>
          </table:table-cell>
          <table:table-cell table:style-name="ce107" table:formula="of:=LEFT([.AS55];LEN([.AS55])-1)" office:value-type="string" office:string-value="0011_0101':&quot;1 0 1 0 0 1 0 0 0 0 0 1 1 0 0 0 1 0 0 0 0 0 \n&quot;+&quot;0 1 0 1 1 1 1 0 1 0 0 0 1 0 0 0 0 0 0 0 0 0&quot;" calcext:value-type="string">
            <text:p>0011_0101':"1 0 1 0 0 1 0 0 0 0 0 1 1 0 0 0 1 0 0 0 0 0 \n"+"0 1 0 1 1 1 1 0 1 0 0 0 1 0 0 0 0 0 0 0 0 0"</text:p>
          </table:table-cell>
          <table:table-cell table:style-name="ce107" table:formula="of:=CONCATENATE([.AU55];&quot;+&quot;;&quot;&quot;&quot;&quot;;[.AT55];&quot;&quot;&quot;&quot;;&quot;,&quot;)" office:value-type="string" office:string-value="0011_0101':&quot;1 0 1 0 0 1 0 0 0 0 0 1 1 0 0 0 1 0 0 0 0 0 \n&quot;+&quot;0 1 0 1 1 1 1 0 1 0 0 0 1 0 0 0 0 0 0 0 0 0&quot;+&quot;0011_0101&quot;," calcext:value-type="string">
            <text:p>0011_0101':"1 0 1 0 0 1 0 0 0 0 0 1 1 0 0 0 1 0 0 0 0 0 \n"+"0 1 0 1 1 1 1 0 1 0 0 0 1 0 0 0 0 0 0 0 0 0"+"0011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0101':"1 0 1 0 0 1 0 0 0 0 0 1 1 0 0 0 1 0 0 0 0 0 \n"+"0 1 0 1 1 1 1 0 1 0 0 0 1 0 0 0 0 0 0 0 0 0"+"0011_0101",</text:p>
          </table:table-cell>
          <table:table-cell table:style-name="ce107" table:formula="of:=CONCATENATE(&quot;'&quot;;LEFT([.AX55];11);&quot; &quot;;LEFT([.AW55];LEN([.AW55])-4);&quot; $ &quot;;RIGHT([.AW55];4);&quot;&quot;;RIGHT([.AX55];LEN([.AX55])-11))" office:value-type="string" office:string-value="'0011_0101': &quot;1 0 1 0 0 1 0 0 0 0 1 0 0 0 0 0 0 0 0 0 0 0  $ \n&quot;+&quot;1 0 1 0 0 1 0 0 0 0 0 1 1 0 0 0 1 0 0 0 0 0 \n&quot;+&quot;0 1 0 1 1 1 1 0 1 0 0 0 1 0 0 0 0 0 0 0 0 0&quot;+&quot;0011_0101&quot;," calcext:value-type="string">
            <text:p>'0011_0101': "1 0 1 0 0 1 0 0 0 0 1 0 0 0 0 0 0 0 0 0 0 0 <text:s/>$ \n"+"1 0 1 0 0 1 0 0 0 0 0 1 1 0 0 0 1 0 0 0 0 0 \n"+"0 1 0 1 1 1 1 0 1 0 0 0 1 0 0 0 0 0 0 0 0 0"+"0011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35" calcext:value-type="float" table:number-columns-spanned="1" table:number-rows-spanned="2">
            <text:p>35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SCI &lt;rn&gt;&lt;od&gt;</text:p>
          </table:table-cell>
          <table:table-cell table:style-name="ce2" office:value-type="string" calcext:value-type="string" table:number-columns-spanned="1" table:number-rows-spanned="2">
            <text:p>[&lt;rn&gt;] ← [&lt;rn&gt;] – &lt;od&gt; – C</text:p>
          </table:table-cell>
          <table:table-cell table:style-name="ce8" office:value-type="string" calcext:value-type="string" table:number-columns-spanned="1" table:number-rows-spanned="2">
            <text:p>B8...BF</text:p>
          </table:table-cell>
          <table:table-cell table:style-name="ce8" office:value-type="string" calcext:value-type="string">
            <text:p>1011 1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56];[.J56];[.K56];[.L56];[.M56];[.N56];[.O56];[.P56];[.Q56];[.R56];[.S56];[.T56];[.U56];[.V56];[.W56];[.X56];[.Y56];[.Z56];[.AA56];[.AB56];[.AC56];[.AD56])" office:value-type="string" office:string-value="0000000000000000100001" calcext:value-type="string">
            <text:p>0000000000000000100001</text:p>
          </table:table-cell>
          <table:table-cell table:style-name="ce93" office:value-type="string" calcext:value-type="string" table:number-columns-spanned="1" table:number-rows-spanned="2">
            <text:p>A-B-C</text:p>
          </table:table-cell>
          <table:table-cell table:style-name="ce93"/>
          <table:table-cell table:style-name="ce93" office:value-type="string" calcext:value-type="string">
            <text:p>[OR]←[&lt;rn&gt;]</text:p>
          </table:table-cell>
          <table:table-cell table:style-name="ce93" office:value-type="string" calcext:value-type="string">
            <text:p>ern, lor</text:p>
          </table:table-cell>
          <table:table-cell table:style-name="ce98" table:number-columns-repeated="2"/>
          <table:table-cell table:style-name="ce107" table:formula="of:=CONCATENATE(&quot;9'b&quot;;LEFT([.F56];4);MID([.F56];6;1);&quot;_&quot;;MID([.F56];7;3);&quot;_&quot;;[.G56];&quot; : controlBits = 22'b&quot;;[.AE56];&quot;;&quot;)" office:value-type="string" office:string-value="9'b10111_&lt;rn_0 : controlBits = 22'b0000000000000000100001;" calcext:value-type="string">
            <text:p>9'b10111_&lt;rn_0 : controlBits = 22'b0000000000000000100001;</text:p>
          </table:table-cell>
          <table:table-cell table:style-name="ce107" table:formula="of:=LEFT([.C56];3)" office:value-type="string" office:string-value="SCI" calcext:value-type="string">
            <text:p>SCI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CONCATENATE(&quot;&quot;&quot;&quot;;[.AM56];&quot;&quot;&quot;:&quot;;&quot;    '8\'b&quot;;LEFT([.AP56];4);&quot;_&quot;;RIGHT([.AP56];4);&quot;'&quot;)" office:value-type="string" office:string-value="&quot;SCI&quot;:    '8\'b1011_1&lt;rn'" calcext:value-type="string">
            <text:p>"SCI": <text:s text:c="3"/>'8\'b1011_1&lt;rn'</text:p>
          </table:table-cell>
          <table:table-cell table:style-name="ce107" table:formula="of:=CONCATENATE(LEFT([.F56];4);&quot;_&quot;;MID([.F56];6;1);MID([.F56];7;3))" office:value-type="string" office:string-value="1011_1&lt;rn" calcext:value-type="string">
            <text:p>1011_1&lt;rn</text:p>
          </table:table-cell>
          <table:table-cell table:style-name="ce107"/>
          <table:table-cell table:style-name="ce107" table:formula="of:=CONCATENATE(&quot;&quot;&quot;&quot;;[.I56];&quot; &quot;;[.J56];&quot; &quot;;[.K56];&quot; &quot;;[.L56];&quot; &quot;;[.M56];&quot; &quot;;[.N56];&quot; &quot;;[.O56];&quot; &quot;;[.P56];&quot; &quot;;[.Q56];&quot; &quot;;[.R56];&quot; &quot;;[.S56];&quot; &quot;;[.T56];&quot; &quot;;[.U56];&quot; &quot;;[.V56];&quot; &quot;;[.W56];&quot; &quot;;[.X56];&quot; &quot;;[.Y56];&quot; &quot;;[.Z56];&quot; &quot;;[.AA56];&quot; &quot;;[.AB56];&quot; &quot;;[.AC56];&quot; &quot;;[.AD56];&quot;&quot;&quot;&quot;;&quot;,&quot;)" office:value-type="string" office:string-value="&quot;0 0 0 0 0 0 0 0 0 0 0 0 0 0 0 0 1 0 0 0 0 1&quot;," calcext:value-type="string">
            <text:p>"0 0 0 0 0 0 0 0 0 0 0 0 0 0 0 0 1 0 0 0 0 1",</text:p>
          </table:table-cell>
          <table:table-cell table:style-name="ce107" office:value-type="string" calcext:value-type="string">
            <text:p>0011_0110':"1 0 1 0 0 1 0 0 0 0 0 1 1 0 0 0 1 0 0 0 0 0 \n"+"0 1 0 1 1 1 1 0 1 0 0 0 1 0 0 0 0 0 0 0 0 0",</text:p>
          </table:table-cell>
          <table:table-cell table:style-name="ce107" table:formula="of:=LEFT([.AS56];9)" office:value-type="string" office:string-value="0011_0110" calcext:value-type="string">
            <text:p>0011_0110</text:p>
          </table:table-cell>
          <table:table-cell table:style-name="ce107" table:formula="of:=LEFT([.AS56];LEN([.AS56])-1)" office:value-type="string" office:string-value="0011_0110':&quot;1 0 1 0 0 1 0 0 0 0 0 1 1 0 0 0 1 0 0 0 0 0 \n&quot;+&quot;0 1 0 1 1 1 1 0 1 0 0 0 1 0 0 0 0 0 0 0 0 0&quot;" calcext:value-type="string">
            <text:p>0011_0110':"1 0 1 0 0 1 0 0 0 0 0 1 1 0 0 0 1 0 0 0 0 0 \n"+"0 1 0 1 1 1 1 0 1 0 0 0 1 0 0 0 0 0 0 0 0 0"</text:p>
          </table:table-cell>
          <table:table-cell table:style-name="ce107" table:formula="of:=CONCATENATE([.AU56];&quot;+&quot;;&quot;&quot;&quot;&quot;;[.AT56];&quot;&quot;&quot;&quot;;&quot;,&quot;)" office:value-type="string" office:string-value="0011_0110':&quot;1 0 1 0 0 1 0 0 0 0 0 1 1 0 0 0 1 0 0 0 0 0 \n&quot;+&quot;0 1 0 1 1 1 1 0 1 0 0 0 1 0 0 0 0 0 0 0 0 0&quot;+&quot;0011_0110&quot;," calcext:value-type="string">
            <text:p>0011_0110':"1 0 1 0 0 1 0 0 0 0 0 1 1 0 0 0 1 0 0 0 0 0 \n"+"0 1 0 1 1 1 1 0 1 0 0 0 1 0 0 0 0 0 0 0 0 0"+"0011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0110':"1 0 1 0 0 1 0 0 0 0 0 1 1 0 0 0 1 0 0 0 0 0 \n"+"0 1 0 1 1 1 1 0 1 0 0 0 1 0 0 0 0 0 0 0 0 0"+"0011_0110",</text:p>
          </table:table-cell>
          <table:table-cell table:style-name="ce107" table:formula="of:=CONCATENATE(&quot;'&quot;;LEFT([.AX56];11);&quot; &quot;;LEFT([.AW56];LEN([.AW56])-4);&quot; $ &quot;;RIGHT([.AW56];4);&quot;&quot;;RIGHT([.AX56];LEN([.AX56])-11))" office:value-type="string" office:string-value="'0011_0110': &quot;1 0 1 0 0 1 0 0 0 0 1 0 0 0 0 0 0 0 0 0 0 0  $ \n&quot;+&quot;1 0 1 0 0 1 0 0 0 0 0 1 1 0 0 0 1 0 0 0 0 0 \n&quot;+&quot;0 1 0 1 1 1 1 0 1 0 0 0 1 0 0 0 0 0 0 0 0 0&quot;+&quot;0011_0110&quot;," calcext:value-type="string">
            <text:p>'0011_0110': "1 0 1 0 0 1 0 0 0 0 1 0 0 0 0 0 0 0 0 0 0 0 <text:s/>$ \n"+"1 0 1 0 0 1 0 0 0 0 0 1 1 0 0 0 1 0 0 0 0 0 \n"+"0 1 0 1 1 1 1 0 1 0 0 0 1 0 0 0 0 0 0 0 0 0"+"0011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011 1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57];[.J57];[.K57];[.L57];[.M57];[.N57];[.O57];[.P57];[.Q57];[.R57];[.S57];[.T57];[.U57];[.V57];[.W57];[.X57];[.Y57];[.Z57];[.AA57];[.AB57];[.AC57];[.AD57])" office:value-type="string" office:string-value="1010010000001000010010" calcext:value-type="string">
            <text:p>1010010000001000010010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[&lt;rn&gt;] ← [OR] - &lt;od&gt; - C</text:p>
          </table:table-cell>
          <table:table-cell table:style-name="ce93" office:value-type="string" calcext:value-type="string">
            <text:p>spc, <text:s/>rd, sal, lrn ,ipc, sif</text:p>
          </table:table-cell>
          <table:table-cell table:style-name="ce98" table:number-columns-repeated="2"/>
          <table:table-cell table:style-name="ce107" table:formula="of:=CONCATENATE(&quot;9'b&quot;;LEFT([.F57];4);MID([.F57];6;1);&quot;_&quot;;MID([.F57];7;3);&quot;_&quot;;[.G57];&quot; : controlBits = 22'b&quot;;[.AE57];&quot;;&quot;)" office:value-type="string" office:string-value="9'b10111_&lt;rn_1 : controlBits = 22'b1010010000001000010010;" calcext:value-type="string">
            <text:p>9'b10111_&lt;rn_1 : controlBits = 22'b1010010000001000010010;</text:p>
          </table:table-cell>
          <table:table-cell table:style-name="ce107" table:formula="of:=LEFT([.C57];3)">
            <text:p/>
          </table:table-cell>
          <table:table-cell table:style-name="ce107" table:number-columns-repeated="2"/>
          <table:table-cell table:style-name="ce107" table:formula="of:=CONCATENATE(LEFT([.F57];4);&quot;_&quot;;MID([.F57];6;1);MID([.F57];7;3))" office:value-type="string" office:string-value="1011_1&lt;rn" calcext:value-type="string">
            <text:p>1011_1&lt;rn</text:p>
          </table:table-cell>
          <table:table-cell table:style-name="ce107"/>
          <table:table-cell table:style-name="ce107" table:formula="of:=CONCATENATE(&quot;&quot;&quot;&quot;;[.I57];&quot; &quot;;[.J57];&quot; &quot;;[.K57];&quot; &quot;;[.L57];&quot; &quot;;[.M57];&quot; &quot;;[.N57];&quot; &quot;;[.O57];&quot; &quot;;[.P57];&quot; &quot;;[.Q57];&quot; &quot;;[.R57];&quot; &quot;;[.S57];&quot; &quot;;[.T57];&quot; &quot;;[.U57];&quot; &quot;;[.V57];&quot; &quot;;[.W57];&quot; &quot;;[.X57];&quot; &quot;;[.Y57];&quot; &quot;;[.Z57];&quot; &quot;;[.AA57];&quot; &quot;;[.AB57];&quot; &quot;;[.AC57];&quot; &quot;;[.AD57];&quot;&quot;&quot;&quot;;&quot;,&quot;)" office:value-type="string" office:string-value="&quot;1 0 1 0 0 1 0 0 0 0 0 0 1 0 0 0 0 1 0 0 1 0&quot;," calcext:value-type="string">
            <text:p>"1 0 1 0 0 1 0 0 0 0 0 0 1 0 0 0 0 1 0 0 1 0",</text:p>
          </table:table-cell>
          <table:table-cell table:style-name="ce107" office:value-type="string" calcext:value-type="string">
            <text:p>0011_0111':"1 0 1 0 0 1 0 0 0 0 0 1 1 0 0 0 1 0 0 0 0 0 \n"+"0 1 0 1 1 1 1 0 1 0 0 0 1 0 0 0 0 0 0 0 0 0",</text:p>
          </table:table-cell>
          <table:table-cell table:style-name="ce107" table:formula="of:=LEFT([.AS57];9)" office:value-type="string" office:string-value="0011_0111" calcext:value-type="string">
            <text:p>0011_0111</text:p>
          </table:table-cell>
          <table:table-cell table:style-name="ce107" table:formula="of:=LEFT([.AS57];LEN([.AS57])-1)" office:value-type="string" office:string-value="0011_0111':&quot;1 0 1 0 0 1 0 0 0 0 0 1 1 0 0 0 1 0 0 0 0 0 \n&quot;+&quot;0 1 0 1 1 1 1 0 1 0 0 0 1 0 0 0 0 0 0 0 0 0&quot;" calcext:value-type="string">
            <text:p>0011_0111':"1 0 1 0 0 1 0 0 0 0 0 1 1 0 0 0 1 0 0 0 0 0 \n"+"0 1 0 1 1 1 1 0 1 0 0 0 1 0 0 0 0 0 0 0 0 0"</text:p>
          </table:table-cell>
          <table:table-cell table:style-name="ce107" table:formula="of:=CONCATENATE([.AU57];&quot;+&quot;;&quot;&quot;&quot;&quot;;[.AT57];&quot;&quot;&quot;&quot;;&quot;,&quot;)" office:value-type="string" office:string-value="0011_0111':&quot;1 0 1 0 0 1 0 0 0 0 0 1 1 0 0 0 1 0 0 0 0 0 \n&quot;+&quot;0 1 0 1 1 1 1 0 1 0 0 0 1 0 0 0 0 0 0 0 0 0&quot;+&quot;0011_0111&quot;," calcext:value-type="string">
            <text:p>0011_0111':"1 0 1 0 0 1 0 0 0 0 0 1 1 0 0 0 1 0 0 0 0 0 \n"+"0 1 0 1 1 1 1 0 1 0 0 0 1 0 0 0 0 0 0 0 0 0"+"0011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0111':"1 0 1 0 0 1 0 0 0 0 0 1 1 0 0 0 1 0 0 0 0 0 \n"+"0 1 0 1 1 1 1 0 1 0 0 0 1 0 0 0 0 0 0 0 0 0"+"0011_0111",</text:p>
          </table:table-cell>
          <table:table-cell table:style-name="ce107" table:formula="of:=CONCATENATE(&quot;'&quot;;LEFT([.AX57];11);&quot; &quot;;LEFT([.AW57];LEN([.AW57])-4);&quot; $ &quot;;RIGHT([.AW57];4);&quot;&quot;;RIGHT([.AX57];LEN([.AX57])-11))" office:value-type="string" office:string-value="'0011_0111': &quot;1 0 1 0 0 1 0 0 0 0 1 0 0 0 0 0 0 0 0 0 0 0  $ \n&quot;+&quot;1 0 1 0 0 1 0 0 0 0 0 1 1 0 0 0 1 0 0 0 0 0 \n&quot;+&quot;0 1 0 1 1 1 1 0 1 0 0 0 1 0 0 0 0 0 0 0 0 0&quot;+&quot;0011_0111&quot;," calcext:value-type="string">
            <text:p>'0011_0111': "1 0 1 0 0 1 0 0 0 0 1 0 0 0 0 0 0 0 0 0 0 0 <text:s/>$ \n"+"1 0 1 0 0 1 0 0 0 0 0 1 1 0 0 0 1 0 0 0 0 0 \n"+"0 1 0 1 1 1 1 0 1 0 0 0 1 0 0 0 0 0 0 0 0 0"+"0011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36" calcext:value-type="float" table:number-columns-spanned="1" table:number-rows-spanned="2">
            <text:p>36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ANA &lt;rn&gt;</text:p>
          </table:table-cell>
          <table:table-cell table:style-name="ce2" office:value-type="string" calcext:value-type="string" table:number-columns-spanned="1" table:number-rows-spanned="2">
            <text:p>[R0] ← [R0] &amp;[&lt;rn&gt;]</text:p>
          </table:table-cell>
          <table:table-cell table:style-name="ce8" office:value-type="string" calcext:value-type="string" table:number-columns-spanned="1" table:number-rows-spanned="2">
            <text:p>C0...C7</text:p>
          </table:table-cell>
          <table:table-cell table:style-name="ce8" office:value-type="string" calcext:value-type="string">
            <text:p>1100 0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58];[.J58];[.K58];[.L58];[.M58];[.N58];[.O58];[.P58];[.Q58];[.R58];[.S58];[.T58];[.U58];[.V58];[.W58];[.X58];[.Y58];[.Z58];[.AA58];[.AB58];[.AC58];[.AD58])" office:value-type="string" office:string-value="0000000000000000100100" calcext:value-type="string">
            <text:p>0000000000000000100100</text:p>
          </table:table-cell>
          <table:table-cell table:style-name="ce93" office:value-type="string" calcext:value-type="string" table:number-columns-spanned="1" table:number-rows-spanned="2">
            <text:p>A&amp;B</text:p>
          </table:table-cell>
          <table:table-cell table:style-name="ce2"/>
          <table:table-cell table:style-name="ce2" office:value-type="string" calcext:value-type="string">
            <text:p>[OR]←[R0]</text:p>
          </table:table-cell>
          <table:table-cell table:style-name="ce93" office:value-type="string" calcext:value-type="string">
            <text:p>er0, lor</text:p>
          </table:table-cell>
          <table:table-cell table:style-name="ce98" table:number-columns-repeated="2"/>
          <table:table-cell table:style-name="ce107" table:formula="of:=CONCATENATE(&quot;9'b&quot;;LEFT([.F58];4);MID([.F58];6;1);&quot;_&quot;;MID([.F58];7;3);&quot;_&quot;;[.G58];&quot; : controlBits = 22'b&quot;;[.AE58];&quot;;&quot;)" office:value-type="string" office:string-value="9'b11000_&lt;rn_0 : controlBits = 22'b0000000000000000100100;" calcext:value-type="string">
            <text:p>9'b11000_&lt;rn_0 : controlBits = 22'b0000000000000000100100;</text:p>
          </table:table-cell>
          <table:table-cell table:style-name="ce107" table:formula="of:=LEFT([.C58];3)" office:value-type="string" office:string-value="ANA" calcext:value-type="string">
            <text:p>ANA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CONCATENATE(&quot;&quot;&quot;&quot;;[.AM58];&quot;&quot;&quot;:&quot;;&quot;    '8\'b&quot;;LEFT([.AP58];4);&quot;_&quot;;RIGHT([.AP58];4);&quot;'&quot;)" office:value-type="string" office:string-value="&quot;ANA&quot;:    '8\'b1100_0&lt;rn'" calcext:value-type="string">
            <text:p>"ANA": <text:s text:c="3"/>'8\'b1100_0&lt;rn'</text:p>
          </table:table-cell>
          <table:table-cell table:style-name="ce107" table:formula="of:=CONCATENATE(LEFT([.F58];4);&quot;_&quot;;MID([.F58];6;1);MID([.F58];7;3))" office:value-type="string" office:string-value="1100_0&lt;rn" calcext:value-type="string">
            <text:p>1100_0&lt;rn</text:p>
          </table:table-cell>
          <table:table-cell table:style-name="ce107"/>
          <table:table-cell table:style-name="ce107" table:formula="of:=CONCATENATE(&quot;&quot;&quot;&quot;;[.I58];&quot; &quot;;[.J58];&quot; &quot;;[.K58];&quot; &quot;;[.L58];&quot; &quot;;[.M58];&quot; &quot;;[.N58];&quot; &quot;;[.O58];&quot; &quot;;[.P58];&quot; &quot;;[.Q58];&quot; &quot;;[.R58];&quot; &quot;;[.S58];&quot; &quot;;[.T58];&quot; &quot;;[.U58];&quot; &quot;;[.V58];&quot; &quot;;[.W58];&quot; &quot;;[.X58];&quot; &quot;;[.Y58];&quot; &quot;;[.Z58];&quot; &quot;;[.AA58];&quot; &quot;;[.AB58];&quot; &quot;;[.AC58];&quot; &quot;;[.AD58];&quot;&quot;&quot;&quot;;&quot;,&quot;)" office:value-type="string" office:string-value="&quot;0 0 0 0 0 0 0 0 0 0 0 0 0 0 0 0 1 0 0 1 0 0&quot;," calcext:value-type="string">
            <text:p>"0 0 0 0 0 0 0 0 0 0 0 0 0 0 0 0 1 0 0 1 0 0",</text:p>
          </table:table-cell>
          <table:table-cell table:style-name="ce107" office:value-type="string" calcext:value-type="string">
            <text:p>0011_1000':"0 1 0 1 1 0 0 0 1 0 0 1 1 0 0 0 0 0 0 0 0 0 \n"+"0 0 0 0 0 0 1 0 0 0 0 0 1 0 0 0 0 0 0 1 0 0",</text:p>
          </table:table-cell>
          <table:table-cell table:style-name="ce107" table:formula="of:=LEFT([.AS58];9)" office:value-type="string" office:string-value="0011_1000" calcext:value-type="string">
            <text:p>0011_1000</text:p>
          </table:table-cell>
          <table:table-cell table:style-name="ce107" table:formula="of:=LEFT([.AS58];LEN([.AS58])-1)" office:value-type="string" office:string-value="0011_1000':&quot;0 1 0 1 1 0 0 0 1 0 0 1 1 0 0 0 0 0 0 0 0 0 \n&quot;+&quot;0 0 0 0 0 0 1 0 0 0 0 0 1 0 0 0 0 0 0 1 0 0&quot;" calcext:value-type="string">
            <text:p>0011_1000':"0 1 0 1 1 0 0 0 1 0 0 1 1 0 0 0 0 0 0 0 0 0 \n"+"0 0 0 0 0 0 1 0 0 0 0 0 1 0 0 0 0 0 0 1 0 0"</text:p>
          </table:table-cell>
          <table:table-cell table:style-name="ce107" table:formula="of:=CONCATENATE([.AU58];&quot;+&quot;;&quot;&quot;&quot;&quot;;[.AT58];&quot;&quot;&quot;&quot;;&quot;,&quot;)" office:value-type="string" office:string-value="0011_1000':&quot;0 1 0 1 1 0 0 0 1 0 0 1 1 0 0 0 0 0 0 0 0 0 \n&quot;+&quot;0 0 0 0 0 0 1 0 0 0 0 0 1 0 0 0 0 0 0 1 0 0&quot;+&quot;0011_1000&quot;," calcext:value-type="string">
            <text:p>0011_1000':"0 1 0 1 1 0 0 0 1 0 0 1 1 0 0 0 0 0 0 0 0 0 \n"+"0 0 0 0 0 0 1 0 0 0 0 0 1 0 0 0 0 0 0 1 0 0"+"0011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1000':"0 1 0 1 1 0 0 0 1 0 0 1 1 0 0 0 0 0 0 0 0 0 \n"+"0 0 0 0 0 0 1 0 0 0 0 0 1 0 0 0 0 0 0 1 0 0"+"0011_1000",</text:p>
          </table:table-cell>
          <table:table-cell table:style-name="ce107" table:formula="of:=CONCATENATE(&quot;'&quot;;LEFT([.AX58];11);&quot; &quot;;LEFT([.AW58];LEN([.AW58])-4);&quot; $ &quot;;RIGHT([.AW58];4);&quot;&quot;;RIGHT([.AX58];LEN([.AX58])-11))" office:value-type="string" office:string-value="'0011_1000': &quot;1 0 1 0 0 1 0 0 0 0 1 0 0 0 0 0 0 0 0 0 0 0  $ \n&quot;+&quot;0 1 0 1 1 0 0 0 1 0 0 1 1 0 0 0 0 0 0 0 0 0 \n&quot;+&quot;0 0 0 0 0 0 1 0 0 0 0 0 1 0 0 0 0 0 0 1 0 0&quot;+&quot;0011_1000&quot;," calcext:value-type="string">
            <text:p>'0011_1000': "1 0 1 0 0 1 0 0 0 0 1 0 0 0 0 0 0 0 0 0 0 0 <text:s/>$ \n"+"0 1 0 1 1 0 0 0 1 0 0 1 1 0 0 0 0 0 0 0 0 0 \n"+"0 0 0 0 0 0 1 0 0 0 0 0 1 0 0 0 0 0 0 1 0 0"+"0011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100 0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59];[.J59];[.K59];[.L59];[.M59];[.N59];[.O59];[.P59];[.Q59];[.R59];[.S59];[.T59];[.U59];[.V59];[.W59];[.X59];[.Y59];[.Z59];[.AA59];[.AB59];[.AC59];[.AD59])" office:value-type="string" office:string-value="0000000000001000011001" calcext:value-type="string">
            <text:p>0000000000001000011001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[R0] ← [OR] &amp; [&lt;rn&gt;] </text:p>
          </table:table-cell>
          <table:table-cell table:style-name="ce93" office:value-type="string" calcext:value-type="string">
            <text:p>ern, sal, lr0, sif</text:p>
          </table:table-cell>
          <table:table-cell table:style-name="ce98" table:number-columns-repeated="2"/>
          <table:table-cell table:style-name="ce107" table:formula="of:=CONCATENATE(&quot;9'b&quot;;LEFT([.F59];4);MID([.F59];6;1);&quot;_&quot;;MID([.F59];7;3);&quot;_&quot;;[.G59];&quot; : controlBits = 22'b&quot;;[.AE59];&quot;;&quot;)" office:value-type="string" office:string-value="9'b11000_&lt;rn_1 : controlBits = 22'b0000000000001000011001;" calcext:value-type="string">
            <text:p>9'b11000_&lt;rn_1 : controlBits = 22'b0000000000001000011001;</text:p>
          </table:table-cell>
          <table:table-cell table:style-name="ce107" table:formula="of:=LEFT([.C59];3)">
            <text:p/>
          </table:table-cell>
          <table:table-cell table:style-name="ce107" table:number-columns-repeated="2"/>
          <table:table-cell table:style-name="ce107" table:formula="of:=CONCATENATE(LEFT([.F59];4);&quot;_&quot;;MID([.F59];6;1);MID([.F59];7;3))" office:value-type="string" office:string-value="1100_0&lt;rn" calcext:value-type="string">
            <text:p>1100_0&lt;rn</text:p>
          </table:table-cell>
          <table:table-cell table:style-name="ce107"/>
          <table:table-cell table:style-name="ce107" table:formula="of:=CONCATENATE(&quot;&quot;&quot;&quot;;[.I59];&quot; &quot;;[.J59];&quot; &quot;;[.K59];&quot; &quot;;[.L59];&quot; &quot;;[.M59];&quot; &quot;;[.N59];&quot; &quot;;[.O59];&quot; &quot;;[.P59];&quot; &quot;;[.Q59];&quot; &quot;;[.R59];&quot; &quot;;[.S59];&quot; &quot;;[.T59];&quot; &quot;;[.U59];&quot; &quot;;[.V59];&quot; &quot;;[.W59];&quot; &quot;;[.X59];&quot; &quot;;[.Y59];&quot; &quot;;[.Z59];&quot; &quot;;[.AA59];&quot; &quot;;[.AB59];&quot; &quot;;[.AC59];&quot; &quot;;[.AD59];&quot;&quot;&quot;&quot;;&quot;,&quot;)" office:value-type="string" office:string-value="&quot;0 0 0 0 0 0 0 0 0 0 0 0 1 0 0 0 0 1 1 0 0 1&quot;," calcext:value-type="string">
            <text:p>"0 0 0 0 0 0 0 0 0 0 0 0 1 0 0 0 0 1 1 0 0 1",</text:p>
          </table:table-cell>
          <table:table-cell table:style-name="ce107" office:value-type="string" calcext:value-type="string">
            <text:p>0011_1001':"0 1 0 1 1 0 0 0 1 0 0 1 1 0 0 0 0 0 0 0 0 0 \n"+"0 0 0 0 0 0 1 0 0 0 0 0 1 0 0 0 0 0 0 1 0 0",</text:p>
          </table:table-cell>
          <table:table-cell table:style-name="ce107" table:formula="of:=LEFT([.AS59];9)" office:value-type="string" office:string-value="0011_1001" calcext:value-type="string">
            <text:p>0011_1001</text:p>
          </table:table-cell>
          <table:table-cell table:style-name="ce107" table:formula="of:=LEFT([.AS59];LEN([.AS59])-1)" office:value-type="string" office:string-value="0011_1001':&quot;0 1 0 1 1 0 0 0 1 0 0 1 1 0 0 0 0 0 0 0 0 0 \n&quot;+&quot;0 0 0 0 0 0 1 0 0 0 0 0 1 0 0 0 0 0 0 1 0 0&quot;" calcext:value-type="string">
            <text:p>0011_1001':"0 1 0 1 1 0 0 0 1 0 0 1 1 0 0 0 0 0 0 0 0 0 \n"+"0 0 0 0 0 0 1 0 0 0 0 0 1 0 0 0 0 0 0 1 0 0"</text:p>
          </table:table-cell>
          <table:table-cell table:style-name="ce107" table:formula="of:=CONCATENATE([.AU59];&quot;+&quot;;&quot;&quot;&quot;&quot;;[.AT59];&quot;&quot;&quot;&quot;;&quot;,&quot;)" office:value-type="string" office:string-value="0011_1001':&quot;0 1 0 1 1 0 0 0 1 0 0 1 1 0 0 0 0 0 0 0 0 0 \n&quot;+&quot;0 0 0 0 0 0 1 0 0 0 0 0 1 0 0 0 0 0 0 1 0 0&quot;+&quot;0011_1001&quot;," calcext:value-type="string">
            <text:p>0011_1001':"0 1 0 1 1 0 0 0 1 0 0 1 1 0 0 0 0 0 0 0 0 0 \n"+"0 0 0 0 0 0 1 0 0 0 0 0 1 0 0 0 0 0 0 1 0 0"+"0011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1001':"0 1 0 1 1 0 0 0 1 0 0 1 1 0 0 0 0 0 0 0 0 0 \n"+"0 0 0 0 0 0 1 0 0 0 0 0 1 0 0 0 0 0 0 1 0 0"+"0011_1001",</text:p>
          </table:table-cell>
          <table:table-cell table:style-name="ce107" table:formula="of:=CONCATENATE(&quot;'&quot;;LEFT([.AX59];11);&quot; &quot;;LEFT([.AW59];LEN([.AW59])-4);&quot; $ &quot;;RIGHT([.AW59];4);&quot;&quot;;RIGHT([.AX59];LEN([.AX59])-11))" office:value-type="string" office:string-value="'0011_1001': &quot;1 0 1 0 0 1 0 0 0 0 1 0 0 0 0 0 0 0 0 0 0 0  $ \n&quot;+&quot;0 1 0 1 1 0 0 0 1 0 0 1 1 0 0 0 0 0 0 0 0 0 \n&quot;+&quot;0 0 0 0 0 0 1 0 0 0 0 0 1 0 0 0 0 0 0 1 0 0&quot;+&quot;0011_1001&quot;," calcext:value-type="string">
            <text:p>'0011_1001': "1 0 1 0 0 1 0 0 0 0 1 0 0 0 0 0 0 0 0 0 0 0 <text:s/>$ \n"+"0 1 0 1 1 0 0 0 1 0 0 1 1 0 0 0 0 0 0 0 0 0 \n"+"0 0 0 0 0 0 1 0 0 0 0 0 1 0 0 0 0 0 0 1 0 0"+"0011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37" calcext:value-type="float" table:number-columns-spanned="1" table:number-rows-spanned="2">
            <text:p>37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ANI &lt;rn&gt;&lt;od&gt;</text:p>
          </table:table-cell>
          <table:table-cell table:style-name="ce2" office:value-type="string" calcext:value-type="string" table:number-columns-spanned="1" table:number-rows-spanned="2">
            <text:p>[&lt;rn&gt;] ← [&lt;rn&gt;] &amp;&lt;od&gt;</text:p>
          </table:table-cell>
          <table:table-cell table:style-name="ce8" office:value-type="string" calcext:value-type="string" table:number-columns-spanned="1" table:number-rows-spanned="2">
            <text:p>C8...CF</text:p>
          </table:table-cell>
          <table:table-cell table:style-name="ce8" office:value-type="string" calcext:value-type="string">
            <text:p>1100 1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60];[.J60];[.K60];[.L60];[.M60];[.N60];[.O60];[.P60];[.Q60];[.R60];[.S60];[.T60];[.U60];[.V60];[.W60];[.X60];[.Y60];[.Z60];[.AA60];[.AB60];[.AC60];[.AD60])" office:value-type="string" office:string-value="0000000000000000100001" calcext:value-type="string">
            <text:p>0000000000000000100001</text:p>
          </table:table-cell>
          <table:table-cell table:style-name="ce93" office:value-type="string" calcext:value-type="string" table:number-columns-spanned="1" table:number-rows-spanned="2">
            <text:p>A&amp;B</text:p>
          </table:table-cell>
          <table:table-cell table:style-name="ce2"/>
          <table:table-cell table:style-name="ce2" office:value-type="string" calcext:value-type="string">
            <text:p>[OR]←[&lt;rn&gt;]</text:p>
          </table:table-cell>
          <table:table-cell table:style-name="ce93" office:value-type="string" calcext:value-type="string">
            <text:p>ern, lor</text:p>
          </table:table-cell>
          <table:table-cell table:style-name="ce98" table:number-columns-repeated="2"/>
          <table:table-cell table:style-name="ce107" table:formula="of:=CONCATENATE(&quot;9'b&quot;;LEFT([.F60];4);MID([.F60];6;1);&quot;_&quot;;MID([.F60];7;3);&quot;_&quot;;[.G60];&quot; : controlBits = 22'b&quot;;[.AE60];&quot;;&quot;)" office:value-type="string" office:string-value="9'b11001_&lt;rn_0 : controlBits = 22'b0000000000000000100001;" calcext:value-type="string">
            <text:p>9'b11001_&lt;rn_0 : controlBits = 22'b0000000000000000100001;</text:p>
          </table:table-cell>
          <table:table-cell table:style-name="ce107" table:formula="of:=LEFT([.C60];3)" office:value-type="string" office:string-value="ANI" calcext:value-type="string">
            <text:p>ANI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CONCATENATE(&quot;&quot;&quot;&quot;;[.AM60];&quot;&quot;&quot;:&quot;;&quot;    '8\'b&quot;;LEFT([.AP60];4);&quot;_&quot;;RIGHT([.AP60];4);&quot;'&quot;)" office:value-type="string" office:string-value="&quot;ANI&quot;:    '8\'b1100_1&lt;rn'" calcext:value-type="string">
            <text:p>"ANI": <text:s text:c="3"/>'8\'b1100_1&lt;rn'</text:p>
          </table:table-cell>
          <table:table-cell table:style-name="ce107" table:formula="of:=CONCATENATE(LEFT([.F60];4);&quot;_&quot;;MID([.F60];6;1);MID([.F60];7;3))" office:value-type="string" office:string-value="1100_1&lt;rn" calcext:value-type="string">
            <text:p>1100_1&lt;rn</text:p>
          </table:table-cell>
          <table:table-cell table:style-name="ce107"/>
          <table:table-cell table:style-name="ce107" table:formula="of:=CONCATENATE(&quot;&quot;&quot;&quot;;[.I60];&quot; &quot;;[.J60];&quot; &quot;;[.K60];&quot; &quot;;[.L60];&quot; &quot;;[.M60];&quot; &quot;;[.N60];&quot; &quot;;[.O60];&quot; &quot;;[.P60];&quot; &quot;;[.Q60];&quot; &quot;;[.R60];&quot; &quot;;[.S60];&quot; &quot;;[.T60];&quot; &quot;;[.U60];&quot; &quot;;[.V60];&quot; &quot;;[.W60];&quot; &quot;;[.X60];&quot; &quot;;[.Y60];&quot; &quot;;[.Z60];&quot; &quot;;[.AA60];&quot; &quot;;[.AB60];&quot; &quot;;[.AC60];&quot; &quot;;[.AD60];&quot;&quot;&quot;&quot;;&quot;,&quot;)" office:value-type="string" office:string-value="&quot;0 0 0 0 0 0 0 0 0 0 0 0 0 0 0 0 1 0 0 0 0 1&quot;," calcext:value-type="string">
            <text:p>"0 0 0 0 0 0 0 0 0 0 0 0 0 0 0 0 1 0 0 0 0 1",</text:p>
          </table:table-cell>
          <table:table-cell table:style-name="ce107" office:value-type="string" calcext:value-type="string">
            <text:p>0011_1010':"0 1 0 1 1 0 0 0 1 0 0 1 1 0 0 0 0 0 0 0 0 0 \n"+"0 0 0 0 0 0 1 0 0 0 0 0 1 0 0 0 0 0 0 1 0 0",</text:p>
          </table:table-cell>
          <table:table-cell table:style-name="ce107" table:formula="of:=LEFT([.AS60];9)" office:value-type="string" office:string-value="0011_1010" calcext:value-type="string">
            <text:p>0011_1010</text:p>
          </table:table-cell>
          <table:table-cell table:style-name="ce107" table:formula="of:=LEFT([.AS60];LEN([.AS60])-1)" office:value-type="string" office:string-value="0011_1010':&quot;0 1 0 1 1 0 0 0 1 0 0 1 1 0 0 0 0 0 0 0 0 0 \n&quot;+&quot;0 0 0 0 0 0 1 0 0 0 0 0 1 0 0 0 0 0 0 1 0 0&quot;" calcext:value-type="string">
            <text:p>0011_1010':"0 1 0 1 1 0 0 0 1 0 0 1 1 0 0 0 0 0 0 0 0 0 \n"+"0 0 0 0 0 0 1 0 0 0 0 0 1 0 0 0 0 0 0 1 0 0"</text:p>
          </table:table-cell>
          <table:table-cell table:style-name="ce107" table:formula="of:=CONCATENATE([.AU60];&quot;+&quot;;&quot;&quot;&quot;&quot;;[.AT60];&quot;&quot;&quot;&quot;;&quot;,&quot;)" office:value-type="string" office:string-value="0011_1010':&quot;0 1 0 1 1 0 0 0 1 0 0 1 1 0 0 0 0 0 0 0 0 0 \n&quot;+&quot;0 0 0 0 0 0 1 0 0 0 0 0 1 0 0 0 0 0 0 1 0 0&quot;+&quot;0011_1010&quot;," calcext:value-type="string">
            <text:p>0011_1010':"0 1 0 1 1 0 0 0 1 0 0 1 1 0 0 0 0 0 0 0 0 0 \n"+"0 0 0 0 0 0 1 0 0 0 0 0 1 0 0 0 0 0 0 1 0 0"+"0011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1010':"0 1 0 1 1 0 0 0 1 0 0 1 1 0 0 0 0 0 0 0 0 0 \n"+"0 0 0 0 0 0 1 0 0 0 0 0 1 0 0 0 0 0 0 1 0 0"+"0011_1010",</text:p>
          </table:table-cell>
          <table:table-cell table:style-name="ce107" table:formula="of:=CONCATENATE(&quot;'&quot;;LEFT([.AX60];11);&quot; &quot;;LEFT([.AW60];LEN([.AW60])-4);&quot; $ &quot;;RIGHT([.AW60];4);&quot;&quot;;RIGHT([.AX60];LEN([.AX60])-11))" office:value-type="string" office:string-value="'0011_1010': &quot;1 0 1 0 0 1 0 0 0 0 1 0 0 0 0 0 0 0 0 0 0 0  $ \n&quot;+&quot;0 1 0 1 1 0 0 0 1 0 0 1 1 0 0 0 0 0 0 0 0 0 \n&quot;+&quot;0 0 0 0 0 0 1 0 0 0 0 0 1 0 0 0 0 0 0 1 0 0&quot;+&quot;0011_1010&quot;," calcext:value-type="string">
            <text:p>'0011_1010': "1 0 1 0 0 1 0 0 0 0 1 0 0 0 0 0 0 0 0 0 0 0 <text:s/>$ \n"+"0 1 0 1 1 0 0 0 1 0 0 1 1 0 0 0 0 0 0 0 0 0 \n"+"0 0 0 0 0 0 1 0 0 0 0 0 1 0 0 0 0 0 0 1 0 0"+"0011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100 1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61];[.J61];[.K61];[.L61];[.M61];[.N61];[.O61];[.P61];[.Q61];[.R61];[.S61];[.T61];[.U61];[.V61];[.W61];[.X61];[.Y61];[.Z61];[.AA61];[.AB61];[.AC61];[.AD61])" office:value-type="string" office:string-value="1010010000001000010010" calcext:value-type="string">
            <text:p>1010010000001000010010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[&lt;rn&gt;] ← [OR] &amp; [&lt;od&gt;] </text:p>
          </table:table-cell>
          <table:table-cell table:style-name="ce93" office:value-type="string" calcext:value-type="string">
            <text:p>spc, <text:s/>rd, sal, lrn ,ipc, sif</text:p>
          </table:table-cell>
          <table:table-cell table:style-name="ce98" table:number-columns-repeated="2"/>
          <table:table-cell table:style-name="ce107" table:formula="of:=CONCATENATE(&quot;9'b&quot;;LEFT([.F61];4);MID([.F61];6;1);&quot;_&quot;;MID([.F61];7;3);&quot;_&quot;;[.G61];&quot; : controlBits = 22'b&quot;;[.AE61];&quot;;&quot;)" office:value-type="string" office:string-value="9'b11001_&lt;rn_1 : controlBits = 22'b1010010000001000010010;" calcext:value-type="string">
            <text:p>9'b11001_&lt;rn_1 : controlBits = 22'b1010010000001000010010;</text:p>
          </table:table-cell>
          <table:table-cell table:style-name="ce107" table:formula="of:=LEFT([.C61];3)">
            <text:p/>
          </table:table-cell>
          <table:table-cell table:style-name="ce107" table:number-columns-repeated="2"/>
          <table:table-cell table:style-name="ce107" table:formula="of:=CONCATENATE(LEFT([.F61];4);&quot;_&quot;;MID([.F61];6;1);MID([.F61];7;3))" office:value-type="string" office:string-value="1100_1&lt;rn" calcext:value-type="string">
            <text:p>1100_1&lt;rn</text:p>
          </table:table-cell>
          <table:table-cell table:style-name="ce107"/>
          <table:table-cell table:style-name="ce107" table:formula="of:=CONCATENATE(&quot;&quot;&quot;&quot;;[.I61];&quot; &quot;;[.J61];&quot; &quot;;[.K61];&quot; &quot;;[.L61];&quot; &quot;;[.M61];&quot; &quot;;[.N61];&quot; &quot;;[.O61];&quot; &quot;;[.P61];&quot; &quot;;[.Q61];&quot; &quot;;[.R61];&quot; &quot;;[.S61];&quot; &quot;;[.T61];&quot; &quot;;[.U61];&quot; &quot;;[.V61];&quot; &quot;;[.W61];&quot; &quot;;[.X61];&quot; &quot;;[.Y61];&quot; &quot;;[.Z61];&quot; &quot;;[.AA61];&quot; &quot;;[.AB61];&quot; &quot;;[.AC61];&quot; &quot;;[.AD61];&quot;&quot;&quot;&quot;;&quot;,&quot;)" office:value-type="string" office:string-value="&quot;1 0 1 0 0 1 0 0 0 0 0 0 1 0 0 0 0 1 0 0 1 0&quot;," calcext:value-type="string">
            <text:p>"1 0 1 0 0 1 0 0 0 0 0 0 1 0 0 0 0 1 0 0 1 0",</text:p>
          </table:table-cell>
          <table:table-cell table:style-name="ce107" office:value-type="string" calcext:value-type="string">
            <text:p>0011_1011':"0 1 0 1 1 0 0 0 1 0 0 1 1 0 0 0 0 0 0 0 0 0 \n"+"0 0 0 0 0 0 1 0 0 0 0 0 1 0 0 0 0 0 0 1 0 0",</text:p>
          </table:table-cell>
          <table:table-cell table:style-name="ce107" table:formula="of:=LEFT([.AS61];9)" office:value-type="string" office:string-value="0011_1011" calcext:value-type="string">
            <text:p>0011_1011</text:p>
          </table:table-cell>
          <table:table-cell table:style-name="ce107" table:formula="of:=LEFT([.AS61];LEN([.AS61])-1)" office:value-type="string" office:string-value="0011_1011':&quot;0 1 0 1 1 0 0 0 1 0 0 1 1 0 0 0 0 0 0 0 0 0 \n&quot;+&quot;0 0 0 0 0 0 1 0 0 0 0 0 1 0 0 0 0 0 0 1 0 0&quot;" calcext:value-type="string">
            <text:p>0011_1011':"0 1 0 1 1 0 0 0 1 0 0 1 1 0 0 0 0 0 0 0 0 0 \n"+"0 0 0 0 0 0 1 0 0 0 0 0 1 0 0 0 0 0 0 1 0 0"</text:p>
          </table:table-cell>
          <table:table-cell table:style-name="ce107" table:formula="of:=CONCATENATE([.AU61];&quot;+&quot;;&quot;&quot;&quot;&quot;;[.AT61];&quot;&quot;&quot;&quot;;&quot;,&quot;)" office:value-type="string" office:string-value="0011_1011':&quot;0 1 0 1 1 0 0 0 1 0 0 1 1 0 0 0 0 0 0 0 0 0 \n&quot;+&quot;0 0 0 0 0 0 1 0 0 0 0 0 1 0 0 0 0 0 0 1 0 0&quot;+&quot;0011_1011&quot;," calcext:value-type="string">
            <text:p>0011_1011':"0 1 0 1 1 0 0 0 1 0 0 1 1 0 0 0 0 0 0 0 0 0 \n"+"0 0 0 0 0 0 1 0 0 0 0 0 1 0 0 0 0 0 0 1 0 0"+"0011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1011':"0 1 0 1 1 0 0 0 1 0 0 1 1 0 0 0 0 0 0 0 0 0 \n"+"0 0 0 0 0 0 1 0 0 0 0 0 1 0 0 0 0 0 0 1 0 0"+"0011_1011",</text:p>
          </table:table-cell>
          <table:table-cell table:style-name="ce107" table:formula="of:=CONCATENATE(&quot;'&quot;;LEFT([.AX61];11);&quot; &quot;;LEFT([.AW61];LEN([.AW61])-4);&quot; $ &quot;;RIGHT([.AW61];4);&quot;&quot;;RIGHT([.AX61];LEN([.AX61])-11))" office:value-type="string" office:string-value="'0011_1011': &quot;1 0 1 0 0 1 0 0 0 0 1 0 0 0 0 0 0 0 0 0 0 0  $ \n&quot;+&quot;0 1 0 1 1 0 0 0 1 0 0 1 1 0 0 0 0 0 0 0 0 0 \n&quot;+&quot;0 0 0 0 0 0 1 0 0 0 0 0 1 0 0 0 0 0 0 1 0 0&quot;+&quot;0011_1011&quot;," calcext:value-type="string">
            <text:p>'0011_1011': "1 0 1 0 0 1 0 0 0 0 1 0 0 0 0 0 0 0 0 0 0 0 <text:s/>$ \n"+"0 1 0 1 1 0 0 0 1 0 0 1 1 0 0 0 0 0 0 0 0 0 \n"+"0 0 0 0 0 0 1 0 0 0 0 0 1 0 0 0 0 0 0 1 0 0"+"0011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38" calcext:value-type="float" table:number-columns-spanned="1" table:number-rows-spanned="2">
            <text:p>38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ORA &lt;rn&gt;</text:p>
          </table:table-cell>
          <table:table-cell table:style-name="ce2" office:value-type="string" calcext:value-type="string" table:number-columns-spanned="1" table:number-rows-spanned="2">
            <text:p>[R0] ← [R0] | [&lt;rn&gt;]</text:p>
          </table:table-cell>
          <table:table-cell table:style-name="ce8" office:value-type="string" calcext:value-type="string" table:number-columns-spanned="1" table:number-rows-spanned="2">
            <text:p>D0...D7</text:p>
          </table:table-cell>
          <table:table-cell table:style-name="ce8" office:value-type="string" calcext:value-type="string">
            <text:p>1101 0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62];[.J62];[.K62];[.L62];[.M62];[.N62];[.O62];[.P62];[.Q62];[.R62];[.S62];[.T62];[.U62];[.V62];[.W62];[.X62];[.Y62];[.Z62];[.AA62];[.AB62];[.AC62];[.AD62])" office:value-type="string" office:string-value="0000000000000000100100" calcext:value-type="string">
            <text:p>0000000000000000100100</text:p>
          </table:table-cell>
          <table:table-cell table:style-name="ce93" office:value-type="string" calcext:value-type="string" table:number-columns-spanned="1" table:number-rows-spanned="2">
            <text:p>A|B</text:p>
          </table:table-cell>
          <table:table-cell table:style-name="ce2"/>
          <table:table-cell table:style-name="ce2" office:value-type="string" calcext:value-type="string">
            <text:p>[OR]←[R0]</text:p>
          </table:table-cell>
          <table:table-cell table:style-name="ce93" office:value-type="string" calcext:value-type="string">
            <text:p>er0, lor</text:p>
          </table:table-cell>
          <table:table-cell table:style-name="ce98" table:number-columns-repeated="2"/>
          <table:table-cell table:style-name="ce107" table:formula="of:=CONCATENATE(&quot;9'b&quot;;LEFT([.F62];4);MID([.F62];6;1);&quot;_&quot;;MID([.F62];7;3);&quot;_&quot;;[.G62];&quot; : controlBits = 22'b&quot;;[.AE62];&quot;;&quot;)" office:value-type="string" office:string-value="9'b11010_&lt;rn_0 : controlBits = 22'b0000000000000000100100;" calcext:value-type="string">
            <text:p>9'b11010_&lt;rn_0 : controlBits = 22'b0000000000000000100100;</text:p>
          </table:table-cell>
          <table:table-cell table:style-name="ce107" table:formula="of:=LEFT([.C62];3)" office:value-type="string" office:string-value="ORA" calcext:value-type="string">
            <text:p>ORA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62];&quot;&quot;&quot;:&quot;;&quot;    '8\'b&quot;;LEFT([.AP62];4);&quot;_&quot;;RIGHT([.AP62];4);&quot;'&quot;)" office:value-type="string" office:string-value="&quot;ORA&quot;:    '8\'b1101_0&lt;rn'" calcext:value-type="string">
            <text:p>"ORA": <text:s text:c="3"/>'8\'b1101_0&lt;rn'</text:p>
          </table:table-cell>
          <table:table-cell table:style-name="ce107" table:formula="of:=CONCATENATE(LEFT([.F62];4);&quot;_&quot;;MID([.F62];6;1);MID([.F62];7;3))" office:value-type="string" office:string-value="1101_0&lt;rn" calcext:value-type="string">
            <text:p>1101_0&lt;rn</text:p>
          </table:table-cell>
          <table:table-cell table:style-name="ce107"/>
          <table:table-cell table:style-name="ce107" table:formula="of:=CONCATENATE(&quot;&quot;&quot;&quot;;[.I62];&quot; &quot;;[.J62];&quot; &quot;;[.K62];&quot; &quot;;[.L62];&quot; &quot;;[.M62];&quot; &quot;;[.N62];&quot; &quot;;[.O62];&quot; &quot;;[.P62];&quot; &quot;;[.Q62];&quot; &quot;;[.R62];&quot; &quot;;[.S62];&quot; &quot;;[.T62];&quot; &quot;;[.U62];&quot; &quot;;[.V62];&quot; &quot;;[.W62];&quot; &quot;;[.X62];&quot; &quot;;[.Y62];&quot; &quot;;[.Z62];&quot; &quot;;[.AA62];&quot; &quot;;[.AB62];&quot; &quot;;[.AC62];&quot; &quot;;[.AD62];&quot;&quot;&quot;&quot;;&quot;,&quot;)" office:value-type="string" office:string-value="&quot;0 0 0 0 0 0 0 0 0 0 0 0 0 0 0 0 1 0 0 1 0 0&quot;," calcext:value-type="string">
            <text:p>"0 0 0 0 0 0 0 0 0 0 0 0 0 0 0 0 1 0 0 1 0 0",</text:p>
          </table:table-cell>
          <table:table-cell table:style-name="ce107" office:value-type="string" calcext:value-type="string">
            <text:p>0011_1100':"0 1 0 1 1 0 0 0 1 0 0 1 1 0 0 0 0 0 0 0 0 0 \n"+"0 0 0 0 0 0 1 0 0 0 0 0 1 0 0 0 0 0 0 1 0 0",</text:p>
          </table:table-cell>
          <table:table-cell table:style-name="ce107" table:formula="of:=LEFT([.AS62];9)" office:value-type="string" office:string-value="0011_1100" calcext:value-type="string">
            <text:p>0011_1100</text:p>
          </table:table-cell>
          <table:table-cell table:style-name="ce107" table:formula="of:=LEFT([.AS62];LEN([.AS62])-1)" office:value-type="string" office:string-value="0011_1100':&quot;0 1 0 1 1 0 0 0 1 0 0 1 1 0 0 0 0 0 0 0 0 0 \n&quot;+&quot;0 0 0 0 0 0 1 0 0 0 0 0 1 0 0 0 0 0 0 1 0 0&quot;" calcext:value-type="string">
            <text:p>0011_1100':"0 1 0 1 1 0 0 0 1 0 0 1 1 0 0 0 0 0 0 0 0 0 \n"+"0 0 0 0 0 0 1 0 0 0 0 0 1 0 0 0 0 0 0 1 0 0"</text:p>
          </table:table-cell>
          <table:table-cell table:style-name="ce107" table:formula="of:=CONCATENATE([.AU62];&quot;+&quot;;&quot;&quot;&quot;&quot;;[.AT62];&quot;&quot;&quot;&quot;;&quot;,&quot;)" office:value-type="string" office:string-value="0011_1100':&quot;0 1 0 1 1 0 0 0 1 0 0 1 1 0 0 0 0 0 0 0 0 0 \n&quot;+&quot;0 0 0 0 0 0 1 0 0 0 0 0 1 0 0 0 0 0 0 1 0 0&quot;+&quot;0011_1100&quot;," calcext:value-type="string">
            <text:p>0011_1100':"0 1 0 1 1 0 0 0 1 0 0 1 1 0 0 0 0 0 0 0 0 0 \n"+"0 0 0 0 0 0 1 0 0 0 0 0 1 0 0 0 0 0 0 1 0 0"+"0011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1100':"0 1 0 1 1 0 0 0 1 0 0 1 1 0 0 0 0 0 0 0 0 0 \n"+"0 0 0 0 0 0 1 0 0 0 0 0 1 0 0 0 0 0 0 1 0 0"+"0011_1100",</text:p>
          </table:table-cell>
          <table:table-cell table:style-name="ce107" table:formula="of:=CONCATENATE(&quot;'&quot;;LEFT([.AX62];11);&quot; &quot;;LEFT([.AW62];LEN([.AW62])-4);&quot; $ &quot;;RIGHT([.AW62];4);&quot;&quot;;RIGHT([.AX62];LEN([.AX62])-11))" office:value-type="string" office:string-value="'0011_1100': &quot;1 0 1 0 0 1 0 0 0 0 1 0 0 0 0 0 0 0 0 0 0 0  $ \n&quot;+&quot;0 1 0 1 1 0 0 0 1 0 0 1 1 0 0 0 0 0 0 0 0 0 \n&quot;+&quot;0 0 0 0 0 0 1 0 0 0 0 0 1 0 0 0 0 0 0 1 0 0&quot;+&quot;0011_1100&quot;," calcext:value-type="string">
            <text:p>'0011_1100': "1 0 1 0 0 1 0 0 0 0 1 0 0 0 0 0 0 0 0 0 0 0 <text:s/>$ \n"+"0 1 0 1 1 0 0 0 1 0 0 1 1 0 0 0 0 0 0 0 0 0 \n"+"0 0 0 0 0 0 1 0 0 0 0 0 1 0 0 0 0 0 0 1 0 0"+"0011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101 0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63];[.J63];[.K63];[.L63];[.M63];[.N63];[.O63];[.P63];[.Q63];[.R63];[.S63];[.T63];[.U63];[.V63];[.W63];[.X63];[.Y63];[.Z63];[.AA63];[.AB63];[.AC63];[.AD63])" office:value-type="string" office:string-value="0000000000001000011001" calcext:value-type="string">
            <text:p>0000000000001000011001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[R0] ← [OR] | [&lt;rn&gt;] </text:p>
          </table:table-cell>
          <table:table-cell table:style-name="ce93" office:value-type="string" calcext:value-type="string">
            <text:p>ern, sal, lr0, sif</text:p>
          </table:table-cell>
          <table:table-cell table:style-name="ce98" table:number-columns-repeated="2"/>
          <table:table-cell table:style-name="ce107" table:formula="of:=CONCATENATE(&quot;9'b&quot;;LEFT([.F63];4);MID([.F63];6;1);&quot;_&quot;;MID([.F63];7;3);&quot;_&quot;;[.G63];&quot; : controlBits = 22'b&quot;;[.AE63];&quot;;&quot;)" office:value-type="string" office:string-value="9'b11010_&lt;rn_1 : controlBits = 22'b0000000000001000011001;" calcext:value-type="string">
            <text:p>9'b11010_&lt;rn_1 : controlBits = 22'b0000000000001000011001;</text:p>
          </table:table-cell>
          <table:table-cell table:style-name="ce107" table:formula="of:=LEFT([.C63];3)">
            <text:p/>
          </table:table-cell>
          <table:table-cell table:style-name="ce107" table:number-columns-repeated="2"/>
          <table:table-cell table:style-name="ce107" table:formula="of:=CONCATENATE(LEFT([.F63];4);&quot;_&quot;;MID([.F63];6;1);MID([.F63];7;3))" office:value-type="string" office:string-value="1101_0&lt;rn" calcext:value-type="string">
            <text:p>1101_0&lt;rn</text:p>
          </table:table-cell>
          <table:table-cell table:style-name="ce107"/>
          <table:table-cell table:style-name="ce107" table:formula="of:=CONCATENATE(&quot;&quot;&quot;&quot;;[.I63];&quot; &quot;;[.J63];&quot; &quot;;[.K63];&quot; &quot;;[.L63];&quot; &quot;;[.M63];&quot; &quot;;[.N63];&quot; &quot;;[.O63];&quot; &quot;;[.P63];&quot; &quot;;[.Q63];&quot; &quot;;[.R63];&quot; &quot;;[.S63];&quot; &quot;;[.T63];&quot; &quot;;[.U63];&quot; &quot;;[.V63];&quot; &quot;;[.W63];&quot; &quot;;[.X63];&quot; &quot;;[.Y63];&quot; &quot;;[.Z63];&quot; &quot;;[.AA63];&quot; &quot;;[.AB63];&quot; &quot;;[.AC63];&quot; &quot;;[.AD63];&quot;&quot;&quot;&quot;;&quot;,&quot;)" office:value-type="string" office:string-value="&quot;0 0 0 0 0 0 0 0 0 0 0 0 1 0 0 0 0 1 1 0 0 1&quot;," calcext:value-type="string">
            <text:p>"0 0 0 0 0 0 0 0 0 0 0 0 1 0 0 0 0 1 1 0 0 1",</text:p>
          </table:table-cell>
          <table:table-cell table:style-name="ce107" office:value-type="string" calcext:value-type="string">
            <text:p>0011_1101':"0 1 0 1 1 0 0 0 1 0 0 1 1 0 0 0 0 0 0 0 0 0 \n"+"0 0 0 0 0 0 1 0 0 0 0 0 1 0 0 0 0 0 0 1 0 0",</text:p>
          </table:table-cell>
          <table:table-cell table:style-name="ce107" table:formula="of:=LEFT([.AS63];9)" office:value-type="string" office:string-value="0011_1101" calcext:value-type="string">
            <text:p>0011_1101</text:p>
          </table:table-cell>
          <table:table-cell table:style-name="ce107" table:formula="of:=LEFT([.AS63];LEN([.AS63])-1)" office:value-type="string" office:string-value="0011_1101':&quot;0 1 0 1 1 0 0 0 1 0 0 1 1 0 0 0 0 0 0 0 0 0 \n&quot;+&quot;0 0 0 0 0 0 1 0 0 0 0 0 1 0 0 0 0 0 0 1 0 0&quot;" calcext:value-type="string">
            <text:p>0011_1101':"0 1 0 1 1 0 0 0 1 0 0 1 1 0 0 0 0 0 0 0 0 0 \n"+"0 0 0 0 0 0 1 0 0 0 0 0 1 0 0 0 0 0 0 1 0 0"</text:p>
          </table:table-cell>
          <table:table-cell table:style-name="ce107" table:formula="of:=CONCATENATE([.AU63];&quot;+&quot;;&quot;&quot;&quot;&quot;;[.AT63];&quot;&quot;&quot;&quot;;&quot;,&quot;)" office:value-type="string" office:string-value="0011_1101':&quot;0 1 0 1 1 0 0 0 1 0 0 1 1 0 0 0 0 0 0 0 0 0 \n&quot;+&quot;0 0 0 0 0 0 1 0 0 0 0 0 1 0 0 0 0 0 0 1 0 0&quot;+&quot;0011_1101&quot;," calcext:value-type="string">
            <text:p>0011_1101':"0 1 0 1 1 0 0 0 1 0 0 1 1 0 0 0 0 0 0 0 0 0 \n"+"0 0 0 0 0 0 1 0 0 0 0 0 1 0 0 0 0 0 0 1 0 0"+"0011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1101':"0 1 0 1 1 0 0 0 1 0 0 1 1 0 0 0 0 0 0 0 0 0 \n"+"0 0 0 0 0 0 1 0 0 0 0 0 1 0 0 0 0 0 0 1 0 0"+"0011_1101",</text:p>
          </table:table-cell>
          <table:table-cell table:style-name="ce107" table:formula="of:=CONCATENATE(&quot;'&quot;;LEFT([.AX63];11);&quot; &quot;;LEFT([.AW63];LEN([.AW63])-4);&quot; $ &quot;;RIGHT([.AW63];4);&quot;&quot;;RIGHT([.AX63];LEN([.AX63])-11))" office:value-type="string" office:string-value="'0011_1101': &quot;1 0 1 0 0 1 0 0 0 0 1 0 0 0 0 0 0 0 0 0 0 0  $ \n&quot;+&quot;0 1 0 1 1 0 0 0 1 0 0 1 1 0 0 0 0 0 0 0 0 0 \n&quot;+&quot;0 0 0 0 0 0 1 0 0 0 0 0 1 0 0 0 0 0 0 1 0 0&quot;+&quot;0011_1101&quot;," calcext:value-type="string">
            <text:p>'0011_1101': "1 0 1 0 0 1 0 0 0 0 1 0 0 0 0 0 0 0 0 0 0 0 <text:s/>$ \n"+"0 1 0 1 1 0 0 0 1 0 0 1 1 0 0 0 0 0 0 0 0 0 \n"+"0 0 0 0 0 0 1 0 0 0 0 0 1 0 0 0 0 0 0 1 0 0"+"0011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39" calcext:value-type="float" table:number-columns-spanned="1" table:number-rows-spanned="2">
            <text:p>39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ORI &lt;rn&gt;&lt;od&gt;</text:p>
          </table:table-cell>
          <table:table-cell table:style-name="ce2" office:value-type="string" calcext:value-type="string" table:number-columns-spanned="1" table:number-rows-spanned="2">
            <text:p>[&lt;rn&gt;] ← [&lt;rn&gt;] | &lt;od&gt;</text:p>
          </table:table-cell>
          <table:table-cell table:style-name="ce8" office:value-type="string" calcext:value-type="string" table:number-columns-spanned="1" table:number-rows-spanned="2">
            <text:p>D8...DF</text:p>
          </table:table-cell>
          <table:table-cell table:style-name="ce8" office:value-type="string" calcext:value-type="string">
            <text:p>1101 1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64];[.J64];[.K64];[.L64];[.M64];[.N64];[.O64];[.P64];[.Q64];[.R64];[.S64];[.T64];[.U64];[.V64];[.W64];[.X64];[.Y64];[.Z64];[.AA64];[.AB64];[.AC64];[.AD64])" office:value-type="string" office:string-value="0000000000000000100001" calcext:value-type="string">
            <text:p>0000000000000000100001</text:p>
          </table:table-cell>
          <table:table-cell table:style-name="ce93" office:value-type="string" calcext:value-type="string" table:number-columns-spanned="1" table:number-rows-spanned="2">
            <text:p>A|B</text:p>
          </table:table-cell>
          <table:table-cell table:style-name="ce2"/>
          <table:table-cell table:style-name="ce2" office:value-type="string" calcext:value-type="string">
            <text:p>[OR]←[&lt;rn&gt;]</text:p>
          </table:table-cell>
          <table:table-cell table:style-name="ce93" office:value-type="string" calcext:value-type="string">
            <text:p>ern, lor</text:p>
          </table:table-cell>
          <table:table-cell table:style-name="ce98" table:number-columns-repeated="2"/>
          <table:table-cell table:style-name="ce107" table:formula="of:=CONCATENATE(&quot;9'b&quot;;LEFT([.F64];4);MID([.F64];6;1);&quot;_&quot;;MID([.F64];7;3);&quot;_&quot;;[.G64];&quot; : controlBits = 22'b&quot;;[.AE64];&quot;;&quot;)" office:value-type="string" office:string-value="9'b11011_&lt;rn_0 : controlBits = 22'b0000000000000000100001;" calcext:value-type="string">
            <text:p>9'b11011_&lt;rn_0 : controlBits = 22'b0000000000000000100001;</text:p>
          </table:table-cell>
          <table:table-cell table:style-name="ce107" table:formula="of:=LEFT([.C64];3)" office:value-type="string" office:string-value="ORI" calcext:value-type="string">
            <text:p>ORI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CONCATENATE(&quot;&quot;&quot;&quot;;[.AM64];&quot;&quot;&quot;:&quot;;&quot;    '8\'b&quot;;LEFT([.AP64];4);&quot;_&quot;;RIGHT([.AP64];4);&quot;'&quot;)" office:value-type="string" office:string-value="&quot;ORI&quot;:    '8\'b1101_1&lt;rn'" calcext:value-type="string">
            <text:p>"ORI": <text:s text:c="3"/>'8\'b1101_1&lt;rn'</text:p>
          </table:table-cell>
          <table:table-cell table:style-name="ce107" table:formula="of:=CONCATENATE(LEFT([.F64];4);&quot;_&quot;;MID([.F64];6;1);MID([.F64];7;3))" office:value-type="string" office:string-value="1101_1&lt;rn" calcext:value-type="string">
            <text:p>1101_1&lt;rn</text:p>
          </table:table-cell>
          <table:table-cell table:style-name="ce107"/>
          <table:table-cell table:style-name="ce107" table:formula="of:=CONCATENATE(&quot;&quot;&quot;&quot;;[.I64];&quot; &quot;;[.J64];&quot; &quot;;[.K64];&quot; &quot;;[.L64];&quot; &quot;;[.M64];&quot; &quot;;[.N64];&quot; &quot;;[.O64];&quot; &quot;;[.P64];&quot; &quot;;[.Q64];&quot; &quot;;[.R64];&quot; &quot;;[.S64];&quot; &quot;;[.T64];&quot; &quot;;[.U64];&quot; &quot;;[.V64];&quot; &quot;;[.W64];&quot; &quot;;[.X64];&quot; &quot;;[.Y64];&quot; &quot;;[.Z64];&quot; &quot;;[.AA64];&quot; &quot;;[.AB64];&quot; &quot;;[.AC64];&quot; &quot;;[.AD64];&quot;&quot;&quot;&quot;;&quot;,&quot;)" office:value-type="string" office:string-value="&quot;0 0 0 0 0 0 0 0 0 0 0 0 0 0 0 0 1 0 0 0 0 1&quot;," calcext:value-type="string">
            <text:p>"0 0 0 0 0 0 0 0 0 0 0 0 0 0 0 0 1 0 0 0 0 1",</text:p>
          </table:table-cell>
          <table:table-cell table:style-name="ce107" office:value-type="string" calcext:value-type="string">
            <text:p>0011_1110':"0 1 0 1 1 0 0 0 1 0 0 1 1 0 0 0 0 0 0 0 0 0 \n"+"0 0 0 0 0 0 1 0 0 0 0 0 1 0 0 0 0 0 0 1 0 0",</text:p>
          </table:table-cell>
          <table:table-cell table:style-name="ce107" table:formula="of:=LEFT([.AS64];9)" office:value-type="string" office:string-value="0011_1110" calcext:value-type="string">
            <text:p>0011_1110</text:p>
          </table:table-cell>
          <table:table-cell table:style-name="ce107" table:formula="of:=LEFT([.AS64];LEN([.AS64])-1)" office:value-type="string" office:string-value="0011_1110':&quot;0 1 0 1 1 0 0 0 1 0 0 1 1 0 0 0 0 0 0 0 0 0 \n&quot;+&quot;0 0 0 0 0 0 1 0 0 0 0 0 1 0 0 0 0 0 0 1 0 0&quot;" calcext:value-type="string">
            <text:p>0011_1110':"0 1 0 1 1 0 0 0 1 0 0 1 1 0 0 0 0 0 0 0 0 0 \n"+"0 0 0 0 0 0 1 0 0 0 0 0 1 0 0 0 0 0 0 1 0 0"</text:p>
          </table:table-cell>
          <table:table-cell table:style-name="ce107" table:formula="of:=CONCATENATE([.AU64];&quot;+&quot;;&quot;&quot;&quot;&quot;;[.AT64];&quot;&quot;&quot;&quot;;&quot;,&quot;)" office:value-type="string" office:string-value="0011_1110':&quot;0 1 0 1 1 0 0 0 1 0 0 1 1 0 0 0 0 0 0 0 0 0 \n&quot;+&quot;0 0 0 0 0 0 1 0 0 0 0 0 1 0 0 0 0 0 0 1 0 0&quot;+&quot;0011_1110&quot;," calcext:value-type="string">
            <text:p>0011_1110':"0 1 0 1 1 0 0 0 1 0 0 1 1 0 0 0 0 0 0 0 0 0 \n"+"0 0 0 0 0 0 1 0 0 0 0 0 1 0 0 0 0 0 0 1 0 0"+"0011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1110':"0 1 0 1 1 0 0 0 1 0 0 1 1 0 0 0 0 0 0 0 0 0 \n"+"0 0 0 0 0 0 1 0 0 0 0 0 1 0 0 0 0 0 0 1 0 0"+"0011_1110",</text:p>
          </table:table-cell>
          <table:table-cell table:style-name="ce107" table:formula="of:=CONCATENATE(&quot;'&quot;;LEFT([.AX64];11);&quot; &quot;;LEFT([.AW64];LEN([.AW64])-4);&quot; $ &quot;;RIGHT([.AW64];4);&quot;&quot;;RIGHT([.AX64];LEN([.AX64])-11))" office:value-type="string" office:string-value="'0011_1110': &quot;1 0 1 0 0 1 0 0 0 0 1 0 0 0 0 0 0 0 0 0 0 0  $ \n&quot;+&quot;0 1 0 1 1 0 0 0 1 0 0 1 1 0 0 0 0 0 0 0 0 0 \n&quot;+&quot;0 0 0 0 0 0 1 0 0 0 0 0 1 0 0 0 0 0 0 1 0 0&quot;+&quot;0011_1110&quot;," calcext:value-type="string">
            <text:p>'0011_1110': "1 0 1 0 0 1 0 0 0 0 1 0 0 0 0 0 0 0 0 0 0 0 <text:s/>$ \n"+"0 1 0 1 1 0 0 0 1 0 0 1 1 0 0 0 0 0 0 0 0 0 \n"+"0 0 0 0 0 0 1 0 0 0 0 0 1 0 0 0 0 0 0 1 0 0"+"0011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101 1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65];[.J65];[.K65];[.L65];[.M65];[.N65];[.O65];[.P65];[.Q65];[.R65];[.S65];[.T65];[.U65];[.V65];[.W65];[.X65];[.Y65];[.Z65];[.AA65];[.AB65];[.AC65];[.AD65])" office:value-type="string" office:string-value="1010010000001000010010" calcext:value-type="string">
            <text:p>1010010000001000010010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[&lt;rn&gt;] ← [OR] | [&lt;od&gt;] </text:p>
          </table:table-cell>
          <table:table-cell table:style-name="ce93" office:value-type="string" calcext:value-type="string">
            <text:p>spc, <text:s/>rd, sal, lrn ,ipc, sif</text:p>
          </table:table-cell>
          <table:table-cell table:style-name="ce98" table:number-columns-repeated="2"/>
          <table:table-cell table:style-name="ce107" table:formula="of:=CONCATENATE(&quot;9'b&quot;;LEFT([.F65];4);MID([.F65];6;1);&quot;_&quot;;MID([.F65];7;3);&quot;_&quot;;[.G65];&quot; : controlBits = 22'b&quot;;[.AE65];&quot;;&quot;)" office:value-type="string" office:string-value="9'b11011_&lt;rn_1 : controlBits = 22'b1010010000001000010010;" calcext:value-type="string">
            <text:p>9'b11011_&lt;rn_1 : controlBits = 22'b1010010000001000010010;</text:p>
          </table:table-cell>
          <table:table-cell table:style-name="ce107" table:formula="of:=LEFT([.C65];3)">
            <text:p/>
          </table:table-cell>
          <table:table-cell table:style-name="ce107" table:number-columns-repeated="2"/>
          <table:table-cell table:style-name="ce107" table:formula="of:=CONCATENATE(LEFT([.F65];4);&quot;_&quot;;MID([.F65];6;1);MID([.F65];7;3))" office:value-type="string" office:string-value="1101_1&lt;rn" calcext:value-type="string">
            <text:p>1101_1&lt;rn</text:p>
          </table:table-cell>
          <table:table-cell table:style-name="ce107"/>
          <table:table-cell table:style-name="ce107" table:formula="of:=CONCATENATE(&quot;&quot;&quot;&quot;;[.I65];&quot; &quot;;[.J65];&quot; &quot;;[.K65];&quot; &quot;;[.L65];&quot; &quot;;[.M65];&quot; &quot;;[.N65];&quot; &quot;;[.O65];&quot; &quot;;[.P65];&quot; &quot;;[.Q65];&quot; &quot;;[.R65];&quot; &quot;;[.S65];&quot; &quot;;[.T65];&quot; &quot;;[.U65];&quot; &quot;;[.V65];&quot; &quot;;[.W65];&quot; &quot;;[.X65];&quot; &quot;;[.Y65];&quot; &quot;;[.Z65];&quot; &quot;;[.AA65];&quot; &quot;;[.AB65];&quot; &quot;;[.AC65];&quot; &quot;;[.AD65];&quot;&quot;&quot;&quot;;&quot;,&quot;)" office:value-type="string" office:string-value="&quot;1 0 1 0 0 1 0 0 0 0 0 0 1 0 0 0 0 1 0 0 1 0&quot;," calcext:value-type="string">
            <text:p>"1 0 1 0 0 1 0 0 0 0 0 0 1 0 0 0 0 1 0 0 1 0",</text:p>
          </table:table-cell>
          <table:table-cell table:style-name="ce107" office:value-type="string" calcext:value-type="string">
            <text:p>0011_1111':"0 1 0 1 1 0 0 0 1 0 0 1 1 0 0 0 0 0 0 0 0 0 \n"+"0 0 0 0 0 0 1 0 0 0 0 0 1 0 0 0 0 0 0 1 0 0",</text:p>
          </table:table-cell>
          <table:table-cell table:style-name="ce107" table:formula="of:=LEFT([.AS65];9)" office:value-type="string" office:string-value="0011_1111" calcext:value-type="string">
            <text:p>0011_1111</text:p>
          </table:table-cell>
          <table:table-cell table:style-name="ce107" table:formula="of:=LEFT([.AS65];LEN([.AS65])-1)" office:value-type="string" office:string-value="0011_1111':&quot;0 1 0 1 1 0 0 0 1 0 0 1 1 0 0 0 0 0 0 0 0 0 \n&quot;+&quot;0 0 0 0 0 0 1 0 0 0 0 0 1 0 0 0 0 0 0 1 0 0&quot;" calcext:value-type="string">
            <text:p>0011_1111':"0 1 0 1 1 0 0 0 1 0 0 1 1 0 0 0 0 0 0 0 0 0 \n"+"0 0 0 0 0 0 1 0 0 0 0 0 1 0 0 0 0 0 0 1 0 0"</text:p>
          </table:table-cell>
          <table:table-cell table:style-name="ce107" table:formula="of:=CONCATENATE([.AU65];&quot;+&quot;;&quot;&quot;&quot;&quot;;[.AT65];&quot;&quot;&quot;&quot;;&quot;,&quot;)" office:value-type="string" office:string-value="0011_1111':&quot;0 1 0 1 1 0 0 0 1 0 0 1 1 0 0 0 0 0 0 0 0 0 \n&quot;+&quot;0 0 0 0 0 0 1 0 0 0 0 0 1 0 0 0 0 0 0 1 0 0&quot;+&quot;0011_1111&quot;," calcext:value-type="string">
            <text:p>0011_1111':"0 1 0 1 1 0 0 0 1 0 0 1 1 0 0 0 0 0 0 0 0 0 \n"+"0 0 0 0 0 0 1 0 0 0 0 0 1 0 0 0 0 0 0 1 0 0"+"0011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011_1111':"0 1 0 1 1 0 0 0 1 0 0 1 1 0 0 0 0 0 0 0 0 0 \n"+"0 0 0 0 0 0 1 0 0 0 0 0 1 0 0 0 0 0 0 1 0 0"+"0011_1111",</text:p>
          </table:table-cell>
          <table:table-cell table:style-name="ce107" table:formula="of:=CONCATENATE(&quot;'&quot;;LEFT([.AX65];11);&quot; &quot;;LEFT([.AW65];LEN([.AW65])-4);&quot; $ &quot;;RIGHT([.AW65];4);&quot;&quot;;RIGHT([.AX65];LEN([.AX65])-11))" office:value-type="string" office:string-value="'0011_1111': &quot;1 0 1 0 0 1 0 0 0 0 1 0 0 0 0 0 0 0 0 0 0 0  $ \n&quot;+&quot;0 1 0 1 1 0 0 0 1 0 0 1 1 0 0 0 0 0 0 0 0 0 \n&quot;+&quot;0 0 0 0 0 0 1 0 0 0 0 0 1 0 0 0 0 0 0 1 0 0&quot;+&quot;0011_1111&quot;," calcext:value-type="string">
            <text:p>'0011_1111': "1 0 1 0 0 1 0 0 0 0 1 0 0 0 0 0 0 0 0 0 0 0 <text:s/>$ \n"+"0 1 0 1 1 0 0 0 1 0 0 1 1 0 0 0 0 0 0 0 0 0 \n"+"0 0 0 0 0 0 1 0 0 0 0 0 1 0 0 0 0 0 0 1 0 0"+"0011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40" calcext:value-type="float" table:number-columns-spanned="1" table:number-rows-spanned="2">
            <text:p>40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XRA &lt;rn&gt;</text:p>
          </table:table-cell>
          <table:table-cell table:style-name="ce2" office:value-type="string" calcext:value-type="string" table:number-columns-spanned="1" table:number-rows-spanned="2">
            <text:p>[R0] ← [R0] ^ [&lt;rn&gt;]</text:p>
          </table:table-cell>
          <table:table-cell table:style-name="ce8" office:value-type="string" calcext:value-type="string" table:number-columns-spanned="1" table:number-rows-spanned="2">
            <text:p>E0...E7</text:p>
          </table:table-cell>
          <table:table-cell table:style-name="ce8" office:value-type="string" calcext:value-type="string">
            <text:p>1110 0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66];[.J66];[.K66];[.L66];[.M66];[.N66];[.O66];[.P66];[.Q66];[.R66];[.S66];[.T66];[.U66];[.V66];[.W66];[.X66];[.Y66];[.Z66];[.AA66];[.AB66];[.AC66];[.AD66])" office:value-type="string" office:string-value="0000000000000000100100" calcext:value-type="string">
            <text:p>0000000000000000100100</text:p>
          </table:table-cell>
          <table:table-cell table:style-name="ce93" office:value-type="string" calcext:value-type="string" table:number-columns-spanned="1" table:number-rows-spanned="2">
            <text:p>A^B</text:p>
          </table:table-cell>
          <table:table-cell table:style-name="ce2"/>
          <table:table-cell table:style-name="ce2" office:value-type="string" calcext:value-type="string">
            <text:p>[OR]←[R0]</text:p>
          </table:table-cell>
          <table:table-cell table:style-name="ce93" office:value-type="string" calcext:value-type="string">
            <text:p>er0, lor</text:p>
          </table:table-cell>
          <table:table-cell table:style-name="ce98" table:number-columns-repeated="2"/>
          <table:table-cell table:style-name="ce107" table:formula="of:=CONCATENATE(&quot;9'b&quot;;LEFT([.F66];4);MID([.F66];6;1);&quot;_&quot;;MID([.F66];7;3);&quot;_&quot;;[.G66];&quot; : controlBits = 22'b&quot;;[.AE66];&quot;;&quot;)" office:value-type="string" office:string-value="9'b11100_&lt;rn_0 : controlBits = 22'b0000000000000000100100;" calcext:value-type="string">
            <text:p>9'b11100_&lt;rn_0 : controlBits = 22'b0000000000000000100100;</text:p>
          </table:table-cell>
          <table:table-cell table:style-name="ce107" table:formula="of:=LEFT([.C66];3)" office:value-type="string" office:string-value="XRA" calcext:value-type="string">
            <text:p>XRA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CONCATENATE(&quot;&quot;&quot;&quot;;[.AM66];&quot;&quot;&quot;:&quot;;&quot;    '8\'b&quot;;LEFT([.AP66];4);&quot;_&quot;;RIGHT([.AP66];4);&quot;'&quot;)" office:value-type="string" office:string-value="&quot;XRA&quot;:    '8\'b1110_0&lt;rn'" calcext:value-type="string">
            <text:p>"XRA": <text:s text:c="3"/>'8\'b1110_0&lt;rn'</text:p>
          </table:table-cell>
          <table:table-cell table:style-name="ce107" table:formula="of:=CONCATENATE(LEFT([.F66];4);&quot;_&quot;;MID([.F66];6;1);MID([.F66];7;3))" office:value-type="string" office:string-value="1110_0&lt;rn" calcext:value-type="string">
            <text:p>1110_0&lt;rn</text:p>
          </table:table-cell>
          <table:table-cell table:style-name="ce107"/>
          <table:table-cell table:style-name="ce107" table:formula="of:=CONCATENATE(&quot;&quot;&quot;&quot;;[.I66];&quot; &quot;;[.J66];&quot; &quot;;[.K66];&quot; &quot;;[.L66];&quot; &quot;;[.M66];&quot; &quot;;[.N66];&quot; &quot;;[.O66];&quot; &quot;;[.P66];&quot; &quot;;[.Q66];&quot; &quot;;[.R66];&quot; &quot;;[.S66];&quot; &quot;;[.T66];&quot; &quot;;[.U66];&quot; &quot;;[.V66];&quot; &quot;;[.W66];&quot; &quot;;[.X66];&quot; &quot;;[.Y66];&quot; &quot;;[.Z66];&quot; &quot;;[.AA66];&quot; &quot;;[.AB66];&quot; &quot;;[.AC66];&quot; &quot;;[.AD66];&quot;&quot;&quot;&quot;;&quot;,&quot;)" office:value-type="string" office:string-value="&quot;0 0 0 0 0 0 0 0 0 0 0 0 0 0 0 0 1 0 0 1 0 0&quot;," calcext:value-type="string">
            <text:p>"0 0 0 0 0 0 0 0 0 0 0 0 0 0 0 0 1 0 0 1 0 0",</text:p>
          </table:table-cell>
          <table:table-cell table:style-name="ce107" office:value-type="string" calcext:value-type="string">
            <text:p>0100_0000':"0 0 0 0 0 0 0 0 0 0 0 0 0 0 0 0 1 0 0 0 0 1 \n"+"0 0 0 0 0 0 0 0 0 0 0 0 1 0 0 1 0 1 0 0 1 0",</text:p>
          </table:table-cell>
          <table:table-cell table:style-name="ce107" table:formula="of:=LEFT([.AS66];9)" office:value-type="string" office:string-value="0100_0000" calcext:value-type="string">
            <text:p>0100_0000</text:p>
          </table:table-cell>
          <table:table-cell table:style-name="ce107" table:formula="of:=LEFT([.AS66];LEN([.AS66])-1)" office:value-type="string" office:string-value="0100_0000':&quot;0 0 0 0 0 0 0 0 0 0 0 0 0 0 0 0 1 0 0 0 0 1 \n&quot;+&quot;0 0 0 0 0 0 0 0 0 0 0 0 1 0 0 1 0 1 0 0 1 0&quot;" calcext:value-type="string">
            <text:p>0100_0000':"0 0 0 0 0 0 0 0 0 0 0 0 0 0 0 0 1 0 0 0 0 1 \n"+"0 0 0 0 0 0 0 0 0 0 0 0 1 0 0 1 0 1 0 0 1 0"</text:p>
          </table:table-cell>
          <table:table-cell table:style-name="ce107" table:formula="of:=CONCATENATE([.AU66];&quot;+&quot;;&quot;&quot;&quot;&quot;;[.AT66];&quot;&quot;&quot;&quot;;&quot;,&quot;)" office:value-type="string" office:string-value="0100_0000':&quot;0 0 0 0 0 0 0 0 0 0 0 0 0 0 0 0 1 0 0 0 0 1 \n&quot;+&quot;0 0 0 0 0 0 0 0 0 0 0 0 1 0 0 1 0 1 0 0 1 0&quot;+&quot;0100_0000&quot;," calcext:value-type="string">
            <text:p>0100_0000':"0 0 0 0 0 0 0 0 0 0 0 0 0 0 0 0 1 0 0 0 0 1 \n"+"0 0 0 0 0 0 0 0 0 0 0 0 1 0 0 1 0 1 0 0 1 0"+"0100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100_0000':"0 0 0 0 0 0 0 0 0 0 0 0 0 0 0 0 1 0 0 0 0 1 \n"+"0 0 0 0 0 0 0 0 0 0 0 0 1 0 0 1 0 1 0 0 1 0"+"0100_0000",</text:p>
          </table:table-cell>
          <table:table-cell table:style-name="ce107" table:formula="of:=CONCATENATE(&quot;'&quot;;LEFT([.AX66];11);&quot; &quot;;LEFT([.AW66];LEN([.AW66])-4);&quot; $ &quot;;RIGHT([.AW66];4);&quot;&quot;;RIGHT([.AX66];LEN([.AX66])-11))" office:value-type="string" office:string-value="'0100_0000': &quot;1 0 1 0 0 1 0 0 0 0 1 0 0 0 0 0 0 0 0 0 0 0  $ \n&quot;+&quot;0 0 0 0 0 0 0 0 0 0 0 0 0 0 0 0 1 0 0 0 0 1 \n&quot;+&quot;0 0 0 0 0 0 0 0 0 0 0 0 1 0 0 1 0 1 0 0 1 0&quot;+&quot;0100_0000&quot;," calcext:value-type="string">
            <text:p>'0100_0000': "1 0 1 0 0 1 0 0 0 0 1 0 0 0 0 0 0 0 0 0 0 0 <text:s/>$ \n"+"0 0 0 0 0 0 0 0 0 0 0 0 0 0 0 0 1 0 0 0 0 1 \n"+"0 0 0 0 0 0 0 0 0 0 0 0 1 0 0 1 0 1 0 0 1 0"+"0100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110 0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67];[.J67];[.K67];[.L67];[.M67];[.N67];[.O67];[.P67];[.Q67];[.R67];[.S67];[.T67];[.U67];[.V67];[.W67];[.X67];[.Y67];[.Z67];[.AA67];[.AB67];[.AC67];[.AD67])" office:value-type="string" office:string-value="0000000000001000011001" calcext:value-type="string">
            <text:p>0000000000001000011001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[R0] ← [OR] ^ [&lt;rn&gt;] </text:p>
          </table:table-cell>
          <table:table-cell table:style-name="ce93" office:value-type="string" calcext:value-type="string">
            <text:p>ern, sal, lr0, sif</text:p>
          </table:table-cell>
          <table:table-cell table:style-name="ce98" table:number-columns-repeated="2"/>
          <table:table-cell table:style-name="ce107" table:formula="of:=CONCATENATE(&quot;9'b&quot;;LEFT([.F67];4);MID([.F67];6;1);&quot;_&quot;;MID([.F67];7;3);&quot;_&quot;;[.G67];&quot; : controlBits = 22'b&quot;;[.AE67];&quot;;&quot;)" office:value-type="string" office:string-value="9'b11100_&lt;rn_1 : controlBits = 22'b0000000000001000011001;" calcext:value-type="string">
            <text:p>9'b11100_&lt;rn_1 : controlBits = 22'b0000000000001000011001;</text:p>
          </table:table-cell>
          <table:table-cell table:style-name="ce107" table:formula="of:=LEFT([.C67];3)">
            <text:p/>
          </table:table-cell>
          <table:table-cell table:style-name="ce107" table:number-columns-repeated="2"/>
          <table:table-cell table:style-name="ce107" table:formula="of:=CONCATENATE(LEFT([.F67];4);&quot;_&quot;;MID([.F67];6;1);MID([.F67];7;3))" office:value-type="string" office:string-value="1110_0&lt;rn" calcext:value-type="string">
            <text:p>1110_0&lt;rn</text:p>
          </table:table-cell>
          <table:table-cell table:style-name="ce107"/>
          <table:table-cell table:style-name="ce107" table:formula="of:=CONCATENATE(&quot;&quot;&quot;&quot;;[.I67];&quot; &quot;;[.J67];&quot; &quot;;[.K67];&quot; &quot;;[.L67];&quot; &quot;;[.M67];&quot; &quot;;[.N67];&quot; &quot;;[.O67];&quot; &quot;;[.P67];&quot; &quot;;[.Q67];&quot; &quot;;[.R67];&quot; &quot;;[.S67];&quot; &quot;;[.T67];&quot; &quot;;[.U67];&quot; &quot;;[.V67];&quot; &quot;;[.W67];&quot; &quot;;[.X67];&quot; &quot;;[.Y67];&quot; &quot;;[.Z67];&quot; &quot;;[.AA67];&quot; &quot;;[.AB67];&quot; &quot;;[.AC67];&quot; &quot;;[.AD67];&quot;&quot;&quot;&quot;;&quot;,&quot;)" office:value-type="string" office:string-value="&quot;0 0 0 0 0 0 0 0 0 0 0 0 1 0 0 0 0 1 1 0 0 1&quot;," calcext:value-type="string">
            <text:p>"0 0 0 0 0 0 0 0 0 0 0 0 1 0 0 0 0 1 1 0 0 1",</text:p>
          </table:table-cell>
          <table:table-cell table:style-name="ce107" office:value-type="string" calcext:value-type="string">
            <text:p>0100_0001':"0 0 0 0 0 0 0 0 0 0 0 0 0 0 0 0 1 0 0 0 0 1 \n"+"0 0 0 0 0 0 0 0 0 0 0 0 1 0 0 1 0 1 0 0 1 0",</text:p>
          </table:table-cell>
          <table:table-cell table:style-name="ce107" table:formula="of:=LEFT([.AS67];9)" office:value-type="string" office:string-value="0100_0001" calcext:value-type="string">
            <text:p>0100_0001</text:p>
          </table:table-cell>
          <table:table-cell table:style-name="ce107" table:formula="of:=LEFT([.AS67];LEN([.AS67])-1)" office:value-type="string" office:string-value="0100_0001':&quot;0 0 0 0 0 0 0 0 0 0 0 0 0 0 0 0 1 0 0 0 0 1 \n&quot;+&quot;0 0 0 0 0 0 0 0 0 0 0 0 1 0 0 1 0 1 0 0 1 0&quot;" calcext:value-type="string">
            <text:p>0100_0001':"0 0 0 0 0 0 0 0 0 0 0 0 0 0 0 0 1 0 0 0 0 1 \n"+"0 0 0 0 0 0 0 0 0 0 0 0 1 0 0 1 0 1 0 0 1 0"</text:p>
          </table:table-cell>
          <table:table-cell table:style-name="ce107" table:formula="of:=CONCATENATE([.AU67];&quot;+&quot;;&quot;&quot;&quot;&quot;;[.AT67];&quot;&quot;&quot;&quot;;&quot;,&quot;)" office:value-type="string" office:string-value="0100_0001':&quot;0 0 0 0 0 0 0 0 0 0 0 0 0 0 0 0 1 0 0 0 0 1 \n&quot;+&quot;0 0 0 0 0 0 0 0 0 0 0 0 1 0 0 1 0 1 0 0 1 0&quot;+&quot;0100_0001&quot;," calcext:value-type="string">
            <text:p>0100_0001':"0 0 0 0 0 0 0 0 0 0 0 0 0 0 0 0 1 0 0 0 0 1 \n"+"0 0 0 0 0 0 0 0 0 0 0 0 1 0 0 1 0 1 0 0 1 0"+"0100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100_0001':"0 0 0 0 0 0 0 0 0 0 0 0 0 0 0 0 1 0 0 0 0 1 \n"+"0 0 0 0 0 0 0 0 0 0 0 0 1 0 0 1 0 1 0 0 1 0"+"0100_0001",</text:p>
          </table:table-cell>
          <table:table-cell table:style-name="ce107" table:formula="of:=CONCATENATE(&quot;'&quot;;LEFT([.AX67];11);&quot; &quot;;LEFT([.AW67];LEN([.AW67])-4);&quot; $ &quot;;RIGHT([.AW67];4);&quot;&quot;;RIGHT([.AX67];LEN([.AX67])-11))" office:value-type="string" office:string-value="'0100_0001': &quot;1 0 1 0 0 1 0 0 0 0 1 0 0 0 0 0 0 0 0 0 0 0  $ \n&quot;+&quot;0 0 0 0 0 0 0 0 0 0 0 0 0 0 0 0 1 0 0 0 0 1 \n&quot;+&quot;0 0 0 0 0 0 0 0 0 0 0 0 1 0 0 1 0 1 0 0 1 0&quot;+&quot;0100_0001&quot;," calcext:value-type="string">
            <text:p>'0100_0001': "1 0 1 0 0 1 0 0 0 0 1 0 0 0 0 0 0 0 0 0 0 0 <text:s/>$ \n"+"0 0 0 0 0 0 0 0 0 0 0 0 0 0 0 0 1 0 0 0 0 1 \n"+"0 0 0 0 0 0 0 0 0 0 0 0 1 0 0 1 0 1 0 0 1 0"+"0100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2" office:value-type="float" office:value="41" calcext:value-type="float" table:number-columns-spanned="1" table:number-rows-spanned="2">
            <text:p>41</text:p>
          </table:table-cell>
          <table:table-cell table:style-name="ce2" office:value-type="string" calcext:value-type="string" table:number-columns-spanned="1" table:number-rows-spanned="2">
            <text:p>ALU Operation</text:p>
          </table:table-cell>
          <table:table-cell table:style-name="ce2" office:value-type="string" calcext:value-type="string" table:number-columns-spanned="1" table:number-rows-spanned="2">
            <text:p>XRI &lt;rn&gt;&lt;od&gt;</text:p>
          </table:table-cell>
          <table:table-cell table:style-name="ce2" office:value-type="string" calcext:value-type="string" table:number-columns-spanned="1" table:number-rows-spanned="2">
            <text:p>[&lt;rn&gt;] ← [&lt;rn&gt;] <text:s/>^ &lt;od&gt;</text:p>
          </table:table-cell>
          <table:table-cell table:style-name="ce8" office:value-type="string" calcext:value-type="string" table:number-columns-spanned="1" table:number-rows-spanned="2">
            <text:p>E8...EF</text:p>
          </table:table-cell>
          <table:table-cell table:style-name="ce8" office:value-type="string" calcext:value-type="string">
            <text:p>1110 1&lt;rn&gt;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table:formula="of:=CONCATENATE([.I68];[.J68];[.K68];[.L68];[.M68];[.N68];[.O68];[.P68];[.Q68];[.R68];[.S68];[.T68];[.U68];[.V68];[.W68];[.X68];[.Y68];[.Z68];[.AA68];[.AB68];[.AC68];[.AD68])" office:value-type="string" office:string-value="0000000000000000100001" calcext:value-type="string">
            <text:p>0000000000000000100001</text:p>
          </table:table-cell>
          <table:table-cell table:style-name="ce93" office:value-type="string" calcext:value-type="string" table:number-columns-spanned="1" table:number-rows-spanned="2">
            <text:p>A^B</text:p>
          </table:table-cell>
          <table:table-cell table:style-name="ce2"/>
          <table:table-cell table:style-name="ce2" office:value-type="string" calcext:value-type="string">
            <text:p>[OR]←[&lt;rn&gt;]</text:p>
          </table:table-cell>
          <table:table-cell table:style-name="ce93" office:value-type="string" calcext:value-type="string">
            <text:p>ern, lor</text:p>
          </table:table-cell>
          <table:table-cell table:style-name="ce98" table:number-columns-repeated="2"/>
          <table:table-cell table:style-name="ce107" table:formula="of:=CONCATENATE(&quot;9'b&quot;;LEFT([.F68];4);MID([.F68];6;1);&quot;_&quot;;MID([.F68];7;3);&quot;_&quot;;[.G68];&quot; : controlBits = 22'b&quot;;[.AE68];&quot;;&quot;)" office:value-type="string" office:string-value="9'b11101_&lt;rn_0 : controlBits = 22'b0000000000000000100001;" calcext:value-type="string">
            <text:p>9'b11101_&lt;rn_0 : controlBits = 22'b0000000000000000100001;</text:p>
          </table:table-cell>
          <table:table-cell table:style-name="ce107" table:formula="of:=LEFT([.C68];3)" office:value-type="string" office:string-value="XRI" calcext:value-type="string">
            <text:p>XRI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CONCATENATE(&quot;&quot;&quot;&quot;;[.AM68];&quot;&quot;&quot;:&quot;;&quot;    '8\'b&quot;;LEFT([.AP68];4);&quot;_&quot;;RIGHT([.AP68];4);&quot;'&quot;)" office:value-type="string" office:string-value="&quot;XRI&quot;:    '8\'b1110_1&lt;rn'" calcext:value-type="string">
            <text:p>"XRI": <text:s text:c="3"/>'8\'b1110_1&lt;rn'</text:p>
          </table:table-cell>
          <table:table-cell table:style-name="ce107" table:formula="of:=CONCATENATE(LEFT([.F68];4);&quot;_&quot;;MID([.F68];6;1);MID([.F68];7;3))" office:value-type="string" office:string-value="1110_1&lt;rn" calcext:value-type="string">
            <text:p>1110_1&lt;rn</text:p>
          </table:table-cell>
          <table:table-cell table:style-name="ce107"/>
          <table:table-cell table:style-name="ce107" table:formula="of:=CONCATENATE(&quot;&quot;&quot;&quot;;[.I68];&quot; &quot;;[.J68];&quot; &quot;;[.K68];&quot; &quot;;[.L68];&quot; &quot;;[.M68];&quot; &quot;;[.N68];&quot; &quot;;[.O68];&quot; &quot;;[.P68];&quot; &quot;;[.Q68];&quot; &quot;;[.R68];&quot; &quot;;[.S68];&quot; &quot;;[.T68];&quot; &quot;;[.U68];&quot; &quot;;[.V68];&quot; &quot;;[.W68];&quot; &quot;;[.X68];&quot; &quot;;[.Y68];&quot; &quot;;[.Z68];&quot; &quot;;[.AA68];&quot; &quot;;[.AB68];&quot; &quot;;[.AC68];&quot; &quot;;[.AD68];&quot;&quot;&quot;&quot;;&quot;,&quot;)" office:value-type="string" office:string-value="&quot;0 0 0 0 0 0 0 0 0 0 0 0 0 0 0 0 1 0 0 0 0 1&quot;," calcext:value-type="string">
            <text:p>"0 0 0 0 0 0 0 0 0 0 0 0 0 0 0 0 1 0 0 0 0 1",</text:p>
          </table:table-cell>
          <table:table-cell table:style-name="ce107" office:value-type="string" calcext:value-type="string">
            <text:p>0100_0010':"0 0 0 0 0 0 0 0 0 0 0 0 0 0 0 0 1 0 0 0 0 1 \n"+"0 0 0 0 0 0 0 0 0 0 0 0 1 0 0 1 0 1 0 0 1 0",</text:p>
          </table:table-cell>
          <table:table-cell table:style-name="ce107" table:formula="of:=LEFT([.AS68];9)" office:value-type="string" office:string-value="0100_0010" calcext:value-type="string">
            <text:p>0100_0010</text:p>
          </table:table-cell>
          <table:table-cell table:style-name="ce107" table:formula="of:=LEFT([.AS68];LEN([.AS68])-1)" office:value-type="string" office:string-value="0100_0010':&quot;0 0 0 0 0 0 0 0 0 0 0 0 0 0 0 0 1 0 0 0 0 1 \n&quot;+&quot;0 0 0 0 0 0 0 0 0 0 0 0 1 0 0 1 0 1 0 0 1 0&quot;" calcext:value-type="string">
            <text:p>0100_0010':"0 0 0 0 0 0 0 0 0 0 0 0 0 0 0 0 1 0 0 0 0 1 \n"+"0 0 0 0 0 0 0 0 0 0 0 0 1 0 0 1 0 1 0 0 1 0"</text:p>
          </table:table-cell>
          <table:table-cell table:style-name="ce107" table:formula="of:=CONCATENATE([.AU68];&quot;+&quot;;&quot;&quot;&quot;&quot;;[.AT68];&quot;&quot;&quot;&quot;;&quot;,&quot;)" office:value-type="string" office:string-value="0100_0010':&quot;0 0 0 0 0 0 0 0 0 0 0 0 0 0 0 0 1 0 0 0 0 1 \n&quot;+&quot;0 0 0 0 0 0 0 0 0 0 0 0 1 0 0 1 0 1 0 0 1 0&quot;+&quot;0100_0010&quot;," calcext:value-type="string">
            <text:p>0100_0010':"0 0 0 0 0 0 0 0 0 0 0 0 0 0 0 0 1 0 0 0 0 1 \n"+"0 0 0 0 0 0 0 0 0 0 0 0 1 0 0 1 0 1 0 0 1 0"+"0100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100_0010':"0 0 0 0 0 0 0 0 0 0 0 0 0 0 0 0 1 0 0 0 0 1 \n"+"0 0 0 0 0 0 0 0 0 0 0 0 1 0 0 1 0 1 0 0 1 0"+"0100_0010",</text:p>
          </table:table-cell>
          <table:table-cell table:style-name="ce107" table:formula="of:=CONCATENATE(&quot;'&quot;;LEFT([.AX68];11);&quot; &quot;;LEFT([.AW68];LEN([.AW68])-4);&quot; $ &quot;;RIGHT([.AW68];4);&quot;&quot;;RIGHT([.AX68];LEN([.AX68])-11))" office:value-type="string" office:string-value="'0100_0010': &quot;1 0 1 0 0 1 0 0 0 0 1 0 0 0 0 0 0 0 0 0 0 0  $ \n&quot;+&quot;0 0 0 0 0 0 0 0 0 0 0 0 0 0 0 0 1 0 0 0 0 1 \n&quot;+&quot;0 0 0 0 0 0 0 0 0 0 0 0 1 0 0 1 0 1 0 0 1 0&quot;+&quot;0100_0010&quot;," calcext:value-type="string">
            <text:p>'0100_0010': "1 0 1 0 0 1 0 0 0 0 1 0 0 0 0 0 0 0 0 0 0 0 <text:s/>$ \n"+"0 0 0 0 0 0 0 0 0 0 0 0 0 0 0 0 1 0 0 0 0 1 \n"+"0 0 0 0 0 0 0 0 0 0 0 0 1 0 0 1 0 1 0 0 1 0"+"0100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covered-table-cell table:number-columns-repeated="4" table:style-name="ce3"/>
          <table:covered-table-cell table:style-name="ce9"/>
          <table:table-cell table:style-name="ce8" office:value-type="string" calcext:value-type="string">
            <text:p>1110 1&lt;rn&gt;</text:p>
          </table:table-cell>
          <table:table-cell table:style-name="ce10" office:value-type="string" calcext:value-type="string">
            <text:p>1</text:p>
          </table:table-cell>
          <table:covered-table-cell table:style-name="ce3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table:formula="of:=CONCATENATE([.I69];[.J69];[.K69];[.L69];[.M69];[.N69];[.O69];[.P69];[.Q69];[.R69];[.S69];[.T69];[.U69];[.V69];[.W69];[.X69];[.Y69];[.Z69];[.AA69];[.AB69];[.AC69];[.AD69])" office:value-type="string" office:string-value="1010010000001000010010" calcext:value-type="string">
            <text:p>1010010000001000010010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[&lt;rn&gt;] ← [OR] ^ [&lt;od&gt;] </text:p>
          </table:table-cell>
          <table:table-cell table:style-name="ce93" office:value-type="string" calcext:value-type="string">
            <text:p>spc, <text:s/>rd, sal, lrn ,ipc, sif</text:p>
          </table:table-cell>
          <table:table-cell table:style-name="ce98" table:number-columns-repeated="2"/>
          <table:table-cell table:style-name="ce107" table:formula="of:=CONCATENATE(&quot;9'b&quot;;LEFT([.F69];4);MID([.F69];6;1);&quot;_&quot;;MID([.F69];7;3);&quot;_&quot;;[.G69];&quot; : controlBits = 22'b&quot;;[.AE69];&quot;;&quot;)" office:value-type="string" office:string-value="9'b11101_&lt;rn_1 : controlBits = 22'b1010010000001000010010;" calcext:value-type="string">
            <text:p>9'b11101_&lt;rn_1 : controlBits = 22'b1010010000001000010010;</text:p>
          </table:table-cell>
          <table:table-cell table:style-name="ce107" table:formula="of:=LEFT([.C69];3)">
            <text:p/>
          </table:table-cell>
          <table:table-cell table:style-name="ce107" table:number-columns-repeated="2"/>
          <table:table-cell table:style-name="ce107" table:formula="of:=CONCATENATE(LEFT([.F69];4);&quot;_&quot;;MID([.F69];6;1);MID([.F69];7;3))" office:value-type="string" office:string-value="1110_1&lt;rn" calcext:value-type="string">
            <text:p>1110_1&lt;rn</text:p>
          </table:table-cell>
          <table:table-cell table:style-name="ce107"/>
          <table:table-cell table:style-name="ce107" table:formula="of:=CONCATENATE(&quot;&quot;&quot;&quot;;[.I69];&quot; &quot;;[.J69];&quot; &quot;;[.K69];&quot; &quot;;[.L69];&quot; &quot;;[.M69];&quot; &quot;;[.N69];&quot; &quot;;[.O69];&quot; &quot;;[.P69];&quot; &quot;;[.Q69];&quot; &quot;;[.R69];&quot; &quot;;[.S69];&quot; &quot;;[.T69];&quot; &quot;;[.U69];&quot; &quot;;[.V69];&quot; &quot;;[.W69];&quot; &quot;;[.X69];&quot; &quot;;[.Y69];&quot; &quot;;[.Z69];&quot; &quot;;[.AA69];&quot; &quot;;[.AB69];&quot; &quot;;[.AC69];&quot; &quot;;[.AD69];&quot;&quot;&quot;&quot;;&quot;,&quot;)" office:value-type="string" office:string-value="&quot;1 0 1 0 0 1 0 0 0 0 0 0 1 0 0 0 0 1 0 0 1 0&quot;," calcext:value-type="string">
            <text:p>"1 0 1 0 0 1 0 0 0 0 0 0 1 0 0 0 0 1 0 0 1 0",</text:p>
          </table:table-cell>
          <table:table-cell table:style-name="ce107" office:value-type="string" calcext:value-type="string">
            <text:p>0100_0011':"0 0 0 0 0 0 0 0 0 0 0 0 0 0 0 0 1 0 0 0 0 1 \n"+"0 0 0 0 0 0 0 0 0 0 0 0 1 0 0 1 0 1 0 0 1 0",</text:p>
          </table:table-cell>
          <table:table-cell table:style-name="ce107" table:formula="of:=LEFT([.AS69];9)" office:value-type="string" office:string-value="0100_0011" calcext:value-type="string">
            <text:p>0100_0011</text:p>
          </table:table-cell>
          <table:table-cell table:style-name="ce107" table:formula="of:=LEFT([.AS69];LEN([.AS69])-1)" office:value-type="string" office:string-value="0100_0011':&quot;0 0 0 0 0 0 0 0 0 0 0 0 0 0 0 0 1 0 0 0 0 1 \n&quot;+&quot;0 0 0 0 0 0 0 0 0 0 0 0 1 0 0 1 0 1 0 0 1 0&quot;" calcext:value-type="string">
            <text:p>0100_0011':"0 0 0 0 0 0 0 0 0 0 0 0 0 0 0 0 1 0 0 0 0 1 \n"+"0 0 0 0 0 0 0 0 0 0 0 0 1 0 0 1 0 1 0 0 1 0"</text:p>
          </table:table-cell>
          <table:table-cell table:style-name="ce107" table:formula="of:=CONCATENATE([.AU69];&quot;+&quot;;&quot;&quot;&quot;&quot;;[.AT69];&quot;&quot;&quot;&quot;;&quot;,&quot;)" office:value-type="string" office:string-value="0100_0011':&quot;0 0 0 0 0 0 0 0 0 0 0 0 0 0 0 0 1 0 0 0 0 1 \n&quot;+&quot;0 0 0 0 0 0 0 0 0 0 0 0 1 0 0 1 0 1 0 0 1 0&quot;+&quot;0100_0011&quot;," calcext:value-type="string">
            <text:p>0100_0011':"0 0 0 0 0 0 0 0 0 0 0 0 0 0 0 0 1 0 0 0 0 1 \n"+"0 0 0 0 0 0 0 0 0 0 0 0 1 0 0 1 0 1 0 0 1 0"+"0100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7" office:value-type="string" calcext:value-type="string">
            <text:p>0100_0011':"0 0 0 0 0 0 0 0 0 0 0 0 0 0 0 0 1 0 0 0 0 1 \n"+"0 0 0 0 0 0 0 0 0 0 0 0 1 0 0 1 0 1 0 0 1 0"+"0100_0011",</text:p>
          </table:table-cell>
          <table:table-cell table:style-name="ce107" table:formula="of:=CONCATENATE(&quot;'&quot;;LEFT([.AX69];11);&quot; &quot;;LEFT([.AW69];LEN([.AW69])-4);&quot; $ &quot;;RIGHT([.AW69];4);&quot;&quot;;RIGHT([.AX69];LEN([.AX69])-11))" office:value-type="string" office:string-value="'0100_0011': &quot;1 0 1 0 0 1 0 0 0 0 1 0 0 0 0 0 0 0 0 0 0 0  $ \n&quot;+&quot;0 0 0 0 0 0 0 0 0 0 0 0 0 0 0 0 1 0 0 0 0 1 \n&quot;+&quot;0 0 0 0 0 0 0 0 0 0 0 0 1 0 0 1 0 1 0 0 1 0&quot;+&quot;0100_0011&quot;," calcext:value-type="string">
            <text:p>'0100_0011': "1 0 1 0 0 1 0 0 0 0 1 0 0 0 0 0 0 0 0 0 0 0 <text:s/>$ \n"+"0 0 0 0 0 0 0 0 0 0 0 0 0 0 0 0 1 0 0 0 0 1 \n"+"0 0 0 0 0 0 0 0 0 0 0 0 1 0 0 1 0 1 0 0 1 0"+"0100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Data Transfer</text:p>
          </table:table-cell>
          <table:table-cell table:style-name="ce4" office:value-type="string" calcext:value-type="string">
            <text:p>INA &lt;pn&gt;</text:p>
          </table:table-cell>
          <table:table-cell table:style-name="ce4" office:value-type="string" calcext:value-type="string">
            <text:p>[R0] ← [&lt;pn&gt;] </text:p>
          </table:table-cell>
          <table:table-cell table:style-name="ce4" office:value-type="string" calcext:value-type="string">
            <text:p>F0...F7</text:p>
          </table:table-cell>
          <table:table-cell table:style-name="ce4" office:value-type="string" calcext:value-type="string">
            <text:p>1111 0&lt;pn&gt;</text:p>
          </table:table-cell>
          <table:table-cell table:style-name="ce4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9" table:formula="of:=CONCATENATE([.I70];[.J70];[.K70];[.L70];[.M70];[.N70];[.O70];[.P70];[.Q70];[.R70];[.S70];[.T70];[.U70];[.V70];[.W70];[.X70];[.Y70];[.Z70];[.AA70];[.AB70];[.AC70];[.AD70])" office:value-type="string" office:string-value="0000000000001100001000" calcext:value-type="string">
            <text:p>0000000000001100001000</text:p>
          </table:table-cell>
          <table:table-cell table:style-name="ce94" office:value-type="string" calcext:value-type="string">
            <text:p>((~A)^B)</text:p>
          </table:table-cell>
          <table:table-cell table:style-name="ce94" office:value-type="string" calcext:value-type="string">
            <text:p>Eip,Lr0</text:p>
          </table:table-cell>
          <table:table-cell table:style-name="ce4" office:value-type="string" calcext:value-type="string">
            <text:p>[R0]←[&lt;pn&gt;] </text:p>
          </table:table-cell>
          <table:table-cell table:style-name="ce94" office:value-type="string" calcext:value-type="string">
            <text:p>Eip,Lr0</text:p>
          </table:table-cell>
          <table:table-cell table:style-name="ce104" table:number-columns-repeated="2"/>
          <table:table-cell table:style-name="ce108" table:formula="of:=CONCATENATE(&quot;9'b&quot;;LEFT([.F70];4);MID([.F70];6;1);&quot;_&quot;;MID([.F70];7;3);&quot;_&quot;;[.G70];&quot; : controlBits = 22'b&quot;;[.AE70];&quot;;&quot;)" office:value-type="string" office:string-value="9'b11110_&lt;pn_0 : controlBits = 22'b0000000000001100001000;" calcext:value-type="string">
            <text:p>9'b11110_&lt;pn_0 : controlBits = 22'b0000000000001100001000;</text:p>
          </table:table-cell>
          <table:table-cell table:style-name="ce107" table:formula="of:=LEFT([.C70];3)" office:value-type="string" office:string-value="INA" calcext:value-type="string">
            <text:p>INA</text:p>
          </table:table-cell>
          <table:table-cell table:style-name="ce108" office:value-type="float" office:value="1" calcext:value-type="float">
            <text:p>1</text:p>
          </table:table-cell>
          <table:table-cell table:style-name="ce107" table:formula="of:=CONCATENATE(&quot;&quot;&quot;&quot;;[.AM70];&quot;&quot;&quot;:&quot;;&quot;    '8\'b&quot;;LEFT([.AP70];4);&quot;_&quot;;RIGHT([.AP70];4);&quot;'&quot;)" office:value-type="string" office:string-value="&quot;INA&quot;:    '8\'b1111_0&lt;pn'" calcext:value-type="string">
            <text:p>"INA": <text:s text:c="3"/>'8\'b1111_0&lt;pn'</text:p>
          </table:table-cell>
          <table:table-cell table:style-name="ce107" table:formula="of:=CONCATENATE(LEFT([.F70];4);&quot;_&quot;;MID([.F70];6;1);MID([.F70];7;3))" office:value-type="string" office:string-value="1111_0&lt;pn" calcext:value-type="string">
            <text:p>1111_0&lt;pn</text:p>
          </table:table-cell>
          <table:table-cell table:style-name="ce108"/>
          <table:table-cell table:style-name="ce107" table:formula="of:=CONCATENATE(&quot;&quot;&quot;&quot;;[.I70];&quot; &quot;;[.J70];&quot; &quot;;[.K70];&quot; &quot;;[.L70];&quot; &quot;;[.M70];&quot; &quot;;[.N70];&quot; &quot;;[.O70];&quot; &quot;;[.P70];&quot; &quot;;[.Q70];&quot; &quot;;[.R70];&quot; &quot;;[.S70];&quot; &quot;;[.T70];&quot; &quot;;[.U70];&quot; &quot;;[.V70];&quot; &quot;;[.W70];&quot; &quot;;[.X70];&quot; &quot;;[.Y70];&quot; &quot;;[.Z70];&quot; &quot;;[.AA70];&quot; &quot;;[.AB70];&quot; &quot;;[.AC70];&quot; &quot;;[.AD70];&quot;&quot;&quot;&quot;;&quot;,&quot;)" office:value-type="string" office:string-value="&quot;0 0 0 0 0 0 0 0 0 0 0 0 1 1 0 0 0 0 1 0 0 0&quot;," calcext:value-type="string">
            <text:p>"0 0 0 0 0 0 0 0 0 0 0 0 1 1 0 0 0 0 1 0 0 0",</text:p>
          </table:table-cell>
          <table:table-cell table:style-name="ce108" office:value-type="string" calcext:value-type="string">
            <text:p>0100_0100':"0 0 0 0 0 0 0 0 0 0 0 0 0 0 0 0 1 0 0 0 0 1 \n"+"0 0 0 0 0 0 0 0 0 0 0 0 1 0 0 1 0 1 0 0 1 0",</text:p>
          </table:table-cell>
          <table:table-cell table:style-name="ce107" table:formula="of:=LEFT([.AS70];9)" office:value-type="string" office:string-value="0100_0100" calcext:value-type="string">
            <text:p>0100_0100</text:p>
          </table:table-cell>
          <table:table-cell table:style-name="ce107" table:formula="of:=LEFT([.AS70];LEN([.AS70])-1)" office:value-type="string" office:string-value="0100_0100':&quot;0 0 0 0 0 0 0 0 0 0 0 0 0 0 0 0 1 0 0 0 0 1 \n&quot;+&quot;0 0 0 0 0 0 0 0 0 0 0 0 1 0 0 1 0 1 0 0 1 0&quot;" calcext:value-type="string">
            <text:p>0100_0100':"0 0 0 0 0 0 0 0 0 0 0 0 0 0 0 0 1 0 0 0 0 1 \n"+"0 0 0 0 0 0 0 0 0 0 0 0 1 0 0 1 0 1 0 0 1 0"</text:p>
          </table:table-cell>
          <table:table-cell table:style-name="ce107" table:formula="of:=CONCATENATE([.AU70];&quot;+&quot;;&quot;&quot;&quot;&quot;;[.AT70];&quot;&quot;&quot;&quot;;&quot;,&quot;)" office:value-type="string" office:string-value="0100_0100':&quot;0 0 0 0 0 0 0 0 0 0 0 0 0 0 0 0 1 0 0 0 0 1 \n&quot;+&quot;0 0 0 0 0 0 0 0 0 0 0 0 1 0 0 1 0 1 0 0 1 0&quot;+&quot;0100_0100&quot;," calcext:value-type="string">
            <text:p>0100_0100':"0 0 0 0 0 0 0 0 0 0 0 0 0 0 0 0 1 0 0 0 0 1 \n"+"0 0 0 0 0 0 0 0 0 0 0 0 1 0 0 1 0 1 0 0 1 0"+"0100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8" office:value-type="string" calcext:value-type="string">
            <text:p>0100_0100':"0 0 0 0 0 0 0 0 0 0 0 0 0 0 0 0 1 0 0 0 0 1 \n"+"0 0 0 0 0 0 0 0 0 0 0 0 1 0 0 1 0 1 0 0 1 0"+"0100_0100",</text:p>
          </table:table-cell>
          <table:table-cell table:style-name="ce107" table:formula="of:=CONCATENATE(&quot;'&quot;;LEFT([.AX70];11);&quot; &quot;;LEFT([.AW70];LEN([.AW70])-4);&quot; $ &quot;;RIGHT([.AW70];4);&quot;&quot;;RIGHT([.AX70];LEN([.AX70])-11))" office:value-type="string" office:string-value="'0100_0100': &quot;1 0 1 0 0 1 0 0 0 0 1 0 0 0 0 0 0 0 0 0 0 0  $ \n&quot;+&quot;0 0 0 0 0 0 0 0 0 0 0 0 0 0 0 0 1 0 0 0 0 1 \n&quot;+&quot;0 0 0 0 0 0 0 0 0 0 0 0 1 0 0 1 0 1 0 0 1 0&quot;+&quot;0100_0100&quot;," calcext:value-type="string">
            <text:p>'0100_0100': "1 0 1 0 0 1 0 0 0 0 1 0 0 0 0 0 0 0 0 0 0 0 <text:s/>$ \n"+"0 0 0 0 0 0 0 0 0 0 0 0 0 0 0 0 1 0 0 0 0 1 \n"+"0 0 0 0 0 0 0 0 0 0 0 0 1 0 0 1 0 1 0 0 1 0"+"0100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Data Transfer</text:p>
          </table:table-cell>
          <table:table-cell table:style-name="ce4" office:value-type="string" calcext:value-type="string">
            <text:p>OUT &lt;pn&gt;</text:p>
          </table:table-cell>
          <table:table-cell table:style-name="ce4" office:value-type="string" calcext:value-type="string">
            <text:p>[&lt;pn&gt;] ← [R0] </text:p>
          </table:table-cell>
          <table:table-cell table:style-name="ce4" office:value-type="string" calcext:value-type="string">
            <text:p>F8...FF</text:p>
          </table:table-cell>
          <table:table-cell table:style-name="ce4" office:value-type="string" calcext:value-type="string">
            <text:p>1111 1&lt;pn&gt;</text:p>
          </table:table-cell>
          <table:table-cell table:style-name="ce4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9" table:formula="of:=CONCATENATE([.I71];[.J71];[.K71];[.L71];[.M71];[.N71];[.O71];[.P71];[.Q71];[.R71];[.S71];[.T71];[.U71];[.V71];[.W71];[.X71];[.Y71];[.Z71];[.AA71];[.AB71];[.AC71];[.AD71])" office:value-type="string" office:string-value="0000000000001010000100" calcext:value-type="string">
            <text:p>0000000000001010000100</text:p>
          </table:table-cell>
          <table:table-cell table:style-name="ce94" office:value-type="string" calcext:value-type="string">
            <text:p>((~A)^B)</text:p>
          </table:table-cell>
          <table:table-cell table:style-name="ce94" office:value-type="string" calcext:value-type="string">
            <text:p>Lop , Er0</text:p>
          </table:table-cell>
          <table:table-cell table:style-name="ce4" office:value-type="string" calcext:value-type="string">
            <text:p>[&lt;pn&gt;]←[R0] </text:p>
          </table:table-cell>
          <table:table-cell table:style-name="ce94" office:value-type="string" calcext:value-type="string">
            <text:p>Lop , Er0, sif</text:p>
          </table:table-cell>
          <table:table-cell table:style-name="ce104" table:number-columns-repeated="2"/>
          <table:table-cell table:style-name="ce108" table:formula="of:=CONCATENATE(&quot;9'b&quot;;LEFT([.F71];4);MID([.F71];6;1);&quot;_&quot;;MID([.F71];7;3);&quot;_&quot;;[.G71];&quot; : controlBits = 22'b&quot;;[.AE71];&quot;;&quot;)" office:value-type="string" office:string-value="9'b11111_&lt;pn_0 : controlBits = 22'b0000000000001010000100;" calcext:value-type="string">
            <text:p>9'b11111_&lt;pn_0 : controlBits = 22'b0000000000001010000100;</text:p>
          </table:table-cell>
          <table:table-cell table:style-name="ce107" table:formula="of:=LEFT([.C71];3)" office:value-type="string" office:string-value="OUT" calcext:value-type="string">
            <text:p>OUT</text:p>
          </table:table-cell>
          <table:table-cell table:style-name="ce108" office:value-type="float" office:value="1" calcext:value-type="float">
            <text:p>1</text:p>
          </table:table-cell>
          <table:table-cell table:style-name="ce107" table:formula="of:=CONCATENATE(&quot;&quot;&quot;&quot;;[.AM71];&quot;&quot;&quot;:&quot;;&quot;    '8\'b&quot;;LEFT([.AP71];4);&quot;_&quot;;RIGHT([.AP71];4);&quot;'&quot;)" office:value-type="string" office:string-value="&quot;OUT&quot;:    '8\'b1111_1&lt;pn'" calcext:value-type="string">
            <text:p>"OUT": <text:s text:c="3"/>'8\'b1111_1&lt;pn'</text:p>
          </table:table-cell>
          <table:table-cell table:style-name="ce107" table:formula="of:=CONCATENATE(LEFT([.F71];4);&quot;_&quot;;MID([.F71];6;1);MID([.F71];7;3))" office:value-type="string" office:string-value="1111_1&lt;pn" calcext:value-type="string">
            <text:p>1111_1&lt;pn</text:p>
          </table:table-cell>
          <table:table-cell table:style-name="ce108"/>
          <table:table-cell table:style-name="ce107" table:formula="of:=CONCATENATE(&quot;&quot;&quot;&quot;;[.I71];&quot; &quot;;[.J71];&quot; &quot;;[.K71];&quot; &quot;;[.L71];&quot; &quot;;[.M71];&quot; &quot;;[.N71];&quot; &quot;;[.O71];&quot; &quot;;[.P71];&quot; &quot;;[.Q71];&quot; &quot;;[.R71];&quot; &quot;;[.S71];&quot; &quot;;[.T71];&quot; &quot;;[.U71];&quot; &quot;;[.V71];&quot; &quot;;[.W71];&quot; &quot;;[.X71];&quot; &quot;;[.Y71];&quot; &quot;;[.Z71];&quot; &quot;;[.AA71];&quot; &quot;;[.AB71];&quot; &quot;;[.AC71];&quot; &quot;;[.AD71];&quot;&quot;&quot;&quot;;&quot;,&quot;)" office:value-type="string" office:string-value="&quot;0 0 0 0 0 0 0 0 0 0 0 0 1 0 1 0 0 0 0 1 0 0&quot;," calcext:value-type="string">
            <text:p>"0 0 0 0 0 0 0 0 0 0 0 0 1 0 1 0 0 0 0 1 0 0",</text:p>
          </table:table-cell>
          <table:table-cell table:style-name="ce108" office:value-type="string" calcext:value-type="string">
            <text:p>0100_0101':"0 0 0 0 0 0 0 0 0 0 0 0 0 0 0 0 1 0 0 0 0 1 \n"+"0 0 0 0 0 0 0 0 0 0 0 0 1 0 0 1 0 1 0 0 1 0",</text:p>
          </table:table-cell>
          <table:table-cell table:style-name="ce107" table:formula="of:=LEFT([.AS71];9)" office:value-type="string" office:string-value="0100_0101" calcext:value-type="string">
            <text:p>0100_0101</text:p>
          </table:table-cell>
          <table:table-cell table:style-name="ce107" table:formula="of:=LEFT([.AS71];LEN([.AS71])-1)" office:value-type="string" office:string-value="0100_0101':&quot;0 0 0 0 0 0 0 0 0 0 0 0 0 0 0 0 1 0 0 0 0 1 \n&quot;+&quot;0 0 0 0 0 0 0 0 0 0 0 0 1 0 0 1 0 1 0 0 1 0&quot;" calcext:value-type="string">
            <text:p>0100_0101':"0 0 0 0 0 0 0 0 0 0 0 0 0 0 0 0 1 0 0 0 0 1 \n"+"0 0 0 0 0 0 0 0 0 0 0 0 1 0 0 1 0 1 0 0 1 0"</text:p>
          </table:table-cell>
          <table:table-cell table:style-name="ce107" table:formula="of:=CONCATENATE([.AU71];&quot;+&quot;;&quot;&quot;&quot;&quot;;[.AT71];&quot;&quot;&quot;&quot;;&quot;,&quot;)" office:value-type="string" office:string-value="0100_0101':&quot;0 0 0 0 0 0 0 0 0 0 0 0 0 0 0 0 1 0 0 0 0 1 \n&quot;+&quot;0 0 0 0 0 0 0 0 0 0 0 0 1 0 0 1 0 1 0 0 1 0&quot;+&quot;0100_0101&quot;," calcext:value-type="string">
            <text:p>0100_0101':"0 0 0 0 0 0 0 0 0 0 0 0 0 0 0 0 1 0 0 0 0 1 \n"+"0 0 0 0 0 0 0 0 0 0 0 0 1 0 0 1 0 1 0 0 1 0"+"0100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08" office:value-type="string" calcext:value-type="string">
            <text:p>0100_0101':"0 0 0 0 0 0 0 0 0 0 0 0 0 0 0 0 1 0 0 0 0 1 \n"+"0 0 0 0 0 0 0 0 0 0 0 0 1 0 0 1 0 1 0 0 1 0"+"0100_0101",</text:p>
          </table:table-cell>
          <table:table-cell table:style-name="ce107" table:formula="of:=CONCATENATE(&quot;'&quot;;LEFT([.AX71];11);&quot; &quot;;LEFT([.AW71];LEN([.AW71])-4);&quot; $ &quot;;RIGHT([.AW71];4);&quot;&quot;;RIGHT([.AX71];LEN([.AX71])-11))" office:value-type="string" office:string-value="'0100_0101': &quot;1 0 1 0 0 1 0 0 0 0 1 0 0 0 0 0 0 0 0 0 0 0  $ \n&quot;+&quot;0 0 0 0 0 0 0 0 0 0 0 0 0 0 0 0 1 0 0 0 0 1 \n&quot;+&quot;0 0 0 0 0 0 0 0 0 0 0 0 1 0 0 1 0 1 0 0 1 0&quot;+&quot;0100_0101&quot;," calcext:value-type="string">
            <text:p>'0100_0101': "1 0 1 0 0 1 0 0 0 0 1 0 0 0 0 0 0 0 0 0 0 0 <text:s/>$ \n"+"0 0 0 0 0 0 0 0 0 0 0 0 0 0 0 0 1 0 0 0 0 1 \n"+"0 0 0 0 0 0 0 0 0 0 0 0 1 0 0 1 0 1 0 0 1 0"+"0100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Fetch</text:p>
          </table:table-cell>
          <table:table-cell table:style-name="ce5" office:value-type="string" calcext:value-type="string">
            <text:p>--</text:p>
          </table:table-cell>
          <table:table-cell table:style-name="ce5" office:value-type="string" calcext:value-type="string">
            <text:p>IR←[[PC]];[PC]←[PC+1]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0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88" table:formula="of:=CONCATENATE([.I72];[.J72];[.K72];[.L72];[.M72];[.N72];[.O72];[.P72];[.Q72];[.R72];[.S72];[.T72];[.U72];[.V72];[.W72];[.X72];[.Y72];[.Z72];[.AA72];[.AB72];[.AC72];[.AD72])" office:value-type="string" office:string-value="1010010000100000000000" calcext:value-type="string">
            <text:p>1010010000100000000000</text:p>
          </table:table-cell>
          <table:table-cell table:style-name="ce5"/>
          <table:table-cell table:style-name="ce5" office:value-type="string" calcext:value-type="string">
            <text:p>SPC, RD, LIR</text:p>
          </table:table-cell>
          <table:table-cell table:style-name="ce5" office:value-type="string" calcext:value-type="string">
            <text:p>IR←[[PC]]</text:p>
          </table:table-cell>
          <table:table-cell table:style-name="ce5" office:value-type="string" calcext:value-type="string">
            <text:p>spc, rd, lir,ipc</text:p>
          </table:table-cell>
          <table:table-cell table:style-name="ce105" table:number-columns-repeated="2"/>
          <table:table-cell table:style-name="ce108" table:formula="of:=CONCATENATE(&quot;9'b&quot;;LEFT([.F72];4);MID([.F72];6;1);&quot;_&quot;;MID([.F72];7;3);&quot;_&quot;;[.G72];&quot; : controlBits = 22'b&quot;;[.AE72];&quot;;&quot;)" office:value-type="string" office:string-value="9'bm__00 : controlBits = 22'b1010010000100000000000;" calcext:value-type="string">
            <text:p>9'bm__00 : controlBits = 22'b1010010000100000000000;</text:p>
          </table:table-cell>
          <table:table-cell table:style-name="ce110" table:number-columns-repeated="5"/>
          <table:table-cell table:style-name="ce107" table:formula="of:=CONCATENATE(&quot;&quot;&quot;&quot;;[.I72];&quot; &quot;;[.J72];&quot; &quot;;[.K72];&quot; &quot;;[.L72];&quot; &quot;;[.M72];&quot; &quot;;[.N72];&quot; &quot;;[.O72];&quot; &quot;;[.P72];&quot; &quot;;[.Q72];&quot; &quot;;[.R72];&quot; &quot;;[.S72];&quot; &quot;;[.T72];&quot; &quot;;[.U72];&quot; &quot;;[.V72];&quot; &quot;;[.W72];&quot; &quot;;[.X72];&quot; &quot;;[.Y72];&quot; &quot;;[.Z72];&quot; &quot;;[.AA72];&quot; &quot;;[.AB72];&quot; &quot;;[.AC72];&quot; &quot;;[.AD72];&quot;&quot;&quot;&quot;;&quot;,&quot;)" office:value-type="string" office:string-value="&quot;1 0 1 0 0 1 0 0 0 0 1 0 0 0 0 0 0 0 0 0 0 0&quot;," calcext:value-type="string">
            <text:p>"1 0 1 0 0 1 0 0 0 0 1 0 0 0 0 0 0 0 0 0 0 0",</text:p>
          </table:table-cell>
          <table:table-cell table:style-name="ce110" office:value-type="string" calcext:value-type="string">
            <text:p>0100_0110':"0 0 0 0 0 0 0 0 0 0 0 0 0 0 0 0 1 0 0 0 0 1 \n"+"0 0 0 0 0 0 0 0 0 0 0 0 1 0 0 1 0 1 0 0 1 0",</text:p>
          </table:table-cell>
          <table:table-cell table:style-name="ce107" table:formula="of:=LEFT([.AS72];9)" office:value-type="string" office:string-value="0100_0110" calcext:value-type="string">
            <text:p>0100_0110</text:p>
          </table:table-cell>
          <table:table-cell table:style-name="ce107" table:formula="of:=LEFT([.AS72];LEN([.AS72])-1)" office:value-type="string" office:string-value="0100_0110':&quot;0 0 0 0 0 0 0 0 0 0 0 0 0 0 0 0 1 0 0 0 0 1 \n&quot;+&quot;0 0 0 0 0 0 0 0 0 0 0 0 1 0 0 1 0 1 0 0 1 0&quot;" calcext:value-type="string">
            <text:p>0100_0110':"0 0 0 0 0 0 0 0 0 0 0 0 0 0 0 0 1 0 0 0 0 1 \n"+"0 0 0 0 0 0 0 0 0 0 0 0 1 0 0 1 0 1 0 0 1 0"</text:p>
          </table:table-cell>
          <table:table-cell table:style-name="ce107" table:formula="of:=CONCATENATE([.AU72];&quot;+&quot;;&quot;&quot;&quot;&quot;;[.AT72];&quot;&quot;&quot;&quot;;&quot;,&quot;)" office:value-type="string" office:string-value="0100_0110':&quot;0 0 0 0 0 0 0 0 0 0 0 0 0 0 0 0 1 0 0 0 0 1 \n&quot;+&quot;0 0 0 0 0 0 0 0 0 0 0 0 1 0 0 1 0 1 0 0 1 0&quot;+&quot;0100_0110&quot;," calcext:value-type="string">
            <text:p>0100_0110':"0 0 0 0 0 0 0 0 0 0 0 0 0 0 0 0 1 0 0 0 0 1 \n"+"0 0 0 0 0 0 0 0 0 0 0 0 1 0 0 1 0 1 0 0 1 0"+"0100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110" office:value-type="string" calcext:value-type="string">
            <text:p>0100_0110':"0 0 0 0 0 0 0 0 0 0 0 0 0 0 0 0 1 0 0 0 0 1 \n"+"0 0 0 0 0 0 0 0 0 0 0 0 1 0 0 1 0 1 0 0 1 0"+"0100_0110",</text:p>
          </table:table-cell>
          <table:table-cell table:style-name="ce107" table:formula="of:=CONCATENATE(&quot;'&quot;;LEFT([.AX72];11);&quot; &quot;;LEFT([.AW72];LEN([.AW72])-4);&quot; $ &quot;;RIGHT([.AW72];4);&quot;&quot;;RIGHT([.AX72];LEN([.AX72])-11))" office:value-type="string" office:string-value="'0100_0110': &quot;1 0 1 0 0 1 0 0 0 0 1 0 0 0 0 0 0 0 0 0 0 0  $ \n&quot;+&quot;0 0 0 0 0 0 0 0 0 0 0 0 0 0 0 0 1 0 0 0 0 1 \n&quot;+&quot;0 0 0 0 0 0 0 0 0 0 0 0 1 0 0 1 0 1 0 0 1 0&quot;+&quot;0100_0110&quot;," calcext:value-type="string">
            <text:p>'0100_0110': "1 0 1 0 0 1 0 0 0 0 1 0 0 0 0 0 0 0 0 0 0 0 <text:s/>$ \n"+"0 0 0 0 0 0 0 0 0 0 0 0 0 0 0 0 1 0 0 0 0 1 \n"+"0 0 0 0 0 0 0 0 0 0 0 0 1 0 0 1 0 1 0 0 1 0"+"0100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6" table:number-columns-repeated="7"/>
          <table:table-cell table:style-name="ce16"/>
          <table:table-cell table:style-name="ce22"/>
          <table:table-cell table:style-name="ce6" table:number-columns-repeated="3"/>
          <table:table-cell table:style-name="ce35"/>
          <table:table-cell table:style-name="ce6" table:number-columns-repeated="2"/>
          <table:table-cell table:style-name="ce43"/>
          <table:table-cell table:style-name="ce6" table:number-columns-repeated="3"/>
          <table:table-cell table:style-name="ce51"/>
          <table:table-cell table:style-name="ce6"/>
          <table:table-cell table:style-name="ce59"/>
          <table:table-cell table:style-name="ce6"/>
          <table:table-cell table:style-name="ce67"/>
          <table:table-cell table:style-name="ce6" table:number-columns-repeated="3"/>
          <table:table-cell table:style-name="ce75"/>
          <table:table-cell table:style-name="ce6"/>
          <table:table-cell table:style-name="ce83"/>
          <table:table-cell table:style-name="ce90"/>
          <table:table-cell table:style-name="ce6" table:number-columns-repeated="2"/>
          <table:table-cell table:style-name="ce95"/>
          <table:table-cell table:style-name="ce99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0_0111':"0 0 0 0 0 0 0 0 0 0 0 0 0 0 0 0 1 0 0 0 0 1 \n"+"0 0 0 0 0 0 0 0 0 0 0 0 1 0 0 1 0 1 0 0 1 0",</text:p>
          </table:table-cell>
          <table:table-cell table:style-name="ce107" table:formula="of:=LEFT([.AS73];9)" office:value-type="string" office:string-value="0100_0111" calcext:value-type="string">
            <text:p>0100_0111</text:p>
          </table:table-cell>
          <table:table-cell table:style-name="ce107" table:formula="of:=LEFT([.AS73];LEN([.AS73])-1)" office:value-type="string" office:string-value="0100_0111':&quot;0 0 0 0 0 0 0 0 0 0 0 0 0 0 0 0 1 0 0 0 0 1 \n&quot;+&quot;0 0 0 0 0 0 0 0 0 0 0 0 1 0 0 1 0 1 0 0 1 0&quot;" calcext:value-type="string">
            <text:p>0100_0111':"0 0 0 0 0 0 0 0 0 0 0 0 0 0 0 0 1 0 0 0 0 1 \n"+"0 0 0 0 0 0 0 0 0 0 0 0 1 0 0 1 0 1 0 0 1 0"</text:p>
          </table:table-cell>
          <table:table-cell table:style-name="ce107" table:formula="of:=CONCATENATE([.AU73];&quot;+&quot;;&quot;&quot;&quot;&quot;;[.AT73];&quot;&quot;&quot;&quot;;&quot;,&quot;)" office:value-type="string" office:string-value="0100_0111':&quot;0 0 0 0 0 0 0 0 0 0 0 0 0 0 0 0 1 0 0 0 0 1 \n&quot;+&quot;0 0 0 0 0 0 0 0 0 0 0 0 1 0 0 1 0 1 0 0 1 0&quot;+&quot;0100_0111&quot;," calcext:value-type="string">
            <text:p>0100_0111':"0 0 0 0 0 0 0 0 0 0 0 0 0 0 0 0 1 0 0 0 0 1 \n"+"0 0 0 0 0 0 0 0 0 0 0 0 1 0 0 1 0 1 0 0 1 0"+"0100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0_0111':"0 0 0 0 0 0 0 0 0 0 0 0 0 0 0 0 1 0 0 0 0 1 \n"+"0 0 0 0 0 0 0 0 0 0 0 0 1 0 0 1 0 1 0 0 1 0"+"0100_0111",</text:p>
          </table:table-cell>
          <table:table-cell table:style-name="ce107" table:formula="of:=CONCATENATE(&quot;'&quot;;LEFT([.AX73];11);&quot; &quot;;LEFT([.AW73];LEN([.AW73])-4);&quot; $ &quot;;RIGHT([.AW73];4);&quot;&quot;;RIGHT([.AX73];LEN([.AX73])-11))" office:value-type="string" office:string-value="'0100_0111': &quot;1 0 1 0 0 1 0 0 0 0 1 0 0 0 0 0 0 0 0 0 0 0  $ \n&quot;+&quot;0 0 0 0 0 0 0 0 0 0 0 0 0 0 0 0 1 0 0 0 0 1 \n&quot;+&quot;0 0 0 0 0 0 0 0 0 0 0 0 1 0 0 1 0 1 0 0 1 0&quot;+&quot;0100_0111&quot;," calcext:value-type="string">
            <text:p>'0100_0111': "1 0 1 0 0 1 0 0 0 0 1 0 0 0 0 0 0 0 0 0 0 0 <text:s/>$ \n"+"0 0 0 0 0 0 0 0 0 0 0 0 0 0 0 0 1 0 0 0 0 1 \n"+"0 0 0 0 0 0 0 0 0 0 0 0 1 0 0 1 0 1 0 0 1 0"+"0100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6" table:number-columns-repeated="7"/>
          <table:table-cell table:style-name="ce16"/>
          <table:table-cell table:style-name="ce23" table:formula="of:=CONCATENATE(&quot;QPixmap pix_&quot;;[.I76];&quot;(&quot;&quot;:/resources/img/&quot;;[.I1];&quot;.png&quot;&quot;);    ui-&gt;imageLabel&quot;;[.I76];&quot;-&gt;setPixmap(pix&quot;;[.I76];&quot;.scaled(ui-&gt;imageLabel&quot;;[.I76];&quot;-&gt;height()*718/793,ui-&gt;imageLabel&quot;;[.I76];&quot;-&gt;height(),Qt::KeepAspectRatio));)&quot;)" office:value-type="string" office:string-value="QPixmap pix_1(&quot;:/resources/img/RD.png&quot;);    ui-&gt;imageLabel1-&gt;setPixmap(pix1.scaled(ui-&gt;imageLabel1-&gt;height()*718/793,ui-&gt;imageLabel1-&gt;height(),Qt::KeepAspectRatio));)" calcext:value-type="string">
            <text:p>QPixmap pix_1(":/resources/img/RD.png"); <text:s text:c="3"/>ui-&gt;imageLabel1-&gt;setPixmap(pix1.scaled(ui-&gt;imageLabel1-&gt;height()*718/793,ui-&gt;imageLabel1-&gt;height(),Qt::KeepAspectRatio));)</text:p>
          </table:table-cell>
          <table:table-cell table:style-name="ce23" table:formula="of:=CONCATENATE(&quot;QPixmap pix_&quot;;[.J76];&quot;(&quot;&quot;:/resources/img/&quot;;[.J1];&quot;.png&quot;&quot;);    ui-&gt;imageLabel&quot;;[.J76];&quot;-&gt;setPixmap(pix&quot;;[.J76];&quot;.scaled(ui-&gt;imageLabel&quot;;[.J76];&quot;-&gt;height()*718/793,ui-&gt;imageLabel&quot;;[.J76];&quot;-&gt;height(),Qt::KeepAspectRatio));)&quot;)" office:value-type="string" office:string-value="QPixmap pix_2(&quot;:/resources/img/WR.png&quot;);    ui-&gt;imageLabel2-&gt;setPixmap(pix2.scaled(ui-&gt;imageLabel2-&gt;height()*718/793,ui-&gt;imageLabel2-&gt;height(),Qt::KeepAspectRatio));)" calcext:value-type="string">
            <text:p>QPixmap pix_2(":/resources/img/WR.png"); <text:s text:c="3"/>ui-&gt;imageLabel2-&gt;setPixmap(pix2.scaled(ui-&gt;imageLabel2-&gt;height()*718/793,ui-&gt;imageLabel2-&gt;height(),Qt::KeepAspectRatio));)</text:p>
          </table:table-cell>
          <table:table-cell table:style-name="ce23" table:formula="of:=CONCATENATE(&quot;QPixmap pix_&quot;;[.K76];&quot;(&quot;&quot;:/resources/img/&quot;;[.K1];&quot;.png&quot;&quot;);    ui-&gt;imageLabel&quot;;[.K76];&quot;-&gt;setPixmap(pix&quot;;[.K76];&quot;.scaled(ui-&gt;imageLabel&quot;;[.K76];&quot;-&gt;height()*718/793,ui-&gt;imageLabel&quot;;[.K76];&quot;-&gt;height(),Qt::KeepAspectRatio));)&quot;)" office:value-type="string" office:string-value="QPixmap pix_3(&quot;:/resources/img/SPC.png&quot;);    ui-&gt;imageLabel3-&gt;setPixmap(pix3.scaled(ui-&gt;imageLabel3-&gt;height()*718/793,ui-&gt;imageLabel3-&gt;height(),Qt::KeepAspectRatio));)" calcext:value-type="string">
            <text:p>QPixmap pix_3(":/resources/img/SPC.png"); <text:s text:c="3"/>ui-&gt;imageLabel3-&gt;setPixmap(pix3.scaled(ui-&gt;imageLabel3-&gt;height()*718/793,ui-&gt;imageLabel3-&gt;height(),Qt::KeepAspectRatio));)</text:p>
          </table:table-cell>
          <table:table-cell table:style-name="ce23" table:formula="of:=CONCATENATE(&quot;QPixmap pix_&quot;;[.L76];&quot;(&quot;&quot;:/resources/img/&quot;;[.L1];&quot;.png&quot;&quot;);    ui-&gt;imageLabel&quot;;[.L76];&quot;-&gt;setPixmap(pix&quot;;[.L76];&quot;.scaled(ui-&gt;imageLabel&quot;;[.L76];&quot;-&gt;height()*718/793,ui-&gt;imageLabel&quot;;[.L76];&quot;-&gt;height(),Qt::KeepAspectRatio));)&quot;)" office:value-type="string" office:string-value="QPixmap pix_4(&quot;:/resources/img/SSP.png&quot;);    ui-&gt;imageLabel4-&gt;setPixmap(pix4.scaled(ui-&gt;imageLabel4-&gt;height()*718/793,ui-&gt;imageLabel4-&gt;height(),Qt::KeepAspectRatio));)" calcext:value-type="string">
            <text:p>QPixmap pix_4(":/resources/img/SSP.png"); <text:s text:c="3"/>ui-&gt;imageLabel4-&gt;setPixmap(pix4.scaled(ui-&gt;imageLabel4-&gt;height()*718/793,ui-&gt;imageLabel4-&gt;height(),Qt::KeepAspectRatio));)</text:p>
          </table:table-cell>
          <table:table-cell table:style-name="ce36" table:formula="of:=CONCATENATE(&quot;QPixmap pix_&quot;;[.M76];&quot;(&quot;&quot;:/resources/img/&quot;;[.M1];&quot;.png&quot;&quot;);    ui-&gt;imageLabel&quot;;[.M76];&quot;-&gt;setPixmap(pix&quot;;[.M76];&quot;.scaled(ui-&gt;imageLabel&quot;;[.M76];&quot;-&gt;height()*718/793,ui-&gt;imageLabel&quot;;[.M76];&quot;-&gt;height(),Qt::KeepAspectRatio));)&quot;)" office:value-type="string" office:string-value="QPixmap pix_5(&quot;:/resources/img/EPC.png&quot;);    ui-&gt;imageLabel5-&gt;setPixmap(pix5.scaled(ui-&gt;imageLabel5-&gt;height()*718/793,ui-&gt;imageLabel5-&gt;height(),Qt::KeepAspectRatio));)" calcext:value-type="string">
            <text:p>QPixmap pix_5(":/resources/img/EPC.png"); <text:s text:c="3"/>ui-&gt;imageLabel5-&gt;setPixmap(pix5.scaled(ui-&gt;imageLabel5-&gt;height()*718/793,ui-&gt;imageLabel5-&gt;height(),Qt::KeepAspectRatio));)</text:p>
          </table:table-cell>
          <table:table-cell table:style-name="ce23" table:formula="of:=CONCATENATE(&quot;QPixmap pix_&quot;;[.N76];&quot;(&quot;&quot;:/resources/img/&quot;;[.N1];&quot;.png&quot;&quot;);    ui-&gt;imageLabel&quot;;[.N76];&quot;-&gt;setPixmap(pix&quot;;[.N76];&quot;.scaled(ui-&gt;imageLabel&quot;;[.N76];&quot;-&gt;height()*718/793,ui-&gt;imageLabel&quot;;[.N76];&quot;-&gt;height(),Qt::KeepAspectRatio));)&quot;)" office:value-type="string" office:string-value="QPixmap pix_6(&quot;:/resources/img/IPC.png&quot;);    ui-&gt;imageLabel6-&gt;setPixmap(pix6.scaled(ui-&gt;imageLabel6-&gt;height()*718/793,ui-&gt;imageLabel6-&gt;height(),Qt::KeepAspectRatio));)" calcext:value-type="string">
            <text:p>QPixmap pix_6(":/resources/img/IPC.png"); <text:s text:c="3"/>ui-&gt;imageLabel6-&gt;setPixmap(pix6.scaled(ui-&gt;imageLabel6-&gt;height()*718/793,ui-&gt;imageLabel6-&gt;height(),Qt::KeepAspectRatio));)</text:p>
          </table:table-cell>
          <table:table-cell table:style-name="ce23" table:formula="of:=CONCATENATE(&quot;QPixmap pix_&quot;;[.O76];&quot;(&quot;&quot;:/resources/img/&quot;;[.O1];&quot;.png&quot;&quot;);    ui-&gt;imageLabel&quot;;[.O76];&quot;-&gt;setPixmap(pix&quot;;[.O76];&quot;.scaled(ui-&gt;imageLabel&quot;;[.O76];&quot;-&gt;height()*718/793,ui-&gt;imageLabel&quot;;[.O76];&quot;-&gt;height(),Qt::KeepAspectRatio));)&quot;)" office:value-type="string" office:string-value="QPixmap pix_7(&quot;:/resources/img/LPC.png&quot;);    ui-&gt;imageLabel7-&gt;setPixmap(pix7.scaled(ui-&gt;imageLabel7-&gt;height()*718/793,ui-&gt;imageLabel7-&gt;height(),Qt::KeepAspectRatio));)" calcext:value-type="string">
            <text:p>QPixmap pix_7(":/resources/img/LPC.png"); <text:s text:c="3"/>ui-&gt;imageLabel7-&gt;setPixmap(pix7.scaled(ui-&gt;imageLabel7-&gt;height()*718/793,ui-&gt;imageLabel7-&gt;height(),Qt::KeepAspectRatio));)</text:p>
          </table:table-cell>
          <table:table-cell table:style-name="ce44" table:formula="of:=CONCATENATE(&quot;QPixmap pix_&quot;;[.P76];&quot;(&quot;&quot;:/resources/img/&quot;;[.P1];&quot;.png&quot;&quot;);    ui-&gt;imageLabel&quot;;[.P76];&quot;-&gt;setPixmap(pix&quot;;[.P76];&quot;.scaled(ui-&gt;imageLabel&quot;;[.P76];&quot;-&gt;height()*718/793,ui-&gt;imageLabel&quot;;[.P76];&quot;-&gt;height(),Qt::KeepAspectRatio));)&quot;)" office:value-type="string" office:string-value="QPixmap pix_8(&quot;:/resources/img/ESP.png&quot;);    ui-&gt;imageLabel8-&gt;setPixmap(pix8.scaled(ui-&gt;imageLabel8-&gt;height()*718/793,ui-&gt;imageLabel8-&gt;height(),Qt::KeepAspectRatio));)" calcext:value-type="string">
            <text:p>QPixmap pix_8(":/resources/img/ESP.png"); <text:s text:c="3"/>ui-&gt;imageLabel8-&gt;setPixmap(pix8.scaled(ui-&gt;imageLabel8-&gt;height()*718/793,ui-&gt;imageLabel8-&gt;height(),Qt::KeepAspectRatio));)</text:p>
          </table:table-cell>
          <table:table-cell table:style-name="ce23" table:formula="of:=CONCATENATE(&quot;QPixmap pix_&quot;;[.Q76];&quot;(&quot;&quot;:/resources/img/&quot;;[.Q1];&quot;.png&quot;&quot;);    ui-&gt;imageLabel&quot;;[.Q76];&quot;-&gt;setPixmap(pix&quot;;[.Q76];&quot;.scaled(ui-&gt;imageLabel&quot;;[.Q76];&quot;-&gt;height()*718/793,ui-&gt;imageLabel&quot;;[.Q76];&quot;-&gt;height(),Qt::KeepAspectRatio));)&quot;)" office:value-type="string" office:string-value="QPixmap pix_9(&quot;:/resources/img/DSP.png&quot;);    ui-&gt;imageLabel9-&gt;setPixmap(pix9.scaled(ui-&gt;imageLabel9-&gt;height()*718/793,ui-&gt;imageLabel9-&gt;height(),Qt::KeepAspectRatio));)" calcext:value-type="string">
            <text:p>QPixmap pix_9(":/resources/img/DSP.png"); <text:s text:c="3"/>ui-&gt;imageLabel9-&gt;setPixmap(pix9.scaled(ui-&gt;imageLabel9-&gt;height()*718/793,ui-&gt;imageLabel9-&gt;height(),Qt::KeepAspectRatio));)</text:p>
          </table:table-cell>
          <table:table-cell table:style-name="ce23" table:formula="of:=CONCATENATE(&quot;QPixmap pix_&quot;;[.R76];&quot;(&quot;&quot;:/resources/img/&quot;;[.R1];&quot;.png&quot;&quot;);    ui-&gt;imageLabel&quot;;[.R76];&quot;-&gt;setPixmap(pix&quot;;[.R76];&quot;.scaled(ui-&gt;imageLabel&quot;;[.R76];&quot;-&gt;height()*718/793,ui-&gt;imageLabel&quot;;[.R76];&quot;-&gt;height(),Qt::KeepAspectRatio));)&quot;)" office:value-type="string" office:string-value="QPixmap pix_10(&quot;:/resources/img/ISP.png&quot;);    ui-&gt;imageLabel10-&gt;setPixmap(pix10.scaled(ui-&gt;imageLabel10-&gt;height()*718/793,ui-&gt;imageLabel10-&gt;height(),Qt::KeepAspectRatio));)" calcext:value-type="string">
            <text:p>QPixmap pix_10(":/resources/img/ISP.png"); <text:s text:c="3"/>ui-&gt;imageLabel10-&gt;setPixmap(pix10.scaled(ui-&gt;imageLabel10-&gt;height()*718/793,ui-&gt;imageLabel10-&gt;height(),Qt::KeepAspectRatio));)</text:p>
          </table:table-cell>
          <table:table-cell table:style-name="ce23" table:formula="of:=CONCATENATE(&quot;QPixmap pix_&quot;;[.S76];&quot;(&quot;&quot;:/resources/img/&quot;;[.S1];&quot;.png&quot;&quot;);    ui-&gt;imageLabel&quot;;[.S76];&quot;-&gt;setPixmap(pix&quot;;[.S76];&quot;.scaled(ui-&gt;imageLabel&quot;;[.S76];&quot;-&gt;height()*718/793,ui-&gt;imageLabel&quot;;[.S76];&quot;-&gt;height(),Qt::KeepAspectRatio));)&quot;)" office:value-type="string" office:string-value="QPixmap pix_11(&quot;:/resources/img/LIR.png&quot;);    ui-&gt;imageLabel11-&gt;setPixmap(pix11.scaled(ui-&gt;imageLabel11-&gt;height()*718/793,ui-&gt;imageLabel11-&gt;height(),Qt::KeepAspectRatio));)" calcext:value-type="string">
            <text:p>QPixmap pix_11(":/resources/img/LIR.png"); <text:s text:c="3"/>ui-&gt;imageLabel11-&gt;setPixmap(pix11.scaled(ui-&gt;imageLabel11-&gt;height()*718/793,ui-&gt;imageLabel11-&gt;height(),Qt::KeepAspectRatio));)</text:p>
          </table:table-cell>
          <table:table-cell table:style-name="ce52" table:formula="of:=CONCATENATE(&quot;QPixmap pix_&quot;;[.T76];&quot;(&quot;&quot;:/resources/img/&quot;;[.T1];&quot;.png&quot;&quot;);    ui-&gt;imageLabel&quot;;[.T76];&quot;-&gt;setPixmap(pix&quot;;[.T76];&quot;.scaled(ui-&gt;imageLabel&quot;;[.T76];&quot;-&gt;height()*718/793,ui-&gt;imageLabel&quot;;[.T76];&quot;-&gt;height(),Qt::KeepAspectRatio));)&quot;)" office:value-type="string" office:string-value="QPixmap pix_12(&quot;:/resources/img/EFL.png&quot;);    ui-&gt;imageLabel12-&gt;setPixmap(pix12.scaled(ui-&gt;imageLabel12-&gt;height()*718/793,ui-&gt;imageLabel12-&gt;height(),Qt::KeepAspectRatio));)" calcext:value-type="string">
            <text:p>QPixmap pix_12(":/resources/img/EFL.png"); <text:s text:c="3"/>ui-&gt;imageLabel12-&gt;setPixmap(pix12.scaled(ui-&gt;imageLabel12-&gt;height()*718/793,ui-&gt;imageLabel12-&gt;height(),Qt::KeepAspectRatio));)</text:p>
          </table:table-cell>
          <table:table-cell table:style-name="ce23" table:formula="of:=CONCATENATE(&quot;QPixmap pix_&quot;;[.U76];&quot;(&quot;&quot;:/resources/img/&quot;;[.U1];&quot;.png&quot;&quot;);    ui-&gt;imageLabel&quot;;[.U76];&quot;-&gt;setPixmap(pix&quot;;[.U76];&quot;.scaled(ui-&gt;imageLabel&quot;;[.U76];&quot;-&gt;height()*718/793,ui-&gt;imageLabel&quot;;[.U76];&quot;-&gt;height(),Qt::KeepAspectRatio));)&quot;)" office:value-type="string" office:string-value="QPixmap pix_13(&quot;:/resources/img/SIF.png&quot;);    ui-&gt;imageLabel13-&gt;setPixmap(pix13.scaled(ui-&gt;imageLabel13-&gt;height()*718/793,ui-&gt;imageLabel13-&gt;height(),Qt::KeepAspectRatio));)" calcext:value-type="string">
            <text:p>QPixmap pix_13(":/resources/img/SIF.png"); <text:s text:c="3"/>ui-&gt;imageLabel13-&gt;setPixmap(pix13.scaled(ui-&gt;imageLabel13-&gt;height()*718/793,ui-&gt;imageLabel13-&gt;height(),Qt::KeepAspectRatio));)</text:p>
          </table:table-cell>
          <table:table-cell table:style-name="ce60" table:formula="of:=CONCATENATE(&quot;QPixmap pix_&quot;;[.V76];&quot;(&quot;&quot;:/resources/img/&quot;;[.V1];&quot;.png&quot;&quot;);    ui-&gt;imageLabel&quot;;[.V76];&quot;-&gt;setPixmap(pix&quot;;[.V76];&quot;.scaled(ui-&gt;imageLabel&quot;;[.V76];&quot;-&gt;height()*718/793,ui-&gt;imageLabel&quot;;[.V76];&quot;-&gt;height(),Qt::KeepAspectRatio));)&quot;)" office:value-type="string" office:string-value="QPixmap pix_14(&quot;:/resources/img/EIP.png&quot;);    ui-&gt;imageLabel14-&gt;setPixmap(pix14.scaled(ui-&gt;imageLabel14-&gt;height()*718/793,ui-&gt;imageLabel14-&gt;height(),Qt::KeepAspectRatio));)" calcext:value-type="string">
            <text:p>QPixmap pix_14(":/resources/img/EIP.png"); <text:s text:c="3"/>ui-&gt;imageLabel14-&gt;setPixmap(pix14.scaled(ui-&gt;imageLabel14-&gt;height()*718/793,ui-&gt;imageLabel14-&gt;height(),Qt::KeepAspectRatio));)</text:p>
          </table:table-cell>
          <table:table-cell table:style-name="ce23" table:formula="of:=CONCATENATE(&quot;QPixmap pix_&quot;;[.W76];&quot;(&quot;&quot;:/resources/img/&quot;;[.W1];&quot;.png&quot;&quot;);    ui-&gt;imageLabel&quot;;[.W76];&quot;-&gt;setPixmap(pix&quot;;[.W76];&quot;.scaled(ui-&gt;imageLabel&quot;;[.W76];&quot;-&gt;height()*718/793,ui-&gt;imageLabel&quot;;[.W76];&quot;-&gt;height(),Qt::KeepAspectRatio));)&quot;)" office:value-type="string" office:string-value="QPixmap pix_15(&quot;:/resources/img/LOP.png&quot;);    ui-&gt;imageLabel15-&gt;setPixmap(pix15.scaled(ui-&gt;imageLabel15-&gt;height()*718/793,ui-&gt;imageLabel15-&gt;height(),Qt::KeepAspectRatio));)" calcext:value-type="string">
            <text:p>QPixmap pix_15(":/resources/img/LOP.png"); <text:s text:c="3"/>ui-&gt;imageLabel15-&gt;setPixmap(pix15.scaled(ui-&gt;imageLabel15-&gt;height()*718/793,ui-&gt;imageLabel15-&gt;height(),Qt::KeepAspectRatio));)</text:p>
          </table:table-cell>
          <table:table-cell table:style-name="ce68" table:formula="of:=CONCATENATE(&quot;QPixmap pix_&quot;;[.X76];&quot;(&quot;&quot;:/resources/img/&quot;;[.X1];&quot;.png&quot;&quot;);    ui-&gt;imageLabel&quot;;[.X76];&quot;-&gt;setPixmap(pix&quot;;[.X76];&quot;.scaled(ui-&gt;imageLabel&quot;;[.X76];&quot;-&gt;height()*718/793,ui-&gt;imageLabel&quot;;[.X76];&quot;-&gt;height(),Qt::KeepAspectRatio));)&quot;)" office:value-type="string" office:string-value="QPixmap pix_16(&quot;:/resources/img/EOR.png&quot;);    ui-&gt;imageLabel16-&gt;setPixmap(pix16.scaled(ui-&gt;imageLabel16-&gt;height()*718/793,ui-&gt;imageLabel16-&gt;height(),Qt::KeepAspectRatio));)" calcext:value-type="string">
            <text:p>QPixmap pix_16(":/resources/img/EOR.png"); <text:s text:c="3"/>ui-&gt;imageLabel16-&gt;setPixmap(pix16.scaled(ui-&gt;imageLabel16-&gt;height()*718/793,ui-&gt;imageLabel16-&gt;height(),Qt::KeepAspectRatio));)</text:p>
          </table:table-cell>
          <table:table-cell table:style-name="ce23" table:formula="of:=CONCATENATE(&quot;QPixmap pix_&quot;;[.Y76];&quot;(&quot;&quot;:/resources/img/&quot;;[.Y1];&quot;.png&quot;&quot;);    ui-&gt;imageLabel&quot;;[.Y76];&quot;-&gt;setPixmap(pix&quot;;[.Y76];&quot;.scaled(ui-&gt;imageLabel&quot;;[.Y76];&quot;-&gt;height()*718/793,ui-&gt;imageLabel&quot;;[.Y76];&quot;-&gt;height(),Qt::KeepAspectRatio));)&quot;)" office:value-type="string" office:string-value="QPixmap pix_17(&quot;:/resources/img/LOR.png&quot;);    ui-&gt;imageLabel17-&gt;setPixmap(pix17.scaled(ui-&gt;imageLabel17-&gt;height()*718/793,ui-&gt;imageLabel17-&gt;height(),Qt::KeepAspectRatio));)" calcext:value-type="string">
            <text:p>QPixmap pix_17(":/resources/img/LOR.png"); <text:s text:c="3"/>ui-&gt;imageLabel17-&gt;setPixmap(pix17.scaled(ui-&gt;imageLabel17-&gt;height()*718/793,ui-&gt;imageLabel17-&gt;height(),Qt::KeepAspectRatio));)</text:p>
          </table:table-cell>
          <table:table-cell table:style-name="ce23" table:formula="of:=CONCATENATE(&quot;QPixmap pix_&quot;;[.Z76];&quot;(&quot;&quot;:/resources/img/&quot;;[.Z1];&quot;.png&quot;&quot;);    ui-&gt;imageLabel&quot;;[.Z76];&quot;-&gt;setPixmap(pix&quot;;[.Z76];&quot;.scaled(ui-&gt;imageLabel&quot;;[.Z76];&quot;-&gt;height()*718/793,ui-&gt;imageLabel&quot;;[.Z76];&quot;-&gt;height(),Qt::KeepAspectRatio));)&quot;)" office:value-type="string" office:string-value="QPixmap pix_18(&quot;:/resources/img/SAL.png&quot;);    ui-&gt;imageLabel18-&gt;setPixmap(pix18.scaled(ui-&gt;imageLabel18-&gt;height()*718/793,ui-&gt;imageLabel18-&gt;height(),Qt::KeepAspectRatio));)" calcext:value-type="string">
            <text:p>QPixmap pix_18(":/resources/img/SAL.png"); <text:s text:c="3"/>ui-&gt;imageLabel18-&gt;setPixmap(pix18.scaled(ui-&gt;imageLabel18-&gt;height()*718/793,ui-&gt;imageLabel18-&gt;height(),Qt::KeepAspectRatio));)</text:p>
          </table:table-cell>
          <table:table-cell table:style-name="ce23" table:formula="of:=CONCATENATE(&quot;QPixmap pix_&quot;;[.AA76];&quot;(&quot;&quot;:/resources/img/&quot;;[.AA1];&quot;.png&quot;&quot;);    ui-&gt;imageLabel&quot;;[.AA76];&quot;-&gt;setPixmap(pix&quot;;[.AA76];&quot;.scaled(ui-&gt;imageLabel&quot;;[.AA76];&quot;-&gt;height()*718/793,ui-&gt;imageLabel&quot;;[.AA76];&quot;-&gt;height(),Qt::KeepAspectRatio));)&quot;)" office:value-type="string" office:string-value="QPixmap pix_19(&quot;:/resources/img/LR0.png&quot;);    ui-&gt;imageLabel19-&gt;setPixmap(pix19.scaled(ui-&gt;imageLabel19-&gt;height()*718/793,ui-&gt;imageLabel19-&gt;height(),Qt::KeepAspectRatio));)" calcext:value-type="string">
            <text:p>QPixmap pix_19(":/resources/img/LR0.png"); <text:s text:c="3"/>ui-&gt;imageLabel19-&gt;setPixmap(pix19.scaled(ui-&gt;imageLabel19-&gt;height()*718/793,ui-&gt;imageLabel19-&gt;height(),Qt::KeepAspectRatio));)</text:p>
          </table:table-cell>
          <table:table-cell table:style-name="ce76" table:formula="of:=CONCATENATE(&quot;QPixmap pix_&quot;;[.AB76];&quot;(&quot;&quot;:/resources/img/&quot;;[.AB1];&quot;.png&quot;&quot;);    ui-&gt;imageLabel&quot;;[.AB76];&quot;-&gt;setPixmap(pix&quot;;[.AB76];&quot;.scaled(ui-&gt;imageLabel&quot;;[.AB76];&quot;-&gt;height()*718/793,ui-&gt;imageLabel&quot;;[.AB76];&quot;-&gt;height(),Qt::KeepAspectRatio));)&quot;)" office:value-type="string" office:string-value="QPixmap pix_20(&quot;:/resources/img/ER0.png&quot;);    ui-&gt;imageLabel20-&gt;setPixmap(pix20.scaled(ui-&gt;imageLabel20-&gt;height()*718/793,ui-&gt;imageLabel20-&gt;height(),Qt::KeepAspectRatio));)" calcext:value-type="string">
            <text:p>QPixmap pix_20(":/resources/img/ER0.png"); <text:s text:c="3"/>ui-&gt;imageLabel20-&gt;setPixmap(pix20.scaled(ui-&gt;imageLabel20-&gt;height()*718/793,ui-&gt;imageLabel20-&gt;height(),Qt::KeepAspectRatio));)</text:p>
          </table:table-cell>
          <table:table-cell table:style-name="ce23" table:formula="of:=CONCATENATE(&quot;QPixmap pix_&quot;;[.AC76];&quot;(&quot;&quot;:/resources/img/&quot;;[.AC1];&quot;.png&quot;&quot;);    ui-&gt;imageLabel&quot;;[.AC76];&quot;-&gt;setPixmap(pix&quot;;[.AC76];&quot;.scaled(ui-&gt;imageLabel&quot;;[.AC76];&quot;-&gt;height()*718/793,ui-&gt;imageLabel&quot;;[.AC76];&quot;-&gt;height(),Qt::KeepAspectRatio));)&quot;)" office:value-type="string" office:string-value="QPixmap pix_21(&quot;:/resources/img/LRN.png&quot;);    ui-&gt;imageLabel21-&gt;setPixmap(pix21.scaled(ui-&gt;imageLabel21-&gt;height()*718/793,ui-&gt;imageLabel21-&gt;height(),Qt::KeepAspectRatio));)" calcext:value-type="string">
            <text:p>QPixmap pix_21(":/resources/img/LRN.png"); <text:s text:c="3"/>ui-&gt;imageLabel21-&gt;setPixmap(pix21.scaled(ui-&gt;imageLabel21-&gt;height()*718/793,ui-&gt;imageLabel21-&gt;height(),Qt::KeepAspectRatio));)</text:p>
          </table:table-cell>
          <table:table-cell table:style-name="ce84" table:formula="of:=CONCATENATE(&quot;QPixmap pix_&quot;;[.AD76];&quot;(&quot;&quot;:/resources/img/&quot;;[.AD1];&quot;.png&quot;&quot;);    ui-&gt;imageLabel&quot;;[.AD76];&quot;-&gt;setPixmap(pix&quot;;[.AD76];&quot;.scaled(ui-&gt;imageLabel&quot;;[.AD76];&quot;-&gt;height()*718/793,ui-&gt;imageLabel&quot;;[.AD76];&quot;-&gt;height(),Qt::KeepAspectRatio));)&quot;)" office:value-type="string" office:string-value="QPixmap pix_22(&quot;:/resources/img/ERN.png&quot;);    ui-&gt;imageLabel22-&gt;setPixmap(pix22.scaled(ui-&gt;imageLabel22-&gt;height()*718/793,ui-&gt;imageLabel22-&gt;height(),Qt::KeepAspectRatio));)" calcext:value-type="string">
            <text:p>QPixmap pix_22(":/resources/img/ERN.png"); <text:s text:c="3"/>ui-&gt;imageLabel22-&gt;setPixmap(pix22.scaled(ui-&gt;imageLabel22-&gt;height()*718/793,ui-&gt;imageLabel22-&gt;height(),Qt::KeepAspectRatio));)</text:p>
          </table:table-cell>
          <table:table-cell table:style-name="ce90"/>
          <table:table-cell table:style-name="ce6" table:number-columns-repeated="2"/>
          <table:table-cell table:style-name="ce95"/>
          <table:table-cell table:style-name="ce99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0_1000':"1 0 0 1 0 0 0 0 0 1 0 1 1 0 0 0 1 0 0 0 0 0 \n"+"0 0 0 0 0 1 1 0 0 0 0 0 1 0 0 0 0 0 0 0 0 0",</text:p>
          </table:table-cell>
          <table:table-cell table:style-name="ce107" table:formula="of:=LEFT([.AS74];9)" office:value-type="string" office:string-value="0100_1000" calcext:value-type="string">
            <text:p>0100_1000</text:p>
          </table:table-cell>
          <table:table-cell table:style-name="ce107" table:formula="of:=LEFT([.AS74];LEN([.AS74])-1)" office:value-type="string" office:string-value="0100_1000':&quot;1 0 0 1 0 0 0 0 0 1 0 1 1 0 0 0 1 0 0 0 0 0 \n&quot;+&quot;0 0 0 0 0 1 1 0 0 0 0 0 1 0 0 0 0 0 0 0 0 0&quot;" calcext:value-type="string">
            <text:p>0100_1000':"1 0 0 1 0 0 0 0 0 1 0 1 1 0 0 0 1 0 0 0 0 0 \n"+"0 0 0 0 0 1 1 0 0 0 0 0 1 0 0 0 0 0 0 0 0 0"</text:p>
          </table:table-cell>
          <table:table-cell table:style-name="ce107" table:formula="of:=CONCATENATE([.AU74];&quot;+&quot;;&quot;&quot;&quot;&quot;;[.AT74];&quot;&quot;&quot;&quot;;&quot;,&quot;)" office:value-type="string" office:string-value="0100_1000':&quot;1 0 0 1 0 0 0 0 0 1 0 1 1 0 0 0 1 0 0 0 0 0 \n&quot;+&quot;0 0 0 0 0 1 1 0 0 0 0 0 1 0 0 0 0 0 0 0 0 0&quot;+&quot;0100_1000&quot;," calcext:value-type="string">
            <text:p>0100_1000':"1 0 0 1 0 0 0 0 0 1 0 1 1 0 0 0 1 0 0 0 0 0 \n"+"0 0 0 0 0 1 1 0 0 0 0 0 1 0 0 0 0 0 0 0 0 0"+"0100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0_1000':"1 0 0 1 0 0 0 0 0 1 0 1 1 0 0 0 1 0 0 0 0 0 \n"+"0 0 0 0 0 1 1 0 0 0 0 0 1 0 0 0 0 0 0 0 0 0"+"0100_1000",</text:p>
          </table:table-cell>
          <table:table-cell table:style-name="ce107" table:formula="of:=CONCATENATE(&quot;'&quot;;LEFT([.AX74];11);&quot; &quot;;LEFT([.AW74];LEN([.AW74])-4);&quot; $ &quot;;RIGHT([.AW74];4);&quot;&quot;;RIGHT([.AX74];LEN([.AX74])-11))" office:value-type="string" office:string-value="'0100_1000': &quot;1 0 1 0 0 1 0 0 0 0 1 0 0 0 0 0 0 0 0 0 0 0  $ \n&quot;+&quot;1 0 0 1 0 0 0 0 0 1 0 1 1 0 0 0 1 0 0 0 0 0 \n&quot;+&quot;0 0 0 0 0 1 1 0 0 0 0 0 1 0 0 0 0 0 0 0 0 0&quot;+&quot;0100_1000&quot;," calcext:value-type="string">
            <text:p>'0100_1000': "1 0 1 0 0 1 0 0 0 0 1 0 0 0 0 0 0 0 0 0 0 0 <text:s/>$ \n"+"1 0 0 1 0 0 0 0 0 1 0 1 1 0 0 0 1 0 0 0 0 0 \n"+"0 0 0 0 0 1 1 0 0 0 0 0 1 0 0 0 0 0 0 0 0 0"+"0100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4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0_1001':"1 0 0 1 0 0 0 0 0 1 0 1 1 0 0 0 1 0 0 0 0 0 \n"+"0 0 0 0 0 1 1 0 0 0 0 0 1 0 0 0 0 0 0 0 0 0",</text:p>
          </table:table-cell>
          <table:table-cell table:style-name="ce107" table:formula="of:=LEFT([.AS75];9)" office:value-type="string" office:string-value="0100_1001" calcext:value-type="string">
            <text:p>0100_1001</text:p>
          </table:table-cell>
          <table:table-cell table:style-name="ce107" table:formula="of:=LEFT([.AS75];LEN([.AS75])-1)" office:value-type="string" office:string-value="0100_1001':&quot;1 0 0 1 0 0 0 0 0 1 0 1 1 0 0 0 1 0 0 0 0 0 \n&quot;+&quot;0 0 0 0 0 1 1 0 0 0 0 0 1 0 0 0 0 0 0 0 0 0&quot;" calcext:value-type="string">
            <text:p>0100_1001':"1 0 0 1 0 0 0 0 0 1 0 1 1 0 0 0 1 0 0 0 0 0 \n"+"0 0 0 0 0 1 1 0 0 0 0 0 1 0 0 0 0 0 0 0 0 0"</text:p>
          </table:table-cell>
          <table:table-cell table:style-name="ce107" table:formula="of:=CONCATENATE([.AU75];&quot;+&quot;;&quot;&quot;&quot;&quot;;[.AT75];&quot;&quot;&quot;&quot;;&quot;,&quot;)" office:value-type="string" office:string-value="0100_1001':&quot;1 0 0 1 0 0 0 0 0 1 0 1 1 0 0 0 1 0 0 0 0 0 \n&quot;+&quot;0 0 0 0 0 1 1 0 0 0 0 0 1 0 0 0 0 0 0 0 0 0&quot;+&quot;0100_1001&quot;," calcext:value-type="string">
            <text:p>0100_1001':"1 0 0 1 0 0 0 0 0 1 0 1 1 0 0 0 1 0 0 0 0 0 \n"+"0 0 0 0 0 1 1 0 0 0 0 0 1 0 0 0 0 0 0 0 0 0"+"0100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0_1001':"1 0 0 1 0 0 0 0 0 1 0 1 1 0 0 0 1 0 0 0 0 0 \n"+"0 0 0 0 0 1 1 0 0 0 0 0 1 0 0 0 0 0 0 0 0 0"+"0100_1001",</text:p>
          </table:table-cell>
          <table:table-cell table:style-name="ce107" table:formula="of:=CONCATENATE(&quot;'&quot;;LEFT([.AX75];11);&quot; &quot;;LEFT([.AW75];LEN([.AW75])-4);&quot; $ &quot;;RIGHT([.AW75];4);&quot;&quot;;RIGHT([.AX75];LEN([.AX75])-11))" office:value-type="string" office:string-value="'0100_1001': &quot;1 0 1 0 0 1 0 0 0 0 1 0 0 0 0 0 0 0 0 0 0 0  $ \n&quot;+&quot;1 0 0 1 0 0 0 0 0 1 0 1 1 0 0 0 1 0 0 0 0 0 \n&quot;+&quot;0 0 0 0 0 1 1 0 0 0 0 0 1 0 0 0 0 0 0 0 0 0&quot;+&quot;0100_1001&quot;," calcext:value-type="string">
            <text:p>'0100_1001': "1 0 1 0 0 1 0 0 0 0 1 0 0 0 0 0 0 0 0 0 0 0 <text:s/>$ \n"+"1 0 0 1 0 0 0 0 0 1 0 1 1 0 0 0 1 0 0 0 0 0 \n"+"0 0 0 0 0 1 1 0 0 0 0 0 1 0 0 0 0 0 0 0 0 0"+"0100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8" office:value-type="string" calcext:value-type="string">
            <text:p>1010010000100000000000</text:p>
          </table:table-cell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0_1010':"1 0 0 1 0 0 0 0 0 1 0 1 1 0 0 0 1 0 0 0 0 0 \n"+"0 0 0 0 0 1 1 0 0 0 0 0 1 0 0 0 0 0 0 0 0 0",</text:p>
          </table:table-cell>
          <table:table-cell table:style-name="ce107" table:formula="of:=LEFT([.AS76];9)" office:value-type="string" office:string-value="0100_1010" calcext:value-type="string">
            <text:p>0100_1010</text:p>
          </table:table-cell>
          <table:table-cell table:style-name="ce107" table:formula="of:=LEFT([.AS76];LEN([.AS76])-1)" office:value-type="string" office:string-value="0100_1010':&quot;1 0 0 1 0 0 0 0 0 1 0 1 1 0 0 0 1 0 0 0 0 0 \n&quot;+&quot;0 0 0 0 0 1 1 0 0 0 0 0 1 0 0 0 0 0 0 0 0 0&quot;" calcext:value-type="string">
            <text:p>0100_1010':"1 0 0 1 0 0 0 0 0 1 0 1 1 0 0 0 1 0 0 0 0 0 \n"+"0 0 0 0 0 1 1 0 0 0 0 0 1 0 0 0 0 0 0 0 0 0"</text:p>
          </table:table-cell>
          <table:table-cell table:style-name="ce107" table:formula="of:=CONCATENATE([.AU76];&quot;+&quot;;&quot;&quot;&quot;&quot;;[.AT76];&quot;&quot;&quot;&quot;;&quot;,&quot;)" office:value-type="string" office:string-value="0100_1010':&quot;1 0 0 1 0 0 0 0 0 1 0 1 1 0 0 0 1 0 0 0 0 0 \n&quot;+&quot;0 0 0 0 0 1 1 0 0 0 0 0 1 0 0 0 0 0 0 0 0 0&quot;+&quot;0100_1010&quot;," calcext:value-type="string">
            <text:p>0100_1010':"1 0 0 1 0 0 0 0 0 1 0 1 1 0 0 0 1 0 0 0 0 0 \n"+"0 0 0 0 0 1 1 0 0 0 0 0 1 0 0 0 0 0 0 0 0 0"+"0100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0_1010':"1 0 0 1 0 0 0 0 0 1 0 1 1 0 0 0 1 0 0 0 0 0 \n"+"0 0 0 0 0 1 1 0 0 0 0 0 1 0 0 0 0 0 0 0 0 0"+"0100_1010",</text:p>
          </table:table-cell>
          <table:table-cell table:style-name="ce107" table:formula="of:=CONCATENATE(&quot;'&quot;;LEFT([.AX76];11);&quot; &quot;;LEFT([.AW76];LEN([.AW76])-4);&quot; $ &quot;;RIGHT([.AW76];4);&quot;&quot;;RIGHT([.AX76];LEN([.AX76])-11))" office:value-type="string" office:string-value="'0100_1010': &quot;1 0 1 0 0 1 0 0 0 0 1 0 0 0 0 0 0 0 0 0 0 0  $ \n&quot;+&quot;1 0 0 1 0 0 0 0 0 1 0 1 1 0 0 0 1 0 0 0 0 0 \n&quot;+&quot;0 0 0 0 0 1 1 0 0 0 0 0 1 0 0 0 0 0 0 0 0 0&quot;+&quot;0100_1010&quot;," calcext:value-type="string">
            <text:p>'0100_1010': "1 0 1 0 0 1 0 0 0 0 1 0 0 0 0 0 0 0 0 0 0 0 <text:s/>$ \n"+"1 0 0 1 0 0 0 0 0 1 0 1 1 0 0 0 1 0 0 0 0 0 \n"+"0 0 0 0 0 1 1 0 0 0 0 0 1 0 0 0 0 0 0 0 0 0"+"0100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0_1011':"1 0 0 1 0 0 0 0 0 1 0 1 1 0 0 0 1 0 0 0 0 0 \n"+"0 0 0 0 0 1 1 0 0 0 0 0 1 0 0 0 0 0 0 0 0 0",</text:p>
          </table:table-cell>
          <table:table-cell table:style-name="ce107" table:formula="of:=LEFT([.AS77];9)" office:value-type="string" office:string-value="0100_1011" calcext:value-type="string">
            <text:p>0100_1011</text:p>
          </table:table-cell>
          <table:table-cell table:style-name="ce107" table:formula="of:=LEFT([.AS77];LEN([.AS77])-1)" office:value-type="string" office:string-value="0100_1011':&quot;1 0 0 1 0 0 0 0 0 1 0 1 1 0 0 0 1 0 0 0 0 0 \n&quot;+&quot;0 0 0 0 0 1 1 0 0 0 0 0 1 0 0 0 0 0 0 0 0 0&quot;" calcext:value-type="string">
            <text:p>0100_1011':"1 0 0 1 0 0 0 0 0 1 0 1 1 0 0 0 1 0 0 0 0 0 \n"+"0 0 0 0 0 1 1 0 0 0 0 0 1 0 0 0 0 0 0 0 0 0"</text:p>
          </table:table-cell>
          <table:table-cell table:style-name="ce107" table:formula="of:=CONCATENATE([.AU77];&quot;+&quot;;&quot;&quot;&quot;&quot;;[.AT77];&quot;&quot;&quot;&quot;;&quot;,&quot;)" office:value-type="string" office:string-value="0100_1011':&quot;1 0 0 1 0 0 0 0 0 1 0 1 1 0 0 0 1 0 0 0 0 0 \n&quot;+&quot;0 0 0 0 0 1 1 0 0 0 0 0 1 0 0 0 0 0 0 0 0 0&quot;+&quot;0100_1011&quot;," calcext:value-type="string">
            <text:p>0100_1011':"1 0 0 1 0 0 0 0 0 1 0 1 1 0 0 0 1 0 0 0 0 0 \n"+"0 0 0 0 0 1 1 0 0 0 0 0 1 0 0 0 0 0 0 0 0 0"+"0100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0_1011':"1 0 0 1 0 0 0 0 0 1 0 1 1 0 0 0 1 0 0 0 0 0 \n"+"0 0 0 0 0 1 1 0 0 0 0 0 1 0 0 0 0 0 0 0 0 0"+"0100_1011",</text:p>
          </table:table-cell>
          <table:table-cell table:style-name="ce107" table:formula="of:=CONCATENATE(&quot;'&quot;;LEFT([.AX77];11);&quot; &quot;;LEFT([.AW77];LEN([.AW77])-4);&quot; $ &quot;;RIGHT([.AW77];4);&quot;&quot;;RIGHT([.AX77];LEN([.AX77])-11))" office:value-type="string" office:string-value="'0100_1011': &quot;1 0 1 0 0 1 0 0 0 0 1 0 0 0 0 0 0 0 0 0 0 0  $ \n&quot;+&quot;1 0 0 1 0 0 0 0 0 1 0 1 1 0 0 0 1 0 0 0 0 0 \n&quot;+&quot;0 0 0 0 0 1 1 0 0 0 0 0 1 0 0 0 0 0 0 0 0 0&quot;+&quot;0100_1011&quot;," calcext:value-type="string">
            <text:p>'0100_1011': "1 0 1 0 0 1 0 0 0 0 1 0 0 0 0 0 0 0 0 0 0 0 <text:s/>$ \n"+"1 0 0 1 0 0 0 0 0 1 0 1 1 0 0 0 1 0 0 0 0 0 \n"+"0 0 0 0 0 1 1 0 0 0 0 0 1 0 0 0 0 0 0 0 0 0"+"0100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0_1100':"1 0 0 1 0 0 0 0 0 1 0 1 1 0 0 0 1 0 0 0 0 0 \n"+"0 0 0 0 0 1 1 0 0 0 0 0 1 0 0 0 0 0 0 0 0 0",</text:p>
          </table:table-cell>
          <table:table-cell table:style-name="ce107" table:formula="of:=LEFT([.AS78];9)" office:value-type="string" office:string-value="0100_1100" calcext:value-type="string">
            <text:p>0100_1100</text:p>
          </table:table-cell>
          <table:table-cell table:style-name="ce107" table:formula="of:=LEFT([.AS78];LEN([.AS78])-1)" office:value-type="string" office:string-value="0100_1100':&quot;1 0 0 1 0 0 0 0 0 1 0 1 1 0 0 0 1 0 0 0 0 0 \n&quot;+&quot;0 0 0 0 0 1 1 0 0 0 0 0 1 0 0 0 0 0 0 0 0 0&quot;" calcext:value-type="string">
            <text:p>0100_1100':"1 0 0 1 0 0 0 0 0 1 0 1 1 0 0 0 1 0 0 0 0 0 \n"+"0 0 0 0 0 1 1 0 0 0 0 0 1 0 0 0 0 0 0 0 0 0"</text:p>
          </table:table-cell>
          <table:table-cell table:style-name="ce107" table:formula="of:=CONCATENATE([.AU78];&quot;+&quot;;&quot;&quot;&quot;&quot;;[.AT78];&quot;&quot;&quot;&quot;;&quot;,&quot;)" office:value-type="string" office:string-value="0100_1100':&quot;1 0 0 1 0 0 0 0 0 1 0 1 1 0 0 0 1 0 0 0 0 0 \n&quot;+&quot;0 0 0 0 0 1 1 0 0 0 0 0 1 0 0 0 0 0 0 0 0 0&quot;+&quot;0100_1100&quot;," calcext:value-type="string">
            <text:p>0100_1100':"1 0 0 1 0 0 0 0 0 1 0 1 1 0 0 0 1 0 0 0 0 0 \n"+"0 0 0 0 0 1 1 0 0 0 0 0 1 0 0 0 0 0 0 0 0 0"+"0100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0_1100':"1 0 0 1 0 0 0 0 0 1 0 1 1 0 0 0 1 0 0 0 0 0 \n"+"0 0 0 0 0 1 1 0 0 0 0 0 1 0 0 0 0 0 0 0 0 0"+"0100_1100",</text:p>
          </table:table-cell>
          <table:table-cell table:style-name="ce107" table:formula="of:=CONCATENATE(&quot;'&quot;;LEFT([.AX78];11);&quot; &quot;;LEFT([.AW78];LEN([.AW78])-4);&quot; $ &quot;;RIGHT([.AW78];4);&quot;&quot;;RIGHT([.AX78];LEN([.AX78])-11))" office:value-type="string" office:string-value="'0100_1100': &quot;1 0 1 0 0 1 0 0 0 0 1 0 0 0 0 0 0 0 0 0 0 0  $ \n&quot;+&quot;1 0 0 1 0 0 0 0 0 1 0 1 1 0 0 0 1 0 0 0 0 0 \n&quot;+&quot;0 0 0 0 0 1 1 0 0 0 0 0 1 0 0 0 0 0 0 0 0 0&quot;+&quot;0100_1100&quot;," calcext:value-type="string">
            <text:p>'0100_1100': "1 0 1 0 0 1 0 0 0 0 1 0 0 0 0 0 0 0 0 0 0 0 <text:s/>$ \n"+"1 0 0 1 0 0 0 0 0 1 0 1 1 0 0 0 1 0 0 0 0 0 \n"+"0 0 0 0 0 1 1 0 0 0 0 0 1 0 0 0 0 0 0 0 0 0"+"0100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7" table:number-columns-repeated="3"/>
          <table:table-cell table:style-name="ce37" office:value-type="float" office:value="1" calcext:value-type="float">
            <text:p>1</text:p>
          </table:table-cell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 office:value-type="float" office:value="1" calcext:value-type="float">
            <text:p>1</text:p>
          </table:table-cell>
          <table:table-cell table:style-name="ce7"/>
          <table:table-cell table:style-name="ce61" office:value-type="float" office:value="1" calcext:value-type="float">
            <text:p>1</text:p>
          </table:table-cell>
          <table:table-cell table:style-name="ce7"/>
          <table:table-cell table:style-name="ce69" office:value-type="float" office:value="1" calcext:value-type="float">
            <text:p>1</text:p>
          </table:table-cell>
          <table:table-cell table:style-name="ce7" table:number-columns-repeated="3"/>
          <table:table-cell table:style-name="ce77" office:value-type="float" office:value="1" calcext:value-type="float">
            <text:p>1</text:p>
          </table:table-cell>
          <table:table-cell table:style-name="ce7"/>
          <table:table-cell table:style-name="ce85" office:value-type="float" office:value="1" calcext:value-type="float">
            <text:p>1</text:p>
          </table:table-cell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0_1101':"1 0 0 1 0 0 0 0 0 1 0 1 1 0 0 0 1 0 0 0 0 0 \n"+"0 0 0 0 0 1 1 0 0 0 0 0 1 0 0 0 0 0 0 0 0 0",</text:p>
          </table:table-cell>
          <table:table-cell table:style-name="ce107" table:formula="of:=LEFT([.AS79];9)" office:value-type="string" office:string-value="0100_1101" calcext:value-type="string">
            <text:p>0100_1101</text:p>
          </table:table-cell>
          <table:table-cell table:style-name="ce107" table:formula="of:=LEFT([.AS79];LEN([.AS79])-1)" office:value-type="string" office:string-value="0100_1101':&quot;1 0 0 1 0 0 0 0 0 1 0 1 1 0 0 0 1 0 0 0 0 0 \n&quot;+&quot;0 0 0 0 0 1 1 0 0 0 0 0 1 0 0 0 0 0 0 0 0 0&quot;" calcext:value-type="string">
            <text:p>0100_1101':"1 0 0 1 0 0 0 0 0 1 0 1 1 0 0 0 1 0 0 0 0 0 \n"+"0 0 0 0 0 1 1 0 0 0 0 0 1 0 0 0 0 0 0 0 0 0"</text:p>
          </table:table-cell>
          <table:table-cell table:style-name="ce107" table:formula="of:=CONCATENATE([.AU79];&quot;+&quot;;&quot;&quot;&quot;&quot;;[.AT79];&quot;&quot;&quot;&quot;;&quot;,&quot;)" office:value-type="string" office:string-value="0100_1101':&quot;1 0 0 1 0 0 0 0 0 1 0 1 1 0 0 0 1 0 0 0 0 0 \n&quot;+&quot;0 0 0 0 0 1 1 0 0 0 0 0 1 0 0 0 0 0 0 0 0 0&quot;+&quot;0100_1101&quot;," calcext:value-type="string">
            <text:p>0100_1101':"1 0 0 1 0 0 0 0 0 1 0 1 1 0 0 0 1 0 0 0 0 0 \n"+"0 0 0 0 0 1 1 0 0 0 0 0 1 0 0 0 0 0 0 0 0 0"+"0100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0_1101':"1 0 0 1 0 0 0 0 0 1 0 1 1 0 0 0 1 0 0 0 0 0 \n"+"0 0 0 0 0 1 1 0 0 0 0 0 1 0 0 0 0 0 0 0 0 0"+"0100_1101",</text:p>
          </table:table-cell>
          <table:table-cell table:style-name="ce107" table:formula="of:=CONCATENATE(&quot;'&quot;;LEFT([.AX79];11);&quot; &quot;;LEFT([.AW79];LEN([.AW79])-4);&quot; $ &quot;;RIGHT([.AW79];4);&quot;&quot;;RIGHT([.AX79];LEN([.AX79])-11))" office:value-type="string" office:string-value="'0100_1101': &quot;1 0 1 0 0 1 0 0 0 0 1 0 0 0 0 0 0 0 0 0 0 0  $ \n&quot;+&quot;1 0 0 1 0 0 0 0 0 1 0 1 1 0 0 0 1 0 0 0 0 0 \n&quot;+&quot;0 0 0 0 0 1 1 0 0 0 0 0 1 0 0 0 0 0 0 0 0 0&quot;+&quot;0100_1101&quot;," calcext:value-type="string">
            <text:p>'0100_1101': "1 0 1 0 0 1 0 0 0 0 1 0 0 0 0 0 0 0 0 0 0 0 <text:s/>$ \n"+"1 0 0 1 0 0 0 0 0 1 0 1 1 0 0 0 1 0 0 0 0 0 \n"+"0 0 0 0 0 1 1 0 0 0 0 0 1 0 0 0 0 0 0 0 0 0"+"0100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0_1110':"1 0 0 1 0 0 0 0 0 1 0 1 1 0 0 0 1 0 0 0 0 0 \n"+"0 0 0 0 0 1 1 0 0 0 0 0 1 0 0 0 0 0 0 0 0 0",</text:p>
          </table:table-cell>
          <table:table-cell table:style-name="ce107" table:formula="of:=LEFT([.AS80];9)" office:value-type="string" office:string-value="0100_1110" calcext:value-type="string">
            <text:p>0100_1110</text:p>
          </table:table-cell>
          <table:table-cell table:style-name="ce107" table:formula="of:=LEFT([.AS80];LEN([.AS80])-1)" office:value-type="string" office:string-value="0100_1110':&quot;1 0 0 1 0 0 0 0 0 1 0 1 1 0 0 0 1 0 0 0 0 0 \n&quot;+&quot;0 0 0 0 0 1 1 0 0 0 0 0 1 0 0 0 0 0 0 0 0 0&quot;" calcext:value-type="string">
            <text:p>0100_1110':"1 0 0 1 0 0 0 0 0 1 0 1 1 0 0 0 1 0 0 0 0 0 \n"+"0 0 0 0 0 1 1 0 0 0 0 0 1 0 0 0 0 0 0 0 0 0"</text:p>
          </table:table-cell>
          <table:table-cell table:style-name="ce107" table:formula="of:=CONCATENATE([.AU80];&quot;+&quot;;&quot;&quot;&quot;&quot;;[.AT80];&quot;&quot;&quot;&quot;;&quot;,&quot;)" office:value-type="string" office:string-value="0100_1110':&quot;1 0 0 1 0 0 0 0 0 1 0 1 1 0 0 0 1 0 0 0 0 0 \n&quot;+&quot;0 0 0 0 0 1 1 0 0 0 0 0 1 0 0 0 0 0 0 0 0 0&quot;+&quot;0100_1110&quot;," calcext:value-type="string">
            <text:p>0100_1110':"1 0 0 1 0 0 0 0 0 1 0 1 1 0 0 0 1 0 0 0 0 0 \n"+"0 0 0 0 0 1 1 0 0 0 0 0 1 0 0 0 0 0 0 0 0 0"+"0100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0_1110':"1 0 0 1 0 0 0 0 0 1 0 1 1 0 0 0 1 0 0 0 0 0 \n"+"0 0 0 0 0 1 1 0 0 0 0 0 1 0 0 0 0 0 0 0 0 0"+"0100_1110",</text:p>
          </table:table-cell>
          <table:table-cell table:style-name="ce107" table:formula="of:=CONCATENATE(&quot;'&quot;;LEFT([.AX80];11);&quot; &quot;;LEFT([.AW80];LEN([.AW80])-4);&quot; $ &quot;;RIGHT([.AW80];4);&quot;&quot;;RIGHT([.AX80];LEN([.AX80])-11))" office:value-type="string" office:string-value="'0100_1110': &quot;1 0 1 0 0 1 0 0 0 0 1 0 0 0 0 0 0 0 0 0 0 0  $ \n&quot;+&quot;1 0 0 1 0 0 0 0 0 1 0 1 1 0 0 0 1 0 0 0 0 0 \n&quot;+&quot;0 0 0 0 0 1 1 0 0 0 0 0 1 0 0 0 0 0 0 0 0 0&quot;+&quot;0100_1110&quot;," calcext:value-type="string">
            <text:p>'0100_1110': "1 0 1 0 0 1 0 0 0 0 1 0 0 0 0 0 0 0 0 0 0 0 <text:s/>$ \n"+"1 0 0 1 0 0 0 0 0 1 0 1 1 0 0 0 1 0 0 0 0 0 \n"+"0 0 0 0 0 1 1 0 0 0 0 0 1 0 0 0 0 0 0 0 0 0"+"0100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0_1111':"1 0 0 1 0 0 0 0 0 1 0 1 1 0 0 0 1 0 0 0 0 0 \n"+"0 0 0 0 0 1 1 0 0 0 0 0 1 0 0 0 0 0 0 0 0 0",</text:p>
          </table:table-cell>
          <table:table-cell table:style-name="ce107" table:formula="of:=LEFT([.AS81];9)" office:value-type="string" office:string-value="0100_1111" calcext:value-type="string">
            <text:p>0100_1111</text:p>
          </table:table-cell>
          <table:table-cell table:style-name="ce107" table:formula="of:=LEFT([.AS81];LEN([.AS81])-1)" office:value-type="string" office:string-value="0100_1111':&quot;1 0 0 1 0 0 0 0 0 1 0 1 1 0 0 0 1 0 0 0 0 0 \n&quot;+&quot;0 0 0 0 0 1 1 0 0 0 0 0 1 0 0 0 0 0 0 0 0 0&quot;" calcext:value-type="string">
            <text:p>0100_1111':"1 0 0 1 0 0 0 0 0 1 0 1 1 0 0 0 1 0 0 0 0 0 \n"+"0 0 0 0 0 1 1 0 0 0 0 0 1 0 0 0 0 0 0 0 0 0"</text:p>
          </table:table-cell>
          <table:table-cell table:style-name="ce107" table:formula="of:=CONCATENATE([.AU81];&quot;+&quot;;&quot;&quot;&quot;&quot;;[.AT81];&quot;&quot;&quot;&quot;;&quot;,&quot;)" office:value-type="string" office:string-value="0100_1111':&quot;1 0 0 1 0 0 0 0 0 1 0 1 1 0 0 0 1 0 0 0 0 0 \n&quot;+&quot;0 0 0 0 0 1 1 0 0 0 0 0 1 0 0 0 0 0 0 0 0 0&quot;+&quot;0100_1111&quot;," calcext:value-type="string">
            <text:p>0100_1111':"1 0 0 1 0 0 0 0 0 1 0 1 1 0 0 0 1 0 0 0 0 0 \n"+"0 0 0 0 0 1 1 0 0 0 0 0 1 0 0 0 0 0 0 0 0 0"+"0100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0_1111':"1 0 0 1 0 0 0 0 0 1 0 1 1 0 0 0 1 0 0 0 0 0 \n"+"0 0 0 0 0 1 1 0 0 0 0 0 1 0 0 0 0 0 0 0 0 0"+"0100_1111",</text:p>
          </table:table-cell>
          <table:table-cell table:style-name="ce107" table:formula="of:=CONCATENATE(&quot;'&quot;;LEFT([.AX81];11);&quot; &quot;;LEFT([.AW81];LEN([.AW81])-4);&quot; $ &quot;;RIGHT([.AW81];4);&quot;&quot;;RIGHT([.AX81];LEN([.AX81])-11))" office:value-type="string" office:string-value="'0100_1111': &quot;1 0 1 0 0 1 0 0 0 0 1 0 0 0 0 0 0 0 0 0 0 0  $ \n&quot;+&quot;1 0 0 1 0 0 0 0 0 1 0 1 1 0 0 0 1 0 0 0 0 0 \n&quot;+&quot;0 0 0 0 0 1 1 0 0 0 0 0 1 0 0 0 0 0 0 0 0 0&quot;+&quot;0100_1111&quot;," calcext:value-type="string">
            <text:p>'0100_1111': "1 0 1 0 0 1 0 0 0 0 1 0 0 0 0 0 0 0 0 0 0 0 <text:s/>$ \n"+"1 0 0 1 0 0 0 0 0 1 0 1 1 0 0 0 1 0 0 0 0 0 \n"+"0 0 0 0 0 1 1 0 0 0 0 0 1 0 0 0 0 0 0 0 0 0"+"0100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0000':"0 0 0 0 0 0 0 0 0 0 0 0 0 0 0 0 1 0 0 0 0 1 \n"+"0 0 0 0 0 0 0 0 0 0 0 0 1 0 0 1 0 1 0 0 1 0",</text:p>
          </table:table-cell>
          <table:table-cell table:style-name="ce107" table:formula="of:=LEFT([.AS82];9)" office:value-type="string" office:string-value="0101_0000" calcext:value-type="string">
            <text:p>0101_0000</text:p>
          </table:table-cell>
          <table:table-cell table:style-name="ce107" table:formula="of:=LEFT([.AS82];LEN([.AS82])-1)" office:value-type="string" office:string-value="0101_0000':&quot;0 0 0 0 0 0 0 0 0 0 0 0 0 0 0 0 1 0 0 0 0 1 \n&quot;+&quot;0 0 0 0 0 0 0 0 0 0 0 0 1 0 0 1 0 1 0 0 1 0&quot;" calcext:value-type="string">
            <text:p>0101_0000':"0 0 0 0 0 0 0 0 0 0 0 0 0 0 0 0 1 0 0 0 0 1 \n"+"0 0 0 0 0 0 0 0 0 0 0 0 1 0 0 1 0 1 0 0 1 0"</text:p>
          </table:table-cell>
          <table:table-cell table:style-name="ce107" table:formula="of:=CONCATENATE([.AU82];&quot;+&quot;;&quot;&quot;&quot;&quot;;[.AT82];&quot;&quot;&quot;&quot;;&quot;,&quot;)" office:value-type="string" office:string-value="0101_0000':&quot;0 0 0 0 0 0 0 0 0 0 0 0 0 0 0 0 1 0 0 0 0 1 \n&quot;+&quot;0 0 0 0 0 0 0 0 0 0 0 0 1 0 0 1 0 1 0 0 1 0&quot;+&quot;0101_0000&quot;," calcext:value-type="string">
            <text:p>0101_0000':"0 0 0 0 0 0 0 0 0 0 0 0 0 0 0 0 1 0 0 0 0 1 \n"+"0 0 0 0 0 0 0 0 0 0 0 0 1 0 0 1 0 1 0 0 1 0"+"0101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0000':"0 0 0 0 0 0 0 0 0 0 0 0 0 0 0 0 1 0 0 0 0 1 \n"+"0 0 0 0 0 0 0 0 0 0 0 0 1 0 0 1 0 1 0 0 1 0"+"0101_0000",</text:p>
          </table:table-cell>
          <table:table-cell table:style-name="ce107" table:formula="of:=CONCATENATE(&quot;'&quot;;LEFT([.AX82];11);&quot; &quot;;LEFT([.AW82];LEN([.AW82])-4);&quot; $ &quot;;RIGHT([.AW82];4);&quot;&quot;;RIGHT([.AX82];LEN([.AX82])-11))" office:value-type="string" office:string-value="'0101_0000': &quot;1 0 1 0 0 1 0 0 0 0 1 0 0 0 0 0 0 0 0 0 0 0  $ \n&quot;+&quot;0 0 0 0 0 0 0 0 0 0 0 0 0 0 0 0 1 0 0 0 0 1 \n&quot;+&quot;0 0 0 0 0 0 0 0 0 0 0 0 1 0 0 1 0 1 0 0 1 0&quot;+&quot;0101_0000&quot;," calcext:value-type="string">
            <text:p>'0101_0000': "1 0 1 0 0 1 0 0 0 0 1 0 0 0 0 0 0 0 0 0 0 0 <text:s/>$ \n"+"0 0 0 0 0 0 0 0 0 0 0 0 0 0 0 0 1 0 0 0 0 1 \n"+"0 0 0 0 0 0 0 0 0 0 0 0 1 0 0 1 0 1 0 0 1 0"+"0101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0001':"0 0 0 0 0 0 0 0 0 0 0 0 0 0 0 0 1 0 0 0 0 1 \n"+"0 0 0 0 0 0 0 0 0 0 0 0 1 0 0 1 0 1 0 0 1 0",</text:p>
          </table:table-cell>
          <table:table-cell table:style-name="ce107" table:formula="of:=LEFT([.AS83];9)" office:value-type="string" office:string-value="0101_0001" calcext:value-type="string">
            <text:p>0101_0001</text:p>
          </table:table-cell>
          <table:table-cell table:style-name="ce107" table:formula="of:=LEFT([.AS83];LEN([.AS83])-1)" office:value-type="string" office:string-value="0101_0001':&quot;0 0 0 0 0 0 0 0 0 0 0 0 0 0 0 0 1 0 0 0 0 1 \n&quot;+&quot;0 0 0 0 0 0 0 0 0 0 0 0 1 0 0 1 0 1 0 0 1 0&quot;" calcext:value-type="string">
            <text:p>0101_0001':"0 0 0 0 0 0 0 0 0 0 0 0 0 0 0 0 1 0 0 0 0 1 \n"+"0 0 0 0 0 0 0 0 0 0 0 0 1 0 0 1 0 1 0 0 1 0"</text:p>
          </table:table-cell>
          <table:table-cell table:style-name="ce107" table:formula="of:=CONCATENATE([.AU83];&quot;+&quot;;&quot;&quot;&quot;&quot;;[.AT83];&quot;&quot;&quot;&quot;;&quot;,&quot;)" office:value-type="string" office:string-value="0101_0001':&quot;0 0 0 0 0 0 0 0 0 0 0 0 0 0 0 0 1 0 0 0 0 1 \n&quot;+&quot;0 0 0 0 0 0 0 0 0 0 0 0 1 0 0 1 0 1 0 0 1 0&quot;+&quot;0101_0001&quot;," calcext:value-type="string">
            <text:p>0101_0001':"0 0 0 0 0 0 0 0 0 0 0 0 0 0 0 0 1 0 0 0 0 1 \n"+"0 0 0 0 0 0 0 0 0 0 0 0 1 0 0 1 0 1 0 0 1 0"+"0101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0001':"0 0 0 0 0 0 0 0 0 0 0 0 0 0 0 0 1 0 0 0 0 1 \n"+"0 0 0 0 0 0 0 0 0 0 0 0 1 0 0 1 0 1 0 0 1 0"+"0101_0001",</text:p>
          </table:table-cell>
          <table:table-cell table:style-name="ce107" table:formula="of:=CONCATENATE(&quot;'&quot;;LEFT([.AX83];11);&quot; &quot;;LEFT([.AW83];LEN([.AW83])-4);&quot; $ &quot;;RIGHT([.AW83];4);&quot;&quot;;RIGHT([.AX83];LEN([.AX83])-11))" office:value-type="string" office:string-value="'0101_0001': &quot;1 0 1 0 0 1 0 0 0 0 1 0 0 0 0 0 0 0 0 0 0 0  $ \n&quot;+&quot;0 0 0 0 0 0 0 0 0 0 0 0 0 0 0 0 1 0 0 0 0 1 \n&quot;+&quot;0 0 0 0 0 0 0 0 0 0 0 0 1 0 0 1 0 1 0 0 1 0&quot;+&quot;0101_0001&quot;," calcext:value-type="string">
            <text:p>'0101_0001': "1 0 1 0 0 1 0 0 0 0 1 0 0 0 0 0 0 0 0 0 0 0 <text:s/>$ \n"+"0 0 0 0 0 0 0 0 0 0 0 0 0 0 0 0 1 0 0 0 0 1 \n"+"0 0 0 0 0 0 0 0 0 0 0 0 1 0 0 1 0 1 0 0 1 0"+"0101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0010':"0 0 0 0 0 0 0 0 0 0 0 0 0 0 0 0 1 0 0 0 0 1 \n"+"0 0 0 0 0 0 0 0 0 0 0 0 1 0 0 1 0 1 0 0 1 0",</text:p>
          </table:table-cell>
          <table:table-cell table:style-name="ce107" table:formula="of:=LEFT([.AS84];9)" office:value-type="string" office:string-value="0101_0010" calcext:value-type="string">
            <text:p>0101_0010</text:p>
          </table:table-cell>
          <table:table-cell table:style-name="ce107" table:formula="of:=LEFT([.AS84];LEN([.AS84])-1)" office:value-type="string" office:string-value="0101_0010':&quot;0 0 0 0 0 0 0 0 0 0 0 0 0 0 0 0 1 0 0 0 0 1 \n&quot;+&quot;0 0 0 0 0 0 0 0 0 0 0 0 1 0 0 1 0 1 0 0 1 0&quot;" calcext:value-type="string">
            <text:p>0101_0010':"0 0 0 0 0 0 0 0 0 0 0 0 0 0 0 0 1 0 0 0 0 1 \n"+"0 0 0 0 0 0 0 0 0 0 0 0 1 0 0 1 0 1 0 0 1 0"</text:p>
          </table:table-cell>
          <table:table-cell table:style-name="ce107" table:formula="of:=CONCATENATE([.AU84];&quot;+&quot;;&quot;&quot;&quot;&quot;;[.AT84];&quot;&quot;&quot;&quot;;&quot;,&quot;)" office:value-type="string" office:string-value="0101_0010':&quot;0 0 0 0 0 0 0 0 0 0 0 0 0 0 0 0 1 0 0 0 0 1 \n&quot;+&quot;0 0 0 0 0 0 0 0 0 0 0 0 1 0 0 1 0 1 0 0 1 0&quot;+&quot;0101_0010&quot;," calcext:value-type="string">
            <text:p>0101_0010':"0 0 0 0 0 0 0 0 0 0 0 0 0 0 0 0 1 0 0 0 0 1 \n"+"0 0 0 0 0 0 0 0 0 0 0 0 1 0 0 1 0 1 0 0 1 0"+"0101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0010':"0 0 0 0 0 0 0 0 0 0 0 0 0 0 0 0 1 0 0 0 0 1 \n"+"0 0 0 0 0 0 0 0 0 0 0 0 1 0 0 1 0 1 0 0 1 0"+"0101_0010",</text:p>
          </table:table-cell>
          <table:table-cell table:style-name="ce107" table:formula="of:=CONCATENATE(&quot;'&quot;;LEFT([.AX84];11);&quot; &quot;;LEFT([.AW84];LEN([.AW84])-4);&quot; $ &quot;;RIGHT([.AW84];4);&quot;&quot;;RIGHT([.AX84];LEN([.AX84])-11))" office:value-type="string" office:string-value="'0101_0010': &quot;1 0 1 0 0 1 0 0 0 0 1 0 0 0 0 0 0 0 0 0 0 0  $ \n&quot;+&quot;0 0 0 0 0 0 0 0 0 0 0 0 0 0 0 0 1 0 0 0 0 1 \n&quot;+&quot;0 0 0 0 0 0 0 0 0 0 0 0 1 0 0 1 0 1 0 0 1 0&quot;+&quot;0101_0010&quot;," calcext:value-type="string">
            <text:p>'0101_0010': "1 0 1 0 0 1 0 0 0 0 1 0 0 0 0 0 0 0 0 0 0 0 <text:s/>$ \n"+"0 0 0 0 0 0 0 0 0 0 0 0 0 0 0 0 1 0 0 0 0 1 \n"+"0 0 0 0 0 0 0 0 0 0 0 0 1 0 0 1 0 1 0 0 1 0"+"0101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0011':"0 0 0 0 0 0 0 0 0 0 0 0 0 0 0 0 1 0 0 0 0 1 \n"+"0 0 0 0 0 0 0 0 0 0 0 0 1 0 0 1 0 1 0 0 1 0",</text:p>
          </table:table-cell>
          <table:table-cell table:style-name="ce107" table:formula="of:=LEFT([.AS85];9)" office:value-type="string" office:string-value="0101_0011" calcext:value-type="string">
            <text:p>0101_0011</text:p>
          </table:table-cell>
          <table:table-cell table:style-name="ce107" table:formula="of:=LEFT([.AS85];LEN([.AS85])-1)" office:value-type="string" office:string-value="0101_0011':&quot;0 0 0 0 0 0 0 0 0 0 0 0 0 0 0 0 1 0 0 0 0 1 \n&quot;+&quot;0 0 0 0 0 0 0 0 0 0 0 0 1 0 0 1 0 1 0 0 1 0&quot;" calcext:value-type="string">
            <text:p>0101_0011':"0 0 0 0 0 0 0 0 0 0 0 0 0 0 0 0 1 0 0 0 0 1 \n"+"0 0 0 0 0 0 0 0 0 0 0 0 1 0 0 1 0 1 0 0 1 0"</text:p>
          </table:table-cell>
          <table:table-cell table:style-name="ce107" table:formula="of:=CONCATENATE([.AU85];&quot;+&quot;;&quot;&quot;&quot;&quot;;[.AT85];&quot;&quot;&quot;&quot;;&quot;,&quot;)" office:value-type="string" office:string-value="0101_0011':&quot;0 0 0 0 0 0 0 0 0 0 0 0 0 0 0 0 1 0 0 0 0 1 \n&quot;+&quot;0 0 0 0 0 0 0 0 0 0 0 0 1 0 0 1 0 1 0 0 1 0&quot;+&quot;0101_0011&quot;," calcext:value-type="string">
            <text:p>0101_0011':"0 0 0 0 0 0 0 0 0 0 0 0 0 0 0 0 1 0 0 0 0 1 \n"+"0 0 0 0 0 0 0 0 0 0 0 0 1 0 0 1 0 1 0 0 1 0"+"0101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0011':"0 0 0 0 0 0 0 0 0 0 0 0 0 0 0 0 1 0 0 0 0 1 \n"+"0 0 0 0 0 0 0 0 0 0 0 0 1 0 0 1 0 1 0 0 1 0"+"0101_0011",</text:p>
          </table:table-cell>
          <table:table-cell table:style-name="ce107" table:formula="of:=CONCATENATE(&quot;'&quot;;LEFT([.AX85];11);&quot; &quot;;LEFT([.AW85];LEN([.AW85])-4);&quot; $ &quot;;RIGHT([.AW85];4);&quot;&quot;;RIGHT([.AX85];LEN([.AX85])-11))" office:value-type="string" office:string-value="'0101_0011': &quot;1 0 1 0 0 1 0 0 0 0 1 0 0 0 0 0 0 0 0 0 0 0  $ \n&quot;+&quot;0 0 0 0 0 0 0 0 0 0 0 0 0 0 0 0 1 0 0 0 0 1 \n&quot;+&quot;0 0 0 0 0 0 0 0 0 0 0 0 1 0 0 1 0 1 0 0 1 0&quot;+&quot;0101_0011&quot;," calcext:value-type="string">
            <text:p>'0101_0011': "1 0 1 0 0 1 0 0 0 0 1 0 0 0 0 0 0 0 0 0 0 0 <text:s/>$ \n"+"0 0 0 0 0 0 0 0 0 0 0 0 0 0 0 0 1 0 0 0 0 1 \n"+"0 0 0 0 0 0 0 0 0 0 0 0 1 0 0 1 0 1 0 0 1 0"+"0101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0100':"0 0 0 0 0 0 0 0 0 0 0 0 0 0 0 0 1 0 0 0 0 1 \n"+"0 0 0 0 0 0 0 0 0 0 0 0 1 0 0 1 0 1 0 0 1 0",</text:p>
          </table:table-cell>
          <table:table-cell table:style-name="ce107" table:formula="of:=LEFT([.AS86];9)" office:value-type="string" office:string-value="0101_0100" calcext:value-type="string">
            <text:p>0101_0100</text:p>
          </table:table-cell>
          <table:table-cell table:style-name="ce107" table:formula="of:=LEFT([.AS86];LEN([.AS86])-1)" office:value-type="string" office:string-value="0101_0100':&quot;0 0 0 0 0 0 0 0 0 0 0 0 0 0 0 0 1 0 0 0 0 1 \n&quot;+&quot;0 0 0 0 0 0 0 0 0 0 0 0 1 0 0 1 0 1 0 0 1 0&quot;" calcext:value-type="string">
            <text:p>0101_0100':"0 0 0 0 0 0 0 0 0 0 0 0 0 0 0 0 1 0 0 0 0 1 \n"+"0 0 0 0 0 0 0 0 0 0 0 0 1 0 0 1 0 1 0 0 1 0"</text:p>
          </table:table-cell>
          <table:table-cell table:style-name="ce107" table:formula="of:=CONCATENATE([.AU86];&quot;+&quot;;&quot;&quot;&quot;&quot;;[.AT86];&quot;&quot;&quot;&quot;;&quot;,&quot;)" office:value-type="string" office:string-value="0101_0100':&quot;0 0 0 0 0 0 0 0 0 0 0 0 0 0 0 0 1 0 0 0 0 1 \n&quot;+&quot;0 0 0 0 0 0 0 0 0 0 0 0 1 0 0 1 0 1 0 0 1 0&quot;+&quot;0101_0100&quot;," calcext:value-type="string">
            <text:p>0101_0100':"0 0 0 0 0 0 0 0 0 0 0 0 0 0 0 0 1 0 0 0 0 1 \n"+"0 0 0 0 0 0 0 0 0 0 0 0 1 0 0 1 0 1 0 0 1 0"+"0101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0100':"0 0 0 0 0 0 0 0 0 0 0 0 0 0 0 0 1 0 0 0 0 1 \n"+"0 0 0 0 0 0 0 0 0 0 0 0 1 0 0 1 0 1 0 0 1 0"+"0101_0100",</text:p>
          </table:table-cell>
          <table:table-cell table:style-name="ce107" table:formula="of:=CONCATENATE(&quot;'&quot;;LEFT([.AX86];11);&quot; &quot;;LEFT([.AW86];LEN([.AW86])-4);&quot; $ &quot;;RIGHT([.AW86];4);&quot;&quot;;RIGHT([.AX86];LEN([.AX86])-11))" office:value-type="string" office:string-value="'0101_0100': &quot;1 0 1 0 0 1 0 0 0 0 1 0 0 0 0 0 0 0 0 0 0 0  $ \n&quot;+&quot;0 0 0 0 0 0 0 0 0 0 0 0 0 0 0 0 1 0 0 0 0 1 \n&quot;+&quot;0 0 0 0 0 0 0 0 0 0 0 0 1 0 0 1 0 1 0 0 1 0&quot;+&quot;0101_0100&quot;," calcext:value-type="string">
            <text:p>'0101_0100': "1 0 1 0 0 1 0 0 0 0 1 0 0 0 0 0 0 0 0 0 0 0 <text:s/>$ \n"+"0 0 0 0 0 0 0 0 0 0 0 0 0 0 0 0 1 0 0 0 0 1 \n"+"0 0 0 0 0 0 0 0 0 0 0 0 1 0 0 1 0 1 0 0 1 0"+"0101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0101':"0 0 0 0 0 0 0 0 0 0 0 0 0 0 0 0 1 0 0 0 0 1 \n"+"0 0 0 0 0 0 0 0 0 0 0 0 1 0 0 1 0 1 0 0 1 0",</text:p>
          </table:table-cell>
          <table:table-cell table:style-name="ce107" table:formula="of:=LEFT([.AS87];9)" office:value-type="string" office:string-value="0101_0101" calcext:value-type="string">
            <text:p>0101_0101</text:p>
          </table:table-cell>
          <table:table-cell table:style-name="ce107" table:formula="of:=LEFT([.AS87];LEN([.AS87])-1)" office:value-type="string" office:string-value="0101_0101':&quot;0 0 0 0 0 0 0 0 0 0 0 0 0 0 0 0 1 0 0 0 0 1 \n&quot;+&quot;0 0 0 0 0 0 0 0 0 0 0 0 1 0 0 1 0 1 0 0 1 0&quot;" calcext:value-type="string">
            <text:p>0101_0101':"0 0 0 0 0 0 0 0 0 0 0 0 0 0 0 0 1 0 0 0 0 1 \n"+"0 0 0 0 0 0 0 0 0 0 0 0 1 0 0 1 0 1 0 0 1 0"</text:p>
          </table:table-cell>
          <table:table-cell table:style-name="ce107" table:formula="of:=CONCATENATE([.AU87];&quot;+&quot;;&quot;&quot;&quot;&quot;;[.AT87];&quot;&quot;&quot;&quot;;&quot;,&quot;)" office:value-type="string" office:string-value="0101_0101':&quot;0 0 0 0 0 0 0 0 0 0 0 0 0 0 0 0 1 0 0 0 0 1 \n&quot;+&quot;0 0 0 0 0 0 0 0 0 0 0 0 1 0 0 1 0 1 0 0 1 0&quot;+&quot;0101_0101&quot;," calcext:value-type="string">
            <text:p>0101_0101':"0 0 0 0 0 0 0 0 0 0 0 0 0 0 0 0 1 0 0 0 0 1 \n"+"0 0 0 0 0 0 0 0 0 0 0 0 1 0 0 1 0 1 0 0 1 0"+"0101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0101':"0 0 0 0 0 0 0 0 0 0 0 0 0 0 0 0 1 0 0 0 0 1 \n"+"0 0 0 0 0 0 0 0 0 0 0 0 1 0 0 1 0 1 0 0 1 0"+"0101_0101",</text:p>
          </table:table-cell>
          <table:table-cell table:style-name="ce107" table:formula="of:=CONCATENATE(&quot;'&quot;;LEFT([.AX87];11);&quot; &quot;;LEFT([.AW87];LEN([.AW87])-4);&quot; $ &quot;;RIGHT([.AW87];4);&quot;&quot;;RIGHT([.AX87];LEN([.AX87])-11))" office:value-type="string" office:string-value="'0101_0101': &quot;1 0 1 0 0 1 0 0 0 0 1 0 0 0 0 0 0 0 0 0 0 0  $ \n&quot;+&quot;0 0 0 0 0 0 0 0 0 0 0 0 0 0 0 0 1 0 0 0 0 1 \n&quot;+&quot;0 0 0 0 0 0 0 0 0 0 0 0 1 0 0 1 0 1 0 0 1 0&quot;+&quot;0101_0101&quot;," calcext:value-type="string">
            <text:p>'0101_0101': "1 0 1 0 0 1 0 0 0 0 1 0 0 0 0 0 0 0 0 0 0 0 <text:s/>$ \n"+"0 0 0 0 0 0 0 0 0 0 0 0 0 0 0 0 1 0 0 0 0 1 \n"+"0 0 0 0 0 0 0 0 0 0 0 0 1 0 0 1 0 1 0 0 1 0"+"0101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0110':"0 0 0 0 0 0 0 0 0 0 0 0 0 0 0 0 1 0 0 0 0 1 \n"+"0 0 0 0 0 0 0 0 0 0 0 0 1 0 0 1 0 1 0 0 1 0",</text:p>
          </table:table-cell>
          <table:table-cell table:style-name="ce107" table:formula="of:=LEFT([.AS88];9)" office:value-type="string" office:string-value="0101_0110" calcext:value-type="string">
            <text:p>0101_0110</text:p>
          </table:table-cell>
          <table:table-cell table:style-name="ce107" table:formula="of:=LEFT([.AS88];LEN([.AS88])-1)" office:value-type="string" office:string-value="0101_0110':&quot;0 0 0 0 0 0 0 0 0 0 0 0 0 0 0 0 1 0 0 0 0 1 \n&quot;+&quot;0 0 0 0 0 0 0 0 0 0 0 0 1 0 0 1 0 1 0 0 1 0&quot;" calcext:value-type="string">
            <text:p>0101_0110':"0 0 0 0 0 0 0 0 0 0 0 0 0 0 0 0 1 0 0 0 0 1 \n"+"0 0 0 0 0 0 0 0 0 0 0 0 1 0 0 1 0 1 0 0 1 0"</text:p>
          </table:table-cell>
          <table:table-cell table:style-name="ce107" table:formula="of:=CONCATENATE([.AU88];&quot;+&quot;;&quot;&quot;&quot;&quot;;[.AT88];&quot;&quot;&quot;&quot;;&quot;,&quot;)" office:value-type="string" office:string-value="0101_0110':&quot;0 0 0 0 0 0 0 0 0 0 0 0 0 0 0 0 1 0 0 0 0 1 \n&quot;+&quot;0 0 0 0 0 0 0 0 0 0 0 0 1 0 0 1 0 1 0 0 1 0&quot;+&quot;0101_0110&quot;," calcext:value-type="string">
            <text:p>0101_0110':"0 0 0 0 0 0 0 0 0 0 0 0 0 0 0 0 1 0 0 0 0 1 \n"+"0 0 0 0 0 0 0 0 0 0 0 0 1 0 0 1 0 1 0 0 1 0"+"0101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0110':"0 0 0 0 0 0 0 0 0 0 0 0 0 0 0 0 1 0 0 0 0 1 \n"+"0 0 0 0 0 0 0 0 0 0 0 0 1 0 0 1 0 1 0 0 1 0"+"0101_0110",</text:p>
          </table:table-cell>
          <table:table-cell table:style-name="ce107" table:formula="of:=CONCATENATE(&quot;'&quot;;LEFT([.AX88];11);&quot; &quot;;LEFT([.AW88];LEN([.AW88])-4);&quot; $ &quot;;RIGHT([.AW88];4);&quot;&quot;;RIGHT([.AX88];LEN([.AX88])-11))" office:value-type="string" office:string-value="'0101_0110': &quot;1 0 1 0 0 1 0 0 0 0 1 0 0 0 0 0 0 0 0 0 0 0  $ \n&quot;+&quot;0 0 0 0 0 0 0 0 0 0 0 0 0 0 0 0 1 0 0 0 0 1 \n&quot;+&quot;0 0 0 0 0 0 0 0 0 0 0 0 1 0 0 1 0 1 0 0 1 0&quot;+&quot;0101_0110&quot;," calcext:value-type="string">
            <text:p>'0101_0110': "1 0 1 0 0 1 0 0 0 0 1 0 0 0 0 0 0 0 0 0 0 0 <text:s/>$ \n"+"0 0 0 0 0 0 0 0 0 0 0 0 0 0 0 0 1 0 0 0 0 1 \n"+"0 0 0 0 0 0 0 0 0 0 0 0 1 0 0 1 0 1 0 0 1 0"+"0101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0111':"0 0 0 0 0 0 0 0 0 0 0 0 0 0 0 0 1 0 0 0 0 1 \n"+"0 0 0 0 0 0 0 0 0 0 0 0 1 0 0 1 0 1 0 0 1 0",</text:p>
          </table:table-cell>
          <table:table-cell table:style-name="ce107" table:formula="of:=LEFT([.AS89];9)" office:value-type="string" office:string-value="0101_0111" calcext:value-type="string">
            <text:p>0101_0111</text:p>
          </table:table-cell>
          <table:table-cell table:style-name="ce107" table:formula="of:=LEFT([.AS89];LEN([.AS89])-1)" office:value-type="string" office:string-value="0101_0111':&quot;0 0 0 0 0 0 0 0 0 0 0 0 0 0 0 0 1 0 0 0 0 1 \n&quot;+&quot;0 0 0 0 0 0 0 0 0 0 0 0 1 0 0 1 0 1 0 0 1 0&quot;" calcext:value-type="string">
            <text:p>0101_0111':"0 0 0 0 0 0 0 0 0 0 0 0 0 0 0 0 1 0 0 0 0 1 \n"+"0 0 0 0 0 0 0 0 0 0 0 0 1 0 0 1 0 1 0 0 1 0"</text:p>
          </table:table-cell>
          <table:table-cell table:style-name="ce107" table:formula="of:=CONCATENATE([.AU89];&quot;+&quot;;&quot;&quot;&quot;&quot;;[.AT89];&quot;&quot;&quot;&quot;;&quot;,&quot;)" office:value-type="string" office:string-value="0101_0111':&quot;0 0 0 0 0 0 0 0 0 0 0 0 0 0 0 0 1 0 0 0 0 1 \n&quot;+&quot;0 0 0 0 0 0 0 0 0 0 0 0 1 0 0 1 0 1 0 0 1 0&quot;+&quot;0101_0111&quot;," calcext:value-type="string">
            <text:p>0101_0111':"0 0 0 0 0 0 0 0 0 0 0 0 0 0 0 0 1 0 0 0 0 1 \n"+"0 0 0 0 0 0 0 0 0 0 0 0 1 0 0 1 0 1 0 0 1 0"+"0101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0111':"0 0 0 0 0 0 0 0 0 0 0 0 0 0 0 0 1 0 0 0 0 1 \n"+"0 0 0 0 0 0 0 0 0 0 0 0 1 0 0 1 0 1 0 0 1 0"+"0101_0111",</text:p>
          </table:table-cell>
          <table:table-cell table:style-name="ce107" table:formula="of:=CONCATENATE(&quot;'&quot;;LEFT([.AX89];11);&quot; &quot;;LEFT([.AW89];LEN([.AW89])-4);&quot; $ &quot;;RIGHT([.AW89];4);&quot;&quot;;RIGHT([.AX89];LEN([.AX89])-11))" office:value-type="string" office:string-value="'0101_0111': &quot;1 0 1 0 0 1 0 0 0 0 1 0 0 0 0 0 0 0 0 0 0 0  $ \n&quot;+&quot;0 0 0 0 0 0 0 0 0 0 0 0 0 0 0 0 1 0 0 0 0 1 \n&quot;+&quot;0 0 0 0 0 0 0 0 0 0 0 0 1 0 0 1 0 1 0 0 1 0&quot;+&quot;0101_0111&quot;," calcext:value-type="string">
            <text:p>'0101_0111': "1 0 1 0 0 1 0 0 0 0 1 0 0 0 0 0 0 0 0 0 0 0 <text:s/>$ \n"+"0 0 0 0 0 0 0 0 0 0 0 0 0 0 0 0 1 0 0 0 0 1 \n"+"0 0 0 0 0 0 0 0 0 0 0 0 1 0 0 1 0 1 0 0 1 0"+"0101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1000':"1 0 1 0 0 1 0 0 0 0 0 0 1 0 0 0 0 0 0 0 1 0",</text:p>
          </table:table-cell>
          <table:table-cell table:style-name="ce107" table:formula="of:=LEFT([.AS90];9)" office:value-type="string" office:string-value="0101_1000" calcext:value-type="string">
            <text:p>0101_1000</text:p>
          </table:table-cell>
          <table:table-cell table:style-name="ce107" table:formula="of:=LEFT([.AS90];LEN([.AS90])-1)" office:value-type="string" office:string-value="0101_1000':&quot;1 0 1 0 0 1 0 0 0 0 0 0 1 0 0 0 0 0 0 0 1 0&quot;" calcext:value-type="string">
            <text:p>0101_1000':"1 0 1 0 0 1 0 0 0 0 0 0 1 0 0 0 0 0 0 0 1 0"</text:p>
          </table:table-cell>
          <table:table-cell table:style-name="ce107" table:formula="of:=CONCATENATE([.AU90];&quot;+&quot;;&quot;&quot;&quot;&quot;;[.AT90];&quot;&quot;&quot;&quot;;&quot;,&quot;)" office:value-type="string" office:string-value="0101_1000':&quot;1 0 1 0 0 1 0 0 0 0 0 0 1 0 0 0 0 0 0 0 1 0&quot;+&quot;0101_1000&quot;," calcext:value-type="string">
            <text:p>0101_1000':"1 0 1 0 0 1 0 0 0 0 0 0 1 0 0 0 0 0 0 0 1 0"+"0101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1000':"1 0 1 0 0 1 0 0 0 0 0 0 1 0 0 0 0 0 0 0 1 0"+"0101_1000",</text:p>
          </table:table-cell>
          <table:table-cell table:style-name="ce107" table:formula="of:=CONCATENATE(&quot;'&quot;;LEFT([.AX90];11);&quot; &quot;;LEFT([.AW90];LEN([.AW90])-4);&quot; $ &quot;;RIGHT([.AW90];4);&quot;&quot;;RIGHT([.AX90];LEN([.AX90])-11))" office:value-type="string" office:string-value="'0101_1000': &quot;1 0 1 0 0 1 0 0 0 0 1 0 0 0 0 0 0 0 0 0 0 0  $ \n&quot;+&quot;1 0 1 0 0 1 0 0 0 0 0 0 1 0 0 0 0 0 0 0 1 0&quot;+&quot;0101_1000&quot;," calcext:value-type="string">
            <text:p>'0101_1000': "1 0 1 0 0 1 0 0 0 0 1 0 0 0 0 0 0 0 0 0 0 0 <text:s/>$ \n"+"1 0 1 0 0 1 0 0 0 0 0 0 1 0 0 0 0 0 0 0 1 0"+"0101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1001':"1 0 1 0 0 1 0 0 0 0 0 0 1 0 0 0 0 0 0 0 1 0",</text:p>
          </table:table-cell>
          <table:table-cell table:style-name="ce107" table:formula="of:=LEFT([.AS91];9)" office:value-type="string" office:string-value="0101_1001" calcext:value-type="string">
            <text:p>0101_1001</text:p>
          </table:table-cell>
          <table:table-cell table:style-name="ce107" table:formula="of:=LEFT([.AS91];LEN([.AS91])-1)" office:value-type="string" office:string-value="0101_1001':&quot;1 0 1 0 0 1 0 0 0 0 0 0 1 0 0 0 0 0 0 0 1 0&quot;" calcext:value-type="string">
            <text:p>0101_1001':"1 0 1 0 0 1 0 0 0 0 0 0 1 0 0 0 0 0 0 0 1 0"</text:p>
          </table:table-cell>
          <table:table-cell table:style-name="ce107" table:formula="of:=CONCATENATE([.AU91];&quot;+&quot;;&quot;&quot;&quot;&quot;;[.AT91];&quot;&quot;&quot;&quot;;&quot;,&quot;)" office:value-type="string" office:string-value="0101_1001':&quot;1 0 1 0 0 1 0 0 0 0 0 0 1 0 0 0 0 0 0 0 1 0&quot;+&quot;0101_1001&quot;," calcext:value-type="string">
            <text:p>0101_1001':"1 0 1 0 0 1 0 0 0 0 0 0 1 0 0 0 0 0 0 0 1 0"+"0101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1001':"1 0 1 0 0 1 0 0 0 0 0 0 1 0 0 0 0 0 0 0 1 0"+"0101_1001",</text:p>
          </table:table-cell>
          <table:table-cell table:style-name="ce107" table:formula="of:=CONCATENATE(&quot;'&quot;;LEFT([.AX91];11);&quot; &quot;;LEFT([.AW91];LEN([.AW91])-4);&quot; $ &quot;;RIGHT([.AW91];4);&quot;&quot;;RIGHT([.AX91];LEN([.AX91])-11))" office:value-type="string" office:string-value="'0101_1001': &quot;1 0 1 0 0 1 0 0 0 0 1 0 0 0 0 0 0 0 0 0 0 0  $ \n&quot;+&quot;1 0 1 0 0 1 0 0 0 0 0 0 1 0 0 0 0 0 0 0 1 0&quot;+&quot;0101_1001&quot;," calcext:value-type="string">
            <text:p>'0101_1001': "1 0 1 0 0 1 0 0 0 0 1 0 0 0 0 0 0 0 0 0 0 0 <text:s/>$ \n"+"1 0 1 0 0 1 0 0 0 0 0 0 1 0 0 0 0 0 0 0 1 0"+"0101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1010':"1 0 1 0 0 1 0 0 0 0 0 0 1 0 0 0 0 0 0 0 1 0",</text:p>
          </table:table-cell>
          <table:table-cell table:style-name="ce107" table:formula="of:=LEFT([.AS92];9)" office:value-type="string" office:string-value="0101_1010" calcext:value-type="string">
            <text:p>0101_1010</text:p>
          </table:table-cell>
          <table:table-cell table:style-name="ce107" table:formula="of:=LEFT([.AS92];LEN([.AS92])-1)" office:value-type="string" office:string-value="0101_1010':&quot;1 0 1 0 0 1 0 0 0 0 0 0 1 0 0 0 0 0 0 0 1 0&quot;" calcext:value-type="string">
            <text:p>0101_1010':"1 0 1 0 0 1 0 0 0 0 0 0 1 0 0 0 0 0 0 0 1 0"</text:p>
          </table:table-cell>
          <table:table-cell table:style-name="ce107" table:formula="of:=CONCATENATE([.AU92];&quot;+&quot;;&quot;&quot;&quot;&quot;;[.AT92];&quot;&quot;&quot;&quot;;&quot;,&quot;)" office:value-type="string" office:string-value="0101_1010':&quot;1 0 1 0 0 1 0 0 0 0 0 0 1 0 0 0 0 0 0 0 1 0&quot;+&quot;0101_1010&quot;," calcext:value-type="string">
            <text:p>0101_1010':"1 0 1 0 0 1 0 0 0 0 0 0 1 0 0 0 0 0 0 0 1 0"+"0101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1010':"1 0 1 0 0 1 0 0 0 0 0 0 1 0 0 0 0 0 0 0 1 0"+"0101_1010",</text:p>
          </table:table-cell>
          <table:table-cell table:style-name="ce107" table:formula="of:=CONCATENATE(&quot;'&quot;;LEFT([.AX92];11);&quot; &quot;;LEFT([.AW92];LEN([.AW92])-4);&quot; $ &quot;;RIGHT([.AW92];4);&quot;&quot;;RIGHT([.AX92];LEN([.AX92])-11))" office:value-type="string" office:string-value="'0101_1010': &quot;1 0 1 0 0 1 0 0 0 0 1 0 0 0 0 0 0 0 0 0 0 0  $ \n&quot;+&quot;1 0 1 0 0 1 0 0 0 0 0 0 1 0 0 0 0 0 0 0 1 0&quot;+&quot;0101_1010&quot;," calcext:value-type="string">
            <text:p>'0101_1010': "1 0 1 0 0 1 0 0 0 0 1 0 0 0 0 0 0 0 0 0 0 0 <text:s/>$ \n"+"1 0 1 0 0 1 0 0 0 0 0 0 1 0 0 0 0 0 0 0 1 0"+"0101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1011':"1 0 1 0 0 1 0 0 0 0 0 0 1 0 0 0 0 0 0 0 1 0",</text:p>
          </table:table-cell>
          <table:table-cell table:style-name="ce107" table:formula="of:=LEFT([.AS93];9)" office:value-type="string" office:string-value="0101_1011" calcext:value-type="string">
            <text:p>0101_1011</text:p>
          </table:table-cell>
          <table:table-cell table:style-name="ce107" table:formula="of:=LEFT([.AS93];LEN([.AS93])-1)" office:value-type="string" office:string-value="0101_1011':&quot;1 0 1 0 0 1 0 0 0 0 0 0 1 0 0 0 0 0 0 0 1 0&quot;" calcext:value-type="string">
            <text:p>0101_1011':"1 0 1 0 0 1 0 0 0 0 0 0 1 0 0 0 0 0 0 0 1 0"</text:p>
          </table:table-cell>
          <table:table-cell table:style-name="ce107" table:formula="of:=CONCATENATE([.AU93];&quot;+&quot;;&quot;&quot;&quot;&quot;;[.AT93];&quot;&quot;&quot;&quot;;&quot;,&quot;)" office:value-type="string" office:string-value="0101_1011':&quot;1 0 1 0 0 1 0 0 0 0 0 0 1 0 0 0 0 0 0 0 1 0&quot;+&quot;0101_1011&quot;," calcext:value-type="string">
            <text:p>0101_1011':"1 0 1 0 0 1 0 0 0 0 0 0 1 0 0 0 0 0 0 0 1 0"+"0101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1011':"1 0 1 0 0 1 0 0 0 0 0 0 1 0 0 0 0 0 0 0 1 0"+"0101_1011",</text:p>
          </table:table-cell>
          <table:table-cell table:style-name="ce107" table:formula="of:=CONCATENATE(&quot;'&quot;;LEFT([.AX93];11);&quot; &quot;;LEFT([.AW93];LEN([.AW93])-4);&quot; $ &quot;;RIGHT([.AW93];4);&quot;&quot;;RIGHT([.AX93];LEN([.AX93])-11))" office:value-type="string" office:string-value="'0101_1011': &quot;1 0 1 0 0 1 0 0 0 0 1 0 0 0 0 0 0 0 0 0 0 0  $ \n&quot;+&quot;1 0 1 0 0 1 0 0 0 0 0 0 1 0 0 0 0 0 0 0 1 0&quot;+&quot;0101_1011&quot;," calcext:value-type="string">
            <text:p>'0101_1011': "1 0 1 0 0 1 0 0 0 0 1 0 0 0 0 0 0 0 0 0 0 0 <text:s/>$ \n"+"1 0 1 0 0 1 0 0 0 0 0 0 1 0 0 0 0 0 0 0 1 0"+"0101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1100':"1 0 1 0 0 1 0 0 0 0 0 0 1 0 0 0 0 0 0 0 1 0",</text:p>
          </table:table-cell>
          <table:table-cell table:style-name="ce107" table:formula="of:=LEFT([.AS94];9)" office:value-type="string" office:string-value="0101_1100" calcext:value-type="string">
            <text:p>0101_1100</text:p>
          </table:table-cell>
          <table:table-cell table:style-name="ce107" table:formula="of:=LEFT([.AS94];LEN([.AS94])-1)" office:value-type="string" office:string-value="0101_1100':&quot;1 0 1 0 0 1 0 0 0 0 0 0 1 0 0 0 0 0 0 0 1 0&quot;" calcext:value-type="string">
            <text:p>0101_1100':"1 0 1 0 0 1 0 0 0 0 0 0 1 0 0 0 0 0 0 0 1 0"</text:p>
          </table:table-cell>
          <table:table-cell table:style-name="ce107" table:formula="of:=CONCATENATE([.AU94];&quot;+&quot;;&quot;&quot;&quot;&quot;;[.AT94];&quot;&quot;&quot;&quot;;&quot;,&quot;)" office:value-type="string" office:string-value="0101_1100':&quot;1 0 1 0 0 1 0 0 0 0 0 0 1 0 0 0 0 0 0 0 1 0&quot;+&quot;0101_1100&quot;," calcext:value-type="string">
            <text:p>0101_1100':"1 0 1 0 0 1 0 0 0 0 0 0 1 0 0 0 0 0 0 0 1 0"+"0101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1100':"1 0 1 0 0 1 0 0 0 0 0 0 1 0 0 0 0 0 0 0 1 0"+"0101_1100",</text:p>
          </table:table-cell>
          <table:table-cell table:style-name="ce107" table:formula="of:=CONCATENATE(&quot;'&quot;;LEFT([.AX94];11);&quot; &quot;;LEFT([.AW94];LEN([.AW94])-4);&quot; $ &quot;;RIGHT([.AW94];4);&quot;&quot;;RIGHT([.AX94];LEN([.AX94])-11))" office:value-type="string" office:string-value="'0101_1100': &quot;1 0 1 0 0 1 0 0 0 0 1 0 0 0 0 0 0 0 0 0 0 0  $ \n&quot;+&quot;1 0 1 0 0 1 0 0 0 0 0 0 1 0 0 0 0 0 0 0 1 0&quot;+&quot;0101_1100&quot;," calcext:value-type="string">
            <text:p>'0101_1100': "1 0 1 0 0 1 0 0 0 0 1 0 0 0 0 0 0 0 0 0 0 0 <text:s/>$ \n"+"1 0 1 0 0 1 0 0 0 0 0 0 1 0 0 0 0 0 0 0 1 0"+"0101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1101':"1 0 1 0 0 1 0 0 0 0 0 0 1 0 0 0 0 0 0 0 1 0",</text:p>
          </table:table-cell>
          <table:table-cell table:style-name="ce107" table:formula="of:=LEFT([.AS95];9)" office:value-type="string" office:string-value="0101_1101" calcext:value-type="string">
            <text:p>0101_1101</text:p>
          </table:table-cell>
          <table:table-cell table:style-name="ce107" table:formula="of:=LEFT([.AS95];LEN([.AS95])-1)" office:value-type="string" office:string-value="0101_1101':&quot;1 0 1 0 0 1 0 0 0 0 0 0 1 0 0 0 0 0 0 0 1 0&quot;" calcext:value-type="string">
            <text:p>0101_1101':"1 0 1 0 0 1 0 0 0 0 0 0 1 0 0 0 0 0 0 0 1 0"</text:p>
          </table:table-cell>
          <table:table-cell table:style-name="ce107" table:formula="of:=CONCATENATE([.AU95];&quot;+&quot;;&quot;&quot;&quot;&quot;;[.AT95];&quot;&quot;&quot;&quot;;&quot;,&quot;)" office:value-type="string" office:string-value="0101_1101':&quot;1 0 1 0 0 1 0 0 0 0 0 0 1 0 0 0 0 0 0 0 1 0&quot;+&quot;0101_1101&quot;," calcext:value-type="string">
            <text:p>0101_1101':"1 0 1 0 0 1 0 0 0 0 0 0 1 0 0 0 0 0 0 0 1 0"+"0101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1101':"1 0 1 0 0 1 0 0 0 0 0 0 1 0 0 0 0 0 0 0 1 0"+"0101_1101",</text:p>
          </table:table-cell>
          <table:table-cell table:style-name="ce107" table:formula="of:=CONCATENATE(&quot;'&quot;;LEFT([.AX95];11);&quot; &quot;;LEFT([.AW95];LEN([.AW95])-4);&quot; $ &quot;;RIGHT([.AW95];4);&quot;&quot;;RIGHT([.AX95];LEN([.AX95])-11))" office:value-type="string" office:string-value="'0101_1101': &quot;1 0 1 0 0 1 0 0 0 0 1 0 0 0 0 0 0 0 0 0 0 0  $ \n&quot;+&quot;1 0 1 0 0 1 0 0 0 0 0 0 1 0 0 0 0 0 0 0 1 0&quot;+&quot;0101_1101&quot;," calcext:value-type="string">
            <text:p>'0101_1101': "1 0 1 0 0 1 0 0 0 0 1 0 0 0 0 0 0 0 0 0 0 0 <text:s/>$ \n"+"1 0 1 0 0 1 0 0 0 0 0 0 1 0 0 0 0 0 0 0 1 0"+"0101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1110':"1 0 1 0 0 1 0 0 0 0 0 0 1 0 0 0 0 0 0 0 1 0",</text:p>
          </table:table-cell>
          <table:table-cell table:style-name="ce107" table:formula="of:=LEFT([.AS96];9)" office:value-type="string" office:string-value="0101_1110" calcext:value-type="string">
            <text:p>0101_1110</text:p>
          </table:table-cell>
          <table:table-cell table:style-name="ce107" table:formula="of:=LEFT([.AS96];LEN([.AS96])-1)" office:value-type="string" office:string-value="0101_1110':&quot;1 0 1 0 0 1 0 0 0 0 0 0 1 0 0 0 0 0 0 0 1 0&quot;" calcext:value-type="string">
            <text:p>0101_1110':"1 0 1 0 0 1 0 0 0 0 0 0 1 0 0 0 0 0 0 0 1 0"</text:p>
          </table:table-cell>
          <table:table-cell table:style-name="ce107" table:formula="of:=CONCATENATE([.AU96];&quot;+&quot;;&quot;&quot;&quot;&quot;;[.AT96];&quot;&quot;&quot;&quot;;&quot;,&quot;)" office:value-type="string" office:string-value="0101_1110':&quot;1 0 1 0 0 1 0 0 0 0 0 0 1 0 0 0 0 0 0 0 1 0&quot;+&quot;0101_1110&quot;," calcext:value-type="string">
            <text:p>0101_1110':"1 0 1 0 0 1 0 0 0 0 0 0 1 0 0 0 0 0 0 0 1 0"+"0101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1110':"1 0 1 0 0 1 0 0 0 0 0 0 1 0 0 0 0 0 0 0 1 0"+"0101_1110",</text:p>
          </table:table-cell>
          <table:table-cell table:style-name="ce107" table:formula="of:=CONCATENATE(&quot;'&quot;;LEFT([.AX96];11);&quot; &quot;;LEFT([.AW96];LEN([.AW96])-4);&quot; $ &quot;;RIGHT([.AW96];4);&quot;&quot;;RIGHT([.AX96];LEN([.AX96])-11))" office:value-type="string" office:string-value="'0101_1110': &quot;1 0 1 0 0 1 0 0 0 0 1 0 0 0 0 0 0 0 0 0 0 0  $ \n&quot;+&quot;1 0 1 0 0 1 0 0 0 0 0 0 1 0 0 0 0 0 0 0 1 0&quot;+&quot;0101_1110&quot;," calcext:value-type="string">
            <text:p>'0101_1110': "1 0 1 0 0 1 0 0 0 0 1 0 0 0 0 0 0 0 0 0 0 0 <text:s/>$ \n"+"1 0 1 0 0 1 0 0 0 0 0 0 1 0 0 0 0 0 0 0 1 0"+"0101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01_1111':"1 0 1 0 0 1 0 0 0 0 0 0 1 0 0 0 0 0 0 0 1 0",</text:p>
          </table:table-cell>
          <table:table-cell table:style-name="ce107" table:formula="of:=LEFT([.AS97];9)" office:value-type="string" office:string-value="0101_1111" calcext:value-type="string">
            <text:p>0101_1111</text:p>
          </table:table-cell>
          <table:table-cell table:style-name="ce107" table:formula="of:=LEFT([.AS97];LEN([.AS97])-1)" office:value-type="string" office:string-value="0101_1111':&quot;1 0 1 0 0 1 0 0 0 0 0 0 1 0 0 0 0 0 0 0 1 0&quot;" calcext:value-type="string">
            <text:p>0101_1111':"1 0 1 0 0 1 0 0 0 0 0 0 1 0 0 0 0 0 0 0 1 0"</text:p>
          </table:table-cell>
          <table:table-cell table:style-name="ce107" table:formula="of:=CONCATENATE([.AU97];&quot;+&quot;;&quot;&quot;&quot;&quot;;[.AT97];&quot;&quot;&quot;&quot;;&quot;,&quot;)" office:value-type="string" office:string-value="0101_1111':&quot;1 0 1 0 0 1 0 0 0 0 0 0 1 0 0 0 0 0 0 0 1 0&quot;+&quot;0101_1111&quot;," calcext:value-type="string">
            <text:p>0101_1111':"1 0 1 0 0 1 0 0 0 0 0 0 1 0 0 0 0 0 0 0 1 0"+"0101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01_1111':"1 0 1 0 0 1 0 0 0 0 0 0 1 0 0 0 0 0 0 0 1 0"+"0101_1111",</text:p>
          </table:table-cell>
          <table:table-cell table:style-name="ce107" table:formula="of:=CONCATENATE(&quot;'&quot;;LEFT([.AX97];11);&quot; &quot;;LEFT([.AW97];LEN([.AW97])-4);&quot; $ &quot;;RIGHT([.AW97];4);&quot;&quot;;RIGHT([.AX97];LEN([.AX97])-11))" office:value-type="string" office:string-value="'0101_1111': &quot;1 0 1 0 0 1 0 0 0 0 1 0 0 0 0 0 0 0 0 0 0 0  $ \n&quot;+&quot;1 0 1 0 0 1 0 0 0 0 0 0 1 0 0 0 0 0 0 0 1 0&quot;+&quot;0101_1111&quot;," calcext:value-type="string">
            <text:p>'0101_1111': "1 0 1 0 0 1 0 0 0 0 1 0 0 0 0 0 0 0 0 0 0 0 <text:s/>$ \n"+"1 0 1 0 0 1 0 0 0 0 0 0 1 0 0 0 0 0 0 0 1 0"+"0101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0000':"0 0 0 0 0 0 0 0 0 0 0 0 0 0 0 0 1 0 0 1 0 0 \n"+"0 0 0 0 0 0 0 0 0 0 0 0 1 0 0 1 0 1 1 0 0 0",</text:p>
          </table:table-cell>
          <table:table-cell table:style-name="ce107" table:formula="of:=LEFT([.AS98];9)" office:value-type="string" office:string-value="0110_0000" calcext:value-type="string">
            <text:p>0110_0000</text:p>
          </table:table-cell>
          <table:table-cell table:style-name="ce107" table:formula="of:=LEFT([.AS98];LEN([.AS98])-1)" office:value-type="string" office:string-value="0110_0000':&quot;0 0 0 0 0 0 0 0 0 0 0 0 0 0 0 0 1 0 0 1 0 0 \n&quot;+&quot;0 0 0 0 0 0 0 0 0 0 0 0 1 0 0 1 0 1 1 0 0 0&quot;" calcext:value-type="string">
            <text:p>0110_0000':"0 0 0 0 0 0 0 0 0 0 0 0 0 0 0 0 1 0 0 1 0 0 \n"+"0 0 0 0 0 0 0 0 0 0 0 0 1 0 0 1 0 1 1 0 0 0"</text:p>
          </table:table-cell>
          <table:table-cell table:style-name="ce107" table:formula="of:=CONCATENATE([.AU98];&quot;+&quot;;&quot;&quot;&quot;&quot;;[.AT98];&quot;&quot;&quot;&quot;;&quot;,&quot;)" office:value-type="string" office:string-value="0110_0000':&quot;0 0 0 0 0 0 0 0 0 0 0 0 0 0 0 0 1 0 0 1 0 0 \n&quot;+&quot;0 0 0 0 0 0 0 0 0 0 0 0 1 0 0 1 0 1 1 0 0 0&quot;+&quot;0110_0000&quot;," calcext:value-type="string">
            <text:p>0110_0000':"0 0 0 0 0 0 0 0 0 0 0 0 0 0 0 0 1 0 0 1 0 0 \n"+"0 0 0 0 0 0 0 0 0 0 0 0 1 0 0 1 0 1 1 0 0 0"+"0110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0000':"0 0 0 0 0 0 0 0 0 0 0 0 0 0 0 0 1 0 0 1 0 0 \n"+"0 0 0 0 0 0 0 0 0 0 0 0 1 0 0 1 0 1 1 0 0 0"+"0110_0000",</text:p>
          </table:table-cell>
          <table:table-cell table:style-name="ce107" table:formula="of:=CONCATENATE(&quot;'&quot;;LEFT([.AX98];11);&quot; &quot;;LEFT([.AW98];LEN([.AW98])-4);&quot; $ &quot;;RIGHT([.AW98];4);&quot;&quot;;RIGHT([.AX98];LEN([.AX98])-11))" office:value-type="string" office:string-value="'0110_0000': &quot;1 0 1 0 0 1 0 0 0 0 1 0 0 0 0 0 0 0 0 0 0 0  $ \n&quot;+&quot;0 0 0 0 0 0 0 0 0 0 0 0 0 0 0 0 1 0 0 1 0 0 \n&quot;+&quot;0 0 0 0 0 0 0 0 0 0 0 0 1 0 0 1 0 1 1 0 0 0&quot;+&quot;0110_0000&quot;," calcext:value-type="string">
            <text:p>'0110_0000': "1 0 1 0 0 1 0 0 0 0 1 0 0 0 0 0 0 0 0 0 0 0 <text:s/>$ \n"+"0 0 0 0 0 0 0 0 0 0 0 0 0 0 0 0 1 0 0 1 0 0 \n"+"0 0 0 0 0 0 0 0 0 0 0 0 1 0 0 1 0 1 1 0 0 0"+"0110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0001':"0 1 0 0 0 0 0 0 0 0 0 0 1 0 0 0 0 0 0 0 0 1",</text:p>
          </table:table-cell>
          <table:table-cell table:style-name="ce107" table:formula="of:=LEFT([.AS99];9)" office:value-type="string" office:string-value="0110_0001" calcext:value-type="string">
            <text:p>0110_0001</text:p>
          </table:table-cell>
          <table:table-cell table:style-name="ce107" table:formula="of:=LEFT([.AS99];LEN([.AS99])-1)" office:value-type="string" office:string-value="0110_0001':&quot;0 1 0 0 0 0 0 0 0 0 0 0 1 0 0 0 0 0 0 0 0 1&quot;" calcext:value-type="string">
            <text:p>0110_0001':"0 1 0 0 0 0 0 0 0 0 0 0 1 0 0 0 0 0 0 0 0 1"</text:p>
          </table:table-cell>
          <table:table-cell table:style-name="ce107" table:formula="of:=CONCATENATE([.AU99];&quot;+&quot;;&quot;&quot;&quot;&quot;;[.AT99];&quot;&quot;&quot;&quot;;&quot;,&quot;)" office:value-type="string" office:string-value="0110_0001':&quot;0 1 0 0 0 0 0 0 0 0 0 0 1 0 0 0 0 0 0 0 0 1&quot;+&quot;0110_0001&quot;," calcext:value-type="string">
            <text:p>0110_0001':"0 1 0 0 0 0 0 0 0 0 0 0 1 0 0 0 0 0 0 0 0 1"+"0110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0001':"0 1 0 0 0 0 0 0 0 0 0 0 1 0 0 0 0 0 0 0 0 1"+"0110_0001",</text:p>
          </table:table-cell>
          <table:table-cell table:style-name="ce107" table:formula="of:=CONCATENATE(&quot;'&quot;;LEFT([.AX99];11);&quot; &quot;;LEFT([.AW99];LEN([.AW99])-4);&quot; $ &quot;;RIGHT([.AW99];4);&quot;&quot;;RIGHT([.AX99];LEN([.AX99])-11))" office:value-type="string" office:string-value="'0110_0001': &quot;1 0 1 0 0 1 0 0 0 0 1 0 0 0 0 0 0 0 0 0 0 0  $ \n&quot;+&quot;0 1 0 0 0 0 0 0 0 0 0 0 1 0 0 0 0 0 0 0 0 1&quot;+&quot;0110_0001&quot;," calcext:value-type="string">
            <text:p>'0110_0001': "1 0 1 0 0 1 0 0 0 0 1 0 0 0 0 0 0 0 0 0 0 0 <text:s/>$ \n"+"0 1 0 0 0 0 0 0 0 0 0 0 1 0 0 0 0 0 0 0 0 1"+"0110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0010':"0 1 0 0 0 0 0 0 0 0 0 0 1 0 0 0 0 0 0 0 0 1",</text:p>
          </table:table-cell>
          <table:table-cell table:style-name="ce107" table:formula="of:=LEFT([.AS100];9)" office:value-type="string" office:string-value="0110_0010" calcext:value-type="string">
            <text:p>0110_0010</text:p>
          </table:table-cell>
          <table:table-cell table:style-name="ce107" table:formula="of:=LEFT([.AS100];LEN([.AS100])-1)" office:value-type="string" office:string-value="0110_0010':&quot;0 1 0 0 0 0 0 0 0 0 0 0 1 0 0 0 0 0 0 0 0 1&quot;" calcext:value-type="string">
            <text:p>0110_0010':"0 1 0 0 0 0 0 0 0 0 0 0 1 0 0 0 0 0 0 0 0 1"</text:p>
          </table:table-cell>
          <table:table-cell table:style-name="ce107" table:formula="of:=CONCATENATE([.AU100];&quot;+&quot;;&quot;&quot;&quot;&quot;;[.AT100];&quot;&quot;&quot;&quot;;&quot;,&quot;)" office:value-type="string" office:string-value="0110_0010':&quot;0 1 0 0 0 0 0 0 0 0 0 0 1 0 0 0 0 0 0 0 0 1&quot;+&quot;0110_0010&quot;," calcext:value-type="string">
            <text:p>0110_0010':"0 1 0 0 0 0 0 0 0 0 0 0 1 0 0 0 0 0 0 0 0 1"+"0110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0010':"0 1 0 0 0 0 0 0 0 0 0 0 1 0 0 0 0 0 0 0 0 1"+"0110_0010",</text:p>
          </table:table-cell>
          <table:table-cell table:style-name="ce107" table:formula="of:=CONCATENATE(&quot;'&quot;;LEFT([.AX100];11);&quot; &quot;;LEFT([.AW100];LEN([.AW100])-4);&quot; $ &quot;;RIGHT([.AW100];4);&quot;&quot;;RIGHT([.AX100];LEN([.AX100])-11))" office:value-type="string" office:string-value="'0110_0010': &quot;1 0 1 0 0 1 0 0 0 0 1 0 0 0 0 0 0 0 0 0 0 0  $ \n&quot;+&quot;0 1 0 0 0 0 0 0 0 0 0 0 1 0 0 0 0 0 0 0 0 1&quot;+&quot;0110_0010&quot;," calcext:value-type="string">
            <text:p>'0110_0010': "1 0 1 0 0 1 0 0 0 0 1 0 0 0 0 0 0 0 0 0 0 0 <text:s/>$ \n"+"0 1 0 0 0 0 0 0 0 0 0 0 1 0 0 0 0 0 0 0 0 1"+"0110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0011':"0 1 0 0 0 0 0 0 0 0 0 0 1 0 0 0 0 0 0 0 0 1",</text:p>
          </table:table-cell>
          <table:table-cell table:style-name="ce107" table:formula="of:=LEFT([.AS101];9)" office:value-type="string" office:string-value="0110_0011" calcext:value-type="string">
            <text:p>0110_0011</text:p>
          </table:table-cell>
          <table:table-cell table:style-name="ce107" table:formula="of:=LEFT([.AS101];LEN([.AS101])-1)" office:value-type="string" office:string-value="0110_0011':&quot;0 1 0 0 0 0 0 0 0 0 0 0 1 0 0 0 0 0 0 0 0 1&quot;" calcext:value-type="string">
            <text:p>0110_0011':"0 1 0 0 0 0 0 0 0 0 0 0 1 0 0 0 0 0 0 0 0 1"</text:p>
          </table:table-cell>
          <table:table-cell table:style-name="ce107" table:formula="of:=CONCATENATE([.AU101];&quot;+&quot;;&quot;&quot;&quot;&quot;;[.AT101];&quot;&quot;&quot;&quot;;&quot;,&quot;)" office:value-type="string" office:string-value="0110_0011':&quot;0 1 0 0 0 0 0 0 0 0 0 0 1 0 0 0 0 0 0 0 0 1&quot;+&quot;0110_0011&quot;," calcext:value-type="string">
            <text:p>0110_0011':"0 1 0 0 0 0 0 0 0 0 0 0 1 0 0 0 0 0 0 0 0 1"+"0110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0011':"0 1 0 0 0 0 0 0 0 0 0 0 1 0 0 0 0 0 0 0 0 1"+"0110_0011",</text:p>
          </table:table-cell>
          <table:table-cell table:style-name="ce107" table:formula="of:=CONCATENATE(&quot;'&quot;;LEFT([.AX101];11);&quot; &quot;;LEFT([.AW101];LEN([.AW101])-4);&quot; $ &quot;;RIGHT([.AW101];4);&quot;&quot;;RIGHT([.AX101];LEN([.AX101])-11))" office:value-type="string" office:string-value="'0110_0011': &quot;1 0 1 0 0 1 0 0 0 0 1 0 0 0 0 0 0 0 0 0 0 0  $ \n&quot;+&quot;0 1 0 0 0 0 0 0 0 0 0 0 1 0 0 0 0 0 0 0 0 1&quot;+&quot;0110_0011&quot;," calcext:value-type="string">
            <text:p>'0110_0011': "1 0 1 0 0 1 0 0 0 0 1 0 0 0 0 0 0 0 0 0 0 0 <text:s/>$ \n"+"0 1 0 0 0 0 0 0 0 0 0 0 1 0 0 0 0 0 0 0 0 1"+"0110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0100':"0 1 0 0 0 0 0 0 0 0 0 0 1 0 0 0 0 0 0 0 0 1",</text:p>
          </table:table-cell>
          <table:table-cell table:style-name="ce107" table:formula="of:=LEFT([.AS102];9)" office:value-type="string" office:string-value="0110_0100" calcext:value-type="string">
            <text:p>0110_0100</text:p>
          </table:table-cell>
          <table:table-cell table:style-name="ce107" table:formula="of:=LEFT([.AS102];LEN([.AS102])-1)" office:value-type="string" office:string-value="0110_0100':&quot;0 1 0 0 0 0 0 0 0 0 0 0 1 0 0 0 0 0 0 0 0 1&quot;" calcext:value-type="string">
            <text:p>0110_0100':"0 1 0 0 0 0 0 0 0 0 0 0 1 0 0 0 0 0 0 0 0 1"</text:p>
          </table:table-cell>
          <table:table-cell table:style-name="ce107" table:formula="of:=CONCATENATE([.AU102];&quot;+&quot;;&quot;&quot;&quot;&quot;;[.AT102];&quot;&quot;&quot;&quot;;&quot;,&quot;)" office:value-type="string" office:string-value="0110_0100':&quot;0 1 0 0 0 0 0 0 0 0 0 0 1 0 0 0 0 0 0 0 0 1&quot;+&quot;0110_0100&quot;," calcext:value-type="string">
            <text:p>0110_0100':"0 1 0 0 0 0 0 0 0 0 0 0 1 0 0 0 0 0 0 0 0 1"+"0110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0100':"0 1 0 0 0 0 0 0 0 0 0 0 1 0 0 0 0 0 0 0 0 1"+"0110_0100",</text:p>
          </table:table-cell>
          <table:table-cell table:style-name="ce107" table:formula="of:=CONCATENATE(&quot;'&quot;;LEFT([.AX102];11);&quot; &quot;;LEFT([.AW102];LEN([.AW102])-4);&quot; $ &quot;;RIGHT([.AW102];4);&quot;&quot;;RIGHT([.AX102];LEN([.AX102])-11))" office:value-type="string" office:string-value="'0110_0100': &quot;1 0 1 0 0 1 0 0 0 0 1 0 0 0 0 0 0 0 0 0 0 0  $ \n&quot;+&quot;0 1 0 0 0 0 0 0 0 0 0 0 1 0 0 0 0 0 0 0 0 1&quot;+&quot;0110_0100&quot;," calcext:value-type="string">
            <text:p>'0110_0100': "1 0 1 0 0 1 0 0 0 0 1 0 0 0 0 0 0 0 0 0 0 0 <text:s/>$ \n"+"0 1 0 0 0 0 0 0 0 0 0 0 1 0 0 0 0 0 0 0 0 1"+"0110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0101':"0 1 0 0 0 0 0 0 0 0 0 0 1 0 0 0 0 0 0 0 0 1",</text:p>
          </table:table-cell>
          <table:table-cell table:style-name="ce107" table:formula="of:=LEFT([.AS103];9)" office:value-type="string" office:string-value="0110_0101" calcext:value-type="string">
            <text:p>0110_0101</text:p>
          </table:table-cell>
          <table:table-cell table:style-name="ce107" table:formula="of:=LEFT([.AS103];LEN([.AS103])-1)" office:value-type="string" office:string-value="0110_0101':&quot;0 1 0 0 0 0 0 0 0 0 0 0 1 0 0 0 0 0 0 0 0 1&quot;" calcext:value-type="string">
            <text:p>0110_0101':"0 1 0 0 0 0 0 0 0 0 0 0 1 0 0 0 0 0 0 0 0 1"</text:p>
          </table:table-cell>
          <table:table-cell table:style-name="ce107" table:formula="of:=CONCATENATE([.AU103];&quot;+&quot;;&quot;&quot;&quot;&quot;;[.AT103];&quot;&quot;&quot;&quot;;&quot;,&quot;)" office:value-type="string" office:string-value="0110_0101':&quot;0 1 0 0 0 0 0 0 0 0 0 0 1 0 0 0 0 0 0 0 0 1&quot;+&quot;0110_0101&quot;," calcext:value-type="string">
            <text:p>0110_0101':"0 1 0 0 0 0 0 0 0 0 0 0 1 0 0 0 0 0 0 0 0 1"+"0110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0101':"0 1 0 0 0 0 0 0 0 0 0 0 1 0 0 0 0 0 0 0 0 1"+"0110_0101",</text:p>
          </table:table-cell>
          <table:table-cell table:style-name="ce107" table:formula="of:=CONCATENATE(&quot;'&quot;;LEFT([.AX103];11);&quot; &quot;;LEFT([.AW103];LEN([.AW103])-4);&quot; $ &quot;;RIGHT([.AW103];4);&quot;&quot;;RIGHT([.AX103];LEN([.AX103])-11))" office:value-type="string" office:string-value="'0110_0101': &quot;1 0 1 0 0 1 0 0 0 0 1 0 0 0 0 0 0 0 0 0 0 0  $ \n&quot;+&quot;0 1 0 0 0 0 0 0 0 0 0 0 1 0 0 0 0 0 0 0 0 1&quot;+&quot;0110_0101&quot;," calcext:value-type="string">
            <text:p>'0110_0101': "1 0 1 0 0 1 0 0 0 0 1 0 0 0 0 0 0 0 0 0 0 0 <text:s/>$ \n"+"0 1 0 0 0 0 0 0 0 0 0 0 1 0 0 0 0 0 0 0 0 1"+"0110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0110':"0 1 0 0 0 0 0 0 0 0 0 0 1 0 0 0 0 0 0 0 0 1",</text:p>
          </table:table-cell>
          <table:table-cell table:style-name="ce107" table:formula="of:=LEFT([.AS104];9)" office:value-type="string" office:string-value="0110_0110" calcext:value-type="string">
            <text:p>0110_0110</text:p>
          </table:table-cell>
          <table:table-cell table:style-name="ce107" table:formula="of:=LEFT([.AS104];LEN([.AS104])-1)" office:value-type="string" office:string-value="0110_0110':&quot;0 1 0 0 0 0 0 0 0 0 0 0 1 0 0 0 0 0 0 0 0 1&quot;" calcext:value-type="string">
            <text:p>0110_0110':"0 1 0 0 0 0 0 0 0 0 0 0 1 0 0 0 0 0 0 0 0 1"</text:p>
          </table:table-cell>
          <table:table-cell table:style-name="ce107" table:formula="of:=CONCATENATE([.AU104];&quot;+&quot;;&quot;&quot;&quot;&quot;;[.AT104];&quot;&quot;&quot;&quot;;&quot;,&quot;)" office:value-type="string" office:string-value="0110_0110':&quot;0 1 0 0 0 0 0 0 0 0 0 0 1 0 0 0 0 0 0 0 0 1&quot;+&quot;0110_0110&quot;," calcext:value-type="string">
            <text:p>0110_0110':"0 1 0 0 0 0 0 0 0 0 0 0 1 0 0 0 0 0 0 0 0 1"+"0110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0110':"0 1 0 0 0 0 0 0 0 0 0 0 1 0 0 0 0 0 0 0 0 1"+"0110_0110",</text:p>
          </table:table-cell>
          <table:table-cell table:style-name="ce107" table:formula="of:=CONCATENATE(&quot;'&quot;;LEFT([.AX104];11);&quot; &quot;;LEFT([.AW104];LEN([.AW104])-4);&quot; $ &quot;;RIGHT([.AW104];4);&quot;&quot;;RIGHT([.AX104];LEN([.AX104])-11))" office:value-type="string" office:string-value="'0110_0110': &quot;1 0 1 0 0 1 0 0 0 0 1 0 0 0 0 0 0 0 0 0 0 0  $ \n&quot;+&quot;0 1 0 0 0 0 0 0 0 0 0 0 1 0 0 0 0 0 0 0 0 1&quot;+&quot;0110_0110&quot;," calcext:value-type="string">
            <text:p>'0110_0110': "1 0 1 0 0 1 0 0 0 0 1 0 0 0 0 0 0 0 0 0 0 0 <text:s/>$ \n"+"0 1 0 0 0 0 0 0 0 0 0 0 1 0 0 0 0 0 0 0 0 1"+"0110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0111':"0 1 0 0 0 0 0 0 0 0 0 0 1 0 0 0 0 0 0 0 0 1",</text:p>
          </table:table-cell>
          <table:table-cell table:style-name="ce107" table:formula="of:=LEFT([.AS105];9)" office:value-type="string" office:string-value="0110_0111" calcext:value-type="string">
            <text:p>0110_0111</text:p>
          </table:table-cell>
          <table:table-cell table:style-name="ce107" table:formula="of:=LEFT([.AS105];LEN([.AS105])-1)" office:value-type="string" office:string-value="0110_0111':&quot;0 1 0 0 0 0 0 0 0 0 0 0 1 0 0 0 0 0 0 0 0 1&quot;" calcext:value-type="string">
            <text:p>0110_0111':"0 1 0 0 0 0 0 0 0 0 0 0 1 0 0 0 0 0 0 0 0 1"</text:p>
          </table:table-cell>
          <table:table-cell table:style-name="ce107" table:formula="of:=CONCATENATE([.AU105];&quot;+&quot;;&quot;&quot;&quot;&quot;;[.AT105];&quot;&quot;&quot;&quot;;&quot;,&quot;)" office:value-type="string" office:string-value="0110_0111':&quot;0 1 0 0 0 0 0 0 0 0 0 0 1 0 0 0 0 0 0 0 0 1&quot;+&quot;0110_0111&quot;," calcext:value-type="string">
            <text:p>0110_0111':"0 1 0 0 0 0 0 0 0 0 0 0 1 0 0 0 0 0 0 0 0 1"+"0110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0111':"0 1 0 0 0 0 0 0 0 0 0 0 1 0 0 0 0 0 0 0 0 1"+"0110_0111",</text:p>
          </table:table-cell>
          <table:table-cell table:style-name="ce107" table:formula="of:=CONCATENATE(&quot;'&quot;;LEFT([.AX105];11);&quot; &quot;;LEFT([.AW105];LEN([.AW105])-4);&quot; $ &quot;;RIGHT([.AW105];4);&quot;&quot;;RIGHT([.AX105];LEN([.AX105])-11))" office:value-type="string" office:string-value="'0110_0111': &quot;1 0 1 0 0 1 0 0 0 0 1 0 0 0 0 0 0 0 0 0 0 0  $ \n&quot;+&quot;0 1 0 0 0 0 0 0 0 0 0 0 1 0 0 0 0 0 0 0 0 1&quot;+&quot;0110_0111&quot;," calcext:value-type="string">
            <text:p>'0110_0111': "1 0 1 0 0 1 0 0 0 0 1 0 0 0 0 0 0 0 0 0 0 0 <text:s/>$ \n"+"0 1 0 0 0 0 0 0 0 0 0 0 1 0 0 0 0 0 0 0 0 1"+"0110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1000':"0 1 0 1 0 0 0 0 1 0 0 0 1 0 0 0 0 0 0 0 0 1",</text:p>
          </table:table-cell>
          <table:table-cell table:style-name="ce107" table:formula="of:=LEFT([.AS106];9)" office:value-type="string" office:string-value="0110_1000" calcext:value-type="string">
            <text:p>0110_1000</text:p>
          </table:table-cell>
          <table:table-cell table:style-name="ce107" table:formula="of:=LEFT([.AS106];LEN([.AS106])-1)" office:value-type="string" office:string-value="0110_1000':&quot;0 1 0 1 0 0 0 0 1 0 0 0 1 0 0 0 0 0 0 0 0 1&quot;" calcext:value-type="string">
            <text:p>0110_1000':"0 1 0 1 0 0 0 0 1 0 0 0 1 0 0 0 0 0 0 0 0 1"</text:p>
          </table:table-cell>
          <table:table-cell table:style-name="ce107" table:formula="of:=CONCATENATE([.AU106];&quot;+&quot;;&quot;&quot;&quot;&quot;;[.AT106];&quot;&quot;&quot;&quot;;&quot;,&quot;)" office:value-type="string" office:string-value="0110_1000':&quot;0 1 0 1 0 0 0 0 1 0 0 0 1 0 0 0 0 0 0 0 0 1&quot;+&quot;0110_1000&quot;," calcext:value-type="string">
            <text:p>0110_1000':"0 1 0 1 0 0 0 0 1 0 0 0 1 0 0 0 0 0 0 0 0 1"+"0110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1000':"0 1 0 1 0 0 0 0 1 0 0 0 1 0 0 0 0 0 0 0 0 1"+"0110_1000",</text:p>
          </table:table-cell>
          <table:table-cell table:style-name="ce107" table:formula="of:=CONCATENATE(&quot;'&quot;;LEFT([.AX106];11);&quot; &quot;;LEFT([.AW106];LEN([.AW106])-4);&quot; $ &quot;;RIGHT([.AW106];4);&quot;&quot;;RIGHT([.AX106];LEN([.AX106])-11))" office:value-type="string" office:string-value="'0110_1000': &quot;1 0 1 0 0 1 0 0 0 0 1 0 0 0 0 0 0 0 0 0 0 0  $ \n&quot;+&quot;0 1 0 1 0 0 0 0 1 0 0 0 1 0 0 0 0 0 0 0 0 1&quot;+&quot;0110_1000&quot;," calcext:value-type="string">
            <text:p>'0110_1000': "1 0 1 0 0 1 0 0 0 0 1 0 0 0 0 0 0 0 0 0 0 0 <text:s/>$ \n"+"0 1 0 1 0 0 0 0 1 0 0 0 1 0 0 0 0 0 0 0 0 1"+"0110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1001':"0 1 0 1 0 0 0 0 1 0 0 0 1 0 0 0 0 0 0 0 0 1",</text:p>
          </table:table-cell>
          <table:table-cell table:style-name="ce107" table:formula="of:=LEFT([.AS107];9)" office:value-type="string" office:string-value="0110_1001" calcext:value-type="string">
            <text:p>0110_1001</text:p>
          </table:table-cell>
          <table:table-cell table:style-name="ce107" table:formula="of:=LEFT([.AS107];LEN([.AS107])-1)" office:value-type="string" office:string-value="0110_1001':&quot;0 1 0 1 0 0 0 0 1 0 0 0 1 0 0 0 0 0 0 0 0 1&quot;" calcext:value-type="string">
            <text:p>0110_1001':"0 1 0 1 0 0 0 0 1 0 0 0 1 0 0 0 0 0 0 0 0 1"</text:p>
          </table:table-cell>
          <table:table-cell table:style-name="ce107" table:formula="of:=CONCATENATE([.AU107];&quot;+&quot;;&quot;&quot;&quot;&quot;;[.AT107];&quot;&quot;&quot;&quot;;&quot;,&quot;)" office:value-type="string" office:string-value="0110_1001':&quot;0 1 0 1 0 0 0 0 1 0 0 0 1 0 0 0 0 0 0 0 0 1&quot;+&quot;0110_1001&quot;," calcext:value-type="string">
            <text:p>0110_1001':"0 1 0 1 0 0 0 0 1 0 0 0 1 0 0 0 0 0 0 0 0 1"+"0110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1001':"0 1 0 1 0 0 0 0 1 0 0 0 1 0 0 0 0 0 0 0 0 1"+"0110_1001",</text:p>
          </table:table-cell>
          <table:table-cell table:style-name="ce107" table:formula="of:=CONCATENATE(&quot;'&quot;;LEFT([.AX107];11);&quot; &quot;;LEFT([.AW107];LEN([.AW107])-4);&quot; $ &quot;;RIGHT([.AW107];4);&quot;&quot;;RIGHT([.AX107];LEN([.AX107])-11))" office:value-type="string" office:string-value="'0110_1001': &quot;1 0 1 0 0 1 0 0 0 0 1 0 0 0 0 0 0 0 0 0 0 0  $ \n&quot;+&quot;0 1 0 1 0 0 0 0 1 0 0 0 1 0 0 0 0 0 0 0 0 1&quot;+&quot;0110_1001&quot;," calcext:value-type="string">
            <text:p>'0110_1001': "1 0 1 0 0 1 0 0 0 0 1 0 0 0 0 0 0 0 0 0 0 0 <text:s/>$ \n"+"0 1 0 1 0 0 0 0 1 0 0 0 1 0 0 0 0 0 0 0 0 1"+"0110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1010':"0 1 0 1 0 0 0 0 1 0 0 0 1 0 0 0 0 0 0 0 0 1",</text:p>
          </table:table-cell>
          <table:table-cell table:style-name="ce107" table:formula="of:=LEFT([.AS108];9)" office:value-type="string" office:string-value="0110_1010" calcext:value-type="string">
            <text:p>0110_1010</text:p>
          </table:table-cell>
          <table:table-cell table:style-name="ce107" table:formula="of:=LEFT([.AS108];LEN([.AS108])-1)" office:value-type="string" office:string-value="0110_1010':&quot;0 1 0 1 0 0 0 0 1 0 0 0 1 0 0 0 0 0 0 0 0 1&quot;" calcext:value-type="string">
            <text:p>0110_1010':"0 1 0 1 0 0 0 0 1 0 0 0 1 0 0 0 0 0 0 0 0 1"</text:p>
          </table:table-cell>
          <table:table-cell table:style-name="ce107" table:formula="of:=CONCATENATE([.AU108];&quot;+&quot;;&quot;&quot;&quot;&quot;;[.AT108];&quot;&quot;&quot;&quot;;&quot;,&quot;)" office:value-type="string" office:string-value="0110_1010':&quot;0 1 0 1 0 0 0 0 1 0 0 0 1 0 0 0 0 0 0 0 0 1&quot;+&quot;0110_1010&quot;," calcext:value-type="string">
            <text:p>0110_1010':"0 1 0 1 0 0 0 0 1 0 0 0 1 0 0 0 0 0 0 0 0 1"+"0110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1010':"0 1 0 1 0 0 0 0 1 0 0 0 1 0 0 0 0 0 0 0 0 1"+"0110_1010",</text:p>
          </table:table-cell>
          <table:table-cell table:style-name="ce107" table:formula="of:=CONCATENATE(&quot;'&quot;;LEFT([.AX108];11);&quot; &quot;;LEFT([.AW108];LEN([.AW108])-4);&quot; $ &quot;;RIGHT([.AW108];4);&quot;&quot;;RIGHT([.AX108];LEN([.AX108])-11))" office:value-type="string" office:string-value="'0110_1010': &quot;1 0 1 0 0 1 0 0 0 0 1 0 0 0 0 0 0 0 0 0 0 0  $ \n&quot;+&quot;0 1 0 1 0 0 0 0 1 0 0 0 1 0 0 0 0 0 0 0 0 1&quot;+&quot;0110_1010&quot;," calcext:value-type="string">
            <text:p>'0110_1010': "1 0 1 0 0 1 0 0 0 0 1 0 0 0 0 0 0 0 0 0 0 0 <text:s/>$ \n"+"0 1 0 1 0 0 0 0 1 0 0 0 1 0 0 0 0 0 0 0 0 1"+"0110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1011':"0 1 0 1 0 0 0 0 1 0 0 0 1 0 0 0 0 0 0 0 0 1",</text:p>
          </table:table-cell>
          <table:table-cell table:style-name="ce107" table:formula="of:=LEFT([.AS109];9)" office:value-type="string" office:string-value="0110_1011" calcext:value-type="string">
            <text:p>0110_1011</text:p>
          </table:table-cell>
          <table:table-cell table:style-name="ce107" table:formula="of:=LEFT([.AS109];LEN([.AS109])-1)" office:value-type="string" office:string-value="0110_1011':&quot;0 1 0 1 0 0 0 0 1 0 0 0 1 0 0 0 0 0 0 0 0 1&quot;" calcext:value-type="string">
            <text:p>0110_1011':"0 1 0 1 0 0 0 0 1 0 0 0 1 0 0 0 0 0 0 0 0 1"</text:p>
          </table:table-cell>
          <table:table-cell table:style-name="ce107" table:formula="of:=CONCATENATE([.AU109];&quot;+&quot;;&quot;&quot;&quot;&quot;;[.AT109];&quot;&quot;&quot;&quot;;&quot;,&quot;)" office:value-type="string" office:string-value="0110_1011':&quot;0 1 0 1 0 0 0 0 1 0 0 0 1 0 0 0 0 0 0 0 0 1&quot;+&quot;0110_1011&quot;," calcext:value-type="string">
            <text:p>0110_1011':"0 1 0 1 0 0 0 0 1 0 0 0 1 0 0 0 0 0 0 0 0 1"+"0110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1011':"0 1 0 1 0 0 0 0 1 0 0 0 1 0 0 0 0 0 0 0 0 1"+"0110_1011",</text:p>
          </table:table-cell>
          <table:table-cell table:style-name="ce107" table:formula="of:=CONCATENATE(&quot;'&quot;;LEFT([.AX109];11);&quot; &quot;;LEFT([.AW109];LEN([.AW109])-4);&quot; $ &quot;;RIGHT([.AW109];4);&quot;&quot;;RIGHT([.AX109];LEN([.AX109])-11))" office:value-type="string" office:string-value="'0110_1011': &quot;1 0 1 0 0 1 0 0 0 0 1 0 0 0 0 0 0 0 0 0 0 0  $ \n&quot;+&quot;0 1 0 1 0 0 0 0 1 0 0 0 1 0 0 0 0 0 0 0 0 1&quot;+&quot;0110_1011&quot;," calcext:value-type="string">
            <text:p>'0110_1011': "1 0 1 0 0 1 0 0 0 0 1 0 0 0 0 0 0 0 0 0 0 0 <text:s/>$ \n"+"0 1 0 1 0 0 0 0 1 0 0 0 1 0 0 0 0 0 0 0 0 1"+"0110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1100':"0 1 0 1 0 0 0 0 1 0 0 0 1 0 0 0 0 0 0 0 0 1",</text:p>
          </table:table-cell>
          <table:table-cell table:style-name="ce107" table:formula="of:=LEFT([.AS110];9)" office:value-type="string" office:string-value="0110_1100" calcext:value-type="string">
            <text:p>0110_1100</text:p>
          </table:table-cell>
          <table:table-cell table:style-name="ce107" table:formula="of:=LEFT([.AS110];LEN([.AS110])-1)" office:value-type="string" office:string-value="0110_1100':&quot;0 1 0 1 0 0 0 0 1 0 0 0 1 0 0 0 0 0 0 0 0 1&quot;" calcext:value-type="string">
            <text:p>0110_1100':"0 1 0 1 0 0 0 0 1 0 0 0 1 0 0 0 0 0 0 0 0 1"</text:p>
          </table:table-cell>
          <table:table-cell table:style-name="ce107" table:formula="of:=CONCATENATE([.AU110];&quot;+&quot;;&quot;&quot;&quot;&quot;;[.AT110];&quot;&quot;&quot;&quot;;&quot;,&quot;)" office:value-type="string" office:string-value="0110_1100':&quot;0 1 0 1 0 0 0 0 1 0 0 0 1 0 0 0 0 0 0 0 0 1&quot;+&quot;0110_1100&quot;," calcext:value-type="string">
            <text:p>0110_1100':"0 1 0 1 0 0 0 0 1 0 0 0 1 0 0 0 0 0 0 0 0 1"+"0110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1100':"0 1 0 1 0 0 0 0 1 0 0 0 1 0 0 0 0 0 0 0 0 1"+"0110_1100",</text:p>
          </table:table-cell>
          <table:table-cell table:style-name="ce107" table:formula="of:=CONCATENATE(&quot;'&quot;;LEFT([.AX110];11);&quot; &quot;;LEFT([.AW110];LEN([.AW110])-4);&quot; $ &quot;;RIGHT([.AW110];4);&quot;&quot;;RIGHT([.AX110];LEN([.AX110])-11))" office:value-type="string" office:string-value="'0110_1100': &quot;1 0 1 0 0 1 0 0 0 0 1 0 0 0 0 0 0 0 0 0 0 0  $ \n&quot;+&quot;0 1 0 1 0 0 0 0 1 0 0 0 1 0 0 0 0 0 0 0 0 1&quot;+&quot;0110_1100&quot;," calcext:value-type="string">
            <text:p>'0110_1100': "1 0 1 0 0 1 0 0 0 0 1 0 0 0 0 0 0 0 0 0 0 0 <text:s/>$ \n"+"0 1 0 1 0 0 0 0 1 0 0 0 1 0 0 0 0 0 0 0 0 1"+"0110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1101':"0 1 0 1 0 0 0 0 1 0 0 0 1 0 0 0 0 0 0 0 0 1",</text:p>
          </table:table-cell>
          <table:table-cell table:style-name="ce107" table:formula="of:=LEFT([.AS111];9)" office:value-type="string" office:string-value="0110_1101" calcext:value-type="string">
            <text:p>0110_1101</text:p>
          </table:table-cell>
          <table:table-cell table:style-name="ce107" table:formula="of:=LEFT([.AS111];LEN([.AS111])-1)" office:value-type="string" office:string-value="0110_1101':&quot;0 1 0 1 0 0 0 0 1 0 0 0 1 0 0 0 0 0 0 0 0 1&quot;" calcext:value-type="string">
            <text:p>0110_1101':"0 1 0 1 0 0 0 0 1 0 0 0 1 0 0 0 0 0 0 0 0 1"</text:p>
          </table:table-cell>
          <table:table-cell table:style-name="ce107" table:formula="of:=CONCATENATE([.AU111];&quot;+&quot;;&quot;&quot;&quot;&quot;;[.AT111];&quot;&quot;&quot;&quot;;&quot;,&quot;)" office:value-type="string" office:string-value="0110_1101':&quot;0 1 0 1 0 0 0 0 1 0 0 0 1 0 0 0 0 0 0 0 0 1&quot;+&quot;0110_1101&quot;," calcext:value-type="string">
            <text:p>0110_1101':"0 1 0 1 0 0 0 0 1 0 0 0 1 0 0 0 0 0 0 0 0 1"+"0110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1101':"0 1 0 1 0 0 0 0 1 0 0 0 1 0 0 0 0 0 0 0 0 1"+"0110_1101",</text:p>
          </table:table-cell>
          <table:table-cell table:style-name="ce107" table:formula="of:=CONCATENATE(&quot;'&quot;;LEFT([.AX111];11);&quot; &quot;;LEFT([.AW111];LEN([.AW111])-4);&quot; $ &quot;;RIGHT([.AW111];4);&quot;&quot;;RIGHT([.AX111];LEN([.AX111])-11))" office:value-type="string" office:string-value="'0110_1101': &quot;1 0 1 0 0 1 0 0 0 0 1 0 0 0 0 0 0 0 0 0 0 0  $ \n&quot;+&quot;0 1 0 1 0 0 0 0 1 0 0 0 1 0 0 0 0 0 0 0 0 1&quot;+&quot;0110_1101&quot;," calcext:value-type="string">
            <text:p>'0110_1101': "1 0 1 0 0 1 0 0 0 0 1 0 0 0 0 0 0 0 0 0 0 0 <text:s/>$ \n"+"0 1 0 1 0 0 0 0 1 0 0 0 1 0 0 0 0 0 0 0 0 1"+"0110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1110':"0 1 0 1 0 0 0 0 1 0 0 0 1 0 0 0 0 0 0 0 0 1",</text:p>
          </table:table-cell>
          <table:table-cell table:style-name="ce107" table:formula="of:=LEFT([.AS112];9)" office:value-type="string" office:string-value="0110_1110" calcext:value-type="string">
            <text:p>0110_1110</text:p>
          </table:table-cell>
          <table:table-cell table:style-name="ce107" table:formula="of:=LEFT([.AS112];LEN([.AS112])-1)" office:value-type="string" office:string-value="0110_1110':&quot;0 1 0 1 0 0 0 0 1 0 0 0 1 0 0 0 0 0 0 0 0 1&quot;" calcext:value-type="string">
            <text:p>0110_1110':"0 1 0 1 0 0 0 0 1 0 0 0 1 0 0 0 0 0 0 0 0 1"</text:p>
          </table:table-cell>
          <table:table-cell table:style-name="ce107" table:formula="of:=CONCATENATE([.AU112];&quot;+&quot;;&quot;&quot;&quot;&quot;;[.AT112];&quot;&quot;&quot;&quot;;&quot;,&quot;)" office:value-type="string" office:string-value="0110_1110':&quot;0 1 0 1 0 0 0 0 1 0 0 0 1 0 0 0 0 0 0 0 0 1&quot;+&quot;0110_1110&quot;," calcext:value-type="string">
            <text:p>0110_1110':"0 1 0 1 0 0 0 0 1 0 0 0 1 0 0 0 0 0 0 0 0 1"+"0110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1110':"0 1 0 1 0 0 0 0 1 0 0 0 1 0 0 0 0 0 0 0 0 1"+"0110_1110",</text:p>
          </table:table-cell>
          <table:table-cell table:style-name="ce107" table:formula="of:=CONCATENATE(&quot;'&quot;;LEFT([.AX112];11);&quot; &quot;;LEFT([.AW112];LEN([.AW112])-4);&quot; $ &quot;;RIGHT([.AW112];4);&quot;&quot;;RIGHT([.AX112];LEN([.AX112])-11))" office:value-type="string" office:string-value="'0110_1110': &quot;1 0 1 0 0 1 0 0 0 0 1 0 0 0 0 0 0 0 0 0 0 0  $ \n&quot;+&quot;0 1 0 1 0 0 0 0 1 0 0 0 1 0 0 0 0 0 0 0 0 1&quot;+&quot;0110_1110&quot;," calcext:value-type="string">
            <text:p>'0110_1110': "1 0 1 0 0 1 0 0 0 0 1 0 0 0 0 0 0 0 0 0 0 0 <text:s/>$ \n"+"0 1 0 1 0 0 0 0 1 0 0 0 1 0 0 0 0 0 0 0 0 1"+"0110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0_1111':"0 1 0 1 0 0 0 0 1 0 0 0 1 0 0 0 0 0 0 0 0 1",</text:p>
          </table:table-cell>
          <table:table-cell table:style-name="ce107" table:formula="of:=LEFT([.AS113];9)" office:value-type="string" office:string-value="0110_1111" calcext:value-type="string">
            <text:p>0110_1111</text:p>
          </table:table-cell>
          <table:table-cell table:style-name="ce107" table:formula="of:=LEFT([.AS113];LEN([.AS113])-1)" office:value-type="string" office:string-value="0110_1111':&quot;0 1 0 1 0 0 0 0 1 0 0 0 1 0 0 0 0 0 0 0 0 1&quot;" calcext:value-type="string">
            <text:p>0110_1111':"0 1 0 1 0 0 0 0 1 0 0 0 1 0 0 0 0 0 0 0 0 1"</text:p>
          </table:table-cell>
          <table:table-cell table:style-name="ce107" table:formula="of:=CONCATENATE([.AU113];&quot;+&quot;;&quot;&quot;&quot;&quot;;[.AT113];&quot;&quot;&quot;&quot;;&quot;,&quot;)" office:value-type="string" office:string-value="0110_1111':&quot;0 1 0 1 0 0 0 0 1 0 0 0 1 0 0 0 0 0 0 0 0 1&quot;+&quot;0110_1111&quot;," calcext:value-type="string">
            <text:p>0110_1111':"0 1 0 1 0 0 0 0 1 0 0 0 1 0 0 0 0 0 0 0 0 1"+"0110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0_1111':"0 1 0 1 0 0 0 0 1 0 0 0 1 0 0 0 0 0 0 0 0 1"+"0110_1111",</text:p>
          </table:table-cell>
          <table:table-cell table:style-name="ce107" table:formula="of:=CONCATENATE(&quot;'&quot;;LEFT([.AX113];11);&quot; &quot;;LEFT([.AW113];LEN([.AW113])-4);&quot; $ &quot;;RIGHT([.AW113];4);&quot;&quot;;RIGHT([.AX113];LEN([.AX113])-11))" office:value-type="string" office:string-value="'0110_1111': &quot;1 0 1 0 0 1 0 0 0 0 1 0 0 0 0 0 0 0 0 0 0 0  $ \n&quot;+&quot;0 1 0 1 0 0 0 0 1 0 0 0 1 0 0 0 0 0 0 0 0 1&quot;+&quot;0110_1111&quot;," calcext:value-type="string">
            <text:p>'0110_1111': "1 0 1 0 0 1 0 0 0 0 1 0 0 0 0 0 0 0 0 0 0 0 <text:s/>$ \n"+"0 1 0 1 0 0 0 0 1 0 0 0 1 0 0 0 0 0 0 0 0 1"+"0110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0000':"0 0 0 0 0 0 0 0 0 0 0 0 0 0 0 0 1 0 0 1 0 0 \n"+"0 0 0 0 0 0 0 0 0 0 0 0 1 0 0 1 0 1 1 0 0 0",</text:p>
          </table:table-cell>
          <table:table-cell table:style-name="ce107" table:formula="of:=LEFT([.AS114];9)" office:value-type="string" office:string-value="0111_0000" calcext:value-type="string">
            <text:p>0111_0000</text:p>
          </table:table-cell>
          <table:table-cell table:style-name="ce107" table:formula="of:=LEFT([.AS114];LEN([.AS114])-1)" office:value-type="string" office:string-value="0111_0000':&quot;0 0 0 0 0 0 0 0 0 0 0 0 0 0 0 0 1 0 0 1 0 0 \n&quot;+&quot;0 0 0 0 0 0 0 0 0 0 0 0 1 0 0 1 0 1 1 0 0 0&quot;" calcext:value-type="string">
            <text:p>0111_0000':"0 0 0 0 0 0 0 0 0 0 0 0 0 0 0 0 1 0 0 1 0 0 \n"+"0 0 0 0 0 0 0 0 0 0 0 0 1 0 0 1 0 1 1 0 0 0"</text:p>
          </table:table-cell>
          <table:table-cell table:style-name="ce107" table:formula="of:=CONCATENATE([.AU114];&quot;+&quot;;&quot;&quot;&quot;&quot;;[.AT114];&quot;&quot;&quot;&quot;;&quot;,&quot;)" office:value-type="string" office:string-value="0111_0000':&quot;0 0 0 0 0 0 0 0 0 0 0 0 0 0 0 0 1 0 0 1 0 0 \n&quot;+&quot;0 0 0 0 0 0 0 0 0 0 0 0 1 0 0 1 0 1 1 0 0 0&quot;+&quot;0111_0000&quot;," calcext:value-type="string">
            <text:p>0111_0000':"0 0 0 0 0 0 0 0 0 0 0 0 0 0 0 0 1 0 0 1 0 0 \n"+"0 0 0 0 0 0 0 0 0 0 0 0 1 0 0 1 0 1 1 0 0 0"+"0111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0000':"0 0 0 0 0 0 0 0 0 0 0 0 0 0 0 0 1 0 0 1 0 0 \n"+"0 0 0 0 0 0 0 0 0 0 0 0 1 0 0 1 0 1 1 0 0 0"+"0111_0000",</text:p>
          </table:table-cell>
          <table:table-cell table:style-name="ce107" table:formula="of:=CONCATENATE(&quot;'&quot;;LEFT([.AX114];11);&quot; &quot;;LEFT([.AW114];LEN([.AW114])-4);&quot; $ &quot;;RIGHT([.AW114];4);&quot;&quot;;RIGHT([.AX114];LEN([.AX114])-11))" office:value-type="string" office:string-value="'0111_0000': &quot;1 0 1 0 0 1 0 0 0 0 1 0 0 0 0 0 0 0 0 0 0 0  $ \n&quot;+&quot;0 0 0 0 0 0 0 0 0 0 0 0 0 0 0 0 1 0 0 1 0 0 \n&quot;+&quot;0 0 0 0 0 0 0 0 0 0 0 0 1 0 0 1 0 1 1 0 0 0&quot;+&quot;0111_0000&quot;," calcext:value-type="string">
            <text:p>'0111_0000': "1 0 1 0 0 1 0 0 0 0 1 0 0 0 0 0 0 0 0 0 0 0 <text:s/>$ \n"+"0 0 0 0 0 0 0 0 0 0 0 0 0 0 0 0 1 0 0 1 0 0 \n"+"0 0 0 0 0 0 0 0 0 0 0 0 1 0 0 1 0 1 1 0 0 0"+"0111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0001':"1 0 0 0 0 0 0 0 0 0 0 0 1 0 0 0 0 0 0 0 1 0",</text:p>
          </table:table-cell>
          <table:table-cell table:style-name="ce107" table:formula="of:=LEFT([.AS115];9)" office:value-type="string" office:string-value="0111_0001" calcext:value-type="string">
            <text:p>0111_0001</text:p>
          </table:table-cell>
          <table:table-cell table:style-name="ce107" table:formula="of:=LEFT([.AS115];LEN([.AS115])-1)" office:value-type="string" office:string-value="0111_0001':&quot;1 0 0 0 0 0 0 0 0 0 0 0 1 0 0 0 0 0 0 0 1 0&quot;" calcext:value-type="string">
            <text:p>0111_0001':"1 0 0 0 0 0 0 0 0 0 0 0 1 0 0 0 0 0 0 0 1 0"</text:p>
          </table:table-cell>
          <table:table-cell table:style-name="ce107" table:formula="of:=CONCATENATE([.AU115];&quot;+&quot;;&quot;&quot;&quot;&quot;;[.AT115];&quot;&quot;&quot;&quot;;&quot;,&quot;)" office:value-type="string" office:string-value="0111_0001':&quot;1 0 0 0 0 0 0 0 0 0 0 0 1 0 0 0 0 0 0 0 1 0&quot;+&quot;0111_0001&quot;," calcext:value-type="string">
            <text:p>0111_0001':"1 0 0 0 0 0 0 0 0 0 0 0 1 0 0 0 0 0 0 0 1 0"+"0111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0001':"1 0 0 0 0 0 0 0 0 0 0 0 1 0 0 0 0 0 0 0 1 0"+"0111_0001",</text:p>
          </table:table-cell>
          <table:table-cell table:style-name="ce107" table:formula="of:=CONCATENATE(&quot;'&quot;;LEFT([.AX115];11);&quot; &quot;;LEFT([.AW115];LEN([.AW115])-4);&quot; $ &quot;;RIGHT([.AW115];4);&quot;&quot;;RIGHT([.AX115];LEN([.AX115])-11))" office:value-type="string" office:string-value="'0111_0001': &quot;1 0 1 0 0 1 0 0 0 0 1 0 0 0 0 0 0 0 0 0 0 0  $ \n&quot;+&quot;1 0 0 0 0 0 0 0 0 0 0 0 1 0 0 0 0 0 0 0 1 0&quot;+&quot;0111_0001&quot;," calcext:value-type="string">
            <text:p>'0111_0001': "1 0 1 0 0 1 0 0 0 0 1 0 0 0 0 0 0 0 0 0 0 0 <text:s/>$ \n"+"1 0 0 0 0 0 0 0 0 0 0 0 1 0 0 0 0 0 0 0 1 0"+"0111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0010':"1 0 0 0 0 0 0 0 0 0 0 0 1 0 0 0 0 0 0 0 1 0",</text:p>
          </table:table-cell>
          <table:table-cell table:style-name="ce107" table:formula="of:=LEFT([.AS116];9)" office:value-type="string" office:string-value="0111_0010" calcext:value-type="string">
            <text:p>0111_0010</text:p>
          </table:table-cell>
          <table:table-cell table:style-name="ce107" table:formula="of:=LEFT([.AS116];LEN([.AS116])-1)" office:value-type="string" office:string-value="0111_0010':&quot;1 0 0 0 0 0 0 0 0 0 0 0 1 0 0 0 0 0 0 0 1 0&quot;" calcext:value-type="string">
            <text:p>0111_0010':"1 0 0 0 0 0 0 0 0 0 0 0 1 0 0 0 0 0 0 0 1 0"</text:p>
          </table:table-cell>
          <table:table-cell table:style-name="ce107" table:formula="of:=CONCATENATE([.AU116];&quot;+&quot;;&quot;&quot;&quot;&quot;;[.AT116];&quot;&quot;&quot;&quot;;&quot;,&quot;)" office:value-type="string" office:string-value="0111_0010':&quot;1 0 0 0 0 0 0 0 0 0 0 0 1 0 0 0 0 0 0 0 1 0&quot;+&quot;0111_0010&quot;," calcext:value-type="string">
            <text:p>0111_0010':"1 0 0 0 0 0 0 0 0 0 0 0 1 0 0 0 0 0 0 0 1 0"+"0111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0010':"1 0 0 0 0 0 0 0 0 0 0 0 1 0 0 0 0 0 0 0 1 0"+"0111_0010",</text:p>
          </table:table-cell>
          <table:table-cell table:style-name="ce107" table:formula="of:=CONCATENATE(&quot;'&quot;;LEFT([.AX116];11);&quot; &quot;;LEFT([.AW116];LEN([.AW116])-4);&quot; $ &quot;;RIGHT([.AW116];4);&quot;&quot;;RIGHT([.AX116];LEN([.AX116])-11))" office:value-type="string" office:string-value="'0111_0010': &quot;1 0 1 0 0 1 0 0 0 0 1 0 0 0 0 0 0 0 0 0 0 0  $ \n&quot;+&quot;1 0 0 0 0 0 0 0 0 0 0 0 1 0 0 0 0 0 0 0 1 0&quot;+&quot;0111_0010&quot;," calcext:value-type="string">
            <text:p>'0111_0010': "1 0 1 0 0 1 0 0 0 0 1 0 0 0 0 0 0 0 0 0 0 0 <text:s/>$ \n"+"1 0 0 0 0 0 0 0 0 0 0 0 1 0 0 0 0 0 0 0 1 0"+"0111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0011':"1 0 0 0 0 0 0 0 0 0 0 0 1 0 0 0 0 0 0 0 1 0",</text:p>
          </table:table-cell>
          <table:table-cell table:style-name="ce107" table:formula="of:=LEFT([.AS117];9)" office:value-type="string" office:string-value="0111_0011" calcext:value-type="string">
            <text:p>0111_0011</text:p>
          </table:table-cell>
          <table:table-cell table:style-name="ce107" table:formula="of:=LEFT([.AS117];LEN([.AS117])-1)" office:value-type="string" office:string-value="0111_0011':&quot;1 0 0 0 0 0 0 0 0 0 0 0 1 0 0 0 0 0 0 0 1 0&quot;" calcext:value-type="string">
            <text:p>0111_0011':"1 0 0 0 0 0 0 0 0 0 0 0 1 0 0 0 0 0 0 0 1 0"</text:p>
          </table:table-cell>
          <table:table-cell table:style-name="ce107" table:formula="of:=CONCATENATE([.AU117];&quot;+&quot;;&quot;&quot;&quot;&quot;;[.AT117];&quot;&quot;&quot;&quot;;&quot;,&quot;)" office:value-type="string" office:string-value="0111_0011':&quot;1 0 0 0 0 0 0 0 0 0 0 0 1 0 0 0 0 0 0 0 1 0&quot;+&quot;0111_0011&quot;," calcext:value-type="string">
            <text:p>0111_0011':"1 0 0 0 0 0 0 0 0 0 0 0 1 0 0 0 0 0 0 0 1 0"+"0111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0011':"1 0 0 0 0 0 0 0 0 0 0 0 1 0 0 0 0 0 0 0 1 0"+"0111_0011",</text:p>
          </table:table-cell>
          <table:table-cell table:style-name="ce107" table:formula="of:=CONCATENATE(&quot;'&quot;;LEFT([.AX117];11);&quot; &quot;;LEFT([.AW117];LEN([.AW117])-4);&quot; $ &quot;;RIGHT([.AW117];4);&quot;&quot;;RIGHT([.AX117];LEN([.AX117])-11))" office:value-type="string" office:string-value="'0111_0011': &quot;1 0 1 0 0 1 0 0 0 0 1 0 0 0 0 0 0 0 0 0 0 0  $ \n&quot;+&quot;1 0 0 0 0 0 0 0 0 0 0 0 1 0 0 0 0 0 0 0 1 0&quot;+&quot;0111_0011&quot;," calcext:value-type="string">
            <text:p>'0111_0011': "1 0 1 0 0 1 0 0 0 0 1 0 0 0 0 0 0 0 0 0 0 0 <text:s/>$ \n"+"1 0 0 0 0 0 0 0 0 0 0 0 1 0 0 0 0 0 0 0 1 0"+"0111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0100':"1 0 0 0 0 0 0 0 0 0 0 0 1 0 0 0 0 0 0 0 1 0",</text:p>
          </table:table-cell>
          <table:table-cell table:style-name="ce107" table:formula="of:=LEFT([.AS118];9)" office:value-type="string" office:string-value="0111_0100" calcext:value-type="string">
            <text:p>0111_0100</text:p>
          </table:table-cell>
          <table:table-cell table:style-name="ce107" table:formula="of:=LEFT([.AS118];LEN([.AS118])-1)" office:value-type="string" office:string-value="0111_0100':&quot;1 0 0 0 0 0 0 0 0 0 0 0 1 0 0 0 0 0 0 0 1 0&quot;" calcext:value-type="string">
            <text:p>0111_0100':"1 0 0 0 0 0 0 0 0 0 0 0 1 0 0 0 0 0 0 0 1 0"</text:p>
          </table:table-cell>
          <table:table-cell table:style-name="ce107" table:formula="of:=CONCATENATE([.AU118];&quot;+&quot;;&quot;&quot;&quot;&quot;;[.AT118];&quot;&quot;&quot;&quot;;&quot;,&quot;)" office:value-type="string" office:string-value="0111_0100':&quot;1 0 0 0 0 0 0 0 0 0 0 0 1 0 0 0 0 0 0 0 1 0&quot;+&quot;0111_0100&quot;," calcext:value-type="string">
            <text:p>0111_0100':"1 0 0 0 0 0 0 0 0 0 0 0 1 0 0 0 0 0 0 0 1 0"+"0111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0100':"1 0 0 0 0 0 0 0 0 0 0 0 1 0 0 0 0 0 0 0 1 0"+"0111_0100",</text:p>
          </table:table-cell>
          <table:table-cell table:style-name="ce107" table:formula="of:=CONCATENATE(&quot;'&quot;;LEFT([.AX118];11);&quot; &quot;;LEFT([.AW118];LEN([.AW118])-4);&quot; $ &quot;;RIGHT([.AW118];4);&quot;&quot;;RIGHT([.AX118];LEN([.AX118])-11))" office:value-type="string" office:string-value="'0111_0100': &quot;1 0 1 0 0 1 0 0 0 0 1 0 0 0 0 0 0 0 0 0 0 0  $ \n&quot;+&quot;1 0 0 0 0 0 0 0 0 0 0 0 1 0 0 0 0 0 0 0 1 0&quot;+&quot;0111_0100&quot;," calcext:value-type="string">
            <text:p>'0111_0100': "1 0 1 0 0 1 0 0 0 0 1 0 0 0 0 0 0 0 0 0 0 0 <text:s/>$ \n"+"1 0 0 0 0 0 0 0 0 0 0 0 1 0 0 0 0 0 0 0 1 0"+"0111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0101':"1 0 0 0 0 0 0 0 0 0 0 0 1 0 0 0 0 0 0 0 1 0",</text:p>
          </table:table-cell>
          <table:table-cell table:style-name="ce107" table:formula="of:=LEFT([.AS119];9)" office:value-type="string" office:string-value="0111_0101" calcext:value-type="string">
            <text:p>0111_0101</text:p>
          </table:table-cell>
          <table:table-cell table:style-name="ce107" table:formula="of:=LEFT([.AS119];LEN([.AS119])-1)" office:value-type="string" office:string-value="0111_0101':&quot;1 0 0 0 0 0 0 0 0 0 0 0 1 0 0 0 0 0 0 0 1 0&quot;" calcext:value-type="string">
            <text:p>0111_0101':"1 0 0 0 0 0 0 0 0 0 0 0 1 0 0 0 0 0 0 0 1 0"</text:p>
          </table:table-cell>
          <table:table-cell table:style-name="ce107" table:formula="of:=CONCATENATE([.AU119];&quot;+&quot;;&quot;&quot;&quot;&quot;;[.AT119];&quot;&quot;&quot;&quot;;&quot;,&quot;)" office:value-type="string" office:string-value="0111_0101':&quot;1 0 0 0 0 0 0 0 0 0 0 0 1 0 0 0 0 0 0 0 1 0&quot;+&quot;0111_0101&quot;," calcext:value-type="string">
            <text:p>0111_0101':"1 0 0 0 0 0 0 0 0 0 0 0 1 0 0 0 0 0 0 0 1 0"+"0111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0101':"1 0 0 0 0 0 0 0 0 0 0 0 1 0 0 0 0 0 0 0 1 0"+"0111_0101",</text:p>
          </table:table-cell>
          <table:table-cell table:style-name="ce107" table:formula="of:=CONCATENATE(&quot;'&quot;;LEFT([.AX119];11);&quot; &quot;;LEFT([.AW119];LEN([.AW119])-4);&quot; $ &quot;;RIGHT([.AW119];4);&quot;&quot;;RIGHT([.AX119];LEN([.AX119])-11))" office:value-type="string" office:string-value="'0111_0101': &quot;1 0 1 0 0 1 0 0 0 0 1 0 0 0 0 0 0 0 0 0 0 0  $ \n&quot;+&quot;1 0 0 0 0 0 0 0 0 0 0 0 1 0 0 0 0 0 0 0 1 0&quot;+&quot;0111_0101&quot;," calcext:value-type="string">
            <text:p>'0111_0101': "1 0 1 0 0 1 0 0 0 0 1 0 0 0 0 0 0 0 0 0 0 0 <text:s/>$ \n"+"1 0 0 0 0 0 0 0 0 0 0 0 1 0 0 0 0 0 0 0 1 0"+"0111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0110':"1 0 0 0 0 0 0 0 0 0 0 0 1 0 0 0 0 0 0 0 1 0",</text:p>
          </table:table-cell>
          <table:table-cell table:style-name="ce107" table:formula="of:=LEFT([.AS120];9)" office:value-type="string" office:string-value="0111_0110" calcext:value-type="string">
            <text:p>0111_0110</text:p>
          </table:table-cell>
          <table:table-cell table:style-name="ce107" table:formula="of:=LEFT([.AS120];LEN([.AS120])-1)" office:value-type="string" office:string-value="0111_0110':&quot;1 0 0 0 0 0 0 0 0 0 0 0 1 0 0 0 0 0 0 0 1 0&quot;" calcext:value-type="string">
            <text:p>0111_0110':"1 0 0 0 0 0 0 0 0 0 0 0 1 0 0 0 0 0 0 0 1 0"</text:p>
          </table:table-cell>
          <table:table-cell table:style-name="ce107" table:formula="of:=CONCATENATE([.AU120];&quot;+&quot;;&quot;&quot;&quot;&quot;;[.AT120];&quot;&quot;&quot;&quot;;&quot;,&quot;)" office:value-type="string" office:string-value="0111_0110':&quot;1 0 0 0 0 0 0 0 0 0 0 0 1 0 0 0 0 0 0 0 1 0&quot;+&quot;0111_0110&quot;," calcext:value-type="string">
            <text:p>0111_0110':"1 0 0 0 0 0 0 0 0 0 0 0 1 0 0 0 0 0 0 0 1 0"+"0111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0110':"1 0 0 0 0 0 0 0 0 0 0 0 1 0 0 0 0 0 0 0 1 0"+"0111_0110",</text:p>
          </table:table-cell>
          <table:table-cell table:style-name="ce107" table:formula="of:=CONCATENATE(&quot;'&quot;;LEFT([.AX120];11);&quot; &quot;;LEFT([.AW120];LEN([.AW120])-4);&quot; $ &quot;;RIGHT([.AW120];4);&quot;&quot;;RIGHT([.AX120];LEN([.AX120])-11))" office:value-type="string" office:string-value="'0111_0110': &quot;1 0 1 0 0 1 0 0 0 0 1 0 0 0 0 0 0 0 0 0 0 0  $ \n&quot;+&quot;1 0 0 0 0 0 0 0 0 0 0 0 1 0 0 0 0 0 0 0 1 0&quot;+&quot;0111_0110&quot;," calcext:value-type="string">
            <text:p>'0111_0110': "1 0 1 0 0 1 0 0 0 0 1 0 0 0 0 0 0 0 0 0 0 0 <text:s/>$ \n"+"1 0 0 0 0 0 0 0 0 0 0 0 1 0 0 0 0 0 0 0 1 0"+"0111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0111':"1 0 0 0 0 0 0 0 0 0 0 0 1 0 0 0 0 0 0 0 1 0",</text:p>
          </table:table-cell>
          <table:table-cell table:style-name="ce107" table:formula="of:=LEFT([.AS121];9)" office:value-type="string" office:string-value="0111_0111" calcext:value-type="string">
            <text:p>0111_0111</text:p>
          </table:table-cell>
          <table:table-cell table:style-name="ce107" table:formula="of:=LEFT([.AS121];LEN([.AS121])-1)" office:value-type="string" office:string-value="0111_0111':&quot;1 0 0 0 0 0 0 0 0 0 0 0 1 0 0 0 0 0 0 0 1 0&quot;" calcext:value-type="string">
            <text:p>0111_0111':"1 0 0 0 0 0 0 0 0 0 0 0 1 0 0 0 0 0 0 0 1 0"</text:p>
          </table:table-cell>
          <table:table-cell table:style-name="ce107" table:formula="of:=CONCATENATE([.AU121];&quot;+&quot;;&quot;&quot;&quot;&quot;;[.AT121];&quot;&quot;&quot;&quot;;&quot;,&quot;)" office:value-type="string" office:string-value="0111_0111':&quot;1 0 0 0 0 0 0 0 0 0 0 0 1 0 0 0 0 0 0 0 1 0&quot;+&quot;0111_0111&quot;," calcext:value-type="string">
            <text:p>0111_0111':"1 0 0 0 0 0 0 0 0 0 0 0 1 0 0 0 0 0 0 0 1 0"+"0111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0111':"1 0 0 0 0 0 0 0 0 0 0 0 1 0 0 0 0 0 0 0 1 0"+"0111_0111",</text:p>
          </table:table-cell>
          <table:table-cell table:style-name="ce107" table:formula="of:=CONCATENATE(&quot;'&quot;;LEFT([.AX121];11);&quot; &quot;;LEFT([.AW121];LEN([.AW121])-4);&quot; $ &quot;;RIGHT([.AW121];4);&quot;&quot;;RIGHT([.AX121];LEN([.AX121])-11))" office:value-type="string" office:string-value="'0111_0111': &quot;1 0 1 0 0 1 0 0 0 0 1 0 0 0 0 0 0 0 0 0 0 0  $ \n&quot;+&quot;1 0 0 0 0 0 0 0 0 0 0 0 1 0 0 0 0 0 0 0 1 0&quot;+&quot;0111_0111&quot;," calcext:value-type="string">
            <text:p>'0111_0111': "1 0 1 0 0 1 0 0 0 0 1 0 0 0 0 0 0 0 0 0 0 0 <text:s/>$ \n"+"1 0 0 0 0 0 0 0 0 0 0 0 1 0 0 0 0 0 0 0 1 0"+"0111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1000':"1 0 0 1 0 0 0 0 0 1 0 0 1 0 0 0 0 0 0 0 1 0",</text:p>
          </table:table-cell>
          <table:table-cell table:style-name="ce107" table:formula="of:=LEFT([.AS122];9)" office:value-type="string" office:string-value="0111_1000" calcext:value-type="string">
            <text:p>0111_1000</text:p>
          </table:table-cell>
          <table:table-cell table:style-name="ce107" table:formula="of:=LEFT([.AS122];LEN([.AS122])-1)" office:value-type="string" office:string-value="0111_1000':&quot;1 0 0 1 0 0 0 0 0 1 0 0 1 0 0 0 0 0 0 0 1 0&quot;" calcext:value-type="string">
            <text:p>0111_1000':"1 0 0 1 0 0 0 0 0 1 0 0 1 0 0 0 0 0 0 0 1 0"</text:p>
          </table:table-cell>
          <table:table-cell table:style-name="ce107" table:formula="of:=CONCATENATE([.AU122];&quot;+&quot;;&quot;&quot;&quot;&quot;;[.AT122];&quot;&quot;&quot;&quot;;&quot;,&quot;)" office:value-type="string" office:string-value="0111_1000':&quot;1 0 0 1 0 0 0 0 0 1 0 0 1 0 0 0 0 0 0 0 1 0&quot;+&quot;0111_1000&quot;," calcext:value-type="string">
            <text:p>0111_1000':"1 0 0 1 0 0 0 0 0 1 0 0 1 0 0 0 0 0 0 0 1 0"+"0111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1000':"1 0 0 1 0 0 0 0 0 1 0 0 1 0 0 0 0 0 0 0 1 0"+"0111_1000",</text:p>
          </table:table-cell>
          <table:table-cell table:style-name="ce107" table:formula="of:=CONCATENATE(&quot;'&quot;;LEFT([.AX122];11);&quot; &quot;;LEFT([.AW122];LEN([.AW122])-4);&quot; $ &quot;;RIGHT([.AW122];4);&quot;&quot;;RIGHT([.AX122];LEN([.AX122])-11))" office:value-type="string" office:string-value="'0111_1000': &quot;1 0 1 0 0 1 0 0 0 0 1 0 0 0 0 0 0 0 0 0 0 0  $ \n&quot;+&quot;1 0 0 1 0 0 0 0 0 1 0 0 1 0 0 0 0 0 0 0 1 0&quot;+&quot;0111_1000&quot;," calcext:value-type="string">
            <text:p>'0111_1000': "1 0 1 0 0 1 0 0 0 0 1 0 0 0 0 0 0 0 0 0 0 0 <text:s/>$ \n"+"1 0 0 1 0 0 0 0 0 1 0 0 1 0 0 0 0 0 0 0 1 0"+"0111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1001':"1 0 0 1 0 0 0 0 0 1 0 0 1 0 0 0 0 0 0 0 1 0",</text:p>
          </table:table-cell>
          <table:table-cell table:style-name="ce107" table:formula="of:=LEFT([.AS123];9)" office:value-type="string" office:string-value="0111_1001" calcext:value-type="string">
            <text:p>0111_1001</text:p>
          </table:table-cell>
          <table:table-cell table:style-name="ce107" table:formula="of:=LEFT([.AS123];LEN([.AS123])-1)" office:value-type="string" office:string-value="0111_1001':&quot;1 0 0 1 0 0 0 0 0 1 0 0 1 0 0 0 0 0 0 0 1 0&quot;" calcext:value-type="string">
            <text:p>0111_1001':"1 0 0 1 0 0 0 0 0 1 0 0 1 0 0 0 0 0 0 0 1 0"</text:p>
          </table:table-cell>
          <table:table-cell table:style-name="ce107" table:formula="of:=CONCATENATE([.AU123];&quot;+&quot;;&quot;&quot;&quot;&quot;;[.AT123];&quot;&quot;&quot;&quot;;&quot;,&quot;)" office:value-type="string" office:string-value="0111_1001':&quot;1 0 0 1 0 0 0 0 0 1 0 0 1 0 0 0 0 0 0 0 1 0&quot;+&quot;0111_1001&quot;," calcext:value-type="string">
            <text:p>0111_1001':"1 0 0 1 0 0 0 0 0 1 0 0 1 0 0 0 0 0 0 0 1 0"+"0111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1001':"1 0 0 1 0 0 0 0 0 1 0 0 1 0 0 0 0 0 0 0 1 0"+"0111_1001",</text:p>
          </table:table-cell>
          <table:table-cell table:style-name="ce107" table:formula="of:=CONCATENATE(&quot;'&quot;;LEFT([.AX123];11);&quot; &quot;;LEFT([.AW123];LEN([.AW123])-4);&quot; $ &quot;;RIGHT([.AW123];4);&quot;&quot;;RIGHT([.AX123];LEN([.AX123])-11))" office:value-type="string" office:string-value="'0111_1001': &quot;1 0 1 0 0 1 0 0 0 0 1 0 0 0 0 0 0 0 0 0 0 0  $ \n&quot;+&quot;1 0 0 1 0 0 0 0 0 1 0 0 1 0 0 0 0 0 0 0 1 0&quot;+&quot;0111_1001&quot;," calcext:value-type="string">
            <text:p>'0111_1001': "1 0 1 0 0 1 0 0 0 0 1 0 0 0 0 0 0 0 0 0 0 0 <text:s/>$ \n"+"1 0 0 1 0 0 0 0 0 1 0 0 1 0 0 0 0 0 0 0 1 0"+"0111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1010':"1 0 0 1 0 0 0 0 0 1 0 0 1 0 0 0 0 0 0 0 1 0",</text:p>
          </table:table-cell>
          <table:table-cell table:style-name="ce107" table:formula="of:=LEFT([.AS124];9)" office:value-type="string" office:string-value="0111_1010" calcext:value-type="string">
            <text:p>0111_1010</text:p>
          </table:table-cell>
          <table:table-cell table:style-name="ce107" table:formula="of:=LEFT([.AS124];LEN([.AS124])-1)" office:value-type="string" office:string-value="0111_1010':&quot;1 0 0 1 0 0 0 0 0 1 0 0 1 0 0 0 0 0 0 0 1 0&quot;" calcext:value-type="string">
            <text:p>0111_1010':"1 0 0 1 0 0 0 0 0 1 0 0 1 0 0 0 0 0 0 0 1 0"</text:p>
          </table:table-cell>
          <table:table-cell table:style-name="ce107" table:formula="of:=CONCATENATE([.AU124];&quot;+&quot;;&quot;&quot;&quot;&quot;;[.AT124];&quot;&quot;&quot;&quot;;&quot;,&quot;)" office:value-type="string" office:string-value="0111_1010':&quot;1 0 0 1 0 0 0 0 0 1 0 0 1 0 0 0 0 0 0 0 1 0&quot;+&quot;0111_1010&quot;," calcext:value-type="string">
            <text:p>0111_1010':"1 0 0 1 0 0 0 0 0 1 0 0 1 0 0 0 0 0 0 0 1 0"+"0111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1010':"1 0 0 1 0 0 0 0 0 1 0 0 1 0 0 0 0 0 0 0 1 0"+"0111_1010",</text:p>
          </table:table-cell>
          <table:table-cell table:style-name="ce107" table:formula="of:=CONCATENATE(&quot;'&quot;;LEFT([.AX124];11);&quot; &quot;;LEFT([.AW124];LEN([.AW124])-4);&quot; $ &quot;;RIGHT([.AW124];4);&quot;&quot;;RIGHT([.AX124];LEN([.AX124])-11))" office:value-type="string" office:string-value="'0111_1010': &quot;1 0 1 0 0 1 0 0 0 0 1 0 0 0 0 0 0 0 0 0 0 0  $ \n&quot;+&quot;1 0 0 1 0 0 0 0 0 1 0 0 1 0 0 0 0 0 0 0 1 0&quot;+&quot;0111_1010&quot;," calcext:value-type="string">
            <text:p>'0111_1010': "1 0 1 0 0 1 0 0 0 0 1 0 0 0 0 0 0 0 0 0 0 0 <text:s/>$ \n"+"1 0 0 1 0 0 0 0 0 1 0 0 1 0 0 0 0 0 0 0 1 0"+"0111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1011':"1 0 0 1 0 0 0 0 0 1 0 0 1 0 0 0 0 0 0 0 1 0",</text:p>
          </table:table-cell>
          <table:table-cell table:style-name="ce107" table:formula="of:=LEFT([.AS125];9)" office:value-type="string" office:string-value="0111_1011" calcext:value-type="string">
            <text:p>0111_1011</text:p>
          </table:table-cell>
          <table:table-cell table:style-name="ce107" table:formula="of:=LEFT([.AS125];LEN([.AS125])-1)" office:value-type="string" office:string-value="0111_1011':&quot;1 0 0 1 0 0 0 0 0 1 0 0 1 0 0 0 0 0 0 0 1 0&quot;" calcext:value-type="string">
            <text:p>0111_1011':"1 0 0 1 0 0 0 0 0 1 0 0 1 0 0 0 0 0 0 0 1 0"</text:p>
          </table:table-cell>
          <table:table-cell table:style-name="ce107" table:formula="of:=CONCATENATE([.AU125];&quot;+&quot;;&quot;&quot;&quot;&quot;;[.AT125];&quot;&quot;&quot;&quot;;&quot;,&quot;)" office:value-type="string" office:string-value="0111_1011':&quot;1 0 0 1 0 0 0 0 0 1 0 0 1 0 0 0 0 0 0 0 1 0&quot;+&quot;0111_1011&quot;," calcext:value-type="string">
            <text:p>0111_1011':"1 0 0 1 0 0 0 0 0 1 0 0 1 0 0 0 0 0 0 0 1 0"+"0111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1011':"1 0 0 1 0 0 0 0 0 1 0 0 1 0 0 0 0 0 0 0 1 0"+"0111_1011",</text:p>
          </table:table-cell>
          <table:table-cell table:style-name="ce107" table:formula="of:=CONCATENATE(&quot;'&quot;;LEFT([.AX125];11);&quot; &quot;;LEFT([.AW125];LEN([.AW125])-4);&quot; $ &quot;;RIGHT([.AW125];4);&quot;&quot;;RIGHT([.AX125];LEN([.AX125])-11))" office:value-type="string" office:string-value="'0111_1011': &quot;1 0 1 0 0 1 0 0 0 0 1 0 0 0 0 0 0 0 0 0 0 0  $ \n&quot;+&quot;1 0 0 1 0 0 0 0 0 1 0 0 1 0 0 0 0 0 0 0 1 0&quot;+&quot;0111_1011&quot;," calcext:value-type="string">
            <text:p>'0111_1011': "1 0 1 0 0 1 0 0 0 0 1 0 0 0 0 0 0 0 0 0 0 0 <text:s/>$ \n"+"1 0 0 1 0 0 0 0 0 1 0 0 1 0 0 0 0 0 0 0 1 0"+"0111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1100':"1 0 0 1 0 0 0 0 0 1 0 0 1 0 0 0 0 0 0 0 1 0",</text:p>
          </table:table-cell>
          <table:table-cell table:style-name="ce107" table:formula="of:=LEFT([.AS126];9)" office:value-type="string" office:string-value="0111_1100" calcext:value-type="string">
            <text:p>0111_1100</text:p>
          </table:table-cell>
          <table:table-cell table:style-name="ce107" table:formula="of:=LEFT([.AS126];LEN([.AS126])-1)" office:value-type="string" office:string-value="0111_1100':&quot;1 0 0 1 0 0 0 0 0 1 0 0 1 0 0 0 0 0 0 0 1 0&quot;" calcext:value-type="string">
            <text:p>0111_1100':"1 0 0 1 0 0 0 0 0 1 0 0 1 0 0 0 0 0 0 0 1 0"</text:p>
          </table:table-cell>
          <table:table-cell table:style-name="ce107" table:formula="of:=CONCATENATE([.AU126];&quot;+&quot;;&quot;&quot;&quot;&quot;;[.AT126];&quot;&quot;&quot;&quot;;&quot;,&quot;)" office:value-type="string" office:string-value="0111_1100':&quot;1 0 0 1 0 0 0 0 0 1 0 0 1 0 0 0 0 0 0 0 1 0&quot;+&quot;0111_1100&quot;," calcext:value-type="string">
            <text:p>0111_1100':"1 0 0 1 0 0 0 0 0 1 0 0 1 0 0 0 0 0 0 0 1 0"+"0111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1100':"1 0 0 1 0 0 0 0 0 1 0 0 1 0 0 0 0 0 0 0 1 0"+"0111_1100",</text:p>
          </table:table-cell>
          <table:table-cell table:style-name="ce107" table:formula="of:=CONCATENATE(&quot;'&quot;;LEFT([.AX126];11);&quot; &quot;;LEFT([.AW126];LEN([.AW126])-4);&quot; $ &quot;;RIGHT([.AW126];4);&quot;&quot;;RIGHT([.AX126];LEN([.AX126])-11))" office:value-type="string" office:string-value="'0111_1100': &quot;1 0 1 0 0 1 0 0 0 0 1 0 0 0 0 0 0 0 0 0 0 0  $ \n&quot;+&quot;1 0 0 1 0 0 0 0 0 1 0 0 1 0 0 0 0 0 0 0 1 0&quot;+&quot;0111_1100&quot;," calcext:value-type="string">
            <text:p>'0111_1100': "1 0 1 0 0 1 0 0 0 0 1 0 0 0 0 0 0 0 0 0 0 0 <text:s/>$ \n"+"1 0 0 1 0 0 0 0 0 1 0 0 1 0 0 0 0 0 0 0 1 0"+"0111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1101':"1 0 0 1 0 0 0 0 0 1 0 0 1 0 0 0 0 0 0 0 1 0",</text:p>
          </table:table-cell>
          <table:table-cell table:style-name="ce107" table:formula="of:=LEFT([.AS127];9)" office:value-type="string" office:string-value="0111_1101" calcext:value-type="string">
            <text:p>0111_1101</text:p>
          </table:table-cell>
          <table:table-cell table:style-name="ce107" table:formula="of:=LEFT([.AS127];LEN([.AS127])-1)" office:value-type="string" office:string-value="0111_1101':&quot;1 0 0 1 0 0 0 0 0 1 0 0 1 0 0 0 0 0 0 0 1 0&quot;" calcext:value-type="string">
            <text:p>0111_1101':"1 0 0 1 0 0 0 0 0 1 0 0 1 0 0 0 0 0 0 0 1 0"</text:p>
          </table:table-cell>
          <table:table-cell table:style-name="ce107" table:formula="of:=CONCATENATE([.AU127];&quot;+&quot;;&quot;&quot;&quot;&quot;;[.AT127];&quot;&quot;&quot;&quot;;&quot;,&quot;)" office:value-type="string" office:string-value="0111_1101':&quot;1 0 0 1 0 0 0 0 0 1 0 0 1 0 0 0 0 0 0 0 1 0&quot;+&quot;0111_1101&quot;," calcext:value-type="string">
            <text:p>0111_1101':"1 0 0 1 0 0 0 0 0 1 0 0 1 0 0 0 0 0 0 0 1 0"+"0111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1101':"1 0 0 1 0 0 0 0 0 1 0 0 1 0 0 0 0 0 0 0 1 0"+"0111_1101",</text:p>
          </table:table-cell>
          <table:table-cell table:style-name="ce107" table:formula="of:=CONCATENATE(&quot;'&quot;;LEFT([.AX127];11);&quot; &quot;;LEFT([.AW127];LEN([.AW127])-4);&quot; $ &quot;;RIGHT([.AW127];4);&quot;&quot;;RIGHT([.AX127];LEN([.AX127])-11))" office:value-type="string" office:string-value="'0111_1101': &quot;1 0 1 0 0 1 0 0 0 0 1 0 0 0 0 0 0 0 0 0 0 0  $ \n&quot;+&quot;1 0 0 1 0 0 0 0 0 1 0 0 1 0 0 0 0 0 0 0 1 0&quot;+&quot;0111_1101&quot;," calcext:value-type="string">
            <text:p>'0111_1101': "1 0 1 0 0 1 0 0 0 0 1 0 0 0 0 0 0 0 0 0 0 0 <text:s/>$ \n"+"1 0 0 1 0 0 0 0 0 1 0 0 1 0 0 0 0 0 0 0 1 0"+"0111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1110':"1 0 0 1 0 0 0 0 0 1 0 0 1 0 0 0 0 0 0 0 1 0",</text:p>
          </table:table-cell>
          <table:table-cell table:style-name="ce107" table:formula="of:=LEFT([.AS128];9)" office:value-type="string" office:string-value="0111_1110" calcext:value-type="string">
            <text:p>0111_1110</text:p>
          </table:table-cell>
          <table:table-cell table:style-name="ce107" table:formula="of:=LEFT([.AS128];LEN([.AS128])-1)" office:value-type="string" office:string-value="0111_1110':&quot;1 0 0 1 0 0 0 0 0 1 0 0 1 0 0 0 0 0 0 0 1 0&quot;" calcext:value-type="string">
            <text:p>0111_1110':"1 0 0 1 0 0 0 0 0 1 0 0 1 0 0 0 0 0 0 0 1 0"</text:p>
          </table:table-cell>
          <table:table-cell table:style-name="ce107" table:formula="of:=CONCATENATE([.AU128];&quot;+&quot;;&quot;&quot;&quot;&quot;;[.AT128];&quot;&quot;&quot;&quot;;&quot;,&quot;)" office:value-type="string" office:string-value="0111_1110':&quot;1 0 0 1 0 0 0 0 0 1 0 0 1 0 0 0 0 0 0 0 1 0&quot;+&quot;0111_1110&quot;," calcext:value-type="string">
            <text:p>0111_1110':"1 0 0 1 0 0 0 0 0 1 0 0 1 0 0 0 0 0 0 0 1 0"+"0111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1110':"1 0 0 1 0 0 0 0 0 1 0 0 1 0 0 0 0 0 0 0 1 0"+"0111_1110",</text:p>
          </table:table-cell>
          <table:table-cell table:style-name="ce107" table:formula="of:=CONCATENATE(&quot;'&quot;;LEFT([.AX128];11);&quot; &quot;;LEFT([.AW128];LEN([.AW128])-4);&quot; $ &quot;;RIGHT([.AW128];4);&quot;&quot;;RIGHT([.AX128];LEN([.AX128])-11))" office:value-type="string" office:string-value="'0111_1110': &quot;1 0 1 0 0 1 0 0 0 0 1 0 0 0 0 0 0 0 0 0 0 0  $ \n&quot;+&quot;1 0 0 1 0 0 0 0 0 1 0 0 1 0 0 0 0 0 0 0 1 0&quot;+&quot;0111_1110&quot;," calcext:value-type="string">
            <text:p>'0111_1110': "1 0 1 0 0 1 0 0 0 0 1 0 0 0 0 0 0 0 0 0 0 0 <text:s/>$ \n"+"1 0 0 1 0 0 0 0 0 1 0 0 1 0 0 0 0 0 0 0 1 0"+"0111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0111_1111':"1 0 0 1 0 0 0 0 0 1 0 0 1 0 0 0 0 0 0 0 1 0",</text:p>
          </table:table-cell>
          <table:table-cell table:style-name="ce107" table:formula="of:=LEFT([.AS129];9)" office:value-type="string" office:string-value="0111_1111" calcext:value-type="string">
            <text:p>0111_1111</text:p>
          </table:table-cell>
          <table:table-cell table:style-name="ce107" table:formula="of:=LEFT([.AS129];LEN([.AS129])-1)" office:value-type="string" office:string-value="0111_1111':&quot;1 0 0 1 0 0 0 0 0 1 0 0 1 0 0 0 0 0 0 0 1 0&quot;" calcext:value-type="string">
            <text:p>0111_1111':"1 0 0 1 0 0 0 0 0 1 0 0 1 0 0 0 0 0 0 0 1 0"</text:p>
          </table:table-cell>
          <table:table-cell table:style-name="ce107" table:formula="of:=CONCATENATE([.AU129];&quot;+&quot;;&quot;&quot;&quot;&quot;;[.AT129];&quot;&quot;&quot;&quot;;&quot;,&quot;)" office:value-type="string" office:string-value="0111_1111':&quot;1 0 0 1 0 0 0 0 0 1 0 0 1 0 0 0 0 0 0 0 1 0&quot;+&quot;0111_1111&quot;," calcext:value-type="string">
            <text:p>0111_1111':"1 0 0 1 0 0 0 0 0 1 0 0 1 0 0 0 0 0 0 0 1 0"+"0111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0111_1111':"1 0 0 1 0 0 0 0 0 1 0 0 1 0 0 0 0 0 0 0 1 0"+"0111_1111",</text:p>
          </table:table-cell>
          <table:table-cell table:style-name="ce107" table:formula="of:=CONCATENATE(&quot;'&quot;;LEFT([.AX129];11);&quot; &quot;;LEFT([.AW129];LEN([.AW129])-4);&quot; $ &quot;;RIGHT([.AW129];4);&quot;&quot;;RIGHT([.AX129];LEN([.AX129])-11))" office:value-type="string" office:string-value="'0111_1111': &quot;1 0 1 0 0 1 0 0 0 0 1 0 0 0 0 0 0 0 0 0 0 0  $ \n&quot;+&quot;1 0 0 1 0 0 0 0 0 1 0 0 1 0 0 0 0 0 0 0 1 0&quot;+&quot;0111_1111&quot;," calcext:value-type="string">
            <text:p>'0111_1111': "1 0 1 0 0 1 0 0 0 0 1 0 0 0 0 0 0 0 0 0 0 0 <text:s/>$ \n"+"1 0 0 1 0 0 0 0 0 1 0 0 1 0 0 0 0 0 0 0 1 0"+"0111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0000':"0 0 0 0 0 0 0 0 0 0 0 0 0 0 0 0 1 0 0 1 0 0 \n"+"0 0 0 0 0 0 0 0 0 0 0 0 1 0 0 0 0 1 1 0 0 1",</text:p>
          </table:table-cell>
          <table:table-cell table:style-name="ce107" table:formula="of:=LEFT([.AS130];9)" office:value-type="string" office:string-value="1000_0000" calcext:value-type="string">
            <text:p>1000_0000</text:p>
          </table:table-cell>
          <table:table-cell table:style-name="ce107" table:formula="of:=LEFT([.AS130];LEN([.AS130])-1)" office:value-type="string" office:string-value="1000_0000':&quot;0 0 0 0 0 0 0 0 0 0 0 0 0 0 0 0 1 0 0 1 0 0 \n&quot;+&quot;0 0 0 0 0 0 0 0 0 0 0 0 1 0 0 0 0 1 1 0 0 1&quot;" calcext:value-type="string">
            <text:p>1000_0000':"0 0 0 0 0 0 0 0 0 0 0 0 0 0 0 0 1 0 0 1 0 0 \n"+"0 0 0 0 0 0 0 0 0 0 0 0 1 0 0 0 0 1 1 0 0 1"</text:p>
          </table:table-cell>
          <table:table-cell table:style-name="ce107" table:formula="of:=CONCATENATE([.AU130];&quot;+&quot;;&quot;&quot;&quot;&quot;;[.AT130];&quot;&quot;&quot;&quot;;&quot;,&quot;)" office:value-type="string" office:string-value="1000_0000':&quot;0 0 0 0 0 0 0 0 0 0 0 0 0 0 0 0 1 0 0 1 0 0 \n&quot;+&quot;0 0 0 0 0 0 0 0 0 0 0 0 1 0 0 0 0 1 1 0 0 1&quot;+&quot;1000_0000&quot;," calcext:value-type="string">
            <text:p>1000_0000':"0 0 0 0 0 0 0 0 0 0 0 0 0 0 0 0 1 0 0 1 0 0 \n"+"0 0 0 0 0 0 0 0 0 0 0 0 1 0 0 0 0 1 1 0 0 1"+"1000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0000':"0 0 0 0 0 0 0 0 0 0 0 0 0 0 0 0 1 0 0 1 0 0 \n"+"0 0 0 0 0 0 0 0 0 0 0 0 1 0 0 0 0 1 1 0 0 1"+"1000_0000",</text:p>
          </table:table-cell>
          <table:table-cell table:style-name="ce107" table:formula="of:=CONCATENATE(&quot;'&quot;;LEFT([.AX130];11);&quot; &quot;;LEFT([.AW130];LEN([.AW130])-4);&quot; $ &quot;;RIGHT([.AW130];4);&quot;&quot;;RIGHT([.AX130];LEN([.AX130])-11))" office:value-type="string" office:string-value="'1000_0000': &quot;1 0 1 0 0 1 0 0 0 0 1 0 0 0 0 0 0 0 0 0 0 0  $ \n&quot;+&quot;0 0 0 0 0 0 0 0 0 0 0 0 0 0 0 0 1 0 0 1 0 0 \n&quot;+&quot;0 0 0 0 0 0 0 0 0 0 0 0 1 0 0 0 0 1 1 0 0 1&quot;+&quot;1000_0000&quot;," calcext:value-type="string">
            <text:p>'1000_0000': "1 0 1 0 0 1 0 0 0 0 1 0 0 0 0 0 0 0 0 0 0 0 <text:s/>$ \n"+"0 0 0 0 0 0 0 0 0 0 0 0 0 0 0 0 1 0 0 1 0 0 \n"+"0 0 0 0 0 0 0 0 0 0 0 0 1 0 0 0 0 1 1 0 0 1"+"1000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0001':"0 0 0 0 0 0 0 0 0 0 0 0 0 0 0 0 1 0 0 1 0 0 \n"+"0 0 0 0 0 0 0 0 0 0 0 0 1 0 0 0 0 1 1 0 0 1",</text:p>
          </table:table-cell>
          <table:table-cell table:style-name="ce107" table:formula="of:=LEFT([.AS131];9)" office:value-type="string" office:string-value="1000_0001" calcext:value-type="string">
            <text:p>1000_0001</text:p>
          </table:table-cell>
          <table:table-cell table:style-name="ce107" table:formula="of:=LEFT([.AS131];LEN([.AS131])-1)" office:value-type="string" office:string-value="1000_0001':&quot;0 0 0 0 0 0 0 0 0 0 0 0 0 0 0 0 1 0 0 1 0 0 \n&quot;+&quot;0 0 0 0 0 0 0 0 0 0 0 0 1 0 0 0 0 1 1 0 0 1&quot;" calcext:value-type="string">
            <text:p>1000_0001':"0 0 0 0 0 0 0 0 0 0 0 0 0 0 0 0 1 0 0 1 0 0 \n"+"0 0 0 0 0 0 0 0 0 0 0 0 1 0 0 0 0 1 1 0 0 1"</text:p>
          </table:table-cell>
          <table:table-cell table:style-name="ce107" table:formula="of:=CONCATENATE([.AU131];&quot;+&quot;;&quot;&quot;&quot;&quot;;[.AT131];&quot;&quot;&quot;&quot;;&quot;,&quot;)" office:value-type="string" office:string-value="1000_0001':&quot;0 0 0 0 0 0 0 0 0 0 0 0 0 0 0 0 1 0 0 1 0 0 \n&quot;+&quot;0 0 0 0 0 0 0 0 0 0 0 0 1 0 0 0 0 1 1 0 0 1&quot;+&quot;1000_0001&quot;," calcext:value-type="string">
            <text:p>1000_0001':"0 0 0 0 0 0 0 0 0 0 0 0 0 0 0 0 1 0 0 1 0 0 \n"+"0 0 0 0 0 0 0 0 0 0 0 0 1 0 0 0 0 1 1 0 0 1"+"1000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0001':"0 0 0 0 0 0 0 0 0 0 0 0 0 0 0 0 1 0 0 1 0 0 \n"+"0 0 0 0 0 0 0 0 0 0 0 0 1 0 0 0 0 1 1 0 0 1"+"1000_0001",</text:p>
          </table:table-cell>
          <table:table-cell table:style-name="ce107" table:formula="of:=CONCATENATE(&quot;'&quot;;LEFT([.AX131];11);&quot; &quot;;LEFT([.AW131];LEN([.AW131])-4);&quot; $ &quot;;RIGHT([.AW131];4);&quot;&quot;;RIGHT([.AX131];LEN([.AX131])-11))" office:value-type="string" office:string-value="'1000_0001': &quot;1 0 1 0 0 1 0 0 0 0 1 0 0 0 0 0 0 0 0 0 0 0  $ \n&quot;+&quot;0 0 0 0 0 0 0 0 0 0 0 0 0 0 0 0 1 0 0 1 0 0 \n&quot;+&quot;0 0 0 0 0 0 0 0 0 0 0 0 1 0 0 0 0 1 1 0 0 1&quot;+&quot;1000_0001&quot;," calcext:value-type="string">
            <text:p>'1000_0001': "1 0 1 0 0 1 0 0 0 0 1 0 0 0 0 0 0 0 0 0 0 0 <text:s/>$ \n"+"0 0 0 0 0 0 0 0 0 0 0 0 0 0 0 0 1 0 0 1 0 0 \n"+"0 0 0 0 0 0 0 0 0 0 0 0 1 0 0 0 0 1 1 0 0 1"+"1000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0010':"0 0 0 0 0 0 0 0 0 0 0 0 0 0 0 0 1 0 0 1 0 0 \n"+"0 0 0 0 0 0 0 0 0 0 0 0 1 0 0 0 0 1 1 0 0 1",</text:p>
          </table:table-cell>
          <table:table-cell table:style-name="ce107" table:formula="of:=LEFT([.AS132];9)" office:value-type="string" office:string-value="1000_0010" calcext:value-type="string">
            <text:p>1000_0010</text:p>
          </table:table-cell>
          <table:table-cell table:style-name="ce107" table:formula="of:=LEFT([.AS132];LEN([.AS132])-1)" office:value-type="string" office:string-value="1000_0010':&quot;0 0 0 0 0 0 0 0 0 0 0 0 0 0 0 0 1 0 0 1 0 0 \n&quot;+&quot;0 0 0 0 0 0 0 0 0 0 0 0 1 0 0 0 0 1 1 0 0 1&quot;" calcext:value-type="string">
            <text:p>1000_0010':"0 0 0 0 0 0 0 0 0 0 0 0 0 0 0 0 1 0 0 1 0 0 \n"+"0 0 0 0 0 0 0 0 0 0 0 0 1 0 0 0 0 1 1 0 0 1"</text:p>
          </table:table-cell>
          <table:table-cell table:style-name="ce107" table:formula="of:=CONCATENATE([.AU132];&quot;+&quot;;&quot;&quot;&quot;&quot;;[.AT132];&quot;&quot;&quot;&quot;;&quot;,&quot;)" office:value-type="string" office:string-value="1000_0010':&quot;0 0 0 0 0 0 0 0 0 0 0 0 0 0 0 0 1 0 0 1 0 0 \n&quot;+&quot;0 0 0 0 0 0 0 0 0 0 0 0 1 0 0 0 0 1 1 0 0 1&quot;+&quot;1000_0010&quot;," calcext:value-type="string">
            <text:p>1000_0010':"0 0 0 0 0 0 0 0 0 0 0 0 0 0 0 0 1 0 0 1 0 0 \n"+"0 0 0 0 0 0 0 0 0 0 0 0 1 0 0 0 0 1 1 0 0 1"+"1000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0010':"0 0 0 0 0 0 0 0 0 0 0 0 0 0 0 0 1 0 0 1 0 0 \n"+"0 0 0 0 0 0 0 0 0 0 0 0 1 0 0 0 0 1 1 0 0 1"+"1000_0010",</text:p>
          </table:table-cell>
          <table:table-cell table:style-name="ce107" table:formula="of:=CONCATENATE(&quot;'&quot;;LEFT([.AX132];11);&quot; &quot;;LEFT([.AW132];LEN([.AW132])-4);&quot; $ &quot;;RIGHT([.AW132];4);&quot;&quot;;RIGHT([.AX132];LEN([.AX132])-11))" office:value-type="string" office:string-value="'1000_0010': &quot;1 0 1 0 0 1 0 0 0 0 1 0 0 0 0 0 0 0 0 0 0 0  $ \n&quot;+&quot;0 0 0 0 0 0 0 0 0 0 0 0 0 0 0 0 1 0 0 1 0 0 \n&quot;+&quot;0 0 0 0 0 0 0 0 0 0 0 0 1 0 0 0 0 1 1 0 0 1&quot;+&quot;1000_0010&quot;," calcext:value-type="string">
            <text:p>'1000_0010': "1 0 1 0 0 1 0 0 0 0 1 0 0 0 0 0 0 0 0 0 0 0 <text:s/>$ \n"+"0 0 0 0 0 0 0 0 0 0 0 0 0 0 0 0 1 0 0 1 0 0 \n"+"0 0 0 0 0 0 0 0 0 0 0 0 1 0 0 0 0 1 1 0 0 1"+"1000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0011':"0 0 0 0 0 0 0 0 0 0 0 0 0 0 0 0 1 0 0 1 0 0 \n"+"0 0 0 0 0 0 0 0 0 0 0 0 1 0 0 0 0 1 1 0 0 1",</text:p>
          </table:table-cell>
          <table:table-cell table:style-name="ce107" table:formula="of:=LEFT([.AS133];9)" office:value-type="string" office:string-value="1000_0011" calcext:value-type="string">
            <text:p>1000_0011</text:p>
          </table:table-cell>
          <table:table-cell table:style-name="ce107" table:formula="of:=LEFT([.AS133];LEN([.AS133])-1)" office:value-type="string" office:string-value="1000_0011':&quot;0 0 0 0 0 0 0 0 0 0 0 0 0 0 0 0 1 0 0 1 0 0 \n&quot;+&quot;0 0 0 0 0 0 0 0 0 0 0 0 1 0 0 0 0 1 1 0 0 1&quot;" calcext:value-type="string">
            <text:p>1000_0011':"0 0 0 0 0 0 0 0 0 0 0 0 0 0 0 0 1 0 0 1 0 0 \n"+"0 0 0 0 0 0 0 0 0 0 0 0 1 0 0 0 0 1 1 0 0 1"</text:p>
          </table:table-cell>
          <table:table-cell table:style-name="ce107" table:formula="of:=CONCATENATE([.AU133];&quot;+&quot;;&quot;&quot;&quot;&quot;;[.AT133];&quot;&quot;&quot;&quot;;&quot;,&quot;)" office:value-type="string" office:string-value="1000_0011':&quot;0 0 0 0 0 0 0 0 0 0 0 0 0 0 0 0 1 0 0 1 0 0 \n&quot;+&quot;0 0 0 0 0 0 0 0 0 0 0 0 1 0 0 0 0 1 1 0 0 1&quot;+&quot;1000_0011&quot;," calcext:value-type="string">
            <text:p>1000_0011':"0 0 0 0 0 0 0 0 0 0 0 0 0 0 0 0 1 0 0 1 0 0 \n"+"0 0 0 0 0 0 0 0 0 0 0 0 1 0 0 0 0 1 1 0 0 1"+"1000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0011':"0 0 0 0 0 0 0 0 0 0 0 0 0 0 0 0 1 0 0 1 0 0 \n"+"0 0 0 0 0 0 0 0 0 0 0 0 1 0 0 0 0 1 1 0 0 1"+"1000_0011",</text:p>
          </table:table-cell>
          <table:table-cell table:style-name="ce107" table:formula="of:=CONCATENATE(&quot;'&quot;;LEFT([.AX133];11);&quot; &quot;;LEFT([.AW133];LEN([.AW133])-4);&quot; $ &quot;;RIGHT([.AW133];4);&quot;&quot;;RIGHT([.AX133];LEN([.AX133])-11))" office:value-type="string" office:string-value="'1000_0011': &quot;1 0 1 0 0 1 0 0 0 0 1 0 0 0 0 0 0 0 0 0 0 0  $ \n&quot;+&quot;0 0 0 0 0 0 0 0 0 0 0 0 0 0 0 0 1 0 0 1 0 0 \n&quot;+&quot;0 0 0 0 0 0 0 0 0 0 0 0 1 0 0 0 0 1 1 0 0 1&quot;+&quot;1000_0011&quot;," calcext:value-type="string">
            <text:p>'1000_0011': "1 0 1 0 0 1 0 0 0 0 1 0 0 0 0 0 0 0 0 0 0 0 <text:s/>$ \n"+"0 0 0 0 0 0 0 0 0 0 0 0 0 0 0 0 1 0 0 1 0 0 \n"+"0 0 0 0 0 0 0 0 0 0 0 0 1 0 0 0 0 1 1 0 0 1"+"1000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0100':"0 0 0 0 0 0 0 0 0 0 0 0 0 0 0 0 1 0 0 1 0 0 \n"+"0 0 0 0 0 0 0 0 0 0 0 0 1 0 0 0 0 1 1 0 0 1",</text:p>
          </table:table-cell>
          <table:table-cell table:style-name="ce107" table:formula="of:=LEFT([.AS134];9)" office:value-type="string" office:string-value="1000_0100" calcext:value-type="string">
            <text:p>1000_0100</text:p>
          </table:table-cell>
          <table:table-cell table:style-name="ce107" table:formula="of:=LEFT([.AS134];LEN([.AS134])-1)" office:value-type="string" office:string-value="1000_0100':&quot;0 0 0 0 0 0 0 0 0 0 0 0 0 0 0 0 1 0 0 1 0 0 \n&quot;+&quot;0 0 0 0 0 0 0 0 0 0 0 0 1 0 0 0 0 1 1 0 0 1&quot;" calcext:value-type="string">
            <text:p>1000_0100':"0 0 0 0 0 0 0 0 0 0 0 0 0 0 0 0 1 0 0 1 0 0 \n"+"0 0 0 0 0 0 0 0 0 0 0 0 1 0 0 0 0 1 1 0 0 1"</text:p>
          </table:table-cell>
          <table:table-cell table:style-name="ce107" table:formula="of:=CONCATENATE([.AU134];&quot;+&quot;;&quot;&quot;&quot;&quot;;[.AT134];&quot;&quot;&quot;&quot;;&quot;,&quot;)" office:value-type="string" office:string-value="1000_0100':&quot;0 0 0 0 0 0 0 0 0 0 0 0 0 0 0 0 1 0 0 1 0 0 \n&quot;+&quot;0 0 0 0 0 0 0 0 0 0 0 0 1 0 0 0 0 1 1 0 0 1&quot;+&quot;1000_0100&quot;," calcext:value-type="string">
            <text:p>1000_0100':"0 0 0 0 0 0 0 0 0 0 0 0 0 0 0 0 1 0 0 1 0 0 \n"+"0 0 0 0 0 0 0 0 0 0 0 0 1 0 0 0 0 1 1 0 0 1"+"1000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0100':"0 0 0 0 0 0 0 0 0 0 0 0 0 0 0 0 1 0 0 1 0 0 \n"+"0 0 0 0 0 0 0 0 0 0 0 0 1 0 0 0 0 1 1 0 0 1"+"1000_0100",</text:p>
          </table:table-cell>
          <table:table-cell table:style-name="ce107" table:formula="of:=CONCATENATE(&quot;'&quot;;LEFT([.AX134];11);&quot; &quot;;LEFT([.AW134];LEN([.AW134])-4);&quot; $ &quot;;RIGHT([.AW134];4);&quot;&quot;;RIGHT([.AX134];LEN([.AX134])-11))" office:value-type="string" office:string-value="'1000_0100': &quot;1 0 1 0 0 1 0 0 0 0 1 0 0 0 0 0 0 0 0 0 0 0  $ \n&quot;+&quot;0 0 0 0 0 0 0 0 0 0 0 0 0 0 0 0 1 0 0 1 0 0 \n&quot;+&quot;0 0 0 0 0 0 0 0 0 0 0 0 1 0 0 0 0 1 1 0 0 1&quot;+&quot;1000_0100&quot;," calcext:value-type="string">
            <text:p>'1000_0100': "1 0 1 0 0 1 0 0 0 0 1 0 0 0 0 0 0 0 0 0 0 0 <text:s/>$ \n"+"0 0 0 0 0 0 0 0 0 0 0 0 0 0 0 0 1 0 0 1 0 0 \n"+"0 0 0 0 0 0 0 0 0 0 0 0 1 0 0 0 0 1 1 0 0 1"+"1000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0101':"0 0 0 0 0 0 0 0 0 0 0 0 0 0 0 0 1 0 0 1 0 0 \n"+"0 0 0 0 0 0 0 0 0 0 0 0 1 0 0 0 0 1 1 0 0 1",</text:p>
          </table:table-cell>
          <table:table-cell table:style-name="ce107" table:formula="of:=LEFT([.AS135];9)" office:value-type="string" office:string-value="1000_0101" calcext:value-type="string">
            <text:p>1000_0101</text:p>
          </table:table-cell>
          <table:table-cell table:style-name="ce107" table:formula="of:=LEFT([.AS135];LEN([.AS135])-1)" office:value-type="string" office:string-value="1000_0101':&quot;0 0 0 0 0 0 0 0 0 0 0 0 0 0 0 0 1 0 0 1 0 0 \n&quot;+&quot;0 0 0 0 0 0 0 0 0 0 0 0 1 0 0 0 0 1 1 0 0 1&quot;" calcext:value-type="string">
            <text:p>1000_0101':"0 0 0 0 0 0 0 0 0 0 0 0 0 0 0 0 1 0 0 1 0 0 \n"+"0 0 0 0 0 0 0 0 0 0 0 0 1 0 0 0 0 1 1 0 0 1"</text:p>
          </table:table-cell>
          <table:table-cell table:style-name="ce107" table:formula="of:=CONCATENATE([.AU135];&quot;+&quot;;&quot;&quot;&quot;&quot;;[.AT135];&quot;&quot;&quot;&quot;;&quot;,&quot;)" office:value-type="string" office:string-value="1000_0101':&quot;0 0 0 0 0 0 0 0 0 0 0 0 0 0 0 0 1 0 0 1 0 0 \n&quot;+&quot;0 0 0 0 0 0 0 0 0 0 0 0 1 0 0 0 0 1 1 0 0 1&quot;+&quot;1000_0101&quot;," calcext:value-type="string">
            <text:p>1000_0101':"0 0 0 0 0 0 0 0 0 0 0 0 0 0 0 0 1 0 0 1 0 0 \n"+"0 0 0 0 0 0 0 0 0 0 0 0 1 0 0 0 0 1 1 0 0 1"+"1000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0101':"0 0 0 0 0 0 0 0 0 0 0 0 0 0 0 0 1 0 0 1 0 0 \n"+"0 0 0 0 0 0 0 0 0 0 0 0 1 0 0 0 0 1 1 0 0 1"+"1000_0101",</text:p>
          </table:table-cell>
          <table:table-cell table:style-name="ce107" table:formula="of:=CONCATENATE(&quot;'&quot;;LEFT([.AX135];11);&quot; &quot;;LEFT([.AW135];LEN([.AW135])-4);&quot; $ &quot;;RIGHT([.AW135];4);&quot;&quot;;RIGHT([.AX135];LEN([.AX135])-11))" office:value-type="string" office:string-value="'1000_0101': &quot;1 0 1 0 0 1 0 0 0 0 1 0 0 0 0 0 0 0 0 0 0 0  $ \n&quot;+&quot;0 0 0 0 0 0 0 0 0 0 0 0 0 0 0 0 1 0 0 1 0 0 \n&quot;+&quot;0 0 0 0 0 0 0 0 0 0 0 0 1 0 0 0 0 1 1 0 0 1&quot;+&quot;1000_0101&quot;," calcext:value-type="string">
            <text:p>'1000_0101': "1 0 1 0 0 1 0 0 0 0 1 0 0 0 0 0 0 0 0 0 0 0 <text:s/>$ \n"+"0 0 0 0 0 0 0 0 0 0 0 0 0 0 0 0 1 0 0 1 0 0 \n"+"0 0 0 0 0 0 0 0 0 0 0 0 1 0 0 0 0 1 1 0 0 1"+"1000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0110':"0 0 0 0 0 0 0 0 0 0 0 0 0 0 0 0 1 0 0 1 0 0 \n"+"0 0 0 0 0 0 0 0 0 0 0 0 1 0 0 0 0 1 1 0 0 1",</text:p>
          </table:table-cell>
          <table:table-cell table:style-name="ce107" table:formula="of:=LEFT([.AS136];9)" office:value-type="string" office:string-value="1000_0110" calcext:value-type="string">
            <text:p>1000_0110</text:p>
          </table:table-cell>
          <table:table-cell table:style-name="ce107" table:formula="of:=LEFT([.AS136];LEN([.AS136])-1)" office:value-type="string" office:string-value="1000_0110':&quot;0 0 0 0 0 0 0 0 0 0 0 0 0 0 0 0 1 0 0 1 0 0 \n&quot;+&quot;0 0 0 0 0 0 0 0 0 0 0 0 1 0 0 0 0 1 1 0 0 1&quot;" calcext:value-type="string">
            <text:p>1000_0110':"0 0 0 0 0 0 0 0 0 0 0 0 0 0 0 0 1 0 0 1 0 0 \n"+"0 0 0 0 0 0 0 0 0 0 0 0 1 0 0 0 0 1 1 0 0 1"</text:p>
          </table:table-cell>
          <table:table-cell table:style-name="ce107" table:formula="of:=CONCATENATE([.AU136];&quot;+&quot;;&quot;&quot;&quot;&quot;;[.AT136];&quot;&quot;&quot;&quot;;&quot;,&quot;)" office:value-type="string" office:string-value="1000_0110':&quot;0 0 0 0 0 0 0 0 0 0 0 0 0 0 0 0 1 0 0 1 0 0 \n&quot;+&quot;0 0 0 0 0 0 0 0 0 0 0 0 1 0 0 0 0 1 1 0 0 1&quot;+&quot;1000_0110&quot;," calcext:value-type="string">
            <text:p>1000_0110':"0 0 0 0 0 0 0 0 0 0 0 0 0 0 0 0 1 0 0 1 0 0 \n"+"0 0 0 0 0 0 0 0 0 0 0 0 1 0 0 0 0 1 1 0 0 1"+"1000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0110':"0 0 0 0 0 0 0 0 0 0 0 0 0 0 0 0 1 0 0 1 0 0 \n"+"0 0 0 0 0 0 0 0 0 0 0 0 1 0 0 0 0 1 1 0 0 1"+"1000_0110",</text:p>
          </table:table-cell>
          <table:table-cell table:style-name="ce107" table:formula="of:=CONCATENATE(&quot;'&quot;;LEFT([.AX136];11);&quot; &quot;;LEFT([.AW136];LEN([.AW136])-4);&quot; $ &quot;;RIGHT([.AW136];4);&quot;&quot;;RIGHT([.AX136];LEN([.AX136])-11))" office:value-type="string" office:string-value="'1000_0110': &quot;1 0 1 0 0 1 0 0 0 0 1 0 0 0 0 0 0 0 0 0 0 0  $ \n&quot;+&quot;0 0 0 0 0 0 0 0 0 0 0 0 0 0 0 0 1 0 0 1 0 0 \n&quot;+&quot;0 0 0 0 0 0 0 0 0 0 0 0 1 0 0 0 0 1 1 0 0 1&quot;+&quot;1000_0110&quot;," calcext:value-type="string">
            <text:p>'1000_0110': "1 0 1 0 0 1 0 0 0 0 1 0 0 0 0 0 0 0 0 0 0 0 <text:s/>$ \n"+"0 0 0 0 0 0 0 0 0 0 0 0 0 0 0 0 1 0 0 1 0 0 \n"+"0 0 0 0 0 0 0 0 0 0 0 0 1 0 0 0 0 1 1 0 0 1"+"1000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0111':"0 0 0 0 0 0 0 0 0 0 0 0 0 0 0 0 1 0 0 1 0 0 \n"+"0 0 0 0 0 0 0 0 0 0 0 0 1 0 0 0 0 1 1 0 0 1",</text:p>
          </table:table-cell>
          <table:table-cell table:style-name="ce107" table:formula="of:=LEFT([.AS137];9)" office:value-type="string" office:string-value="1000_0111" calcext:value-type="string">
            <text:p>1000_0111</text:p>
          </table:table-cell>
          <table:table-cell table:style-name="ce107" table:formula="of:=LEFT([.AS137];LEN([.AS137])-1)" office:value-type="string" office:string-value="1000_0111':&quot;0 0 0 0 0 0 0 0 0 0 0 0 0 0 0 0 1 0 0 1 0 0 \n&quot;+&quot;0 0 0 0 0 0 0 0 0 0 0 0 1 0 0 0 0 1 1 0 0 1&quot;" calcext:value-type="string">
            <text:p>1000_0111':"0 0 0 0 0 0 0 0 0 0 0 0 0 0 0 0 1 0 0 1 0 0 \n"+"0 0 0 0 0 0 0 0 0 0 0 0 1 0 0 0 0 1 1 0 0 1"</text:p>
          </table:table-cell>
          <table:table-cell table:style-name="ce107" table:formula="of:=CONCATENATE([.AU137];&quot;+&quot;;&quot;&quot;&quot;&quot;;[.AT137];&quot;&quot;&quot;&quot;;&quot;,&quot;)" office:value-type="string" office:string-value="1000_0111':&quot;0 0 0 0 0 0 0 0 0 0 0 0 0 0 0 0 1 0 0 1 0 0 \n&quot;+&quot;0 0 0 0 0 0 0 0 0 0 0 0 1 0 0 0 0 1 1 0 0 1&quot;+&quot;1000_0111&quot;," calcext:value-type="string">
            <text:p>1000_0111':"0 0 0 0 0 0 0 0 0 0 0 0 0 0 0 0 1 0 0 1 0 0 \n"+"0 0 0 0 0 0 0 0 0 0 0 0 1 0 0 0 0 1 1 0 0 1"+"1000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0111':"0 0 0 0 0 0 0 0 0 0 0 0 0 0 0 0 1 0 0 1 0 0 \n"+"0 0 0 0 0 0 0 0 0 0 0 0 1 0 0 0 0 1 1 0 0 1"+"1000_0111",</text:p>
          </table:table-cell>
          <table:table-cell table:style-name="ce107" table:formula="of:=CONCATENATE(&quot;'&quot;;LEFT([.AX137];11);&quot; &quot;;LEFT([.AW137];LEN([.AW137])-4);&quot; $ &quot;;RIGHT([.AW137];4);&quot;&quot;;RIGHT([.AX137];LEN([.AX137])-11))" office:value-type="string" office:string-value="'1000_0111': &quot;1 0 1 0 0 1 0 0 0 0 1 0 0 0 0 0 0 0 0 0 0 0  $ \n&quot;+&quot;0 0 0 0 0 0 0 0 0 0 0 0 0 0 0 0 1 0 0 1 0 0 \n&quot;+&quot;0 0 0 0 0 0 0 0 0 0 0 0 1 0 0 0 0 1 1 0 0 1&quot;+&quot;1000_0111&quot;," calcext:value-type="string">
            <text:p>'1000_0111': "1 0 1 0 0 1 0 0 0 0 1 0 0 0 0 0 0 0 0 0 0 0 <text:s/>$ \n"+"0 0 0 0 0 0 0 0 0 0 0 0 0 0 0 0 1 0 0 1 0 0 \n"+"0 0 0 0 0 0 0 0 0 0 0 0 1 0 0 0 0 1 1 0 0 1"+"1000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1000':"0 0 0 0 0 0 0 0 0 0 0 0 0 0 0 0 1 0 0 0 0 1 \n"+"1 0 1 0 0 1 0 0 0 0 0 0 1 0 0 0 0 1 0 0 1 0",</text:p>
          </table:table-cell>
          <table:table-cell table:style-name="ce107" table:formula="of:=LEFT([.AS138];9)" office:value-type="string" office:string-value="1000_1000" calcext:value-type="string">
            <text:p>1000_1000</text:p>
          </table:table-cell>
          <table:table-cell table:style-name="ce107" table:formula="of:=LEFT([.AS138];LEN([.AS138])-1)" office:value-type="string" office:string-value="1000_1000':&quot;0 0 0 0 0 0 0 0 0 0 0 0 0 0 0 0 1 0 0 0 0 1 \n&quot;+&quot;1 0 1 0 0 1 0 0 0 0 0 0 1 0 0 0 0 1 0 0 1 0&quot;" calcext:value-type="string">
            <text:p>1000_1000':"0 0 0 0 0 0 0 0 0 0 0 0 0 0 0 0 1 0 0 0 0 1 \n"+"1 0 1 0 0 1 0 0 0 0 0 0 1 0 0 0 0 1 0 0 1 0"</text:p>
          </table:table-cell>
          <table:table-cell table:style-name="ce107" table:formula="of:=CONCATENATE([.AU138];&quot;+&quot;;&quot;&quot;&quot;&quot;;[.AT138];&quot;&quot;&quot;&quot;;&quot;,&quot;)" office:value-type="string" office:string-value="1000_1000':&quot;0 0 0 0 0 0 0 0 0 0 0 0 0 0 0 0 1 0 0 0 0 1 \n&quot;+&quot;1 0 1 0 0 1 0 0 0 0 0 0 1 0 0 0 0 1 0 0 1 0&quot;+&quot;1000_1000&quot;," calcext:value-type="string">
            <text:p>1000_1000':"0 0 0 0 0 0 0 0 0 0 0 0 0 0 0 0 1 0 0 0 0 1 \n"+"1 0 1 0 0 1 0 0 0 0 0 0 1 0 0 0 0 1 0 0 1 0"+"1000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1000':"0 0 0 0 0 0 0 0 0 0 0 0 0 0 0 0 1 0 0 0 0 1 \n"+"1 0 1 0 0 1 0 0 0 0 0 0 1 0 0 0 0 1 0 0 1 0"+"1000_1000",</text:p>
          </table:table-cell>
          <table:table-cell table:style-name="ce107" table:formula="of:=CONCATENATE(&quot;'&quot;;LEFT([.AX138];11);&quot; &quot;;LEFT([.AW138];LEN([.AW138])-4);&quot; $ &quot;;RIGHT([.AW138];4);&quot;&quot;;RIGHT([.AX138];LEN([.AX138])-11))" office:value-type="string" office:string-value="'1000_1000': &quot;1 0 1 0 0 1 0 0 0 0 1 0 0 0 0 0 0 0 0 0 0 0  $ \n&quot;+&quot;0 0 0 0 0 0 0 0 0 0 0 0 0 0 0 0 1 0 0 0 0 1 \n&quot;+&quot;1 0 1 0 0 1 0 0 0 0 0 0 1 0 0 0 0 1 0 0 1 0&quot;+&quot;1000_1000&quot;," calcext:value-type="string">
            <text:p>'1000_1000': "1 0 1 0 0 1 0 0 0 0 1 0 0 0 0 0 0 0 0 0 0 0 <text:s/>$ \n"+"0 0 0 0 0 0 0 0 0 0 0 0 0 0 0 0 1 0 0 0 0 1 \n"+"1 0 1 0 0 1 0 0 0 0 0 0 1 0 0 0 0 1 0 0 1 0"+"1000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1001':"0 0 0 0 0 0 0 0 0 0 0 0 0 0 0 0 1 0 0 0 0 1 \n"+"1 0 1 0 0 1 0 0 0 0 0 0 1 0 0 0 0 1 0 0 1 0",</text:p>
          </table:table-cell>
          <table:table-cell table:style-name="ce107" table:formula="of:=LEFT([.AS139];9)" office:value-type="string" office:string-value="1000_1001" calcext:value-type="string">
            <text:p>1000_1001</text:p>
          </table:table-cell>
          <table:table-cell table:style-name="ce107" table:formula="of:=LEFT([.AS139];LEN([.AS139])-1)" office:value-type="string" office:string-value="1000_1001':&quot;0 0 0 0 0 0 0 0 0 0 0 0 0 0 0 0 1 0 0 0 0 1 \n&quot;+&quot;1 0 1 0 0 1 0 0 0 0 0 0 1 0 0 0 0 1 0 0 1 0&quot;" calcext:value-type="string">
            <text:p>1000_1001':"0 0 0 0 0 0 0 0 0 0 0 0 0 0 0 0 1 0 0 0 0 1 \n"+"1 0 1 0 0 1 0 0 0 0 0 0 1 0 0 0 0 1 0 0 1 0"</text:p>
          </table:table-cell>
          <table:table-cell table:style-name="ce107" table:formula="of:=CONCATENATE([.AU139];&quot;+&quot;;&quot;&quot;&quot;&quot;;[.AT139];&quot;&quot;&quot;&quot;;&quot;,&quot;)" office:value-type="string" office:string-value="1000_1001':&quot;0 0 0 0 0 0 0 0 0 0 0 0 0 0 0 0 1 0 0 0 0 1 \n&quot;+&quot;1 0 1 0 0 1 0 0 0 0 0 0 1 0 0 0 0 1 0 0 1 0&quot;+&quot;1000_1001&quot;," calcext:value-type="string">
            <text:p>1000_1001':"0 0 0 0 0 0 0 0 0 0 0 0 0 0 0 0 1 0 0 0 0 1 \n"+"1 0 1 0 0 1 0 0 0 0 0 0 1 0 0 0 0 1 0 0 1 0"+"1000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1001':"0 0 0 0 0 0 0 0 0 0 0 0 0 0 0 0 1 0 0 0 0 1 \n"+"1 0 1 0 0 1 0 0 0 0 0 0 1 0 0 0 0 1 0 0 1 0"+"1000_1001",</text:p>
          </table:table-cell>
          <table:table-cell table:style-name="ce107" table:formula="of:=CONCATENATE(&quot;'&quot;;LEFT([.AX139];11);&quot; &quot;;LEFT([.AW139];LEN([.AW139])-4);&quot; $ &quot;;RIGHT([.AW139];4);&quot;&quot;;RIGHT([.AX139];LEN([.AX139])-11))" office:value-type="string" office:string-value="'1000_1001': &quot;1 0 1 0 0 1 0 0 0 0 1 0 0 0 0 0 0 0 0 0 0 0  $ \n&quot;+&quot;0 0 0 0 0 0 0 0 0 0 0 0 0 0 0 0 1 0 0 0 0 1 \n&quot;+&quot;1 0 1 0 0 1 0 0 0 0 0 0 1 0 0 0 0 1 0 0 1 0&quot;+&quot;1000_1001&quot;," calcext:value-type="string">
            <text:p>'1000_1001': "1 0 1 0 0 1 0 0 0 0 1 0 0 0 0 0 0 0 0 0 0 0 <text:s/>$ \n"+"0 0 0 0 0 0 0 0 0 0 0 0 0 0 0 0 1 0 0 0 0 1 \n"+"1 0 1 0 0 1 0 0 0 0 0 0 1 0 0 0 0 1 0 0 1 0"+"1000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1010':"0 0 0 0 0 0 0 0 0 0 0 0 0 0 0 0 1 0 0 0 0 1 \n"+"1 0 1 0 0 1 0 0 0 0 0 0 1 0 0 0 0 1 0 0 1 0",</text:p>
          </table:table-cell>
          <table:table-cell table:style-name="ce107" table:formula="of:=LEFT([.AS140];9)" office:value-type="string" office:string-value="1000_1010" calcext:value-type="string">
            <text:p>1000_1010</text:p>
          </table:table-cell>
          <table:table-cell table:style-name="ce107" table:formula="of:=LEFT([.AS140];LEN([.AS140])-1)" office:value-type="string" office:string-value="1000_1010':&quot;0 0 0 0 0 0 0 0 0 0 0 0 0 0 0 0 1 0 0 0 0 1 \n&quot;+&quot;1 0 1 0 0 1 0 0 0 0 0 0 1 0 0 0 0 1 0 0 1 0&quot;" calcext:value-type="string">
            <text:p>1000_1010':"0 0 0 0 0 0 0 0 0 0 0 0 0 0 0 0 1 0 0 0 0 1 \n"+"1 0 1 0 0 1 0 0 0 0 0 0 1 0 0 0 0 1 0 0 1 0"</text:p>
          </table:table-cell>
          <table:table-cell table:style-name="ce107" table:formula="of:=CONCATENATE([.AU140];&quot;+&quot;;&quot;&quot;&quot;&quot;;[.AT140];&quot;&quot;&quot;&quot;;&quot;,&quot;)" office:value-type="string" office:string-value="1000_1010':&quot;0 0 0 0 0 0 0 0 0 0 0 0 0 0 0 0 1 0 0 0 0 1 \n&quot;+&quot;1 0 1 0 0 1 0 0 0 0 0 0 1 0 0 0 0 1 0 0 1 0&quot;+&quot;1000_1010&quot;," calcext:value-type="string">
            <text:p>1000_1010':"0 0 0 0 0 0 0 0 0 0 0 0 0 0 0 0 1 0 0 0 0 1 \n"+"1 0 1 0 0 1 0 0 0 0 0 0 1 0 0 0 0 1 0 0 1 0"+"1000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1010':"0 0 0 0 0 0 0 0 0 0 0 0 0 0 0 0 1 0 0 0 0 1 \n"+"1 0 1 0 0 1 0 0 0 0 0 0 1 0 0 0 0 1 0 0 1 0"+"1000_1010",</text:p>
          </table:table-cell>
          <table:table-cell table:style-name="ce107" table:formula="of:=CONCATENATE(&quot;'&quot;;LEFT([.AX140];11);&quot; &quot;;LEFT([.AW140];LEN([.AW140])-4);&quot; $ &quot;;RIGHT([.AW140];4);&quot;&quot;;RIGHT([.AX140];LEN([.AX140])-11))" office:value-type="string" office:string-value="'1000_1010': &quot;1 0 1 0 0 1 0 0 0 0 1 0 0 0 0 0 0 0 0 0 0 0  $ \n&quot;+&quot;0 0 0 0 0 0 0 0 0 0 0 0 0 0 0 0 1 0 0 0 0 1 \n&quot;+&quot;1 0 1 0 0 1 0 0 0 0 0 0 1 0 0 0 0 1 0 0 1 0&quot;+&quot;1000_1010&quot;," calcext:value-type="string">
            <text:p>'1000_1010': "1 0 1 0 0 1 0 0 0 0 1 0 0 0 0 0 0 0 0 0 0 0 <text:s/>$ \n"+"0 0 0 0 0 0 0 0 0 0 0 0 0 0 0 0 1 0 0 0 0 1 \n"+"1 0 1 0 0 1 0 0 0 0 0 0 1 0 0 0 0 1 0 0 1 0"+"1000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1011':"0 0 0 0 0 0 0 0 0 0 0 0 0 0 0 0 1 0 0 0 0 1 \n"+"1 0 1 0 0 1 0 0 0 0 0 0 1 0 0 0 0 1 0 0 1 0",</text:p>
          </table:table-cell>
          <table:table-cell table:style-name="ce107" table:formula="of:=LEFT([.AS141];9)" office:value-type="string" office:string-value="1000_1011" calcext:value-type="string">
            <text:p>1000_1011</text:p>
          </table:table-cell>
          <table:table-cell table:style-name="ce107" table:formula="of:=LEFT([.AS141];LEN([.AS141])-1)" office:value-type="string" office:string-value="1000_1011':&quot;0 0 0 0 0 0 0 0 0 0 0 0 0 0 0 0 1 0 0 0 0 1 \n&quot;+&quot;1 0 1 0 0 1 0 0 0 0 0 0 1 0 0 0 0 1 0 0 1 0&quot;" calcext:value-type="string">
            <text:p>1000_1011':"0 0 0 0 0 0 0 0 0 0 0 0 0 0 0 0 1 0 0 0 0 1 \n"+"1 0 1 0 0 1 0 0 0 0 0 0 1 0 0 0 0 1 0 0 1 0"</text:p>
          </table:table-cell>
          <table:table-cell table:style-name="ce107" table:formula="of:=CONCATENATE([.AU141];&quot;+&quot;;&quot;&quot;&quot;&quot;;[.AT141];&quot;&quot;&quot;&quot;;&quot;,&quot;)" office:value-type="string" office:string-value="1000_1011':&quot;0 0 0 0 0 0 0 0 0 0 0 0 0 0 0 0 1 0 0 0 0 1 \n&quot;+&quot;1 0 1 0 0 1 0 0 0 0 0 0 1 0 0 0 0 1 0 0 1 0&quot;+&quot;1000_1011&quot;," calcext:value-type="string">
            <text:p>1000_1011':"0 0 0 0 0 0 0 0 0 0 0 0 0 0 0 0 1 0 0 0 0 1 \n"+"1 0 1 0 0 1 0 0 0 0 0 0 1 0 0 0 0 1 0 0 1 0"+"1000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1011':"0 0 0 0 0 0 0 0 0 0 0 0 0 0 0 0 1 0 0 0 0 1 \n"+"1 0 1 0 0 1 0 0 0 0 0 0 1 0 0 0 0 1 0 0 1 0"+"1000_1011",</text:p>
          </table:table-cell>
          <table:table-cell table:style-name="ce107" table:formula="of:=CONCATENATE(&quot;'&quot;;LEFT([.AX141];11);&quot; &quot;;LEFT([.AW141];LEN([.AW141])-4);&quot; $ &quot;;RIGHT([.AW141];4);&quot;&quot;;RIGHT([.AX141];LEN([.AX141])-11))" office:value-type="string" office:string-value="'1000_1011': &quot;1 0 1 0 0 1 0 0 0 0 1 0 0 0 0 0 0 0 0 0 0 0  $ \n&quot;+&quot;0 0 0 0 0 0 0 0 0 0 0 0 0 0 0 0 1 0 0 0 0 1 \n&quot;+&quot;1 0 1 0 0 1 0 0 0 0 0 0 1 0 0 0 0 1 0 0 1 0&quot;+&quot;1000_1011&quot;," calcext:value-type="string">
            <text:p>'1000_1011': "1 0 1 0 0 1 0 0 0 0 1 0 0 0 0 0 0 0 0 0 0 0 <text:s/>$ \n"+"0 0 0 0 0 0 0 0 0 0 0 0 0 0 0 0 1 0 0 0 0 1 \n"+"1 0 1 0 0 1 0 0 0 0 0 0 1 0 0 0 0 1 0 0 1 0"+"1000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1100':"0 0 0 0 0 0 0 0 0 0 0 0 0 0 0 0 1 0 0 0 0 1 \n"+"1 0 1 0 0 1 0 0 0 0 0 0 1 0 0 0 0 1 0 0 1 0",</text:p>
          </table:table-cell>
          <table:table-cell table:style-name="ce107" table:formula="of:=LEFT([.AS142];9)" office:value-type="string" office:string-value="1000_1100" calcext:value-type="string">
            <text:p>1000_1100</text:p>
          </table:table-cell>
          <table:table-cell table:style-name="ce107" table:formula="of:=LEFT([.AS142];LEN([.AS142])-1)" office:value-type="string" office:string-value="1000_1100':&quot;0 0 0 0 0 0 0 0 0 0 0 0 0 0 0 0 1 0 0 0 0 1 \n&quot;+&quot;1 0 1 0 0 1 0 0 0 0 0 0 1 0 0 0 0 1 0 0 1 0&quot;" calcext:value-type="string">
            <text:p>1000_1100':"0 0 0 0 0 0 0 0 0 0 0 0 0 0 0 0 1 0 0 0 0 1 \n"+"1 0 1 0 0 1 0 0 0 0 0 0 1 0 0 0 0 1 0 0 1 0"</text:p>
          </table:table-cell>
          <table:table-cell table:style-name="ce107" table:formula="of:=CONCATENATE([.AU142];&quot;+&quot;;&quot;&quot;&quot;&quot;;[.AT142];&quot;&quot;&quot;&quot;;&quot;,&quot;)" office:value-type="string" office:string-value="1000_1100':&quot;0 0 0 0 0 0 0 0 0 0 0 0 0 0 0 0 1 0 0 0 0 1 \n&quot;+&quot;1 0 1 0 0 1 0 0 0 0 0 0 1 0 0 0 0 1 0 0 1 0&quot;+&quot;1000_1100&quot;," calcext:value-type="string">
            <text:p>1000_1100':"0 0 0 0 0 0 0 0 0 0 0 0 0 0 0 0 1 0 0 0 0 1 \n"+"1 0 1 0 0 1 0 0 0 0 0 0 1 0 0 0 0 1 0 0 1 0"+"1000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1100':"0 0 0 0 0 0 0 0 0 0 0 0 0 0 0 0 1 0 0 0 0 1 \n"+"1 0 1 0 0 1 0 0 0 0 0 0 1 0 0 0 0 1 0 0 1 0"+"1000_1100",</text:p>
          </table:table-cell>
          <table:table-cell table:style-name="ce107" table:formula="of:=CONCATENATE(&quot;'&quot;;LEFT([.AX142];11);&quot; &quot;;LEFT([.AW142];LEN([.AW142])-4);&quot; $ &quot;;RIGHT([.AW142];4);&quot;&quot;;RIGHT([.AX142];LEN([.AX142])-11))" office:value-type="string" office:string-value="'1000_1100': &quot;1 0 1 0 0 1 0 0 0 0 1 0 0 0 0 0 0 0 0 0 0 0  $ \n&quot;+&quot;0 0 0 0 0 0 0 0 0 0 0 0 0 0 0 0 1 0 0 0 0 1 \n&quot;+&quot;1 0 1 0 0 1 0 0 0 0 0 0 1 0 0 0 0 1 0 0 1 0&quot;+&quot;1000_1100&quot;," calcext:value-type="string">
            <text:p>'1000_1100': "1 0 1 0 0 1 0 0 0 0 1 0 0 0 0 0 0 0 0 0 0 0 <text:s/>$ \n"+"0 0 0 0 0 0 0 0 0 0 0 0 0 0 0 0 1 0 0 0 0 1 \n"+"1 0 1 0 0 1 0 0 0 0 0 0 1 0 0 0 0 1 0 0 1 0"+"1000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1101':"0 0 0 0 0 0 0 0 0 0 0 0 0 0 0 0 1 0 0 0 0 1 \n"+"1 0 1 0 0 1 0 0 0 0 0 0 1 0 0 0 0 1 0 0 1 0",</text:p>
          </table:table-cell>
          <table:table-cell table:style-name="ce107" table:formula="of:=LEFT([.AS143];9)" office:value-type="string" office:string-value="1000_1101" calcext:value-type="string">
            <text:p>1000_1101</text:p>
          </table:table-cell>
          <table:table-cell table:style-name="ce107" table:formula="of:=LEFT([.AS143];LEN([.AS143])-1)" office:value-type="string" office:string-value="1000_1101':&quot;0 0 0 0 0 0 0 0 0 0 0 0 0 0 0 0 1 0 0 0 0 1 \n&quot;+&quot;1 0 1 0 0 1 0 0 0 0 0 0 1 0 0 0 0 1 0 0 1 0&quot;" calcext:value-type="string">
            <text:p>1000_1101':"0 0 0 0 0 0 0 0 0 0 0 0 0 0 0 0 1 0 0 0 0 1 \n"+"1 0 1 0 0 1 0 0 0 0 0 0 1 0 0 0 0 1 0 0 1 0"</text:p>
          </table:table-cell>
          <table:table-cell table:style-name="ce107" table:formula="of:=CONCATENATE([.AU143];&quot;+&quot;;&quot;&quot;&quot;&quot;;[.AT143];&quot;&quot;&quot;&quot;;&quot;,&quot;)" office:value-type="string" office:string-value="1000_1101':&quot;0 0 0 0 0 0 0 0 0 0 0 0 0 0 0 0 1 0 0 0 0 1 \n&quot;+&quot;1 0 1 0 0 1 0 0 0 0 0 0 1 0 0 0 0 1 0 0 1 0&quot;+&quot;1000_1101&quot;," calcext:value-type="string">
            <text:p>1000_1101':"0 0 0 0 0 0 0 0 0 0 0 0 0 0 0 0 1 0 0 0 0 1 \n"+"1 0 1 0 0 1 0 0 0 0 0 0 1 0 0 0 0 1 0 0 1 0"+"1000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1101':"0 0 0 0 0 0 0 0 0 0 0 0 0 0 0 0 1 0 0 0 0 1 \n"+"1 0 1 0 0 1 0 0 0 0 0 0 1 0 0 0 0 1 0 0 1 0"+"1000_1101",</text:p>
          </table:table-cell>
          <table:table-cell table:style-name="ce107" table:formula="of:=CONCATENATE(&quot;'&quot;;LEFT([.AX143];11);&quot; &quot;;LEFT([.AW143];LEN([.AW143])-4);&quot; $ &quot;;RIGHT([.AW143];4);&quot;&quot;;RIGHT([.AX143];LEN([.AX143])-11))" office:value-type="string" office:string-value="'1000_1101': &quot;1 0 1 0 0 1 0 0 0 0 1 0 0 0 0 0 0 0 0 0 0 0  $ \n&quot;+&quot;0 0 0 0 0 0 0 0 0 0 0 0 0 0 0 0 1 0 0 0 0 1 \n&quot;+&quot;1 0 1 0 0 1 0 0 0 0 0 0 1 0 0 0 0 1 0 0 1 0&quot;+&quot;1000_1101&quot;," calcext:value-type="string">
            <text:p>'1000_1101': "1 0 1 0 0 1 0 0 0 0 1 0 0 0 0 0 0 0 0 0 0 0 <text:s/>$ \n"+"0 0 0 0 0 0 0 0 0 0 0 0 0 0 0 0 1 0 0 0 0 1 \n"+"1 0 1 0 0 1 0 0 0 0 0 0 1 0 0 0 0 1 0 0 1 0"+"1000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1110':"0 0 0 0 0 0 0 0 0 0 0 0 0 0 0 0 1 0 0 0 0 1 \n"+"1 0 1 0 0 1 0 0 0 0 0 0 1 0 0 0 0 1 0 0 1 0",</text:p>
          </table:table-cell>
          <table:table-cell table:style-name="ce107" table:formula="of:=LEFT([.AS144];9)" office:value-type="string" office:string-value="1000_1110" calcext:value-type="string">
            <text:p>1000_1110</text:p>
          </table:table-cell>
          <table:table-cell table:style-name="ce107" table:formula="of:=LEFT([.AS144];LEN([.AS144])-1)" office:value-type="string" office:string-value="1000_1110':&quot;0 0 0 0 0 0 0 0 0 0 0 0 0 0 0 0 1 0 0 0 0 1 \n&quot;+&quot;1 0 1 0 0 1 0 0 0 0 0 0 1 0 0 0 0 1 0 0 1 0&quot;" calcext:value-type="string">
            <text:p>1000_1110':"0 0 0 0 0 0 0 0 0 0 0 0 0 0 0 0 1 0 0 0 0 1 \n"+"1 0 1 0 0 1 0 0 0 0 0 0 1 0 0 0 0 1 0 0 1 0"</text:p>
          </table:table-cell>
          <table:table-cell table:style-name="ce107" table:formula="of:=CONCATENATE([.AU144];&quot;+&quot;;&quot;&quot;&quot;&quot;;[.AT144];&quot;&quot;&quot;&quot;;&quot;,&quot;)" office:value-type="string" office:string-value="1000_1110':&quot;0 0 0 0 0 0 0 0 0 0 0 0 0 0 0 0 1 0 0 0 0 1 \n&quot;+&quot;1 0 1 0 0 1 0 0 0 0 0 0 1 0 0 0 0 1 0 0 1 0&quot;+&quot;1000_1110&quot;," calcext:value-type="string">
            <text:p>1000_1110':"0 0 0 0 0 0 0 0 0 0 0 0 0 0 0 0 1 0 0 0 0 1 \n"+"1 0 1 0 0 1 0 0 0 0 0 0 1 0 0 0 0 1 0 0 1 0"+"1000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1110':"0 0 0 0 0 0 0 0 0 0 0 0 0 0 0 0 1 0 0 0 0 1 \n"+"1 0 1 0 0 1 0 0 0 0 0 0 1 0 0 0 0 1 0 0 1 0"+"1000_1110",</text:p>
          </table:table-cell>
          <table:table-cell table:style-name="ce107" table:formula="of:=CONCATENATE(&quot;'&quot;;LEFT([.AX144];11);&quot; &quot;;LEFT([.AW144];LEN([.AW144])-4);&quot; $ &quot;;RIGHT([.AW144];4);&quot;&quot;;RIGHT([.AX144];LEN([.AX144])-11))" office:value-type="string" office:string-value="'1000_1110': &quot;1 0 1 0 0 1 0 0 0 0 1 0 0 0 0 0 0 0 0 0 0 0  $ \n&quot;+&quot;0 0 0 0 0 0 0 0 0 0 0 0 0 0 0 0 1 0 0 0 0 1 \n&quot;+&quot;1 0 1 0 0 1 0 0 0 0 0 0 1 0 0 0 0 1 0 0 1 0&quot;+&quot;1000_1110&quot;," calcext:value-type="string">
            <text:p>'1000_1110': "1 0 1 0 0 1 0 0 0 0 1 0 0 0 0 0 0 0 0 0 0 0 <text:s/>$ \n"+"0 0 0 0 0 0 0 0 0 0 0 0 0 0 0 0 1 0 0 0 0 1 \n"+"1 0 1 0 0 1 0 0 0 0 0 0 1 0 0 0 0 1 0 0 1 0"+"1000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0_1111':"0 0 0 0 0 0 0 0 0 0 0 0 0 0 0 0 1 0 0 0 0 1 \n"+"1 0 1 0 0 1 0 0 0 0 0 0 1 0 0 0 0 1 0 0 1 0",</text:p>
          </table:table-cell>
          <table:table-cell table:style-name="ce107" table:formula="of:=LEFT([.AS145];9)" office:value-type="string" office:string-value="1000_1111" calcext:value-type="string">
            <text:p>1000_1111</text:p>
          </table:table-cell>
          <table:table-cell table:style-name="ce107" table:formula="of:=LEFT([.AS145];LEN([.AS145])-1)" office:value-type="string" office:string-value="1000_1111':&quot;0 0 0 0 0 0 0 0 0 0 0 0 0 0 0 0 1 0 0 0 0 1 \n&quot;+&quot;1 0 1 0 0 1 0 0 0 0 0 0 1 0 0 0 0 1 0 0 1 0&quot;" calcext:value-type="string">
            <text:p>1000_1111':"0 0 0 0 0 0 0 0 0 0 0 0 0 0 0 0 1 0 0 0 0 1 \n"+"1 0 1 0 0 1 0 0 0 0 0 0 1 0 0 0 0 1 0 0 1 0"</text:p>
          </table:table-cell>
          <table:table-cell table:style-name="ce107" table:formula="of:=CONCATENATE([.AU145];&quot;+&quot;;&quot;&quot;&quot;&quot;;[.AT145];&quot;&quot;&quot;&quot;;&quot;,&quot;)" office:value-type="string" office:string-value="1000_1111':&quot;0 0 0 0 0 0 0 0 0 0 0 0 0 0 0 0 1 0 0 0 0 1 \n&quot;+&quot;1 0 1 0 0 1 0 0 0 0 0 0 1 0 0 0 0 1 0 0 1 0&quot;+&quot;1000_1111&quot;," calcext:value-type="string">
            <text:p>1000_1111':"0 0 0 0 0 0 0 0 0 0 0 0 0 0 0 0 1 0 0 0 0 1 \n"+"1 0 1 0 0 1 0 0 0 0 0 0 1 0 0 0 0 1 0 0 1 0"+"1000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0_1111':"0 0 0 0 0 0 0 0 0 0 0 0 0 0 0 0 1 0 0 0 0 1 \n"+"1 0 1 0 0 1 0 0 0 0 0 0 1 0 0 0 0 1 0 0 1 0"+"1000_1111",</text:p>
          </table:table-cell>
          <table:table-cell table:style-name="ce107" table:formula="of:=CONCATENATE(&quot;'&quot;;LEFT([.AX145];11);&quot; &quot;;LEFT([.AW145];LEN([.AW145])-4);&quot; $ &quot;;RIGHT([.AW145];4);&quot;&quot;;RIGHT([.AX145];LEN([.AX145])-11))" office:value-type="string" office:string-value="'1000_1111': &quot;1 0 1 0 0 1 0 0 0 0 1 0 0 0 0 0 0 0 0 0 0 0  $ \n&quot;+&quot;0 0 0 0 0 0 0 0 0 0 0 0 0 0 0 0 1 0 0 0 0 1 \n&quot;+&quot;1 0 1 0 0 1 0 0 0 0 0 0 1 0 0 0 0 1 0 0 1 0&quot;+&quot;1000_1111&quot;," calcext:value-type="string">
            <text:p>'1000_1111': "1 0 1 0 0 1 0 0 0 0 1 0 0 0 0 0 0 0 0 0 0 0 <text:s/>$ \n"+"0 0 0 0 0 0 0 0 0 0 0 0 0 0 0 0 1 0 0 0 0 1 \n"+"1 0 1 0 0 1 0 0 0 0 0 0 1 0 0 0 0 1 0 0 1 0"+"1000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0000':"0 0 0 0 0 0 0 0 0 0 0 0 0 0 0 0 1 0 0 1 0 0 \n"+"0 0 0 0 0 0 0 0 0 0 0 0 1 0 0 0 0 1 1 0 0 1",</text:p>
          </table:table-cell>
          <table:table-cell table:style-name="ce107" table:formula="of:=LEFT([.AS146];9)" office:value-type="string" office:string-value="1001_0000" calcext:value-type="string">
            <text:p>1001_0000</text:p>
          </table:table-cell>
          <table:table-cell table:style-name="ce107" table:formula="of:=LEFT([.AS146];LEN([.AS146])-1)" office:value-type="string" office:string-value="1001_0000':&quot;0 0 0 0 0 0 0 0 0 0 0 0 0 0 0 0 1 0 0 1 0 0 \n&quot;+&quot;0 0 0 0 0 0 0 0 0 0 0 0 1 0 0 0 0 1 1 0 0 1&quot;" calcext:value-type="string">
            <text:p>1001_0000':"0 0 0 0 0 0 0 0 0 0 0 0 0 0 0 0 1 0 0 1 0 0 \n"+"0 0 0 0 0 0 0 0 0 0 0 0 1 0 0 0 0 1 1 0 0 1"</text:p>
          </table:table-cell>
          <table:table-cell table:style-name="ce107" table:formula="of:=CONCATENATE([.AU146];&quot;+&quot;;&quot;&quot;&quot;&quot;;[.AT146];&quot;&quot;&quot;&quot;;&quot;,&quot;)" office:value-type="string" office:string-value="1001_0000':&quot;0 0 0 0 0 0 0 0 0 0 0 0 0 0 0 0 1 0 0 1 0 0 \n&quot;+&quot;0 0 0 0 0 0 0 0 0 0 0 0 1 0 0 0 0 1 1 0 0 1&quot;+&quot;1001_0000&quot;," calcext:value-type="string">
            <text:p>1001_0000':"0 0 0 0 0 0 0 0 0 0 0 0 0 0 0 0 1 0 0 1 0 0 \n"+"0 0 0 0 0 0 0 0 0 0 0 0 1 0 0 0 0 1 1 0 0 1"+"1001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0000':"0 0 0 0 0 0 0 0 0 0 0 0 0 0 0 0 1 0 0 1 0 0 \n"+"0 0 0 0 0 0 0 0 0 0 0 0 1 0 0 0 0 1 1 0 0 1"+"1001_0000",</text:p>
          </table:table-cell>
          <table:table-cell table:style-name="ce107" table:formula="of:=CONCATENATE(&quot;'&quot;;LEFT([.AX146];11);&quot; &quot;;LEFT([.AW146];LEN([.AW146])-4);&quot; $ &quot;;RIGHT([.AW146];4);&quot;&quot;;RIGHT([.AX146];LEN([.AX146])-11))" office:value-type="string" office:string-value="'1001_0000': &quot;1 0 1 0 0 1 0 0 0 0 1 0 0 0 0 0 0 0 0 0 0 0  $ \n&quot;+&quot;0 0 0 0 0 0 0 0 0 0 0 0 0 0 0 0 1 0 0 1 0 0 \n&quot;+&quot;0 0 0 0 0 0 0 0 0 0 0 0 1 0 0 0 0 1 1 0 0 1&quot;+&quot;1001_0000&quot;," calcext:value-type="string">
            <text:p>'1001_0000': "1 0 1 0 0 1 0 0 0 0 1 0 0 0 0 0 0 0 0 0 0 0 <text:s/>$ \n"+"0 0 0 0 0 0 0 0 0 0 0 0 0 0 0 0 1 0 0 1 0 0 \n"+"0 0 0 0 0 0 0 0 0 0 0 0 1 0 0 0 0 1 1 0 0 1"+"1001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0001':"0 0 0 0 0 0 0 0 0 0 0 0 0 0 0 0 1 0 0 1 0 0 \n"+"0 0 0 0 0 0 0 0 0 0 0 0 1 0 0 0 0 1 1 0 0 1",</text:p>
          </table:table-cell>
          <table:table-cell table:style-name="ce107" table:formula="of:=LEFT([.AS147];9)" office:value-type="string" office:string-value="1001_0001" calcext:value-type="string">
            <text:p>1001_0001</text:p>
          </table:table-cell>
          <table:table-cell table:style-name="ce107" table:formula="of:=LEFT([.AS147];LEN([.AS147])-1)" office:value-type="string" office:string-value="1001_0001':&quot;0 0 0 0 0 0 0 0 0 0 0 0 0 0 0 0 1 0 0 1 0 0 \n&quot;+&quot;0 0 0 0 0 0 0 0 0 0 0 0 1 0 0 0 0 1 1 0 0 1&quot;" calcext:value-type="string">
            <text:p>1001_0001':"0 0 0 0 0 0 0 0 0 0 0 0 0 0 0 0 1 0 0 1 0 0 \n"+"0 0 0 0 0 0 0 0 0 0 0 0 1 0 0 0 0 1 1 0 0 1"</text:p>
          </table:table-cell>
          <table:table-cell table:style-name="ce107" table:formula="of:=CONCATENATE([.AU147];&quot;+&quot;;&quot;&quot;&quot;&quot;;[.AT147];&quot;&quot;&quot;&quot;;&quot;,&quot;)" office:value-type="string" office:string-value="1001_0001':&quot;0 0 0 0 0 0 0 0 0 0 0 0 0 0 0 0 1 0 0 1 0 0 \n&quot;+&quot;0 0 0 0 0 0 0 0 0 0 0 0 1 0 0 0 0 1 1 0 0 1&quot;+&quot;1001_0001&quot;," calcext:value-type="string">
            <text:p>1001_0001':"0 0 0 0 0 0 0 0 0 0 0 0 0 0 0 0 1 0 0 1 0 0 \n"+"0 0 0 0 0 0 0 0 0 0 0 0 1 0 0 0 0 1 1 0 0 1"+"1001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0001':"0 0 0 0 0 0 0 0 0 0 0 0 0 0 0 0 1 0 0 1 0 0 \n"+"0 0 0 0 0 0 0 0 0 0 0 0 1 0 0 0 0 1 1 0 0 1"+"1001_0001",</text:p>
          </table:table-cell>
          <table:table-cell table:style-name="ce107" table:formula="of:=CONCATENATE(&quot;'&quot;;LEFT([.AX147];11);&quot; &quot;;LEFT([.AW147];LEN([.AW147])-4);&quot; $ &quot;;RIGHT([.AW147];4);&quot;&quot;;RIGHT([.AX147];LEN([.AX147])-11))" office:value-type="string" office:string-value="'1001_0001': &quot;1 0 1 0 0 1 0 0 0 0 1 0 0 0 0 0 0 0 0 0 0 0  $ \n&quot;+&quot;0 0 0 0 0 0 0 0 0 0 0 0 0 0 0 0 1 0 0 1 0 0 \n&quot;+&quot;0 0 0 0 0 0 0 0 0 0 0 0 1 0 0 0 0 1 1 0 0 1&quot;+&quot;1001_0001&quot;," calcext:value-type="string">
            <text:p>'1001_0001': "1 0 1 0 0 1 0 0 0 0 1 0 0 0 0 0 0 0 0 0 0 0 <text:s/>$ \n"+"0 0 0 0 0 0 0 0 0 0 0 0 0 0 0 0 1 0 0 1 0 0 \n"+"0 0 0 0 0 0 0 0 0 0 0 0 1 0 0 0 0 1 1 0 0 1"+"1001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0010':"0 0 0 0 0 0 0 0 0 0 0 0 0 0 0 0 1 0 0 1 0 0 \n"+"0 0 0 0 0 0 0 0 0 0 0 0 1 0 0 0 0 1 1 0 0 1",</text:p>
          </table:table-cell>
          <table:table-cell table:style-name="ce107" table:formula="of:=LEFT([.AS148];9)" office:value-type="string" office:string-value="1001_0010" calcext:value-type="string">
            <text:p>1001_0010</text:p>
          </table:table-cell>
          <table:table-cell table:style-name="ce107" table:formula="of:=LEFT([.AS148];LEN([.AS148])-1)" office:value-type="string" office:string-value="1001_0010':&quot;0 0 0 0 0 0 0 0 0 0 0 0 0 0 0 0 1 0 0 1 0 0 \n&quot;+&quot;0 0 0 0 0 0 0 0 0 0 0 0 1 0 0 0 0 1 1 0 0 1&quot;" calcext:value-type="string">
            <text:p>1001_0010':"0 0 0 0 0 0 0 0 0 0 0 0 0 0 0 0 1 0 0 1 0 0 \n"+"0 0 0 0 0 0 0 0 0 0 0 0 1 0 0 0 0 1 1 0 0 1"</text:p>
          </table:table-cell>
          <table:table-cell table:style-name="ce107" table:formula="of:=CONCATENATE([.AU148];&quot;+&quot;;&quot;&quot;&quot;&quot;;[.AT148];&quot;&quot;&quot;&quot;;&quot;,&quot;)" office:value-type="string" office:string-value="1001_0010':&quot;0 0 0 0 0 0 0 0 0 0 0 0 0 0 0 0 1 0 0 1 0 0 \n&quot;+&quot;0 0 0 0 0 0 0 0 0 0 0 0 1 0 0 0 0 1 1 0 0 1&quot;+&quot;1001_0010&quot;," calcext:value-type="string">
            <text:p>1001_0010':"0 0 0 0 0 0 0 0 0 0 0 0 0 0 0 0 1 0 0 1 0 0 \n"+"0 0 0 0 0 0 0 0 0 0 0 0 1 0 0 0 0 1 1 0 0 1"+"1001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0010':"0 0 0 0 0 0 0 0 0 0 0 0 0 0 0 0 1 0 0 1 0 0 \n"+"0 0 0 0 0 0 0 0 0 0 0 0 1 0 0 0 0 1 1 0 0 1"+"1001_0010",</text:p>
          </table:table-cell>
          <table:table-cell table:style-name="ce107" table:formula="of:=CONCATENATE(&quot;'&quot;;LEFT([.AX148];11);&quot; &quot;;LEFT([.AW148];LEN([.AW148])-4);&quot; $ &quot;;RIGHT([.AW148];4);&quot;&quot;;RIGHT([.AX148];LEN([.AX148])-11))" office:value-type="string" office:string-value="'1001_0010': &quot;1 0 1 0 0 1 0 0 0 0 1 0 0 0 0 0 0 0 0 0 0 0  $ \n&quot;+&quot;0 0 0 0 0 0 0 0 0 0 0 0 0 0 0 0 1 0 0 1 0 0 \n&quot;+&quot;0 0 0 0 0 0 0 0 0 0 0 0 1 0 0 0 0 1 1 0 0 1&quot;+&quot;1001_0010&quot;," calcext:value-type="string">
            <text:p>'1001_0010': "1 0 1 0 0 1 0 0 0 0 1 0 0 0 0 0 0 0 0 0 0 0 <text:s/>$ \n"+"0 0 0 0 0 0 0 0 0 0 0 0 0 0 0 0 1 0 0 1 0 0 \n"+"0 0 0 0 0 0 0 0 0 0 0 0 1 0 0 0 0 1 1 0 0 1"+"1001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0011':"0 0 0 0 0 0 0 0 0 0 0 0 0 0 0 0 1 0 0 1 0 0 \n"+"0 0 0 0 0 0 0 0 0 0 0 0 1 0 0 0 0 1 1 0 0 1",</text:p>
          </table:table-cell>
          <table:table-cell table:style-name="ce107" table:formula="of:=LEFT([.AS149];9)" office:value-type="string" office:string-value="1001_0011" calcext:value-type="string">
            <text:p>1001_0011</text:p>
          </table:table-cell>
          <table:table-cell table:style-name="ce107" table:formula="of:=LEFT([.AS149];LEN([.AS149])-1)" office:value-type="string" office:string-value="1001_0011':&quot;0 0 0 0 0 0 0 0 0 0 0 0 0 0 0 0 1 0 0 1 0 0 \n&quot;+&quot;0 0 0 0 0 0 0 0 0 0 0 0 1 0 0 0 0 1 1 0 0 1&quot;" calcext:value-type="string">
            <text:p>1001_0011':"0 0 0 0 0 0 0 0 0 0 0 0 0 0 0 0 1 0 0 1 0 0 \n"+"0 0 0 0 0 0 0 0 0 0 0 0 1 0 0 0 0 1 1 0 0 1"</text:p>
          </table:table-cell>
          <table:table-cell table:style-name="ce107" table:formula="of:=CONCATENATE([.AU149];&quot;+&quot;;&quot;&quot;&quot;&quot;;[.AT149];&quot;&quot;&quot;&quot;;&quot;,&quot;)" office:value-type="string" office:string-value="1001_0011':&quot;0 0 0 0 0 0 0 0 0 0 0 0 0 0 0 0 1 0 0 1 0 0 \n&quot;+&quot;0 0 0 0 0 0 0 0 0 0 0 0 1 0 0 0 0 1 1 0 0 1&quot;+&quot;1001_0011&quot;," calcext:value-type="string">
            <text:p>1001_0011':"0 0 0 0 0 0 0 0 0 0 0 0 0 0 0 0 1 0 0 1 0 0 \n"+"0 0 0 0 0 0 0 0 0 0 0 0 1 0 0 0 0 1 1 0 0 1"+"1001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0011':"0 0 0 0 0 0 0 0 0 0 0 0 0 0 0 0 1 0 0 1 0 0 \n"+"0 0 0 0 0 0 0 0 0 0 0 0 1 0 0 0 0 1 1 0 0 1"+"1001_0011",</text:p>
          </table:table-cell>
          <table:table-cell table:style-name="ce107" table:formula="of:=CONCATENATE(&quot;'&quot;;LEFT([.AX149];11);&quot; &quot;;LEFT([.AW149];LEN([.AW149])-4);&quot; $ &quot;;RIGHT([.AW149];4);&quot;&quot;;RIGHT([.AX149];LEN([.AX149])-11))" office:value-type="string" office:string-value="'1001_0011': &quot;1 0 1 0 0 1 0 0 0 0 1 0 0 0 0 0 0 0 0 0 0 0  $ \n&quot;+&quot;0 0 0 0 0 0 0 0 0 0 0 0 0 0 0 0 1 0 0 1 0 0 \n&quot;+&quot;0 0 0 0 0 0 0 0 0 0 0 0 1 0 0 0 0 1 1 0 0 1&quot;+&quot;1001_0011&quot;," calcext:value-type="string">
            <text:p>'1001_0011': "1 0 1 0 0 1 0 0 0 0 1 0 0 0 0 0 0 0 0 0 0 0 <text:s/>$ \n"+"0 0 0 0 0 0 0 0 0 0 0 0 0 0 0 0 1 0 0 1 0 0 \n"+"0 0 0 0 0 0 0 0 0 0 0 0 1 0 0 0 0 1 1 0 0 1"+"1001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0100':"0 0 0 0 0 0 0 0 0 0 0 0 0 0 0 0 1 0 0 1 0 0 \n"+"0 0 0 0 0 0 0 0 0 0 0 0 1 0 0 0 0 1 1 0 0 1",</text:p>
          </table:table-cell>
          <table:table-cell table:style-name="ce107" table:formula="of:=LEFT([.AS150];9)" office:value-type="string" office:string-value="1001_0100" calcext:value-type="string">
            <text:p>1001_0100</text:p>
          </table:table-cell>
          <table:table-cell table:style-name="ce107" table:formula="of:=LEFT([.AS150];LEN([.AS150])-1)" office:value-type="string" office:string-value="1001_0100':&quot;0 0 0 0 0 0 0 0 0 0 0 0 0 0 0 0 1 0 0 1 0 0 \n&quot;+&quot;0 0 0 0 0 0 0 0 0 0 0 0 1 0 0 0 0 1 1 0 0 1&quot;" calcext:value-type="string">
            <text:p>1001_0100':"0 0 0 0 0 0 0 0 0 0 0 0 0 0 0 0 1 0 0 1 0 0 \n"+"0 0 0 0 0 0 0 0 0 0 0 0 1 0 0 0 0 1 1 0 0 1"</text:p>
          </table:table-cell>
          <table:table-cell table:style-name="ce107" table:formula="of:=CONCATENATE([.AU150];&quot;+&quot;;&quot;&quot;&quot;&quot;;[.AT150];&quot;&quot;&quot;&quot;;&quot;,&quot;)" office:value-type="string" office:string-value="1001_0100':&quot;0 0 0 0 0 0 0 0 0 0 0 0 0 0 0 0 1 0 0 1 0 0 \n&quot;+&quot;0 0 0 0 0 0 0 0 0 0 0 0 1 0 0 0 0 1 1 0 0 1&quot;+&quot;1001_0100&quot;," calcext:value-type="string">
            <text:p>1001_0100':"0 0 0 0 0 0 0 0 0 0 0 0 0 0 0 0 1 0 0 1 0 0 \n"+"0 0 0 0 0 0 0 0 0 0 0 0 1 0 0 0 0 1 1 0 0 1"+"1001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0100':"0 0 0 0 0 0 0 0 0 0 0 0 0 0 0 0 1 0 0 1 0 0 \n"+"0 0 0 0 0 0 0 0 0 0 0 0 1 0 0 0 0 1 1 0 0 1"+"1001_0100",</text:p>
          </table:table-cell>
          <table:table-cell table:style-name="ce107" table:formula="of:=CONCATENATE(&quot;'&quot;;LEFT([.AX150];11);&quot; &quot;;LEFT([.AW150];LEN([.AW150])-4);&quot; $ &quot;;RIGHT([.AW150];4);&quot;&quot;;RIGHT([.AX150];LEN([.AX150])-11))" office:value-type="string" office:string-value="'1001_0100': &quot;1 0 1 0 0 1 0 0 0 0 1 0 0 0 0 0 0 0 0 0 0 0  $ \n&quot;+&quot;0 0 0 0 0 0 0 0 0 0 0 0 0 0 0 0 1 0 0 1 0 0 \n&quot;+&quot;0 0 0 0 0 0 0 0 0 0 0 0 1 0 0 0 0 1 1 0 0 1&quot;+&quot;1001_0100&quot;," calcext:value-type="string">
            <text:p>'1001_0100': "1 0 1 0 0 1 0 0 0 0 1 0 0 0 0 0 0 0 0 0 0 0 <text:s/>$ \n"+"0 0 0 0 0 0 0 0 0 0 0 0 0 0 0 0 1 0 0 1 0 0 \n"+"0 0 0 0 0 0 0 0 0 0 0 0 1 0 0 0 0 1 1 0 0 1"+"1001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0101':"0 0 0 0 0 0 0 0 0 0 0 0 0 0 0 0 1 0 0 1 0 0 \n"+"0 0 0 0 0 0 0 0 0 0 0 0 1 0 0 0 0 1 1 0 0 1",</text:p>
          </table:table-cell>
          <table:table-cell table:style-name="ce107" table:formula="of:=LEFT([.AS151];9)" office:value-type="string" office:string-value="1001_0101" calcext:value-type="string">
            <text:p>1001_0101</text:p>
          </table:table-cell>
          <table:table-cell table:style-name="ce107" table:formula="of:=LEFT([.AS151];LEN([.AS151])-1)" office:value-type="string" office:string-value="1001_0101':&quot;0 0 0 0 0 0 0 0 0 0 0 0 0 0 0 0 1 0 0 1 0 0 \n&quot;+&quot;0 0 0 0 0 0 0 0 0 0 0 0 1 0 0 0 0 1 1 0 0 1&quot;" calcext:value-type="string">
            <text:p>1001_0101':"0 0 0 0 0 0 0 0 0 0 0 0 0 0 0 0 1 0 0 1 0 0 \n"+"0 0 0 0 0 0 0 0 0 0 0 0 1 0 0 0 0 1 1 0 0 1"</text:p>
          </table:table-cell>
          <table:table-cell table:style-name="ce107" table:formula="of:=CONCATENATE([.AU151];&quot;+&quot;;&quot;&quot;&quot;&quot;;[.AT151];&quot;&quot;&quot;&quot;;&quot;,&quot;)" office:value-type="string" office:string-value="1001_0101':&quot;0 0 0 0 0 0 0 0 0 0 0 0 0 0 0 0 1 0 0 1 0 0 \n&quot;+&quot;0 0 0 0 0 0 0 0 0 0 0 0 1 0 0 0 0 1 1 0 0 1&quot;+&quot;1001_0101&quot;," calcext:value-type="string">
            <text:p>1001_0101':"0 0 0 0 0 0 0 0 0 0 0 0 0 0 0 0 1 0 0 1 0 0 \n"+"0 0 0 0 0 0 0 0 0 0 0 0 1 0 0 0 0 1 1 0 0 1"+"1001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0101':"0 0 0 0 0 0 0 0 0 0 0 0 0 0 0 0 1 0 0 1 0 0 \n"+"0 0 0 0 0 0 0 0 0 0 0 0 1 0 0 0 0 1 1 0 0 1"+"1001_0101",</text:p>
          </table:table-cell>
          <table:table-cell table:style-name="ce107" table:formula="of:=CONCATENATE(&quot;'&quot;;LEFT([.AX151];11);&quot; &quot;;LEFT([.AW151];LEN([.AW151])-4);&quot; $ &quot;;RIGHT([.AW151];4);&quot;&quot;;RIGHT([.AX151];LEN([.AX151])-11))" office:value-type="string" office:string-value="'1001_0101': &quot;1 0 1 0 0 1 0 0 0 0 1 0 0 0 0 0 0 0 0 0 0 0  $ \n&quot;+&quot;0 0 0 0 0 0 0 0 0 0 0 0 0 0 0 0 1 0 0 1 0 0 \n&quot;+&quot;0 0 0 0 0 0 0 0 0 0 0 0 1 0 0 0 0 1 1 0 0 1&quot;+&quot;1001_0101&quot;," calcext:value-type="string">
            <text:p>'1001_0101': "1 0 1 0 0 1 0 0 0 0 1 0 0 0 0 0 0 0 0 0 0 0 <text:s/>$ \n"+"0 0 0 0 0 0 0 0 0 0 0 0 0 0 0 0 1 0 0 1 0 0 \n"+"0 0 0 0 0 0 0 0 0 0 0 0 1 0 0 0 0 1 1 0 0 1"+"1001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0110':"0 0 0 0 0 0 0 0 0 0 0 0 0 0 0 0 1 0 0 1 0 0 \n"+"0 0 0 0 0 0 0 0 0 0 0 0 1 0 0 0 0 1 1 0 0 1",</text:p>
          </table:table-cell>
          <table:table-cell table:style-name="ce107" table:formula="of:=LEFT([.AS152];9)" office:value-type="string" office:string-value="1001_0110" calcext:value-type="string">
            <text:p>1001_0110</text:p>
          </table:table-cell>
          <table:table-cell table:style-name="ce107" table:formula="of:=LEFT([.AS152];LEN([.AS152])-1)" office:value-type="string" office:string-value="1001_0110':&quot;0 0 0 0 0 0 0 0 0 0 0 0 0 0 0 0 1 0 0 1 0 0 \n&quot;+&quot;0 0 0 0 0 0 0 0 0 0 0 0 1 0 0 0 0 1 1 0 0 1&quot;" calcext:value-type="string">
            <text:p>1001_0110':"0 0 0 0 0 0 0 0 0 0 0 0 0 0 0 0 1 0 0 1 0 0 \n"+"0 0 0 0 0 0 0 0 0 0 0 0 1 0 0 0 0 1 1 0 0 1"</text:p>
          </table:table-cell>
          <table:table-cell table:style-name="ce107" table:formula="of:=CONCATENATE([.AU152];&quot;+&quot;;&quot;&quot;&quot;&quot;;[.AT152];&quot;&quot;&quot;&quot;;&quot;,&quot;)" office:value-type="string" office:string-value="1001_0110':&quot;0 0 0 0 0 0 0 0 0 0 0 0 0 0 0 0 1 0 0 1 0 0 \n&quot;+&quot;0 0 0 0 0 0 0 0 0 0 0 0 1 0 0 0 0 1 1 0 0 1&quot;+&quot;1001_0110&quot;," calcext:value-type="string">
            <text:p>1001_0110':"0 0 0 0 0 0 0 0 0 0 0 0 0 0 0 0 1 0 0 1 0 0 \n"+"0 0 0 0 0 0 0 0 0 0 0 0 1 0 0 0 0 1 1 0 0 1"+"1001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0110':"0 0 0 0 0 0 0 0 0 0 0 0 0 0 0 0 1 0 0 1 0 0 \n"+"0 0 0 0 0 0 0 0 0 0 0 0 1 0 0 0 0 1 1 0 0 1"+"1001_0110",</text:p>
          </table:table-cell>
          <table:table-cell table:style-name="ce107" table:formula="of:=CONCATENATE(&quot;'&quot;;LEFT([.AX152];11);&quot; &quot;;LEFT([.AW152];LEN([.AW152])-4);&quot; $ &quot;;RIGHT([.AW152];4);&quot;&quot;;RIGHT([.AX152];LEN([.AX152])-11))" office:value-type="string" office:string-value="'1001_0110': &quot;1 0 1 0 0 1 0 0 0 0 1 0 0 0 0 0 0 0 0 0 0 0  $ \n&quot;+&quot;0 0 0 0 0 0 0 0 0 0 0 0 0 0 0 0 1 0 0 1 0 0 \n&quot;+&quot;0 0 0 0 0 0 0 0 0 0 0 0 1 0 0 0 0 1 1 0 0 1&quot;+&quot;1001_0110&quot;," calcext:value-type="string">
            <text:p>'1001_0110': "1 0 1 0 0 1 0 0 0 0 1 0 0 0 0 0 0 0 0 0 0 0 <text:s/>$ \n"+"0 0 0 0 0 0 0 0 0 0 0 0 0 0 0 0 1 0 0 1 0 0 \n"+"0 0 0 0 0 0 0 0 0 0 0 0 1 0 0 0 0 1 1 0 0 1"+"1001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0111':"0 0 0 0 0 0 0 0 0 0 0 0 0 0 0 0 1 0 0 1 0 0 \n"+"0 0 0 0 0 0 0 0 0 0 0 0 1 0 0 0 0 1 1 0 0 1",</text:p>
          </table:table-cell>
          <table:table-cell table:style-name="ce107" table:formula="of:=LEFT([.AS153];9)" office:value-type="string" office:string-value="1001_0111" calcext:value-type="string">
            <text:p>1001_0111</text:p>
          </table:table-cell>
          <table:table-cell table:style-name="ce107" table:formula="of:=LEFT([.AS153];LEN([.AS153])-1)" office:value-type="string" office:string-value="1001_0111':&quot;0 0 0 0 0 0 0 0 0 0 0 0 0 0 0 0 1 0 0 1 0 0 \n&quot;+&quot;0 0 0 0 0 0 0 0 0 0 0 0 1 0 0 0 0 1 1 0 0 1&quot;" calcext:value-type="string">
            <text:p>1001_0111':"0 0 0 0 0 0 0 0 0 0 0 0 0 0 0 0 1 0 0 1 0 0 \n"+"0 0 0 0 0 0 0 0 0 0 0 0 1 0 0 0 0 1 1 0 0 1"</text:p>
          </table:table-cell>
          <table:table-cell table:style-name="ce107" table:formula="of:=CONCATENATE([.AU153];&quot;+&quot;;&quot;&quot;&quot;&quot;;[.AT153];&quot;&quot;&quot;&quot;;&quot;,&quot;)" office:value-type="string" office:string-value="1001_0111':&quot;0 0 0 0 0 0 0 0 0 0 0 0 0 0 0 0 1 0 0 1 0 0 \n&quot;+&quot;0 0 0 0 0 0 0 0 0 0 0 0 1 0 0 0 0 1 1 0 0 1&quot;+&quot;1001_0111&quot;," calcext:value-type="string">
            <text:p>1001_0111':"0 0 0 0 0 0 0 0 0 0 0 0 0 0 0 0 1 0 0 1 0 0 \n"+"0 0 0 0 0 0 0 0 0 0 0 0 1 0 0 0 0 1 1 0 0 1"+"1001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0111':"0 0 0 0 0 0 0 0 0 0 0 0 0 0 0 0 1 0 0 1 0 0 \n"+"0 0 0 0 0 0 0 0 0 0 0 0 1 0 0 0 0 1 1 0 0 1"+"1001_0111",</text:p>
          </table:table-cell>
          <table:table-cell table:style-name="ce107" table:formula="of:=CONCATENATE(&quot;'&quot;;LEFT([.AX153];11);&quot; &quot;;LEFT([.AW153];LEN([.AW153])-4);&quot; $ &quot;;RIGHT([.AW153];4);&quot;&quot;;RIGHT([.AX153];LEN([.AX153])-11))" office:value-type="string" office:string-value="'1001_0111': &quot;1 0 1 0 0 1 0 0 0 0 1 0 0 0 0 0 0 0 0 0 0 0  $ \n&quot;+&quot;0 0 0 0 0 0 0 0 0 0 0 0 0 0 0 0 1 0 0 1 0 0 \n&quot;+&quot;0 0 0 0 0 0 0 0 0 0 0 0 1 0 0 0 0 1 1 0 0 1&quot;+&quot;1001_0111&quot;," calcext:value-type="string">
            <text:p>'1001_0111': "1 0 1 0 0 1 0 0 0 0 1 0 0 0 0 0 0 0 0 0 0 0 <text:s/>$ \n"+"0 0 0 0 0 0 0 0 0 0 0 0 0 0 0 0 1 0 0 1 0 0 \n"+"0 0 0 0 0 0 0 0 0 0 0 0 1 0 0 0 0 1 1 0 0 1"+"1001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1000':"0 0 0 0 0 0 0 0 0 0 0 0 0 0 0 0 1 0 0 0 0 1 \n"+"1 0 1 0 0 1 0 0 0 0 0 0 1 0 0 0 0 1 0 0 1 0",</text:p>
          </table:table-cell>
          <table:table-cell table:style-name="ce107" table:formula="of:=LEFT([.AS154];9)" office:value-type="string" office:string-value="1001_1000" calcext:value-type="string">
            <text:p>1001_1000</text:p>
          </table:table-cell>
          <table:table-cell table:style-name="ce107" table:formula="of:=LEFT([.AS154];LEN([.AS154])-1)" office:value-type="string" office:string-value="1001_1000':&quot;0 0 0 0 0 0 0 0 0 0 0 0 0 0 0 0 1 0 0 0 0 1 \n&quot;+&quot;1 0 1 0 0 1 0 0 0 0 0 0 1 0 0 0 0 1 0 0 1 0&quot;" calcext:value-type="string">
            <text:p>1001_1000':"0 0 0 0 0 0 0 0 0 0 0 0 0 0 0 0 1 0 0 0 0 1 \n"+"1 0 1 0 0 1 0 0 0 0 0 0 1 0 0 0 0 1 0 0 1 0"</text:p>
          </table:table-cell>
          <table:table-cell table:style-name="ce107" table:formula="of:=CONCATENATE([.AU154];&quot;+&quot;;&quot;&quot;&quot;&quot;;[.AT154];&quot;&quot;&quot;&quot;;&quot;,&quot;)" office:value-type="string" office:string-value="1001_1000':&quot;0 0 0 0 0 0 0 0 0 0 0 0 0 0 0 0 1 0 0 0 0 1 \n&quot;+&quot;1 0 1 0 0 1 0 0 0 0 0 0 1 0 0 0 0 1 0 0 1 0&quot;+&quot;1001_1000&quot;," calcext:value-type="string">
            <text:p>1001_1000':"0 0 0 0 0 0 0 0 0 0 0 0 0 0 0 0 1 0 0 0 0 1 \n"+"1 0 1 0 0 1 0 0 0 0 0 0 1 0 0 0 0 1 0 0 1 0"+"1001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1000':"0 0 0 0 0 0 0 0 0 0 0 0 0 0 0 0 1 0 0 0 0 1 \n"+"1 0 1 0 0 1 0 0 0 0 0 0 1 0 0 0 0 1 0 0 1 0"+"1001_1000",</text:p>
          </table:table-cell>
          <table:table-cell table:style-name="ce107" table:formula="of:=CONCATENATE(&quot;'&quot;;LEFT([.AX154];11);&quot; &quot;;LEFT([.AW154];LEN([.AW154])-4);&quot; $ &quot;;RIGHT([.AW154];4);&quot;&quot;;RIGHT([.AX154];LEN([.AX154])-11))" office:value-type="string" office:string-value="'1001_1000': &quot;1 0 1 0 0 1 0 0 0 0 1 0 0 0 0 0 0 0 0 0 0 0  $ \n&quot;+&quot;0 0 0 0 0 0 0 0 0 0 0 0 0 0 0 0 1 0 0 0 0 1 \n&quot;+&quot;1 0 1 0 0 1 0 0 0 0 0 0 1 0 0 0 0 1 0 0 1 0&quot;+&quot;1001_1000&quot;," calcext:value-type="string">
            <text:p>'1001_1000': "1 0 1 0 0 1 0 0 0 0 1 0 0 0 0 0 0 0 0 0 0 0 <text:s/>$ \n"+"0 0 0 0 0 0 0 0 0 0 0 0 0 0 0 0 1 0 0 0 0 1 \n"+"1 0 1 0 0 1 0 0 0 0 0 0 1 0 0 0 0 1 0 0 1 0"+"1001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1001':"0 0 0 0 0 0 0 0 0 0 0 0 0 0 0 0 1 0 0 0 0 1 \n"+"1 0 1 0 0 1 0 0 0 0 0 0 1 0 0 0 0 1 0 0 1 0",</text:p>
          </table:table-cell>
          <table:table-cell table:style-name="ce107" table:formula="of:=LEFT([.AS155];9)" office:value-type="string" office:string-value="1001_1001" calcext:value-type="string">
            <text:p>1001_1001</text:p>
          </table:table-cell>
          <table:table-cell table:style-name="ce107" table:formula="of:=LEFT([.AS155];LEN([.AS155])-1)" office:value-type="string" office:string-value="1001_1001':&quot;0 0 0 0 0 0 0 0 0 0 0 0 0 0 0 0 1 0 0 0 0 1 \n&quot;+&quot;1 0 1 0 0 1 0 0 0 0 0 0 1 0 0 0 0 1 0 0 1 0&quot;" calcext:value-type="string">
            <text:p>1001_1001':"0 0 0 0 0 0 0 0 0 0 0 0 0 0 0 0 1 0 0 0 0 1 \n"+"1 0 1 0 0 1 0 0 0 0 0 0 1 0 0 0 0 1 0 0 1 0"</text:p>
          </table:table-cell>
          <table:table-cell table:style-name="ce107" table:formula="of:=CONCATENATE([.AU155];&quot;+&quot;;&quot;&quot;&quot;&quot;;[.AT155];&quot;&quot;&quot;&quot;;&quot;,&quot;)" office:value-type="string" office:string-value="1001_1001':&quot;0 0 0 0 0 0 0 0 0 0 0 0 0 0 0 0 1 0 0 0 0 1 \n&quot;+&quot;1 0 1 0 0 1 0 0 0 0 0 0 1 0 0 0 0 1 0 0 1 0&quot;+&quot;1001_1001&quot;," calcext:value-type="string">
            <text:p>1001_1001':"0 0 0 0 0 0 0 0 0 0 0 0 0 0 0 0 1 0 0 0 0 1 \n"+"1 0 1 0 0 1 0 0 0 0 0 0 1 0 0 0 0 1 0 0 1 0"+"1001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1001':"0 0 0 0 0 0 0 0 0 0 0 0 0 0 0 0 1 0 0 0 0 1 \n"+"1 0 1 0 0 1 0 0 0 0 0 0 1 0 0 0 0 1 0 0 1 0"+"1001_1001",</text:p>
          </table:table-cell>
          <table:table-cell table:style-name="ce107" table:formula="of:=CONCATENATE(&quot;'&quot;;LEFT([.AX155];11);&quot; &quot;;LEFT([.AW155];LEN([.AW155])-4);&quot; $ &quot;;RIGHT([.AW155];4);&quot;&quot;;RIGHT([.AX155];LEN([.AX155])-11))" office:value-type="string" office:string-value="'1001_1001': &quot;1 0 1 0 0 1 0 0 0 0 1 0 0 0 0 0 0 0 0 0 0 0  $ \n&quot;+&quot;0 0 0 0 0 0 0 0 0 0 0 0 0 0 0 0 1 0 0 0 0 1 \n&quot;+&quot;1 0 1 0 0 1 0 0 0 0 0 0 1 0 0 0 0 1 0 0 1 0&quot;+&quot;1001_1001&quot;," calcext:value-type="string">
            <text:p>'1001_1001': "1 0 1 0 0 1 0 0 0 0 1 0 0 0 0 0 0 0 0 0 0 0 <text:s/>$ \n"+"0 0 0 0 0 0 0 0 0 0 0 0 0 0 0 0 1 0 0 0 0 1 \n"+"1 0 1 0 0 1 0 0 0 0 0 0 1 0 0 0 0 1 0 0 1 0"+"1001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1010':"0 0 0 0 0 0 0 0 0 0 0 0 0 0 0 0 1 0 0 0 0 1 \n"+"1 0 1 0 0 1 0 0 0 0 0 0 1 0 0 0 0 1 0 0 1 0",</text:p>
          </table:table-cell>
          <table:table-cell table:style-name="ce107" table:formula="of:=LEFT([.AS156];9)" office:value-type="string" office:string-value="1001_1010" calcext:value-type="string">
            <text:p>1001_1010</text:p>
          </table:table-cell>
          <table:table-cell table:style-name="ce107" table:formula="of:=LEFT([.AS156];LEN([.AS156])-1)" office:value-type="string" office:string-value="1001_1010':&quot;0 0 0 0 0 0 0 0 0 0 0 0 0 0 0 0 1 0 0 0 0 1 \n&quot;+&quot;1 0 1 0 0 1 0 0 0 0 0 0 1 0 0 0 0 1 0 0 1 0&quot;" calcext:value-type="string">
            <text:p>1001_1010':"0 0 0 0 0 0 0 0 0 0 0 0 0 0 0 0 1 0 0 0 0 1 \n"+"1 0 1 0 0 1 0 0 0 0 0 0 1 0 0 0 0 1 0 0 1 0"</text:p>
          </table:table-cell>
          <table:table-cell table:style-name="ce107" table:formula="of:=CONCATENATE([.AU156];&quot;+&quot;;&quot;&quot;&quot;&quot;;[.AT156];&quot;&quot;&quot;&quot;;&quot;,&quot;)" office:value-type="string" office:string-value="1001_1010':&quot;0 0 0 0 0 0 0 0 0 0 0 0 0 0 0 0 1 0 0 0 0 1 \n&quot;+&quot;1 0 1 0 0 1 0 0 0 0 0 0 1 0 0 0 0 1 0 0 1 0&quot;+&quot;1001_1010&quot;," calcext:value-type="string">
            <text:p>1001_1010':"0 0 0 0 0 0 0 0 0 0 0 0 0 0 0 0 1 0 0 0 0 1 \n"+"1 0 1 0 0 1 0 0 0 0 0 0 1 0 0 0 0 1 0 0 1 0"+"1001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1010':"0 0 0 0 0 0 0 0 0 0 0 0 0 0 0 0 1 0 0 0 0 1 \n"+"1 0 1 0 0 1 0 0 0 0 0 0 1 0 0 0 0 1 0 0 1 0"+"1001_1010",</text:p>
          </table:table-cell>
          <table:table-cell table:style-name="ce107" table:formula="of:=CONCATENATE(&quot;'&quot;;LEFT([.AX156];11);&quot; &quot;;LEFT([.AW156];LEN([.AW156])-4);&quot; $ &quot;;RIGHT([.AW156];4);&quot;&quot;;RIGHT([.AX156];LEN([.AX156])-11))" office:value-type="string" office:string-value="'1001_1010': &quot;1 0 1 0 0 1 0 0 0 0 1 0 0 0 0 0 0 0 0 0 0 0  $ \n&quot;+&quot;0 0 0 0 0 0 0 0 0 0 0 0 0 0 0 0 1 0 0 0 0 1 \n&quot;+&quot;1 0 1 0 0 1 0 0 0 0 0 0 1 0 0 0 0 1 0 0 1 0&quot;+&quot;1001_1010&quot;," calcext:value-type="string">
            <text:p>'1001_1010': "1 0 1 0 0 1 0 0 0 0 1 0 0 0 0 0 0 0 0 0 0 0 <text:s/>$ \n"+"0 0 0 0 0 0 0 0 0 0 0 0 0 0 0 0 1 0 0 0 0 1 \n"+"1 0 1 0 0 1 0 0 0 0 0 0 1 0 0 0 0 1 0 0 1 0"+"1001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1011':"0 0 0 0 0 0 0 0 0 0 0 0 0 0 0 0 1 0 0 0 0 1 \n"+"1 0 1 0 0 1 0 0 0 0 0 0 1 0 0 0 0 1 0 0 1 0",</text:p>
          </table:table-cell>
          <table:table-cell table:style-name="ce107" table:formula="of:=LEFT([.AS157];9)" office:value-type="string" office:string-value="1001_1011" calcext:value-type="string">
            <text:p>1001_1011</text:p>
          </table:table-cell>
          <table:table-cell table:style-name="ce107" table:formula="of:=LEFT([.AS157];LEN([.AS157])-1)" office:value-type="string" office:string-value="1001_1011':&quot;0 0 0 0 0 0 0 0 0 0 0 0 0 0 0 0 1 0 0 0 0 1 \n&quot;+&quot;1 0 1 0 0 1 0 0 0 0 0 0 1 0 0 0 0 1 0 0 1 0&quot;" calcext:value-type="string">
            <text:p>1001_1011':"0 0 0 0 0 0 0 0 0 0 0 0 0 0 0 0 1 0 0 0 0 1 \n"+"1 0 1 0 0 1 0 0 0 0 0 0 1 0 0 0 0 1 0 0 1 0"</text:p>
          </table:table-cell>
          <table:table-cell table:style-name="ce107" table:formula="of:=CONCATENATE([.AU157];&quot;+&quot;;&quot;&quot;&quot;&quot;;[.AT157];&quot;&quot;&quot;&quot;;&quot;,&quot;)" office:value-type="string" office:string-value="1001_1011':&quot;0 0 0 0 0 0 0 0 0 0 0 0 0 0 0 0 1 0 0 0 0 1 \n&quot;+&quot;1 0 1 0 0 1 0 0 0 0 0 0 1 0 0 0 0 1 0 0 1 0&quot;+&quot;1001_1011&quot;," calcext:value-type="string">
            <text:p>1001_1011':"0 0 0 0 0 0 0 0 0 0 0 0 0 0 0 0 1 0 0 0 0 1 \n"+"1 0 1 0 0 1 0 0 0 0 0 0 1 0 0 0 0 1 0 0 1 0"+"1001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1011':"0 0 0 0 0 0 0 0 0 0 0 0 0 0 0 0 1 0 0 0 0 1 \n"+"1 0 1 0 0 1 0 0 0 0 0 0 1 0 0 0 0 1 0 0 1 0"+"1001_1011",</text:p>
          </table:table-cell>
          <table:table-cell table:style-name="ce107" table:formula="of:=CONCATENATE(&quot;'&quot;;LEFT([.AX157];11);&quot; &quot;;LEFT([.AW157];LEN([.AW157])-4);&quot; $ &quot;;RIGHT([.AW157];4);&quot;&quot;;RIGHT([.AX157];LEN([.AX157])-11))" office:value-type="string" office:string-value="'1001_1011': &quot;1 0 1 0 0 1 0 0 0 0 1 0 0 0 0 0 0 0 0 0 0 0  $ \n&quot;+&quot;0 0 0 0 0 0 0 0 0 0 0 0 0 0 0 0 1 0 0 0 0 1 \n&quot;+&quot;1 0 1 0 0 1 0 0 0 0 0 0 1 0 0 0 0 1 0 0 1 0&quot;+&quot;1001_1011&quot;," calcext:value-type="string">
            <text:p>'1001_1011': "1 0 1 0 0 1 0 0 0 0 1 0 0 0 0 0 0 0 0 0 0 0 <text:s/>$ \n"+"0 0 0 0 0 0 0 0 0 0 0 0 0 0 0 0 1 0 0 0 0 1 \n"+"1 0 1 0 0 1 0 0 0 0 0 0 1 0 0 0 0 1 0 0 1 0"+"1001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1100':"0 0 0 0 0 0 0 0 0 0 0 0 0 0 0 0 1 0 0 0 0 1 \n"+"1 0 1 0 0 1 0 0 0 0 0 0 1 0 0 0 0 1 0 0 1 0",</text:p>
          </table:table-cell>
          <table:table-cell table:style-name="ce107" table:formula="of:=LEFT([.AS158];9)" office:value-type="string" office:string-value="1001_1100" calcext:value-type="string">
            <text:p>1001_1100</text:p>
          </table:table-cell>
          <table:table-cell table:style-name="ce107" table:formula="of:=LEFT([.AS158];LEN([.AS158])-1)" office:value-type="string" office:string-value="1001_1100':&quot;0 0 0 0 0 0 0 0 0 0 0 0 0 0 0 0 1 0 0 0 0 1 \n&quot;+&quot;1 0 1 0 0 1 0 0 0 0 0 0 1 0 0 0 0 1 0 0 1 0&quot;" calcext:value-type="string">
            <text:p>1001_1100':"0 0 0 0 0 0 0 0 0 0 0 0 0 0 0 0 1 0 0 0 0 1 \n"+"1 0 1 0 0 1 0 0 0 0 0 0 1 0 0 0 0 1 0 0 1 0"</text:p>
          </table:table-cell>
          <table:table-cell table:style-name="ce107" table:formula="of:=CONCATENATE([.AU158];&quot;+&quot;;&quot;&quot;&quot;&quot;;[.AT158];&quot;&quot;&quot;&quot;;&quot;,&quot;)" office:value-type="string" office:string-value="1001_1100':&quot;0 0 0 0 0 0 0 0 0 0 0 0 0 0 0 0 1 0 0 0 0 1 \n&quot;+&quot;1 0 1 0 0 1 0 0 0 0 0 0 1 0 0 0 0 1 0 0 1 0&quot;+&quot;1001_1100&quot;," calcext:value-type="string">
            <text:p>1001_1100':"0 0 0 0 0 0 0 0 0 0 0 0 0 0 0 0 1 0 0 0 0 1 \n"+"1 0 1 0 0 1 0 0 0 0 0 0 1 0 0 0 0 1 0 0 1 0"+"1001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1100':"0 0 0 0 0 0 0 0 0 0 0 0 0 0 0 0 1 0 0 0 0 1 \n"+"1 0 1 0 0 1 0 0 0 0 0 0 1 0 0 0 0 1 0 0 1 0"+"1001_1100",</text:p>
          </table:table-cell>
          <table:table-cell table:style-name="ce107" table:formula="of:=CONCATENATE(&quot;'&quot;;LEFT([.AX158];11);&quot; &quot;;LEFT([.AW158];LEN([.AW158])-4);&quot; $ &quot;;RIGHT([.AW158];4);&quot;&quot;;RIGHT([.AX158];LEN([.AX158])-11))" office:value-type="string" office:string-value="'1001_1100': &quot;1 0 1 0 0 1 0 0 0 0 1 0 0 0 0 0 0 0 0 0 0 0  $ \n&quot;+&quot;0 0 0 0 0 0 0 0 0 0 0 0 0 0 0 0 1 0 0 0 0 1 \n&quot;+&quot;1 0 1 0 0 1 0 0 0 0 0 0 1 0 0 0 0 1 0 0 1 0&quot;+&quot;1001_1100&quot;," calcext:value-type="string">
            <text:p>'1001_1100': "1 0 1 0 0 1 0 0 0 0 1 0 0 0 0 0 0 0 0 0 0 0 <text:s/>$ \n"+"0 0 0 0 0 0 0 0 0 0 0 0 0 0 0 0 1 0 0 0 0 1 \n"+"1 0 1 0 0 1 0 0 0 0 0 0 1 0 0 0 0 1 0 0 1 0"+"1001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1101':"0 0 0 0 0 0 0 0 0 0 0 0 0 0 0 0 1 0 0 0 0 1 \n"+"1 0 1 0 0 1 0 0 0 0 0 0 1 0 0 0 0 1 0 0 1 0",</text:p>
          </table:table-cell>
          <table:table-cell table:style-name="ce107" table:formula="of:=LEFT([.AS159];9)" office:value-type="string" office:string-value="1001_1101" calcext:value-type="string">
            <text:p>1001_1101</text:p>
          </table:table-cell>
          <table:table-cell table:style-name="ce107" table:formula="of:=LEFT([.AS159];LEN([.AS159])-1)" office:value-type="string" office:string-value="1001_1101':&quot;0 0 0 0 0 0 0 0 0 0 0 0 0 0 0 0 1 0 0 0 0 1 \n&quot;+&quot;1 0 1 0 0 1 0 0 0 0 0 0 1 0 0 0 0 1 0 0 1 0&quot;" calcext:value-type="string">
            <text:p>1001_1101':"0 0 0 0 0 0 0 0 0 0 0 0 0 0 0 0 1 0 0 0 0 1 \n"+"1 0 1 0 0 1 0 0 0 0 0 0 1 0 0 0 0 1 0 0 1 0"</text:p>
          </table:table-cell>
          <table:table-cell table:style-name="ce107" table:formula="of:=CONCATENATE([.AU159];&quot;+&quot;;&quot;&quot;&quot;&quot;;[.AT159];&quot;&quot;&quot;&quot;;&quot;,&quot;)" office:value-type="string" office:string-value="1001_1101':&quot;0 0 0 0 0 0 0 0 0 0 0 0 0 0 0 0 1 0 0 0 0 1 \n&quot;+&quot;1 0 1 0 0 1 0 0 0 0 0 0 1 0 0 0 0 1 0 0 1 0&quot;+&quot;1001_1101&quot;," calcext:value-type="string">
            <text:p>1001_1101':"0 0 0 0 0 0 0 0 0 0 0 0 0 0 0 0 1 0 0 0 0 1 \n"+"1 0 1 0 0 1 0 0 0 0 0 0 1 0 0 0 0 1 0 0 1 0"+"1001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1101':"0 0 0 0 0 0 0 0 0 0 0 0 0 0 0 0 1 0 0 0 0 1 \n"+"1 0 1 0 0 1 0 0 0 0 0 0 1 0 0 0 0 1 0 0 1 0"+"1001_1101",</text:p>
          </table:table-cell>
          <table:table-cell table:style-name="ce107" table:formula="of:=CONCATENATE(&quot;'&quot;;LEFT([.AX159];11);&quot; &quot;;LEFT([.AW159];LEN([.AW159])-4);&quot; $ &quot;;RIGHT([.AW159];4);&quot;&quot;;RIGHT([.AX159];LEN([.AX159])-11))" office:value-type="string" office:string-value="'1001_1101': &quot;1 0 1 0 0 1 0 0 0 0 1 0 0 0 0 0 0 0 0 0 0 0  $ \n&quot;+&quot;0 0 0 0 0 0 0 0 0 0 0 0 0 0 0 0 1 0 0 0 0 1 \n&quot;+&quot;1 0 1 0 0 1 0 0 0 0 0 0 1 0 0 0 0 1 0 0 1 0&quot;+&quot;1001_1101&quot;," calcext:value-type="string">
            <text:p>'1001_1101': "1 0 1 0 0 1 0 0 0 0 1 0 0 0 0 0 0 0 0 0 0 0 <text:s/>$ \n"+"0 0 0 0 0 0 0 0 0 0 0 0 0 0 0 0 1 0 0 0 0 1 \n"+"1 0 1 0 0 1 0 0 0 0 0 0 1 0 0 0 0 1 0 0 1 0"+"1001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1110':"0 0 0 0 0 0 0 0 0 0 0 0 0 0 0 0 1 0 0 0 0 1 \n"+"1 0 1 0 0 1 0 0 0 0 0 0 1 0 0 0 0 1 0 0 1 0",</text:p>
          </table:table-cell>
          <table:table-cell table:style-name="ce107" table:formula="of:=LEFT([.AS160];9)" office:value-type="string" office:string-value="1001_1110" calcext:value-type="string">
            <text:p>1001_1110</text:p>
          </table:table-cell>
          <table:table-cell table:style-name="ce107" table:formula="of:=LEFT([.AS160];LEN([.AS160])-1)" office:value-type="string" office:string-value="1001_1110':&quot;0 0 0 0 0 0 0 0 0 0 0 0 0 0 0 0 1 0 0 0 0 1 \n&quot;+&quot;1 0 1 0 0 1 0 0 0 0 0 0 1 0 0 0 0 1 0 0 1 0&quot;" calcext:value-type="string">
            <text:p>1001_1110':"0 0 0 0 0 0 0 0 0 0 0 0 0 0 0 0 1 0 0 0 0 1 \n"+"1 0 1 0 0 1 0 0 0 0 0 0 1 0 0 0 0 1 0 0 1 0"</text:p>
          </table:table-cell>
          <table:table-cell table:style-name="ce107" table:formula="of:=CONCATENATE([.AU160];&quot;+&quot;;&quot;&quot;&quot;&quot;;[.AT160];&quot;&quot;&quot;&quot;;&quot;,&quot;)" office:value-type="string" office:string-value="1001_1110':&quot;0 0 0 0 0 0 0 0 0 0 0 0 0 0 0 0 1 0 0 0 0 1 \n&quot;+&quot;1 0 1 0 0 1 0 0 0 0 0 0 1 0 0 0 0 1 0 0 1 0&quot;+&quot;1001_1110&quot;," calcext:value-type="string">
            <text:p>1001_1110':"0 0 0 0 0 0 0 0 0 0 0 0 0 0 0 0 1 0 0 0 0 1 \n"+"1 0 1 0 0 1 0 0 0 0 0 0 1 0 0 0 0 1 0 0 1 0"+"1001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1110':"0 0 0 0 0 0 0 0 0 0 0 0 0 0 0 0 1 0 0 0 0 1 \n"+"1 0 1 0 0 1 0 0 0 0 0 0 1 0 0 0 0 1 0 0 1 0"+"1001_1110",</text:p>
          </table:table-cell>
          <table:table-cell table:style-name="ce107" table:formula="of:=CONCATENATE(&quot;'&quot;;LEFT([.AX160];11);&quot; &quot;;LEFT([.AW160];LEN([.AW160])-4);&quot; $ &quot;;RIGHT([.AW160];4);&quot;&quot;;RIGHT([.AX160];LEN([.AX160])-11))" office:value-type="string" office:string-value="'1001_1110': &quot;1 0 1 0 0 1 0 0 0 0 1 0 0 0 0 0 0 0 0 0 0 0  $ \n&quot;+&quot;0 0 0 0 0 0 0 0 0 0 0 0 0 0 0 0 1 0 0 0 0 1 \n&quot;+&quot;1 0 1 0 0 1 0 0 0 0 0 0 1 0 0 0 0 1 0 0 1 0&quot;+&quot;1001_1110&quot;," calcext:value-type="string">
            <text:p>'1001_1110': "1 0 1 0 0 1 0 0 0 0 1 0 0 0 0 0 0 0 0 0 0 0 <text:s/>$ \n"+"0 0 0 0 0 0 0 0 0 0 0 0 0 0 0 0 1 0 0 0 0 1 \n"+"1 0 1 0 0 1 0 0 0 0 0 0 1 0 0 0 0 1 0 0 1 0"+"1001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01_1111':"0 0 0 0 0 0 0 0 0 0 0 0 0 0 0 0 1 0 0 0 0 1 \n"+"1 0 1 0 0 1 0 0 0 0 0 0 1 0 0 0 0 1 0 0 1 0",</text:p>
          </table:table-cell>
          <table:table-cell table:style-name="ce107" table:formula="of:=LEFT([.AS161];9)" office:value-type="string" office:string-value="1001_1111" calcext:value-type="string">
            <text:p>1001_1111</text:p>
          </table:table-cell>
          <table:table-cell table:style-name="ce107" table:formula="of:=LEFT([.AS161];LEN([.AS161])-1)" office:value-type="string" office:string-value="1001_1111':&quot;0 0 0 0 0 0 0 0 0 0 0 0 0 0 0 0 1 0 0 0 0 1 \n&quot;+&quot;1 0 1 0 0 1 0 0 0 0 0 0 1 0 0 0 0 1 0 0 1 0&quot;" calcext:value-type="string">
            <text:p>1001_1111':"0 0 0 0 0 0 0 0 0 0 0 0 0 0 0 0 1 0 0 0 0 1 \n"+"1 0 1 0 0 1 0 0 0 0 0 0 1 0 0 0 0 1 0 0 1 0"</text:p>
          </table:table-cell>
          <table:table-cell table:style-name="ce107" table:formula="of:=CONCATENATE([.AU161];&quot;+&quot;;&quot;&quot;&quot;&quot;;[.AT161];&quot;&quot;&quot;&quot;;&quot;,&quot;)" office:value-type="string" office:string-value="1001_1111':&quot;0 0 0 0 0 0 0 0 0 0 0 0 0 0 0 0 1 0 0 0 0 1 \n&quot;+&quot;1 0 1 0 0 1 0 0 0 0 0 0 1 0 0 0 0 1 0 0 1 0&quot;+&quot;1001_1111&quot;," calcext:value-type="string">
            <text:p>1001_1111':"0 0 0 0 0 0 0 0 0 0 0 0 0 0 0 0 1 0 0 0 0 1 \n"+"1 0 1 0 0 1 0 0 0 0 0 0 1 0 0 0 0 1 0 0 1 0"+"1001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01_1111':"0 0 0 0 0 0 0 0 0 0 0 0 0 0 0 0 1 0 0 0 0 1 \n"+"1 0 1 0 0 1 0 0 0 0 0 0 1 0 0 0 0 1 0 0 1 0"+"1001_1111",</text:p>
          </table:table-cell>
          <table:table-cell table:style-name="ce107" table:formula="of:=CONCATENATE(&quot;'&quot;;LEFT([.AX161];11);&quot; &quot;;LEFT([.AW161];LEN([.AW161])-4);&quot; $ &quot;;RIGHT([.AW161];4);&quot;&quot;;RIGHT([.AX161];LEN([.AX161])-11))" office:value-type="string" office:string-value="'1001_1111': &quot;1 0 1 0 0 1 0 0 0 0 1 0 0 0 0 0 0 0 0 0 0 0  $ \n&quot;+&quot;0 0 0 0 0 0 0 0 0 0 0 0 0 0 0 0 1 0 0 0 0 1 \n&quot;+&quot;1 0 1 0 0 1 0 0 0 0 0 0 1 0 0 0 0 1 0 0 1 0&quot;+&quot;1001_1111&quot;," calcext:value-type="string">
            <text:p>'1001_1111': "1 0 1 0 0 1 0 0 0 0 1 0 0 0 0 0 0 0 0 0 0 0 <text:s/>$ \n"+"0 0 0 0 0 0 0 0 0 0 0 0 0 0 0 0 1 0 0 0 0 1 \n"+"1 0 1 0 0 1 0 0 0 0 0 0 1 0 0 0 0 1 0 0 1 0"+"1001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0000':"0 0 0 0 0 0 0 0 0 0 0 0 0 0 0 0 1 0 0 1 0 0 \n"+"0 0 0 0 0 0 0 0 0 0 0 0 1 0 0 0 0 1 1 0 0 1",</text:p>
          </table:table-cell>
          <table:table-cell table:style-name="ce107" table:formula="of:=LEFT([.AS162];9)" office:value-type="string" office:string-value="1010_0000" calcext:value-type="string">
            <text:p>1010_0000</text:p>
          </table:table-cell>
          <table:table-cell table:style-name="ce107" table:formula="of:=LEFT([.AS162];LEN([.AS162])-1)" office:value-type="string" office:string-value="1010_0000':&quot;0 0 0 0 0 0 0 0 0 0 0 0 0 0 0 0 1 0 0 1 0 0 \n&quot;+&quot;0 0 0 0 0 0 0 0 0 0 0 0 1 0 0 0 0 1 1 0 0 1&quot;" calcext:value-type="string">
            <text:p>1010_0000':"0 0 0 0 0 0 0 0 0 0 0 0 0 0 0 0 1 0 0 1 0 0 \n"+"0 0 0 0 0 0 0 0 0 0 0 0 1 0 0 0 0 1 1 0 0 1"</text:p>
          </table:table-cell>
          <table:table-cell table:style-name="ce107" table:formula="of:=CONCATENATE([.AU162];&quot;+&quot;;&quot;&quot;&quot;&quot;;[.AT162];&quot;&quot;&quot;&quot;;&quot;,&quot;)" office:value-type="string" office:string-value="1010_0000':&quot;0 0 0 0 0 0 0 0 0 0 0 0 0 0 0 0 1 0 0 1 0 0 \n&quot;+&quot;0 0 0 0 0 0 0 0 0 0 0 0 1 0 0 0 0 1 1 0 0 1&quot;+&quot;1010_0000&quot;," calcext:value-type="string">
            <text:p>1010_0000':"0 0 0 0 0 0 0 0 0 0 0 0 0 0 0 0 1 0 0 1 0 0 \n"+"0 0 0 0 0 0 0 0 0 0 0 0 1 0 0 0 0 1 1 0 0 1"+"1010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0000':"0 0 0 0 0 0 0 0 0 0 0 0 0 0 0 0 1 0 0 1 0 0 \n"+"0 0 0 0 0 0 0 0 0 0 0 0 1 0 0 0 0 1 1 0 0 1"+"1010_0000",</text:p>
          </table:table-cell>
          <table:table-cell table:style-name="ce107" table:formula="of:=CONCATENATE(&quot;'&quot;;LEFT([.AX162];11);&quot; &quot;;LEFT([.AW162];LEN([.AW162])-4);&quot; $ &quot;;RIGHT([.AW162];4);&quot;&quot;;RIGHT([.AX162];LEN([.AX162])-11))" office:value-type="string" office:string-value="'1010_0000': &quot;1 0 1 0 0 1 0 0 0 0 1 0 0 0 0 0 0 0 0 0 0 0  $ \n&quot;+&quot;0 0 0 0 0 0 0 0 0 0 0 0 0 0 0 0 1 0 0 1 0 0 \n&quot;+&quot;0 0 0 0 0 0 0 0 0 0 0 0 1 0 0 0 0 1 1 0 0 1&quot;+&quot;1010_0000&quot;," calcext:value-type="string">
            <text:p>'1010_0000': "1 0 1 0 0 1 0 0 0 0 1 0 0 0 0 0 0 0 0 0 0 0 <text:s/>$ \n"+"0 0 0 0 0 0 0 0 0 0 0 0 0 0 0 0 1 0 0 1 0 0 \n"+"0 0 0 0 0 0 0 0 0 0 0 0 1 0 0 0 0 1 1 0 0 1"+"1010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0001':"0 0 0 0 0 0 0 0 0 0 0 0 0 0 0 0 1 0 0 1 0 0 \n"+"0 0 0 0 0 0 0 0 0 0 0 0 1 0 0 0 0 1 1 0 0 1",</text:p>
          </table:table-cell>
          <table:table-cell table:style-name="ce107" table:formula="of:=LEFT([.AS163];9)" office:value-type="string" office:string-value="1010_0001" calcext:value-type="string">
            <text:p>1010_0001</text:p>
          </table:table-cell>
          <table:table-cell table:style-name="ce107" table:formula="of:=LEFT([.AS163];LEN([.AS163])-1)" office:value-type="string" office:string-value="1010_0001':&quot;0 0 0 0 0 0 0 0 0 0 0 0 0 0 0 0 1 0 0 1 0 0 \n&quot;+&quot;0 0 0 0 0 0 0 0 0 0 0 0 1 0 0 0 0 1 1 0 0 1&quot;" calcext:value-type="string">
            <text:p>1010_0001':"0 0 0 0 0 0 0 0 0 0 0 0 0 0 0 0 1 0 0 1 0 0 \n"+"0 0 0 0 0 0 0 0 0 0 0 0 1 0 0 0 0 1 1 0 0 1"</text:p>
          </table:table-cell>
          <table:table-cell table:style-name="ce107" table:formula="of:=CONCATENATE([.AU163];&quot;+&quot;;&quot;&quot;&quot;&quot;;[.AT163];&quot;&quot;&quot;&quot;;&quot;,&quot;)" office:value-type="string" office:string-value="1010_0001':&quot;0 0 0 0 0 0 0 0 0 0 0 0 0 0 0 0 1 0 0 1 0 0 \n&quot;+&quot;0 0 0 0 0 0 0 0 0 0 0 0 1 0 0 0 0 1 1 0 0 1&quot;+&quot;1010_0001&quot;," calcext:value-type="string">
            <text:p>1010_0001':"0 0 0 0 0 0 0 0 0 0 0 0 0 0 0 0 1 0 0 1 0 0 \n"+"0 0 0 0 0 0 0 0 0 0 0 0 1 0 0 0 0 1 1 0 0 1"+"1010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0001':"0 0 0 0 0 0 0 0 0 0 0 0 0 0 0 0 1 0 0 1 0 0 \n"+"0 0 0 0 0 0 0 0 0 0 0 0 1 0 0 0 0 1 1 0 0 1"+"1010_0001",</text:p>
          </table:table-cell>
          <table:table-cell table:style-name="ce107" table:formula="of:=CONCATENATE(&quot;'&quot;;LEFT([.AX163];11);&quot; &quot;;LEFT([.AW163];LEN([.AW163])-4);&quot; $ &quot;;RIGHT([.AW163];4);&quot;&quot;;RIGHT([.AX163];LEN([.AX163])-11))" office:value-type="string" office:string-value="'1010_0001': &quot;1 0 1 0 0 1 0 0 0 0 1 0 0 0 0 0 0 0 0 0 0 0  $ \n&quot;+&quot;0 0 0 0 0 0 0 0 0 0 0 0 0 0 0 0 1 0 0 1 0 0 \n&quot;+&quot;0 0 0 0 0 0 0 0 0 0 0 0 1 0 0 0 0 1 1 0 0 1&quot;+&quot;1010_0001&quot;," calcext:value-type="string">
            <text:p>'1010_0001': "1 0 1 0 0 1 0 0 0 0 1 0 0 0 0 0 0 0 0 0 0 0 <text:s/>$ \n"+"0 0 0 0 0 0 0 0 0 0 0 0 0 0 0 0 1 0 0 1 0 0 \n"+"0 0 0 0 0 0 0 0 0 0 0 0 1 0 0 0 0 1 1 0 0 1"+"1010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0010':"0 0 0 0 0 0 0 0 0 0 0 0 0 0 0 0 1 0 0 1 0 0 \n"+"0 0 0 0 0 0 0 0 0 0 0 0 1 0 0 0 0 1 1 0 0 1",</text:p>
          </table:table-cell>
          <table:table-cell table:style-name="ce107" table:formula="of:=LEFT([.AS164];9)" office:value-type="string" office:string-value="1010_0010" calcext:value-type="string">
            <text:p>1010_0010</text:p>
          </table:table-cell>
          <table:table-cell table:style-name="ce107" table:formula="of:=LEFT([.AS164];LEN([.AS164])-1)" office:value-type="string" office:string-value="1010_0010':&quot;0 0 0 0 0 0 0 0 0 0 0 0 0 0 0 0 1 0 0 1 0 0 \n&quot;+&quot;0 0 0 0 0 0 0 0 0 0 0 0 1 0 0 0 0 1 1 0 0 1&quot;" calcext:value-type="string">
            <text:p>1010_0010':"0 0 0 0 0 0 0 0 0 0 0 0 0 0 0 0 1 0 0 1 0 0 \n"+"0 0 0 0 0 0 0 0 0 0 0 0 1 0 0 0 0 1 1 0 0 1"</text:p>
          </table:table-cell>
          <table:table-cell table:style-name="ce107" table:formula="of:=CONCATENATE([.AU164];&quot;+&quot;;&quot;&quot;&quot;&quot;;[.AT164];&quot;&quot;&quot;&quot;;&quot;,&quot;)" office:value-type="string" office:string-value="1010_0010':&quot;0 0 0 0 0 0 0 0 0 0 0 0 0 0 0 0 1 0 0 1 0 0 \n&quot;+&quot;0 0 0 0 0 0 0 0 0 0 0 0 1 0 0 0 0 1 1 0 0 1&quot;+&quot;1010_0010&quot;," calcext:value-type="string">
            <text:p>1010_0010':"0 0 0 0 0 0 0 0 0 0 0 0 0 0 0 0 1 0 0 1 0 0 \n"+"0 0 0 0 0 0 0 0 0 0 0 0 1 0 0 0 0 1 1 0 0 1"+"1010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0010':"0 0 0 0 0 0 0 0 0 0 0 0 0 0 0 0 1 0 0 1 0 0 \n"+"0 0 0 0 0 0 0 0 0 0 0 0 1 0 0 0 0 1 1 0 0 1"+"1010_0010",</text:p>
          </table:table-cell>
          <table:table-cell table:style-name="ce107" table:formula="of:=CONCATENATE(&quot;'&quot;;LEFT([.AX164];11);&quot; &quot;;LEFT([.AW164];LEN([.AW164])-4);&quot; $ &quot;;RIGHT([.AW164];4);&quot;&quot;;RIGHT([.AX164];LEN([.AX164])-11))" office:value-type="string" office:string-value="'1010_0010': &quot;1 0 1 0 0 1 0 0 0 0 1 0 0 0 0 0 0 0 0 0 0 0  $ \n&quot;+&quot;0 0 0 0 0 0 0 0 0 0 0 0 0 0 0 0 1 0 0 1 0 0 \n&quot;+&quot;0 0 0 0 0 0 0 0 0 0 0 0 1 0 0 0 0 1 1 0 0 1&quot;+&quot;1010_0010&quot;," calcext:value-type="string">
            <text:p>'1010_0010': "1 0 1 0 0 1 0 0 0 0 1 0 0 0 0 0 0 0 0 0 0 0 <text:s/>$ \n"+"0 0 0 0 0 0 0 0 0 0 0 0 0 0 0 0 1 0 0 1 0 0 \n"+"0 0 0 0 0 0 0 0 0 0 0 0 1 0 0 0 0 1 1 0 0 1"+"1010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0011':"0 0 0 0 0 0 0 0 0 0 0 0 0 0 0 0 1 0 0 1 0 0 \n"+"0 0 0 0 0 0 0 0 0 0 0 0 1 0 0 0 0 1 1 0 0 1",</text:p>
          </table:table-cell>
          <table:table-cell table:style-name="ce107" table:formula="of:=LEFT([.AS165];9)" office:value-type="string" office:string-value="1010_0011" calcext:value-type="string">
            <text:p>1010_0011</text:p>
          </table:table-cell>
          <table:table-cell table:style-name="ce107" table:formula="of:=LEFT([.AS165];LEN([.AS165])-1)" office:value-type="string" office:string-value="1010_0011':&quot;0 0 0 0 0 0 0 0 0 0 0 0 0 0 0 0 1 0 0 1 0 0 \n&quot;+&quot;0 0 0 0 0 0 0 0 0 0 0 0 1 0 0 0 0 1 1 0 0 1&quot;" calcext:value-type="string">
            <text:p>1010_0011':"0 0 0 0 0 0 0 0 0 0 0 0 0 0 0 0 1 0 0 1 0 0 \n"+"0 0 0 0 0 0 0 0 0 0 0 0 1 0 0 0 0 1 1 0 0 1"</text:p>
          </table:table-cell>
          <table:table-cell table:style-name="ce107" table:formula="of:=CONCATENATE([.AU165];&quot;+&quot;;&quot;&quot;&quot;&quot;;[.AT165];&quot;&quot;&quot;&quot;;&quot;,&quot;)" office:value-type="string" office:string-value="1010_0011':&quot;0 0 0 0 0 0 0 0 0 0 0 0 0 0 0 0 1 0 0 1 0 0 \n&quot;+&quot;0 0 0 0 0 0 0 0 0 0 0 0 1 0 0 0 0 1 1 0 0 1&quot;+&quot;1010_0011&quot;," calcext:value-type="string">
            <text:p>1010_0011':"0 0 0 0 0 0 0 0 0 0 0 0 0 0 0 0 1 0 0 1 0 0 \n"+"0 0 0 0 0 0 0 0 0 0 0 0 1 0 0 0 0 1 1 0 0 1"+"1010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0011':"0 0 0 0 0 0 0 0 0 0 0 0 0 0 0 0 1 0 0 1 0 0 \n"+"0 0 0 0 0 0 0 0 0 0 0 0 1 0 0 0 0 1 1 0 0 1"+"1010_0011",</text:p>
          </table:table-cell>
          <table:table-cell table:style-name="ce107" table:formula="of:=CONCATENATE(&quot;'&quot;;LEFT([.AX165];11);&quot; &quot;;LEFT([.AW165];LEN([.AW165])-4);&quot; $ &quot;;RIGHT([.AW165];4);&quot;&quot;;RIGHT([.AX165];LEN([.AX165])-11))" office:value-type="string" office:string-value="'1010_0011': &quot;1 0 1 0 0 1 0 0 0 0 1 0 0 0 0 0 0 0 0 0 0 0  $ \n&quot;+&quot;0 0 0 0 0 0 0 0 0 0 0 0 0 0 0 0 1 0 0 1 0 0 \n&quot;+&quot;0 0 0 0 0 0 0 0 0 0 0 0 1 0 0 0 0 1 1 0 0 1&quot;+&quot;1010_0011&quot;," calcext:value-type="string">
            <text:p>'1010_0011': "1 0 1 0 0 1 0 0 0 0 1 0 0 0 0 0 0 0 0 0 0 0 <text:s/>$ \n"+"0 0 0 0 0 0 0 0 0 0 0 0 0 0 0 0 1 0 0 1 0 0 \n"+"0 0 0 0 0 0 0 0 0 0 0 0 1 0 0 0 0 1 1 0 0 1"+"1010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0100':"0 0 0 0 0 0 0 0 0 0 0 0 0 0 0 0 1 0 0 1 0 0 \n"+"0 0 0 0 0 0 0 0 0 0 0 0 1 0 0 0 0 1 1 0 0 1",</text:p>
          </table:table-cell>
          <table:table-cell table:style-name="ce107" table:formula="of:=LEFT([.AS166];9)" office:value-type="string" office:string-value="1010_0100" calcext:value-type="string">
            <text:p>1010_0100</text:p>
          </table:table-cell>
          <table:table-cell table:style-name="ce107" table:formula="of:=LEFT([.AS166];LEN([.AS166])-1)" office:value-type="string" office:string-value="1010_0100':&quot;0 0 0 0 0 0 0 0 0 0 0 0 0 0 0 0 1 0 0 1 0 0 \n&quot;+&quot;0 0 0 0 0 0 0 0 0 0 0 0 1 0 0 0 0 1 1 0 0 1&quot;" calcext:value-type="string">
            <text:p>1010_0100':"0 0 0 0 0 0 0 0 0 0 0 0 0 0 0 0 1 0 0 1 0 0 \n"+"0 0 0 0 0 0 0 0 0 0 0 0 1 0 0 0 0 1 1 0 0 1"</text:p>
          </table:table-cell>
          <table:table-cell table:style-name="ce107" table:formula="of:=CONCATENATE([.AU166];&quot;+&quot;;&quot;&quot;&quot;&quot;;[.AT166];&quot;&quot;&quot;&quot;;&quot;,&quot;)" office:value-type="string" office:string-value="1010_0100':&quot;0 0 0 0 0 0 0 0 0 0 0 0 0 0 0 0 1 0 0 1 0 0 \n&quot;+&quot;0 0 0 0 0 0 0 0 0 0 0 0 1 0 0 0 0 1 1 0 0 1&quot;+&quot;1010_0100&quot;," calcext:value-type="string">
            <text:p>1010_0100':"0 0 0 0 0 0 0 0 0 0 0 0 0 0 0 0 1 0 0 1 0 0 \n"+"0 0 0 0 0 0 0 0 0 0 0 0 1 0 0 0 0 1 1 0 0 1"+"1010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0100':"0 0 0 0 0 0 0 0 0 0 0 0 0 0 0 0 1 0 0 1 0 0 \n"+"0 0 0 0 0 0 0 0 0 0 0 0 1 0 0 0 0 1 1 0 0 1"+"1010_0100",</text:p>
          </table:table-cell>
          <table:table-cell table:style-name="ce107" table:formula="of:=CONCATENATE(&quot;'&quot;;LEFT([.AX166];11);&quot; &quot;;LEFT([.AW166];LEN([.AW166])-4);&quot; $ &quot;;RIGHT([.AW166];4);&quot;&quot;;RIGHT([.AX166];LEN([.AX166])-11))" office:value-type="string" office:string-value="'1010_0100': &quot;1 0 1 0 0 1 0 0 0 0 1 0 0 0 0 0 0 0 0 0 0 0  $ \n&quot;+&quot;0 0 0 0 0 0 0 0 0 0 0 0 0 0 0 0 1 0 0 1 0 0 \n&quot;+&quot;0 0 0 0 0 0 0 0 0 0 0 0 1 0 0 0 0 1 1 0 0 1&quot;+&quot;1010_0100&quot;," calcext:value-type="string">
            <text:p>'1010_0100': "1 0 1 0 0 1 0 0 0 0 1 0 0 0 0 0 0 0 0 0 0 0 <text:s/>$ \n"+"0 0 0 0 0 0 0 0 0 0 0 0 0 0 0 0 1 0 0 1 0 0 \n"+"0 0 0 0 0 0 0 0 0 0 0 0 1 0 0 0 0 1 1 0 0 1"+"1010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0101':"0 0 0 0 0 0 0 0 0 0 0 0 0 0 0 0 1 0 0 1 0 0 \n"+"0 0 0 0 0 0 0 0 0 0 0 0 1 0 0 0 0 1 1 0 0 1",</text:p>
          </table:table-cell>
          <table:table-cell table:style-name="ce107" table:formula="of:=LEFT([.AS167];9)" office:value-type="string" office:string-value="1010_0101" calcext:value-type="string">
            <text:p>1010_0101</text:p>
          </table:table-cell>
          <table:table-cell table:style-name="ce107" table:formula="of:=LEFT([.AS167];LEN([.AS167])-1)" office:value-type="string" office:string-value="1010_0101':&quot;0 0 0 0 0 0 0 0 0 0 0 0 0 0 0 0 1 0 0 1 0 0 \n&quot;+&quot;0 0 0 0 0 0 0 0 0 0 0 0 1 0 0 0 0 1 1 0 0 1&quot;" calcext:value-type="string">
            <text:p>1010_0101':"0 0 0 0 0 0 0 0 0 0 0 0 0 0 0 0 1 0 0 1 0 0 \n"+"0 0 0 0 0 0 0 0 0 0 0 0 1 0 0 0 0 1 1 0 0 1"</text:p>
          </table:table-cell>
          <table:table-cell table:style-name="ce107" table:formula="of:=CONCATENATE([.AU167];&quot;+&quot;;&quot;&quot;&quot;&quot;;[.AT167];&quot;&quot;&quot;&quot;;&quot;,&quot;)" office:value-type="string" office:string-value="1010_0101':&quot;0 0 0 0 0 0 0 0 0 0 0 0 0 0 0 0 1 0 0 1 0 0 \n&quot;+&quot;0 0 0 0 0 0 0 0 0 0 0 0 1 0 0 0 0 1 1 0 0 1&quot;+&quot;1010_0101&quot;," calcext:value-type="string">
            <text:p>1010_0101':"0 0 0 0 0 0 0 0 0 0 0 0 0 0 0 0 1 0 0 1 0 0 \n"+"0 0 0 0 0 0 0 0 0 0 0 0 1 0 0 0 0 1 1 0 0 1"+"1010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0101':"0 0 0 0 0 0 0 0 0 0 0 0 0 0 0 0 1 0 0 1 0 0 \n"+"0 0 0 0 0 0 0 0 0 0 0 0 1 0 0 0 0 1 1 0 0 1"+"1010_0101",</text:p>
          </table:table-cell>
          <table:table-cell table:style-name="ce107" table:formula="of:=CONCATENATE(&quot;'&quot;;LEFT([.AX167];11);&quot; &quot;;LEFT([.AW167];LEN([.AW167])-4);&quot; $ &quot;;RIGHT([.AW167];4);&quot;&quot;;RIGHT([.AX167];LEN([.AX167])-11))" office:value-type="string" office:string-value="'1010_0101': &quot;1 0 1 0 0 1 0 0 0 0 1 0 0 0 0 0 0 0 0 0 0 0  $ \n&quot;+&quot;0 0 0 0 0 0 0 0 0 0 0 0 0 0 0 0 1 0 0 1 0 0 \n&quot;+&quot;0 0 0 0 0 0 0 0 0 0 0 0 1 0 0 0 0 1 1 0 0 1&quot;+&quot;1010_0101&quot;," calcext:value-type="string">
            <text:p>'1010_0101': "1 0 1 0 0 1 0 0 0 0 1 0 0 0 0 0 0 0 0 0 0 0 <text:s/>$ \n"+"0 0 0 0 0 0 0 0 0 0 0 0 0 0 0 0 1 0 0 1 0 0 \n"+"0 0 0 0 0 0 0 0 0 0 0 0 1 0 0 0 0 1 1 0 0 1"+"1010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0110':"0 0 0 0 0 0 0 0 0 0 0 0 0 0 0 0 1 0 0 1 0 0 \n"+"0 0 0 0 0 0 0 0 0 0 0 0 1 0 0 0 0 1 1 0 0 1",</text:p>
          </table:table-cell>
          <table:table-cell table:style-name="ce107" table:formula="of:=LEFT([.AS168];9)" office:value-type="string" office:string-value="1010_0110" calcext:value-type="string">
            <text:p>1010_0110</text:p>
          </table:table-cell>
          <table:table-cell table:style-name="ce107" table:formula="of:=LEFT([.AS168];LEN([.AS168])-1)" office:value-type="string" office:string-value="1010_0110':&quot;0 0 0 0 0 0 0 0 0 0 0 0 0 0 0 0 1 0 0 1 0 0 \n&quot;+&quot;0 0 0 0 0 0 0 0 0 0 0 0 1 0 0 0 0 1 1 0 0 1&quot;" calcext:value-type="string">
            <text:p>1010_0110':"0 0 0 0 0 0 0 0 0 0 0 0 0 0 0 0 1 0 0 1 0 0 \n"+"0 0 0 0 0 0 0 0 0 0 0 0 1 0 0 0 0 1 1 0 0 1"</text:p>
          </table:table-cell>
          <table:table-cell table:style-name="ce107" table:formula="of:=CONCATENATE([.AU168];&quot;+&quot;;&quot;&quot;&quot;&quot;;[.AT168];&quot;&quot;&quot;&quot;;&quot;,&quot;)" office:value-type="string" office:string-value="1010_0110':&quot;0 0 0 0 0 0 0 0 0 0 0 0 0 0 0 0 1 0 0 1 0 0 \n&quot;+&quot;0 0 0 0 0 0 0 0 0 0 0 0 1 0 0 0 0 1 1 0 0 1&quot;+&quot;1010_0110&quot;," calcext:value-type="string">
            <text:p>1010_0110':"0 0 0 0 0 0 0 0 0 0 0 0 0 0 0 0 1 0 0 1 0 0 \n"+"0 0 0 0 0 0 0 0 0 0 0 0 1 0 0 0 0 1 1 0 0 1"+"1010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0110':"0 0 0 0 0 0 0 0 0 0 0 0 0 0 0 0 1 0 0 1 0 0 \n"+"0 0 0 0 0 0 0 0 0 0 0 0 1 0 0 0 0 1 1 0 0 1"+"1010_0110",</text:p>
          </table:table-cell>
          <table:table-cell table:style-name="ce107" table:formula="of:=CONCATENATE(&quot;'&quot;;LEFT([.AX168];11);&quot; &quot;;LEFT([.AW168];LEN([.AW168])-4);&quot; $ &quot;;RIGHT([.AW168];4);&quot;&quot;;RIGHT([.AX168];LEN([.AX168])-11))" office:value-type="string" office:string-value="'1010_0110': &quot;1 0 1 0 0 1 0 0 0 0 1 0 0 0 0 0 0 0 0 0 0 0  $ \n&quot;+&quot;0 0 0 0 0 0 0 0 0 0 0 0 0 0 0 0 1 0 0 1 0 0 \n&quot;+&quot;0 0 0 0 0 0 0 0 0 0 0 0 1 0 0 0 0 1 1 0 0 1&quot;+&quot;1010_0110&quot;," calcext:value-type="string">
            <text:p>'1010_0110': "1 0 1 0 0 1 0 0 0 0 1 0 0 0 0 0 0 0 0 0 0 0 <text:s/>$ \n"+"0 0 0 0 0 0 0 0 0 0 0 0 0 0 0 0 1 0 0 1 0 0 \n"+"0 0 0 0 0 0 0 0 0 0 0 0 1 0 0 0 0 1 1 0 0 1"+"1010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0111':"0 0 0 0 0 0 0 0 0 0 0 0 0 0 0 0 1 0 0 1 0 0 \n"+"0 0 0 0 0 0 0 0 0 0 0 0 1 0 0 0 0 1 1 0 0 1",</text:p>
          </table:table-cell>
          <table:table-cell table:style-name="ce107" table:formula="of:=LEFT([.AS169];9)" office:value-type="string" office:string-value="1010_0111" calcext:value-type="string">
            <text:p>1010_0111</text:p>
          </table:table-cell>
          <table:table-cell table:style-name="ce107" table:formula="of:=LEFT([.AS169];LEN([.AS169])-1)" office:value-type="string" office:string-value="1010_0111':&quot;0 0 0 0 0 0 0 0 0 0 0 0 0 0 0 0 1 0 0 1 0 0 \n&quot;+&quot;0 0 0 0 0 0 0 0 0 0 0 0 1 0 0 0 0 1 1 0 0 1&quot;" calcext:value-type="string">
            <text:p>1010_0111':"0 0 0 0 0 0 0 0 0 0 0 0 0 0 0 0 1 0 0 1 0 0 \n"+"0 0 0 0 0 0 0 0 0 0 0 0 1 0 0 0 0 1 1 0 0 1"</text:p>
          </table:table-cell>
          <table:table-cell table:style-name="ce107" table:formula="of:=CONCATENATE([.AU169];&quot;+&quot;;&quot;&quot;&quot;&quot;;[.AT169];&quot;&quot;&quot;&quot;;&quot;,&quot;)" office:value-type="string" office:string-value="1010_0111':&quot;0 0 0 0 0 0 0 0 0 0 0 0 0 0 0 0 1 0 0 1 0 0 \n&quot;+&quot;0 0 0 0 0 0 0 0 0 0 0 0 1 0 0 0 0 1 1 0 0 1&quot;+&quot;1010_0111&quot;," calcext:value-type="string">
            <text:p>1010_0111':"0 0 0 0 0 0 0 0 0 0 0 0 0 0 0 0 1 0 0 1 0 0 \n"+"0 0 0 0 0 0 0 0 0 0 0 0 1 0 0 0 0 1 1 0 0 1"+"1010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0111':"0 0 0 0 0 0 0 0 0 0 0 0 0 0 0 0 1 0 0 1 0 0 \n"+"0 0 0 0 0 0 0 0 0 0 0 0 1 0 0 0 0 1 1 0 0 1"+"1010_0111",</text:p>
          </table:table-cell>
          <table:table-cell table:style-name="ce107" table:formula="of:=CONCATENATE(&quot;'&quot;;LEFT([.AX169];11);&quot; &quot;;LEFT([.AW169];LEN([.AW169])-4);&quot; $ &quot;;RIGHT([.AW169];4);&quot;&quot;;RIGHT([.AX169];LEN([.AX169])-11))" office:value-type="string" office:string-value="'1010_0111': &quot;1 0 1 0 0 1 0 0 0 0 1 0 0 0 0 0 0 0 0 0 0 0  $ \n&quot;+&quot;0 0 0 0 0 0 0 0 0 0 0 0 0 0 0 0 1 0 0 1 0 0 \n&quot;+&quot;0 0 0 0 0 0 0 0 0 0 0 0 1 0 0 0 0 1 1 0 0 1&quot;+&quot;1010_0111&quot;," calcext:value-type="string">
            <text:p>'1010_0111': "1 0 1 0 0 1 0 0 0 0 1 0 0 0 0 0 0 0 0 0 0 0 <text:s/>$ \n"+"0 0 0 0 0 0 0 0 0 0 0 0 0 0 0 0 1 0 0 1 0 0 \n"+"0 0 0 0 0 0 0 0 0 0 0 0 1 0 0 0 0 1 1 0 0 1"+"1010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1000':"0 0 0 0 0 0 0 0 0 0 0 0 0 0 0 0 1 0 0 0 0 1 \n"+"1 0 1 0 0 1 0 0 0 0 0 0 1 0 0 0 0 1 0 0 1 0",</text:p>
          </table:table-cell>
          <table:table-cell table:style-name="ce107" table:formula="of:=LEFT([.AS170];9)" office:value-type="string" office:string-value="1010_1000" calcext:value-type="string">
            <text:p>1010_1000</text:p>
          </table:table-cell>
          <table:table-cell table:style-name="ce107" table:formula="of:=LEFT([.AS170];LEN([.AS170])-1)" office:value-type="string" office:string-value="1010_1000':&quot;0 0 0 0 0 0 0 0 0 0 0 0 0 0 0 0 1 0 0 0 0 1 \n&quot;+&quot;1 0 1 0 0 1 0 0 0 0 0 0 1 0 0 0 0 1 0 0 1 0&quot;" calcext:value-type="string">
            <text:p>1010_1000':"0 0 0 0 0 0 0 0 0 0 0 0 0 0 0 0 1 0 0 0 0 1 \n"+"1 0 1 0 0 1 0 0 0 0 0 0 1 0 0 0 0 1 0 0 1 0"</text:p>
          </table:table-cell>
          <table:table-cell table:style-name="ce107" table:formula="of:=CONCATENATE([.AU170];&quot;+&quot;;&quot;&quot;&quot;&quot;;[.AT170];&quot;&quot;&quot;&quot;;&quot;,&quot;)" office:value-type="string" office:string-value="1010_1000':&quot;0 0 0 0 0 0 0 0 0 0 0 0 0 0 0 0 1 0 0 0 0 1 \n&quot;+&quot;1 0 1 0 0 1 0 0 0 0 0 0 1 0 0 0 0 1 0 0 1 0&quot;+&quot;1010_1000&quot;," calcext:value-type="string">
            <text:p>1010_1000':"0 0 0 0 0 0 0 0 0 0 0 0 0 0 0 0 1 0 0 0 0 1 \n"+"1 0 1 0 0 1 0 0 0 0 0 0 1 0 0 0 0 1 0 0 1 0"+"1010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1000':"0 0 0 0 0 0 0 0 0 0 0 0 0 0 0 0 1 0 0 0 0 1 \n"+"1 0 1 0 0 1 0 0 0 0 0 0 1 0 0 0 0 1 0 0 1 0"+"1010_1000",</text:p>
          </table:table-cell>
          <table:table-cell table:style-name="ce107" table:formula="of:=CONCATENATE(&quot;'&quot;;LEFT([.AX170];11);&quot; &quot;;LEFT([.AW170];LEN([.AW170])-4);&quot; $ &quot;;RIGHT([.AW170];4);&quot;&quot;;RIGHT([.AX170];LEN([.AX170])-11))" office:value-type="string" office:string-value="'1010_1000': &quot;1 0 1 0 0 1 0 0 0 0 1 0 0 0 0 0 0 0 0 0 0 0  $ \n&quot;+&quot;0 0 0 0 0 0 0 0 0 0 0 0 0 0 0 0 1 0 0 0 0 1 \n&quot;+&quot;1 0 1 0 0 1 0 0 0 0 0 0 1 0 0 0 0 1 0 0 1 0&quot;+&quot;1010_1000&quot;," calcext:value-type="string">
            <text:p>'1010_1000': "1 0 1 0 0 1 0 0 0 0 1 0 0 0 0 0 0 0 0 0 0 0 <text:s/>$ \n"+"0 0 0 0 0 0 0 0 0 0 0 0 0 0 0 0 1 0 0 0 0 1 \n"+"1 0 1 0 0 1 0 0 0 0 0 0 1 0 0 0 0 1 0 0 1 0"+"1010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1001':"0 0 0 0 0 0 0 0 0 0 0 0 0 0 0 0 1 0 0 0 0 1 \n"+"1 0 1 0 0 1 0 0 0 0 0 0 1 0 0 0 0 1 0 0 1 0",</text:p>
          </table:table-cell>
          <table:table-cell table:style-name="ce107" table:formula="of:=LEFT([.AS171];9)" office:value-type="string" office:string-value="1010_1001" calcext:value-type="string">
            <text:p>1010_1001</text:p>
          </table:table-cell>
          <table:table-cell table:style-name="ce107" table:formula="of:=LEFT([.AS171];LEN([.AS171])-1)" office:value-type="string" office:string-value="1010_1001':&quot;0 0 0 0 0 0 0 0 0 0 0 0 0 0 0 0 1 0 0 0 0 1 \n&quot;+&quot;1 0 1 0 0 1 0 0 0 0 0 0 1 0 0 0 0 1 0 0 1 0&quot;" calcext:value-type="string">
            <text:p>1010_1001':"0 0 0 0 0 0 0 0 0 0 0 0 0 0 0 0 1 0 0 0 0 1 \n"+"1 0 1 0 0 1 0 0 0 0 0 0 1 0 0 0 0 1 0 0 1 0"</text:p>
          </table:table-cell>
          <table:table-cell table:style-name="ce107" table:formula="of:=CONCATENATE([.AU171];&quot;+&quot;;&quot;&quot;&quot;&quot;;[.AT171];&quot;&quot;&quot;&quot;;&quot;,&quot;)" office:value-type="string" office:string-value="1010_1001':&quot;0 0 0 0 0 0 0 0 0 0 0 0 0 0 0 0 1 0 0 0 0 1 \n&quot;+&quot;1 0 1 0 0 1 0 0 0 0 0 0 1 0 0 0 0 1 0 0 1 0&quot;+&quot;1010_1001&quot;," calcext:value-type="string">
            <text:p>1010_1001':"0 0 0 0 0 0 0 0 0 0 0 0 0 0 0 0 1 0 0 0 0 1 \n"+"1 0 1 0 0 1 0 0 0 0 0 0 1 0 0 0 0 1 0 0 1 0"+"1010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1001':"0 0 0 0 0 0 0 0 0 0 0 0 0 0 0 0 1 0 0 0 0 1 \n"+"1 0 1 0 0 1 0 0 0 0 0 0 1 0 0 0 0 1 0 0 1 0"+"1010_1001",</text:p>
          </table:table-cell>
          <table:table-cell table:style-name="ce107" table:formula="of:=CONCATENATE(&quot;'&quot;;LEFT([.AX171];11);&quot; &quot;;LEFT([.AW171];LEN([.AW171])-4);&quot; $ &quot;;RIGHT([.AW171];4);&quot;&quot;;RIGHT([.AX171];LEN([.AX171])-11))" office:value-type="string" office:string-value="'1010_1001': &quot;1 0 1 0 0 1 0 0 0 0 1 0 0 0 0 0 0 0 0 0 0 0  $ \n&quot;+&quot;0 0 0 0 0 0 0 0 0 0 0 0 0 0 0 0 1 0 0 0 0 1 \n&quot;+&quot;1 0 1 0 0 1 0 0 0 0 0 0 1 0 0 0 0 1 0 0 1 0&quot;+&quot;1010_1001&quot;," calcext:value-type="string">
            <text:p>'1010_1001': "1 0 1 0 0 1 0 0 0 0 1 0 0 0 0 0 0 0 0 0 0 0 <text:s/>$ \n"+"0 0 0 0 0 0 0 0 0 0 0 0 0 0 0 0 1 0 0 0 0 1 \n"+"1 0 1 0 0 1 0 0 0 0 0 0 1 0 0 0 0 1 0 0 1 0"+"1010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1010':"0 0 0 0 0 0 0 0 0 0 0 0 0 0 0 0 1 0 0 0 0 1 \n"+"1 0 1 0 0 1 0 0 0 0 0 0 1 0 0 0 0 1 0 0 1 0",</text:p>
          </table:table-cell>
          <table:table-cell table:style-name="ce107" table:formula="of:=LEFT([.AS172];9)" office:value-type="string" office:string-value="1010_1010" calcext:value-type="string">
            <text:p>1010_1010</text:p>
          </table:table-cell>
          <table:table-cell table:style-name="ce107" table:formula="of:=LEFT([.AS172];LEN([.AS172])-1)" office:value-type="string" office:string-value="1010_1010':&quot;0 0 0 0 0 0 0 0 0 0 0 0 0 0 0 0 1 0 0 0 0 1 \n&quot;+&quot;1 0 1 0 0 1 0 0 0 0 0 0 1 0 0 0 0 1 0 0 1 0&quot;" calcext:value-type="string">
            <text:p>1010_1010':"0 0 0 0 0 0 0 0 0 0 0 0 0 0 0 0 1 0 0 0 0 1 \n"+"1 0 1 0 0 1 0 0 0 0 0 0 1 0 0 0 0 1 0 0 1 0"</text:p>
          </table:table-cell>
          <table:table-cell table:style-name="ce107" table:formula="of:=CONCATENATE([.AU172];&quot;+&quot;;&quot;&quot;&quot;&quot;;[.AT172];&quot;&quot;&quot;&quot;;&quot;,&quot;)" office:value-type="string" office:string-value="1010_1010':&quot;0 0 0 0 0 0 0 0 0 0 0 0 0 0 0 0 1 0 0 0 0 1 \n&quot;+&quot;1 0 1 0 0 1 0 0 0 0 0 0 1 0 0 0 0 1 0 0 1 0&quot;+&quot;1010_1010&quot;," calcext:value-type="string">
            <text:p>1010_1010':"0 0 0 0 0 0 0 0 0 0 0 0 0 0 0 0 1 0 0 0 0 1 \n"+"1 0 1 0 0 1 0 0 0 0 0 0 1 0 0 0 0 1 0 0 1 0"+"1010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1010':"0 0 0 0 0 0 0 0 0 0 0 0 0 0 0 0 1 0 0 0 0 1 \n"+"1 0 1 0 0 1 0 0 0 0 0 0 1 0 0 0 0 1 0 0 1 0"+"1010_1010",</text:p>
          </table:table-cell>
          <table:table-cell table:style-name="ce107" table:formula="of:=CONCATENATE(&quot;'&quot;;LEFT([.AX172];11);&quot; &quot;;LEFT([.AW172];LEN([.AW172])-4);&quot; $ &quot;;RIGHT([.AW172];4);&quot;&quot;;RIGHT([.AX172];LEN([.AX172])-11))" office:value-type="string" office:string-value="'1010_1010': &quot;1 0 1 0 0 1 0 0 0 0 1 0 0 0 0 0 0 0 0 0 0 0  $ \n&quot;+&quot;0 0 0 0 0 0 0 0 0 0 0 0 0 0 0 0 1 0 0 0 0 1 \n&quot;+&quot;1 0 1 0 0 1 0 0 0 0 0 0 1 0 0 0 0 1 0 0 1 0&quot;+&quot;1010_1010&quot;," calcext:value-type="string">
            <text:p>'1010_1010': "1 0 1 0 0 1 0 0 0 0 1 0 0 0 0 0 0 0 0 0 0 0 <text:s/>$ \n"+"0 0 0 0 0 0 0 0 0 0 0 0 0 0 0 0 1 0 0 0 0 1 \n"+"1 0 1 0 0 1 0 0 0 0 0 0 1 0 0 0 0 1 0 0 1 0"+"1010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1011':"0 0 0 0 0 0 0 0 0 0 0 0 0 0 0 0 1 0 0 0 0 1 \n"+"1 0 1 0 0 1 0 0 0 0 0 0 1 0 0 0 0 1 0 0 1 0",</text:p>
          </table:table-cell>
          <table:table-cell table:style-name="ce107" table:formula="of:=LEFT([.AS173];9)" office:value-type="string" office:string-value="1010_1011" calcext:value-type="string">
            <text:p>1010_1011</text:p>
          </table:table-cell>
          <table:table-cell table:style-name="ce107" table:formula="of:=LEFT([.AS173];LEN([.AS173])-1)" office:value-type="string" office:string-value="1010_1011':&quot;0 0 0 0 0 0 0 0 0 0 0 0 0 0 0 0 1 0 0 0 0 1 \n&quot;+&quot;1 0 1 0 0 1 0 0 0 0 0 0 1 0 0 0 0 1 0 0 1 0&quot;" calcext:value-type="string">
            <text:p>1010_1011':"0 0 0 0 0 0 0 0 0 0 0 0 0 0 0 0 1 0 0 0 0 1 \n"+"1 0 1 0 0 1 0 0 0 0 0 0 1 0 0 0 0 1 0 0 1 0"</text:p>
          </table:table-cell>
          <table:table-cell table:style-name="ce107" table:formula="of:=CONCATENATE([.AU173];&quot;+&quot;;&quot;&quot;&quot;&quot;;[.AT173];&quot;&quot;&quot;&quot;;&quot;,&quot;)" office:value-type="string" office:string-value="1010_1011':&quot;0 0 0 0 0 0 0 0 0 0 0 0 0 0 0 0 1 0 0 0 0 1 \n&quot;+&quot;1 0 1 0 0 1 0 0 0 0 0 0 1 0 0 0 0 1 0 0 1 0&quot;+&quot;1010_1011&quot;," calcext:value-type="string">
            <text:p>1010_1011':"0 0 0 0 0 0 0 0 0 0 0 0 0 0 0 0 1 0 0 0 0 1 \n"+"1 0 1 0 0 1 0 0 0 0 0 0 1 0 0 0 0 1 0 0 1 0"+"1010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1011':"0 0 0 0 0 0 0 0 0 0 0 0 0 0 0 0 1 0 0 0 0 1 \n"+"1 0 1 0 0 1 0 0 0 0 0 0 1 0 0 0 0 1 0 0 1 0"+"1010_1011",</text:p>
          </table:table-cell>
          <table:table-cell table:style-name="ce107" table:formula="of:=CONCATENATE(&quot;'&quot;;LEFT([.AX173];11);&quot; &quot;;LEFT([.AW173];LEN([.AW173])-4);&quot; $ &quot;;RIGHT([.AW173];4);&quot;&quot;;RIGHT([.AX173];LEN([.AX173])-11))" office:value-type="string" office:string-value="'1010_1011': &quot;1 0 1 0 0 1 0 0 0 0 1 0 0 0 0 0 0 0 0 0 0 0  $ \n&quot;+&quot;0 0 0 0 0 0 0 0 0 0 0 0 0 0 0 0 1 0 0 0 0 1 \n&quot;+&quot;1 0 1 0 0 1 0 0 0 0 0 0 1 0 0 0 0 1 0 0 1 0&quot;+&quot;1010_1011&quot;," calcext:value-type="string">
            <text:p>'1010_1011': "1 0 1 0 0 1 0 0 0 0 1 0 0 0 0 0 0 0 0 0 0 0 <text:s/>$ \n"+"0 0 0 0 0 0 0 0 0 0 0 0 0 0 0 0 1 0 0 0 0 1 \n"+"1 0 1 0 0 1 0 0 0 0 0 0 1 0 0 0 0 1 0 0 1 0"+"1010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1100':"0 0 0 0 0 0 0 0 0 0 0 0 0 0 0 0 1 0 0 0 0 1 \n"+"1 0 1 0 0 1 0 0 0 0 0 0 1 0 0 0 0 1 0 0 1 0",</text:p>
          </table:table-cell>
          <table:table-cell table:style-name="ce107" table:formula="of:=LEFT([.AS174];9)" office:value-type="string" office:string-value="1010_1100" calcext:value-type="string">
            <text:p>1010_1100</text:p>
          </table:table-cell>
          <table:table-cell table:style-name="ce107" table:formula="of:=LEFT([.AS174];LEN([.AS174])-1)" office:value-type="string" office:string-value="1010_1100':&quot;0 0 0 0 0 0 0 0 0 0 0 0 0 0 0 0 1 0 0 0 0 1 \n&quot;+&quot;1 0 1 0 0 1 0 0 0 0 0 0 1 0 0 0 0 1 0 0 1 0&quot;" calcext:value-type="string">
            <text:p>1010_1100':"0 0 0 0 0 0 0 0 0 0 0 0 0 0 0 0 1 0 0 0 0 1 \n"+"1 0 1 0 0 1 0 0 0 0 0 0 1 0 0 0 0 1 0 0 1 0"</text:p>
          </table:table-cell>
          <table:table-cell table:style-name="ce107" table:formula="of:=CONCATENATE([.AU174];&quot;+&quot;;&quot;&quot;&quot;&quot;;[.AT174];&quot;&quot;&quot;&quot;;&quot;,&quot;)" office:value-type="string" office:string-value="1010_1100':&quot;0 0 0 0 0 0 0 0 0 0 0 0 0 0 0 0 1 0 0 0 0 1 \n&quot;+&quot;1 0 1 0 0 1 0 0 0 0 0 0 1 0 0 0 0 1 0 0 1 0&quot;+&quot;1010_1100&quot;," calcext:value-type="string">
            <text:p>1010_1100':"0 0 0 0 0 0 0 0 0 0 0 0 0 0 0 0 1 0 0 0 0 1 \n"+"1 0 1 0 0 1 0 0 0 0 0 0 1 0 0 0 0 1 0 0 1 0"+"1010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1100':"0 0 0 0 0 0 0 0 0 0 0 0 0 0 0 0 1 0 0 0 0 1 \n"+"1 0 1 0 0 1 0 0 0 0 0 0 1 0 0 0 0 1 0 0 1 0"+"1010_1100",</text:p>
          </table:table-cell>
          <table:table-cell table:style-name="ce107" table:formula="of:=CONCATENATE(&quot;'&quot;;LEFT([.AX174];11);&quot; &quot;;LEFT([.AW174];LEN([.AW174])-4);&quot; $ &quot;;RIGHT([.AW174];4);&quot;&quot;;RIGHT([.AX174];LEN([.AX174])-11))" office:value-type="string" office:string-value="'1010_1100': &quot;1 0 1 0 0 1 0 0 0 0 1 0 0 0 0 0 0 0 0 0 0 0  $ \n&quot;+&quot;0 0 0 0 0 0 0 0 0 0 0 0 0 0 0 0 1 0 0 0 0 1 \n&quot;+&quot;1 0 1 0 0 1 0 0 0 0 0 0 1 0 0 0 0 1 0 0 1 0&quot;+&quot;1010_1100&quot;," calcext:value-type="string">
            <text:p>'1010_1100': "1 0 1 0 0 1 0 0 0 0 1 0 0 0 0 0 0 0 0 0 0 0 <text:s/>$ \n"+"0 0 0 0 0 0 0 0 0 0 0 0 0 0 0 0 1 0 0 0 0 1 \n"+"1 0 1 0 0 1 0 0 0 0 0 0 1 0 0 0 0 1 0 0 1 0"+"1010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1101':"0 0 0 0 0 0 0 0 0 0 0 0 0 0 0 0 1 0 0 0 0 1 \n"+"1 0 1 0 0 1 0 0 0 0 0 0 1 0 0 0 0 1 0 0 1 0",</text:p>
          </table:table-cell>
          <table:table-cell table:style-name="ce107" table:formula="of:=LEFT([.AS175];9)" office:value-type="string" office:string-value="1010_1101" calcext:value-type="string">
            <text:p>1010_1101</text:p>
          </table:table-cell>
          <table:table-cell table:style-name="ce107" table:formula="of:=LEFT([.AS175];LEN([.AS175])-1)" office:value-type="string" office:string-value="1010_1101':&quot;0 0 0 0 0 0 0 0 0 0 0 0 0 0 0 0 1 0 0 0 0 1 \n&quot;+&quot;1 0 1 0 0 1 0 0 0 0 0 0 1 0 0 0 0 1 0 0 1 0&quot;" calcext:value-type="string">
            <text:p>1010_1101':"0 0 0 0 0 0 0 0 0 0 0 0 0 0 0 0 1 0 0 0 0 1 \n"+"1 0 1 0 0 1 0 0 0 0 0 0 1 0 0 0 0 1 0 0 1 0"</text:p>
          </table:table-cell>
          <table:table-cell table:style-name="ce107" table:formula="of:=CONCATENATE([.AU175];&quot;+&quot;;&quot;&quot;&quot;&quot;;[.AT175];&quot;&quot;&quot;&quot;;&quot;,&quot;)" office:value-type="string" office:string-value="1010_1101':&quot;0 0 0 0 0 0 0 0 0 0 0 0 0 0 0 0 1 0 0 0 0 1 \n&quot;+&quot;1 0 1 0 0 1 0 0 0 0 0 0 1 0 0 0 0 1 0 0 1 0&quot;+&quot;1010_1101&quot;," calcext:value-type="string">
            <text:p>1010_1101':"0 0 0 0 0 0 0 0 0 0 0 0 0 0 0 0 1 0 0 0 0 1 \n"+"1 0 1 0 0 1 0 0 0 0 0 0 1 0 0 0 0 1 0 0 1 0"+"1010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1101':"0 0 0 0 0 0 0 0 0 0 0 0 0 0 0 0 1 0 0 0 0 1 \n"+"1 0 1 0 0 1 0 0 0 0 0 0 1 0 0 0 0 1 0 0 1 0"+"1010_1101",</text:p>
          </table:table-cell>
          <table:table-cell table:style-name="ce107" table:formula="of:=CONCATENATE(&quot;'&quot;;LEFT([.AX175];11);&quot; &quot;;LEFT([.AW175];LEN([.AW175])-4);&quot; $ &quot;;RIGHT([.AW175];4);&quot;&quot;;RIGHT([.AX175];LEN([.AX175])-11))" office:value-type="string" office:string-value="'1010_1101': &quot;1 0 1 0 0 1 0 0 0 0 1 0 0 0 0 0 0 0 0 0 0 0  $ \n&quot;+&quot;0 0 0 0 0 0 0 0 0 0 0 0 0 0 0 0 1 0 0 0 0 1 \n&quot;+&quot;1 0 1 0 0 1 0 0 0 0 0 0 1 0 0 0 0 1 0 0 1 0&quot;+&quot;1010_1101&quot;," calcext:value-type="string">
            <text:p>'1010_1101': "1 0 1 0 0 1 0 0 0 0 1 0 0 0 0 0 0 0 0 0 0 0 <text:s/>$ \n"+"0 0 0 0 0 0 0 0 0 0 0 0 0 0 0 0 1 0 0 0 0 1 \n"+"1 0 1 0 0 1 0 0 0 0 0 0 1 0 0 0 0 1 0 0 1 0"+"1010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1110':"0 0 0 0 0 0 0 0 0 0 0 0 0 0 0 0 1 0 0 0 0 1 \n"+"1 0 1 0 0 1 0 0 0 0 0 0 1 0 0 0 0 1 0 0 1 0",</text:p>
          </table:table-cell>
          <table:table-cell table:style-name="ce107" table:formula="of:=LEFT([.AS176];9)" office:value-type="string" office:string-value="1010_1110" calcext:value-type="string">
            <text:p>1010_1110</text:p>
          </table:table-cell>
          <table:table-cell table:style-name="ce107" table:formula="of:=LEFT([.AS176];LEN([.AS176])-1)" office:value-type="string" office:string-value="1010_1110':&quot;0 0 0 0 0 0 0 0 0 0 0 0 0 0 0 0 1 0 0 0 0 1 \n&quot;+&quot;1 0 1 0 0 1 0 0 0 0 0 0 1 0 0 0 0 1 0 0 1 0&quot;" calcext:value-type="string">
            <text:p>1010_1110':"0 0 0 0 0 0 0 0 0 0 0 0 0 0 0 0 1 0 0 0 0 1 \n"+"1 0 1 0 0 1 0 0 0 0 0 0 1 0 0 0 0 1 0 0 1 0"</text:p>
          </table:table-cell>
          <table:table-cell table:style-name="ce107" table:formula="of:=CONCATENATE([.AU176];&quot;+&quot;;&quot;&quot;&quot;&quot;;[.AT176];&quot;&quot;&quot;&quot;;&quot;,&quot;)" office:value-type="string" office:string-value="1010_1110':&quot;0 0 0 0 0 0 0 0 0 0 0 0 0 0 0 0 1 0 0 0 0 1 \n&quot;+&quot;1 0 1 0 0 1 0 0 0 0 0 0 1 0 0 0 0 1 0 0 1 0&quot;+&quot;1010_1110&quot;," calcext:value-type="string">
            <text:p>1010_1110':"0 0 0 0 0 0 0 0 0 0 0 0 0 0 0 0 1 0 0 0 0 1 \n"+"1 0 1 0 0 1 0 0 0 0 0 0 1 0 0 0 0 1 0 0 1 0"+"1010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1110':"0 0 0 0 0 0 0 0 0 0 0 0 0 0 0 0 1 0 0 0 0 1 \n"+"1 0 1 0 0 1 0 0 0 0 0 0 1 0 0 0 0 1 0 0 1 0"+"1010_1110",</text:p>
          </table:table-cell>
          <table:table-cell table:style-name="ce107" table:formula="of:=CONCATENATE(&quot;'&quot;;LEFT([.AX176];11);&quot; &quot;;LEFT([.AW176];LEN([.AW176])-4);&quot; $ &quot;;RIGHT([.AW176];4);&quot;&quot;;RIGHT([.AX176];LEN([.AX176])-11))" office:value-type="string" office:string-value="'1010_1110': &quot;1 0 1 0 0 1 0 0 0 0 1 0 0 0 0 0 0 0 0 0 0 0  $ \n&quot;+&quot;0 0 0 0 0 0 0 0 0 0 0 0 0 0 0 0 1 0 0 0 0 1 \n&quot;+&quot;1 0 1 0 0 1 0 0 0 0 0 0 1 0 0 0 0 1 0 0 1 0&quot;+&quot;1010_1110&quot;," calcext:value-type="string">
            <text:p>'1010_1110': "1 0 1 0 0 1 0 0 0 0 1 0 0 0 0 0 0 0 0 0 0 0 <text:s/>$ \n"+"0 0 0 0 0 0 0 0 0 0 0 0 0 0 0 0 1 0 0 0 0 1 \n"+"1 0 1 0 0 1 0 0 0 0 0 0 1 0 0 0 0 1 0 0 1 0"+"1010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0_1111':"0 0 0 0 0 0 0 0 0 0 0 0 0 0 0 0 1 0 0 0 0 1 \n"+"1 0 1 0 0 1 0 0 0 0 0 0 1 0 0 0 0 1 0 0 1 0",</text:p>
          </table:table-cell>
          <table:table-cell table:style-name="ce107" table:formula="of:=LEFT([.AS177];9)" office:value-type="string" office:string-value="1010_1111" calcext:value-type="string">
            <text:p>1010_1111</text:p>
          </table:table-cell>
          <table:table-cell table:style-name="ce107" table:formula="of:=LEFT([.AS177];LEN([.AS177])-1)" office:value-type="string" office:string-value="1010_1111':&quot;0 0 0 0 0 0 0 0 0 0 0 0 0 0 0 0 1 0 0 0 0 1 \n&quot;+&quot;1 0 1 0 0 1 0 0 0 0 0 0 1 0 0 0 0 1 0 0 1 0&quot;" calcext:value-type="string">
            <text:p>1010_1111':"0 0 0 0 0 0 0 0 0 0 0 0 0 0 0 0 1 0 0 0 0 1 \n"+"1 0 1 0 0 1 0 0 0 0 0 0 1 0 0 0 0 1 0 0 1 0"</text:p>
          </table:table-cell>
          <table:table-cell table:style-name="ce107" table:formula="of:=CONCATENATE([.AU177];&quot;+&quot;;&quot;&quot;&quot;&quot;;[.AT177];&quot;&quot;&quot;&quot;;&quot;,&quot;)" office:value-type="string" office:string-value="1010_1111':&quot;0 0 0 0 0 0 0 0 0 0 0 0 0 0 0 0 1 0 0 0 0 1 \n&quot;+&quot;1 0 1 0 0 1 0 0 0 0 0 0 1 0 0 0 0 1 0 0 1 0&quot;+&quot;1010_1111&quot;," calcext:value-type="string">
            <text:p>1010_1111':"0 0 0 0 0 0 0 0 0 0 0 0 0 0 0 0 1 0 0 0 0 1 \n"+"1 0 1 0 0 1 0 0 0 0 0 0 1 0 0 0 0 1 0 0 1 0"+"1010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0_1111':"0 0 0 0 0 0 0 0 0 0 0 0 0 0 0 0 1 0 0 0 0 1 \n"+"1 0 1 0 0 1 0 0 0 0 0 0 1 0 0 0 0 1 0 0 1 0"+"1010_1111",</text:p>
          </table:table-cell>
          <table:table-cell table:style-name="ce107" table:formula="of:=CONCATENATE(&quot;'&quot;;LEFT([.AX177];11);&quot; &quot;;LEFT([.AW177];LEN([.AW177])-4);&quot; $ &quot;;RIGHT([.AW177];4);&quot;&quot;;RIGHT([.AX177];LEN([.AX177])-11))" office:value-type="string" office:string-value="'1010_1111': &quot;1 0 1 0 0 1 0 0 0 0 1 0 0 0 0 0 0 0 0 0 0 0  $ \n&quot;+&quot;0 0 0 0 0 0 0 0 0 0 0 0 0 0 0 0 1 0 0 0 0 1 \n&quot;+&quot;1 0 1 0 0 1 0 0 0 0 0 0 1 0 0 0 0 1 0 0 1 0&quot;+&quot;1010_1111&quot;," calcext:value-type="string">
            <text:p>'1010_1111': "1 0 1 0 0 1 0 0 0 0 1 0 0 0 0 0 0 0 0 0 0 0 <text:s/>$ \n"+"0 0 0 0 0 0 0 0 0 0 0 0 0 0 0 0 1 0 0 0 0 1 \n"+"1 0 1 0 0 1 0 0 0 0 0 0 1 0 0 0 0 1 0 0 1 0"+"1010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0000':"0 0 0 0 0 0 0 0 0 0 0 0 0 0 0 0 1 0 0 1 0 0 \n"+"0 0 0 0 0 0 0 0 0 0 0 0 1 0 0 0 0 1 1 0 0 1",</text:p>
          </table:table-cell>
          <table:table-cell table:style-name="ce107" table:formula="of:=LEFT([.AS178];9)" office:value-type="string" office:string-value="1011_0000" calcext:value-type="string">
            <text:p>1011_0000</text:p>
          </table:table-cell>
          <table:table-cell table:style-name="ce107" table:formula="of:=LEFT([.AS178];LEN([.AS178])-1)" office:value-type="string" office:string-value="1011_0000':&quot;0 0 0 0 0 0 0 0 0 0 0 0 0 0 0 0 1 0 0 1 0 0 \n&quot;+&quot;0 0 0 0 0 0 0 0 0 0 0 0 1 0 0 0 0 1 1 0 0 1&quot;" calcext:value-type="string">
            <text:p>1011_0000':"0 0 0 0 0 0 0 0 0 0 0 0 0 0 0 0 1 0 0 1 0 0 \n"+"0 0 0 0 0 0 0 0 0 0 0 0 1 0 0 0 0 1 1 0 0 1"</text:p>
          </table:table-cell>
          <table:table-cell table:style-name="ce107" table:formula="of:=CONCATENATE([.AU178];&quot;+&quot;;&quot;&quot;&quot;&quot;;[.AT178];&quot;&quot;&quot;&quot;;&quot;,&quot;)" office:value-type="string" office:string-value="1011_0000':&quot;0 0 0 0 0 0 0 0 0 0 0 0 0 0 0 0 1 0 0 1 0 0 \n&quot;+&quot;0 0 0 0 0 0 0 0 0 0 0 0 1 0 0 0 0 1 1 0 0 1&quot;+&quot;1011_0000&quot;," calcext:value-type="string">
            <text:p>1011_0000':"0 0 0 0 0 0 0 0 0 0 0 0 0 0 0 0 1 0 0 1 0 0 \n"+"0 0 0 0 0 0 0 0 0 0 0 0 1 0 0 0 0 1 1 0 0 1"+"1011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0000':"0 0 0 0 0 0 0 0 0 0 0 0 0 0 0 0 1 0 0 1 0 0 \n"+"0 0 0 0 0 0 0 0 0 0 0 0 1 0 0 0 0 1 1 0 0 1"+"1011_0000",</text:p>
          </table:table-cell>
          <table:table-cell table:style-name="ce107" table:formula="of:=CONCATENATE(&quot;'&quot;;LEFT([.AX178];11);&quot; &quot;;LEFT([.AW178];LEN([.AW178])-4);&quot; $ &quot;;RIGHT([.AW178];4);&quot;&quot;;RIGHT([.AX178];LEN([.AX178])-11))" office:value-type="string" office:string-value="'1011_0000': &quot;1 0 1 0 0 1 0 0 0 0 1 0 0 0 0 0 0 0 0 0 0 0  $ \n&quot;+&quot;0 0 0 0 0 0 0 0 0 0 0 0 0 0 0 0 1 0 0 1 0 0 \n&quot;+&quot;0 0 0 0 0 0 0 0 0 0 0 0 1 0 0 0 0 1 1 0 0 1&quot;+&quot;1011_0000&quot;," calcext:value-type="string">
            <text:p>'1011_0000': "1 0 1 0 0 1 0 0 0 0 1 0 0 0 0 0 0 0 0 0 0 0 <text:s/>$ \n"+"0 0 0 0 0 0 0 0 0 0 0 0 0 0 0 0 1 0 0 1 0 0 \n"+"0 0 0 0 0 0 0 0 0 0 0 0 1 0 0 0 0 1 1 0 0 1"+"1011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0001':"0 0 0 0 0 0 0 0 0 0 0 0 0 0 0 0 1 0 0 1 0 0 \n"+"0 0 0 0 0 0 0 0 0 0 0 0 1 0 0 0 0 1 1 0 0 1",</text:p>
          </table:table-cell>
          <table:table-cell table:style-name="ce107" table:formula="of:=LEFT([.AS179];9)" office:value-type="string" office:string-value="1011_0001" calcext:value-type="string">
            <text:p>1011_0001</text:p>
          </table:table-cell>
          <table:table-cell table:style-name="ce107" table:formula="of:=LEFT([.AS179];LEN([.AS179])-1)" office:value-type="string" office:string-value="1011_0001':&quot;0 0 0 0 0 0 0 0 0 0 0 0 0 0 0 0 1 0 0 1 0 0 \n&quot;+&quot;0 0 0 0 0 0 0 0 0 0 0 0 1 0 0 0 0 1 1 0 0 1&quot;" calcext:value-type="string">
            <text:p>1011_0001':"0 0 0 0 0 0 0 0 0 0 0 0 0 0 0 0 1 0 0 1 0 0 \n"+"0 0 0 0 0 0 0 0 0 0 0 0 1 0 0 0 0 1 1 0 0 1"</text:p>
          </table:table-cell>
          <table:table-cell table:style-name="ce107" table:formula="of:=CONCATENATE([.AU179];&quot;+&quot;;&quot;&quot;&quot;&quot;;[.AT179];&quot;&quot;&quot;&quot;;&quot;,&quot;)" office:value-type="string" office:string-value="1011_0001':&quot;0 0 0 0 0 0 0 0 0 0 0 0 0 0 0 0 1 0 0 1 0 0 \n&quot;+&quot;0 0 0 0 0 0 0 0 0 0 0 0 1 0 0 0 0 1 1 0 0 1&quot;+&quot;1011_0001&quot;," calcext:value-type="string">
            <text:p>1011_0001':"0 0 0 0 0 0 0 0 0 0 0 0 0 0 0 0 1 0 0 1 0 0 \n"+"0 0 0 0 0 0 0 0 0 0 0 0 1 0 0 0 0 1 1 0 0 1"+"1011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0001':"0 0 0 0 0 0 0 0 0 0 0 0 0 0 0 0 1 0 0 1 0 0 \n"+"0 0 0 0 0 0 0 0 0 0 0 0 1 0 0 0 0 1 1 0 0 1"+"1011_0001",</text:p>
          </table:table-cell>
          <table:table-cell table:style-name="ce107" table:formula="of:=CONCATENATE(&quot;'&quot;;LEFT([.AX179];11);&quot; &quot;;LEFT([.AW179];LEN([.AW179])-4);&quot; $ &quot;;RIGHT([.AW179];4);&quot;&quot;;RIGHT([.AX179];LEN([.AX179])-11))" office:value-type="string" office:string-value="'1011_0001': &quot;1 0 1 0 0 1 0 0 0 0 1 0 0 0 0 0 0 0 0 0 0 0  $ \n&quot;+&quot;0 0 0 0 0 0 0 0 0 0 0 0 0 0 0 0 1 0 0 1 0 0 \n&quot;+&quot;0 0 0 0 0 0 0 0 0 0 0 0 1 0 0 0 0 1 1 0 0 1&quot;+&quot;1011_0001&quot;," calcext:value-type="string">
            <text:p>'1011_0001': "1 0 1 0 0 1 0 0 0 0 1 0 0 0 0 0 0 0 0 0 0 0 <text:s/>$ \n"+"0 0 0 0 0 0 0 0 0 0 0 0 0 0 0 0 1 0 0 1 0 0 \n"+"0 0 0 0 0 0 0 0 0 0 0 0 1 0 0 0 0 1 1 0 0 1"+"1011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0010':"0 0 0 0 0 0 0 0 0 0 0 0 0 0 0 0 1 0 0 1 0 0 \n"+"0 0 0 0 0 0 0 0 0 0 0 0 1 0 0 0 0 1 1 0 0 1",</text:p>
          </table:table-cell>
          <table:table-cell table:style-name="ce107" table:formula="of:=LEFT([.AS180];9)" office:value-type="string" office:string-value="1011_0010" calcext:value-type="string">
            <text:p>1011_0010</text:p>
          </table:table-cell>
          <table:table-cell table:style-name="ce107" table:formula="of:=LEFT([.AS180];LEN([.AS180])-1)" office:value-type="string" office:string-value="1011_0010':&quot;0 0 0 0 0 0 0 0 0 0 0 0 0 0 0 0 1 0 0 1 0 0 \n&quot;+&quot;0 0 0 0 0 0 0 0 0 0 0 0 1 0 0 0 0 1 1 0 0 1&quot;" calcext:value-type="string">
            <text:p>1011_0010':"0 0 0 0 0 0 0 0 0 0 0 0 0 0 0 0 1 0 0 1 0 0 \n"+"0 0 0 0 0 0 0 0 0 0 0 0 1 0 0 0 0 1 1 0 0 1"</text:p>
          </table:table-cell>
          <table:table-cell table:style-name="ce107" table:formula="of:=CONCATENATE([.AU180];&quot;+&quot;;&quot;&quot;&quot;&quot;;[.AT180];&quot;&quot;&quot;&quot;;&quot;,&quot;)" office:value-type="string" office:string-value="1011_0010':&quot;0 0 0 0 0 0 0 0 0 0 0 0 0 0 0 0 1 0 0 1 0 0 \n&quot;+&quot;0 0 0 0 0 0 0 0 0 0 0 0 1 0 0 0 0 1 1 0 0 1&quot;+&quot;1011_0010&quot;," calcext:value-type="string">
            <text:p>1011_0010':"0 0 0 0 0 0 0 0 0 0 0 0 0 0 0 0 1 0 0 1 0 0 \n"+"0 0 0 0 0 0 0 0 0 0 0 0 1 0 0 0 0 1 1 0 0 1"+"1011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0010':"0 0 0 0 0 0 0 0 0 0 0 0 0 0 0 0 1 0 0 1 0 0 \n"+"0 0 0 0 0 0 0 0 0 0 0 0 1 0 0 0 0 1 1 0 0 1"+"1011_0010",</text:p>
          </table:table-cell>
          <table:table-cell table:style-name="ce107" table:formula="of:=CONCATENATE(&quot;'&quot;;LEFT([.AX180];11);&quot; &quot;;LEFT([.AW180];LEN([.AW180])-4);&quot; $ &quot;;RIGHT([.AW180];4);&quot;&quot;;RIGHT([.AX180];LEN([.AX180])-11))" office:value-type="string" office:string-value="'1011_0010': &quot;1 0 1 0 0 1 0 0 0 0 1 0 0 0 0 0 0 0 0 0 0 0  $ \n&quot;+&quot;0 0 0 0 0 0 0 0 0 0 0 0 0 0 0 0 1 0 0 1 0 0 \n&quot;+&quot;0 0 0 0 0 0 0 0 0 0 0 0 1 0 0 0 0 1 1 0 0 1&quot;+&quot;1011_0010&quot;," calcext:value-type="string">
            <text:p>'1011_0010': "1 0 1 0 0 1 0 0 0 0 1 0 0 0 0 0 0 0 0 0 0 0 <text:s/>$ \n"+"0 0 0 0 0 0 0 0 0 0 0 0 0 0 0 0 1 0 0 1 0 0 \n"+"0 0 0 0 0 0 0 0 0 0 0 0 1 0 0 0 0 1 1 0 0 1"+"1011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0011':"0 0 0 0 0 0 0 0 0 0 0 0 0 0 0 0 1 0 0 1 0 0 \n"+"0 0 0 0 0 0 0 0 0 0 0 0 1 0 0 0 0 1 1 0 0 1",</text:p>
          </table:table-cell>
          <table:table-cell table:style-name="ce107" table:formula="of:=LEFT([.AS181];9)" office:value-type="string" office:string-value="1011_0011" calcext:value-type="string">
            <text:p>1011_0011</text:p>
          </table:table-cell>
          <table:table-cell table:style-name="ce107" table:formula="of:=LEFT([.AS181];LEN([.AS181])-1)" office:value-type="string" office:string-value="1011_0011':&quot;0 0 0 0 0 0 0 0 0 0 0 0 0 0 0 0 1 0 0 1 0 0 \n&quot;+&quot;0 0 0 0 0 0 0 0 0 0 0 0 1 0 0 0 0 1 1 0 0 1&quot;" calcext:value-type="string">
            <text:p>1011_0011':"0 0 0 0 0 0 0 0 0 0 0 0 0 0 0 0 1 0 0 1 0 0 \n"+"0 0 0 0 0 0 0 0 0 0 0 0 1 0 0 0 0 1 1 0 0 1"</text:p>
          </table:table-cell>
          <table:table-cell table:style-name="ce107" table:formula="of:=CONCATENATE([.AU181];&quot;+&quot;;&quot;&quot;&quot;&quot;;[.AT181];&quot;&quot;&quot;&quot;;&quot;,&quot;)" office:value-type="string" office:string-value="1011_0011':&quot;0 0 0 0 0 0 0 0 0 0 0 0 0 0 0 0 1 0 0 1 0 0 \n&quot;+&quot;0 0 0 0 0 0 0 0 0 0 0 0 1 0 0 0 0 1 1 0 0 1&quot;+&quot;1011_0011&quot;," calcext:value-type="string">
            <text:p>1011_0011':"0 0 0 0 0 0 0 0 0 0 0 0 0 0 0 0 1 0 0 1 0 0 \n"+"0 0 0 0 0 0 0 0 0 0 0 0 1 0 0 0 0 1 1 0 0 1"+"1011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0011':"0 0 0 0 0 0 0 0 0 0 0 0 0 0 0 0 1 0 0 1 0 0 \n"+"0 0 0 0 0 0 0 0 0 0 0 0 1 0 0 0 0 1 1 0 0 1"+"1011_0011",</text:p>
          </table:table-cell>
          <table:table-cell table:style-name="ce107" table:formula="of:=CONCATENATE(&quot;'&quot;;LEFT([.AX181];11);&quot; &quot;;LEFT([.AW181];LEN([.AW181])-4);&quot; $ &quot;;RIGHT([.AW181];4);&quot;&quot;;RIGHT([.AX181];LEN([.AX181])-11))" office:value-type="string" office:string-value="'1011_0011': &quot;1 0 1 0 0 1 0 0 0 0 1 0 0 0 0 0 0 0 0 0 0 0  $ \n&quot;+&quot;0 0 0 0 0 0 0 0 0 0 0 0 0 0 0 0 1 0 0 1 0 0 \n&quot;+&quot;0 0 0 0 0 0 0 0 0 0 0 0 1 0 0 0 0 1 1 0 0 1&quot;+&quot;1011_0011&quot;," calcext:value-type="string">
            <text:p>'1011_0011': "1 0 1 0 0 1 0 0 0 0 1 0 0 0 0 0 0 0 0 0 0 0 <text:s/>$ \n"+"0 0 0 0 0 0 0 0 0 0 0 0 0 0 0 0 1 0 0 1 0 0 \n"+"0 0 0 0 0 0 0 0 0 0 0 0 1 0 0 0 0 1 1 0 0 1"+"1011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0100':"0 0 0 0 0 0 0 0 0 0 0 0 0 0 0 0 1 0 0 1 0 0 \n"+"0 0 0 0 0 0 0 0 0 0 0 0 1 0 0 0 0 1 1 0 0 1",</text:p>
          </table:table-cell>
          <table:table-cell table:style-name="ce107" table:formula="of:=LEFT([.AS182];9)" office:value-type="string" office:string-value="1011_0100" calcext:value-type="string">
            <text:p>1011_0100</text:p>
          </table:table-cell>
          <table:table-cell table:style-name="ce107" table:formula="of:=LEFT([.AS182];LEN([.AS182])-1)" office:value-type="string" office:string-value="1011_0100':&quot;0 0 0 0 0 0 0 0 0 0 0 0 0 0 0 0 1 0 0 1 0 0 \n&quot;+&quot;0 0 0 0 0 0 0 0 0 0 0 0 1 0 0 0 0 1 1 0 0 1&quot;" calcext:value-type="string">
            <text:p>1011_0100':"0 0 0 0 0 0 0 0 0 0 0 0 0 0 0 0 1 0 0 1 0 0 \n"+"0 0 0 0 0 0 0 0 0 0 0 0 1 0 0 0 0 1 1 0 0 1"</text:p>
          </table:table-cell>
          <table:table-cell table:style-name="ce107" table:formula="of:=CONCATENATE([.AU182];&quot;+&quot;;&quot;&quot;&quot;&quot;;[.AT182];&quot;&quot;&quot;&quot;;&quot;,&quot;)" office:value-type="string" office:string-value="1011_0100':&quot;0 0 0 0 0 0 0 0 0 0 0 0 0 0 0 0 1 0 0 1 0 0 \n&quot;+&quot;0 0 0 0 0 0 0 0 0 0 0 0 1 0 0 0 0 1 1 0 0 1&quot;+&quot;1011_0100&quot;," calcext:value-type="string">
            <text:p>1011_0100':"0 0 0 0 0 0 0 0 0 0 0 0 0 0 0 0 1 0 0 1 0 0 \n"+"0 0 0 0 0 0 0 0 0 0 0 0 1 0 0 0 0 1 1 0 0 1"+"1011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0100':"0 0 0 0 0 0 0 0 0 0 0 0 0 0 0 0 1 0 0 1 0 0 \n"+"0 0 0 0 0 0 0 0 0 0 0 0 1 0 0 0 0 1 1 0 0 1"+"1011_0100",</text:p>
          </table:table-cell>
          <table:table-cell table:style-name="ce107" table:formula="of:=CONCATENATE(&quot;'&quot;;LEFT([.AX182];11);&quot; &quot;;LEFT([.AW182];LEN([.AW182])-4);&quot; $ &quot;;RIGHT([.AW182];4);&quot;&quot;;RIGHT([.AX182];LEN([.AX182])-11))" office:value-type="string" office:string-value="'1011_0100': &quot;1 0 1 0 0 1 0 0 0 0 1 0 0 0 0 0 0 0 0 0 0 0  $ \n&quot;+&quot;0 0 0 0 0 0 0 0 0 0 0 0 0 0 0 0 1 0 0 1 0 0 \n&quot;+&quot;0 0 0 0 0 0 0 0 0 0 0 0 1 0 0 0 0 1 1 0 0 1&quot;+&quot;1011_0100&quot;," calcext:value-type="string">
            <text:p>'1011_0100': "1 0 1 0 0 1 0 0 0 0 1 0 0 0 0 0 0 0 0 0 0 0 <text:s/>$ \n"+"0 0 0 0 0 0 0 0 0 0 0 0 0 0 0 0 1 0 0 1 0 0 \n"+"0 0 0 0 0 0 0 0 0 0 0 0 1 0 0 0 0 1 1 0 0 1"+"1011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0101':"0 0 0 0 0 0 0 0 0 0 0 0 0 0 0 0 1 0 0 1 0 0 \n"+"0 0 0 0 0 0 0 0 0 0 0 0 1 0 0 0 0 1 1 0 0 1",</text:p>
          </table:table-cell>
          <table:table-cell table:style-name="ce107" table:formula="of:=LEFT([.AS183];9)" office:value-type="string" office:string-value="1011_0101" calcext:value-type="string">
            <text:p>1011_0101</text:p>
          </table:table-cell>
          <table:table-cell table:style-name="ce107" table:formula="of:=LEFT([.AS183];LEN([.AS183])-1)" office:value-type="string" office:string-value="1011_0101':&quot;0 0 0 0 0 0 0 0 0 0 0 0 0 0 0 0 1 0 0 1 0 0 \n&quot;+&quot;0 0 0 0 0 0 0 0 0 0 0 0 1 0 0 0 0 1 1 0 0 1&quot;" calcext:value-type="string">
            <text:p>1011_0101':"0 0 0 0 0 0 0 0 0 0 0 0 0 0 0 0 1 0 0 1 0 0 \n"+"0 0 0 0 0 0 0 0 0 0 0 0 1 0 0 0 0 1 1 0 0 1"</text:p>
          </table:table-cell>
          <table:table-cell table:style-name="ce107" table:formula="of:=CONCATENATE([.AU183];&quot;+&quot;;&quot;&quot;&quot;&quot;;[.AT183];&quot;&quot;&quot;&quot;;&quot;,&quot;)" office:value-type="string" office:string-value="1011_0101':&quot;0 0 0 0 0 0 0 0 0 0 0 0 0 0 0 0 1 0 0 1 0 0 \n&quot;+&quot;0 0 0 0 0 0 0 0 0 0 0 0 1 0 0 0 0 1 1 0 0 1&quot;+&quot;1011_0101&quot;," calcext:value-type="string">
            <text:p>1011_0101':"0 0 0 0 0 0 0 0 0 0 0 0 0 0 0 0 1 0 0 1 0 0 \n"+"0 0 0 0 0 0 0 0 0 0 0 0 1 0 0 0 0 1 1 0 0 1"+"1011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0101':"0 0 0 0 0 0 0 0 0 0 0 0 0 0 0 0 1 0 0 1 0 0 \n"+"0 0 0 0 0 0 0 0 0 0 0 0 1 0 0 0 0 1 1 0 0 1"+"1011_0101",</text:p>
          </table:table-cell>
          <table:table-cell table:style-name="ce107" table:formula="of:=CONCATENATE(&quot;'&quot;;LEFT([.AX183];11);&quot; &quot;;LEFT([.AW183];LEN([.AW183])-4);&quot; $ &quot;;RIGHT([.AW183];4);&quot;&quot;;RIGHT([.AX183];LEN([.AX183])-11))" office:value-type="string" office:string-value="'1011_0101': &quot;1 0 1 0 0 1 0 0 0 0 1 0 0 0 0 0 0 0 0 0 0 0  $ \n&quot;+&quot;0 0 0 0 0 0 0 0 0 0 0 0 0 0 0 0 1 0 0 1 0 0 \n&quot;+&quot;0 0 0 0 0 0 0 0 0 0 0 0 1 0 0 0 0 1 1 0 0 1&quot;+&quot;1011_0101&quot;," calcext:value-type="string">
            <text:p>'1011_0101': "1 0 1 0 0 1 0 0 0 0 1 0 0 0 0 0 0 0 0 0 0 0 <text:s/>$ \n"+"0 0 0 0 0 0 0 0 0 0 0 0 0 0 0 0 1 0 0 1 0 0 \n"+"0 0 0 0 0 0 0 0 0 0 0 0 1 0 0 0 0 1 1 0 0 1"+"1011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0110':"0 0 0 0 0 0 0 0 0 0 0 0 0 0 0 0 1 0 0 1 0 0 \n"+"0 0 0 0 0 0 0 0 0 0 0 0 1 0 0 0 0 1 1 0 0 1",</text:p>
          </table:table-cell>
          <table:table-cell table:style-name="ce107" table:formula="of:=LEFT([.AS184];9)" office:value-type="string" office:string-value="1011_0110" calcext:value-type="string">
            <text:p>1011_0110</text:p>
          </table:table-cell>
          <table:table-cell table:style-name="ce107" table:formula="of:=LEFT([.AS184];LEN([.AS184])-1)" office:value-type="string" office:string-value="1011_0110':&quot;0 0 0 0 0 0 0 0 0 0 0 0 0 0 0 0 1 0 0 1 0 0 \n&quot;+&quot;0 0 0 0 0 0 0 0 0 0 0 0 1 0 0 0 0 1 1 0 0 1&quot;" calcext:value-type="string">
            <text:p>1011_0110':"0 0 0 0 0 0 0 0 0 0 0 0 0 0 0 0 1 0 0 1 0 0 \n"+"0 0 0 0 0 0 0 0 0 0 0 0 1 0 0 0 0 1 1 0 0 1"</text:p>
          </table:table-cell>
          <table:table-cell table:style-name="ce107" table:formula="of:=CONCATENATE([.AU184];&quot;+&quot;;&quot;&quot;&quot;&quot;;[.AT184];&quot;&quot;&quot;&quot;;&quot;,&quot;)" office:value-type="string" office:string-value="1011_0110':&quot;0 0 0 0 0 0 0 0 0 0 0 0 0 0 0 0 1 0 0 1 0 0 \n&quot;+&quot;0 0 0 0 0 0 0 0 0 0 0 0 1 0 0 0 0 1 1 0 0 1&quot;+&quot;1011_0110&quot;," calcext:value-type="string">
            <text:p>1011_0110':"0 0 0 0 0 0 0 0 0 0 0 0 0 0 0 0 1 0 0 1 0 0 \n"+"0 0 0 0 0 0 0 0 0 0 0 0 1 0 0 0 0 1 1 0 0 1"+"1011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0110':"0 0 0 0 0 0 0 0 0 0 0 0 0 0 0 0 1 0 0 1 0 0 \n"+"0 0 0 0 0 0 0 0 0 0 0 0 1 0 0 0 0 1 1 0 0 1"+"1011_0110",</text:p>
          </table:table-cell>
          <table:table-cell table:style-name="ce107" table:formula="of:=CONCATENATE(&quot;'&quot;;LEFT([.AX184];11);&quot; &quot;;LEFT([.AW184];LEN([.AW184])-4);&quot; $ &quot;;RIGHT([.AW184];4);&quot;&quot;;RIGHT([.AX184];LEN([.AX184])-11))" office:value-type="string" office:string-value="'1011_0110': &quot;1 0 1 0 0 1 0 0 0 0 1 0 0 0 0 0 0 0 0 0 0 0  $ \n&quot;+&quot;0 0 0 0 0 0 0 0 0 0 0 0 0 0 0 0 1 0 0 1 0 0 \n&quot;+&quot;0 0 0 0 0 0 0 0 0 0 0 0 1 0 0 0 0 1 1 0 0 1&quot;+&quot;1011_0110&quot;," calcext:value-type="string">
            <text:p>'1011_0110': "1 0 1 0 0 1 0 0 0 0 1 0 0 0 0 0 0 0 0 0 0 0 <text:s/>$ \n"+"0 0 0 0 0 0 0 0 0 0 0 0 0 0 0 0 1 0 0 1 0 0 \n"+"0 0 0 0 0 0 0 0 0 0 0 0 1 0 0 0 0 1 1 0 0 1"+"1011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0111':"0 0 0 0 0 0 0 0 0 0 0 0 0 0 0 0 1 0 0 1 0 0 \n"+"0 0 0 0 0 0 0 0 0 0 0 0 1 0 0 0 0 1 1 0 0 1",</text:p>
          </table:table-cell>
          <table:table-cell table:style-name="ce107" table:formula="of:=LEFT([.AS185];9)" office:value-type="string" office:string-value="1011_0111" calcext:value-type="string">
            <text:p>1011_0111</text:p>
          </table:table-cell>
          <table:table-cell table:style-name="ce107" table:formula="of:=LEFT([.AS185];LEN([.AS185])-1)" office:value-type="string" office:string-value="1011_0111':&quot;0 0 0 0 0 0 0 0 0 0 0 0 0 0 0 0 1 0 0 1 0 0 \n&quot;+&quot;0 0 0 0 0 0 0 0 0 0 0 0 1 0 0 0 0 1 1 0 0 1&quot;" calcext:value-type="string">
            <text:p>1011_0111':"0 0 0 0 0 0 0 0 0 0 0 0 0 0 0 0 1 0 0 1 0 0 \n"+"0 0 0 0 0 0 0 0 0 0 0 0 1 0 0 0 0 1 1 0 0 1"</text:p>
          </table:table-cell>
          <table:table-cell table:style-name="ce107" table:formula="of:=CONCATENATE([.AU185];&quot;+&quot;;&quot;&quot;&quot;&quot;;[.AT185];&quot;&quot;&quot;&quot;;&quot;,&quot;)" office:value-type="string" office:string-value="1011_0111':&quot;0 0 0 0 0 0 0 0 0 0 0 0 0 0 0 0 1 0 0 1 0 0 \n&quot;+&quot;0 0 0 0 0 0 0 0 0 0 0 0 1 0 0 0 0 1 1 0 0 1&quot;+&quot;1011_0111&quot;," calcext:value-type="string">
            <text:p>1011_0111':"0 0 0 0 0 0 0 0 0 0 0 0 0 0 0 0 1 0 0 1 0 0 \n"+"0 0 0 0 0 0 0 0 0 0 0 0 1 0 0 0 0 1 1 0 0 1"+"1011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0111':"0 0 0 0 0 0 0 0 0 0 0 0 0 0 0 0 1 0 0 1 0 0 \n"+"0 0 0 0 0 0 0 0 0 0 0 0 1 0 0 0 0 1 1 0 0 1"+"1011_0111",</text:p>
          </table:table-cell>
          <table:table-cell table:style-name="ce107" table:formula="of:=CONCATENATE(&quot;'&quot;;LEFT([.AX185];11);&quot; &quot;;LEFT([.AW185];LEN([.AW185])-4);&quot; $ &quot;;RIGHT([.AW185];4);&quot;&quot;;RIGHT([.AX185];LEN([.AX185])-11))" office:value-type="string" office:string-value="'1011_0111': &quot;1 0 1 0 0 1 0 0 0 0 1 0 0 0 0 0 0 0 0 0 0 0  $ \n&quot;+&quot;0 0 0 0 0 0 0 0 0 0 0 0 0 0 0 0 1 0 0 1 0 0 \n&quot;+&quot;0 0 0 0 0 0 0 0 0 0 0 0 1 0 0 0 0 1 1 0 0 1&quot;+&quot;1011_0111&quot;," calcext:value-type="string">
            <text:p>'1011_0111': "1 0 1 0 0 1 0 0 0 0 1 0 0 0 0 0 0 0 0 0 0 0 <text:s/>$ \n"+"0 0 0 0 0 0 0 0 0 0 0 0 0 0 0 0 1 0 0 1 0 0 \n"+"0 0 0 0 0 0 0 0 0 0 0 0 1 0 0 0 0 1 1 0 0 1"+"1011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1000':"0 0 0 0 0 0 0 0 0 0 0 0 0 0 0 0 1 0 0 0 0 1 \n"+"1 0 1 0 0 1 0 0 0 0 0 0 1 0 0 0 0 1 0 0 1 0",</text:p>
          </table:table-cell>
          <table:table-cell table:style-name="ce107" table:formula="of:=LEFT([.AS186];9)" office:value-type="string" office:string-value="1011_1000" calcext:value-type="string">
            <text:p>1011_1000</text:p>
          </table:table-cell>
          <table:table-cell table:style-name="ce107" table:formula="of:=LEFT([.AS186];LEN([.AS186])-1)" office:value-type="string" office:string-value="1011_1000':&quot;0 0 0 0 0 0 0 0 0 0 0 0 0 0 0 0 1 0 0 0 0 1 \n&quot;+&quot;1 0 1 0 0 1 0 0 0 0 0 0 1 0 0 0 0 1 0 0 1 0&quot;" calcext:value-type="string">
            <text:p>1011_1000':"0 0 0 0 0 0 0 0 0 0 0 0 0 0 0 0 1 0 0 0 0 1 \n"+"1 0 1 0 0 1 0 0 0 0 0 0 1 0 0 0 0 1 0 0 1 0"</text:p>
          </table:table-cell>
          <table:table-cell table:style-name="ce107" table:formula="of:=CONCATENATE([.AU186];&quot;+&quot;;&quot;&quot;&quot;&quot;;[.AT186];&quot;&quot;&quot;&quot;;&quot;,&quot;)" office:value-type="string" office:string-value="1011_1000':&quot;0 0 0 0 0 0 0 0 0 0 0 0 0 0 0 0 1 0 0 0 0 1 \n&quot;+&quot;1 0 1 0 0 1 0 0 0 0 0 0 1 0 0 0 0 1 0 0 1 0&quot;+&quot;1011_1000&quot;," calcext:value-type="string">
            <text:p>1011_1000':"0 0 0 0 0 0 0 0 0 0 0 0 0 0 0 0 1 0 0 0 0 1 \n"+"1 0 1 0 0 1 0 0 0 0 0 0 1 0 0 0 0 1 0 0 1 0"+"1011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1000':"0 0 0 0 0 0 0 0 0 0 0 0 0 0 0 0 1 0 0 0 0 1 \n"+"1 0 1 0 0 1 0 0 0 0 0 0 1 0 0 0 0 1 0 0 1 0"+"1011_1000",</text:p>
          </table:table-cell>
          <table:table-cell table:style-name="ce107" table:formula="of:=CONCATENATE(&quot;'&quot;;LEFT([.AX186];11);&quot; &quot;;LEFT([.AW186];LEN([.AW186])-4);&quot; $ &quot;;RIGHT([.AW186];4);&quot;&quot;;RIGHT([.AX186];LEN([.AX186])-11))" office:value-type="string" office:string-value="'1011_1000': &quot;1 0 1 0 0 1 0 0 0 0 1 0 0 0 0 0 0 0 0 0 0 0  $ \n&quot;+&quot;0 0 0 0 0 0 0 0 0 0 0 0 0 0 0 0 1 0 0 0 0 1 \n&quot;+&quot;1 0 1 0 0 1 0 0 0 0 0 0 1 0 0 0 0 1 0 0 1 0&quot;+&quot;1011_1000&quot;," calcext:value-type="string">
            <text:p>'1011_1000': "1 0 1 0 0 1 0 0 0 0 1 0 0 0 0 0 0 0 0 0 0 0 <text:s/>$ \n"+"0 0 0 0 0 0 0 0 0 0 0 0 0 0 0 0 1 0 0 0 0 1 \n"+"1 0 1 0 0 1 0 0 0 0 0 0 1 0 0 0 0 1 0 0 1 0"+"1011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1001':"0 0 0 0 0 0 0 0 0 0 0 0 0 0 0 0 1 0 0 0 0 1 \n"+"1 0 1 0 0 1 0 0 0 0 0 0 1 0 0 0 0 1 0 0 1 0",</text:p>
          </table:table-cell>
          <table:table-cell table:style-name="ce107" table:formula="of:=LEFT([.AS187];9)" office:value-type="string" office:string-value="1011_1001" calcext:value-type="string">
            <text:p>1011_1001</text:p>
          </table:table-cell>
          <table:table-cell table:style-name="ce107" table:formula="of:=LEFT([.AS187];LEN([.AS187])-1)" office:value-type="string" office:string-value="1011_1001':&quot;0 0 0 0 0 0 0 0 0 0 0 0 0 0 0 0 1 0 0 0 0 1 \n&quot;+&quot;1 0 1 0 0 1 0 0 0 0 0 0 1 0 0 0 0 1 0 0 1 0&quot;" calcext:value-type="string">
            <text:p>1011_1001':"0 0 0 0 0 0 0 0 0 0 0 0 0 0 0 0 1 0 0 0 0 1 \n"+"1 0 1 0 0 1 0 0 0 0 0 0 1 0 0 0 0 1 0 0 1 0"</text:p>
          </table:table-cell>
          <table:table-cell table:style-name="ce107" table:formula="of:=CONCATENATE([.AU187];&quot;+&quot;;&quot;&quot;&quot;&quot;;[.AT187];&quot;&quot;&quot;&quot;;&quot;,&quot;)" office:value-type="string" office:string-value="1011_1001':&quot;0 0 0 0 0 0 0 0 0 0 0 0 0 0 0 0 1 0 0 0 0 1 \n&quot;+&quot;1 0 1 0 0 1 0 0 0 0 0 0 1 0 0 0 0 1 0 0 1 0&quot;+&quot;1011_1001&quot;," calcext:value-type="string">
            <text:p>1011_1001':"0 0 0 0 0 0 0 0 0 0 0 0 0 0 0 0 1 0 0 0 0 1 \n"+"1 0 1 0 0 1 0 0 0 0 0 0 1 0 0 0 0 1 0 0 1 0"+"1011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1001':"0 0 0 0 0 0 0 0 0 0 0 0 0 0 0 0 1 0 0 0 0 1 \n"+"1 0 1 0 0 1 0 0 0 0 0 0 1 0 0 0 0 1 0 0 1 0"+"1011_1001",</text:p>
          </table:table-cell>
          <table:table-cell table:style-name="ce107" table:formula="of:=CONCATENATE(&quot;'&quot;;LEFT([.AX187];11);&quot; &quot;;LEFT([.AW187];LEN([.AW187])-4);&quot; $ &quot;;RIGHT([.AW187];4);&quot;&quot;;RIGHT([.AX187];LEN([.AX187])-11))" office:value-type="string" office:string-value="'1011_1001': &quot;1 0 1 0 0 1 0 0 0 0 1 0 0 0 0 0 0 0 0 0 0 0  $ \n&quot;+&quot;0 0 0 0 0 0 0 0 0 0 0 0 0 0 0 0 1 0 0 0 0 1 \n&quot;+&quot;1 0 1 0 0 1 0 0 0 0 0 0 1 0 0 0 0 1 0 0 1 0&quot;+&quot;1011_1001&quot;," calcext:value-type="string">
            <text:p>'1011_1001': "1 0 1 0 0 1 0 0 0 0 1 0 0 0 0 0 0 0 0 0 0 0 <text:s/>$ \n"+"0 0 0 0 0 0 0 0 0 0 0 0 0 0 0 0 1 0 0 0 0 1 \n"+"1 0 1 0 0 1 0 0 0 0 0 0 1 0 0 0 0 1 0 0 1 0"+"1011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1010':"0 0 0 0 0 0 0 0 0 0 0 0 0 0 0 0 1 0 0 0 0 1 \n"+"1 0 1 0 0 1 0 0 0 0 0 0 1 0 0 0 0 1 0 0 1 0",</text:p>
          </table:table-cell>
          <table:table-cell table:style-name="ce107" table:formula="of:=LEFT([.AS188];9)" office:value-type="string" office:string-value="1011_1010" calcext:value-type="string">
            <text:p>1011_1010</text:p>
          </table:table-cell>
          <table:table-cell table:style-name="ce107" table:formula="of:=LEFT([.AS188];LEN([.AS188])-1)" office:value-type="string" office:string-value="1011_1010':&quot;0 0 0 0 0 0 0 0 0 0 0 0 0 0 0 0 1 0 0 0 0 1 \n&quot;+&quot;1 0 1 0 0 1 0 0 0 0 0 0 1 0 0 0 0 1 0 0 1 0&quot;" calcext:value-type="string">
            <text:p>1011_1010':"0 0 0 0 0 0 0 0 0 0 0 0 0 0 0 0 1 0 0 0 0 1 \n"+"1 0 1 0 0 1 0 0 0 0 0 0 1 0 0 0 0 1 0 0 1 0"</text:p>
          </table:table-cell>
          <table:table-cell table:style-name="ce107" table:formula="of:=CONCATENATE([.AU188];&quot;+&quot;;&quot;&quot;&quot;&quot;;[.AT188];&quot;&quot;&quot;&quot;;&quot;,&quot;)" office:value-type="string" office:string-value="1011_1010':&quot;0 0 0 0 0 0 0 0 0 0 0 0 0 0 0 0 1 0 0 0 0 1 \n&quot;+&quot;1 0 1 0 0 1 0 0 0 0 0 0 1 0 0 0 0 1 0 0 1 0&quot;+&quot;1011_1010&quot;," calcext:value-type="string">
            <text:p>1011_1010':"0 0 0 0 0 0 0 0 0 0 0 0 0 0 0 0 1 0 0 0 0 1 \n"+"1 0 1 0 0 1 0 0 0 0 0 0 1 0 0 0 0 1 0 0 1 0"+"1011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1010':"0 0 0 0 0 0 0 0 0 0 0 0 0 0 0 0 1 0 0 0 0 1 \n"+"1 0 1 0 0 1 0 0 0 0 0 0 1 0 0 0 0 1 0 0 1 0"+"1011_1010",</text:p>
          </table:table-cell>
          <table:table-cell table:style-name="ce107" table:formula="of:=CONCATENATE(&quot;'&quot;;LEFT([.AX188];11);&quot; &quot;;LEFT([.AW188];LEN([.AW188])-4);&quot; $ &quot;;RIGHT([.AW188];4);&quot;&quot;;RIGHT([.AX188];LEN([.AX188])-11))" office:value-type="string" office:string-value="'1011_1010': &quot;1 0 1 0 0 1 0 0 0 0 1 0 0 0 0 0 0 0 0 0 0 0  $ \n&quot;+&quot;0 0 0 0 0 0 0 0 0 0 0 0 0 0 0 0 1 0 0 0 0 1 \n&quot;+&quot;1 0 1 0 0 1 0 0 0 0 0 0 1 0 0 0 0 1 0 0 1 0&quot;+&quot;1011_1010&quot;," calcext:value-type="string">
            <text:p>'1011_1010': "1 0 1 0 0 1 0 0 0 0 1 0 0 0 0 0 0 0 0 0 0 0 <text:s/>$ \n"+"0 0 0 0 0 0 0 0 0 0 0 0 0 0 0 0 1 0 0 0 0 1 \n"+"1 0 1 0 0 1 0 0 0 0 0 0 1 0 0 0 0 1 0 0 1 0"+"1011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1011':"0 0 0 0 0 0 0 0 0 0 0 0 0 0 0 0 1 0 0 0 0 1 \n"+"1 0 1 0 0 1 0 0 0 0 0 0 1 0 0 0 0 1 0 0 1 0",</text:p>
          </table:table-cell>
          <table:table-cell table:style-name="ce107" table:formula="of:=LEFT([.AS189];9)" office:value-type="string" office:string-value="1011_1011" calcext:value-type="string">
            <text:p>1011_1011</text:p>
          </table:table-cell>
          <table:table-cell table:style-name="ce107" table:formula="of:=LEFT([.AS189];LEN([.AS189])-1)" office:value-type="string" office:string-value="1011_1011':&quot;0 0 0 0 0 0 0 0 0 0 0 0 0 0 0 0 1 0 0 0 0 1 \n&quot;+&quot;1 0 1 0 0 1 0 0 0 0 0 0 1 0 0 0 0 1 0 0 1 0&quot;" calcext:value-type="string">
            <text:p>1011_1011':"0 0 0 0 0 0 0 0 0 0 0 0 0 0 0 0 1 0 0 0 0 1 \n"+"1 0 1 0 0 1 0 0 0 0 0 0 1 0 0 0 0 1 0 0 1 0"</text:p>
          </table:table-cell>
          <table:table-cell table:style-name="ce107" table:formula="of:=CONCATENATE([.AU189];&quot;+&quot;;&quot;&quot;&quot;&quot;;[.AT189];&quot;&quot;&quot;&quot;;&quot;,&quot;)" office:value-type="string" office:string-value="1011_1011':&quot;0 0 0 0 0 0 0 0 0 0 0 0 0 0 0 0 1 0 0 0 0 1 \n&quot;+&quot;1 0 1 0 0 1 0 0 0 0 0 0 1 0 0 0 0 1 0 0 1 0&quot;+&quot;1011_1011&quot;," calcext:value-type="string">
            <text:p>1011_1011':"0 0 0 0 0 0 0 0 0 0 0 0 0 0 0 0 1 0 0 0 0 1 \n"+"1 0 1 0 0 1 0 0 0 0 0 0 1 0 0 0 0 1 0 0 1 0"+"1011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1011':"0 0 0 0 0 0 0 0 0 0 0 0 0 0 0 0 1 0 0 0 0 1 \n"+"1 0 1 0 0 1 0 0 0 0 0 0 1 0 0 0 0 1 0 0 1 0"+"1011_1011",</text:p>
          </table:table-cell>
          <table:table-cell table:style-name="ce107" table:formula="of:=CONCATENATE(&quot;'&quot;;LEFT([.AX189];11);&quot; &quot;;LEFT([.AW189];LEN([.AW189])-4);&quot; $ &quot;;RIGHT([.AW189];4);&quot;&quot;;RIGHT([.AX189];LEN([.AX189])-11))" office:value-type="string" office:string-value="'1011_1011': &quot;1 0 1 0 0 1 0 0 0 0 1 0 0 0 0 0 0 0 0 0 0 0  $ \n&quot;+&quot;0 0 0 0 0 0 0 0 0 0 0 0 0 0 0 0 1 0 0 0 0 1 \n&quot;+&quot;1 0 1 0 0 1 0 0 0 0 0 0 1 0 0 0 0 1 0 0 1 0&quot;+&quot;1011_1011&quot;," calcext:value-type="string">
            <text:p>'1011_1011': "1 0 1 0 0 1 0 0 0 0 1 0 0 0 0 0 0 0 0 0 0 0 <text:s/>$ \n"+"0 0 0 0 0 0 0 0 0 0 0 0 0 0 0 0 1 0 0 0 0 1 \n"+"1 0 1 0 0 1 0 0 0 0 0 0 1 0 0 0 0 1 0 0 1 0"+"1011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1100':"0 0 0 0 0 0 0 0 0 0 0 0 0 0 0 0 1 0 0 0 0 1 \n"+"1 0 1 0 0 1 0 0 0 0 0 0 1 0 0 0 0 1 0 0 1 0",</text:p>
          </table:table-cell>
          <table:table-cell table:style-name="ce107" table:formula="of:=LEFT([.AS190];9)" office:value-type="string" office:string-value="1011_1100" calcext:value-type="string">
            <text:p>1011_1100</text:p>
          </table:table-cell>
          <table:table-cell table:style-name="ce107" table:formula="of:=LEFT([.AS190];LEN([.AS190])-1)" office:value-type="string" office:string-value="1011_1100':&quot;0 0 0 0 0 0 0 0 0 0 0 0 0 0 0 0 1 0 0 0 0 1 \n&quot;+&quot;1 0 1 0 0 1 0 0 0 0 0 0 1 0 0 0 0 1 0 0 1 0&quot;" calcext:value-type="string">
            <text:p>1011_1100':"0 0 0 0 0 0 0 0 0 0 0 0 0 0 0 0 1 0 0 0 0 1 \n"+"1 0 1 0 0 1 0 0 0 0 0 0 1 0 0 0 0 1 0 0 1 0"</text:p>
          </table:table-cell>
          <table:table-cell table:style-name="ce107" table:formula="of:=CONCATENATE([.AU190];&quot;+&quot;;&quot;&quot;&quot;&quot;;[.AT190];&quot;&quot;&quot;&quot;;&quot;,&quot;)" office:value-type="string" office:string-value="1011_1100':&quot;0 0 0 0 0 0 0 0 0 0 0 0 0 0 0 0 1 0 0 0 0 1 \n&quot;+&quot;1 0 1 0 0 1 0 0 0 0 0 0 1 0 0 0 0 1 0 0 1 0&quot;+&quot;1011_1100&quot;," calcext:value-type="string">
            <text:p>1011_1100':"0 0 0 0 0 0 0 0 0 0 0 0 0 0 0 0 1 0 0 0 0 1 \n"+"1 0 1 0 0 1 0 0 0 0 0 0 1 0 0 0 0 1 0 0 1 0"+"1011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1100':"0 0 0 0 0 0 0 0 0 0 0 0 0 0 0 0 1 0 0 0 0 1 \n"+"1 0 1 0 0 1 0 0 0 0 0 0 1 0 0 0 0 1 0 0 1 0"+"1011_1100",</text:p>
          </table:table-cell>
          <table:table-cell table:style-name="ce107" table:formula="of:=CONCATENATE(&quot;'&quot;;LEFT([.AX190];11);&quot; &quot;;LEFT([.AW190];LEN([.AW190])-4);&quot; $ &quot;;RIGHT([.AW190];4);&quot;&quot;;RIGHT([.AX190];LEN([.AX190])-11))" office:value-type="string" office:string-value="'1011_1100': &quot;1 0 1 0 0 1 0 0 0 0 1 0 0 0 0 0 0 0 0 0 0 0  $ \n&quot;+&quot;0 0 0 0 0 0 0 0 0 0 0 0 0 0 0 0 1 0 0 0 0 1 \n&quot;+&quot;1 0 1 0 0 1 0 0 0 0 0 0 1 0 0 0 0 1 0 0 1 0&quot;+&quot;1011_1100&quot;," calcext:value-type="string">
            <text:p>'1011_1100': "1 0 1 0 0 1 0 0 0 0 1 0 0 0 0 0 0 0 0 0 0 0 <text:s/>$ \n"+"0 0 0 0 0 0 0 0 0 0 0 0 0 0 0 0 1 0 0 0 0 1 \n"+"1 0 1 0 0 1 0 0 0 0 0 0 1 0 0 0 0 1 0 0 1 0"+"1011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1101':"0 0 0 0 0 0 0 0 0 0 0 0 0 0 0 0 1 0 0 0 0 1 \n"+"1 0 1 0 0 1 0 0 0 0 0 0 1 0 0 0 0 1 0 0 1 0",</text:p>
          </table:table-cell>
          <table:table-cell table:style-name="ce107" table:formula="of:=LEFT([.AS191];9)" office:value-type="string" office:string-value="1011_1101" calcext:value-type="string">
            <text:p>1011_1101</text:p>
          </table:table-cell>
          <table:table-cell table:style-name="ce107" table:formula="of:=LEFT([.AS191];LEN([.AS191])-1)" office:value-type="string" office:string-value="1011_1101':&quot;0 0 0 0 0 0 0 0 0 0 0 0 0 0 0 0 1 0 0 0 0 1 \n&quot;+&quot;1 0 1 0 0 1 0 0 0 0 0 0 1 0 0 0 0 1 0 0 1 0&quot;" calcext:value-type="string">
            <text:p>1011_1101':"0 0 0 0 0 0 0 0 0 0 0 0 0 0 0 0 1 0 0 0 0 1 \n"+"1 0 1 0 0 1 0 0 0 0 0 0 1 0 0 0 0 1 0 0 1 0"</text:p>
          </table:table-cell>
          <table:table-cell table:style-name="ce107" table:formula="of:=CONCATENATE([.AU191];&quot;+&quot;;&quot;&quot;&quot;&quot;;[.AT191];&quot;&quot;&quot;&quot;;&quot;,&quot;)" office:value-type="string" office:string-value="1011_1101':&quot;0 0 0 0 0 0 0 0 0 0 0 0 0 0 0 0 1 0 0 0 0 1 \n&quot;+&quot;1 0 1 0 0 1 0 0 0 0 0 0 1 0 0 0 0 1 0 0 1 0&quot;+&quot;1011_1101&quot;," calcext:value-type="string">
            <text:p>1011_1101':"0 0 0 0 0 0 0 0 0 0 0 0 0 0 0 0 1 0 0 0 0 1 \n"+"1 0 1 0 0 1 0 0 0 0 0 0 1 0 0 0 0 1 0 0 1 0"+"1011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1101':"0 0 0 0 0 0 0 0 0 0 0 0 0 0 0 0 1 0 0 0 0 1 \n"+"1 0 1 0 0 1 0 0 0 0 0 0 1 0 0 0 0 1 0 0 1 0"+"1011_1101",</text:p>
          </table:table-cell>
          <table:table-cell table:style-name="ce107" table:formula="of:=CONCATENATE(&quot;'&quot;;LEFT([.AX191];11);&quot; &quot;;LEFT([.AW191];LEN([.AW191])-4);&quot; $ &quot;;RIGHT([.AW191];4);&quot;&quot;;RIGHT([.AX191];LEN([.AX191])-11))" office:value-type="string" office:string-value="'1011_1101': &quot;1 0 1 0 0 1 0 0 0 0 1 0 0 0 0 0 0 0 0 0 0 0  $ \n&quot;+&quot;0 0 0 0 0 0 0 0 0 0 0 0 0 0 0 0 1 0 0 0 0 1 \n&quot;+&quot;1 0 1 0 0 1 0 0 0 0 0 0 1 0 0 0 0 1 0 0 1 0&quot;+&quot;1011_1101&quot;," calcext:value-type="string">
            <text:p>'1011_1101': "1 0 1 0 0 1 0 0 0 0 1 0 0 0 0 0 0 0 0 0 0 0 <text:s/>$ \n"+"0 0 0 0 0 0 0 0 0 0 0 0 0 0 0 0 1 0 0 0 0 1 \n"+"1 0 1 0 0 1 0 0 0 0 0 0 1 0 0 0 0 1 0 0 1 0"+"1011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1110':"0 0 0 0 0 0 0 0 0 0 0 0 0 0 0 0 1 0 0 0 0 1 \n"+"1 0 1 0 0 1 0 0 0 0 0 0 1 0 0 0 0 1 0 0 1 0",</text:p>
          </table:table-cell>
          <table:table-cell table:style-name="ce107" table:formula="of:=LEFT([.AS192];9)" office:value-type="string" office:string-value="1011_1110" calcext:value-type="string">
            <text:p>1011_1110</text:p>
          </table:table-cell>
          <table:table-cell table:style-name="ce107" table:formula="of:=LEFT([.AS192];LEN([.AS192])-1)" office:value-type="string" office:string-value="1011_1110':&quot;0 0 0 0 0 0 0 0 0 0 0 0 0 0 0 0 1 0 0 0 0 1 \n&quot;+&quot;1 0 1 0 0 1 0 0 0 0 0 0 1 0 0 0 0 1 0 0 1 0&quot;" calcext:value-type="string">
            <text:p>1011_1110':"0 0 0 0 0 0 0 0 0 0 0 0 0 0 0 0 1 0 0 0 0 1 \n"+"1 0 1 0 0 1 0 0 0 0 0 0 1 0 0 0 0 1 0 0 1 0"</text:p>
          </table:table-cell>
          <table:table-cell table:style-name="ce107" table:formula="of:=CONCATENATE([.AU192];&quot;+&quot;;&quot;&quot;&quot;&quot;;[.AT192];&quot;&quot;&quot;&quot;;&quot;,&quot;)" office:value-type="string" office:string-value="1011_1110':&quot;0 0 0 0 0 0 0 0 0 0 0 0 0 0 0 0 1 0 0 0 0 1 \n&quot;+&quot;1 0 1 0 0 1 0 0 0 0 0 0 1 0 0 0 0 1 0 0 1 0&quot;+&quot;1011_1110&quot;," calcext:value-type="string">
            <text:p>1011_1110':"0 0 0 0 0 0 0 0 0 0 0 0 0 0 0 0 1 0 0 0 0 1 \n"+"1 0 1 0 0 1 0 0 0 0 0 0 1 0 0 0 0 1 0 0 1 0"+"1011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1110':"0 0 0 0 0 0 0 0 0 0 0 0 0 0 0 0 1 0 0 0 0 1 \n"+"1 0 1 0 0 1 0 0 0 0 0 0 1 0 0 0 0 1 0 0 1 0"+"1011_1110",</text:p>
          </table:table-cell>
          <table:table-cell table:style-name="ce107" table:formula="of:=CONCATENATE(&quot;'&quot;;LEFT([.AX192];11);&quot; &quot;;LEFT([.AW192];LEN([.AW192])-4);&quot; $ &quot;;RIGHT([.AW192];4);&quot;&quot;;RIGHT([.AX192];LEN([.AX192])-11))" office:value-type="string" office:string-value="'1011_1110': &quot;1 0 1 0 0 1 0 0 0 0 1 0 0 0 0 0 0 0 0 0 0 0  $ \n&quot;+&quot;0 0 0 0 0 0 0 0 0 0 0 0 0 0 0 0 1 0 0 0 0 1 \n&quot;+&quot;1 0 1 0 0 1 0 0 0 0 0 0 1 0 0 0 0 1 0 0 1 0&quot;+&quot;1011_1110&quot;," calcext:value-type="string">
            <text:p>'1011_1110': "1 0 1 0 0 1 0 0 0 0 1 0 0 0 0 0 0 0 0 0 0 0 <text:s/>$ \n"+"0 0 0 0 0 0 0 0 0 0 0 0 0 0 0 0 1 0 0 0 0 1 \n"+"1 0 1 0 0 1 0 0 0 0 0 0 1 0 0 0 0 1 0 0 1 0"+"1011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011_1111':"0 0 0 0 0 0 0 0 0 0 0 0 0 0 0 0 1 0 0 0 0 1 \n"+"1 0 1 0 0 1 0 0 0 0 0 0 1 0 0 0 0 1 0 0 1 0",</text:p>
          </table:table-cell>
          <table:table-cell table:style-name="ce107" table:formula="of:=LEFT([.AS193];9)" office:value-type="string" office:string-value="1011_1111" calcext:value-type="string">
            <text:p>1011_1111</text:p>
          </table:table-cell>
          <table:table-cell table:style-name="ce107" table:formula="of:=LEFT([.AS193];LEN([.AS193])-1)" office:value-type="string" office:string-value="1011_1111':&quot;0 0 0 0 0 0 0 0 0 0 0 0 0 0 0 0 1 0 0 0 0 1 \n&quot;+&quot;1 0 1 0 0 1 0 0 0 0 0 0 1 0 0 0 0 1 0 0 1 0&quot;" calcext:value-type="string">
            <text:p>1011_1111':"0 0 0 0 0 0 0 0 0 0 0 0 0 0 0 0 1 0 0 0 0 1 \n"+"1 0 1 0 0 1 0 0 0 0 0 0 1 0 0 0 0 1 0 0 1 0"</text:p>
          </table:table-cell>
          <table:table-cell table:style-name="ce107" table:formula="of:=CONCATENATE([.AU193];&quot;+&quot;;&quot;&quot;&quot;&quot;;[.AT193];&quot;&quot;&quot;&quot;;&quot;,&quot;)" office:value-type="string" office:string-value="1011_1111':&quot;0 0 0 0 0 0 0 0 0 0 0 0 0 0 0 0 1 0 0 0 0 1 \n&quot;+&quot;1 0 1 0 0 1 0 0 0 0 0 0 1 0 0 0 0 1 0 0 1 0&quot;+&quot;1011_1111&quot;," calcext:value-type="string">
            <text:p>1011_1111':"0 0 0 0 0 0 0 0 0 0 0 0 0 0 0 0 1 0 0 0 0 1 \n"+"1 0 1 0 0 1 0 0 0 0 0 0 1 0 0 0 0 1 0 0 1 0"+"1011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011_1111':"0 0 0 0 0 0 0 0 0 0 0 0 0 0 0 0 1 0 0 0 0 1 \n"+"1 0 1 0 0 1 0 0 0 0 0 0 1 0 0 0 0 1 0 0 1 0"+"1011_1111",</text:p>
          </table:table-cell>
          <table:table-cell table:style-name="ce107" table:formula="of:=CONCATENATE(&quot;'&quot;;LEFT([.AX193];11);&quot; &quot;;LEFT([.AW193];LEN([.AW193])-4);&quot; $ &quot;;RIGHT([.AW193];4);&quot;&quot;;RIGHT([.AX193];LEN([.AX193])-11))" office:value-type="string" office:string-value="'1011_1111': &quot;1 0 1 0 0 1 0 0 0 0 1 0 0 0 0 0 0 0 0 0 0 0  $ \n&quot;+&quot;0 0 0 0 0 0 0 0 0 0 0 0 0 0 0 0 1 0 0 0 0 1 \n&quot;+&quot;1 0 1 0 0 1 0 0 0 0 0 0 1 0 0 0 0 1 0 0 1 0&quot;+&quot;1011_1111&quot;," calcext:value-type="string">
            <text:p>'1011_1111': "1 0 1 0 0 1 0 0 0 0 1 0 0 0 0 0 0 0 0 0 0 0 <text:s/>$ \n"+"0 0 0 0 0 0 0 0 0 0 0 0 0 0 0 0 1 0 0 0 0 1 \n"+"1 0 1 0 0 1 0 0 0 0 0 0 1 0 0 0 0 1 0 0 1 0"+"1011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0000':"0 0 0 0 0 0 0 0 0 0 0 0 0 0 0 0 1 0 0 1 0 0 \n"+"0 0 0 0 0 0 0 0 0 0 0 0 1 0 0 0 0 1 1 0 0 1",</text:p>
          </table:table-cell>
          <table:table-cell table:style-name="ce107" table:formula="of:=LEFT([.AS194];9)" office:value-type="string" office:string-value="1100_0000" calcext:value-type="string">
            <text:p>1100_0000</text:p>
          </table:table-cell>
          <table:table-cell table:style-name="ce107" table:formula="of:=LEFT([.AS194];LEN([.AS194])-1)" office:value-type="string" office:string-value="1100_0000':&quot;0 0 0 0 0 0 0 0 0 0 0 0 0 0 0 0 1 0 0 1 0 0 \n&quot;+&quot;0 0 0 0 0 0 0 0 0 0 0 0 1 0 0 0 0 1 1 0 0 1&quot;" calcext:value-type="string">
            <text:p>1100_0000':"0 0 0 0 0 0 0 0 0 0 0 0 0 0 0 0 1 0 0 1 0 0 \n"+"0 0 0 0 0 0 0 0 0 0 0 0 1 0 0 0 0 1 1 0 0 1"</text:p>
          </table:table-cell>
          <table:table-cell table:style-name="ce107" table:formula="of:=CONCATENATE([.AU194];&quot;+&quot;;&quot;&quot;&quot;&quot;;[.AT194];&quot;&quot;&quot;&quot;;&quot;,&quot;)" office:value-type="string" office:string-value="1100_0000':&quot;0 0 0 0 0 0 0 0 0 0 0 0 0 0 0 0 1 0 0 1 0 0 \n&quot;+&quot;0 0 0 0 0 0 0 0 0 0 0 0 1 0 0 0 0 1 1 0 0 1&quot;+&quot;1100_0000&quot;," calcext:value-type="string">
            <text:p>1100_0000':"0 0 0 0 0 0 0 0 0 0 0 0 0 0 0 0 1 0 0 1 0 0 \n"+"0 0 0 0 0 0 0 0 0 0 0 0 1 0 0 0 0 1 1 0 0 1"+"1100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0000':"0 0 0 0 0 0 0 0 0 0 0 0 0 0 0 0 1 0 0 1 0 0 \n"+"0 0 0 0 0 0 0 0 0 0 0 0 1 0 0 0 0 1 1 0 0 1"+"1100_0000",</text:p>
          </table:table-cell>
          <table:table-cell table:style-name="ce107" table:formula="of:=CONCATENATE(&quot;'&quot;;LEFT([.AX194];11);&quot; &quot;;LEFT([.AW194];LEN([.AW194])-4);&quot; $ &quot;;RIGHT([.AW194];4);&quot;&quot;;RIGHT([.AX194];LEN([.AX194])-11))" office:value-type="string" office:string-value="'1100_0000': &quot;1 0 1 0 0 1 0 0 0 0 1 0 0 0 0 0 0 0 0 0 0 0  $ \n&quot;+&quot;0 0 0 0 0 0 0 0 0 0 0 0 0 0 0 0 1 0 0 1 0 0 \n&quot;+&quot;0 0 0 0 0 0 0 0 0 0 0 0 1 0 0 0 0 1 1 0 0 1&quot;+&quot;1100_0000&quot;," calcext:value-type="string">
            <text:p>'1100_0000': "1 0 1 0 0 1 0 0 0 0 1 0 0 0 0 0 0 0 0 0 0 0 <text:s/>$ \n"+"0 0 0 0 0 0 0 0 0 0 0 0 0 0 0 0 1 0 0 1 0 0 \n"+"0 0 0 0 0 0 0 0 0 0 0 0 1 0 0 0 0 1 1 0 0 1"+"1100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0001':"0 0 0 0 0 0 0 0 0 0 0 0 0 0 0 0 1 0 0 1 0 0 \n"+"0 0 0 0 0 0 0 0 0 0 0 0 1 0 0 0 0 1 1 0 0 1",</text:p>
          </table:table-cell>
          <table:table-cell table:style-name="ce107" table:formula="of:=LEFT([.AS195];9)" office:value-type="string" office:string-value="1100_0001" calcext:value-type="string">
            <text:p>1100_0001</text:p>
          </table:table-cell>
          <table:table-cell table:style-name="ce107" table:formula="of:=LEFT([.AS195];LEN([.AS195])-1)" office:value-type="string" office:string-value="1100_0001':&quot;0 0 0 0 0 0 0 0 0 0 0 0 0 0 0 0 1 0 0 1 0 0 \n&quot;+&quot;0 0 0 0 0 0 0 0 0 0 0 0 1 0 0 0 0 1 1 0 0 1&quot;" calcext:value-type="string">
            <text:p>1100_0001':"0 0 0 0 0 0 0 0 0 0 0 0 0 0 0 0 1 0 0 1 0 0 \n"+"0 0 0 0 0 0 0 0 0 0 0 0 1 0 0 0 0 1 1 0 0 1"</text:p>
          </table:table-cell>
          <table:table-cell table:style-name="ce107" table:formula="of:=CONCATENATE([.AU195];&quot;+&quot;;&quot;&quot;&quot;&quot;;[.AT195];&quot;&quot;&quot;&quot;;&quot;,&quot;)" office:value-type="string" office:string-value="1100_0001':&quot;0 0 0 0 0 0 0 0 0 0 0 0 0 0 0 0 1 0 0 1 0 0 \n&quot;+&quot;0 0 0 0 0 0 0 0 0 0 0 0 1 0 0 0 0 1 1 0 0 1&quot;+&quot;1100_0001&quot;," calcext:value-type="string">
            <text:p>1100_0001':"0 0 0 0 0 0 0 0 0 0 0 0 0 0 0 0 1 0 0 1 0 0 \n"+"0 0 0 0 0 0 0 0 0 0 0 0 1 0 0 0 0 1 1 0 0 1"+"1100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0001':"0 0 0 0 0 0 0 0 0 0 0 0 0 0 0 0 1 0 0 1 0 0 \n"+"0 0 0 0 0 0 0 0 0 0 0 0 1 0 0 0 0 1 1 0 0 1"+"1100_0001",</text:p>
          </table:table-cell>
          <table:table-cell table:style-name="ce107" table:formula="of:=CONCATENATE(&quot;'&quot;;LEFT([.AX195];11);&quot; &quot;;LEFT([.AW195];LEN([.AW195])-4);&quot; $ &quot;;RIGHT([.AW195];4);&quot;&quot;;RIGHT([.AX195];LEN([.AX195])-11))" office:value-type="string" office:string-value="'1100_0001': &quot;1 0 1 0 0 1 0 0 0 0 1 0 0 0 0 0 0 0 0 0 0 0  $ \n&quot;+&quot;0 0 0 0 0 0 0 0 0 0 0 0 0 0 0 0 1 0 0 1 0 0 \n&quot;+&quot;0 0 0 0 0 0 0 0 0 0 0 0 1 0 0 0 0 1 1 0 0 1&quot;+&quot;1100_0001&quot;," calcext:value-type="string">
            <text:p>'1100_0001': "1 0 1 0 0 1 0 0 0 0 1 0 0 0 0 0 0 0 0 0 0 0 <text:s/>$ \n"+"0 0 0 0 0 0 0 0 0 0 0 0 0 0 0 0 1 0 0 1 0 0 \n"+"0 0 0 0 0 0 0 0 0 0 0 0 1 0 0 0 0 1 1 0 0 1"+"1100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0010':"0 0 0 0 0 0 0 0 0 0 0 0 0 0 0 0 1 0 0 1 0 0 \n"+"0 0 0 0 0 0 0 0 0 0 0 0 1 0 0 0 0 1 1 0 0 1",</text:p>
          </table:table-cell>
          <table:table-cell table:style-name="ce107" table:formula="of:=LEFT([.AS196];9)" office:value-type="string" office:string-value="1100_0010" calcext:value-type="string">
            <text:p>1100_0010</text:p>
          </table:table-cell>
          <table:table-cell table:style-name="ce107" table:formula="of:=LEFT([.AS196];LEN([.AS196])-1)" office:value-type="string" office:string-value="1100_0010':&quot;0 0 0 0 0 0 0 0 0 0 0 0 0 0 0 0 1 0 0 1 0 0 \n&quot;+&quot;0 0 0 0 0 0 0 0 0 0 0 0 1 0 0 0 0 1 1 0 0 1&quot;" calcext:value-type="string">
            <text:p>1100_0010':"0 0 0 0 0 0 0 0 0 0 0 0 0 0 0 0 1 0 0 1 0 0 \n"+"0 0 0 0 0 0 0 0 0 0 0 0 1 0 0 0 0 1 1 0 0 1"</text:p>
          </table:table-cell>
          <table:table-cell table:style-name="ce107" table:formula="of:=CONCATENATE([.AU196];&quot;+&quot;;&quot;&quot;&quot;&quot;;[.AT196];&quot;&quot;&quot;&quot;;&quot;,&quot;)" office:value-type="string" office:string-value="1100_0010':&quot;0 0 0 0 0 0 0 0 0 0 0 0 0 0 0 0 1 0 0 1 0 0 \n&quot;+&quot;0 0 0 0 0 0 0 0 0 0 0 0 1 0 0 0 0 1 1 0 0 1&quot;+&quot;1100_0010&quot;," calcext:value-type="string">
            <text:p>1100_0010':"0 0 0 0 0 0 0 0 0 0 0 0 0 0 0 0 1 0 0 1 0 0 \n"+"0 0 0 0 0 0 0 0 0 0 0 0 1 0 0 0 0 1 1 0 0 1"+"1100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0010':"0 0 0 0 0 0 0 0 0 0 0 0 0 0 0 0 1 0 0 1 0 0 \n"+"0 0 0 0 0 0 0 0 0 0 0 0 1 0 0 0 0 1 1 0 0 1"+"1100_0010",</text:p>
          </table:table-cell>
          <table:table-cell table:style-name="ce107" table:formula="of:=CONCATENATE(&quot;'&quot;;LEFT([.AX196];11);&quot; &quot;;LEFT([.AW196];LEN([.AW196])-4);&quot; $ &quot;;RIGHT([.AW196];4);&quot;&quot;;RIGHT([.AX196];LEN([.AX196])-11))" office:value-type="string" office:string-value="'1100_0010': &quot;1 0 1 0 0 1 0 0 0 0 1 0 0 0 0 0 0 0 0 0 0 0  $ \n&quot;+&quot;0 0 0 0 0 0 0 0 0 0 0 0 0 0 0 0 1 0 0 1 0 0 \n&quot;+&quot;0 0 0 0 0 0 0 0 0 0 0 0 1 0 0 0 0 1 1 0 0 1&quot;+&quot;1100_0010&quot;," calcext:value-type="string">
            <text:p>'1100_0010': "1 0 1 0 0 1 0 0 0 0 1 0 0 0 0 0 0 0 0 0 0 0 <text:s/>$ \n"+"0 0 0 0 0 0 0 0 0 0 0 0 0 0 0 0 1 0 0 1 0 0 \n"+"0 0 0 0 0 0 0 0 0 0 0 0 1 0 0 0 0 1 1 0 0 1"+"1100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0011':"0 0 0 0 0 0 0 0 0 0 0 0 0 0 0 0 1 0 0 1 0 0 \n"+"0 0 0 0 0 0 0 0 0 0 0 0 1 0 0 0 0 1 1 0 0 1",</text:p>
          </table:table-cell>
          <table:table-cell table:style-name="ce107" table:formula="of:=LEFT([.AS197];9)" office:value-type="string" office:string-value="1100_0011" calcext:value-type="string">
            <text:p>1100_0011</text:p>
          </table:table-cell>
          <table:table-cell table:style-name="ce107" table:formula="of:=LEFT([.AS197];LEN([.AS197])-1)" office:value-type="string" office:string-value="1100_0011':&quot;0 0 0 0 0 0 0 0 0 0 0 0 0 0 0 0 1 0 0 1 0 0 \n&quot;+&quot;0 0 0 0 0 0 0 0 0 0 0 0 1 0 0 0 0 1 1 0 0 1&quot;" calcext:value-type="string">
            <text:p>1100_0011':"0 0 0 0 0 0 0 0 0 0 0 0 0 0 0 0 1 0 0 1 0 0 \n"+"0 0 0 0 0 0 0 0 0 0 0 0 1 0 0 0 0 1 1 0 0 1"</text:p>
          </table:table-cell>
          <table:table-cell table:style-name="ce107" table:formula="of:=CONCATENATE([.AU197];&quot;+&quot;;&quot;&quot;&quot;&quot;;[.AT197];&quot;&quot;&quot;&quot;;&quot;,&quot;)" office:value-type="string" office:string-value="1100_0011':&quot;0 0 0 0 0 0 0 0 0 0 0 0 0 0 0 0 1 0 0 1 0 0 \n&quot;+&quot;0 0 0 0 0 0 0 0 0 0 0 0 1 0 0 0 0 1 1 0 0 1&quot;+&quot;1100_0011&quot;," calcext:value-type="string">
            <text:p>1100_0011':"0 0 0 0 0 0 0 0 0 0 0 0 0 0 0 0 1 0 0 1 0 0 \n"+"0 0 0 0 0 0 0 0 0 0 0 0 1 0 0 0 0 1 1 0 0 1"+"1100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0011':"0 0 0 0 0 0 0 0 0 0 0 0 0 0 0 0 1 0 0 1 0 0 \n"+"0 0 0 0 0 0 0 0 0 0 0 0 1 0 0 0 0 1 1 0 0 1"+"1100_0011",</text:p>
          </table:table-cell>
          <table:table-cell table:style-name="ce107" table:formula="of:=CONCATENATE(&quot;'&quot;;LEFT([.AX197];11);&quot; &quot;;LEFT([.AW197];LEN([.AW197])-4);&quot; $ &quot;;RIGHT([.AW197];4);&quot;&quot;;RIGHT([.AX197];LEN([.AX197])-11))" office:value-type="string" office:string-value="'1100_0011': &quot;1 0 1 0 0 1 0 0 0 0 1 0 0 0 0 0 0 0 0 0 0 0  $ \n&quot;+&quot;0 0 0 0 0 0 0 0 0 0 0 0 0 0 0 0 1 0 0 1 0 0 \n&quot;+&quot;0 0 0 0 0 0 0 0 0 0 0 0 1 0 0 0 0 1 1 0 0 1&quot;+&quot;1100_0011&quot;," calcext:value-type="string">
            <text:p>'1100_0011': "1 0 1 0 0 1 0 0 0 0 1 0 0 0 0 0 0 0 0 0 0 0 <text:s/>$ \n"+"0 0 0 0 0 0 0 0 0 0 0 0 0 0 0 0 1 0 0 1 0 0 \n"+"0 0 0 0 0 0 0 0 0 0 0 0 1 0 0 0 0 1 1 0 0 1"+"1100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0100':"0 0 0 0 0 0 0 0 0 0 0 0 0 0 0 0 1 0 0 1 0 0 \n"+"0 0 0 0 0 0 0 0 0 0 0 0 1 0 0 0 0 1 1 0 0 1",</text:p>
          </table:table-cell>
          <table:table-cell table:style-name="ce107" table:formula="of:=LEFT([.AS198];9)" office:value-type="string" office:string-value="1100_0100" calcext:value-type="string">
            <text:p>1100_0100</text:p>
          </table:table-cell>
          <table:table-cell table:style-name="ce107" table:formula="of:=LEFT([.AS198];LEN([.AS198])-1)" office:value-type="string" office:string-value="1100_0100':&quot;0 0 0 0 0 0 0 0 0 0 0 0 0 0 0 0 1 0 0 1 0 0 \n&quot;+&quot;0 0 0 0 0 0 0 0 0 0 0 0 1 0 0 0 0 1 1 0 0 1&quot;" calcext:value-type="string">
            <text:p>1100_0100':"0 0 0 0 0 0 0 0 0 0 0 0 0 0 0 0 1 0 0 1 0 0 \n"+"0 0 0 0 0 0 0 0 0 0 0 0 1 0 0 0 0 1 1 0 0 1"</text:p>
          </table:table-cell>
          <table:table-cell table:style-name="ce107" table:formula="of:=CONCATENATE([.AU198];&quot;+&quot;;&quot;&quot;&quot;&quot;;[.AT198];&quot;&quot;&quot;&quot;;&quot;,&quot;)" office:value-type="string" office:string-value="1100_0100':&quot;0 0 0 0 0 0 0 0 0 0 0 0 0 0 0 0 1 0 0 1 0 0 \n&quot;+&quot;0 0 0 0 0 0 0 0 0 0 0 0 1 0 0 0 0 1 1 0 0 1&quot;+&quot;1100_0100&quot;," calcext:value-type="string">
            <text:p>1100_0100':"0 0 0 0 0 0 0 0 0 0 0 0 0 0 0 0 1 0 0 1 0 0 \n"+"0 0 0 0 0 0 0 0 0 0 0 0 1 0 0 0 0 1 1 0 0 1"+"1100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0100':"0 0 0 0 0 0 0 0 0 0 0 0 0 0 0 0 1 0 0 1 0 0 \n"+"0 0 0 0 0 0 0 0 0 0 0 0 1 0 0 0 0 1 1 0 0 1"+"1100_0100",</text:p>
          </table:table-cell>
          <table:table-cell table:style-name="ce107" table:formula="of:=CONCATENATE(&quot;'&quot;;LEFT([.AX198];11);&quot; &quot;;LEFT([.AW198];LEN([.AW198])-4);&quot; $ &quot;;RIGHT([.AW198];4);&quot;&quot;;RIGHT([.AX198];LEN([.AX198])-11))" office:value-type="string" office:string-value="'1100_0100': &quot;1 0 1 0 0 1 0 0 0 0 1 0 0 0 0 0 0 0 0 0 0 0  $ \n&quot;+&quot;0 0 0 0 0 0 0 0 0 0 0 0 0 0 0 0 1 0 0 1 0 0 \n&quot;+&quot;0 0 0 0 0 0 0 0 0 0 0 0 1 0 0 0 0 1 1 0 0 1&quot;+&quot;1100_0100&quot;," calcext:value-type="string">
            <text:p>'1100_0100': "1 0 1 0 0 1 0 0 0 0 1 0 0 0 0 0 0 0 0 0 0 0 <text:s/>$ \n"+"0 0 0 0 0 0 0 0 0 0 0 0 0 0 0 0 1 0 0 1 0 0 \n"+"0 0 0 0 0 0 0 0 0 0 0 0 1 0 0 0 0 1 1 0 0 1"+"1100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0101':"0 0 0 0 0 0 0 0 0 0 0 0 0 0 0 0 1 0 0 1 0 0 \n"+"0 0 0 0 0 0 0 0 0 0 0 0 1 0 0 0 0 1 1 0 0 1",</text:p>
          </table:table-cell>
          <table:table-cell table:style-name="ce107" table:formula="of:=LEFT([.AS199];9)" office:value-type="string" office:string-value="1100_0101" calcext:value-type="string">
            <text:p>1100_0101</text:p>
          </table:table-cell>
          <table:table-cell table:style-name="ce107" table:formula="of:=LEFT([.AS199];LEN([.AS199])-1)" office:value-type="string" office:string-value="1100_0101':&quot;0 0 0 0 0 0 0 0 0 0 0 0 0 0 0 0 1 0 0 1 0 0 \n&quot;+&quot;0 0 0 0 0 0 0 0 0 0 0 0 1 0 0 0 0 1 1 0 0 1&quot;" calcext:value-type="string">
            <text:p>1100_0101':"0 0 0 0 0 0 0 0 0 0 0 0 0 0 0 0 1 0 0 1 0 0 \n"+"0 0 0 0 0 0 0 0 0 0 0 0 1 0 0 0 0 1 1 0 0 1"</text:p>
          </table:table-cell>
          <table:table-cell table:style-name="ce107" table:formula="of:=CONCATENATE([.AU199];&quot;+&quot;;&quot;&quot;&quot;&quot;;[.AT199];&quot;&quot;&quot;&quot;;&quot;,&quot;)" office:value-type="string" office:string-value="1100_0101':&quot;0 0 0 0 0 0 0 0 0 0 0 0 0 0 0 0 1 0 0 1 0 0 \n&quot;+&quot;0 0 0 0 0 0 0 0 0 0 0 0 1 0 0 0 0 1 1 0 0 1&quot;+&quot;1100_0101&quot;," calcext:value-type="string">
            <text:p>1100_0101':"0 0 0 0 0 0 0 0 0 0 0 0 0 0 0 0 1 0 0 1 0 0 \n"+"0 0 0 0 0 0 0 0 0 0 0 0 1 0 0 0 0 1 1 0 0 1"+"1100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0101':"0 0 0 0 0 0 0 0 0 0 0 0 0 0 0 0 1 0 0 1 0 0 \n"+"0 0 0 0 0 0 0 0 0 0 0 0 1 0 0 0 0 1 1 0 0 1"+"1100_0101",</text:p>
          </table:table-cell>
          <table:table-cell table:style-name="ce107" table:formula="of:=CONCATENATE(&quot;'&quot;;LEFT([.AX199];11);&quot; &quot;;LEFT([.AW199];LEN([.AW199])-4);&quot; $ &quot;;RIGHT([.AW199];4);&quot;&quot;;RIGHT([.AX199];LEN([.AX199])-11))" office:value-type="string" office:string-value="'1100_0101': &quot;1 0 1 0 0 1 0 0 0 0 1 0 0 0 0 0 0 0 0 0 0 0  $ \n&quot;+&quot;0 0 0 0 0 0 0 0 0 0 0 0 0 0 0 0 1 0 0 1 0 0 \n&quot;+&quot;0 0 0 0 0 0 0 0 0 0 0 0 1 0 0 0 0 1 1 0 0 1&quot;+&quot;1100_0101&quot;," calcext:value-type="string">
            <text:p>'1100_0101': "1 0 1 0 0 1 0 0 0 0 1 0 0 0 0 0 0 0 0 0 0 0 <text:s/>$ \n"+"0 0 0 0 0 0 0 0 0 0 0 0 0 0 0 0 1 0 0 1 0 0 \n"+"0 0 0 0 0 0 0 0 0 0 0 0 1 0 0 0 0 1 1 0 0 1"+"1100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0110':"0 0 0 0 0 0 0 0 0 0 0 0 0 0 0 0 1 0 0 1 0 0 \n"+"0 0 0 0 0 0 0 0 0 0 0 0 1 0 0 0 0 1 1 0 0 1",</text:p>
          </table:table-cell>
          <table:table-cell table:style-name="ce107" table:formula="of:=LEFT([.AS200];9)" office:value-type="string" office:string-value="1100_0110" calcext:value-type="string">
            <text:p>1100_0110</text:p>
          </table:table-cell>
          <table:table-cell table:style-name="ce107" table:formula="of:=LEFT([.AS200];LEN([.AS200])-1)" office:value-type="string" office:string-value="1100_0110':&quot;0 0 0 0 0 0 0 0 0 0 0 0 0 0 0 0 1 0 0 1 0 0 \n&quot;+&quot;0 0 0 0 0 0 0 0 0 0 0 0 1 0 0 0 0 1 1 0 0 1&quot;" calcext:value-type="string">
            <text:p>1100_0110':"0 0 0 0 0 0 0 0 0 0 0 0 0 0 0 0 1 0 0 1 0 0 \n"+"0 0 0 0 0 0 0 0 0 0 0 0 1 0 0 0 0 1 1 0 0 1"</text:p>
          </table:table-cell>
          <table:table-cell table:style-name="ce107" table:formula="of:=CONCATENATE([.AU200];&quot;+&quot;;&quot;&quot;&quot;&quot;;[.AT200];&quot;&quot;&quot;&quot;;&quot;,&quot;)" office:value-type="string" office:string-value="1100_0110':&quot;0 0 0 0 0 0 0 0 0 0 0 0 0 0 0 0 1 0 0 1 0 0 \n&quot;+&quot;0 0 0 0 0 0 0 0 0 0 0 0 1 0 0 0 0 1 1 0 0 1&quot;+&quot;1100_0110&quot;," calcext:value-type="string">
            <text:p>1100_0110':"0 0 0 0 0 0 0 0 0 0 0 0 0 0 0 0 1 0 0 1 0 0 \n"+"0 0 0 0 0 0 0 0 0 0 0 0 1 0 0 0 0 1 1 0 0 1"+"1100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0110':"0 0 0 0 0 0 0 0 0 0 0 0 0 0 0 0 1 0 0 1 0 0 \n"+"0 0 0 0 0 0 0 0 0 0 0 0 1 0 0 0 0 1 1 0 0 1"+"1100_0110",</text:p>
          </table:table-cell>
          <table:table-cell table:style-name="ce107" table:formula="of:=CONCATENATE(&quot;'&quot;;LEFT([.AX200];11);&quot; &quot;;LEFT([.AW200];LEN([.AW200])-4);&quot; $ &quot;;RIGHT([.AW200];4);&quot;&quot;;RIGHT([.AX200];LEN([.AX200])-11))" office:value-type="string" office:string-value="'1100_0110': &quot;1 0 1 0 0 1 0 0 0 0 1 0 0 0 0 0 0 0 0 0 0 0  $ \n&quot;+&quot;0 0 0 0 0 0 0 0 0 0 0 0 0 0 0 0 1 0 0 1 0 0 \n&quot;+&quot;0 0 0 0 0 0 0 0 0 0 0 0 1 0 0 0 0 1 1 0 0 1&quot;+&quot;1100_0110&quot;," calcext:value-type="string">
            <text:p>'1100_0110': "1 0 1 0 0 1 0 0 0 0 1 0 0 0 0 0 0 0 0 0 0 0 <text:s/>$ \n"+"0 0 0 0 0 0 0 0 0 0 0 0 0 0 0 0 1 0 0 1 0 0 \n"+"0 0 0 0 0 0 0 0 0 0 0 0 1 0 0 0 0 1 1 0 0 1"+"1100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0111':"0 0 0 0 0 0 0 0 0 0 0 0 0 0 0 0 1 0 0 1 0 0 \n"+"0 0 0 0 0 0 0 0 0 0 0 0 1 0 0 0 0 1 1 0 0 1",</text:p>
          </table:table-cell>
          <table:table-cell table:style-name="ce107" table:formula="of:=LEFT([.AS201];9)" office:value-type="string" office:string-value="1100_0111" calcext:value-type="string">
            <text:p>1100_0111</text:p>
          </table:table-cell>
          <table:table-cell table:style-name="ce107" table:formula="of:=LEFT([.AS201];LEN([.AS201])-1)" office:value-type="string" office:string-value="1100_0111':&quot;0 0 0 0 0 0 0 0 0 0 0 0 0 0 0 0 1 0 0 1 0 0 \n&quot;+&quot;0 0 0 0 0 0 0 0 0 0 0 0 1 0 0 0 0 1 1 0 0 1&quot;" calcext:value-type="string">
            <text:p>1100_0111':"0 0 0 0 0 0 0 0 0 0 0 0 0 0 0 0 1 0 0 1 0 0 \n"+"0 0 0 0 0 0 0 0 0 0 0 0 1 0 0 0 0 1 1 0 0 1"</text:p>
          </table:table-cell>
          <table:table-cell table:style-name="ce107" table:formula="of:=CONCATENATE([.AU201];&quot;+&quot;;&quot;&quot;&quot;&quot;;[.AT201];&quot;&quot;&quot;&quot;;&quot;,&quot;)" office:value-type="string" office:string-value="1100_0111':&quot;0 0 0 0 0 0 0 0 0 0 0 0 0 0 0 0 1 0 0 1 0 0 \n&quot;+&quot;0 0 0 0 0 0 0 0 0 0 0 0 1 0 0 0 0 1 1 0 0 1&quot;+&quot;1100_0111&quot;," calcext:value-type="string">
            <text:p>1100_0111':"0 0 0 0 0 0 0 0 0 0 0 0 0 0 0 0 1 0 0 1 0 0 \n"+"0 0 0 0 0 0 0 0 0 0 0 0 1 0 0 0 0 1 1 0 0 1"+"1100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0111':"0 0 0 0 0 0 0 0 0 0 0 0 0 0 0 0 1 0 0 1 0 0 \n"+"0 0 0 0 0 0 0 0 0 0 0 0 1 0 0 0 0 1 1 0 0 1"+"1100_0111",</text:p>
          </table:table-cell>
          <table:table-cell table:style-name="ce107" table:formula="of:=CONCATENATE(&quot;'&quot;;LEFT([.AX201];11);&quot; &quot;;LEFT([.AW201];LEN([.AW201])-4);&quot; $ &quot;;RIGHT([.AW201];4);&quot;&quot;;RIGHT([.AX201];LEN([.AX201])-11))" office:value-type="string" office:string-value="'1100_0111': &quot;1 0 1 0 0 1 0 0 0 0 1 0 0 0 0 0 0 0 0 0 0 0  $ \n&quot;+&quot;0 0 0 0 0 0 0 0 0 0 0 0 0 0 0 0 1 0 0 1 0 0 \n&quot;+&quot;0 0 0 0 0 0 0 0 0 0 0 0 1 0 0 0 0 1 1 0 0 1&quot;+&quot;1100_0111&quot;," calcext:value-type="string">
            <text:p>'1100_0111': "1 0 1 0 0 1 0 0 0 0 1 0 0 0 0 0 0 0 0 0 0 0 <text:s/>$ \n"+"0 0 0 0 0 0 0 0 0 0 0 0 0 0 0 0 1 0 0 1 0 0 \n"+"0 0 0 0 0 0 0 0 0 0 0 0 1 0 0 0 0 1 1 0 0 1"+"1100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1000':"0 0 0 0 0 0 0 0 0 0 0 0 0 0 0 0 1 0 0 0 0 1 \n"+"1 0 1 0 0 1 0 0 0 0 0 0 1 0 0 0 0 1 0 0 1 0",</text:p>
          </table:table-cell>
          <table:table-cell table:style-name="ce107" table:formula="of:=LEFT([.AS202];9)" office:value-type="string" office:string-value="1100_1000" calcext:value-type="string">
            <text:p>1100_1000</text:p>
          </table:table-cell>
          <table:table-cell table:style-name="ce107" table:formula="of:=LEFT([.AS202];LEN([.AS202])-1)" office:value-type="string" office:string-value="1100_1000':&quot;0 0 0 0 0 0 0 0 0 0 0 0 0 0 0 0 1 0 0 0 0 1 \n&quot;+&quot;1 0 1 0 0 1 0 0 0 0 0 0 1 0 0 0 0 1 0 0 1 0&quot;" calcext:value-type="string">
            <text:p>1100_1000':"0 0 0 0 0 0 0 0 0 0 0 0 0 0 0 0 1 0 0 0 0 1 \n"+"1 0 1 0 0 1 0 0 0 0 0 0 1 0 0 0 0 1 0 0 1 0"</text:p>
          </table:table-cell>
          <table:table-cell table:style-name="ce107" table:formula="of:=CONCATENATE([.AU202];&quot;+&quot;;&quot;&quot;&quot;&quot;;[.AT202];&quot;&quot;&quot;&quot;;&quot;,&quot;)" office:value-type="string" office:string-value="1100_1000':&quot;0 0 0 0 0 0 0 0 0 0 0 0 0 0 0 0 1 0 0 0 0 1 \n&quot;+&quot;1 0 1 0 0 1 0 0 0 0 0 0 1 0 0 0 0 1 0 0 1 0&quot;+&quot;1100_1000&quot;," calcext:value-type="string">
            <text:p>1100_1000':"0 0 0 0 0 0 0 0 0 0 0 0 0 0 0 0 1 0 0 0 0 1 \n"+"1 0 1 0 0 1 0 0 0 0 0 0 1 0 0 0 0 1 0 0 1 0"+"1100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1000':"0 0 0 0 0 0 0 0 0 0 0 0 0 0 0 0 1 0 0 0 0 1 \n"+"1 0 1 0 0 1 0 0 0 0 0 0 1 0 0 0 0 1 0 0 1 0"+"1100_1000",</text:p>
          </table:table-cell>
          <table:table-cell table:style-name="ce107" table:formula="of:=CONCATENATE(&quot;'&quot;;LEFT([.AX202];11);&quot; &quot;;LEFT([.AW202];LEN([.AW202])-4);&quot; $ &quot;;RIGHT([.AW202];4);&quot;&quot;;RIGHT([.AX202];LEN([.AX202])-11))" office:value-type="string" office:string-value="'1100_1000': &quot;1 0 1 0 0 1 0 0 0 0 1 0 0 0 0 0 0 0 0 0 0 0  $ \n&quot;+&quot;0 0 0 0 0 0 0 0 0 0 0 0 0 0 0 0 1 0 0 0 0 1 \n&quot;+&quot;1 0 1 0 0 1 0 0 0 0 0 0 1 0 0 0 0 1 0 0 1 0&quot;+&quot;1100_1000&quot;," calcext:value-type="string">
            <text:p>'1100_1000': "1 0 1 0 0 1 0 0 0 0 1 0 0 0 0 0 0 0 0 0 0 0 <text:s/>$ \n"+"0 0 0 0 0 0 0 0 0 0 0 0 0 0 0 0 1 0 0 0 0 1 \n"+"1 0 1 0 0 1 0 0 0 0 0 0 1 0 0 0 0 1 0 0 1 0"+"1100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1001':"0 0 0 0 0 0 0 0 0 0 0 0 0 0 0 0 1 0 0 0 0 1 \n"+"1 0 1 0 0 1 0 0 0 0 0 0 1 0 0 0 0 1 0 0 1 0",</text:p>
          </table:table-cell>
          <table:table-cell table:style-name="ce107" table:formula="of:=LEFT([.AS203];9)" office:value-type="string" office:string-value="1100_1001" calcext:value-type="string">
            <text:p>1100_1001</text:p>
          </table:table-cell>
          <table:table-cell table:style-name="ce107" table:formula="of:=LEFT([.AS203];LEN([.AS203])-1)" office:value-type="string" office:string-value="1100_1001':&quot;0 0 0 0 0 0 0 0 0 0 0 0 0 0 0 0 1 0 0 0 0 1 \n&quot;+&quot;1 0 1 0 0 1 0 0 0 0 0 0 1 0 0 0 0 1 0 0 1 0&quot;" calcext:value-type="string">
            <text:p>1100_1001':"0 0 0 0 0 0 0 0 0 0 0 0 0 0 0 0 1 0 0 0 0 1 \n"+"1 0 1 0 0 1 0 0 0 0 0 0 1 0 0 0 0 1 0 0 1 0"</text:p>
          </table:table-cell>
          <table:table-cell table:style-name="ce107" table:formula="of:=CONCATENATE([.AU203];&quot;+&quot;;&quot;&quot;&quot;&quot;;[.AT203];&quot;&quot;&quot;&quot;;&quot;,&quot;)" office:value-type="string" office:string-value="1100_1001':&quot;0 0 0 0 0 0 0 0 0 0 0 0 0 0 0 0 1 0 0 0 0 1 \n&quot;+&quot;1 0 1 0 0 1 0 0 0 0 0 0 1 0 0 0 0 1 0 0 1 0&quot;+&quot;1100_1001&quot;," calcext:value-type="string">
            <text:p>1100_1001':"0 0 0 0 0 0 0 0 0 0 0 0 0 0 0 0 1 0 0 0 0 1 \n"+"1 0 1 0 0 1 0 0 0 0 0 0 1 0 0 0 0 1 0 0 1 0"+"1100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1001':"0 0 0 0 0 0 0 0 0 0 0 0 0 0 0 0 1 0 0 0 0 1 \n"+"1 0 1 0 0 1 0 0 0 0 0 0 1 0 0 0 0 1 0 0 1 0"+"1100_1001",</text:p>
          </table:table-cell>
          <table:table-cell table:style-name="ce107" table:formula="of:=CONCATENATE(&quot;'&quot;;LEFT([.AX203];11);&quot; &quot;;LEFT([.AW203];LEN([.AW203])-4);&quot; $ &quot;;RIGHT([.AW203];4);&quot;&quot;;RIGHT([.AX203];LEN([.AX203])-11))" office:value-type="string" office:string-value="'1100_1001': &quot;1 0 1 0 0 1 0 0 0 0 1 0 0 0 0 0 0 0 0 0 0 0  $ \n&quot;+&quot;0 0 0 0 0 0 0 0 0 0 0 0 0 0 0 0 1 0 0 0 0 1 \n&quot;+&quot;1 0 1 0 0 1 0 0 0 0 0 0 1 0 0 0 0 1 0 0 1 0&quot;+&quot;1100_1001&quot;," calcext:value-type="string">
            <text:p>'1100_1001': "1 0 1 0 0 1 0 0 0 0 1 0 0 0 0 0 0 0 0 0 0 0 <text:s/>$ \n"+"0 0 0 0 0 0 0 0 0 0 0 0 0 0 0 0 1 0 0 0 0 1 \n"+"1 0 1 0 0 1 0 0 0 0 0 0 1 0 0 0 0 1 0 0 1 0"+"1100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1010':"0 0 0 0 0 0 0 0 0 0 0 0 0 0 0 0 1 0 0 0 0 1 \n"+"1 0 1 0 0 1 0 0 0 0 0 0 1 0 0 0 0 1 0 0 1 0",</text:p>
          </table:table-cell>
          <table:table-cell table:style-name="ce107" table:formula="of:=LEFT([.AS204];9)" office:value-type="string" office:string-value="1100_1010" calcext:value-type="string">
            <text:p>1100_1010</text:p>
          </table:table-cell>
          <table:table-cell table:style-name="ce107" table:formula="of:=LEFT([.AS204];LEN([.AS204])-1)" office:value-type="string" office:string-value="1100_1010':&quot;0 0 0 0 0 0 0 0 0 0 0 0 0 0 0 0 1 0 0 0 0 1 \n&quot;+&quot;1 0 1 0 0 1 0 0 0 0 0 0 1 0 0 0 0 1 0 0 1 0&quot;" calcext:value-type="string">
            <text:p>1100_1010':"0 0 0 0 0 0 0 0 0 0 0 0 0 0 0 0 1 0 0 0 0 1 \n"+"1 0 1 0 0 1 0 0 0 0 0 0 1 0 0 0 0 1 0 0 1 0"</text:p>
          </table:table-cell>
          <table:table-cell table:style-name="ce107" table:formula="of:=CONCATENATE([.AU204];&quot;+&quot;;&quot;&quot;&quot;&quot;;[.AT204];&quot;&quot;&quot;&quot;;&quot;,&quot;)" office:value-type="string" office:string-value="1100_1010':&quot;0 0 0 0 0 0 0 0 0 0 0 0 0 0 0 0 1 0 0 0 0 1 \n&quot;+&quot;1 0 1 0 0 1 0 0 0 0 0 0 1 0 0 0 0 1 0 0 1 0&quot;+&quot;1100_1010&quot;," calcext:value-type="string">
            <text:p>1100_1010':"0 0 0 0 0 0 0 0 0 0 0 0 0 0 0 0 1 0 0 0 0 1 \n"+"1 0 1 0 0 1 0 0 0 0 0 0 1 0 0 0 0 1 0 0 1 0"+"1100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1010':"0 0 0 0 0 0 0 0 0 0 0 0 0 0 0 0 1 0 0 0 0 1 \n"+"1 0 1 0 0 1 0 0 0 0 0 0 1 0 0 0 0 1 0 0 1 0"+"1100_1010",</text:p>
          </table:table-cell>
          <table:table-cell table:style-name="ce107" table:formula="of:=CONCATENATE(&quot;'&quot;;LEFT([.AX204];11);&quot; &quot;;LEFT([.AW204];LEN([.AW204])-4);&quot; $ &quot;;RIGHT([.AW204];4);&quot;&quot;;RIGHT([.AX204];LEN([.AX204])-11))" office:value-type="string" office:string-value="'1100_1010': &quot;1 0 1 0 0 1 0 0 0 0 1 0 0 0 0 0 0 0 0 0 0 0  $ \n&quot;+&quot;0 0 0 0 0 0 0 0 0 0 0 0 0 0 0 0 1 0 0 0 0 1 \n&quot;+&quot;1 0 1 0 0 1 0 0 0 0 0 0 1 0 0 0 0 1 0 0 1 0&quot;+&quot;1100_1010&quot;," calcext:value-type="string">
            <text:p>'1100_1010': "1 0 1 0 0 1 0 0 0 0 1 0 0 0 0 0 0 0 0 0 0 0 <text:s/>$ \n"+"0 0 0 0 0 0 0 0 0 0 0 0 0 0 0 0 1 0 0 0 0 1 \n"+"1 0 1 0 0 1 0 0 0 0 0 0 1 0 0 0 0 1 0 0 1 0"+"1100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1011':"0 0 0 0 0 0 0 0 0 0 0 0 0 0 0 0 1 0 0 0 0 1 \n"+"1 0 1 0 0 1 0 0 0 0 0 0 1 0 0 0 0 1 0 0 1 0",</text:p>
          </table:table-cell>
          <table:table-cell table:style-name="ce107" table:formula="of:=LEFT([.AS205];9)" office:value-type="string" office:string-value="1100_1011" calcext:value-type="string">
            <text:p>1100_1011</text:p>
          </table:table-cell>
          <table:table-cell table:style-name="ce107" table:formula="of:=LEFT([.AS205];LEN([.AS205])-1)" office:value-type="string" office:string-value="1100_1011':&quot;0 0 0 0 0 0 0 0 0 0 0 0 0 0 0 0 1 0 0 0 0 1 \n&quot;+&quot;1 0 1 0 0 1 0 0 0 0 0 0 1 0 0 0 0 1 0 0 1 0&quot;" calcext:value-type="string">
            <text:p>1100_1011':"0 0 0 0 0 0 0 0 0 0 0 0 0 0 0 0 1 0 0 0 0 1 \n"+"1 0 1 0 0 1 0 0 0 0 0 0 1 0 0 0 0 1 0 0 1 0"</text:p>
          </table:table-cell>
          <table:table-cell table:style-name="ce107" table:formula="of:=CONCATENATE([.AU205];&quot;+&quot;;&quot;&quot;&quot;&quot;;[.AT205];&quot;&quot;&quot;&quot;;&quot;,&quot;)" office:value-type="string" office:string-value="1100_1011':&quot;0 0 0 0 0 0 0 0 0 0 0 0 0 0 0 0 1 0 0 0 0 1 \n&quot;+&quot;1 0 1 0 0 1 0 0 0 0 0 0 1 0 0 0 0 1 0 0 1 0&quot;+&quot;1100_1011&quot;," calcext:value-type="string">
            <text:p>1100_1011':"0 0 0 0 0 0 0 0 0 0 0 0 0 0 0 0 1 0 0 0 0 1 \n"+"1 0 1 0 0 1 0 0 0 0 0 0 1 0 0 0 0 1 0 0 1 0"+"1100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1011':"0 0 0 0 0 0 0 0 0 0 0 0 0 0 0 0 1 0 0 0 0 1 \n"+"1 0 1 0 0 1 0 0 0 0 0 0 1 0 0 0 0 1 0 0 1 0"+"1100_1011",</text:p>
          </table:table-cell>
          <table:table-cell table:style-name="ce107" table:formula="of:=CONCATENATE(&quot;'&quot;;LEFT([.AX205];11);&quot; &quot;;LEFT([.AW205];LEN([.AW205])-4);&quot; $ &quot;;RIGHT([.AW205];4);&quot;&quot;;RIGHT([.AX205];LEN([.AX205])-11))" office:value-type="string" office:string-value="'1100_1011': &quot;1 0 1 0 0 1 0 0 0 0 1 0 0 0 0 0 0 0 0 0 0 0  $ \n&quot;+&quot;0 0 0 0 0 0 0 0 0 0 0 0 0 0 0 0 1 0 0 0 0 1 \n&quot;+&quot;1 0 1 0 0 1 0 0 0 0 0 0 1 0 0 0 0 1 0 0 1 0&quot;+&quot;1100_1011&quot;," calcext:value-type="string">
            <text:p>'1100_1011': "1 0 1 0 0 1 0 0 0 0 1 0 0 0 0 0 0 0 0 0 0 0 <text:s/>$ \n"+"0 0 0 0 0 0 0 0 0 0 0 0 0 0 0 0 1 0 0 0 0 1 \n"+"1 0 1 0 0 1 0 0 0 0 0 0 1 0 0 0 0 1 0 0 1 0"+"1100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1100':"0 0 0 0 0 0 0 0 0 0 0 0 0 0 0 0 1 0 0 0 0 1 \n"+"1 0 1 0 0 1 0 0 0 0 0 0 1 0 0 0 0 1 0 0 1 0",</text:p>
          </table:table-cell>
          <table:table-cell table:style-name="ce107" table:formula="of:=LEFT([.AS206];9)" office:value-type="string" office:string-value="1100_1100" calcext:value-type="string">
            <text:p>1100_1100</text:p>
          </table:table-cell>
          <table:table-cell table:style-name="ce107" table:formula="of:=LEFT([.AS206];LEN([.AS206])-1)" office:value-type="string" office:string-value="1100_1100':&quot;0 0 0 0 0 0 0 0 0 0 0 0 0 0 0 0 1 0 0 0 0 1 \n&quot;+&quot;1 0 1 0 0 1 0 0 0 0 0 0 1 0 0 0 0 1 0 0 1 0&quot;" calcext:value-type="string">
            <text:p>1100_1100':"0 0 0 0 0 0 0 0 0 0 0 0 0 0 0 0 1 0 0 0 0 1 \n"+"1 0 1 0 0 1 0 0 0 0 0 0 1 0 0 0 0 1 0 0 1 0"</text:p>
          </table:table-cell>
          <table:table-cell table:style-name="ce107" table:formula="of:=CONCATENATE([.AU206];&quot;+&quot;;&quot;&quot;&quot;&quot;;[.AT206];&quot;&quot;&quot;&quot;;&quot;,&quot;)" office:value-type="string" office:string-value="1100_1100':&quot;0 0 0 0 0 0 0 0 0 0 0 0 0 0 0 0 1 0 0 0 0 1 \n&quot;+&quot;1 0 1 0 0 1 0 0 0 0 0 0 1 0 0 0 0 1 0 0 1 0&quot;+&quot;1100_1100&quot;," calcext:value-type="string">
            <text:p>1100_1100':"0 0 0 0 0 0 0 0 0 0 0 0 0 0 0 0 1 0 0 0 0 1 \n"+"1 0 1 0 0 1 0 0 0 0 0 0 1 0 0 0 0 1 0 0 1 0"+"1100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1100':"0 0 0 0 0 0 0 0 0 0 0 0 0 0 0 0 1 0 0 0 0 1 \n"+"1 0 1 0 0 1 0 0 0 0 0 0 1 0 0 0 0 1 0 0 1 0"+"1100_1100",</text:p>
          </table:table-cell>
          <table:table-cell table:style-name="ce107" table:formula="of:=CONCATENATE(&quot;'&quot;;LEFT([.AX206];11);&quot; &quot;;LEFT([.AW206];LEN([.AW206])-4);&quot; $ &quot;;RIGHT([.AW206];4);&quot;&quot;;RIGHT([.AX206];LEN([.AX206])-11))" office:value-type="string" office:string-value="'1100_1100': &quot;1 0 1 0 0 1 0 0 0 0 1 0 0 0 0 0 0 0 0 0 0 0  $ \n&quot;+&quot;0 0 0 0 0 0 0 0 0 0 0 0 0 0 0 0 1 0 0 0 0 1 \n&quot;+&quot;1 0 1 0 0 1 0 0 0 0 0 0 1 0 0 0 0 1 0 0 1 0&quot;+&quot;1100_1100&quot;," calcext:value-type="string">
            <text:p>'1100_1100': "1 0 1 0 0 1 0 0 0 0 1 0 0 0 0 0 0 0 0 0 0 0 <text:s/>$ \n"+"0 0 0 0 0 0 0 0 0 0 0 0 0 0 0 0 1 0 0 0 0 1 \n"+"1 0 1 0 0 1 0 0 0 0 0 0 1 0 0 0 0 1 0 0 1 0"+"1100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1101':"0 0 0 0 0 0 0 0 0 0 0 0 0 0 0 0 1 0 0 0 0 1 \n"+"1 0 1 0 0 1 0 0 0 0 0 0 1 0 0 0 0 1 0 0 1 0",</text:p>
          </table:table-cell>
          <table:table-cell table:style-name="ce107" table:formula="of:=LEFT([.AS207];9)" office:value-type="string" office:string-value="1100_1101" calcext:value-type="string">
            <text:p>1100_1101</text:p>
          </table:table-cell>
          <table:table-cell table:style-name="ce107" table:formula="of:=LEFT([.AS207];LEN([.AS207])-1)" office:value-type="string" office:string-value="1100_1101':&quot;0 0 0 0 0 0 0 0 0 0 0 0 0 0 0 0 1 0 0 0 0 1 \n&quot;+&quot;1 0 1 0 0 1 0 0 0 0 0 0 1 0 0 0 0 1 0 0 1 0&quot;" calcext:value-type="string">
            <text:p>1100_1101':"0 0 0 0 0 0 0 0 0 0 0 0 0 0 0 0 1 0 0 0 0 1 \n"+"1 0 1 0 0 1 0 0 0 0 0 0 1 0 0 0 0 1 0 0 1 0"</text:p>
          </table:table-cell>
          <table:table-cell table:style-name="ce107" table:formula="of:=CONCATENATE([.AU207];&quot;+&quot;;&quot;&quot;&quot;&quot;;[.AT207];&quot;&quot;&quot;&quot;;&quot;,&quot;)" office:value-type="string" office:string-value="1100_1101':&quot;0 0 0 0 0 0 0 0 0 0 0 0 0 0 0 0 1 0 0 0 0 1 \n&quot;+&quot;1 0 1 0 0 1 0 0 0 0 0 0 1 0 0 0 0 1 0 0 1 0&quot;+&quot;1100_1101&quot;," calcext:value-type="string">
            <text:p>1100_1101':"0 0 0 0 0 0 0 0 0 0 0 0 0 0 0 0 1 0 0 0 0 1 \n"+"1 0 1 0 0 1 0 0 0 0 0 0 1 0 0 0 0 1 0 0 1 0"+"1100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1101':"0 0 0 0 0 0 0 0 0 0 0 0 0 0 0 0 1 0 0 0 0 1 \n"+"1 0 1 0 0 1 0 0 0 0 0 0 1 0 0 0 0 1 0 0 1 0"+"1100_1101",</text:p>
          </table:table-cell>
          <table:table-cell table:style-name="ce107" table:formula="of:=CONCATENATE(&quot;'&quot;;LEFT([.AX207];11);&quot; &quot;;LEFT([.AW207];LEN([.AW207])-4);&quot; $ &quot;;RIGHT([.AW207];4);&quot;&quot;;RIGHT([.AX207];LEN([.AX207])-11))" office:value-type="string" office:string-value="'1100_1101': &quot;1 0 1 0 0 1 0 0 0 0 1 0 0 0 0 0 0 0 0 0 0 0  $ \n&quot;+&quot;0 0 0 0 0 0 0 0 0 0 0 0 0 0 0 0 1 0 0 0 0 1 \n&quot;+&quot;1 0 1 0 0 1 0 0 0 0 0 0 1 0 0 0 0 1 0 0 1 0&quot;+&quot;1100_1101&quot;," calcext:value-type="string">
            <text:p>'1100_1101': "1 0 1 0 0 1 0 0 0 0 1 0 0 0 0 0 0 0 0 0 0 0 <text:s/>$ \n"+"0 0 0 0 0 0 0 0 0 0 0 0 0 0 0 0 1 0 0 0 0 1 \n"+"1 0 1 0 0 1 0 0 0 0 0 0 1 0 0 0 0 1 0 0 1 0"+"1100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1110':"0 0 0 0 0 0 0 0 0 0 0 0 0 0 0 0 1 0 0 0 0 1 \n"+"1 0 1 0 0 1 0 0 0 0 0 0 1 0 0 0 0 1 0 0 1 0",</text:p>
          </table:table-cell>
          <table:table-cell table:style-name="ce107" table:formula="of:=LEFT([.AS208];9)" office:value-type="string" office:string-value="1100_1110" calcext:value-type="string">
            <text:p>1100_1110</text:p>
          </table:table-cell>
          <table:table-cell table:style-name="ce107" table:formula="of:=LEFT([.AS208];LEN([.AS208])-1)" office:value-type="string" office:string-value="1100_1110':&quot;0 0 0 0 0 0 0 0 0 0 0 0 0 0 0 0 1 0 0 0 0 1 \n&quot;+&quot;1 0 1 0 0 1 0 0 0 0 0 0 1 0 0 0 0 1 0 0 1 0&quot;" calcext:value-type="string">
            <text:p>1100_1110':"0 0 0 0 0 0 0 0 0 0 0 0 0 0 0 0 1 0 0 0 0 1 \n"+"1 0 1 0 0 1 0 0 0 0 0 0 1 0 0 0 0 1 0 0 1 0"</text:p>
          </table:table-cell>
          <table:table-cell table:style-name="ce107" table:formula="of:=CONCATENATE([.AU208];&quot;+&quot;;&quot;&quot;&quot;&quot;;[.AT208];&quot;&quot;&quot;&quot;;&quot;,&quot;)" office:value-type="string" office:string-value="1100_1110':&quot;0 0 0 0 0 0 0 0 0 0 0 0 0 0 0 0 1 0 0 0 0 1 \n&quot;+&quot;1 0 1 0 0 1 0 0 0 0 0 0 1 0 0 0 0 1 0 0 1 0&quot;+&quot;1100_1110&quot;," calcext:value-type="string">
            <text:p>1100_1110':"0 0 0 0 0 0 0 0 0 0 0 0 0 0 0 0 1 0 0 0 0 1 \n"+"1 0 1 0 0 1 0 0 0 0 0 0 1 0 0 0 0 1 0 0 1 0"+"1100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1110':"0 0 0 0 0 0 0 0 0 0 0 0 0 0 0 0 1 0 0 0 0 1 \n"+"1 0 1 0 0 1 0 0 0 0 0 0 1 0 0 0 0 1 0 0 1 0"+"1100_1110",</text:p>
          </table:table-cell>
          <table:table-cell table:style-name="ce107" table:formula="of:=CONCATENATE(&quot;'&quot;;LEFT([.AX208];11);&quot; &quot;;LEFT([.AW208];LEN([.AW208])-4);&quot; $ &quot;;RIGHT([.AW208];4);&quot;&quot;;RIGHT([.AX208];LEN([.AX208])-11))" office:value-type="string" office:string-value="'1100_1110': &quot;1 0 1 0 0 1 0 0 0 0 1 0 0 0 0 0 0 0 0 0 0 0  $ \n&quot;+&quot;0 0 0 0 0 0 0 0 0 0 0 0 0 0 0 0 1 0 0 0 0 1 \n&quot;+&quot;1 0 1 0 0 1 0 0 0 0 0 0 1 0 0 0 0 1 0 0 1 0&quot;+&quot;1100_1110&quot;," calcext:value-type="string">
            <text:p>'1100_1110': "1 0 1 0 0 1 0 0 0 0 1 0 0 0 0 0 0 0 0 0 0 0 <text:s/>$ \n"+"0 0 0 0 0 0 0 0 0 0 0 0 0 0 0 0 1 0 0 0 0 1 \n"+"1 0 1 0 0 1 0 0 0 0 0 0 1 0 0 0 0 1 0 0 1 0"+"1100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0_1111':"0 0 0 0 0 0 0 0 0 0 0 0 0 0 0 0 1 0 0 0 0 1 \n"+"1 0 1 0 0 1 0 0 0 0 0 0 1 0 0 0 0 1 0 0 1 0",</text:p>
          </table:table-cell>
          <table:table-cell table:style-name="ce107" table:formula="of:=LEFT([.AS209];9)" office:value-type="string" office:string-value="1100_1111" calcext:value-type="string">
            <text:p>1100_1111</text:p>
          </table:table-cell>
          <table:table-cell table:style-name="ce107" table:formula="of:=LEFT([.AS209];LEN([.AS209])-1)" office:value-type="string" office:string-value="1100_1111':&quot;0 0 0 0 0 0 0 0 0 0 0 0 0 0 0 0 1 0 0 0 0 1 \n&quot;+&quot;1 0 1 0 0 1 0 0 0 0 0 0 1 0 0 0 0 1 0 0 1 0&quot;" calcext:value-type="string">
            <text:p>1100_1111':"0 0 0 0 0 0 0 0 0 0 0 0 0 0 0 0 1 0 0 0 0 1 \n"+"1 0 1 0 0 1 0 0 0 0 0 0 1 0 0 0 0 1 0 0 1 0"</text:p>
          </table:table-cell>
          <table:table-cell table:style-name="ce107" table:formula="of:=CONCATENATE([.AU209];&quot;+&quot;;&quot;&quot;&quot;&quot;;[.AT209];&quot;&quot;&quot;&quot;;&quot;,&quot;)" office:value-type="string" office:string-value="1100_1111':&quot;0 0 0 0 0 0 0 0 0 0 0 0 0 0 0 0 1 0 0 0 0 1 \n&quot;+&quot;1 0 1 0 0 1 0 0 0 0 0 0 1 0 0 0 0 1 0 0 1 0&quot;+&quot;1100_1111&quot;," calcext:value-type="string">
            <text:p>1100_1111':"0 0 0 0 0 0 0 0 0 0 0 0 0 0 0 0 1 0 0 0 0 1 \n"+"1 0 1 0 0 1 0 0 0 0 0 0 1 0 0 0 0 1 0 0 1 0"+"1100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0_1111':"0 0 0 0 0 0 0 0 0 0 0 0 0 0 0 0 1 0 0 0 0 1 \n"+"1 0 1 0 0 1 0 0 0 0 0 0 1 0 0 0 0 1 0 0 1 0"+"1100_1111",</text:p>
          </table:table-cell>
          <table:table-cell table:style-name="ce107" table:formula="of:=CONCATENATE(&quot;'&quot;;LEFT([.AX209];11);&quot; &quot;;LEFT([.AW209];LEN([.AW209])-4);&quot; $ &quot;;RIGHT([.AW209];4);&quot;&quot;;RIGHT([.AX209];LEN([.AX209])-11))" office:value-type="string" office:string-value="'1100_1111': &quot;1 0 1 0 0 1 0 0 0 0 1 0 0 0 0 0 0 0 0 0 0 0  $ \n&quot;+&quot;0 0 0 0 0 0 0 0 0 0 0 0 0 0 0 0 1 0 0 0 0 1 \n&quot;+&quot;1 0 1 0 0 1 0 0 0 0 0 0 1 0 0 0 0 1 0 0 1 0&quot;+&quot;1100_1111&quot;," calcext:value-type="string">
            <text:p>'1100_1111': "1 0 1 0 0 1 0 0 0 0 1 0 0 0 0 0 0 0 0 0 0 0 <text:s/>$ \n"+"0 0 0 0 0 0 0 0 0 0 0 0 0 0 0 0 1 0 0 0 0 1 \n"+"1 0 1 0 0 1 0 0 0 0 0 0 1 0 0 0 0 1 0 0 1 0"+"1100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0000':"0 0 0 0 0 0 0 0 0 0 0 0 0 0 0 0 1 0 0 1 0 0 \n"+"0 0 0 0 0 0 0 0 0 0 0 0 1 0 0 0 0 1 1 0 0 1",</text:p>
          </table:table-cell>
          <table:table-cell table:style-name="ce107" table:formula="of:=LEFT([.AS210];9)" office:value-type="string" office:string-value="1101_0000" calcext:value-type="string">
            <text:p>1101_0000</text:p>
          </table:table-cell>
          <table:table-cell table:style-name="ce107" table:formula="of:=LEFT([.AS210];LEN([.AS210])-1)" office:value-type="string" office:string-value="1101_0000':&quot;0 0 0 0 0 0 0 0 0 0 0 0 0 0 0 0 1 0 0 1 0 0 \n&quot;+&quot;0 0 0 0 0 0 0 0 0 0 0 0 1 0 0 0 0 1 1 0 0 1&quot;" calcext:value-type="string">
            <text:p>1101_0000':"0 0 0 0 0 0 0 0 0 0 0 0 0 0 0 0 1 0 0 1 0 0 \n"+"0 0 0 0 0 0 0 0 0 0 0 0 1 0 0 0 0 1 1 0 0 1"</text:p>
          </table:table-cell>
          <table:table-cell table:style-name="ce107" table:formula="of:=CONCATENATE([.AU210];&quot;+&quot;;&quot;&quot;&quot;&quot;;[.AT210];&quot;&quot;&quot;&quot;;&quot;,&quot;)" office:value-type="string" office:string-value="1101_0000':&quot;0 0 0 0 0 0 0 0 0 0 0 0 0 0 0 0 1 0 0 1 0 0 \n&quot;+&quot;0 0 0 0 0 0 0 0 0 0 0 0 1 0 0 0 0 1 1 0 0 1&quot;+&quot;1101_0000&quot;," calcext:value-type="string">
            <text:p>1101_0000':"0 0 0 0 0 0 0 0 0 0 0 0 0 0 0 0 1 0 0 1 0 0 \n"+"0 0 0 0 0 0 0 0 0 0 0 0 1 0 0 0 0 1 1 0 0 1"+"1101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0000':"0 0 0 0 0 0 0 0 0 0 0 0 0 0 0 0 1 0 0 1 0 0 \n"+"0 0 0 0 0 0 0 0 0 0 0 0 1 0 0 0 0 1 1 0 0 1"+"1101_0000",</text:p>
          </table:table-cell>
          <table:table-cell table:style-name="ce107" table:formula="of:=CONCATENATE(&quot;'&quot;;LEFT([.AX210];11);&quot; &quot;;LEFT([.AW210];LEN([.AW210])-4);&quot; $ &quot;;RIGHT([.AW210];4);&quot;&quot;;RIGHT([.AX210];LEN([.AX210])-11))" office:value-type="string" office:string-value="'1101_0000': &quot;1 0 1 0 0 1 0 0 0 0 1 0 0 0 0 0 0 0 0 0 0 0  $ \n&quot;+&quot;0 0 0 0 0 0 0 0 0 0 0 0 0 0 0 0 1 0 0 1 0 0 \n&quot;+&quot;0 0 0 0 0 0 0 0 0 0 0 0 1 0 0 0 0 1 1 0 0 1&quot;+&quot;1101_0000&quot;," calcext:value-type="string">
            <text:p>'1101_0000': "1 0 1 0 0 1 0 0 0 0 1 0 0 0 0 0 0 0 0 0 0 0 <text:s/>$ \n"+"0 0 0 0 0 0 0 0 0 0 0 0 0 0 0 0 1 0 0 1 0 0 \n"+"0 0 0 0 0 0 0 0 0 0 0 0 1 0 0 0 0 1 1 0 0 1"+"1101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0001':"0 0 0 0 0 0 0 0 0 0 0 0 0 0 0 0 1 0 0 1 0 0 \n"+"0 0 0 0 0 0 0 0 0 0 0 0 1 0 0 0 0 1 1 0 0 1",</text:p>
          </table:table-cell>
          <table:table-cell table:style-name="ce107" table:formula="of:=LEFT([.AS211];9)" office:value-type="string" office:string-value="1101_0001" calcext:value-type="string">
            <text:p>1101_0001</text:p>
          </table:table-cell>
          <table:table-cell table:style-name="ce107" table:formula="of:=LEFT([.AS211];LEN([.AS211])-1)" office:value-type="string" office:string-value="1101_0001':&quot;0 0 0 0 0 0 0 0 0 0 0 0 0 0 0 0 1 0 0 1 0 0 \n&quot;+&quot;0 0 0 0 0 0 0 0 0 0 0 0 1 0 0 0 0 1 1 0 0 1&quot;" calcext:value-type="string">
            <text:p>1101_0001':"0 0 0 0 0 0 0 0 0 0 0 0 0 0 0 0 1 0 0 1 0 0 \n"+"0 0 0 0 0 0 0 0 0 0 0 0 1 0 0 0 0 1 1 0 0 1"</text:p>
          </table:table-cell>
          <table:table-cell table:style-name="ce107" table:formula="of:=CONCATENATE([.AU211];&quot;+&quot;;&quot;&quot;&quot;&quot;;[.AT211];&quot;&quot;&quot;&quot;;&quot;,&quot;)" office:value-type="string" office:string-value="1101_0001':&quot;0 0 0 0 0 0 0 0 0 0 0 0 0 0 0 0 1 0 0 1 0 0 \n&quot;+&quot;0 0 0 0 0 0 0 0 0 0 0 0 1 0 0 0 0 1 1 0 0 1&quot;+&quot;1101_0001&quot;," calcext:value-type="string">
            <text:p>1101_0001':"0 0 0 0 0 0 0 0 0 0 0 0 0 0 0 0 1 0 0 1 0 0 \n"+"0 0 0 0 0 0 0 0 0 0 0 0 1 0 0 0 0 1 1 0 0 1"+"1101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0001':"0 0 0 0 0 0 0 0 0 0 0 0 0 0 0 0 1 0 0 1 0 0 \n"+"0 0 0 0 0 0 0 0 0 0 0 0 1 0 0 0 0 1 1 0 0 1"+"1101_0001",</text:p>
          </table:table-cell>
          <table:table-cell table:style-name="ce107" table:formula="of:=CONCATENATE(&quot;'&quot;;LEFT([.AX211];11);&quot; &quot;;LEFT([.AW211];LEN([.AW211])-4);&quot; $ &quot;;RIGHT([.AW211];4);&quot;&quot;;RIGHT([.AX211];LEN([.AX211])-11))" office:value-type="string" office:string-value="'1101_0001': &quot;1 0 1 0 0 1 0 0 0 0 1 0 0 0 0 0 0 0 0 0 0 0  $ \n&quot;+&quot;0 0 0 0 0 0 0 0 0 0 0 0 0 0 0 0 1 0 0 1 0 0 \n&quot;+&quot;0 0 0 0 0 0 0 0 0 0 0 0 1 0 0 0 0 1 1 0 0 1&quot;+&quot;1101_0001&quot;," calcext:value-type="string">
            <text:p>'1101_0001': "1 0 1 0 0 1 0 0 0 0 1 0 0 0 0 0 0 0 0 0 0 0 <text:s/>$ \n"+"0 0 0 0 0 0 0 0 0 0 0 0 0 0 0 0 1 0 0 1 0 0 \n"+"0 0 0 0 0 0 0 0 0 0 0 0 1 0 0 0 0 1 1 0 0 1"+"1101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0010':"0 0 0 0 0 0 0 0 0 0 0 0 0 0 0 0 1 0 0 1 0 0 \n"+"0 0 0 0 0 0 0 0 0 0 0 0 1 0 0 0 0 1 1 0 0 1",</text:p>
          </table:table-cell>
          <table:table-cell table:style-name="ce107" table:formula="of:=LEFT([.AS212];9)" office:value-type="string" office:string-value="1101_0010" calcext:value-type="string">
            <text:p>1101_0010</text:p>
          </table:table-cell>
          <table:table-cell table:style-name="ce107" table:formula="of:=LEFT([.AS212];LEN([.AS212])-1)" office:value-type="string" office:string-value="1101_0010':&quot;0 0 0 0 0 0 0 0 0 0 0 0 0 0 0 0 1 0 0 1 0 0 \n&quot;+&quot;0 0 0 0 0 0 0 0 0 0 0 0 1 0 0 0 0 1 1 0 0 1&quot;" calcext:value-type="string">
            <text:p>1101_0010':"0 0 0 0 0 0 0 0 0 0 0 0 0 0 0 0 1 0 0 1 0 0 \n"+"0 0 0 0 0 0 0 0 0 0 0 0 1 0 0 0 0 1 1 0 0 1"</text:p>
          </table:table-cell>
          <table:table-cell table:style-name="ce107" table:formula="of:=CONCATENATE([.AU212];&quot;+&quot;;&quot;&quot;&quot;&quot;;[.AT212];&quot;&quot;&quot;&quot;;&quot;,&quot;)" office:value-type="string" office:string-value="1101_0010':&quot;0 0 0 0 0 0 0 0 0 0 0 0 0 0 0 0 1 0 0 1 0 0 \n&quot;+&quot;0 0 0 0 0 0 0 0 0 0 0 0 1 0 0 0 0 1 1 0 0 1&quot;+&quot;1101_0010&quot;," calcext:value-type="string">
            <text:p>1101_0010':"0 0 0 0 0 0 0 0 0 0 0 0 0 0 0 0 1 0 0 1 0 0 \n"+"0 0 0 0 0 0 0 0 0 0 0 0 1 0 0 0 0 1 1 0 0 1"+"1101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0010':"0 0 0 0 0 0 0 0 0 0 0 0 0 0 0 0 1 0 0 1 0 0 \n"+"0 0 0 0 0 0 0 0 0 0 0 0 1 0 0 0 0 1 1 0 0 1"+"1101_0010",</text:p>
          </table:table-cell>
          <table:table-cell table:style-name="ce107" table:formula="of:=CONCATENATE(&quot;'&quot;;LEFT([.AX212];11);&quot; &quot;;LEFT([.AW212];LEN([.AW212])-4);&quot; $ &quot;;RIGHT([.AW212];4);&quot;&quot;;RIGHT([.AX212];LEN([.AX212])-11))" office:value-type="string" office:string-value="'1101_0010': &quot;1 0 1 0 0 1 0 0 0 0 1 0 0 0 0 0 0 0 0 0 0 0  $ \n&quot;+&quot;0 0 0 0 0 0 0 0 0 0 0 0 0 0 0 0 1 0 0 1 0 0 \n&quot;+&quot;0 0 0 0 0 0 0 0 0 0 0 0 1 0 0 0 0 1 1 0 0 1&quot;+&quot;1101_0010&quot;," calcext:value-type="string">
            <text:p>'1101_0010': "1 0 1 0 0 1 0 0 0 0 1 0 0 0 0 0 0 0 0 0 0 0 <text:s/>$ \n"+"0 0 0 0 0 0 0 0 0 0 0 0 0 0 0 0 1 0 0 1 0 0 \n"+"0 0 0 0 0 0 0 0 0 0 0 0 1 0 0 0 0 1 1 0 0 1"+"1101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0011':"0 0 0 0 0 0 0 0 0 0 0 0 0 0 0 0 1 0 0 1 0 0 \n"+"0 0 0 0 0 0 0 0 0 0 0 0 1 0 0 0 0 1 1 0 0 1",</text:p>
          </table:table-cell>
          <table:table-cell table:style-name="ce107" table:formula="of:=LEFT([.AS213];9)" office:value-type="string" office:string-value="1101_0011" calcext:value-type="string">
            <text:p>1101_0011</text:p>
          </table:table-cell>
          <table:table-cell table:style-name="ce107" table:formula="of:=LEFT([.AS213];LEN([.AS213])-1)" office:value-type="string" office:string-value="1101_0011':&quot;0 0 0 0 0 0 0 0 0 0 0 0 0 0 0 0 1 0 0 1 0 0 \n&quot;+&quot;0 0 0 0 0 0 0 0 0 0 0 0 1 0 0 0 0 1 1 0 0 1&quot;" calcext:value-type="string">
            <text:p>1101_0011':"0 0 0 0 0 0 0 0 0 0 0 0 0 0 0 0 1 0 0 1 0 0 \n"+"0 0 0 0 0 0 0 0 0 0 0 0 1 0 0 0 0 1 1 0 0 1"</text:p>
          </table:table-cell>
          <table:table-cell table:style-name="ce107" table:formula="of:=CONCATENATE([.AU213];&quot;+&quot;;&quot;&quot;&quot;&quot;;[.AT213];&quot;&quot;&quot;&quot;;&quot;,&quot;)" office:value-type="string" office:string-value="1101_0011':&quot;0 0 0 0 0 0 0 0 0 0 0 0 0 0 0 0 1 0 0 1 0 0 \n&quot;+&quot;0 0 0 0 0 0 0 0 0 0 0 0 1 0 0 0 0 1 1 0 0 1&quot;+&quot;1101_0011&quot;," calcext:value-type="string">
            <text:p>1101_0011':"0 0 0 0 0 0 0 0 0 0 0 0 0 0 0 0 1 0 0 1 0 0 \n"+"0 0 0 0 0 0 0 0 0 0 0 0 1 0 0 0 0 1 1 0 0 1"+"1101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0011':"0 0 0 0 0 0 0 0 0 0 0 0 0 0 0 0 1 0 0 1 0 0 \n"+"0 0 0 0 0 0 0 0 0 0 0 0 1 0 0 0 0 1 1 0 0 1"+"1101_0011",</text:p>
          </table:table-cell>
          <table:table-cell table:style-name="ce107" table:formula="of:=CONCATENATE(&quot;'&quot;;LEFT([.AX213];11);&quot; &quot;;LEFT([.AW213];LEN([.AW213])-4);&quot; $ &quot;;RIGHT([.AW213];4);&quot;&quot;;RIGHT([.AX213];LEN([.AX213])-11))" office:value-type="string" office:string-value="'1101_0011': &quot;1 0 1 0 0 1 0 0 0 0 1 0 0 0 0 0 0 0 0 0 0 0  $ \n&quot;+&quot;0 0 0 0 0 0 0 0 0 0 0 0 0 0 0 0 1 0 0 1 0 0 \n&quot;+&quot;0 0 0 0 0 0 0 0 0 0 0 0 1 0 0 0 0 1 1 0 0 1&quot;+&quot;1101_0011&quot;," calcext:value-type="string">
            <text:p>'1101_0011': "1 0 1 0 0 1 0 0 0 0 1 0 0 0 0 0 0 0 0 0 0 0 <text:s/>$ \n"+"0 0 0 0 0 0 0 0 0 0 0 0 0 0 0 0 1 0 0 1 0 0 \n"+"0 0 0 0 0 0 0 0 0 0 0 0 1 0 0 0 0 1 1 0 0 1"+"1101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0100':"0 0 0 0 0 0 0 0 0 0 0 0 0 0 0 0 1 0 0 1 0 0 \n"+"0 0 0 0 0 0 0 0 0 0 0 0 1 0 0 0 0 1 1 0 0 1",</text:p>
          </table:table-cell>
          <table:table-cell table:style-name="ce107" table:formula="of:=LEFT([.AS214];9)" office:value-type="string" office:string-value="1101_0100" calcext:value-type="string">
            <text:p>1101_0100</text:p>
          </table:table-cell>
          <table:table-cell table:style-name="ce107" table:formula="of:=LEFT([.AS214];LEN([.AS214])-1)" office:value-type="string" office:string-value="1101_0100':&quot;0 0 0 0 0 0 0 0 0 0 0 0 0 0 0 0 1 0 0 1 0 0 \n&quot;+&quot;0 0 0 0 0 0 0 0 0 0 0 0 1 0 0 0 0 1 1 0 0 1&quot;" calcext:value-type="string">
            <text:p>1101_0100':"0 0 0 0 0 0 0 0 0 0 0 0 0 0 0 0 1 0 0 1 0 0 \n"+"0 0 0 0 0 0 0 0 0 0 0 0 1 0 0 0 0 1 1 0 0 1"</text:p>
          </table:table-cell>
          <table:table-cell table:style-name="ce107" table:formula="of:=CONCATENATE([.AU214];&quot;+&quot;;&quot;&quot;&quot;&quot;;[.AT214];&quot;&quot;&quot;&quot;;&quot;,&quot;)" office:value-type="string" office:string-value="1101_0100':&quot;0 0 0 0 0 0 0 0 0 0 0 0 0 0 0 0 1 0 0 1 0 0 \n&quot;+&quot;0 0 0 0 0 0 0 0 0 0 0 0 1 0 0 0 0 1 1 0 0 1&quot;+&quot;1101_0100&quot;," calcext:value-type="string">
            <text:p>1101_0100':"0 0 0 0 0 0 0 0 0 0 0 0 0 0 0 0 1 0 0 1 0 0 \n"+"0 0 0 0 0 0 0 0 0 0 0 0 1 0 0 0 0 1 1 0 0 1"+"1101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0100':"0 0 0 0 0 0 0 0 0 0 0 0 0 0 0 0 1 0 0 1 0 0 \n"+"0 0 0 0 0 0 0 0 0 0 0 0 1 0 0 0 0 1 1 0 0 1"+"1101_0100",</text:p>
          </table:table-cell>
          <table:table-cell table:style-name="ce107" table:formula="of:=CONCATENATE(&quot;'&quot;;LEFT([.AX214];11);&quot; &quot;;LEFT([.AW214];LEN([.AW214])-4);&quot; $ &quot;;RIGHT([.AW214];4);&quot;&quot;;RIGHT([.AX214];LEN([.AX214])-11))" office:value-type="string" office:string-value="'1101_0100': &quot;1 0 1 0 0 1 0 0 0 0 1 0 0 0 0 0 0 0 0 0 0 0  $ \n&quot;+&quot;0 0 0 0 0 0 0 0 0 0 0 0 0 0 0 0 1 0 0 1 0 0 \n&quot;+&quot;0 0 0 0 0 0 0 0 0 0 0 0 1 0 0 0 0 1 1 0 0 1&quot;+&quot;1101_0100&quot;," calcext:value-type="string">
            <text:p>'1101_0100': "1 0 1 0 0 1 0 0 0 0 1 0 0 0 0 0 0 0 0 0 0 0 <text:s/>$ \n"+"0 0 0 0 0 0 0 0 0 0 0 0 0 0 0 0 1 0 0 1 0 0 \n"+"0 0 0 0 0 0 0 0 0 0 0 0 1 0 0 0 0 1 1 0 0 1"+"1101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0101':"0 0 0 0 0 0 0 0 0 0 0 0 0 0 0 0 1 0 0 1 0 0 \n"+"0 0 0 0 0 0 0 0 0 0 0 0 1 0 0 0 0 1 1 0 0 1",</text:p>
          </table:table-cell>
          <table:table-cell table:style-name="ce107" table:formula="of:=LEFT([.AS215];9)" office:value-type="string" office:string-value="1101_0101" calcext:value-type="string">
            <text:p>1101_0101</text:p>
          </table:table-cell>
          <table:table-cell table:style-name="ce107" table:formula="of:=LEFT([.AS215];LEN([.AS215])-1)" office:value-type="string" office:string-value="1101_0101':&quot;0 0 0 0 0 0 0 0 0 0 0 0 0 0 0 0 1 0 0 1 0 0 \n&quot;+&quot;0 0 0 0 0 0 0 0 0 0 0 0 1 0 0 0 0 1 1 0 0 1&quot;" calcext:value-type="string">
            <text:p>1101_0101':"0 0 0 0 0 0 0 0 0 0 0 0 0 0 0 0 1 0 0 1 0 0 \n"+"0 0 0 0 0 0 0 0 0 0 0 0 1 0 0 0 0 1 1 0 0 1"</text:p>
          </table:table-cell>
          <table:table-cell table:style-name="ce107" table:formula="of:=CONCATENATE([.AU215];&quot;+&quot;;&quot;&quot;&quot;&quot;;[.AT215];&quot;&quot;&quot;&quot;;&quot;,&quot;)" office:value-type="string" office:string-value="1101_0101':&quot;0 0 0 0 0 0 0 0 0 0 0 0 0 0 0 0 1 0 0 1 0 0 \n&quot;+&quot;0 0 0 0 0 0 0 0 0 0 0 0 1 0 0 0 0 1 1 0 0 1&quot;+&quot;1101_0101&quot;," calcext:value-type="string">
            <text:p>1101_0101':"0 0 0 0 0 0 0 0 0 0 0 0 0 0 0 0 1 0 0 1 0 0 \n"+"0 0 0 0 0 0 0 0 0 0 0 0 1 0 0 0 0 1 1 0 0 1"+"1101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0101':"0 0 0 0 0 0 0 0 0 0 0 0 0 0 0 0 1 0 0 1 0 0 \n"+"0 0 0 0 0 0 0 0 0 0 0 0 1 0 0 0 0 1 1 0 0 1"+"1101_0101",</text:p>
          </table:table-cell>
          <table:table-cell table:style-name="ce107" table:formula="of:=CONCATENATE(&quot;'&quot;;LEFT([.AX215];11);&quot; &quot;;LEFT([.AW215];LEN([.AW215])-4);&quot; $ &quot;;RIGHT([.AW215];4);&quot;&quot;;RIGHT([.AX215];LEN([.AX215])-11))" office:value-type="string" office:string-value="'1101_0101': &quot;1 0 1 0 0 1 0 0 0 0 1 0 0 0 0 0 0 0 0 0 0 0  $ \n&quot;+&quot;0 0 0 0 0 0 0 0 0 0 0 0 0 0 0 0 1 0 0 1 0 0 \n&quot;+&quot;0 0 0 0 0 0 0 0 0 0 0 0 1 0 0 0 0 1 1 0 0 1&quot;+&quot;1101_0101&quot;," calcext:value-type="string">
            <text:p>'1101_0101': "1 0 1 0 0 1 0 0 0 0 1 0 0 0 0 0 0 0 0 0 0 0 <text:s/>$ \n"+"0 0 0 0 0 0 0 0 0 0 0 0 0 0 0 0 1 0 0 1 0 0 \n"+"0 0 0 0 0 0 0 0 0 0 0 0 1 0 0 0 0 1 1 0 0 1"+"1101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0110':"0 0 0 0 0 0 0 0 0 0 0 0 0 0 0 0 1 0 0 1 0 0 \n"+"0 0 0 0 0 0 0 0 0 0 0 0 1 0 0 0 0 1 1 0 0 1",</text:p>
          </table:table-cell>
          <table:table-cell table:style-name="ce107" table:formula="of:=LEFT([.AS216];9)" office:value-type="string" office:string-value="1101_0110" calcext:value-type="string">
            <text:p>1101_0110</text:p>
          </table:table-cell>
          <table:table-cell table:style-name="ce107" table:formula="of:=LEFT([.AS216];LEN([.AS216])-1)" office:value-type="string" office:string-value="1101_0110':&quot;0 0 0 0 0 0 0 0 0 0 0 0 0 0 0 0 1 0 0 1 0 0 \n&quot;+&quot;0 0 0 0 0 0 0 0 0 0 0 0 1 0 0 0 0 1 1 0 0 1&quot;" calcext:value-type="string">
            <text:p>1101_0110':"0 0 0 0 0 0 0 0 0 0 0 0 0 0 0 0 1 0 0 1 0 0 \n"+"0 0 0 0 0 0 0 0 0 0 0 0 1 0 0 0 0 1 1 0 0 1"</text:p>
          </table:table-cell>
          <table:table-cell table:style-name="ce107" table:formula="of:=CONCATENATE([.AU216];&quot;+&quot;;&quot;&quot;&quot;&quot;;[.AT216];&quot;&quot;&quot;&quot;;&quot;,&quot;)" office:value-type="string" office:string-value="1101_0110':&quot;0 0 0 0 0 0 0 0 0 0 0 0 0 0 0 0 1 0 0 1 0 0 \n&quot;+&quot;0 0 0 0 0 0 0 0 0 0 0 0 1 0 0 0 0 1 1 0 0 1&quot;+&quot;1101_0110&quot;," calcext:value-type="string">
            <text:p>1101_0110':"0 0 0 0 0 0 0 0 0 0 0 0 0 0 0 0 1 0 0 1 0 0 \n"+"0 0 0 0 0 0 0 0 0 0 0 0 1 0 0 0 0 1 1 0 0 1"+"1101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0110':"0 0 0 0 0 0 0 0 0 0 0 0 0 0 0 0 1 0 0 1 0 0 \n"+"0 0 0 0 0 0 0 0 0 0 0 0 1 0 0 0 0 1 1 0 0 1"+"1101_0110",</text:p>
          </table:table-cell>
          <table:table-cell table:style-name="ce107" table:formula="of:=CONCATENATE(&quot;'&quot;;LEFT([.AX216];11);&quot; &quot;;LEFT([.AW216];LEN([.AW216])-4);&quot; $ &quot;;RIGHT([.AW216];4);&quot;&quot;;RIGHT([.AX216];LEN([.AX216])-11))" office:value-type="string" office:string-value="'1101_0110': &quot;1 0 1 0 0 1 0 0 0 0 1 0 0 0 0 0 0 0 0 0 0 0  $ \n&quot;+&quot;0 0 0 0 0 0 0 0 0 0 0 0 0 0 0 0 1 0 0 1 0 0 \n&quot;+&quot;0 0 0 0 0 0 0 0 0 0 0 0 1 0 0 0 0 1 1 0 0 1&quot;+&quot;1101_0110&quot;," calcext:value-type="string">
            <text:p>'1101_0110': "1 0 1 0 0 1 0 0 0 0 1 0 0 0 0 0 0 0 0 0 0 0 <text:s/>$ \n"+"0 0 0 0 0 0 0 0 0 0 0 0 0 0 0 0 1 0 0 1 0 0 \n"+"0 0 0 0 0 0 0 0 0 0 0 0 1 0 0 0 0 1 1 0 0 1"+"1101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0111':"0 0 0 0 0 0 0 0 0 0 0 0 0 0 0 0 1 0 0 1 0 0 \n"+"0 0 0 0 0 0 0 0 0 0 0 0 1 0 0 0 0 1 1 0 0 1",</text:p>
          </table:table-cell>
          <table:table-cell table:style-name="ce107" table:formula="of:=LEFT([.AS217];9)" office:value-type="string" office:string-value="1101_0111" calcext:value-type="string">
            <text:p>1101_0111</text:p>
          </table:table-cell>
          <table:table-cell table:style-name="ce107" table:formula="of:=LEFT([.AS217];LEN([.AS217])-1)" office:value-type="string" office:string-value="1101_0111':&quot;0 0 0 0 0 0 0 0 0 0 0 0 0 0 0 0 1 0 0 1 0 0 \n&quot;+&quot;0 0 0 0 0 0 0 0 0 0 0 0 1 0 0 0 0 1 1 0 0 1&quot;" calcext:value-type="string">
            <text:p>1101_0111':"0 0 0 0 0 0 0 0 0 0 0 0 0 0 0 0 1 0 0 1 0 0 \n"+"0 0 0 0 0 0 0 0 0 0 0 0 1 0 0 0 0 1 1 0 0 1"</text:p>
          </table:table-cell>
          <table:table-cell table:style-name="ce107" table:formula="of:=CONCATENATE([.AU217];&quot;+&quot;;&quot;&quot;&quot;&quot;;[.AT217];&quot;&quot;&quot;&quot;;&quot;,&quot;)" office:value-type="string" office:string-value="1101_0111':&quot;0 0 0 0 0 0 0 0 0 0 0 0 0 0 0 0 1 0 0 1 0 0 \n&quot;+&quot;0 0 0 0 0 0 0 0 0 0 0 0 1 0 0 0 0 1 1 0 0 1&quot;+&quot;1101_0111&quot;," calcext:value-type="string">
            <text:p>1101_0111':"0 0 0 0 0 0 0 0 0 0 0 0 0 0 0 0 1 0 0 1 0 0 \n"+"0 0 0 0 0 0 0 0 0 0 0 0 1 0 0 0 0 1 1 0 0 1"+"1101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0111':"0 0 0 0 0 0 0 0 0 0 0 0 0 0 0 0 1 0 0 1 0 0 \n"+"0 0 0 0 0 0 0 0 0 0 0 0 1 0 0 0 0 1 1 0 0 1"+"1101_0111",</text:p>
          </table:table-cell>
          <table:table-cell table:style-name="ce107" table:formula="of:=CONCATENATE(&quot;'&quot;;LEFT([.AX217];11);&quot; &quot;;LEFT([.AW217];LEN([.AW217])-4);&quot; $ &quot;;RIGHT([.AW217];4);&quot;&quot;;RIGHT([.AX217];LEN([.AX217])-11))" office:value-type="string" office:string-value="'1101_0111': &quot;1 0 1 0 0 1 0 0 0 0 1 0 0 0 0 0 0 0 0 0 0 0  $ \n&quot;+&quot;0 0 0 0 0 0 0 0 0 0 0 0 0 0 0 0 1 0 0 1 0 0 \n&quot;+&quot;0 0 0 0 0 0 0 0 0 0 0 0 1 0 0 0 0 1 1 0 0 1&quot;+&quot;1101_0111&quot;," calcext:value-type="string">
            <text:p>'1101_0111': "1 0 1 0 0 1 0 0 0 0 1 0 0 0 0 0 0 0 0 0 0 0 <text:s/>$ \n"+"0 0 0 0 0 0 0 0 0 0 0 0 0 0 0 0 1 0 0 1 0 0 \n"+"0 0 0 0 0 0 0 0 0 0 0 0 1 0 0 0 0 1 1 0 0 1"+"1101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1000':"0 0 0 0 0 0 0 0 0 0 0 0 0 0 0 0 1 0 0 0 0 1 \n"+"1 0 1 0 0 1 0 0 0 0 0 0 1 0 0 0 0 1 0 0 1 0",</text:p>
          </table:table-cell>
          <table:table-cell table:style-name="ce107" table:formula="of:=LEFT([.AS218];9)" office:value-type="string" office:string-value="1101_1000" calcext:value-type="string">
            <text:p>1101_1000</text:p>
          </table:table-cell>
          <table:table-cell table:style-name="ce107" table:formula="of:=LEFT([.AS218];LEN([.AS218])-1)" office:value-type="string" office:string-value="1101_1000':&quot;0 0 0 0 0 0 0 0 0 0 0 0 0 0 0 0 1 0 0 0 0 1 \n&quot;+&quot;1 0 1 0 0 1 0 0 0 0 0 0 1 0 0 0 0 1 0 0 1 0&quot;" calcext:value-type="string">
            <text:p>1101_1000':"0 0 0 0 0 0 0 0 0 0 0 0 0 0 0 0 1 0 0 0 0 1 \n"+"1 0 1 0 0 1 0 0 0 0 0 0 1 0 0 0 0 1 0 0 1 0"</text:p>
          </table:table-cell>
          <table:table-cell table:style-name="ce107" table:formula="of:=CONCATENATE([.AU218];&quot;+&quot;;&quot;&quot;&quot;&quot;;[.AT218];&quot;&quot;&quot;&quot;;&quot;,&quot;)" office:value-type="string" office:string-value="1101_1000':&quot;0 0 0 0 0 0 0 0 0 0 0 0 0 0 0 0 1 0 0 0 0 1 \n&quot;+&quot;1 0 1 0 0 1 0 0 0 0 0 0 1 0 0 0 0 1 0 0 1 0&quot;+&quot;1101_1000&quot;," calcext:value-type="string">
            <text:p>1101_1000':"0 0 0 0 0 0 0 0 0 0 0 0 0 0 0 0 1 0 0 0 0 1 \n"+"1 0 1 0 0 1 0 0 0 0 0 0 1 0 0 0 0 1 0 0 1 0"+"1101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1000':"0 0 0 0 0 0 0 0 0 0 0 0 0 0 0 0 1 0 0 0 0 1 \n"+"1 0 1 0 0 1 0 0 0 0 0 0 1 0 0 0 0 1 0 0 1 0"+"1101_1000",</text:p>
          </table:table-cell>
          <table:table-cell table:style-name="ce107" table:formula="of:=CONCATENATE(&quot;'&quot;;LEFT([.AX218];11);&quot; &quot;;LEFT([.AW218];LEN([.AW218])-4);&quot; $ &quot;;RIGHT([.AW218];4);&quot;&quot;;RIGHT([.AX218];LEN([.AX218])-11))" office:value-type="string" office:string-value="'1101_1000': &quot;1 0 1 0 0 1 0 0 0 0 1 0 0 0 0 0 0 0 0 0 0 0  $ \n&quot;+&quot;0 0 0 0 0 0 0 0 0 0 0 0 0 0 0 0 1 0 0 0 0 1 \n&quot;+&quot;1 0 1 0 0 1 0 0 0 0 0 0 1 0 0 0 0 1 0 0 1 0&quot;+&quot;1101_1000&quot;," calcext:value-type="string">
            <text:p>'1101_1000': "1 0 1 0 0 1 0 0 0 0 1 0 0 0 0 0 0 0 0 0 0 0 <text:s/>$ \n"+"0 0 0 0 0 0 0 0 0 0 0 0 0 0 0 0 1 0 0 0 0 1 \n"+"1 0 1 0 0 1 0 0 0 0 0 0 1 0 0 0 0 1 0 0 1 0"+"1101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1001':"0 0 0 0 0 0 0 0 0 0 0 0 0 0 0 0 1 0 0 0 0 1 \n"+"1 0 1 0 0 1 0 0 0 0 0 0 1 0 0 0 0 1 0 0 1 0",</text:p>
          </table:table-cell>
          <table:table-cell table:style-name="ce107" table:formula="of:=LEFT([.AS219];9)" office:value-type="string" office:string-value="1101_1001" calcext:value-type="string">
            <text:p>1101_1001</text:p>
          </table:table-cell>
          <table:table-cell table:style-name="ce107" table:formula="of:=LEFT([.AS219];LEN([.AS219])-1)" office:value-type="string" office:string-value="1101_1001':&quot;0 0 0 0 0 0 0 0 0 0 0 0 0 0 0 0 1 0 0 0 0 1 \n&quot;+&quot;1 0 1 0 0 1 0 0 0 0 0 0 1 0 0 0 0 1 0 0 1 0&quot;" calcext:value-type="string">
            <text:p>1101_1001':"0 0 0 0 0 0 0 0 0 0 0 0 0 0 0 0 1 0 0 0 0 1 \n"+"1 0 1 0 0 1 0 0 0 0 0 0 1 0 0 0 0 1 0 0 1 0"</text:p>
          </table:table-cell>
          <table:table-cell table:style-name="ce107" table:formula="of:=CONCATENATE([.AU219];&quot;+&quot;;&quot;&quot;&quot;&quot;;[.AT219];&quot;&quot;&quot;&quot;;&quot;,&quot;)" office:value-type="string" office:string-value="1101_1001':&quot;0 0 0 0 0 0 0 0 0 0 0 0 0 0 0 0 1 0 0 0 0 1 \n&quot;+&quot;1 0 1 0 0 1 0 0 0 0 0 0 1 0 0 0 0 1 0 0 1 0&quot;+&quot;1101_1001&quot;," calcext:value-type="string">
            <text:p>1101_1001':"0 0 0 0 0 0 0 0 0 0 0 0 0 0 0 0 1 0 0 0 0 1 \n"+"1 0 1 0 0 1 0 0 0 0 0 0 1 0 0 0 0 1 0 0 1 0"+"1101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1001':"0 0 0 0 0 0 0 0 0 0 0 0 0 0 0 0 1 0 0 0 0 1 \n"+"1 0 1 0 0 1 0 0 0 0 0 0 1 0 0 0 0 1 0 0 1 0"+"1101_1001",</text:p>
          </table:table-cell>
          <table:table-cell table:style-name="ce107" table:formula="of:=CONCATENATE(&quot;'&quot;;LEFT([.AX219];11);&quot; &quot;;LEFT([.AW219];LEN([.AW219])-4);&quot; $ &quot;;RIGHT([.AW219];4);&quot;&quot;;RIGHT([.AX219];LEN([.AX219])-11))" office:value-type="string" office:string-value="'1101_1001': &quot;1 0 1 0 0 1 0 0 0 0 1 0 0 0 0 0 0 0 0 0 0 0  $ \n&quot;+&quot;0 0 0 0 0 0 0 0 0 0 0 0 0 0 0 0 1 0 0 0 0 1 \n&quot;+&quot;1 0 1 0 0 1 0 0 0 0 0 0 1 0 0 0 0 1 0 0 1 0&quot;+&quot;1101_1001&quot;," calcext:value-type="string">
            <text:p>'1101_1001': "1 0 1 0 0 1 0 0 0 0 1 0 0 0 0 0 0 0 0 0 0 0 <text:s/>$ \n"+"0 0 0 0 0 0 0 0 0 0 0 0 0 0 0 0 1 0 0 0 0 1 \n"+"1 0 1 0 0 1 0 0 0 0 0 0 1 0 0 0 0 1 0 0 1 0"+"1101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1010':"0 0 0 0 0 0 0 0 0 0 0 0 0 0 0 0 1 0 0 0 0 1 \n"+"1 0 1 0 0 1 0 0 0 0 0 0 1 0 0 0 0 1 0 0 1 0",</text:p>
          </table:table-cell>
          <table:table-cell table:style-name="ce107" table:formula="of:=LEFT([.AS220];9)" office:value-type="string" office:string-value="1101_1010" calcext:value-type="string">
            <text:p>1101_1010</text:p>
          </table:table-cell>
          <table:table-cell table:style-name="ce107" table:formula="of:=LEFT([.AS220];LEN([.AS220])-1)" office:value-type="string" office:string-value="1101_1010':&quot;0 0 0 0 0 0 0 0 0 0 0 0 0 0 0 0 1 0 0 0 0 1 \n&quot;+&quot;1 0 1 0 0 1 0 0 0 0 0 0 1 0 0 0 0 1 0 0 1 0&quot;" calcext:value-type="string">
            <text:p>1101_1010':"0 0 0 0 0 0 0 0 0 0 0 0 0 0 0 0 1 0 0 0 0 1 \n"+"1 0 1 0 0 1 0 0 0 0 0 0 1 0 0 0 0 1 0 0 1 0"</text:p>
          </table:table-cell>
          <table:table-cell table:style-name="ce107" table:formula="of:=CONCATENATE([.AU220];&quot;+&quot;;&quot;&quot;&quot;&quot;;[.AT220];&quot;&quot;&quot;&quot;;&quot;,&quot;)" office:value-type="string" office:string-value="1101_1010':&quot;0 0 0 0 0 0 0 0 0 0 0 0 0 0 0 0 1 0 0 0 0 1 \n&quot;+&quot;1 0 1 0 0 1 0 0 0 0 0 0 1 0 0 0 0 1 0 0 1 0&quot;+&quot;1101_1010&quot;," calcext:value-type="string">
            <text:p>1101_1010':"0 0 0 0 0 0 0 0 0 0 0 0 0 0 0 0 1 0 0 0 0 1 \n"+"1 0 1 0 0 1 0 0 0 0 0 0 1 0 0 0 0 1 0 0 1 0"+"1101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1010':"0 0 0 0 0 0 0 0 0 0 0 0 0 0 0 0 1 0 0 0 0 1 \n"+"1 0 1 0 0 1 0 0 0 0 0 0 1 0 0 0 0 1 0 0 1 0"+"1101_1010",</text:p>
          </table:table-cell>
          <table:table-cell table:style-name="ce107" table:formula="of:=CONCATENATE(&quot;'&quot;;LEFT([.AX220];11);&quot; &quot;;LEFT([.AW220];LEN([.AW220])-4);&quot; $ &quot;;RIGHT([.AW220];4);&quot;&quot;;RIGHT([.AX220];LEN([.AX220])-11))" office:value-type="string" office:string-value="'1101_1010': &quot;1 0 1 0 0 1 0 0 0 0 1 0 0 0 0 0 0 0 0 0 0 0  $ \n&quot;+&quot;0 0 0 0 0 0 0 0 0 0 0 0 0 0 0 0 1 0 0 0 0 1 \n&quot;+&quot;1 0 1 0 0 1 0 0 0 0 0 0 1 0 0 0 0 1 0 0 1 0&quot;+&quot;1101_1010&quot;," calcext:value-type="string">
            <text:p>'1101_1010': "1 0 1 0 0 1 0 0 0 0 1 0 0 0 0 0 0 0 0 0 0 0 <text:s/>$ \n"+"0 0 0 0 0 0 0 0 0 0 0 0 0 0 0 0 1 0 0 0 0 1 \n"+"1 0 1 0 0 1 0 0 0 0 0 0 1 0 0 0 0 1 0 0 1 0"+"1101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1011':"0 0 0 0 0 0 0 0 0 0 0 0 0 0 0 0 1 0 0 0 0 1 \n"+"1 0 1 0 0 1 0 0 0 0 0 0 1 0 0 0 0 1 0 0 1 0",</text:p>
          </table:table-cell>
          <table:table-cell table:style-name="ce107" table:formula="of:=LEFT([.AS221];9)" office:value-type="string" office:string-value="1101_1011" calcext:value-type="string">
            <text:p>1101_1011</text:p>
          </table:table-cell>
          <table:table-cell table:style-name="ce107" table:formula="of:=LEFT([.AS221];LEN([.AS221])-1)" office:value-type="string" office:string-value="1101_1011':&quot;0 0 0 0 0 0 0 0 0 0 0 0 0 0 0 0 1 0 0 0 0 1 \n&quot;+&quot;1 0 1 0 0 1 0 0 0 0 0 0 1 0 0 0 0 1 0 0 1 0&quot;" calcext:value-type="string">
            <text:p>1101_1011':"0 0 0 0 0 0 0 0 0 0 0 0 0 0 0 0 1 0 0 0 0 1 \n"+"1 0 1 0 0 1 0 0 0 0 0 0 1 0 0 0 0 1 0 0 1 0"</text:p>
          </table:table-cell>
          <table:table-cell table:style-name="ce107" table:formula="of:=CONCATENATE([.AU221];&quot;+&quot;;&quot;&quot;&quot;&quot;;[.AT221];&quot;&quot;&quot;&quot;;&quot;,&quot;)" office:value-type="string" office:string-value="1101_1011':&quot;0 0 0 0 0 0 0 0 0 0 0 0 0 0 0 0 1 0 0 0 0 1 \n&quot;+&quot;1 0 1 0 0 1 0 0 0 0 0 0 1 0 0 0 0 1 0 0 1 0&quot;+&quot;1101_1011&quot;," calcext:value-type="string">
            <text:p>1101_1011':"0 0 0 0 0 0 0 0 0 0 0 0 0 0 0 0 1 0 0 0 0 1 \n"+"1 0 1 0 0 1 0 0 0 0 0 0 1 0 0 0 0 1 0 0 1 0"+"1101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1011':"0 0 0 0 0 0 0 0 0 0 0 0 0 0 0 0 1 0 0 0 0 1 \n"+"1 0 1 0 0 1 0 0 0 0 0 0 1 0 0 0 0 1 0 0 1 0"+"1101_1011",</text:p>
          </table:table-cell>
          <table:table-cell table:style-name="ce107" table:formula="of:=CONCATENATE(&quot;'&quot;;LEFT([.AX221];11);&quot; &quot;;LEFT([.AW221];LEN([.AW221])-4);&quot; $ &quot;;RIGHT([.AW221];4);&quot;&quot;;RIGHT([.AX221];LEN([.AX221])-11))" office:value-type="string" office:string-value="'1101_1011': &quot;1 0 1 0 0 1 0 0 0 0 1 0 0 0 0 0 0 0 0 0 0 0  $ \n&quot;+&quot;0 0 0 0 0 0 0 0 0 0 0 0 0 0 0 0 1 0 0 0 0 1 \n&quot;+&quot;1 0 1 0 0 1 0 0 0 0 0 0 1 0 0 0 0 1 0 0 1 0&quot;+&quot;1101_1011&quot;," calcext:value-type="string">
            <text:p>'1101_1011': "1 0 1 0 0 1 0 0 0 0 1 0 0 0 0 0 0 0 0 0 0 0 <text:s/>$ \n"+"0 0 0 0 0 0 0 0 0 0 0 0 0 0 0 0 1 0 0 0 0 1 \n"+"1 0 1 0 0 1 0 0 0 0 0 0 1 0 0 0 0 1 0 0 1 0"+"1101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1100':"0 0 0 0 0 0 0 0 0 0 0 0 0 0 0 0 1 0 0 0 0 1 \n"+"1 0 1 0 0 1 0 0 0 0 0 0 1 0 0 0 0 1 0 0 1 0",</text:p>
          </table:table-cell>
          <table:table-cell table:style-name="ce107" table:formula="of:=LEFT([.AS222];9)" office:value-type="string" office:string-value="1101_1100" calcext:value-type="string">
            <text:p>1101_1100</text:p>
          </table:table-cell>
          <table:table-cell table:style-name="ce107" table:formula="of:=LEFT([.AS222];LEN([.AS222])-1)" office:value-type="string" office:string-value="1101_1100':&quot;0 0 0 0 0 0 0 0 0 0 0 0 0 0 0 0 1 0 0 0 0 1 \n&quot;+&quot;1 0 1 0 0 1 0 0 0 0 0 0 1 0 0 0 0 1 0 0 1 0&quot;" calcext:value-type="string">
            <text:p>1101_1100':"0 0 0 0 0 0 0 0 0 0 0 0 0 0 0 0 1 0 0 0 0 1 \n"+"1 0 1 0 0 1 0 0 0 0 0 0 1 0 0 0 0 1 0 0 1 0"</text:p>
          </table:table-cell>
          <table:table-cell table:style-name="ce107" table:formula="of:=CONCATENATE([.AU222];&quot;+&quot;;&quot;&quot;&quot;&quot;;[.AT222];&quot;&quot;&quot;&quot;;&quot;,&quot;)" office:value-type="string" office:string-value="1101_1100':&quot;0 0 0 0 0 0 0 0 0 0 0 0 0 0 0 0 1 0 0 0 0 1 \n&quot;+&quot;1 0 1 0 0 1 0 0 0 0 0 0 1 0 0 0 0 1 0 0 1 0&quot;+&quot;1101_1100&quot;," calcext:value-type="string">
            <text:p>1101_1100':"0 0 0 0 0 0 0 0 0 0 0 0 0 0 0 0 1 0 0 0 0 1 \n"+"1 0 1 0 0 1 0 0 0 0 0 0 1 0 0 0 0 1 0 0 1 0"+"1101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1100':"0 0 0 0 0 0 0 0 0 0 0 0 0 0 0 0 1 0 0 0 0 1 \n"+"1 0 1 0 0 1 0 0 0 0 0 0 1 0 0 0 0 1 0 0 1 0"+"1101_1100",</text:p>
          </table:table-cell>
          <table:table-cell table:style-name="ce107" table:formula="of:=CONCATENATE(&quot;'&quot;;LEFT([.AX222];11);&quot; &quot;;LEFT([.AW222];LEN([.AW222])-4);&quot; $ &quot;;RIGHT([.AW222];4);&quot;&quot;;RIGHT([.AX222];LEN([.AX222])-11))" office:value-type="string" office:string-value="'1101_1100': &quot;1 0 1 0 0 1 0 0 0 0 1 0 0 0 0 0 0 0 0 0 0 0  $ \n&quot;+&quot;0 0 0 0 0 0 0 0 0 0 0 0 0 0 0 0 1 0 0 0 0 1 \n&quot;+&quot;1 0 1 0 0 1 0 0 0 0 0 0 1 0 0 0 0 1 0 0 1 0&quot;+&quot;1101_1100&quot;," calcext:value-type="string">
            <text:p>'1101_1100': "1 0 1 0 0 1 0 0 0 0 1 0 0 0 0 0 0 0 0 0 0 0 <text:s/>$ \n"+"0 0 0 0 0 0 0 0 0 0 0 0 0 0 0 0 1 0 0 0 0 1 \n"+"1 0 1 0 0 1 0 0 0 0 0 0 1 0 0 0 0 1 0 0 1 0"+"1101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1101':"0 0 0 0 0 0 0 0 0 0 0 0 0 0 0 0 1 0 0 0 0 1 \n"+"1 0 1 0 0 1 0 0 0 0 0 0 1 0 0 0 0 1 0 0 1 0",</text:p>
          </table:table-cell>
          <table:table-cell table:style-name="ce107" table:formula="of:=LEFT([.AS223];9)" office:value-type="string" office:string-value="1101_1101" calcext:value-type="string">
            <text:p>1101_1101</text:p>
          </table:table-cell>
          <table:table-cell table:style-name="ce107" table:formula="of:=LEFT([.AS223];LEN([.AS223])-1)" office:value-type="string" office:string-value="1101_1101':&quot;0 0 0 0 0 0 0 0 0 0 0 0 0 0 0 0 1 0 0 0 0 1 \n&quot;+&quot;1 0 1 0 0 1 0 0 0 0 0 0 1 0 0 0 0 1 0 0 1 0&quot;" calcext:value-type="string">
            <text:p>1101_1101':"0 0 0 0 0 0 0 0 0 0 0 0 0 0 0 0 1 0 0 0 0 1 \n"+"1 0 1 0 0 1 0 0 0 0 0 0 1 0 0 0 0 1 0 0 1 0"</text:p>
          </table:table-cell>
          <table:table-cell table:style-name="ce107" table:formula="of:=CONCATENATE([.AU223];&quot;+&quot;;&quot;&quot;&quot;&quot;;[.AT223];&quot;&quot;&quot;&quot;;&quot;,&quot;)" office:value-type="string" office:string-value="1101_1101':&quot;0 0 0 0 0 0 0 0 0 0 0 0 0 0 0 0 1 0 0 0 0 1 \n&quot;+&quot;1 0 1 0 0 1 0 0 0 0 0 0 1 0 0 0 0 1 0 0 1 0&quot;+&quot;1101_1101&quot;," calcext:value-type="string">
            <text:p>1101_1101':"0 0 0 0 0 0 0 0 0 0 0 0 0 0 0 0 1 0 0 0 0 1 \n"+"1 0 1 0 0 1 0 0 0 0 0 0 1 0 0 0 0 1 0 0 1 0"+"1101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1101':"0 0 0 0 0 0 0 0 0 0 0 0 0 0 0 0 1 0 0 0 0 1 \n"+"1 0 1 0 0 1 0 0 0 0 0 0 1 0 0 0 0 1 0 0 1 0"+"1101_1101",</text:p>
          </table:table-cell>
          <table:table-cell table:style-name="ce107" table:formula="of:=CONCATENATE(&quot;'&quot;;LEFT([.AX223];11);&quot; &quot;;LEFT([.AW223];LEN([.AW223])-4);&quot; $ &quot;;RIGHT([.AW223];4);&quot;&quot;;RIGHT([.AX223];LEN([.AX223])-11))" office:value-type="string" office:string-value="'1101_1101': &quot;1 0 1 0 0 1 0 0 0 0 1 0 0 0 0 0 0 0 0 0 0 0  $ \n&quot;+&quot;0 0 0 0 0 0 0 0 0 0 0 0 0 0 0 0 1 0 0 0 0 1 \n&quot;+&quot;1 0 1 0 0 1 0 0 0 0 0 0 1 0 0 0 0 1 0 0 1 0&quot;+&quot;1101_1101&quot;," calcext:value-type="string">
            <text:p>'1101_1101': "1 0 1 0 0 1 0 0 0 0 1 0 0 0 0 0 0 0 0 0 0 0 <text:s/>$ \n"+"0 0 0 0 0 0 0 0 0 0 0 0 0 0 0 0 1 0 0 0 0 1 \n"+"1 0 1 0 0 1 0 0 0 0 0 0 1 0 0 0 0 1 0 0 1 0"+"1101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1110':"0 0 0 0 0 0 0 0 0 0 0 0 0 0 0 0 1 0 0 0 0 1 \n"+"1 0 1 0 0 1 0 0 0 0 0 0 1 0 0 0 0 1 0 0 1 0",</text:p>
          </table:table-cell>
          <table:table-cell table:style-name="ce107" table:formula="of:=LEFT([.AS224];9)" office:value-type="string" office:string-value="1101_1110" calcext:value-type="string">
            <text:p>1101_1110</text:p>
          </table:table-cell>
          <table:table-cell table:style-name="ce107" table:formula="of:=LEFT([.AS224];LEN([.AS224])-1)" office:value-type="string" office:string-value="1101_1110':&quot;0 0 0 0 0 0 0 0 0 0 0 0 0 0 0 0 1 0 0 0 0 1 \n&quot;+&quot;1 0 1 0 0 1 0 0 0 0 0 0 1 0 0 0 0 1 0 0 1 0&quot;" calcext:value-type="string">
            <text:p>1101_1110':"0 0 0 0 0 0 0 0 0 0 0 0 0 0 0 0 1 0 0 0 0 1 \n"+"1 0 1 0 0 1 0 0 0 0 0 0 1 0 0 0 0 1 0 0 1 0"</text:p>
          </table:table-cell>
          <table:table-cell table:style-name="ce107" table:formula="of:=CONCATENATE([.AU224];&quot;+&quot;;&quot;&quot;&quot;&quot;;[.AT224];&quot;&quot;&quot;&quot;;&quot;,&quot;)" office:value-type="string" office:string-value="1101_1110':&quot;0 0 0 0 0 0 0 0 0 0 0 0 0 0 0 0 1 0 0 0 0 1 \n&quot;+&quot;1 0 1 0 0 1 0 0 0 0 0 0 1 0 0 0 0 1 0 0 1 0&quot;+&quot;1101_1110&quot;," calcext:value-type="string">
            <text:p>1101_1110':"0 0 0 0 0 0 0 0 0 0 0 0 0 0 0 0 1 0 0 0 0 1 \n"+"1 0 1 0 0 1 0 0 0 0 0 0 1 0 0 0 0 1 0 0 1 0"+"1101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1110':"0 0 0 0 0 0 0 0 0 0 0 0 0 0 0 0 1 0 0 0 0 1 \n"+"1 0 1 0 0 1 0 0 0 0 0 0 1 0 0 0 0 1 0 0 1 0"+"1101_1110",</text:p>
          </table:table-cell>
          <table:table-cell table:style-name="ce107" table:formula="of:=CONCATENATE(&quot;'&quot;;LEFT([.AX224];11);&quot; &quot;;LEFT([.AW224];LEN([.AW224])-4);&quot; $ &quot;;RIGHT([.AW224];4);&quot;&quot;;RIGHT([.AX224];LEN([.AX224])-11))" office:value-type="string" office:string-value="'1101_1110': &quot;1 0 1 0 0 1 0 0 0 0 1 0 0 0 0 0 0 0 0 0 0 0  $ \n&quot;+&quot;0 0 0 0 0 0 0 0 0 0 0 0 0 0 0 0 1 0 0 0 0 1 \n&quot;+&quot;1 0 1 0 0 1 0 0 0 0 0 0 1 0 0 0 0 1 0 0 1 0&quot;+&quot;1101_1110&quot;," calcext:value-type="string">
            <text:p>'1101_1110': "1 0 1 0 0 1 0 0 0 0 1 0 0 0 0 0 0 0 0 0 0 0 <text:s/>$ \n"+"0 0 0 0 0 0 0 0 0 0 0 0 0 0 0 0 1 0 0 0 0 1 \n"+"1 0 1 0 0 1 0 0 0 0 0 0 1 0 0 0 0 1 0 0 1 0"+"1101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01_1111':"0 0 0 0 0 0 0 0 0 0 0 0 0 0 0 0 1 0 0 0 0 1 \n"+"1 0 1 0 0 1 0 0 0 0 0 0 1 0 0 0 0 1 0 0 1 0",</text:p>
          </table:table-cell>
          <table:table-cell table:style-name="ce107" table:formula="of:=LEFT([.AS225];9)" office:value-type="string" office:string-value="1101_1111" calcext:value-type="string">
            <text:p>1101_1111</text:p>
          </table:table-cell>
          <table:table-cell table:style-name="ce107" table:formula="of:=LEFT([.AS225];LEN([.AS225])-1)" office:value-type="string" office:string-value="1101_1111':&quot;0 0 0 0 0 0 0 0 0 0 0 0 0 0 0 0 1 0 0 0 0 1 \n&quot;+&quot;1 0 1 0 0 1 0 0 0 0 0 0 1 0 0 0 0 1 0 0 1 0&quot;" calcext:value-type="string">
            <text:p>1101_1111':"0 0 0 0 0 0 0 0 0 0 0 0 0 0 0 0 1 0 0 0 0 1 \n"+"1 0 1 0 0 1 0 0 0 0 0 0 1 0 0 0 0 1 0 0 1 0"</text:p>
          </table:table-cell>
          <table:table-cell table:style-name="ce107" table:formula="of:=CONCATENATE([.AU225];&quot;+&quot;;&quot;&quot;&quot;&quot;;[.AT225];&quot;&quot;&quot;&quot;;&quot;,&quot;)" office:value-type="string" office:string-value="1101_1111':&quot;0 0 0 0 0 0 0 0 0 0 0 0 0 0 0 0 1 0 0 0 0 1 \n&quot;+&quot;1 0 1 0 0 1 0 0 0 0 0 0 1 0 0 0 0 1 0 0 1 0&quot;+&quot;1101_1111&quot;," calcext:value-type="string">
            <text:p>1101_1111':"0 0 0 0 0 0 0 0 0 0 0 0 0 0 0 0 1 0 0 0 0 1 \n"+"1 0 1 0 0 1 0 0 0 0 0 0 1 0 0 0 0 1 0 0 1 0"+"1101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01_1111':"0 0 0 0 0 0 0 0 0 0 0 0 0 0 0 0 1 0 0 0 0 1 \n"+"1 0 1 0 0 1 0 0 0 0 0 0 1 0 0 0 0 1 0 0 1 0"+"1101_1111",</text:p>
          </table:table-cell>
          <table:table-cell table:style-name="ce107" table:formula="of:=CONCATENATE(&quot;'&quot;;LEFT([.AX225];11);&quot; &quot;;LEFT([.AW225];LEN([.AW225])-4);&quot; $ &quot;;RIGHT([.AW225];4);&quot;&quot;;RIGHT([.AX225];LEN([.AX225])-11))" office:value-type="string" office:string-value="'1101_1111': &quot;1 0 1 0 0 1 0 0 0 0 1 0 0 0 0 0 0 0 0 0 0 0  $ \n&quot;+&quot;0 0 0 0 0 0 0 0 0 0 0 0 0 0 0 0 1 0 0 0 0 1 \n&quot;+&quot;1 0 1 0 0 1 0 0 0 0 0 0 1 0 0 0 0 1 0 0 1 0&quot;+&quot;1101_1111&quot;," calcext:value-type="string">
            <text:p>'1101_1111': "1 0 1 0 0 1 0 0 0 0 1 0 0 0 0 0 0 0 0 0 0 0 <text:s/>$ \n"+"0 0 0 0 0 0 0 0 0 0 0 0 0 0 0 0 1 0 0 0 0 1 \n"+"1 0 1 0 0 1 0 0 0 0 0 0 1 0 0 0 0 1 0 0 1 0"+"1101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0000':"0 0 0 0 0 0 0 0 0 0 0 0 0 0 0 0 1 0 0 1 0 0 \n"+"0 0 0 0 0 0 0 0 0 0 0 0 1 0 0 0 0 1 1 0 0 1",</text:p>
          </table:table-cell>
          <table:table-cell table:style-name="ce107" table:formula="of:=LEFT([.AS226];9)" office:value-type="string" office:string-value="1110_0000" calcext:value-type="string">
            <text:p>1110_0000</text:p>
          </table:table-cell>
          <table:table-cell table:style-name="ce107" table:formula="of:=LEFT([.AS226];LEN([.AS226])-1)" office:value-type="string" office:string-value="1110_0000':&quot;0 0 0 0 0 0 0 0 0 0 0 0 0 0 0 0 1 0 0 1 0 0 \n&quot;+&quot;0 0 0 0 0 0 0 0 0 0 0 0 1 0 0 0 0 1 1 0 0 1&quot;" calcext:value-type="string">
            <text:p>1110_0000':"0 0 0 0 0 0 0 0 0 0 0 0 0 0 0 0 1 0 0 1 0 0 \n"+"0 0 0 0 0 0 0 0 0 0 0 0 1 0 0 0 0 1 1 0 0 1"</text:p>
          </table:table-cell>
          <table:table-cell table:style-name="ce107" table:formula="of:=CONCATENATE([.AU226];&quot;+&quot;;&quot;&quot;&quot;&quot;;[.AT226];&quot;&quot;&quot;&quot;;&quot;,&quot;)" office:value-type="string" office:string-value="1110_0000':&quot;0 0 0 0 0 0 0 0 0 0 0 0 0 0 0 0 1 0 0 1 0 0 \n&quot;+&quot;0 0 0 0 0 0 0 0 0 0 0 0 1 0 0 0 0 1 1 0 0 1&quot;+&quot;1110_0000&quot;," calcext:value-type="string">
            <text:p>1110_0000':"0 0 0 0 0 0 0 0 0 0 0 0 0 0 0 0 1 0 0 1 0 0 \n"+"0 0 0 0 0 0 0 0 0 0 0 0 1 0 0 0 0 1 1 0 0 1"+"1110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0000':"0 0 0 0 0 0 0 0 0 0 0 0 0 0 0 0 1 0 0 1 0 0 \n"+"0 0 0 0 0 0 0 0 0 0 0 0 1 0 0 0 0 1 1 0 0 1"+"1110_0000",</text:p>
          </table:table-cell>
          <table:table-cell table:style-name="ce107" table:formula="of:=CONCATENATE(&quot;'&quot;;LEFT([.AX226];11);&quot; &quot;;LEFT([.AW226];LEN([.AW226])-4);&quot; $ &quot;;RIGHT([.AW226];4);&quot;&quot;;RIGHT([.AX226];LEN([.AX226])-11))" office:value-type="string" office:string-value="'1110_0000': &quot;1 0 1 0 0 1 0 0 0 0 1 0 0 0 0 0 0 0 0 0 0 0  $ \n&quot;+&quot;0 0 0 0 0 0 0 0 0 0 0 0 0 0 0 0 1 0 0 1 0 0 \n&quot;+&quot;0 0 0 0 0 0 0 0 0 0 0 0 1 0 0 0 0 1 1 0 0 1&quot;+&quot;1110_0000&quot;," calcext:value-type="string">
            <text:p>'1110_0000': "1 0 1 0 0 1 0 0 0 0 1 0 0 0 0 0 0 0 0 0 0 0 <text:s/>$ \n"+"0 0 0 0 0 0 0 0 0 0 0 0 0 0 0 0 1 0 0 1 0 0 \n"+"0 0 0 0 0 0 0 0 0 0 0 0 1 0 0 0 0 1 1 0 0 1"+"1110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0001':"0 0 0 0 0 0 0 0 0 0 0 0 0 0 0 0 1 0 0 1 0 0 \n"+"0 0 0 0 0 0 0 0 0 0 0 0 1 0 0 0 0 1 1 0 0 1",</text:p>
          </table:table-cell>
          <table:table-cell table:style-name="ce107" table:formula="of:=LEFT([.AS227];9)" office:value-type="string" office:string-value="1110_0001" calcext:value-type="string">
            <text:p>1110_0001</text:p>
          </table:table-cell>
          <table:table-cell table:style-name="ce107" table:formula="of:=LEFT([.AS227];LEN([.AS227])-1)" office:value-type="string" office:string-value="1110_0001':&quot;0 0 0 0 0 0 0 0 0 0 0 0 0 0 0 0 1 0 0 1 0 0 \n&quot;+&quot;0 0 0 0 0 0 0 0 0 0 0 0 1 0 0 0 0 1 1 0 0 1&quot;" calcext:value-type="string">
            <text:p>1110_0001':"0 0 0 0 0 0 0 0 0 0 0 0 0 0 0 0 1 0 0 1 0 0 \n"+"0 0 0 0 0 0 0 0 0 0 0 0 1 0 0 0 0 1 1 0 0 1"</text:p>
          </table:table-cell>
          <table:table-cell table:style-name="ce107" table:formula="of:=CONCATENATE([.AU227];&quot;+&quot;;&quot;&quot;&quot;&quot;;[.AT227];&quot;&quot;&quot;&quot;;&quot;,&quot;)" office:value-type="string" office:string-value="1110_0001':&quot;0 0 0 0 0 0 0 0 0 0 0 0 0 0 0 0 1 0 0 1 0 0 \n&quot;+&quot;0 0 0 0 0 0 0 0 0 0 0 0 1 0 0 0 0 1 1 0 0 1&quot;+&quot;1110_0001&quot;," calcext:value-type="string">
            <text:p>1110_0001':"0 0 0 0 0 0 0 0 0 0 0 0 0 0 0 0 1 0 0 1 0 0 \n"+"0 0 0 0 0 0 0 0 0 0 0 0 1 0 0 0 0 1 1 0 0 1"+"1110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0001':"0 0 0 0 0 0 0 0 0 0 0 0 0 0 0 0 1 0 0 1 0 0 \n"+"0 0 0 0 0 0 0 0 0 0 0 0 1 0 0 0 0 1 1 0 0 1"+"1110_0001",</text:p>
          </table:table-cell>
          <table:table-cell table:style-name="ce107" table:formula="of:=CONCATENATE(&quot;'&quot;;LEFT([.AX227];11);&quot; &quot;;LEFT([.AW227];LEN([.AW227])-4);&quot; $ &quot;;RIGHT([.AW227];4);&quot;&quot;;RIGHT([.AX227];LEN([.AX227])-11))" office:value-type="string" office:string-value="'1110_0001': &quot;1 0 1 0 0 1 0 0 0 0 1 0 0 0 0 0 0 0 0 0 0 0  $ \n&quot;+&quot;0 0 0 0 0 0 0 0 0 0 0 0 0 0 0 0 1 0 0 1 0 0 \n&quot;+&quot;0 0 0 0 0 0 0 0 0 0 0 0 1 0 0 0 0 1 1 0 0 1&quot;+&quot;1110_0001&quot;," calcext:value-type="string">
            <text:p>'1110_0001': "1 0 1 0 0 1 0 0 0 0 1 0 0 0 0 0 0 0 0 0 0 0 <text:s/>$ \n"+"0 0 0 0 0 0 0 0 0 0 0 0 0 0 0 0 1 0 0 1 0 0 \n"+"0 0 0 0 0 0 0 0 0 0 0 0 1 0 0 0 0 1 1 0 0 1"+"1110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0010':"0 0 0 0 0 0 0 0 0 0 0 0 0 0 0 0 1 0 0 1 0 0 \n"+"0 0 0 0 0 0 0 0 0 0 0 0 1 0 0 0 0 1 1 0 0 1",</text:p>
          </table:table-cell>
          <table:table-cell table:style-name="ce107" table:formula="of:=LEFT([.AS228];9)" office:value-type="string" office:string-value="1110_0010" calcext:value-type="string">
            <text:p>1110_0010</text:p>
          </table:table-cell>
          <table:table-cell table:style-name="ce107" table:formula="of:=LEFT([.AS228];LEN([.AS228])-1)" office:value-type="string" office:string-value="1110_0010':&quot;0 0 0 0 0 0 0 0 0 0 0 0 0 0 0 0 1 0 0 1 0 0 \n&quot;+&quot;0 0 0 0 0 0 0 0 0 0 0 0 1 0 0 0 0 1 1 0 0 1&quot;" calcext:value-type="string">
            <text:p>1110_0010':"0 0 0 0 0 0 0 0 0 0 0 0 0 0 0 0 1 0 0 1 0 0 \n"+"0 0 0 0 0 0 0 0 0 0 0 0 1 0 0 0 0 1 1 0 0 1"</text:p>
          </table:table-cell>
          <table:table-cell table:style-name="ce107" table:formula="of:=CONCATENATE([.AU228];&quot;+&quot;;&quot;&quot;&quot;&quot;;[.AT228];&quot;&quot;&quot;&quot;;&quot;,&quot;)" office:value-type="string" office:string-value="1110_0010':&quot;0 0 0 0 0 0 0 0 0 0 0 0 0 0 0 0 1 0 0 1 0 0 \n&quot;+&quot;0 0 0 0 0 0 0 0 0 0 0 0 1 0 0 0 0 1 1 0 0 1&quot;+&quot;1110_0010&quot;," calcext:value-type="string">
            <text:p>1110_0010':"0 0 0 0 0 0 0 0 0 0 0 0 0 0 0 0 1 0 0 1 0 0 \n"+"0 0 0 0 0 0 0 0 0 0 0 0 1 0 0 0 0 1 1 0 0 1"+"1110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0010':"0 0 0 0 0 0 0 0 0 0 0 0 0 0 0 0 1 0 0 1 0 0 \n"+"0 0 0 0 0 0 0 0 0 0 0 0 1 0 0 0 0 1 1 0 0 1"+"1110_0010",</text:p>
          </table:table-cell>
          <table:table-cell table:style-name="ce107" table:formula="of:=CONCATENATE(&quot;'&quot;;LEFT([.AX228];11);&quot; &quot;;LEFT([.AW228];LEN([.AW228])-4);&quot; $ &quot;;RIGHT([.AW228];4);&quot;&quot;;RIGHT([.AX228];LEN([.AX228])-11))" office:value-type="string" office:string-value="'1110_0010': &quot;1 0 1 0 0 1 0 0 0 0 1 0 0 0 0 0 0 0 0 0 0 0  $ \n&quot;+&quot;0 0 0 0 0 0 0 0 0 0 0 0 0 0 0 0 1 0 0 1 0 0 \n&quot;+&quot;0 0 0 0 0 0 0 0 0 0 0 0 1 0 0 0 0 1 1 0 0 1&quot;+&quot;1110_0010&quot;," calcext:value-type="string">
            <text:p>'1110_0010': "1 0 1 0 0 1 0 0 0 0 1 0 0 0 0 0 0 0 0 0 0 0 <text:s/>$ \n"+"0 0 0 0 0 0 0 0 0 0 0 0 0 0 0 0 1 0 0 1 0 0 \n"+"0 0 0 0 0 0 0 0 0 0 0 0 1 0 0 0 0 1 1 0 0 1"+"1110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0011':"0 0 0 0 0 0 0 0 0 0 0 0 0 0 0 0 1 0 0 1 0 0 \n"+"0 0 0 0 0 0 0 0 0 0 0 0 1 0 0 0 0 1 1 0 0 1",</text:p>
          </table:table-cell>
          <table:table-cell table:style-name="ce107" table:formula="of:=LEFT([.AS229];9)" office:value-type="string" office:string-value="1110_0011" calcext:value-type="string">
            <text:p>1110_0011</text:p>
          </table:table-cell>
          <table:table-cell table:style-name="ce107" table:formula="of:=LEFT([.AS229];LEN([.AS229])-1)" office:value-type="string" office:string-value="1110_0011':&quot;0 0 0 0 0 0 0 0 0 0 0 0 0 0 0 0 1 0 0 1 0 0 \n&quot;+&quot;0 0 0 0 0 0 0 0 0 0 0 0 1 0 0 0 0 1 1 0 0 1&quot;" calcext:value-type="string">
            <text:p>1110_0011':"0 0 0 0 0 0 0 0 0 0 0 0 0 0 0 0 1 0 0 1 0 0 \n"+"0 0 0 0 0 0 0 0 0 0 0 0 1 0 0 0 0 1 1 0 0 1"</text:p>
          </table:table-cell>
          <table:table-cell table:style-name="ce107" table:formula="of:=CONCATENATE([.AU229];&quot;+&quot;;&quot;&quot;&quot;&quot;;[.AT229];&quot;&quot;&quot;&quot;;&quot;,&quot;)" office:value-type="string" office:string-value="1110_0011':&quot;0 0 0 0 0 0 0 0 0 0 0 0 0 0 0 0 1 0 0 1 0 0 \n&quot;+&quot;0 0 0 0 0 0 0 0 0 0 0 0 1 0 0 0 0 1 1 0 0 1&quot;+&quot;1110_0011&quot;," calcext:value-type="string">
            <text:p>1110_0011':"0 0 0 0 0 0 0 0 0 0 0 0 0 0 0 0 1 0 0 1 0 0 \n"+"0 0 0 0 0 0 0 0 0 0 0 0 1 0 0 0 0 1 1 0 0 1"+"1110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0011':"0 0 0 0 0 0 0 0 0 0 0 0 0 0 0 0 1 0 0 1 0 0 \n"+"0 0 0 0 0 0 0 0 0 0 0 0 1 0 0 0 0 1 1 0 0 1"+"1110_0011",</text:p>
          </table:table-cell>
          <table:table-cell table:style-name="ce107" table:formula="of:=CONCATENATE(&quot;'&quot;;LEFT([.AX229];11);&quot; &quot;;LEFT([.AW229];LEN([.AW229])-4);&quot; $ &quot;;RIGHT([.AW229];4);&quot;&quot;;RIGHT([.AX229];LEN([.AX229])-11))" office:value-type="string" office:string-value="'1110_0011': &quot;1 0 1 0 0 1 0 0 0 0 1 0 0 0 0 0 0 0 0 0 0 0  $ \n&quot;+&quot;0 0 0 0 0 0 0 0 0 0 0 0 0 0 0 0 1 0 0 1 0 0 \n&quot;+&quot;0 0 0 0 0 0 0 0 0 0 0 0 1 0 0 0 0 1 1 0 0 1&quot;+&quot;1110_0011&quot;," calcext:value-type="string">
            <text:p>'1110_0011': "1 0 1 0 0 1 0 0 0 0 1 0 0 0 0 0 0 0 0 0 0 0 <text:s/>$ \n"+"0 0 0 0 0 0 0 0 0 0 0 0 0 0 0 0 1 0 0 1 0 0 \n"+"0 0 0 0 0 0 0 0 0 0 0 0 1 0 0 0 0 1 1 0 0 1"+"1110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0100':"0 0 0 0 0 0 0 0 0 0 0 0 0 0 0 0 1 0 0 1 0 0 \n"+"0 0 0 0 0 0 0 0 0 0 0 0 1 0 0 0 0 1 1 0 0 1",</text:p>
          </table:table-cell>
          <table:table-cell table:style-name="ce107" table:formula="of:=LEFT([.AS230];9)" office:value-type="string" office:string-value="1110_0100" calcext:value-type="string">
            <text:p>1110_0100</text:p>
          </table:table-cell>
          <table:table-cell table:style-name="ce107" table:formula="of:=LEFT([.AS230];LEN([.AS230])-1)" office:value-type="string" office:string-value="1110_0100':&quot;0 0 0 0 0 0 0 0 0 0 0 0 0 0 0 0 1 0 0 1 0 0 \n&quot;+&quot;0 0 0 0 0 0 0 0 0 0 0 0 1 0 0 0 0 1 1 0 0 1&quot;" calcext:value-type="string">
            <text:p>1110_0100':"0 0 0 0 0 0 0 0 0 0 0 0 0 0 0 0 1 0 0 1 0 0 \n"+"0 0 0 0 0 0 0 0 0 0 0 0 1 0 0 0 0 1 1 0 0 1"</text:p>
          </table:table-cell>
          <table:table-cell table:style-name="ce107" table:formula="of:=CONCATENATE([.AU230];&quot;+&quot;;&quot;&quot;&quot;&quot;;[.AT230];&quot;&quot;&quot;&quot;;&quot;,&quot;)" office:value-type="string" office:string-value="1110_0100':&quot;0 0 0 0 0 0 0 0 0 0 0 0 0 0 0 0 1 0 0 1 0 0 \n&quot;+&quot;0 0 0 0 0 0 0 0 0 0 0 0 1 0 0 0 0 1 1 0 0 1&quot;+&quot;1110_0100&quot;," calcext:value-type="string">
            <text:p>1110_0100':"0 0 0 0 0 0 0 0 0 0 0 0 0 0 0 0 1 0 0 1 0 0 \n"+"0 0 0 0 0 0 0 0 0 0 0 0 1 0 0 0 0 1 1 0 0 1"+"1110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0100':"0 0 0 0 0 0 0 0 0 0 0 0 0 0 0 0 1 0 0 1 0 0 \n"+"0 0 0 0 0 0 0 0 0 0 0 0 1 0 0 0 0 1 1 0 0 1"+"1110_0100",</text:p>
          </table:table-cell>
          <table:table-cell table:style-name="ce107" table:formula="of:=CONCATENATE(&quot;'&quot;;LEFT([.AX230];11);&quot; &quot;;LEFT([.AW230];LEN([.AW230])-4);&quot; $ &quot;;RIGHT([.AW230];4);&quot;&quot;;RIGHT([.AX230];LEN([.AX230])-11))" office:value-type="string" office:string-value="'1110_0100': &quot;1 0 1 0 0 1 0 0 0 0 1 0 0 0 0 0 0 0 0 0 0 0  $ \n&quot;+&quot;0 0 0 0 0 0 0 0 0 0 0 0 0 0 0 0 1 0 0 1 0 0 \n&quot;+&quot;0 0 0 0 0 0 0 0 0 0 0 0 1 0 0 0 0 1 1 0 0 1&quot;+&quot;1110_0100&quot;," calcext:value-type="string">
            <text:p>'1110_0100': "1 0 1 0 0 1 0 0 0 0 1 0 0 0 0 0 0 0 0 0 0 0 <text:s/>$ \n"+"0 0 0 0 0 0 0 0 0 0 0 0 0 0 0 0 1 0 0 1 0 0 \n"+"0 0 0 0 0 0 0 0 0 0 0 0 1 0 0 0 0 1 1 0 0 1"+"1110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0101':"0 0 0 0 0 0 0 0 0 0 0 0 0 0 0 0 1 0 0 1 0 0 \n"+"0 0 0 0 0 0 0 0 0 0 0 0 1 0 0 0 0 1 1 0 0 1",</text:p>
          </table:table-cell>
          <table:table-cell table:style-name="ce107" table:formula="of:=LEFT([.AS231];9)" office:value-type="string" office:string-value="1110_0101" calcext:value-type="string">
            <text:p>1110_0101</text:p>
          </table:table-cell>
          <table:table-cell table:style-name="ce107" table:formula="of:=LEFT([.AS231];LEN([.AS231])-1)" office:value-type="string" office:string-value="1110_0101':&quot;0 0 0 0 0 0 0 0 0 0 0 0 0 0 0 0 1 0 0 1 0 0 \n&quot;+&quot;0 0 0 0 0 0 0 0 0 0 0 0 1 0 0 0 0 1 1 0 0 1&quot;" calcext:value-type="string">
            <text:p>1110_0101':"0 0 0 0 0 0 0 0 0 0 0 0 0 0 0 0 1 0 0 1 0 0 \n"+"0 0 0 0 0 0 0 0 0 0 0 0 1 0 0 0 0 1 1 0 0 1"</text:p>
          </table:table-cell>
          <table:table-cell table:style-name="ce107" table:formula="of:=CONCATENATE([.AU231];&quot;+&quot;;&quot;&quot;&quot;&quot;;[.AT231];&quot;&quot;&quot;&quot;;&quot;,&quot;)" office:value-type="string" office:string-value="1110_0101':&quot;0 0 0 0 0 0 0 0 0 0 0 0 0 0 0 0 1 0 0 1 0 0 \n&quot;+&quot;0 0 0 0 0 0 0 0 0 0 0 0 1 0 0 0 0 1 1 0 0 1&quot;+&quot;1110_0101&quot;," calcext:value-type="string">
            <text:p>1110_0101':"0 0 0 0 0 0 0 0 0 0 0 0 0 0 0 0 1 0 0 1 0 0 \n"+"0 0 0 0 0 0 0 0 0 0 0 0 1 0 0 0 0 1 1 0 0 1"+"1110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0101':"0 0 0 0 0 0 0 0 0 0 0 0 0 0 0 0 1 0 0 1 0 0 \n"+"0 0 0 0 0 0 0 0 0 0 0 0 1 0 0 0 0 1 1 0 0 1"+"1110_0101",</text:p>
          </table:table-cell>
          <table:table-cell table:style-name="ce107" table:formula="of:=CONCATENATE(&quot;'&quot;;LEFT([.AX231];11);&quot; &quot;;LEFT([.AW231];LEN([.AW231])-4);&quot; $ &quot;;RIGHT([.AW231];4);&quot;&quot;;RIGHT([.AX231];LEN([.AX231])-11))" office:value-type="string" office:string-value="'1110_0101': &quot;1 0 1 0 0 1 0 0 0 0 1 0 0 0 0 0 0 0 0 0 0 0  $ \n&quot;+&quot;0 0 0 0 0 0 0 0 0 0 0 0 0 0 0 0 1 0 0 1 0 0 \n&quot;+&quot;0 0 0 0 0 0 0 0 0 0 0 0 1 0 0 0 0 1 1 0 0 1&quot;+&quot;1110_0101&quot;," calcext:value-type="string">
            <text:p>'1110_0101': "1 0 1 0 0 1 0 0 0 0 1 0 0 0 0 0 0 0 0 0 0 0 <text:s/>$ \n"+"0 0 0 0 0 0 0 0 0 0 0 0 0 0 0 0 1 0 0 1 0 0 \n"+"0 0 0 0 0 0 0 0 0 0 0 0 1 0 0 0 0 1 1 0 0 1"+"1110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0110':"0 0 0 0 0 0 0 0 0 0 0 0 0 0 0 0 1 0 0 1 0 0 \n"+"0 0 0 0 0 0 0 0 0 0 0 0 1 0 0 0 0 1 1 0 0 1",</text:p>
          </table:table-cell>
          <table:table-cell table:style-name="ce107" table:formula="of:=LEFT([.AS232];9)" office:value-type="string" office:string-value="1110_0110" calcext:value-type="string">
            <text:p>1110_0110</text:p>
          </table:table-cell>
          <table:table-cell table:style-name="ce107" table:formula="of:=LEFT([.AS232];LEN([.AS232])-1)" office:value-type="string" office:string-value="1110_0110':&quot;0 0 0 0 0 0 0 0 0 0 0 0 0 0 0 0 1 0 0 1 0 0 \n&quot;+&quot;0 0 0 0 0 0 0 0 0 0 0 0 1 0 0 0 0 1 1 0 0 1&quot;" calcext:value-type="string">
            <text:p>1110_0110':"0 0 0 0 0 0 0 0 0 0 0 0 0 0 0 0 1 0 0 1 0 0 \n"+"0 0 0 0 0 0 0 0 0 0 0 0 1 0 0 0 0 1 1 0 0 1"</text:p>
          </table:table-cell>
          <table:table-cell table:style-name="ce107" table:formula="of:=CONCATENATE([.AU232];&quot;+&quot;;&quot;&quot;&quot;&quot;;[.AT232];&quot;&quot;&quot;&quot;;&quot;,&quot;)" office:value-type="string" office:string-value="1110_0110':&quot;0 0 0 0 0 0 0 0 0 0 0 0 0 0 0 0 1 0 0 1 0 0 \n&quot;+&quot;0 0 0 0 0 0 0 0 0 0 0 0 1 0 0 0 0 1 1 0 0 1&quot;+&quot;1110_0110&quot;," calcext:value-type="string">
            <text:p>1110_0110':"0 0 0 0 0 0 0 0 0 0 0 0 0 0 0 0 1 0 0 1 0 0 \n"+"0 0 0 0 0 0 0 0 0 0 0 0 1 0 0 0 0 1 1 0 0 1"+"1110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0110':"0 0 0 0 0 0 0 0 0 0 0 0 0 0 0 0 1 0 0 1 0 0 \n"+"0 0 0 0 0 0 0 0 0 0 0 0 1 0 0 0 0 1 1 0 0 1"+"1110_0110",</text:p>
          </table:table-cell>
          <table:table-cell table:style-name="ce107" table:formula="of:=CONCATENATE(&quot;'&quot;;LEFT([.AX232];11);&quot; &quot;;LEFT([.AW232];LEN([.AW232])-4);&quot; $ &quot;;RIGHT([.AW232];4);&quot;&quot;;RIGHT([.AX232];LEN([.AX232])-11))" office:value-type="string" office:string-value="'1110_0110': &quot;1 0 1 0 0 1 0 0 0 0 1 0 0 0 0 0 0 0 0 0 0 0  $ \n&quot;+&quot;0 0 0 0 0 0 0 0 0 0 0 0 0 0 0 0 1 0 0 1 0 0 \n&quot;+&quot;0 0 0 0 0 0 0 0 0 0 0 0 1 0 0 0 0 1 1 0 0 1&quot;+&quot;1110_0110&quot;," calcext:value-type="string">
            <text:p>'1110_0110': "1 0 1 0 0 1 0 0 0 0 1 0 0 0 0 0 0 0 0 0 0 0 <text:s/>$ \n"+"0 0 0 0 0 0 0 0 0 0 0 0 0 0 0 0 1 0 0 1 0 0 \n"+"0 0 0 0 0 0 0 0 0 0 0 0 1 0 0 0 0 1 1 0 0 1"+"1110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0111':"0 0 0 0 0 0 0 0 0 0 0 0 0 0 0 0 1 0 0 1 0 0 \n"+"0 0 0 0 0 0 0 0 0 0 0 0 1 0 0 0 0 1 1 0 0 1",</text:p>
          </table:table-cell>
          <table:table-cell table:style-name="ce107" table:formula="of:=LEFT([.AS233];9)" office:value-type="string" office:string-value="1110_0111" calcext:value-type="string">
            <text:p>1110_0111</text:p>
          </table:table-cell>
          <table:table-cell table:style-name="ce107" table:formula="of:=LEFT([.AS233];LEN([.AS233])-1)" office:value-type="string" office:string-value="1110_0111':&quot;0 0 0 0 0 0 0 0 0 0 0 0 0 0 0 0 1 0 0 1 0 0 \n&quot;+&quot;0 0 0 0 0 0 0 0 0 0 0 0 1 0 0 0 0 1 1 0 0 1&quot;" calcext:value-type="string">
            <text:p>1110_0111':"0 0 0 0 0 0 0 0 0 0 0 0 0 0 0 0 1 0 0 1 0 0 \n"+"0 0 0 0 0 0 0 0 0 0 0 0 1 0 0 0 0 1 1 0 0 1"</text:p>
          </table:table-cell>
          <table:table-cell table:style-name="ce107" table:formula="of:=CONCATENATE([.AU233];&quot;+&quot;;&quot;&quot;&quot;&quot;;[.AT233];&quot;&quot;&quot;&quot;;&quot;,&quot;)" office:value-type="string" office:string-value="1110_0111':&quot;0 0 0 0 0 0 0 0 0 0 0 0 0 0 0 0 1 0 0 1 0 0 \n&quot;+&quot;0 0 0 0 0 0 0 0 0 0 0 0 1 0 0 0 0 1 1 0 0 1&quot;+&quot;1110_0111&quot;," calcext:value-type="string">
            <text:p>1110_0111':"0 0 0 0 0 0 0 0 0 0 0 0 0 0 0 0 1 0 0 1 0 0 \n"+"0 0 0 0 0 0 0 0 0 0 0 0 1 0 0 0 0 1 1 0 0 1"+"1110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0111':"0 0 0 0 0 0 0 0 0 0 0 0 0 0 0 0 1 0 0 1 0 0 \n"+"0 0 0 0 0 0 0 0 0 0 0 0 1 0 0 0 0 1 1 0 0 1"+"1110_0111",</text:p>
          </table:table-cell>
          <table:table-cell table:style-name="ce107" table:formula="of:=CONCATENATE(&quot;'&quot;;LEFT([.AX233];11);&quot; &quot;;LEFT([.AW233];LEN([.AW233])-4);&quot; $ &quot;;RIGHT([.AW233];4);&quot;&quot;;RIGHT([.AX233];LEN([.AX233])-11))" office:value-type="string" office:string-value="'1110_0111': &quot;1 0 1 0 0 1 0 0 0 0 1 0 0 0 0 0 0 0 0 0 0 0  $ \n&quot;+&quot;0 0 0 0 0 0 0 0 0 0 0 0 0 0 0 0 1 0 0 1 0 0 \n&quot;+&quot;0 0 0 0 0 0 0 0 0 0 0 0 1 0 0 0 0 1 1 0 0 1&quot;+&quot;1110_0111&quot;," calcext:value-type="string">
            <text:p>'1110_0111': "1 0 1 0 0 1 0 0 0 0 1 0 0 0 0 0 0 0 0 0 0 0 <text:s/>$ \n"+"0 0 0 0 0 0 0 0 0 0 0 0 0 0 0 0 1 0 0 1 0 0 \n"+"0 0 0 0 0 0 0 0 0 0 0 0 1 0 0 0 0 1 1 0 0 1"+"1110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1000':"0 0 0 0 0 0 0 0 0 0 0 0 0 0 0 0 1 0 0 0 0 1 \n"+"1 0 1 0 0 1 0 0 0 0 0 0 1 0 0 0 0 1 0 0 1 0",</text:p>
          </table:table-cell>
          <table:table-cell table:style-name="ce107" table:formula="of:=LEFT([.AS234];9)" office:value-type="string" office:string-value="1110_1000" calcext:value-type="string">
            <text:p>1110_1000</text:p>
          </table:table-cell>
          <table:table-cell table:style-name="ce107" table:formula="of:=LEFT([.AS234];LEN([.AS234])-1)" office:value-type="string" office:string-value="1110_1000':&quot;0 0 0 0 0 0 0 0 0 0 0 0 0 0 0 0 1 0 0 0 0 1 \n&quot;+&quot;1 0 1 0 0 1 0 0 0 0 0 0 1 0 0 0 0 1 0 0 1 0&quot;" calcext:value-type="string">
            <text:p>1110_1000':"0 0 0 0 0 0 0 0 0 0 0 0 0 0 0 0 1 0 0 0 0 1 \n"+"1 0 1 0 0 1 0 0 0 0 0 0 1 0 0 0 0 1 0 0 1 0"</text:p>
          </table:table-cell>
          <table:table-cell table:style-name="ce107" table:formula="of:=CONCATENATE([.AU234];&quot;+&quot;;&quot;&quot;&quot;&quot;;[.AT234];&quot;&quot;&quot;&quot;;&quot;,&quot;)" office:value-type="string" office:string-value="1110_1000':&quot;0 0 0 0 0 0 0 0 0 0 0 0 0 0 0 0 1 0 0 0 0 1 \n&quot;+&quot;1 0 1 0 0 1 0 0 0 0 0 0 1 0 0 0 0 1 0 0 1 0&quot;+&quot;1110_1000&quot;," calcext:value-type="string">
            <text:p>1110_1000':"0 0 0 0 0 0 0 0 0 0 0 0 0 0 0 0 1 0 0 0 0 1 \n"+"1 0 1 0 0 1 0 0 0 0 0 0 1 0 0 0 0 1 0 0 1 0"+"1110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1000':"0 0 0 0 0 0 0 0 0 0 0 0 0 0 0 0 1 0 0 0 0 1 \n"+"1 0 1 0 0 1 0 0 0 0 0 0 1 0 0 0 0 1 0 0 1 0"+"1110_1000",</text:p>
          </table:table-cell>
          <table:table-cell table:style-name="ce107" table:formula="of:=CONCATENATE(&quot;'&quot;;LEFT([.AX234];11);&quot; &quot;;LEFT([.AW234];LEN([.AW234])-4);&quot; $ &quot;;RIGHT([.AW234];4);&quot;&quot;;RIGHT([.AX234];LEN([.AX234])-11))" office:value-type="string" office:string-value="'1110_1000': &quot;1 0 1 0 0 1 0 0 0 0 1 0 0 0 0 0 0 0 0 0 0 0  $ \n&quot;+&quot;0 0 0 0 0 0 0 0 0 0 0 0 0 0 0 0 1 0 0 0 0 1 \n&quot;+&quot;1 0 1 0 0 1 0 0 0 0 0 0 1 0 0 0 0 1 0 0 1 0&quot;+&quot;1110_1000&quot;," calcext:value-type="string">
            <text:p>'1110_1000': "1 0 1 0 0 1 0 0 0 0 1 0 0 0 0 0 0 0 0 0 0 0 <text:s/>$ \n"+"0 0 0 0 0 0 0 0 0 0 0 0 0 0 0 0 1 0 0 0 0 1 \n"+"1 0 1 0 0 1 0 0 0 0 0 0 1 0 0 0 0 1 0 0 1 0"+"1110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1001':"0 0 0 0 0 0 0 0 0 0 0 0 0 0 0 0 1 0 0 0 0 1 \n"+"1 0 1 0 0 1 0 0 0 0 0 0 1 0 0 0 0 1 0 0 1 0",</text:p>
          </table:table-cell>
          <table:table-cell table:style-name="ce107" table:formula="of:=LEFT([.AS235];9)" office:value-type="string" office:string-value="1110_1001" calcext:value-type="string">
            <text:p>1110_1001</text:p>
          </table:table-cell>
          <table:table-cell table:style-name="ce107" table:formula="of:=LEFT([.AS235];LEN([.AS235])-1)" office:value-type="string" office:string-value="1110_1001':&quot;0 0 0 0 0 0 0 0 0 0 0 0 0 0 0 0 1 0 0 0 0 1 \n&quot;+&quot;1 0 1 0 0 1 0 0 0 0 0 0 1 0 0 0 0 1 0 0 1 0&quot;" calcext:value-type="string">
            <text:p>1110_1001':"0 0 0 0 0 0 0 0 0 0 0 0 0 0 0 0 1 0 0 0 0 1 \n"+"1 0 1 0 0 1 0 0 0 0 0 0 1 0 0 0 0 1 0 0 1 0"</text:p>
          </table:table-cell>
          <table:table-cell table:style-name="ce107" table:formula="of:=CONCATENATE([.AU235];&quot;+&quot;;&quot;&quot;&quot;&quot;;[.AT235];&quot;&quot;&quot;&quot;;&quot;,&quot;)" office:value-type="string" office:string-value="1110_1001':&quot;0 0 0 0 0 0 0 0 0 0 0 0 0 0 0 0 1 0 0 0 0 1 \n&quot;+&quot;1 0 1 0 0 1 0 0 0 0 0 0 1 0 0 0 0 1 0 0 1 0&quot;+&quot;1110_1001&quot;," calcext:value-type="string">
            <text:p>1110_1001':"0 0 0 0 0 0 0 0 0 0 0 0 0 0 0 0 1 0 0 0 0 1 \n"+"1 0 1 0 0 1 0 0 0 0 0 0 1 0 0 0 0 1 0 0 1 0"+"1110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1001':"0 0 0 0 0 0 0 0 0 0 0 0 0 0 0 0 1 0 0 0 0 1 \n"+"1 0 1 0 0 1 0 0 0 0 0 0 1 0 0 0 0 1 0 0 1 0"+"1110_1001",</text:p>
          </table:table-cell>
          <table:table-cell table:style-name="ce107" table:formula="of:=CONCATENATE(&quot;'&quot;;LEFT([.AX235];11);&quot; &quot;;LEFT([.AW235];LEN([.AW235])-4);&quot; $ &quot;;RIGHT([.AW235];4);&quot;&quot;;RIGHT([.AX235];LEN([.AX235])-11))" office:value-type="string" office:string-value="'1110_1001': &quot;1 0 1 0 0 1 0 0 0 0 1 0 0 0 0 0 0 0 0 0 0 0  $ \n&quot;+&quot;0 0 0 0 0 0 0 0 0 0 0 0 0 0 0 0 1 0 0 0 0 1 \n&quot;+&quot;1 0 1 0 0 1 0 0 0 0 0 0 1 0 0 0 0 1 0 0 1 0&quot;+&quot;1110_1001&quot;," calcext:value-type="string">
            <text:p>'1110_1001': "1 0 1 0 0 1 0 0 0 0 1 0 0 0 0 0 0 0 0 0 0 0 <text:s/>$ \n"+"0 0 0 0 0 0 0 0 0 0 0 0 0 0 0 0 1 0 0 0 0 1 \n"+"1 0 1 0 0 1 0 0 0 0 0 0 1 0 0 0 0 1 0 0 1 0"+"1110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1010':"0 0 0 0 0 0 0 0 0 0 0 0 0 0 0 0 1 0 0 0 0 1 \n"+"1 0 1 0 0 1 0 0 0 0 0 0 1 0 0 0 0 1 0 0 1 0",</text:p>
          </table:table-cell>
          <table:table-cell table:style-name="ce107" table:formula="of:=LEFT([.AS236];9)" office:value-type="string" office:string-value="1110_1010" calcext:value-type="string">
            <text:p>1110_1010</text:p>
          </table:table-cell>
          <table:table-cell table:style-name="ce107" table:formula="of:=LEFT([.AS236];LEN([.AS236])-1)" office:value-type="string" office:string-value="1110_1010':&quot;0 0 0 0 0 0 0 0 0 0 0 0 0 0 0 0 1 0 0 0 0 1 \n&quot;+&quot;1 0 1 0 0 1 0 0 0 0 0 0 1 0 0 0 0 1 0 0 1 0&quot;" calcext:value-type="string">
            <text:p>1110_1010':"0 0 0 0 0 0 0 0 0 0 0 0 0 0 0 0 1 0 0 0 0 1 \n"+"1 0 1 0 0 1 0 0 0 0 0 0 1 0 0 0 0 1 0 0 1 0"</text:p>
          </table:table-cell>
          <table:table-cell table:style-name="ce107" table:formula="of:=CONCATENATE([.AU236];&quot;+&quot;;&quot;&quot;&quot;&quot;;[.AT236];&quot;&quot;&quot;&quot;;&quot;,&quot;)" office:value-type="string" office:string-value="1110_1010':&quot;0 0 0 0 0 0 0 0 0 0 0 0 0 0 0 0 1 0 0 0 0 1 \n&quot;+&quot;1 0 1 0 0 1 0 0 0 0 0 0 1 0 0 0 0 1 0 0 1 0&quot;+&quot;1110_1010&quot;," calcext:value-type="string">
            <text:p>1110_1010':"0 0 0 0 0 0 0 0 0 0 0 0 0 0 0 0 1 0 0 0 0 1 \n"+"1 0 1 0 0 1 0 0 0 0 0 0 1 0 0 0 0 1 0 0 1 0"+"1110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1010':"0 0 0 0 0 0 0 0 0 0 0 0 0 0 0 0 1 0 0 0 0 1 \n"+"1 0 1 0 0 1 0 0 0 0 0 0 1 0 0 0 0 1 0 0 1 0"+"1110_1010",</text:p>
          </table:table-cell>
          <table:table-cell table:style-name="ce107" table:formula="of:=CONCATENATE(&quot;'&quot;;LEFT([.AX236];11);&quot; &quot;;LEFT([.AW236];LEN([.AW236])-4);&quot; $ &quot;;RIGHT([.AW236];4);&quot;&quot;;RIGHT([.AX236];LEN([.AX236])-11))" office:value-type="string" office:string-value="'1110_1010': &quot;1 0 1 0 0 1 0 0 0 0 1 0 0 0 0 0 0 0 0 0 0 0  $ \n&quot;+&quot;0 0 0 0 0 0 0 0 0 0 0 0 0 0 0 0 1 0 0 0 0 1 \n&quot;+&quot;1 0 1 0 0 1 0 0 0 0 0 0 1 0 0 0 0 1 0 0 1 0&quot;+&quot;1110_1010&quot;," calcext:value-type="string">
            <text:p>'1110_1010': "1 0 1 0 0 1 0 0 0 0 1 0 0 0 0 0 0 0 0 0 0 0 <text:s/>$ \n"+"0 0 0 0 0 0 0 0 0 0 0 0 0 0 0 0 1 0 0 0 0 1 \n"+"1 0 1 0 0 1 0 0 0 0 0 0 1 0 0 0 0 1 0 0 1 0"+"1110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1011':"0 0 0 0 0 0 0 0 0 0 0 0 0 0 0 0 1 0 0 0 0 1 \n"+"1 0 1 0 0 1 0 0 0 0 0 0 1 0 0 0 0 1 0 0 1 0",</text:p>
          </table:table-cell>
          <table:table-cell table:style-name="ce107" table:formula="of:=LEFT([.AS237];9)" office:value-type="string" office:string-value="1110_1011" calcext:value-type="string">
            <text:p>1110_1011</text:p>
          </table:table-cell>
          <table:table-cell table:style-name="ce107" table:formula="of:=LEFT([.AS237];LEN([.AS237])-1)" office:value-type="string" office:string-value="1110_1011':&quot;0 0 0 0 0 0 0 0 0 0 0 0 0 0 0 0 1 0 0 0 0 1 \n&quot;+&quot;1 0 1 0 0 1 0 0 0 0 0 0 1 0 0 0 0 1 0 0 1 0&quot;" calcext:value-type="string">
            <text:p>1110_1011':"0 0 0 0 0 0 0 0 0 0 0 0 0 0 0 0 1 0 0 0 0 1 \n"+"1 0 1 0 0 1 0 0 0 0 0 0 1 0 0 0 0 1 0 0 1 0"</text:p>
          </table:table-cell>
          <table:table-cell table:style-name="ce107" table:formula="of:=CONCATENATE([.AU237];&quot;+&quot;;&quot;&quot;&quot;&quot;;[.AT237];&quot;&quot;&quot;&quot;;&quot;,&quot;)" office:value-type="string" office:string-value="1110_1011':&quot;0 0 0 0 0 0 0 0 0 0 0 0 0 0 0 0 1 0 0 0 0 1 \n&quot;+&quot;1 0 1 0 0 1 0 0 0 0 0 0 1 0 0 0 0 1 0 0 1 0&quot;+&quot;1110_1011&quot;," calcext:value-type="string">
            <text:p>1110_1011':"0 0 0 0 0 0 0 0 0 0 0 0 0 0 0 0 1 0 0 0 0 1 \n"+"1 0 1 0 0 1 0 0 0 0 0 0 1 0 0 0 0 1 0 0 1 0"+"1110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1011':"0 0 0 0 0 0 0 0 0 0 0 0 0 0 0 0 1 0 0 0 0 1 \n"+"1 0 1 0 0 1 0 0 0 0 0 0 1 0 0 0 0 1 0 0 1 0"+"1110_1011",</text:p>
          </table:table-cell>
          <table:table-cell table:style-name="ce107" table:formula="of:=CONCATENATE(&quot;'&quot;;LEFT([.AX237];11);&quot; &quot;;LEFT([.AW237];LEN([.AW237])-4);&quot; $ &quot;;RIGHT([.AW237];4);&quot;&quot;;RIGHT([.AX237];LEN([.AX237])-11))" office:value-type="string" office:string-value="'1110_1011': &quot;1 0 1 0 0 1 0 0 0 0 1 0 0 0 0 0 0 0 0 0 0 0  $ \n&quot;+&quot;0 0 0 0 0 0 0 0 0 0 0 0 0 0 0 0 1 0 0 0 0 1 \n&quot;+&quot;1 0 1 0 0 1 0 0 0 0 0 0 1 0 0 0 0 1 0 0 1 0&quot;+&quot;1110_1011&quot;," calcext:value-type="string">
            <text:p>'1110_1011': "1 0 1 0 0 1 0 0 0 0 1 0 0 0 0 0 0 0 0 0 0 0 <text:s/>$ \n"+"0 0 0 0 0 0 0 0 0 0 0 0 0 0 0 0 1 0 0 0 0 1 \n"+"1 0 1 0 0 1 0 0 0 0 0 0 1 0 0 0 0 1 0 0 1 0"+"1110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1100':"0 0 0 0 0 0 0 0 0 0 0 0 0 0 0 0 1 0 0 0 0 1 \n"+"1 0 1 0 0 1 0 0 0 0 0 0 1 0 0 0 0 1 0 0 1 0",</text:p>
          </table:table-cell>
          <table:table-cell table:style-name="ce107" table:formula="of:=LEFT([.AS238];9)" office:value-type="string" office:string-value="1110_1100" calcext:value-type="string">
            <text:p>1110_1100</text:p>
          </table:table-cell>
          <table:table-cell table:style-name="ce107" table:formula="of:=LEFT([.AS238];LEN([.AS238])-1)" office:value-type="string" office:string-value="1110_1100':&quot;0 0 0 0 0 0 0 0 0 0 0 0 0 0 0 0 1 0 0 0 0 1 \n&quot;+&quot;1 0 1 0 0 1 0 0 0 0 0 0 1 0 0 0 0 1 0 0 1 0&quot;" calcext:value-type="string">
            <text:p>1110_1100':"0 0 0 0 0 0 0 0 0 0 0 0 0 0 0 0 1 0 0 0 0 1 \n"+"1 0 1 0 0 1 0 0 0 0 0 0 1 0 0 0 0 1 0 0 1 0"</text:p>
          </table:table-cell>
          <table:table-cell table:style-name="ce107" table:formula="of:=CONCATENATE([.AU238];&quot;+&quot;;&quot;&quot;&quot;&quot;;[.AT238];&quot;&quot;&quot;&quot;;&quot;,&quot;)" office:value-type="string" office:string-value="1110_1100':&quot;0 0 0 0 0 0 0 0 0 0 0 0 0 0 0 0 1 0 0 0 0 1 \n&quot;+&quot;1 0 1 0 0 1 0 0 0 0 0 0 1 0 0 0 0 1 0 0 1 0&quot;+&quot;1110_1100&quot;," calcext:value-type="string">
            <text:p>1110_1100':"0 0 0 0 0 0 0 0 0 0 0 0 0 0 0 0 1 0 0 0 0 1 \n"+"1 0 1 0 0 1 0 0 0 0 0 0 1 0 0 0 0 1 0 0 1 0"+"1110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1100':"0 0 0 0 0 0 0 0 0 0 0 0 0 0 0 0 1 0 0 0 0 1 \n"+"1 0 1 0 0 1 0 0 0 0 0 0 1 0 0 0 0 1 0 0 1 0"+"1110_1100",</text:p>
          </table:table-cell>
          <table:table-cell table:style-name="ce107" table:formula="of:=CONCATENATE(&quot;'&quot;;LEFT([.AX238];11);&quot; &quot;;LEFT([.AW238];LEN([.AW238])-4);&quot; $ &quot;;RIGHT([.AW238];4);&quot;&quot;;RIGHT([.AX238];LEN([.AX238])-11))" office:value-type="string" office:string-value="'1110_1100': &quot;1 0 1 0 0 1 0 0 0 0 1 0 0 0 0 0 0 0 0 0 0 0  $ \n&quot;+&quot;0 0 0 0 0 0 0 0 0 0 0 0 0 0 0 0 1 0 0 0 0 1 \n&quot;+&quot;1 0 1 0 0 1 0 0 0 0 0 0 1 0 0 0 0 1 0 0 1 0&quot;+&quot;1110_1100&quot;," calcext:value-type="string">
            <text:p>'1110_1100': "1 0 1 0 0 1 0 0 0 0 1 0 0 0 0 0 0 0 0 0 0 0 <text:s/>$ \n"+"0 0 0 0 0 0 0 0 0 0 0 0 0 0 0 0 1 0 0 0 0 1 \n"+"1 0 1 0 0 1 0 0 0 0 0 0 1 0 0 0 0 1 0 0 1 0"+"1110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1101':"0 0 0 0 0 0 0 0 0 0 0 0 0 0 0 0 1 0 0 0 0 1 \n"+"1 0 1 0 0 1 0 0 0 0 0 0 1 0 0 0 0 1 0 0 1 0",</text:p>
          </table:table-cell>
          <table:table-cell table:style-name="ce107" table:formula="of:=LEFT([.AS239];9)" office:value-type="string" office:string-value="1110_1101" calcext:value-type="string">
            <text:p>1110_1101</text:p>
          </table:table-cell>
          <table:table-cell table:style-name="ce107" table:formula="of:=LEFT([.AS239];LEN([.AS239])-1)" office:value-type="string" office:string-value="1110_1101':&quot;0 0 0 0 0 0 0 0 0 0 0 0 0 0 0 0 1 0 0 0 0 1 \n&quot;+&quot;1 0 1 0 0 1 0 0 0 0 0 0 1 0 0 0 0 1 0 0 1 0&quot;" calcext:value-type="string">
            <text:p>1110_1101':"0 0 0 0 0 0 0 0 0 0 0 0 0 0 0 0 1 0 0 0 0 1 \n"+"1 0 1 0 0 1 0 0 0 0 0 0 1 0 0 0 0 1 0 0 1 0"</text:p>
          </table:table-cell>
          <table:table-cell table:style-name="ce107" table:formula="of:=CONCATENATE([.AU239];&quot;+&quot;;&quot;&quot;&quot;&quot;;[.AT239];&quot;&quot;&quot;&quot;;&quot;,&quot;)" office:value-type="string" office:string-value="1110_1101':&quot;0 0 0 0 0 0 0 0 0 0 0 0 0 0 0 0 1 0 0 0 0 1 \n&quot;+&quot;1 0 1 0 0 1 0 0 0 0 0 0 1 0 0 0 0 1 0 0 1 0&quot;+&quot;1110_1101&quot;," calcext:value-type="string">
            <text:p>1110_1101':"0 0 0 0 0 0 0 0 0 0 0 0 0 0 0 0 1 0 0 0 0 1 \n"+"1 0 1 0 0 1 0 0 0 0 0 0 1 0 0 0 0 1 0 0 1 0"+"1110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1101':"0 0 0 0 0 0 0 0 0 0 0 0 0 0 0 0 1 0 0 0 0 1 \n"+"1 0 1 0 0 1 0 0 0 0 0 0 1 0 0 0 0 1 0 0 1 0"+"1110_1101",</text:p>
          </table:table-cell>
          <table:table-cell table:style-name="ce107" table:formula="of:=CONCATENATE(&quot;'&quot;;LEFT([.AX239];11);&quot; &quot;;LEFT([.AW239];LEN([.AW239])-4);&quot; $ &quot;;RIGHT([.AW239];4);&quot;&quot;;RIGHT([.AX239];LEN([.AX239])-11))" office:value-type="string" office:string-value="'1110_1101': &quot;1 0 1 0 0 1 0 0 0 0 1 0 0 0 0 0 0 0 0 0 0 0  $ \n&quot;+&quot;0 0 0 0 0 0 0 0 0 0 0 0 0 0 0 0 1 0 0 0 0 1 \n&quot;+&quot;1 0 1 0 0 1 0 0 0 0 0 0 1 0 0 0 0 1 0 0 1 0&quot;+&quot;1110_1101&quot;," calcext:value-type="string">
            <text:p>'1110_1101': "1 0 1 0 0 1 0 0 0 0 1 0 0 0 0 0 0 0 0 0 0 0 <text:s/>$ \n"+"0 0 0 0 0 0 0 0 0 0 0 0 0 0 0 0 1 0 0 0 0 1 \n"+"1 0 1 0 0 1 0 0 0 0 0 0 1 0 0 0 0 1 0 0 1 0"+"1110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1110':"0 0 0 0 0 0 0 0 0 0 0 0 0 0 0 0 1 0 0 0 0 1 \n"+"1 0 1 0 0 1 0 0 0 0 0 0 1 0 0 0 0 1 0 0 1 0",</text:p>
          </table:table-cell>
          <table:table-cell table:style-name="ce107" table:formula="of:=LEFT([.AS240];9)" office:value-type="string" office:string-value="1110_1110" calcext:value-type="string">
            <text:p>1110_1110</text:p>
          </table:table-cell>
          <table:table-cell table:style-name="ce107" table:formula="of:=LEFT([.AS240];LEN([.AS240])-1)" office:value-type="string" office:string-value="1110_1110':&quot;0 0 0 0 0 0 0 0 0 0 0 0 0 0 0 0 1 0 0 0 0 1 \n&quot;+&quot;1 0 1 0 0 1 0 0 0 0 0 0 1 0 0 0 0 1 0 0 1 0&quot;" calcext:value-type="string">
            <text:p>1110_1110':"0 0 0 0 0 0 0 0 0 0 0 0 0 0 0 0 1 0 0 0 0 1 \n"+"1 0 1 0 0 1 0 0 0 0 0 0 1 0 0 0 0 1 0 0 1 0"</text:p>
          </table:table-cell>
          <table:table-cell table:style-name="ce107" table:formula="of:=CONCATENATE([.AU240];&quot;+&quot;;&quot;&quot;&quot;&quot;;[.AT240];&quot;&quot;&quot;&quot;;&quot;,&quot;)" office:value-type="string" office:string-value="1110_1110':&quot;0 0 0 0 0 0 0 0 0 0 0 0 0 0 0 0 1 0 0 0 0 1 \n&quot;+&quot;1 0 1 0 0 1 0 0 0 0 0 0 1 0 0 0 0 1 0 0 1 0&quot;+&quot;1110_1110&quot;," calcext:value-type="string">
            <text:p>1110_1110':"0 0 0 0 0 0 0 0 0 0 0 0 0 0 0 0 1 0 0 0 0 1 \n"+"1 0 1 0 0 1 0 0 0 0 0 0 1 0 0 0 0 1 0 0 1 0"+"1110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1110':"0 0 0 0 0 0 0 0 0 0 0 0 0 0 0 0 1 0 0 0 0 1 \n"+"1 0 1 0 0 1 0 0 0 0 0 0 1 0 0 0 0 1 0 0 1 0"+"1110_1110",</text:p>
          </table:table-cell>
          <table:table-cell table:style-name="ce107" table:formula="of:=CONCATENATE(&quot;'&quot;;LEFT([.AX240];11);&quot; &quot;;LEFT([.AW240];LEN([.AW240])-4);&quot; $ &quot;;RIGHT([.AW240];4);&quot;&quot;;RIGHT([.AX240];LEN([.AX240])-11))" office:value-type="string" office:string-value="'1110_1110': &quot;1 0 1 0 0 1 0 0 0 0 1 0 0 0 0 0 0 0 0 0 0 0  $ \n&quot;+&quot;0 0 0 0 0 0 0 0 0 0 0 0 0 0 0 0 1 0 0 0 0 1 \n&quot;+&quot;1 0 1 0 0 1 0 0 0 0 0 0 1 0 0 0 0 1 0 0 1 0&quot;+&quot;1110_1110&quot;," calcext:value-type="string">
            <text:p>'1110_1110': "1 0 1 0 0 1 0 0 0 0 1 0 0 0 0 0 0 0 0 0 0 0 <text:s/>$ \n"+"0 0 0 0 0 0 0 0 0 0 0 0 0 0 0 0 1 0 0 0 0 1 \n"+"1 0 1 0 0 1 0 0 0 0 0 0 1 0 0 0 0 1 0 0 1 0"+"1110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0_1111':"0 0 0 0 0 0 0 0 0 0 0 0 0 0 0 0 1 0 0 0 0 1 \n"+"1 0 1 0 0 1 0 0 0 0 0 0 1 0 0 0 0 1 0 0 1 0",</text:p>
          </table:table-cell>
          <table:table-cell table:style-name="ce107" table:formula="of:=LEFT([.AS241];9)" office:value-type="string" office:string-value="1110_1111" calcext:value-type="string">
            <text:p>1110_1111</text:p>
          </table:table-cell>
          <table:table-cell table:style-name="ce107" table:formula="of:=LEFT([.AS241];LEN([.AS241])-1)" office:value-type="string" office:string-value="1110_1111':&quot;0 0 0 0 0 0 0 0 0 0 0 0 0 0 0 0 1 0 0 0 0 1 \n&quot;+&quot;1 0 1 0 0 1 0 0 0 0 0 0 1 0 0 0 0 1 0 0 1 0&quot;" calcext:value-type="string">
            <text:p>1110_1111':"0 0 0 0 0 0 0 0 0 0 0 0 0 0 0 0 1 0 0 0 0 1 \n"+"1 0 1 0 0 1 0 0 0 0 0 0 1 0 0 0 0 1 0 0 1 0"</text:p>
          </table:table-cell>
          <table:table-cell table:style-name="ce107" table:formula="of:=CONCATENATE([.AU241];&quot;+&quot;;&quot;&quot;&quot;&quot;;[.AT241];&quot;&quot;&quot;&quot;;&quot;,&quot;)" office:value-type="string" office:string-value="1110_1111':&quot;0 0 0 0 0 0 0 0 0 0 0 0 0 0 0 0 1 0 0 0 0 1 \n&quot;+&quot;1 0 1 0 0 1 0 0 0 0 0 0 1 0 0 0 0 1 0 0 1 0&quot;+&quot;1110_1111&quot;," calcext:value-type="string">
            <text:p>1110_1111':"0 0 0 0 0 0 0 0 0 0 0 0 0 0 0 0 1 0 0 0 0 1 \n"+"1 0 1 0 0 1 0 0 0 0 0 0 1 0 0 0 0 1 0 0 1 0"+"1110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0_1111':"0 0 0 0 0 0 0 0 0 0 0 0 0 0 0 0 1 0 0 0 0 1 \n"+"1 0 1 0 0 1 0 0 0 0 0 0 1 0 0 0 0 1 0 0 1 0"+"1110_1111",</text:p>
          </table:table-cell>
          <table:table-cell table:style-name="ce107" table:formula="of:=CONCATENATE(&quot;'&quot;;LEFT([.AX241];11);&quot; &quot;;LEFT([.AW241];LEN([.AW241])-4);&quot; $ &quot;;RIGHT([.AW241];4);&quot;&quot;;RIGHT([.AX241];LEN([.AX241])-11))" office:value-type="string" office:string-value="'1110_1111': &quot;1 0 1 0 0 1 0 0 0 0 1 0 0 0 0 0 0 0 0 0 0 0  $ \n&quot;+&quot;0 0 0 0 0 0 0 0 0 0 0 0 0 0 0 0 1 0 0 0 0 1 \n&quot;+&quot;1 0 1 0 0 1 0 0 0 0 0 0 1 0 0 0 0 1 0 0 1 0&quot;+&quot;1110_1111&quot;," calcext:value-type="string">
            <text:p>'1110_1111': "1 0 1 0 0 1 0 0 0 0 1 0 0 0 0 0 0 0 0 0 0 0 <text:s/>$ \n"+"0 0 0 0 0 0 0 0 0 0 0 0 0 0 0 0 1 0 0 0 0 1 \n"+"1 0 1 0 0 1 0 0 0 0 0 0 1 0 0 0 0 1 0 0 1 0"+"1110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0000':"0 0 0 0 0 0 0 0 0 0 0 0 1 1 0 0 0 0 1 0 0 0",</text:p>
          </table:table-cell>
          <table:table-cell table:style-name="ce107" table:formula="of:=LEFT([.AS242];9)" office:value-type="string" office:string-value="1111_0000" calcext:value-type="string">
            <text:p>1111_0000</text:p>
          </table:table-cell>
          <table:table-cell table:style-name="ce107" table:formula="of:=LEFT([.AS242];LEN([.AS242])-1)" office:value-type="string" office:string-value="1111_0000':&quot;0 0 0 0 0 0 0 0 0 0 0 0 1 1 0 0 0 0 1 0 0 0&quot;" calcext:value-type="string">
            <text:p>1111_0000':"0 0 0 0 0 0 0 0 0 0 0 0 1 1 0 0 0 0 1 0 0 0"</text:p>
          </table:table-cell>
          <table:table-cell table:style-name="ce107" table:formula="of:=CONCATENATE([.AU242];&quot;+&quot;;&quot;&quot;&quot;&quot;;[.AT242];&quot;&quot;&quot;&quot;;&quot;,&quot;)" office:value-type="string" office:string-value="1111_0000':&quot;0 0 0 0 0 0 0 0 0 0 0 0 1 1 0 0 0 0 1 0 0 0&quot;+&quot;1111_0000&quot;," calcext:value-type="string">
            <text:p>1111_0000':"0 0 0 0 0 0 0 0 0 0 0 0 1 1 0 0 0 0 1 0 0 0"+"1111_0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0000':"0 0 0 0 0 0 0 0 0 0 0 0 1 1 0 0 0 0 1 0 0 0"+"1111_0000",</text:p>
          </table:table-cell>
          <table:table-cell table:style-name="ce107" table:formula="of:=CONCATENATE(&quot;'&quot;;LEFT([.AX242];11);&quot; &quot;;LEFT([.AW242];LEN([.AW242])-4);&quot; $ &quot;;RIGHT([.AW242];4);&quot;&quot;;RIGHT([.AX242];LEN([.AX242])-11))" office:value-type="string" office:string-value="'1111_0000': &quot;1 0 1 0 0 1 0 0 0 0 1 0 0 0 0 0 0 0 0 0 0 0  $ \n&quot;+&quot;0 0 0 0 0 0 0 0 0 0 0 0 1 1 0 0 0 0 1 0 0 0&quot;+&quot;1111_0000&quot;," calcext:value-type="string">
            <text:p>'1111_0000': "1 0 1 0 0 1 0 0 0 0 1 0 0 0 0 0 0 0 0 0 0 0 <text:s/>$ \n"+"0 0 0 0 0 0 0 0 0 0 0 0 1 1 0 0 0 0 1 0 0 0"+"1111_0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0001':"0 0 0 0 0 0 0 0 0 0 0 0 1 1 0 0 0 0 1 0 0 0",</text:p>
          </table:table-cell>
          <table:table-cell table:style-name="ce107" table:formula="of:=LEFT([.AS243];9)" office:value-type="string" office:string-value="1111_0001" calcext:value-type="string">
            <text:p>1111_0001</text:p>
          </table:table-cell>
          <table:table-cell table:style-name="ce107" table:formula="of:=LEFT([.AS243];LEN([.AS243])-1)" office:value-type="string" office:string-value="1111_0001':&quot;0 0 0 0 0 0 0 0 0 0 0 0 1 1 0 0 0 0 1 0 0 0&quot;" calcext:value-type="string">
            <text:p>1111_0001':"0 0 0 0 0 0 0 0 0 0 0 0 1 1 0 0 0 0 1 0 0 0"</text:p>
          </table:table-cell>
          <table:table-cell table:style-name="ce107" table:formula="of:=CONCATENATE([.AU243];&quot;+&quot;;&quot;&quot;&quot;&quot;;[.AT243];&quot;&quot;&quot;&quot;;&quot;,&quot;)" office:value-type="string" office:string-value="1111_0001':&quot;0 0 0 0 0 0 0 0 0 0 0 0 1 1 0 0 0 0 1 0 0 0&quot;+&quot;1111_0001&quot;," calcext:value-type="string">
            <text:p>1111_0001':"0 0 0 0 0 0 0 0 0 0 0 0 1 1 0 0 0 0 1 0 0 0"+"1111_0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0001':"0 0 0 0 0 0 0 0 0 0 0 0 1 1 0 0 0 0 1 0 0 0"+"1111_0001",</text:p>
          </table:table-cell>
          <table:table-cell table:style-name="ce107" table:formula="of:=CONCATENATE(&quot;'&quot;;LEFT([.AX243];11);&quot; &quot;;LEFT([.AW243];LEN([.AW243])-4);&quot; $ &quot;;RIGHT([.AW243];4);&quot;&quot;;RIGHT([.AX243];LEN([.AX243])-11))" office:value-type="string" office:string-value="'1111_0001': &quot;1 0 1 0 0 1 0 0 0 0 1 0 0 0 0 0 0 0 0 0 0 0  $ \n&quot;+&quot;0 0 0 0 0 0 0 0 0 0 0 0 1 1 0 0 0 0 1 0 0 0&quot;+&quot;1111_0001&quot;," calcext:value-type="string">
            <text:p>'1111_0001': "1 0 1 0 0 1 0 0 0 0 1 0 0 0 0 0 0 0 0 0 0 0 <text:s/>$ \n"+"0 0 0 0 0 0 0 0 0 0 0 0 1 1 0 0 0 0 1 0 0 0"+"1111_0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0010':"0 0 0 0 0 0 0 0 0 0 0 0 1 1 0 0 0 0 1 0 0 0",</text:p>
          </table:table-cell>
          <table:table-cell table:style-name="ce107" table:formula="of:=LEFT([.AS244];9)" office:value-type="string" office:string-value="1111_0010" calcext:value-type="string">
            <text:p>1111_0010</text:p>
          </table:table-cell>
          <table:table-cell table:style-name="ce107" table:formula="of:=LEFT([.AS244];LEN([.AS244])-1)" office:value-type="string" office:string-value="1111_0010':&quot;0 0 0 0 0 0 0 0 0 0 0 0 1 1 0 0 0 0 1 0 0 0&quot;" calcext:value-type="string">
            <text:p>1111_0010':"0 0 0 0 0 0 0 0 0 0 0 0 1 1 0 0 0 0 1 0 0 0"</text:p>
          </table:table-cell>
          <table:table-cell table:style-name="ce107" table:formula="of:=CONCATENATE([.AU244];&quot;+&quot;;&quot;&quot;&quot;&quot;;[.AT244];&quot;&quot;&quot;&quot;;&quot;,&quot;)" office:value-type="string" office:string-value="1111_0010':&quot;0 0 0 0 0 0 0 0 0 0 0 0 1 1 0 0 0 0 1 0 0 0&quot;+&quot;1111_0010&quot;," calcext:value-type="string">
            <text:p>1111_0010':"0 0 0 0 0 0 0 0 0 0 0 0 1 1 0 0 0 0 1 0 0 0"+"1111_0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0010':"0 0 0 0 0 0 0 0 0 0 0 0 1 1 0 0 0 0 1 0 0 0"+"1111_0010",</text:p>
          </table:table-cell>
          <table:table-cell table:style-name="ce107" table:formula="of:=CONCATENATE(&quot;'&quot;;LEFT([.AX244];11);&quot; &quot;;LEFT([.AW244];LEN([.AW244])-4);&quot; $ &quot;;RIGHT([.AW244];4);&quot;&quot;;RIGHT([.AX244];LEN([.AX244])-11))" office:value-type="string" office:string-value="'1111_0010': &quot;1 0 1 0 0 1 0 0 0 0 1 0 0 0 0 0 0 0 0 0 0 0  $ \n&quot;+&quot;0 0 0 0 0 0 0 0 0 0 0 0 1 1 0 0 0 0 1 0 0 0&quot;+&quot;1111_0010&quot;," calcext:value-type="string">
            <text:p>'1111_0010': "1 0 1 0 0 1 0 0 0 0 1 0 0 0 0 0 0 0 0 0 0 0 <text:s/>$ \n"+"0 0 0 0 0 0 0 0 0 0 0 0 1 1 0 0 0 0 1 0 0 0"+"1111_0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0011':"0 0 0 0 0 0 0 0 0 0 0 0 1 1 0 0 0 0 1 0 0 0",</text:p>
          </table:table-cell>
          <table:table-cell table:style-name="ce107" table:formula="of:=LEFT([.AS245];9)" office:value-type="string" office:string-value="1111_0011" calcext:value-type="string">
            <text:p>1111_0011</text:p>
          </table:table-cell>
          <table:table-cell table:style-name="ce107" table:formula="of:=LEFT([.AS245];LEN([.AS245])-1)" office:value-type="string" office:string-value="1111_0011':&quot;0 0 0 0 0 0 0 0 0 0 0 0 1 1 0 0 0 0 1 0 0 0&quot;" calcext:value-type="string">
            <text:p>1111_0011':"0 0 0 0 0 0 0 0 0 0 0 0 1 1 0 0 0 0 1 0 0 0"</text:p>
          </table:table-cell>
          <table:table-cell table:style-name="ce107" table:formula="of:=CONCATENATE([.AU245];&quot;+&quot;;&quot;&quot;&quot;&quot;;[.AT245];&quot;&quot;&quot;&quot;;&quot;,&quot;)" office:value-type="string" office:string-value="1111_0011':&quot;0 0 0 0 0 0 0 0 0 0 0 0 1 1 0 0 0 0 1 0 0 0&quot;+&quot;1111_0011&quot;," calcext:value-type="string">
            <text:p>1111_0011':"0 0 0 0 0 0 0 0 0 0 0 0 1 1 0 0 0 0 1 0 0 0"+"1111_0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0011':"0 0 0 0 0 0 0 0 0 0 0 0 1 1 0 0 0 0 1 0 0 0"+"1111_0011",</text:p>
          </table:table-cell>
          <table:table-cell table:style-name="ce107" table:formula="of:=CONCATENATE(&quot;'&quot;;LEFT([.AX245];11);&quot; &quot;;LEFT([.AW245];LEN([.AW245])-4);&quot; $ &quot;;RIGHT([.AW245];4);&quot;&quot;;RIGHT([.AX245];LEN([.AX245])-11))" office:value-type="string" office:string-value="'1111_0011': &quot;1 0 1 0 0 1 0 0 0 0 1 0 0 0 0 0 0 0 0 0 0 0  $ \n&quot;+&quot;0 0 0 0 0 0 0 0 0 0 0 0 1 1 0 0 0 0 1 0 0 0&quot;+&quot;1111_0011&quot;," calcext:value-type="string">
            <text:p>'1111_0011': "1 0 1 0 0 1 0 0 0 0 1 0 0 0 0 0 0 0 0 0 0 0 <text:s/>$ \n"+"0 0 0 0 0 0 0 0 0 0 0 0 1 1 0 0 0 0 1 0 0 0"+"1111_0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0100':"0 0 0 0 0 0 0 0 0 0 0 0 1 1 0 0 0 0 1 0 0 0",</text:p>
          </table:table-cell>
          <table:table-cell table:style-name="ce107" table:formula="of:=LEFT([.AS246];9)" office:value-type="string" office:string-value="1111_0100" calcext:value-type="string">
            <text:p>1111_0100</text:p>
          </table:table-cell>
          <table:table-cell table:style-name="ce107" table:formula="of:=LEFT([.AS246];LEN([.AS246])-1)" office:value-type="string" office:string-value="1111_0100':&quot;0 0 0 0 0 0 0 0 0 0 0 0 1 1 0 0 0 0 1 0 0 0&quot;" calcext:value-type="string">
            <text:p>1111_0100':"0 0 0 0 0 0 0 0 0 0 0 0 1 1 0 0 0 0 1 0 0 0"</text:p>
          </table:table-cell>
          <table:table-cell table:style-name="ce107" table:formula="of:=CONCATENATE([.AU246];&quot;+&quot;;&quot;&quot;&quot;&quot;;[.AT246];&quot;&quot;&quot;&quot;;&quot;,&quot;)" office:value-type="string" office:string-value="1111_0100':&quot;0 0 0 0 0 0 0 0 0 0 0 0 1 1 0 0 0 0 1 0 0 0&quot;+&quot;1111_0100&quot;," calcext:value-type="string">
            <text:p>1111_0100':"0 0 0 0 0 0 0 0 0 0 0 0 1 1 0 0 0 0 1 0 0 0"+"1111_0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0100':"0 0 0 0 0 0 0 0 0 0 0 0 1 1 0 0 0 0 1 0 0 0"+"1111_0100",</text:p>
          </table:table-cell>
          <table:table-cell table:style-name="ce107" table:formula="of:=CONCATENATE(&quot;'&quot;;LEFT([.AX246];11);&quot; &quot;;LEFT([.AW246];LEN([.AW246])-4);&quot; $ &quot;;RIGHT([.AW246];4);&quot;&quot;;RIGHT([.AX246];LEN([.AX246])-11))" office:value-type="string" office:string-value="'1111_0100': &quot;1 0 1 0 0 1 0 0 0 0 1 0 0 0 0 0 0 0 0 0 0 0  $ \n&quot;+&quot;0 0 0 0 0 0 0 0 0 0 0 0 1 1 0 0 0 0 1 0 0 0&quot;+&quot;1111_0100&quot;," calcext:value-type="string">
            <text:p>'1111_0100': "1 0 1 0 0 1 0 0 0 0 1 0 0 0 0 0 0 0 0 0 0 0 <text:s/>$ \n"+"0 0 0 0 0 0 0 0 0 0 0 0 1 1 0 0 0 0 1 0 0 0"+"1111_0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0101':"0 0 0 0 0 0 0 0 0 0 0 0 1 1 0 0 0 0 1 0 0 0",</text:p>
          </table:table-cell>
          <table:table-cell table:style-name="ce107" table:formula="of:=LEFT([.AS247];9)" office:value-type="string" office:string-value="1111_0101" calcext:value-type="string">
            <text:p>1111_0101</text:p>
          </table:table-cell>
          <table:table-cell table:style-name="ce107" table:formula="of:=LEFT([.AS247];LEN([.AS247])-1)" office:value-type="string" office:string-value="1111_0101':&quot;0 0 0 0 0 0 0 0 0 0 0 0 1 1 0 0 0 0 1 0 0 0&quot;" calcext:value-type="string">
            <text:p>1111_0101':"0 0 0 0 0 0 0 0 0 0 0 0 1 1 0 0 0 0 1 0 0 0"</text:p>
          </table:table-cell>
          <table:table-cell table:style-name="ce107" table:formula="of:=CONCATENATE([.AU247];&quot;+&quot;;&quot;&quot;&quot;&quot;;[.AT247];&quot;&quot;&quot;&quot;;&quot;,&quot;)" office:value-type="string" office:string-value="1111_0101':&quot;0 0 0 0 0 0 0 0 0 0 0 0 1 1 0 0 0 0 1 0 0 0&quot;+&quot;1111_0101&quot;," calcext:value-type="string">
            <text:p>1111_0101':"0 0 0 0 0 0 0 0 0 0 0 0 1 1 0 0 0 0 1 0 0 0"+"1111_0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0101':"0 0 0 0 0 0 0 0 0 0 0 0 1 1 0 0 0 0 1 0 0 0"+"1111_0101",</text:p>
          </table:table-cell>
          <table:table-cell table:style-name="ce107" table:formula="of:=CONCATENATE(&quot;'&quot;;LEFT([.AX247];11);&quot; &quot;;LEFT([.AW247];LEN([.AW247])-4);&quot; $ &quot;;RIGHT([.AW247];4);&quot;&quot;;RIGHT([.AX247];LEN([.AX247])-11))" office:value-type="string" office:string-value="'1111_0101': &quot;1 0 1 0 0 1 0 0 0 0 1 0 0 0 0 0 0 0 0 0 0 0  $ \n&quot;+&quot;0 0 0 0 0 0 0 0 0 0 0 0 1 1 0 0 0 0 1 0 0 0&quot;+&quot;1111_0101&quot;," calcext:value-type="string">
            <text:p>'1111_0101': "1 0 1 0 0 1 0 0 0 0 1 0 0 0 0 0 0 0 0 0 0 0 <text:s/>$ \n"+"0 0 0 0 0 0 0 0 0 0 0 0 1 1 0 0 0 0 1 0 0 0"+"1111_0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0110':"0 0 0 0 0 0 0 0 0 0 0 0 1 1 0 0 0 0 1 0 0 0",</text:p>
          </table:table-cell>
          <table:table-cell table:style-name="ce107" table:formula="of:=LEFT([.AS248];9)" office:value-type="string" office:string-value="1111_0110" calcext:value-type="string">
            <text:p>1111_0110</text:p>
          </table:table-cell>
          <table:table-cell table:style-name="ce107" table:formula="of:=LEFT([.AS248];LEN([.AS248])-1)" office:value-type="string" office:string-value="1111_0110':&quot;0 0 0 0 0 0 0 0 0 0 0 0 1 1 0 0 0 0 1 0 0 0&quot;" calcext:value-type="string">
            <text:p>1111_0110':"0 0 0 0 0 0 0 0 0 0 0 0 1 1 0 0 0 0 1 0 0 0"</text:p>
          </table:table-cell>
          <table:table-cell table:style-name="ce107" table:formula="of:=CONCATENATE([.AU248];&quot;+&quot;;&quot;&quot;&quot;&quot;;[.AT248];&quot;&quot;&quot;&quot;;&quot;,&quot;)" office:value-type="string" office:string-value="1111_0110':&quot;0 0 0 0 0 0 0 0 0 0 0 0 1 1 0 0 0 0 1 0 0 0&quot;+&quot;1111_0110&quot;," calcext:value-type="string">
            <text:p>1111_0110':"0 0 0 0 0 0 0 0 0 0 0 0 1 1 0 0 0 0 1 0 0 0"+"1111_0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0110':"0 0 0 0 0 0 0 0 0 0 0 0 1 1 0 0 0 0 1 0 0 0"+"1111_0110",</text:p>
          </table:table-cell>
          <table:table-cell table:style-name="ce107" table:formula="of:=CONCATENATE(&quot;'&quot;;LEFT([.AX248];11);&quot; &quot;;LEFT([.AW248];LEN([.AW248])-4);&quot; $ &quot;;RIGHT([.AW248];4);&quot;&quot;;RIGHT([.AX248];LEN([.AX248])-11))" office:value-type="string" office:string-value="'1111_0110': &quot;1 0 1 0 0 1 0 0 0 0 1 0 0 0 0 0 0 0 0 0 0 0  $ \n&quot;+&quot;0 0 0 0 0 0 0 0 0 0 0 0 1 1 0 0 0 0 1 0 0 0&quot;+&quot;1111_0110&quot;," calcext:value-type="string">
            <text:p>'1111_0110': "1 0 1 0 0 1 0 0 0 0 1 0 0 0 0 0 0 0 0 0 0 0 <text:s/>$ \n"+"0 0 0 0 0 0 0 0 0 0 0 0 1 1 0 0 0 0 1 0 0 0"+"1111_0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0111':"0 0 0 0 0 0 0 0 0 0 0 0 1 1 0 0 0 0 1 0 0 0",</text:p>
          </table:table-cell>
          <table:table-cell table:style-name="ce107" table:formula="of:=LEFT([.AS249];9)" office:value-type="string" office:string-value="1111_0111" calcext:value-type="string">
            <text:p>1111_0111</text:p>
          </table:table-cell>
          <table:table-cell table:style-name="ce107" table:formula="of:=LEFT([.AS249];LEN([.AS249])-1)" office:value-type="string" office:string-value="1111_0111':&quot;0 0 0 0 0 0 0 0 0 0 0 0 1 1 0 0 0 0 1 0 0 0&quot;" calcext:value-type="string">
            <text:p>1111_0111':"0 0 0 0 0 0 0 0 0 0 0 0 1 1 0 0 0 0 1 0 0 0"</text:p>
          </table:table-cell>
          <table:table-cell table:style-name="ce107" table:formula="of:=CONCATENATE([.AU249];&quot;+&quot;;&quot;&quot;&quot;&quot;;[.AT249];&quot;&quot;&quot;&quot;;&quot;,&quot;)" office:value-type="string" office:string-value="1111_0111':&quot;0 0 0 0 0 0 0 0 0 0 0 0 1 1 0 0 0 0 1 0 0 0&quot;+&quot;1111_0111&quot;," calcext:value-type="string">
            <text:p>1111_0111':"0 0 0 0 0 0 0 0 0 0 0 0 1 1 0 0 0 0 1 0 0 0"+"1111_0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0111':"0 0 0 0 0 0 0 0 0 0 0 0 1 1 0 0 0 0 1 0 0 0"+"1111_0111",</text:p>
          </table:table-cell>
          <table:table-cell table:style-name="ce107" table:formula="of:=CONCATENATE(&quot;'&quot;;LEFT([.AX249];11);&quot; &quot;;LEFT([.AW249];LEN([.AW249])-4);&quot; $ &quot;;RIGHT([.AW249];4);&quot;&quot;;RIGHT([.AX249];LEN([.AX249])-11))" office:value-type="string" office:string-value="'1111_0111': &quot;1 0 1 0 0 1 0 0 0 0 1 0 0 0 0 0 0 0 0 0 0 0  $ \n&quot;+&quot;0 0 0 0 0 0 0 0 0 0 0 0 1 1 0 0 0 0 1 0 0 0&quot;+&quot;1111_0111&quot;," calcext:value-type="string">
            <text:p>'1111_0111': "1 0 1 0 0 1 0 0 0 0 1 0 0 0 0 0 0 0 0 0 0 0 <text:s/>$ \n"+"0 0 0 0 0 0 0 0 0 0 0 0 1 1 0 0 0 0 1 0 0 0"+"1111_0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1000':"0 0 0 0 0 0 0 0 0 0 0 0 1 0 1 0 0 0 0 1 0 0",</text:p>
          </table:table-cell>
          <table:table-cell table:style-name="ce107" table:formula="of:=LEFT([.AS250];9)" office:value-type="string" office:string-value="1111_1000" calcext:value-type="string">
            <text:p>1111_1000</text:p>
          </table:table-cell>
          <table:table-cell table:style-name="ce107" table:formula="of:=LEFT([.AS250];LEN([.AS250])-1)" office:value-type="string" office:string-value="1111_1000':&quot;0 0 0 0 0 0 0 0 0 0 0 0 1 0 1 0 0 0 0 1 0 0&quot;" calcext:value-type="string">
            <text:p>1111_1000':"0 0 0 0 0 0 0 0 0 0 0 0 1 0 1 0 0 0 0 1 0 0"</text:p>
          </table:table-cell>
          <table:table-cell table:style-name="ce107" table:formula="of:=CONCATENATE([.AU250];&quot;+&quot;;&quot;&quot;&quot;&quot;;[.AT250];&quot;&quot;&quot;&quot;;&quot;,&quot;)" office:value-type="string" office:string-value="1111_1000':&quot;0 0 0 0 0 0 0 0 0 0 0 0 1 0 1 0 0 0 0 1 0 0&quot;+&quot;1111_1000&quot;," calcext:value-type="string">
            <text:p>1111_1000':"0 0 0 0 0 0 0 0 0 0 0 0 1 0 1 0 0 0 0 1 0 0"+"1111_10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1000':"0 0 0 0 0 0 0 0 0 0 0 0 1 0 1 0 0 0 0 1 0 0"+"1111_1000",</text:p>
          </table:table-cell>
          <table:table-cell table:style-name="ce107" table:formula="of:=CONCATENATE(&quot;'&quot;;LEFT([.AX250];11);&quot; &quot;;LEFT([.AW250];LEN([.AW250])-4);&quot; $ &quot;;RIGHT([.AW250];4);&quot;&quot;;RIGHT([.AX250];LEN([.AX250])-11))" office:value-type="string" office:string-value="'1111_1000': &quot;1 0 1 0 0 1 0 0 0 0 1 0 0 0 0 0 0 0 0 0 0 0  $ \n&quot;+&quot;0 0 0 0 0 0 0 0 0 0 0 0 1 0 1 0 0 0 0 1 0 0&quot;+&quot;1111_1000&quot;," calcext:value-type="string">
            <text:p>'1111_1000': "1 0 1 0 0 1 0 0 0 0 1 0 0 0 0 0 0 0 0 0 0 0 <text:s/>$ \n"+"0 0 0 0 0 0 0 0 0 0 0 0 1 0 1 0 0 0 0 1 0 0"+"1111_10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1001':"0 0 0 0 0 0 0 0 0 0 0 0 1 0 1 0 0 0 0 1 0 0",</text:p>
          </table:table-cell>
          <table:table-cell table:style-name="ce107" table:formula="of:=LEFT([.AS251];9)" office:value-type="string" office:string-value="1111_1001" calcext:value-type="string">
            <text:p>1111_1001</text:p>
          </table:table-cell>
          <table:table-cell table:style-name="ce107" table:formula="of:=LEFT([.AS251];LEN([.AS251])-1)" office:value-type="string" office:string-value="1111_1001':&quot;0 0 0 0 0 0 0 0 0 0 0 0 1 0 1 0 0 0 0 1 0 0&quot;" calcext:value-type="string">
            <text:p>1111_1001':"0 0 0 0 0 0 0 0 0 0 0 0 1 0 1 0 0 0 0 1 0 0"</text:p>
          </table:table-cell>
          <table:table-cell table:style-name="ce107" table:formula="of:=CONCATENATE([.AU251];&quot;+&quot;;&quot;&quot;&quot;&quot;;[.AT251];&quot;&quot;&quot;&quot;;&quot;,&quot;)" office:value-type="string" office:string-value="1111_1001':&quot;0 0 0 0 0 0 0 0 0 0 0 0 1 0 1 0 0 0 0 1 0 0&quot;+&quot;1111_1001&quot;," calcext:value-type="string">
            <text:p>1111_1001':"0 0 0 0 0 0 0 0 0 0 0 0 1 0 1 0 0 0 0 1 0 0"+"1111_10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1001':"0 0 0 0 0 0 0 0 0 0 0 0 1 0 1 0 0 0 0 1 0 0"+"1111_1001",</text:p>
          </table:table-cell>
          <table:table-cell table:style-name="ce107" table:formula="of:=CONCATENATE(&quot;'&quot;;LEFT([.AX251];11);&quot; &quot;;LEFT([.AW251];LEN([.AW251])-4);&quot; $ &quot;;RIGHT([.AW251];4);&quot;&quot;;RIGHT([.AX251];LEN([.AX251])-11))" office:value-type="string" office:string-value="'1111_1001': &quot;1 0 1 0 0 1 0 0 0 0 1 0 0 0 0 0 0 0 0 0 0 0  $ \n&quot;+&quot;0 0 0 0 0 0 0 0 0 0 0 0 1 0 1 0 0 0 0 1 0 0&quot;+&quot;1111_1001&quot;," calcext:value-type="string">
            <text:p>'1111_1001': "1 0 1 0 0 1 0 0 0 0 1 0 0 0 0 0 0 0 0 0 0 0 <text:s/>$ \n"+"0 0 0 0 0 0 0 0 0 0 0 0 1 0 1 0 0 0 0 1 0 0"+"1111_10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1010':"0 0 0 0 0 0 0 0 0 0 0 0 1 0 1 0 0 0 0 1 0 0",</text:p>
          </table:table-cell>
          <table:table-cell table:style-name="ce107" table:formula="of:=LEFT([.AS252];9)" office:value-type="string" office:string-value="1111_1010" calcext:value-type="string">
            <text:p>1111_1010</text:p>
          </table:table-cell>
          <table:table-cell table:style-name="ce107" table:formula="of:=LEFT([.AS252];LEN([.AS252])-1)" office:value-type="string" office:string-value="1111_1010':&quot;0 0 0 0 0 0 0 0 0 0 0 0 1 0 1 0 0 0 0 1 0 0&quot;" calcext:value-type="string">
            <text:p>1111_1010':"0 0 0 0 0 0 0 0 0 0 0 0 1 0 1 0 0 0 0 1 0 0"</text:p>
          </table:table-cell>
          <table:table-cell table:style-name="ce107" table:formula="of:=CONCATENATE([.AU252];&quot;+&quot;;&quot;&quot;&quot;&quot;;[.AT252];&quot;&quot;&quot;&quot;;&quot;,&quot;)" office:value-type="string" office:string-value="1111_1010':&quot;0 0 0 0 0 0 0 0 0 0 0 0 1 0 1 0 0 0 0 1 0 0&quot;+&quot;1111_1010&quot;," calcext:value-type="string">
            <text:p>1111_1010':"0 0 0 0 0 0 0 0 0 0 0 0 1 0 1 0 0 0 0 1 0 0"+"1111_10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1010':"0 0 0 0 0 0 0 0 0 0 0 0 1 0 1 0 0 0 0 1 0 0"+"1111_1010",</text:p>
          </table:table-cell>
          <table:table-cell table:style-name="ce107" table:formula="of:=CONCATENATE(&quot;'&quot;;LEFT([.AX252];11);&quot; &quot;;LEFT([.AW252];LEN([.AW252])-4);&quot; $ &quot;;RIGHT([.AW252];4);&quot;&quot;;RIGHT([.AX252];LEN([.AX252])-11))" office:value-type="string" office:string-value="'1111_1010': &quot;1 0 1 0 0 1 0 0 0 0 1 0 0 0 0 0 0 0 0 0 0 0  $ \n&quot;+&quot;0 0 0 0 0 0 0 0 0 0 0 0 1 0 1 0 0 0 0 1 0 0&quot;+&quot;1111_1010&quot;," calcext:value-type="string">
            <text:p>'1111_1010': "1 0 1 0 0 1 0 0 0 0 1 0 0 0 0 0 0 0 0 0 0 0 <text:s/>$ \n"+"0 0 0 0 0 0 0 0 0 0 0 0 1 0 1 0 0 0 0 1 0 0"+"1111_10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1011':"0 0 0 0 0 0 0 0 0 0 0 0 1 0 1 0 0 0 0 1 0 0",</text:p>
          </table:table-cell>
          <table:table-cell table:style-name="ce107" table:formula="of:=LEFT([.AS253];9)" office:value-type="string" office:string-value="1111_1011" calcext:value-type="string">
            <text:p>1111_1011</text:p>
          </table:table-cell>
          <table:table-cell table:style-name="ce107" table:formula="of:=LEFT([.AS253];LEN([.AS253])-1)" office:value-type="string" office:string-value="1111_1011':&quot;0 0 0 0 0 0 0 0 0 0 0 0 1 0 1 0 0 0 0 1 0 0&quot;" calcext:value-type="string">
            <text:p>1111_1011':"0 0 0 0 0 0 0 0 0 0 0 0 1 0 1 0 0 0 0 1 0 0"</text:p>
          </table:table-cell>
          <table:table-cell table:style-name="ce107" table:formula="of:=CONCATENATE([.AU253];&quot;+&quot;;&quot;&quot;&quot;&quot;;[.AT253];&quot;&quot;&quot;&quot;;&quot;,&quot;)" office:value-type="string" office:string-value="1111_1011':&quot;0 0 0 0 0 0 0 0 0 0 0 0 1 0 1 0 0 0 0 1 0 0&quot;+&quot;1111_1011&quot;," calcext:value-type="string">
            <text:p>1111_1011':"0 0 0 0 0 0 0 0 0 0 0 0 1 0 1 0 0 0 0 1 0 0"+"1111_10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1011':"0 0 0 0 0 0 0 0 0 0 0 0 1 0 1 0 0 0 0 1 0 0"+"1111_1011",</text:p>
          </table:table-cell>
          <table:table-cell table:style-name="ce107" table:formula="of:=CONCATENATE(&quot;'&quot;;LEFT([.AX253];11);&quot; &quot;;LEFT([.AW253];LEN([.AW253])-4);&quot; $ &quot;;RIGHT([.AW253];4);&quot;&quot;;RIGHT([.AX253];LEN([.AX253])-11))" office:value-type="string" office:string-value="'1111_1011': &quot;1 0 1 0 0 1 0 0 0 0 1 0 0 0 0 0 0 0 0 0 0 0  $ \n&quot;+&quot;0 0 0 0 0 0 0 0 0 0 0 0 1 0 1 0 0 0 0 1 0 0&quot;+&quot;1111_1011&quot;," calcext:value-type="string">
            <text:p>'1111_1011': "1 0 1 0 0 1 0 0 0 0 1 0 0 0 0 0 0 0 0 0 0 0 <text:s/>$ \n"+"0 0 0 0 0 0 0 0 0 0 0 0 1 0 1 0 0 0 0 1 0 0"+"1111_10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1100':"0 0 0 0 0 0 0 0 0 0 0 0 1 0 1 0 0 0 0 1 0 0",</text:p>
          </table:table-cell>
          <table:table-cell table:style-name="ce107" table:formula="of:=LEFT([.AS254];9)" office:value-type="string" office:string-value="1111_1100" calcext:value-type="string">
            <text:p>1111_1100</text:p>
          </table:table-cell>
          <table:table-cell table:style-name="ce107" table:formula="of:=LEFT([.AS254];LEN([.AS254])-1)" office:value-type="string" office:string-value="1111_1100':&quot;0 0 0 0 0 0 0 0 0 0 0 0 1 0 1 0 0 0 0 1 0 0&quot;" calcext:value-type="string">
            <text:p>1111_1100':"0 0 0 0 0 0 0 0 0 0 0 0 1 0 1 0 0 0 0 1 0 0"</text:p>
          </table:table-cell>
          <table:table-cell table:style-name="ce107" table:formula="of:=CONCATENATE([.AU254];&quot;+&quot;;&quot;&quot;&quot;&quot;;[.AT254];&quot;&quot;&quot;&quot;;&quot;,&quot;)" office:value-type="string" office:string-value="1111_1100':&quot;0 0 0 0 0 0 0 0 0 0 0 0 1 0 1 0 0 0 0 1 0 0&quot;+&quot;1111_1100&quot;," calcext:value-type="string">
            <text:p>1111_1100':"0 0 0 0 0 0 0 0 0 0 0 0 1 0 1 0 0 0 0 1 0 0"+"1111_110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1100':"0 0 0 0 0 0 0 0 0 0 0 0 1 0 1 0 0 0 0 1 0 0"+"1111_1100",</text:p>
          </table:table-cell>
          <table:table-cell table:style-name="ce107" table:formula="of:=CONCATENATE(&quot;'&quot;;LEFT([.AX254];11);&quot; &quot;;LEFT([.AW254];LEN([.AW254])-4);&quot; $ &quot;;RIGHT([.AW254];4);&quot;&quot;;RIGHT([.AX254];LEN([.AX254])-11))" office:value-type="string" office:string-value="'1111_1100': &quot;1 0 1 0 0 1 0 0 0 0 1 0 0 0 0 0 0 0 0 0 0 0  $ \n&quot;+&quot;0 0 0 0 0 0 0 0 0 0 0 0 1 0 1 0 0 0 0 1 0 0&quot;+&quot;1111_1100&quot;," calcext:value-type="string">
            <text:p>'1111_1100': "1 0 1 0 0 1 0 0 0 0 1 0 0 0 0 0 0 0 0 0 0 0 <text:s/>$ \n"+"0 0 0 0 0 0 0 0 0 0 0 0 1 0 1 0 0 0 0 1 0 0"+"1111_110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1101':"0 0 0 0 0 0 0 0 0 0 0 0 1 0 1 0 0 0 0 1 0 0",</text:p>
          </table:table-cell>
          <table:table-cell table:style-name="ce107" table:formula="of:=LEFT([.AS255];9)" office:value-type="string" office:string-value="1111_1101" calcext:value-type="string">
            <text:p>1111_1101</text:p>
          </table:table-cell>
          <table:table-cell table:style-name="ce107" table:formula="of:=LEFT([.AS255];LEN([.AS255])-1)" office:value-type="string" office:string-value="1111_1101':&quot;0 0 0 0 0 0 0 0 0 0 0 0 1 0 1 0 0 0 0 1 0 0&quot;" calcext:value-type="string">
            <text:p>1111_1101':"0 0 0 0 0 0 0 0 0 0 0 0 1 0 1 0 0 0 0 1 0 0"</text:p>
          </table:table-cell>
          <table:table-cell table:style-name="ce107" table:formula="of:=CONCATENATE([.AU255];&quot;+&quot;;&quot;&quot;&quot;&quot;;[.AT255];&quot;&quot;&quot;&quot;;&quot;,&quot;)" office:value-type="string" office:string-value="1111_1101':&quot;0 0 0 0 0 0 0 0 0 0 0 0 1 0 1 0 0 0 0 1 0 0&quot;+&quot;1111_1101&quot;," calcext:value-type="string">
            <text:p>1111_1101':"0 0 0 0 0 0 0 0 0 0 0 0 1 0 1 0 0 0 0 1 0 0"+"1111_110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1101':"0 0 0 0 0 0 0 0 0 0 0 0 1 0 1 0 0 0 0 1 0 0"+"1111_1101",</text:p>
          </table:table-cell>
          <table:table-cell table:style-name="ce107" table:formula="of:=CONCATENATE(&quot;'&quot;;LEFT([.AX255];11);&quot; &quot;;LEFT([.AW255];LEN([.AW255])-4);&quot; $ &quot;;RIGHT([.AW255];4);&quot;&quot;;RIGHT([.AX255];LEN([.AX255])-11))" office:value-type="string" office:string-value="'1111_1101': &quot;1 0 1 0 0 1 0 0 0 0 1 0 0 0 0 0 0 0 0 0 0 0  $ \n&quot;+&quot;0 0 0 0 0 0 0 0 0 0 0 0 1 0 1 0 0 0 0 1 0 0&quot;+&quot;1111_1101&quot;," calcext:value-type="string">
            <text:p>'1111_1101': "1 0 1 0 0 1 0 0 0 0 1 0 0 0 0 0 0 0 0 0 0 0 <text:s/>$ \n"+"0 0 0 0 0 0 0 0 0 0 0 0 1 0 1 0 0 0 0 1 0 0"+"1111_110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1110':"0 0 0 0 0 0 0 0 0 0 0 0 1 0 1 0 0 0 0 1 0 0",</text:p>
          </table:table-cell>
          <table:table-cell table:style-name="ce107" table:formula="of:=LEFT([.AS256];9)" office:value-type="string" office:string-value="1111_1110" calcext:value-type="string">
            <text:p>1111_1110</text:p>
          </table:table-cell>
          <table:table-cell table:style-name="ce107" table:formula="of:=LEFT([.AS256];LEN([.AS256])-1)" office:value-type="string" office:string-value="1111_1110':&quot;0 0 0 0 0 0 0 0 0 0 0 0 1 0 1 0 0 0 0 1 0 0&quot;" calcext:value-type="string">
            <text:p>1111_1110':"0 0 0 0 0 0 0 0 0 0 0 0 1 0 1 0 0 0 0 1 0 0"</text:p>
          </table:table-cell>
          <table:table-cell table:style-name="ce107" table:formula="of:=CONCATENATE([.AU256];&quot;+&quot;;&quot;&quot;&quot;&quot;;[.AT256];&quot;&quot;&quot;&quot;;&quot;,&quot;)" office:value-type="string" office:string-value="1111_1110':&quot;0 0 0 0 0 0 0 0 0 0 0 0 1 0 1 0 0 0 0 1 0 0&quot;+&quot;1111_1110&quot;," calcext:value-type="string">
            <text:p>1111_1110':"0 0 0 0 0 0 0 0 0 0 0 0 1 0 1 0 0 0 0 1 0 0"+"1111_1110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1110':"0 0 0 0 0 0 0 0 0 0 0 0 1 0 1 0 0 0 0 1 0 0"+"1111_1110",</text:p>
          </table:table-cell>
          <table:table-cell table:style-name="ce107" table:formula="of:=CONCATENATE(&quot;'&quot;;LEFT([.AX256];11);&quot; &quot;;LEFT([.AW256];LEN([.AW256])-4);&quot; $ &quot;;RIGHT([.AW256];4);&quot;&quot;;RIGHT([.AX256];LEN([.AX256])-11))" office:value-type="string" office:string-value="'1111_1110': &quot;1 0 1 0 0 1 0 0 0 0 1 0 0 0 0 0 0 0 0 0 0 0  $ \n&quot;+&quot;0 0 0 0 0 0 0 0 0 0 0 0 1 0 1 0 0 0 0 1 0 0&quot;+&quot;1111_1110&quot;," calcext:value-type="string">
            <text:p>'1111_1110': "1 0 1 0 0 1 0 0 0 0 1 0 0 0 0 0 0 0 0 0 0 0 <text:s/>$ \n"+"0 0 0 0 0 0 0 0 0 0 0 0 1 0 1 0 0 0 0 1 0 0"+"1111_1110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6"/>
          <table:table-cell table:style-name="ce7" office:value-type="string" calcext:value-type="string">
            <text:p>1111_1111':"0 0 0 0 0 0 0 0 0 0 0 0 1 0 1 0 0 0 0 1 0 0",</text:p>
          </table:table-cell>
          <table:table-cell table:style-name="ce107" table:formula="of:=LEFT([.AS257];9)" office:value-type="string" office:string-value="1111_1111" calcext:value-type="string">
            <text:p>1111_1111</text:p>
          </table:table-cell>
          <table:table-cell table:style-name="ce107" table:formula="of:=LEFT([.AS257];LEN([.AS257])-1)" office:value-type="string" office:string-value="1111_1111':&quot;0 0 0 0 0 0 0 0 0 0 0 0 1 0 1 0 0 0 0 1 0 0&quot;" calcext:value-type="string">
            <text:p>1111_1111':"0 0 0 0 0 0 0 0 0 0 0 0 1 0 1 0 0 0 0 1 0 0"</text:p>
          </table:table-cell>
          <table:table-cell table:style-name="ce107" table:formula="of:=CONCATENATE([.AU257];&quot;+&quot;;&quot;&quot;&quot;&quot;;[.AT257];&quot;&quot;&quot;&quot;;&quot;,&quot;)" office:value-type="string" office:string-value="1111_1111':&quot;0 0 0 0 0 0 0 0 0 0 0 0 1 0 1 0 0 0 0 1 0 0&quot;+&quot;1111_1111&quot;," calcext:value-type="string">
            <text:p>1111_1111':"0 0 0 0 0 0 0 0 0 0 0 0 1 0 1 0 0 0 0 1 0 0"+"1111_1111",</text:p>
          </table:table-cell>
          <table:table-cell table:style-name="ce107" office:value-type="string" calcext:value-type="string">
            <text:p>"1 0 1 0 0 1 0 0 0 0 1 0 0 0 0 0 0 0 0 0 0 0 \n"+</text:p>
          </table:table-cell>
          <table:table-cell table:style-name="ce7" office:value-type="string" calcext:value-type="string">
            <text:p>1111_1111':"0 0 0 0 0 0 0 0 0 0 0 0 1 0 1 0 0 0 0 1 0 0"+"1111_1111",</text:p>
          </table:table-cell>
          <table:table-cell table:style-name="ce107" table:formula="of:=CONCATENATE(&quot;'&quot;;LEFT([.AX257];11);&quot; &quot;;LEFT([.AW257];LEN([.AW257])-4);&quot; $ &quot;;RIGHT([.AW257];4);&quot;&quot;;RIGHT([.AX257];LEN([.AX257])-11))" office:value-type="string" office:string-value="'1111_1111': &quot;1 0 1 0 0 1 0 0 0 0 1 0 0 0 0 0 0 0 0 0 0 0  $ \n&quot;+&quot;0 0 0 0 0 0 0 0 0 0 0 0 1 0 1 0 0 0 0 1 0 0&quot;+&quot;1111_1111&quot;," calcext:value-type="string">
            <text:p>'1111_1111': "1 0 1 0 0 1 0 0 0 0 1 0 0 0 0 0 0 0 0 0 0 0 <text:s/>$ \n"+"0 0 0 0 0 0 0 0 0 0 0 0 1 0 1 0 0 0 0 1 0 0"+"1111_1111",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58];11);&quot; &quot;;LEFT([.AW258];LEN([.AW258])-4);&quot; $ &quot;;RIGHT([.AW258];4);&quot;&quot;;RIGHT([.AX258];LEN([.AX258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59];11);&quot; &quot;;LEFT([.AW259];LEN([.AW259])-4);&quot; $ &quot;;RIGHT([.AW259];4);&quot;&quot;;RIGHT([.AX259];LEN([.AX259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60];11);&quot; &quot;;LEFT([.AW260];LEN([.AW260])-4);&quot; $ &quot;;RIGHT([.AW260];4);&quot;&quot;;RIGHT([.AX260];LEN([.AX260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61];11);&quot; &quot;;LEFT([.AW261];LEN([.AW261])-4);&quot; $ &quot;;RIGHT([.AW261];4);&quot;&quot;;RIGHT([.AX261];LEN([.AX261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62];11);&quot; &quot;;LEFT([.AW262];LEN([.AW262])-4);&quot; $ &quot;;RIGHT([.AW262];4);&quot;&quot;;RIGHT([.AX262];LEN([.AX262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63];11);&quot; &quot;;LEFT([.AW263];LEN([.AW263])-4);&quot; $ &quot;;RIGHT([.AW263];4);&quot;&quot;;RIGHT([.AX263];LEN([.AX263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64];11);&quot; &quot;;LEFT([.AW264];LEN([.AW264])-4);&quot; $ &quot;;RIGHT([.AW264];4);&quot;&quot;;RIGHT([.AX264];LEN([.AX264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65];11);&quot; &quot;;LEFT([.AW265];LEN([.AW265])-4);&quot; $ &quot;;RIGHT([.AW265];4);&quot;&quot;;RIGHT([.AX265];LEN([.AX265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66];11);&quot; &quot;;LEFT([.AW266];LEN([.AW266])-4);&quot; $ &quot;;RIGHT([.AW266];4);&quot;&quot;;RIGHT([.AX266];LEN([.AX266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67];11);&quot; &quot;;LEFT([.AW267];LEN([.AW267])-4);&quot; $ &quot;;RIGHT([.AW267];4);&quot;&quot;;RIGHT([.AX267];LEN([.AX267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68];11);&quot; &quot;;LEFT([.AW268];LEN([.AW268])-4);&quot; $ &quot;;RIGHT([.AW268];4);&quot;&quot;;RIGHT([.AX268];LEN([.AX268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69];11);&quot; &quot;;LEFT([.AW269];LEN([.AW269])-4);&quot; $ &quot;;RIGHT([.AW269];4);&quot;&quot;;RIGHT([.AX269];LEN([.AX269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70];11);&quot; &quot;;LEFT([.AW270];LEN([.AW270])-4);&quot; $ &quot;;RIGHT([.AW270];4);&quot;&quot;;RIGHT([.AX270];LEN([.AX270])-11))" office:value-type="string" office:string-value="" calcext:value-type="error">
            <text:p>Err:502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3"/>
          <table:table-cell table:style-name="ce107" table:formula="of:=CONCATENATE(&quot;'&quot;;LEFT([.AX271];11);&quot; &quot;;[.AW271];&quot; $ &quot;;RIGHT([.AX271];LEN([.AX271])-11))" office:value-type="string" office:string-value="#VALUE!" calcext:value-type="string">
            <text:p>#VALUE!</text:p>
          </table:table-cell>
          <table:table-cell table:style-name="ce107" office:value-type="string" calcext:value-type="string">
            <text:p>'0000_0000': "1 0 1 0 0 1 0 0 0 0 1 0 0 0 0 0 0 0 0 0 0 0 <text:s/>$ \n"+"0 0 0 0 0 0 0 0 0 0 0 0 1 0 0 0 0 0 0 0 0 0 "+"0000_0000",</text:p>
          </table:table-cell>
          <table:table-cell table:style-name="ce107"/>
          <table:table-cell table:number-columns-repeated="971"/>
        </table:table-row>
        <table:table-row table:style-name="ro1" table:number-rows-repeated="6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7"/>
          <table:table-cell table:style-name="ce107" table:number-columns-repeated="2"/>
          <table:table-cell table:style-name="ce7" table:number-columns-repeated="6"/>
          <table:table-cell table:number-columns-repeated="971"/>
        </table:table-row>
        <table:table-row table:style-name="ro1" table:number-rows-repeated="15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8"/>
          <table:table-cell table:style-name="ce107"/>
          <table:table-cell table:style-name="ce7" table:number-columns-repeated="6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15"/>
          <table:table-cell table:number-columns-repeated="971"/>
        </table:table-row>
        <table:table-row table:style-name="ro1" table:number-rows-repeated="732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6"/>
          <table:table-cell table:style-name="ce100"/>
          <table:table-cell table:style-name="ce7" table:number-columns-repeated="2"/>
          <table:table-cell table:style-name="ce108"/>
          <table:table-cell table:style-name="ce7" table:number-columns-repeated="15"/>
          <table:table-cell table:number-columns-repeated="971"/>
        </table:table-row>
        <table:table-row table:style-name="ro1">
          <table:table-cell table:style-name="ce7" table:number-columns-repeated="7"/>
          <table:table-cell table:style-name="ce17"/>
          <table:table-cell table:style-name="ce26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45"/>
          <table:table-cell table:style-name="ce7" table:number-columns-repeated="3"/>
          <table:table-cell table:style-name="ce53"/>
          <table:table-cell table:style-name="ce7"/>
          <table:table-cell table:style-name="ce61"/>
          <table:table-cell table:style-name="ce7"/>
          <table:table-cell table:style-name="ce69"/>
          <table:table-cell table:style-name="ce7" table:number-columns-repeated="3"/>
          <table:table-cell table:style-name="ce77"/>
          <table:table-cell table:style-name="ce7"/>
          <table:table-cell table:style-name="ce85"/>
          <table:table-cell table:style-name="ce91"/>
          <table:table-cell table:style-name="ce7" table:number-columns-repeated="2"/>
          <table:table-cell table:style-name="ce97"/>
          <table:table-cell table:style-name="ce101"/>
          <table:table-cell table:style-name="ce7" table:number-columns-repeated="2"/>
          <table:table-cell table:style-name="ce108"/>
          <table:table-cell table:style-name="ce7" table:number-columns-repeated="15"/>
          <table:table-cell table:number-columns-repeated="971"/>
        </table:table-row>
        <table:table-row table:style-name="ro3" table:number-rows-repeated="104754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P1:Sheet1.P1026 Sheet1.X2:Sheet1.X71">
            <calcext:condition calcext:apply-style-name="ConditionalStyle_1" calcext:value="=1" calcext:base-cell-address="Sheet1.P1"/>
          </calcext:conditional-format>
          <calcext:conditional-format calcext:target-range-address="Sheet1.V1:Sheet1.V1026">
            <calcext:condition calcext:apply-style-name="ConditionalStyle_1" calcext:value="=1" calcext:base-cell-address="Sheet1.V1"/>
          </calcext:conditional-format>
          <calcext:conditional-format calcext:target-range-address="Sheet1.X1:Sheet1.X1026">
            <calcext:condition calcext:apply-style-name="ConditionalStyle_1" calcext:value="=1" calcext:base-cell-address="Sheet1.X1"/>
          </calcext:conditional-format>
          <calcext:conditional-format calcext:target-range-address="Sheet1.T1:Sheet1.T1026">
            <calcext:condition calcext:apply-style-name="ConditionalStyle_1" calcext:value="=1" calcext:base-cell-address="Sheet1.T1"/>
          </calcext:conditional-format>
          <calcext:conditional-format calcext:target-range-address="Sheet1.M1:Sheet1.M1026">
            <calcext:condition calcext:apply-style-name="ConditionalStyle_1" calcext:value="=1" calcext:base-cell-address="Sheet1.M1"/>
          </calcext:conditional-format>
          <calcext:conditional-format calcext:target-range-address="Sheet1.I1:Sheet1.I1026 Sheet1.J74:Sheet1.AD74 Sheet1.J76:Sheet1.AD76">
            <calcext:condition calcext:apply-style-name="ConditionalStyle_1" calcext:value="=1" calcext:base-cell-address="Sheet1.I1"/>
          </calcext:conditional-format>
          <calcext:conditional-format calcext:target-range-address="Sheet1.AB1:Sheet1.AB1026">
            <calcext:condition calcext:apply-style-name="ConditionalStyle_1" calcext:value="=1" calcext:base-cell-address="Sheet1.AB1"/>
          </calcext:conditional-format>
          <calcext:conditional-format calcext:target-range-address="Sheet1.AD1:Sheet1.AD1026">
            <calcext:condition calcext:apply-style-name="ConditionalStyle_1" calcext:value="=1" calcext:base-cell-address="Sheet1.A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transparent" fo:border="none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76" meta:object-count="0"/>
    <meta:generator>LibreOffice/5.1.4.2$Linux_X86_64 LibreOffice_project/10m0$Build-2</meta:generator>
  </office:meta>
</office:document-meta>
</file>